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Окупанти хочуть вивезти історичні артефакти Херсонеса з Криму</text:span>
</text:h>
      <text:p text:style-name="P4">
Author: ['АРМІЯINFORM']</text:p>
      <text:p text:style-name="P4">
Time: 2023-07-06T10:00:00-04:00</text:p>
      <text:p text:style-name="P4">
Description: Окупаційна «адміністрація» Національного заповідника «Херсонес Таврійський» у Севастопо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7-recom_-7.jpg" text:style-name="Internet_20_link" text:visited-style-name="Visited_20_Internet_20_Link">
7-recom_-7.jpg</text:a>
']</text:p>
      <text:p text:style-name="P4">
Tags: ['STOPRUSSIA', 'АГРЕСІЯ РФ']</text:p>
      <text:p text:style-name="P4">
Category: News</text:p>
      <!--METADATA-->
      <text:p text:style-name="P4">
<draw:frame draw:style-name="fr1" draw:name="Image2" text:anchor-type="as-char" svg:width="6.9236in" svg:height="5.1927in" draw:z-index="0">
<draw:image xlink:href="../Images/AРМІЯINFORM/2023-07-06T10-00-00-04-00/7-recom_-7.jpg" xlink:type="simple" xlink:show="embed" xlink:actuate="onLoad" draw:mime-type="image/jpeg"/>
</draw:frame>
Ілюстративне фото</text:p>
      <text:p text:style-name="P4">
Окупаційна «адміністрація» Національного заповідника «Херсонес Таврійський» уСевастополі готує акти передачі на реставрацію для подальшого експонування замежами музею на 300 тисяч експонатів із фондів заповідника,<text:a xlink:type="simple" xlink:href="https://sprotyv.mod.gov.ua/rosiyany-gotuyut-vyvezennya-bilshist-eksponativ-hersonesu-z-pivostrova/" text:style-name="Internet_20_link" text:visited-style-name="Visited_20_Internet_20_Link">
повідомляє</text:a>
 Центр національного спротиву.</text:p>
      <text:p text:style-name="P4">
«Окупанти готуються до пограбування музею-заповідника „Херсонес Таврійський“,повідомляє українське підпілля у Севастополі. Так, окупаційна адміністраціямузею готує акти передачі на реставрацію для подальшого експонування за межамимузею на 300 тис. експонатів із фондів заповідника.</text:p>
      <text:p text:style-name="P4">
Кому планується передавати фонди поки невідомо, але відомо, що це за межамипівострова. При цьому варто зазначити, що на кінець 2014-го в фондах всьогозберігалося близько 500 тис. одиниць зберігання (основний і допоміжний фонд),з них 300 тис. — це весь основний фонд. Відтак ворог фактично готує документина вивезення більшості експонатів музею», — йдеться в повідомленні.</text:p>
      <text:p text:style-name="P4">
Source: <text:a xlink:type="simple" xlink:href="https://armyinform.com.ua/2023/07/06/okupanty-hochut-vyvezty-istorychni-artefakty-hersonesa-z-krymu/" text:style-name="Internet_20_link" text:visited-style-name="Visited_20_Internet_20_Link">
https://armyinform.com.ua/2023/07/06/okupanty-hochut-vyvezty-istorychni-artefakty-hersonesa-z-krymu/</text:a>
</text:p>
      <!--NEWS-->
      <text:h text:style-name="P10" text:outline-level="1">
<text:span text:style-name="T4">
За минулу добу українська авіація завдала 13 ударів по районах зосередження противника</text:span>
</text:h>
      <text:p text:style-name="P4">
Author: ['АРМІЯINFORM']</text:p>
      <text:p text:style-name="P4">
Time: 2023-07-06T12:00:00-04:00</text:p>
      <text:p text:style-name="P4">
Description: Про це повідомляє Генеральний штаб ЗСУ.    «Авіація Сил оборони за минулу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STOPRUSSIA', 'ГШ ЗСУ']</text:p>
      <text:p text:style-name="P4">
Category: News</text:p>
      <!--METADATA-->
      <text:p text:style-name="P4">
<draw:frame draw:style-name="fr1" draw:name="Image3" text:anchor-type="as-char" svg:width="6.9236in" svg:height="4.501139in" draw:z-index="0">
<draw:image xlink:href="../Images/AРМІЯINFORM/2023-07-06T12-00-00-04-00/war-1.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 text:style-name="Internet_20_link" text:visited-style-name="Visited_20_Internet_20_Link">
повідомляє</text:a>
 Генеральнийштаб ЗСУ.</text:p>
      <text:p text:style-name="P4">
«Авіація Сил оборони за минулу добу завдала 13 ударів по районах зосередженняособового складу окупантів та знищила 1 зенітно-ракетний комплекс ворога.</text:p>
      <text:p text:style-name="P4">
Підрозділи ракетних військ і артилерії протягом минулої доби уразили 1 районзосередження живої сили, озброєння та військової техніки, 4 пункти управління,1 склад боєприпасів, 8 артилерійських засобів на вогневих позиціях, 2 засобипротиповітряної оборони, 1 радіолокаційну станцію та 4 станціїрадіоелектронної боротьби противника», — йдеться в повідомленні.</text:p>
      <text:p text:style-name="P4">
Source: <text:a xlink:type="simple" xlink:href="https://armyinform.com.ua/2023/07/06/za-mynulu-dobu-ukrayinska-aviacziya-zavdala-13-udariv-po-rajonah-zoseredzhennya-protyvnyka/" text:style-name="Internet_20_link" text:visited-style-name="Visited_20_Internet_20_Link">
https://armyinform.com.ua/2023/07/06/za-mynulu-dobu-ukrayinska-aviacziya-zavdala-13-udariv-po-rajonah-zoseredzhennya-protyvnyka/</text:a>
</text:p>
      <!--NEWS-->
      <text:h text:style-name="P10" text:outline-level="1">
<text:span text:style-name="T4">
На чотирьох напрямках за добу відбулося 38 бойових зіткнень</text:span>
</text:h>
      <text:p text:style-name="P4">
Author: ['АРМІЯINFORM']</text:p>
      <text:p text:style-name="P4">
Time: 2023-07-06T14:00:00-04:00</text:p>
      <text:p text:style-name="P4">
Description: Про це повідомляє Генеральний штаб ЗСУ.    «Противник і надалі зосереджує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91295273525.jpeg" text:style-name="Internet_20_link" text:visited-style-name="Visited_20_Internet_20_Link">
6491295273525.jpeg</text:a>
']</text:p>
      <text:p text:style-name="P4">
Tags: ['STOPRUSSIA', 'АГРЕСІЯ РФ', 'ВТОРГНЕННЯ РФ']</text:p>
      <text:p text:style-name="P4">
Category: News</text:p>
      <!--METADATA-->
      <text:p text:style-name="P4">
<draw:frame draw:style-name="fr1" draw:name="Image4" text:anchor-type="as-char" svg:width="6.9236in" svg:height="4.32725in" draw:z-index="0">
<draw:image xlink:href="../Images/AРМІЯINFORM/2023-07-06T14-00-00-04-00/6491295273525.jpeg" xlink:type="simple" xlink:show="embed" xlink:actuate="onLoad" draw:mime-type="image/jpeg"/>
</draw:frame>
Ілюстративне фото <text:span text:style-name="T4">
🔥 Ситуація щодо російського вторгнення</text:span>
</text:p>
      <text:p text:style-name="P4">
Про це повідомляє Генеральний штаб ЗСУ.</text:p>
      <text:p text:style-name="P4">
«Противник і надалі зосереджує основні зусилля на Лиманському, Бахмутському,Авдіївському та Мар’їнському напрямках — протягом минулої доби відбулось 38бойових зіткнень», — йдеться в повідомленні.</text:p>
      <text:p text:style-name="P4">
Source: <text:a xlink:type="simple" xlink:href="https://armyinform.com.ua/2023/07/06/na-chotyroh-napryamkah-za-dobu-vidbulosya-38-bojovyh-zitknen/" text:style-name="Internet_20_link" text:visited-style-name="Visited_20_Internet_20_Link">
https://armyinform.com.ua/2023/07/06/na-chotyroh-napryamkah-za-dobu-vidbulosya-38-bojovyh-zitknen/</text:a>
</text:p>
      <!--NEWS-->
      <text:h text:style-name="P10" text:outline-level="1">
<text:span text:style-name="T4">
Володимир Зеленський показав наслідки ракетного удару рф по Львову</text:span>
</text:h>
      <text:p text:style-name="P4">
Author: ['АРМІЯINFORM']</text:p>
      <text:p text:style-name="P4">
Time: 2023-07-06T16:00:00-04:00</text:p>
      <text:p text:style-name="P4">
Description: Сьогодні вночі росіяни вкотре завдали ракетного удару по мирних містах України. Віде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raketnyj-udar.jpg" text:style-name="Internet_20_link" text:visited-style-name="Visited_20_Internet_20_Link">
raketnyj-udar.jpg</text:a>
']</text:p>
      <text:p text:style-name="P4">
Tags: ['ВОЛОДИМИР ЗЕЛЕНСЬКИЙ', 'РАКЕТНИЙ УДАР РФ']</text:p>
      <text:p text:style-name="P4">
Category: News</text:p>
      <!--METADATA-->
      <text:p text:style-name="P4">
<draw:frame draw:style-name="fr1" draw:name="Image5" text:anchor-type="as-char" svg:width="6.9236in" svg:height="3.894525in" draw:z-index="0">
<draw:image xlink:href="../Images/AРМІЯINFORM/2023-07-06T16-00-00-04-00/raketnyj-udar.jpg" xlink:type="simple" xlink:show="embed" xlink:actuate="onLoad" draw:mime-type="image/jpeg"/>
</draw:frame>
Ілюстративне фото</text:p>
      <text:p text:style-name="P4">
Сьогодні вночі росіяни вкотре завдали ракетного удару по мирних містахУкраїни. <text:a xlink:type="simple" xlink:href="https://t.me/V_Zelenskiy_official/6863" text:style-name="Internet_20_link" text:visited-style-name="Visited_20_Internet_20_Link">
Відео </text:a>
наслідків нічногоудару рф по Львову оприлюднив Президент України Володимир Зеленський уТелеграм</text:p>
      <text:p text:style-name="P4">
«Львів. Наслідки нічного удару російських терористів. На жаль, є поранені тазагиблі. Мої співчуття рідним. Обовʼязково буде відповідь ворогу. Відчутна», —написав Володимир Зеленський.</text:p>
      <text:p text:style-name="P4">
Source: <text:a xlink:type="simple" xlink:href="https://armyinform.com.ua/2023/07/06/volodymyr-zelenskyj-pokazav-naslidky-raketnogo-udaru-rf-po-lvovu/" text:style-name="Internet_20_link" text:visited-style-name="Visited_20_Internet_20_Link">
https://armyinform.com.ua/2023/07/06/volodymyr-zelenskyj-pokazav-naslidky-raketnogo-udaru-rf-po-lvovu/</text:a>
</text:p>
      <!--NEWS-->
      <text:h text:style-name="P10" text:outline-level="1">
<text:span text:style-name="T4">
Наші захисники відбили усі атаки ворога на Куп’янському напрямку — зведення Генштабу</text:span>
</text:h>
      <text:p text:style-name="P4">
Author: ['АРМІЯINFORM']</text:p>
      <text:p text:style-name="P4">
Time: 2023-07-06T18:00:00-04:00</text:p>
      <text:p text:style-name="P4">
Description: Про це повідомляє Генеральний штаб ЗСУ.    «На Куп’янському напрямку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8_main.jpg" text:style-name="Internet_20_link" text:visited-style-name="Visited_20_Internet_20_Link">
18_main.jpg</text:a>
']</text:p>
      <text:p text:style-name="P4">
Tags: ['STOPRUSSIA', 'ГШ ЗСУ']</text:p>
      <text:p text:style-name="P4">
Category: News</text:p>
      <!--METADATA-->
      <text:p text:style-name="P4">
<draw:frame draw:style-name="fr1" draw:name="Image6" text:anchor-type="as-char" svg:width="6.9236in" svg:height="4.615733in" draw:z-index="0">
<draw:image xlink:href="../Images/AРМІЯINFORM/2023-07-06T18-00-00-04-00/18_main.jpg" xlink:type="simple" xlink:show="embed" xlink:actuate="onLoad" draw:mime-type="image/jpeg"/>
</draw:frame>
Ілюстративне фото <text:span text:style-name="T4">
🔥 Ситуація щодо російського вторгнення</text:span>
</text:p>
      <text:p text:style-name="P4">
Про це <text:a xlink:type="simple" xlink:href="https://www.facebook.com/GeneralStaff.ua/" text:style-name="Internet_20_link" text:visited-style-name="Visited_20_Internet_20_Link">
повідомляє</text:a>
 Генеральнийштаб ЗСУ.</text:p>
      <text:p text:style-name="P4">
«На Куп’янському напрямку противник не полишає спроб наступати в районіНовоселівського Луганської області. Наші воїни стійко тримають оборону,відбили усі атаки ворога. Окупанти завдали авіаційних ударів в районахІванівки та Кислівки Харківської області. Артилерійських і мінометнихобстрілів противника зазнали Петро-Іванівка, Фиголівка, Моначинівка, Гусинка,Новомлинськ та Кислівка Харківської області», — йдеться в повідомленні.</text:p>
      <text:p text:style-name="P4">
Source: <text:a xlink:type="simple" xlink:href="https://armyinform.com.ua/2023/07/06/na-zaporizkomu-ta-hersonskomu-napryamkah-protyvnyk-obstrilyav-ponad-40-naselenyh-punktiv/" text:style-name="Internet_20_link" text:visited-style-name="Visited_20_Internet_20_Link">
https://armyinform.com.ua/2023/07/06/na-zaporizkomu-ta-hersonskomu-napryamkah-protyvnyk-obstrilyav-ponad-40-naselenyh-punktiv/</text:a>
</text:p>
      <!--NEWS-->
      <text:h text:style-name="P10" text:outline-level="1">
<text:span text:style-name="T4">
На Бахмутському напрямку ми відтісняємо противника на південному та північному флангах — Сергій Череватий</text:span>
</text:h>
      <text:p text:style-name="P4">
Author: ['Дмитро Горбунов']</text:p>
      <text:p text:style-name="P4">
Time: 2023-07-06T20:00:00-04:00</text:p>
      <text:p text:style-name="P4">
Description: Про оперативну ситуацію на сході нашої країни в ефірі телемарафону «Єдині нов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bahmut1.jpg" text:style-name="Internet_20_link" text:visited-style-name="Visited_20_Internet_20_Link">
bahmut1.jpg</text:a>
']</text:p>
      <text:p text:style-name="P4">
Tags: ['БАХМУТСЬКИЙ НАПРЯМОК', 'ЄДИНІ НОВИНИ', 'СЕРГІЙ ЧЕРЕВАТИЙ']</text:p>
      <text:p text:style-name="P4">
Category: News</text:p>
      <!--METADATA-->
      <text:p text:style-name="P4">
<draw:frame draw:style-name="fr1" draw:name="Image7" text:anchor-type="as-char" svg:width="6.9236in" svg:height="3.894525in" draw:z-index="0">
<draw:image xlink:href="../Images/AРМІЯINFORM/2023-07-06T20-00-00-04-00/bahmut1.jpg" xlink:type="simple" xlink:show="embed" xlink:actuate="onLoad" draw:mime-type="image/jpeg"/>
</draw:frame>
Ілюстративне фото</text:p>
      <text:p text:style-name="P4">
Про оперативну ситуацію на сході нашої країни в ефірі телемарафону <text:a xlink:type="simple" xlink:href="https://www.youtube.com/watch" text:style-name="Internet_20_link" text:visited-style-name="Visited_20_Internet_20_Link">
«Єдиніновини»</text:a>
 розповів заступниккомандувача Східного угруповання військ зі стратегічних комунікацій полковникСергій Череватий.</text:p>
      <text:p text:style-name="P4">
— На Бахмутському напрямку Сили оборони продовжують утримувати ініціативу,проводити штурмові дії, відтісняючи противника на південному та північномуфлангах. Ворог 361 раз обстріляв із артилерії, здійснив три авіанальоти, атакож відбулося три бойових зіткнення. В результаті ми знищили 57 окупантів іпоранили ще 136 осіб. Також ми ліквідували три ворожих танки, РСЗВ «Град»,самохідну артустановку «Піон», потужний зенітний ракетний комплекс С-400«Тріумф», гаубицю Д-30, 5 польових складів з боєприпасами та один склад зпально-мастильними матеріалами, — зауважив офіцер ЗСУ.</text:p>
      <text:p text:style-name="P4">
За його словами, на Лимано-Куп’янському напрямку противник невдало намагаєтьсяатакувати Сили оборони України з метою прориву нашої оборони.</text:p>
      <text:p text:style-name="P4">
— Віднедавна на цьому напрямку ворог став активно застосовувати такий елемент,як роти «шторм z», де служать люди з кримінальним минулим. Проте росіянамтакий підхід до ведення бойових дій не допомагає перехопити ініціативу.Головна проблема окупантів полягає в нестачі людей та боєприпасів. Томувикористовують на фронті засуджених, різні приватні військові кампанії,підрозділи бойового армійського резервного складу «барс», — повідомив СергійЧереватий.</text:p>
      <text:p text:style-name="P4">
Source: <text:a xlink:type="simple" xlink:href="https://armyinform.com.ua/2023/07/06/na-bahmutskomu-napryamku-my-vidtisnyayemo-protyvnyka-na-pivdennomu-ta-pivnichnomu-flangah-sergij-cherevatyj/" text:style-name="Internet_20_link" text:visited-style-name="Visited_20_Internet_20_Link">
https://armyinform.com.ua/2023/07/06/na-bahmutskomu-napryamku-my-vidtisnyayemo-protyvnyka-na-pivdennomu-ta-pivnichnomu-flangah-sergij-cherevatyj/</text:a>
</text:p>
      <!--NEWS-->
      <text:h text:style-name="P10" text:outline-level="1">
<text:span text:style-name="T4">
Air defense was active against drones in Kyiv and Mykolaiv regions, near Kryvyi Rih</text:span>
</text:h>
      <text:p text:style-name="P4">
Authors: liveuamap (Language: en)</text:p>
      <text:p text:style-name="P4">
Time: 2023-07-06T20:55:59</text:p>
      <text:p text:style-name="P4">
Location: Mykolaiv (Latitude:46.88449 Longtitude:31.99493)</text:p>
      <text:p text:style-name="P4">
Videos: []</text:p>
      <text:p text:style-name="P4">
Images: []</text:p>
      <text:p text:style-name="P4">
Tags: ["Europe", "Central and Eastern Europe"]</text:p>
      <text:p text:style-name="P4">
ID: 22574337</text:p>
      <!--METADATA-->
      <text:p text:style-name="P4">
Air defense was active against drones in Kyiv and Mykolaiv regions, nearKryvyi Rih</text:p>
      <text:p text:style-name="P4">
News Collection Link: <text:a xlink:type="simple" xlink:href="https:\/\/liveuamap.com\/en\/2023\/7-july-air-defense-was-active-against-drones-in-kyiv-and" text:style-name="Internet_20_link" text:visited-style-name="Visited_20_Internet_20_Link">
https:\/\/liveuamap.com\/en\/2023\/7-july-air-defense-was-active-against-drones-in-kyiv-and</text:a>
</text:p>
      <text:p text:style-name="P4">
Source: <text:a xlink:type="simple" xlink:href="https://t.me/war_monitor/8612" text:style-name="Internet_20_link" text:visited-style-name="Visited_20_Internet_20_Link">
https://t.me/war_monitor/8612</text:a>
</text:p>
      <!--NEWS-->
      <text:h text:style-name="P10" text:outline-level="1">
<text:span text:style-name="T4">
Ракетний удар по Львову: є загиблі та поранені</text:span>
</text:h>
      <text:p text:style-name="P4">
Author: ['Владислав Назаркевич']</text:p>
      <text:p text:style-name="P4">
Time: 2023-07-06T22:00:00-04:00</text:p>
      <text:p text:style-name="P4">
Description: Цієї ночі російська ракета влучила у багатоквартирний будинок у Львові.    —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6-08.25.43-e1688624046579.jpg" text:style-name="Internet_20_link" text:visited-style-name="Visited_20_Internet_20_Link">
photo_2023-07-06-08.25.43-e1688624046579.jpg</text:a>
', '<text:a xlink:type="simple" xlink:href="https://armyinform.com.ua/wp-content/uploads/2023/07/photo_2023-07-06-08.25.45-e1688624063946-150x150.jpg" text:style-name="Internet_20_link" text:visited-style-name="Visited_20_Internet_20_Link">
photo_2023-07-06-08.25.45-e1688624063946-150x150.jpg</text:a>
', '<text:a xlink:type="simple" xlink:href="https://armyinform.com.ua/wp-content/uploads/2023/07/photo_2023-07-06-08.25.47-e1688624074304-150x150.jpg" text:style-name="Internet_20_link" text:visited-style-name="Visited_20_Internet_20_Link">
photo_2023-07-06-08.25.47-e1688624074304-150x150.jpg</text:a>
']</text:p>
      <text:p text:style-name="P4">
Tags: ['STOPRUSSIA', 'АГРЕСІЯ РФ', 'ВТОРГНЕННЯ РФ', 'ЛЬВІВ', 'ХАРКІВСЬКИЙ ТРИБУНАЛ']</text:p>
      <text:p text:style-name="P4">
Category: News</text:p>
      <!--METADATA-->
      <text:p text:style-name="P4">
<draw:frame draw:style-name="fr1" draw:name="Image8" text:anchor-type="as-char" svg:width="6.9236in" svg:height="4.984992in" draw:z-index="0">
<draw:image xlink:href="../Images/AРМІЯINFORM/2023-07-06T22-00-00-04-00/photo_2023-07-06-08.25.43-e1688624046579.jpg" xlink:type="simple" xlink:show="embed" xlink:actuate="onLoad" draw:mime-type="image/jpeg"/>
</draw:frame>
</text:p>
      <text:p text:style-name="P4">
Цієї ночі російська ракета влучила у багатоквартирний будинок у Львові.</text:p>
      <text:p text:style-name="P4">
— Було займання, яке оперативно загасили. Є постраждалі. На місці працюютьпожежники, медики, фахівці ДСНС. Людям надають всю необхідну допомогу.Рятувальники розбирають завали, — повідомив начальник Львівської обласноївійськової адміністрації Максим Козицький.</text:p>
      <text:p text:style-name="P4">
<text:a xlink:type="simple" xlink:href="https://armyinform.com.ua/wp-content/uploads/2023/07/photo_2023-07-06-08.25.45-e1688624063946.jpg" text:style-name="Internet_20_link" text:visited-style-name="Visited_20_Internet_20_Link">
<draw:frame draw:style-name="fr1" draw:name="Image9" text:anchor-type="as-char" svg:width="6.9236in" svg:height="6.9236in" draw:z-index="0">
<draw:image xlink:href="../Images/AРМІЯINFORM/2023-07-06T22-00-00-04-00/photo_2023-07-06-08.25.45-e1688624063946-150x150.jpg" xlink:type="simple" xlink:show="embed" xlink:actuate="onLoad" draw:mime-type="image/jpeg"/>
</draw:frame>
</text:a>
</text:p>
      <text:p text:style-name="P4">
<text:a xlink:type="simple" xlink:href="https://armyinform.com.ua/wp-content/uploads/2023/07/photo_2023-07-06-08.25.47-e1688624074304.jpg" text:style-name="Internet_20_link" text:visited-style-name="Visited_20_Internet_20_Link">
<draw:frame draw:style-name="fr1" draw:name="Image10" text:anchor-type="as-char" svg:width="6.9236in" svg:height="6.9236in" draw:z-index="0">
<draw:image xlink:href="../Images/AРМІЯINFORM/2023-07-06T22-00-00-04-00/photo_2023-07-06-08.25.47-e1688624074304-150x150.jpg" xlink:type="simple" xlink:show="embed" xlink:actuate="onLoad" draw:mime-type="image/jpeg"/>
</draw:frame>
</text:a>
</text:p>
      <text:p text:style-name="P4">
— З-під завалів дістали тіла чотирьох загиблих. Фахівці ДСНС працюють намісці. Є ймовірність, що кількість загиблих збільшиться. Вісім поранених вжеперебувають у медичних установах міста, — розповів міський голова ЛьвоваАндрій Садовий. — Дуже великі руйнування. Зруйновано понад 50 помешкань. Єруйнація офісного комплексу, школи, гуртожитків Національного університету«Львівська політехніка». Сотні помешкань потребуватимуть ремонту. Ми всевідновимо.</text:p>
      <text:p text:style-name="P4">
Зараз фахівці ДСНС, Національної поліції, комунальних служб продовжують роботина місці влучання ракети.</text:p>
      <text:p text:style-name="P4">
<text:span text:style-name="T5">
Фото Ігоря Зінкевича</text:span>
</text:p>
      <text:p text:style-name="P4">
Source: <text:a xlink:type="simple" xlink:href="https://armyinform.com.ua/2023/07/06/raketnyj-udar-po-lvovu-ye-zagybli-ta-poraneni/" text:style-name="Internet_20_link" text:visited-style-name="Visited_20_Internet_20_Link">
https://armyinform.com.ua/2023/07/06/raketnyj-udar-po-lvovu-ye-zagybli-ta-poraneni/</text:a>
</text:p>
      <!--NEWS-->
      <text:h text:style-name="P10" text:outline-level="1">
<text:span text:style-name="T4">
За підтримки Програми НАТО у ЗСУ стартував проєкт з психологічної реабілітації та стійкості військових</text:span>
</text:h>
      <text:p text:style-name="P4">
Author: ['АРМІЯINFORM']</text:p>
      <text:p text:style-name="P4">
Time: 2023-07-06T2:00:00-04:00</text:p>
      <text:p text:style-name="P4">
Description: У відповідь на запити Збройних Сил України та МВС України, за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71365_617566673889748_3909766647668716297_n.jpg" text:style-name="Internet_20_link" text:visited-style-name="Visited_20_Internet_20_Link">
358071365_617566673889748_3909766647668716297_n.jpg</text:a>
', '<text:a xlink:type="simple" xlink:href="https://armyinform.com.ua/wp-content/uploads/2023/07/358074551_617566707223078_6754904855657052342_n-150x150.jpg" text:style-name="Internet_20_link" text:visited-style-name="Visited_20_Internet_20_Link">
358074551_617566707223078_6754904855657052342_n-150x150.jpg</text:a>
', '<text:a xlink:type="simple" xlink:href="https://armyinform.com.ua/wp-content/uploads/2023/07/358070700_617566733889742_626487461313208622_n-150x150.jpg" text:style-name="Internet_20_link" text:visited-style-name="Visited_20_Internet_20_Link">
358070700_617566733889742_626487461313208622_n-150x150.jpg</text:a>
']</text:p>
      <text:p text:style-name="P4">
Tags: []</text:p>
      <text:p text:style-name="P4">
Category: News</text:p>
      <!--METADATA-->
      <text:p text:style-name="P4">
<draw:frame draw:style-name="fr1" draw:name="Image11" text:anchor-type="as-char" svg:width="6.9236in" svg:height="5.1927in" draw:z-index="0">
<draw:image xlink:href="../Images/AРМІЯINFORM/2023-07-06T2-00-00-04-00/358071365_617566673889748_3909766647668716297_n.jpg" xlink:type="simple" xlink:show="embed" xlink:actuate="onLoad" draw:mime-type="image/jpeg"/>
</draw:frame>
</text:p>
      <text:p text:style-name="P4">
У відповідь на запити Збройних Сил України та МВС України, за підтримкиПрограми NATO з переходу з військової кар’єри на цивільну, в рамкахКомплексного пакету допомоги Україні (КПД), розпочалася реалізація проєкту зпсихологічної реабілітації та відновлення психологічної стійкості табоєздатності військовослужбовців. Про це<text:a xlink:type="simple" xlink:href="https://www.facebook.com/GeneralStaff.ua/posts/pfbid0nt5smXHgPerNbyiipJ78BcyZHCq73ACfCTC1dUWwS8CggXSvvKhjXRtgr1UJU39rl" text:style-name="Internet_20_link" text:visited-style-name="Visited_20_Internet_20_Link">
повідомляє</text:a>
 Генштаб ЗСУ.</text:p>
      <text:p text:style-name="P4">
<text:a xlink:type="simple" xlink:href="https://armyinform.com.ua/wp-content/uploads/2023/07/358074551_617566707223078_6754904855657052342_n.jpg" text:style-name="Internet_20_link" text:visited-style-name="Visited_20_Internet_20_Link">
<draw:frame draw:style-name="fr1" draw:name="Image12" text:anchor-type="as-char" svg:width="6.9236in" svg:height="6.9236in" draw:z-index="0">
<draw:image xlink:href="../Images/AРМІЯINFORM/2023-07-06T2-00-00-04-00/358074551_617566707223078_6754904855657052342_n-150x150.jpg" xlink:type="simple" xlink:show="embed" xlink:actuate="onLoad" draw:mime-type="image/jpeg"/>
</draw:frame>
</text:a>
</text:p>
      <text:p text:style-name="P4">
<text:a xlink:type="simple" xlink:href="https://armyinform.com.ua/wp-content/uploads/2023/07/358070700_617566733889742_626487461313208622_n.jpg" text:style-name="Internet_20_link" text:visited-style-name="Visited_20_Internet_20_Link">
<draw:frame draw:style-name="fr1" draw:name="Image13" text:anchor-type="as-char" svg:width="6.9236in" svg:height="6.9236in" draw:z-index="0">
<draw:image xlink:href="../Images/AРМІЯINFORM/2023-07-06T2-00-00-04-00/358070700_617566733889742_626487461313208622_n-150x150.jpg" xlink:type="simple" xlink:show="embed" xlink:actuate="onLoad" draw:mime-type="image/jpeg"/>
</draw:frame>
</text:a>
</text:p>
      <text:p text:style-name="P4">
Зазначається, що практичну реалізацію проєкту забезпечує ГО «Ліга офіцерів»,яка з 2014 року системно працює у напрямку психологічної підтримкивійськовослужбовців.</text:p>
      <text:p text:style-name="P4">
У 2023 році заплановано проведення 65 триденних тренінгів для особовогоскладу, залученого до виконання завдань в районах бойових дій. Тренінгиспрямовані на відпрацювання учасниками практичних психологічних навичок,підкріплених теоретичними знаннями.</text:p>
      <text:p text:style-name="P4">
Військовослужбовці опановують методи надання першої психологічної самодопомогита допомоги побратимам у бойових умовах згідно визнаних міжнародних практик тапротоколів. У ході тренінгів передбачено проведення заходів з подоланнянегативних психічних станів, навчання прийомам емоційно-вольової мобілізаціїта індивідуальне психологічне консультування військовослужбовців, які цьогопотребують.</text:p>
      <text:p text:style-name="P4">
Даний проєкт є продовженням діяльності Представництва НАТО в Україні у сферіпсихологічної реабілітації для суб’єктів сектору безпеки та оборони, успішнореалізованої протягом 2014-2019 рр.</text:p>
      <text:p text:style-name="P4">
Новий проєкт є відповіддю на гостру потребу у навчанні та психологічнійпідготовці особового складу Сил Оборони України та спрямований на набуття нимижиттєво важливих навичок психологічної допомоги в умовах бойових дій.</text:p>
      <text:p text:style-name="P4">
Source: <text:a xlink:type="simple" xlink:href="https://armyinform.com.ua/2023/07/06/za-pidtrymky-programy-nato-u-zsu-startuvav-proyekt-z-psyhologichnoyi-reabilitacziyi-ta-stijkosti-vijskovyh/" text:style-name="Internet_20_link" text:visited-style-name="Visited_20_Internet_20_Link">
https://armyinform.com.ua/2023/07/06/za-pidtrymky-programy-nato-u-zsu-startuvav-proyekt-z-psyhologichnoyi-reabilitacziyi-ta-stijkosti-vijskovyh/</text:a>
</text:p>
      <!--NEWS-->
      <text:h text:style-name="P10" text:outline-level="1">
<text:span text:style-name="T4">
Військовослужбовці ЗСУ проходять навчання з вогневої підготовки в рамках операції «Інтерфлекс»</text:span>
</text:h>
      <text:p text:style-name="P4">
Author: ['АРМІЯINFORM']</text:p>
      <text:p text:style-name="P4">
Time: 2023-07-06T4:00:00-04:00</text:p>
      <text:p text:style-name="P4">
Description: Військові інструктори Сил Оборони Нової Зеландії NZ Defence Force проводять заня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7450134_617478740565208_1046909529430538399_n.jpg" text:style-name="Internet_20_link" text:visited-style-name="Visited_20_Internet_20_Link">
357450134_617478740565208_1046909529430538399_n.jpg</text:a>
', '<text:a xlink:type="simple" xlink:href="https://armyinform.com.ua/wp-content/uploads/2023/07/357443706_617478543898561_6340346507453605441_n.jpg" text:style-name="Internet_20_link" text:visited-style-name="Visited_20_Internet_20_Link">
357443706_617478543898561_6340346507453605441_n.jpg</text:a>
', '<text:a xlink:type="simple" xlink:href="https://armyinform.com.ua/wp-content/uploads/2023/07/357743901_617478570565225_8188534419441621014_n-1-150x150.jpg" text:style-name="Internet_20_link" text:visited-style-name="Visited_20_Internet_20_Link">
357743901_617478570565225_8188534419441621014_n-1-150x150.jpg</text:a>
', '<text:a xlink:type="simple" xlink:href="https://armyinform.com.ua/wp-content/uploads/2023/07/357443706_617478543898561_6340346507453605441_n-1-150x150.jpg" text:style-name="Internet_20_link" text:visited-style-name="Visited_20_Internet_20_Link">
357443706_617478543898561_6340346507453605441_n-1-150x150.jpg</text:a>
', '<text:a xlink:type="simple" xlink:href="https://armyinform.com.ua/wp-content/uploads/2023/07/357742115_617478667231882_3523438871933552572_n-150x150.jpg" text:style-name="Internet_20_link" text:visited-style-name="Visited_20_Internet_20_Link">
357742115_617478667231882_3523438871933552572_n-150x150.jpg</text:a>
', '<text:a xlink:type="simple" xlink:href="https://armyinform.com.ua/wp-content/uploads/2023/07/357816973_617478707231878_3948553942946261968_n-150x150.jpg" text:style-name="Internet_20_link" text:visited-style-name="Visited_20_Internet_20_Link">
357816973_617478707231878_3948553942946261968_n-150x150.jpg</text:a>
', '<text:a xlink:type="simple" xlink:href="https://armyinform.com.ua/wp-content/uploads/2023/07/357450359_617478770565205_7840403227352617905_n-150x150.jpg" text:style-name="Internet_20_link" text:visited-style-name="Visited_20_Internet_20_Link">
357450359_617478770565205_7840403227352617905_n-150x150.jpg</text:a>
', '<text:a xlink:type="simple" xlink:href="https://armyinform.com.ua/wp-content/uploads/2023/07/357450134_617478740565208_1046909529430538399_n-150x150.jpg" text:style-name="Internet_20_link" text:visited-style-name="Visited_20_Internet_20_Link">
357450134_617478740565208_1046909529430538399_n-150x150.jpg</text:a>
', '<text:a xlink:type="simple" xlink:href="https://armyinform.com.ua/wp-content/uploads/2023/07/358045655_617478900565192_5729922868701877884_n-1-150x150.jpg" text:style-name="Internet_20_link" text:visited-style-name="Visited_20_Internet_20_Link">
358045655_617478900565192_5729922868701877884_n-1-150x150.jpg</text:a>
', '<text:a xlink:type="simple" xlink:href="https://armyinform.com.ua/wp-content/uploads/2023/07/357484263_617478553898560_6343093778823410072_n-1-150x150.jpg" text:style-name="Internet_20_link" text:visited-style-name="Visited_20_Internet_20_Link">
357484263_617478553898560_6343093778823410072_n-1-150x150.jpg</text:a>
', '<text:a xlink:type="simple" xlink:href="https://armyinform.com.ua/wp-content/uploads/2023/07/357737019_617478657231883_1514584755096150531_n-1-150x150.jpg" text:style-name="Internet_20_link" text:visited-style-name="Visited_20_Internet_20_Link">
357737019_617478657231883_1514584755096150531_n-1-150x150.jpg</text:a>
']</text:p>
      <text:p text:style-name="P4">
Tags: ['ІНТЕРФЛЕКС', 'НОВА ЗЕЛАНДІЯ']</text:p>
      <text:p text:style-name="P4">
Category: News</text:p>
      <!--METADATA-->
      <text:p text:style-name="P4">
<draw:frame draw:style-name="fr1" draw:name="Image14" text:anchor-type="as-char" svg:width="6.9236in" svg:height="4.454183in" draw:z-index="0">
<draw:image xlink:href="../Images/AРМІЯINFORM/2023-07-06T4-00-00-04-00/357450134_617478740565208_1046909529430538399_n.jpg" xlink:type="simple" xlink:show="embed" xlink:actuate="onLoad" draw:mime-type="image/jpeg"/>
</draw:frame>
</text:p>
      <text:p text:style-name="P4">
Військові інструктори Сил Оборони Нової Зеландії <text:a xlink:type="simple" xlink:href="https://www.facebook.com/NZDefenceForce" text:style-name="Internet_20_link" text:visited-style-name="Visited_20_Internet_20_Link">
NZ DefenceForce</text:a>
 проводятьзаняття з вогневої підготовки із військовослужбовцями Збройних Сил України врамках багатонаціональної навчальної операції «ІНТЕРФЛЕКС» з базовоїзагальновійськової підготовки особового складу Збройних Сил України у ВеликійБританії, що сприяє професійній підготовці українських воїнів до захистуУкраїни від російської агресії.</text:p>
      <text:p text:style-name="P4">
Про це<text:a xlink:type="simple" xlink:href="https://www.facebook.com/GeneralStaff.ua/posts/pfbid031tWNiL6e8qMKfCWCUzQBwGdqxzqeoVk7mVyMNpaZ3BzjViwd7ZjaVwMuxbfKeUoml" text:style-name="Internet_20_link" text:visited-style-name="Visited_20_Internet_20_Link">
повідомляє</text:a>
Генеральний штаб ЗС України у фейсбуку.</text:p>
      <text:p text:style-name="P4">
<draw:frame draw:style-name="fr1" draw:name="Image15" text:anchor-type="as-char" svg:width="6.9236in" svg:height="4.990762in" draw:z-index="0">
<draw:image xlink:href="../Images/AРМІЯINFORM/2023-07-06T4-00-00-04-00/357443706_617478543898561_6340346507453605441_n.jpg" xlink:type="simple" xlink:show="embed" xlink:actuate="onLoad" draw:mime-type="image/jpeg"/>
</draw:frame>
</text:p>
      <text:p text:style-name="P4">
Зазначається, що в рамках багатонаціональної навчальної операції «ІНТЕРФЛЕКС»з базової загальновійськової підготовки особового складу Збройних Сил Україниу Великій Британії висококваліфіковані військові інструктори Сил Оборони НовоїЗеландії допомагають перетворити вмотивованих новобранців Збройних Сил Українина боєздатних солдатів, навчаючи їх навичками, необхідними для виживання таефективного ведення бойових дій на передовій.</text:p>
      <text:p text:style-name="P4">
Загалом військовослужбовці Сил оборони Нової Зеландії у СполученомуКоролівстві навчатимуть українських новобранців таких навичок, як поводженнязі зброєю, влучна стрільба, надання першої медичної допомоги на полі бою, атакож наступальні й оборонні операції в різних умовах.</text:p>
      <text:p text:style-name="P4">
<text:a xlink:type="simple" xlink:href="https://armyinform.com.ua/wp-content/uploads/2023/07/357743901_617478570565225_8188534419441621014_n-1.jpg" text:style-name="Internet_20_link" text:visited-style-name="Visited_20_Internet_20_Link">
<draw:frame draw:style-name="fr1" draw:name="Image16" text:anchor-type="as-char" svg:width="6.9236in" svg:height="6.9236in" draw:z-index="0">
<draw:image xlink:href="../Images/AРМІЯINFORM/2023-07-06T4-00-00-04-00/357743901_617478570565225_8188534419441621014_n-1-150x150.jpg" xlink:type="simple" xlink:show="embed" xlink:actuate="onLoad" draw:mime-type="image/jpeg"/>
</draw:frame>
</text:a>
</text:p>
      <text:p text:style-name="P4">
<text:a xlink:type="simple" xlink:href="https://armyinform.com.ua/wp-content/uploads/2023/07/357443706_617478543898561_6340346507453605441_n-1.jpg" text:style-name="Internet_20_link" text:visited-style-name="Visited_20_Internet_20_Link">
<draw:frame draw:style-name="fr1" draw:name="Image17" text:anchor-type="as-char" svg:width="6.9236in" svg:height="6.9236in" draw:z-index="0">
<draw:image xlink:href="../Images/AРМІЯINFORM/2023-07-06T4-00-00-04-00/357443706_617478543898561_6340346507453605441_n-1-150x150.jpg" xlink:type="simple" xlink:show="embed" xlink:actuate="onLoad" draw:mime-type="image/jpeg"/>
</draw:frame>
</text:a>
</text:p>
      <text:p text:style-name="P4">
<text:a xlink:type="simple" xlink:href="https://armyinform.com.ua/wp-content/uploads/2023/07/357742115_617478667231882_3523438871933552572_n.jpg" text:style-name="Internet_20_link" text:visited-style-name="Visited_20_Internet_20_Link">
<draw:frame draw:style-name="fr1" draw:name="Image18" text:anchor-type="as-char" svg:width="6.9236in" svg:height="6.9236in" draw:z-index="0">
<draw:image xlink:href="../Images/AРМІЯINFORM/2023-07-06T4-00-00-04-00/357742115_617478667231882_3523438871933552572_n-150x150.jpg" xlink:type="simple" xlink:show="embed" xlink:actuate="onLoad" draw:mime-type="image/jpeg"/>
</draw:frame>
</text:a>
</text:p>
      <text:p text:style-name="P4">
<text:a xlink:type="simple" xlink:href="https://armyinform.com.ua/wp-content/uploads/2023/07/357816973_617478707231878_3948553942946261968_n.jpg" text:style-name="Internet_20_link" text:visited-style-name="Visited_20_Internet_20_Link">
<draw:frame draw:style-name="fr1" draw:name="Image19" text:anchor-type="as-char" svg:width="6.9236in" svg:height="6.9236in" draw:z-index="0">
<draw:image xlink:href="../Images/AРМІЯINFORM/2023-07-06T4-00-00-04-00/357816973_617478707231878_3948553942946261968_n-150x150.jpg" xlink:type="simple" xlink:show="embed" xlink:actuate="onLoad" draw:mime-type="image/jpeg"/>
</draw:frame>
</text:a>
</text:p>
      <text:p text:style-name="P4">
<text:a xlink:type="simple" xlink:href="https://armyinform.com.ua/wp-content/uploads/2023/07/357450359_617478770565205_7840403227352617905_n.jpg" text:style-name="Internet_20_link" text:visited-style-name="Visited_20_Internet_20_Link">
<draw:frame draw:style-name="fr1" draw:name="Image20" text:anchor-type="as-char" svg:width="6.9236in" svg:height="6.9236in" draw:z-index="0">
<draw:image xlink:href="../Images/AРМІЯINFORM/2023-07-06T4-00-00-04-00/357450359_617478770565205_7840403227352617905_n-150x150.jpg" xlink:type="simple" xlink:show="embed" xlink:actuate="onLoad" draw:mime-type="image/jpeg"/>
</draw:frame>
</text:a>
</text:p>
      <text:p text:style-name="P4">
<text:a xlink:type="simple" xlink:href="https://armyinform.com.ua/wp-content/uploads/2023/07/357450134_617478740565208_1046909529430538399_n.jpg" text:style-name="Internet_20_link" text:visited-style-name="Visited_20_Internet_20_Link">
<draw:frame draw:style-name="fr1" draw:name="Image21" text:anchor-type="as-char" svg:width="6.9236in" svg:height="6.9236in" draw:z-index="0">
<draw:image xlink:href="../Images/AРМІЯINFORM/2023-07-06T4-00-00-04-00/357450134_617478740565208_1046909529430538399_n-150x150.jpg" xlink:type="simple" xlink:show="embed" xlink:actuate="onLoad" draw:mime-type="image/jpeg"/>
</draw:frame>
</text:a>
</text:p>
      <text:p text:style-name="P4">
<text:a xlink:type="simple" xlink:href="https://armyinform.com.ua/wp-content/uploads/2023/07/358045655_617478900565192_5729922868701877884_n-1.jpg" text:style-name="Internet_20_link" text:visited-style-name="Visited_20_Internet_20_Link">
<draw:frame draw:style-name="fr1" draw:name="Image22" text:anchor-type="as-char" svg:width="6.9236in" svg:height="6.9236in" draw:z-index="0">
<draw:image xlink:href="../Images/AРМІЯINFORM/2023-07-06T4-00-00-04-00/358045655_617478900565192_5729922868701877884_n-1-150x150.jpg" xlink:type="simple" xlink:show="embed" xlink:actuate="onLoad" draw:mime-type="image/jpeg"/>
</draw:frame>
</text:a>
</text:p>
      <text:p text:style-name="P4">
Нагадаємо, що 15 серпня 2022 року Уряд та Сили оборони Нової Зеландії офіційноповідомили, що ухвалили рішення про «здійснення подальшого значногорозгортання 120 військовослужбовців Сил оборони Нової Зеландії у СполученомуКоролівстві для допомоги в навчанні українських військовослужбовців у рамкахміжнародних зусиль, щоб допомогти Україні продовжувати захищатися віднезаконної війни росії".</text:p>
      <text:p text:style-name="P4">
<text:a xlink:type="simple" xlink:href="https://armyinform.com.ua/wp-content/uploads/2023/07/357484263_617478553898560_6343093778823410072_n-1.jpg" text:style-name="Internet_20_link" text:visited-style-name="Visited_20_Internet_20_Link">
<draw:frame draw:style-name="fr1" draw:name="Image23" text:anchor-type="as-char" svg:width="6.9236in" svg:height="6.9236in" draw:z-index="0">
<draw:image xlink:href="../Images/AРМІЯINFORM/2023-07-06T4-00-00-04-00/357484263_617478553898560_6343093778823410072_n-1-150x150.jpg" xlink:type="simple" xlink:show="embed" xlink:actuate="onLoad" draw:mime-type="image/jpeg"/>
</draw:frame>
</text:a>
</text:p>
      <text:p text:style-name="P4">
<text:a xlink:type="simple" xlink:href="https://armyinform.com.ua/wp-content/uploads/2023/07/357737019_617478657231883_1514584755096150531_n-1.jpg" text:style-name="Internet_20_link" text:visited-style-name="Visited_20_Internet_20_Link">
<draw:frame draw:style-name="fr1" draw:name="Image24" text:anchor-type="as-char" svg:width="6.9236in" svg:height="6.9236in" draw:z-index="0">
<draw:image xlink:href="../Images/AРМІЯINFORM/2023-07-06T4-00-00-04-00/357737019_617478657231883_1514584755096150531_n-1-150x150.jpg" xlink:type="simple" xlink:show="embed" xlink:actuate="onLoad" draw:mime-type="image/jpeg"/>
</draw:frame>
</text:a>
</text:p>
      <text:p text:style-name="P4">
Нова Зеландія чітко заявила, що "ми продовжуватимемо відповідати на закликУкраїни щодо практичної підтримки, коли вони захищають свою Батьківщину танарод від невиправданого вторгнення росії", — йшлося в урядовому повідомлені.</text:p>
      <text:p text:style-name="P4">
<text:span text:style-name="T4">
Міністр оборони Нової Зеландії Пені Хенаре</text:span>
 сказав, що розгортання такожпідтверджує його пріоритет щодо людей у ​​Силах оборони:</text:p>
      <text:p text:style-name="P4">
«Це розгортання також дає можливість персоналу Сил оборони Нової Зеландіїнабути цінний досвід через викладання базових військових умінь у чужомусередовищі, разом із ключовими партнерами, що сприяє підтриманню нашихвійськових спроможностей. Піхотна підготовка, яка викладатиметься, добреузгоджується з навичками та можливостями нашого особового складу. Навчанняпроводитиметься виключно в одному з місць у Сполученому Королівстві і особовийсклад Сил оборони Нової Зеландії наш не в’їжджатиме в Україну».</text:p>
      <text:p text:style-name="P4">
<text:span text:style-name="T4">
Міністерка закордонних справ Нової Зеландії Нанайя Махута</text:span>
 сказала, щонадання додаткової підтримки Україні дало змогу Аотеароа Новій Зеландіїпідтримувати наші стратегічні інтереси у захисті міжнародної системи,заснованої на правилах:</text:p>
      <text:p text:style-name="P4">
«Це демонстрація наших цінностей і нашої незалежної зовнішньої політики. Нашапостійна роль у сприянні міжнародній реакції підтримує Україну в захисті їїтериторіальної цілісності та суверенітету».</text:p>
      <text:p text:style-name="P4">
<text:span text:style-name="T4">
Головнокомандувач Сил оборони Нової Зеландії маршал авіації Кевін Шорт</text:span>
сказав, що рішення Кабінету міністрів Нової Зеландії було ухвалене післязапрошення від Збройних Сил Сполученого Королівства до Сил оборони НовоїЗеландії взяти участь у програмі навчання піхоти:</text:p>
      <text:p text:style-name="P4">
«Мені дуже приємно, що це розгортання було схвалено, особливо для армії,оскільки це дає можливість деяким з наших людей зробити подальший вагомийвнесок, оскільки ми відповідаємо на запит близького партнера. Наш внесок упопередні зусилля вже допоміг і це рішення продовжує нашу допомогу Україні,оскільки вона захищається від невиправданого та незаконного вторгнення росії.Розгортання є гарним свідченням високої поваги наших партнерів до нашогопрофесіоналізму як військової сили».</text:p>
      <text:p text:style-name="P4">
Збройні Сили України вдячні за підтримку та допомогу Новій Зеландії.</text:p>
      <text:p text:style-name="P4">
Source: <text:a xlink:type="simple" xlink:href="https://armyinform.com.ua/2023/07/06/novozelandski-instruktory-v-ramkah-operacziyi-interfleks-provodyat-navchannya-vijskovyh-zsu-z-vognevoyi-pidgotovky/" text:style-name="Internet_20_link" text:visited-style-name="Visited_20_Internet_20_Link">
https://armyinform.com.ua/2023/07/06/novozelandski-instruktory-v-ramkah-operacziyi-interfleks-provodyat-navchannya-vijskovyh-zsu-z-vognevoyi-pidgotovky/</text:a>
</text:p>
      <!--NEWS-->
      <text:h text:style-name="P10" text:outline-level="1">
<text:span text:style-name="T4">
Основний наратив, що просувають російські ЗМІ: «Київ готується атакувати ЗАЕС»</text:span>
</text:h>
      <text:p text:style-name="P4">
Author: ['АРМІЯINFORM']</text:p>
      <text:p text:style-name="P4">
Time: 2023-07-06T51:00:00-04:00</text:p>
      <text:p text:style-name="P4">
Description: Центр протидії дезінформації при РНБО Україна інформує: основний наратив, що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015467_285054914043581_3078857032499238768_n.jpg" text:style-name="Internet_20_link" text:visited-style-name="Visited_20_Internet_20_Link">
358015467_285054914043581_3078857032499238768_n.jpg</text:a>
']</text:p>
      <text:p text:style-name="P4">
Tags: ['ПЄСКОВ', 'ПРОПАГАНДА РФ', 'ЦЕНТР ПРОТИДІЇ ДЕЗІНФОРМАЦІЇ ПРИ РНБО УКРАЇНИ']</text:p>
      <text:p text:style-name="P4">
Category: News</text:p>
      <!--METADATA-->
      <text:p text:style-name="P4">
<draw:frame draw:style-name="fr1" draw:name="Image25" text:anchor-type="as-char" svg:width="6.9236in" svg:height="6.9236in" draw:z-index="0">
<draw:image xlink:href="../Images/AРМІЯINFORM/2023-07-06T51-00-00-04-00/358015467_285054914043581_3078857032499238768_n.jpg" xlink:type="simple" xlink:show="embed" xlink:actuate="onLoad" draw:mime-type="image/jpeg"/>
</draw:frame>
</text:p>
      <text:p text:style-name="P4">
Центр протидії дезінформації при РНБО Україна<text:a xlink:type="simple" xlink:href="https://www.facebook.com/hashtag/%D1%86%D0%BF%D0%B4_%D1%96%D0%BD%D1%84%D0%BE%D1%80%D0%BC%D1%83%D1%94" text:style-name="Internet_20_link" text:visited-style-name="Visited_20_Internet_20_Link">
інформує</text:a>
: основнийнаратив, що сьогодні просувають російські ЗМІ ніби то про те, що Українаготується атакувати Запорізьку АЕС.</text:p>
      <text:p text:style-name="P4">
Так речник путіна пєсков заявляє, що «загроза диверсій збоку Києва на ЗАЕСвелика, наслідки можуть бути катастрофічними».</text:p>
      <text:p text:style-name="P4">
Також «рот» путіна заявив, що начебто «росія вживає всіх заходів щодо протидіїзагрозам на станції».</text:p>
      <text:p text:style-name="P4">
Звинувачуючи Україну в можливих терактах та диверсіях на ЗАЕС, кремль готуєсобі інфоалібі перед черговим злочином російських окупантів.</text:p>
      <text:p text:style-name="P4">
Влада країни-агресорки не полишає спроб підвищити рівень напруги, вплинути наУкраїну та проукраїнську коаліцію за допомогою ядерного шантажу.</text:p>
      <text:p text:style-name="P4">
Подібні заяви є маніпуляцією кремлівського режиму, мета яких — змусити Українупіти на поступки.</text:p>
      <text:p text:style-name="P4">
Також, за словами глави Військового комітету НАТО Роба Бауера, якщо росіяниздійснять удар по ЗАЕС, то «це буде набагато більша проблема, ніж простовійськова проблема або щось тільки для НАТО».</text:p>
      <text:p text:style-name="P4">
Source: <text:a xlink:type="simple" xlink:href="https://armyinform.com.ua/2023/07/06/osnovnyj-naratyv-shho-prosuvayut-rosijski-zmi-kyyiv-gotuyetsya-atakuvaty-zaes/" text:style-name="Internet_20_link" text:visited-style-name="Visited_20_Internet_20_Link">
https://armyinform.com.ua/2023/07/06/osnovnyj-naratyv-shho-prosuvayut-rosijski-zmi-kyyiv-gotuyetsya-atakuvaty-zaes/</text:a>
</text:p>
      <!--NEWS-->
      <text:h text:style-name="P10" text:outline-level="1">
<text:span text:style-name="T4">
Армія дронів запускає благодійну ініціативу з Укрзалізницею</text:span>
</text:h>
      <text:p text:style-name="P4">
Author: ['АРМІЯINFORM']</text:p>
      <text:p text:style-name="P4">
Time: 2023-07-06T53:00:00-04:00</text:p>
      <text:p text:style-name="P4">
Description: Допомагайте захисникам і захисницям під час мандрівок Україною. Укрзалізниця, Арм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jtoi0vpixgc.jpg" text:style-name="Internet_20_link" text:visited-style-name="Visited_20_Internet_20_Link">
rjtoi0vpixgc.jpg</text:a>
']</text:p>
      <text:p text:style-name="P4">
Tags: ['STOPRUSSIA', 'АГРЕСІЯ РФ']</text:p>
      <text:p text:style-name="P4">
Category: News</text:p>
      <!--METADATA-->
      <text:p text:style-name="P4">
<draw:frame draw:style-name="fr1" draw:name="Image26" text:anchor-type="as-char" svg:width="6.9236in" svg:height="4.32725in" draw:z-index="0">
<draw:image xlink:href="../Images/AРМІЯINFORM/2023-07-06T53-00-00-04-00/rjtoi0vpixgc.jpg" xlink:type="simple" xlink:show="embed" xlink:actuate="onLoad" draw:mime-type="image/jpeg"/>
</draw:frame>
Ілюстративне фото</text:p>
      <text:p text:style-name="P4">
Допомагайте захисникам і захисницям під час мандрівок Україною. Укрзалізниця,Армія дронів та виробник чаю Gemini запускають у поїздах по всій країніспеціальну чайну колекцію.</text:p>
      <text:p text:style-name="P4">
Про це <text:a xlink:type="simple" xlink:href="https://t.me/mintsyfra" text:style-name="Internet_20_link" text:visited-style-name="Visited_20_Internet_20_Link">
повідомляє</text:a>
 Мінцифри.</text:p>
      <text:p text:style-name="P4">
5,5 грн з кожної чашки — на закупівлю FPV-дронів для Збройних Сил України. З 5липня придбайте чай під час купівлі квитків онлайн, а також у потязі (крімІнтерсіті+).</text:p>
      <text:p text:style-name="P4">
Насолоджуйтеся подорожами Україною та донатьте на «пташок».</text:p>
      <text:p text:style-name="P4">
Source: <text:a xlink:type="simple" xlink:href="https://armyinform.com.ua/2023/07/06/armiya-droniv-zapuskaye-blagodijnu-inicziatyvu-z-ukrzaliznyczeyu/" text:style-name="Internet_20_link" text:visited-style-name="Visited_20_Internet_20_Link">
https://armyinform.com.ua/2023/07/06/armiya-droniv-zapuskaye-blagodijnu-inicziatyvu-z-ukrzaliznyczeyu/</text:a>
</text:p>
      <!--NEWS-->
      <text:h text:style-name="P10" text:outline-level="1">
<text:span text:style-name="T4">
Військовослужбовець рф порівнює точність ведення вогню двох армій — перехоплення ГУР</text:span>
</text:h>
      <text:p text:style-name="P4">
Author: ['АРМІЯINFORM']</text:p>
      <text:p text:style-name="P4">
Time: 2023-07-06T55:00:00-04:00</text:p>
      <text:p text:style-name="P4">
Description: Військовослужбовець рф на Луганському напрямку порівнює для дружини точність 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МОУ']</text:p>
      <text:p text:style-name="P4">
Category: News</text:p>
      <!--METADATA-->
      <text:p text:style-name="P4">
<draw:frame draw:style-name="fr1" draw:name="Image27" text:anchor-type="as-char" svg:width="6.9236in" svg:height="3.894525in" draw:z-index="0">
<draw:image xlink:href="../Images/AРМІЯINFORM/2023-07-06T55-00-00-04-00/gurperehoplennya.jpg" xlink:type="simple" xlink:show="embed" xlink:actuate="onLoad" draw:mime-type="image/jpeg"/>
</draw:frame>
</text:p>
      <text:p text:style-name="P4">
Військовослужбовець рф на Луганському напрямку порівнює для дружини точністьведення вогню двох армій. Порівняння точно не на користь армії окупантів,адже, за словами окупанта, росіяни стріляють не прицільно. Таку розмову<text:a xlink:type="simple" xlink:href="https://t.me/DIUkraine" text:style-name="Internet_20_link" text:visited-style-name="Visited_20_Internet_20_Link">
опублікувало</text:a>
 Головне управління розвідкиМіністерства оборони України.</text:p>
      <ul>
        <li>
«они точно не промахнутся, это не наши» (про прицільність ЗС України);  * «может, они думают, что вы — это укропы?»  * «правда, у нас какие-то дураки».</li>
      </ul>
      <text:p text:style-name="P4">
За кожен воєнний злочин, здійснений проти України, буде справедлива відплата.</text:p>
      <text:p text:style-name="P4">
Source: <text:a xlink:type="simple" xlink:href="https://armyinform.com.ua/2023/07/06/vijskovosluzhbovecz-rf-porivnyuye-tochnist-vedennya-vognyu-dvoh-armij-perehoplennya-gur/" text:style-name="Internet_20_link" text:visited-style-name="Visited_20_Internet_20_Link">
https://armyinform.com.ua/2023/07/06/vijskovosluzhbovecz-rf-porivnyuye-tochnist-vedennya-vognyu-dvoh-armij-perehoplennya-gur/</text:a>
</text:p>
      <!--NEWS-->
      <text:h text:style-name="P10" text:outline-level="1">
<text:span text:style-name="T4">
Окупанти завдали удару п’ятьма БПЛА типу Shahed — два з них знищено українською ППО</text:span>
</text:h>
      <text:p text:style-name="P4">
Author: ['АРМІЯINFORM']</text:p>
      <text:p text:style-name="P4">
Time: 2023-07-06T57:00:00-04:00</text:p>
      <text:p text:style-name="P4">
Description: Цієї доби, вночі, противник завдав чергового ракетного удару по Україні, деталізова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2946321-nad-hmelnichchinoyu-zbili-shahed-i-krilatu-raketu.jpeg" text:style-name="Internet_20_link" text:visited-style-name="Visited_20_Internet_20_Link">
2946321-nad-hmelnichchinoyu-zbili-shahed-i-krilatu-raketu.jpeg</text:a>
']</text:p>
      <text:p text:style-name="P4">
Tags: ['STOPRUSSIA', 'АГРЕСІЯ РФ', 'ГШ ЗСУ']</text:p>
      <text:p text:style-name="P4">
Category: News</text:p>
      <!--METADATA-->
      <text:p text:style-name="P4">
<draw:frame draw:style-name="fr1" draw:name="Image28" text:anchor-type="as-char" svg:width="6.9236in" svg:height="4.615733in" draw:z-index="0">
<draw:image xlink:href="../Images/AРМІЯINFORM/2023-07-06T57-00-00-04-00/2946321-nad-hmelnichchinoyu-zbili-shahed-i-krilatu-raketu.jpeg" xlink:type="simple" xlink:show="embed" xlink:actuate="onLoad" draw:mime-type="image/jpeg"/>
</draw:frame>
 Ілюстративне фото</text:p>
      <text:p text:style-name="P4">
Цієї доби, вночі, противник завдав чергового ракетного удару по Україні,деталізована інформація буде оприлюднена згодом.</text:p>
      <text:p text:style-name="P4">
Про це <text:a xlink:type="simple" xlink:href="https://www.facebook.com/GeneralStaff.ua/" text:style-name="Internet_20_link" text:visited-style-name="Visited_20_Internet_20_Link">
повідомляє</text:a>
 Генеральнийштаб ЗСУ.</text:p>
      <text:p text:style-name="P4">
«Протягом минулої доби російські окупанти завдали удару п’ятьма іранськимиударними БПЛА типу Shahed. Два дрони-камікадзе було знищено нашою ППО. Також,російські окупанти завдали 59 авіаційних ударів та здійснили 65 обстрілів зреактивних систем залпового вогню по позиціях наших військ та населенихпунктах», — йдеться в повідомленні.</text:p>
      <text:p text:style-name="P4">
Ймовірність завдання ракетних та авіаційних ударів по всій території Українизалишається високою.</text:p>
      <text:p text:style-name="P4">
Source: <text:a xlink:type="simple" xlink:href="https://armyinform.com.ua/2023/07/06/okupanty-zavdaly-udaru-pyatma-bpla-typu-shahed-dva-z-nyh-znyshheno-ukrayinskoyu-ppo/" text:style-name="Internet_20_link" text:visited-style-name="Visited_20_Internet_20_Link">
https://armyinform.com.ua/2023/07/06/okupanty-zavdaly-udaru-pyatma-bpla-typu-shahed-dva-z-nyh-znyshheno-ukrayinskoyu-ppo/</text:a>
</text:p>
      <!--NEWS-->
      <text:h text:style-name="P10" text:outline-level="1">
<text:span text:style-name="T4">
Сили оборони за добу ліквідували 600 окупантів, знищили 22 артсистеми та 9 засобів ППО</text:span>
</text:h>
      <text:p text:style-name="P4">
Author: ['АРМІЯINFORM']</text:p>
      <text:p text:style-name="P4">
Time: 2023-07-06T59:00:00-04:00</text:p>
      <text:p text:style-name="P4">
Description: Загальні бойові втрати противника з 24.02.22 по 06.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3921915242792324_y-e1688622627272.jpg" text:style-name="Internet_20_link" text:visited-style-name="Visited_20_Internet_20_Link">
photo_5273921915242792324_y-e1688622627272.jpg</text:a>
']</text:p>
      <text:p text:style-name="P4">
Tags: ['ВІЙНА', 'ВТРАТИ ВОРОГА', 'ГЕНЕРАЛЬНИЙ ШТАБ ЗС УКРАЇНИ']</text:p>
      <text:p text:style-name="P4">
Category: News</text:p>
      <!--METADATA-->
      <text:p text:style-name="P4">
<draw:frame draw:style-name="fr1" draw:name="Image29" text:anchor-type="as-char" svg:width="6.9236in" svg:height="6.967699in" draw:z-index="0">
<draw:image xlink:href="../Images/AРМІЯINFORM/2023-07-06T59-00-00-04-00/photo_5273921915242792324_y-e1688622627272.jpg" xlink:type="simple" xlink:show="embed" xlink:actuate="onLoad" draw:mime-type="image/jpeg"/>
</draw:frame>
</text:p>
      <text:p text:style-name="P4">
Загальні бойові втрати противника з 24.02.22 по 06.07.23 орієнтовностановлять:</text:p>
      <ul>
        <li>
<text:span text:style-name="T4">
особового складу ‒</text:span>
 232300 (+600) осіб ліквідовано  * <text:span text:style-name="T4">
танків ‒</text:span>
 4068 (+6)  * <text:span text:style-name="T4">
бойових броньованих машин ‒</text:span>
 7932 (+15)  * <text:span text:style-name="T4">
артилерійських систем ‒</text:span>
 4310 (+22)  * <text:span text:style-name="T4">
РСЗВ ‒</text:span>
 657 (+1)  * <text:span text:style-name="T4">
засоби ППО ‒</text:span>
 404 (+9)  * <text:span text:style-name="T4">
літаків ‒</text:span>
 315 (0)  * <text:span text:style-name="T4">
гелікоптерів ‒</text:span>
 309 (0)  * <text:span text:style-name="T4">
БПЛА оперативно-тактичного рівня ‒</text:span>
 3635 (+21)  * <text:span text:style-name="T4">
крилаті ракети ‒</text:span>
 1264 (0)  * <text:span text:style-name="T4">
кораблі / катери ‒</text:span>
 18 (0)  * <text:span text:style-name="T4">
автомобільної техніки та автоцистерн ‒</text:span>
 6888 (+23)  * <text:span text:style-name="T4">
спеціальна техніка ‒</text:span>
 605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6.07.23.</text:p>
      <text:p text:style-name="P4">
Source: <text:a xlink:type="simple" xlink:href="https://armyinform.com.ua/2023/07/06/syly-oborony-za-dobu-likviduvaly-600-okupantiv-znyshhyly-22-artsystemy-ta-9-zasobiv-ppo/" text:style-name="Internet_20_link" text:visited-style-name="Visited_20_Internet_20_Link">
https://armyinform.com.ua/2023/07/06/syly-oborony-za-dobu-likviduvaly-600-okupantiv-znyshhyly-22-artsystemy-ta-9-zasobiv-ppo/</text:a>
</text:p>
      <!--NEWS-->
      <text:h text:style-name="P10" text:outline-level="1">
<text:span text:style-name="T4">
Знищено 7 із 10 «Калібрів»: Повітряні Сили розповіли про нічну атаку рф</text:span>
</text:h>
      <text:p text:style-name="P4">
Author: ['АРМІЯINFORM']</text:p>
      <text:p text:style-name="P4">
Time: 2023-07-06T61:00:00-04:00</text:p>
      <text:p text:style-name="P4">
Description: Уночі 6 липня 2023 року російські окупанти атакували Львівщину ракетами «Калібр». Зеніт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f5f8db2ad7cc852d763cb1292cf1b98.webp" text:style-name="Internet_20_link" text:visited-style-name="Visited_20_Internet_20_Link">
5f5f8db2ad7cc852d763cb1292cf1b98.webp</text:a>
']</text:p>
      <text:p text:style-name="P4">
Tags: ['КРАЇНА-ТЕРОРИСТ РФ', 'ЛЬВІВ', 'ПОВІТРЯНІ СИЛИ ЗБРОЙНИХ СИЛ УКРАЇНИ', 'РОСІЙСЬКА РАКЕТНА АТАКА', 'ХАРКІВСЬКИЙ ТРИБУНАЛ']</text:p>
      <text:p text:style-name="P4">
Category: News</text:p>
      <!--METADATA-->
      <text:p text:style-name="P4">
<draw:frame draw:style-name="fr1" draw:name="Image30" text:anchor-type="as-char" svg:width="6.9236in" svg:height="3.4618in" draw:z-index="0">
<draw:image xlink:href="../ConvertedIMGs/AРМІЯINFORM/2023-07-06T61-00-00-04-00/5f5f8db2ad7cc852d763cb1292cf1b98.png" xlink:type="simple" xlink:show="embed" xlink:actuate="onLoad" draw:mime-type="image/png"/>
</draw:frame>
</text:p>
      <text:p text:style-name="P4">
Уночі 6 липня 2023 року російські окупанти атакували Львівщину ракетами«Калібр». Зенітні ракетні підрозділи та авіація Повітряних Сил знищила сім іздесяти російських ракет.</text:p>
      <text:p text:style-name="P4">
Про це <text:a xlink:type="simple" xlink:href="https://t.me/kpszsu/3108" text:style-name="Internet_20_link" text:visited-style-name="Visited_20_Internet_20_Link">
повідомляє</text:a>
 Командування Повітряних Сил ЗСУ.</text:p>
      <text:p text:style-name="P4">
«Близько 1-ї ночі противник завдав удару з акваторії Чорного моря. Ізнадводних носіїв та підводних човнів здійснено пуски крилатих ракет «Калібр».Було зафіксовано кілька груп ракет, які спершу прямували в північномунапрямку, використовуючи рельєф місцевості та русло Дніпра, а потім різкозмінили курс на захід», — йдеться у повідомленні.</text:p>
      <text:p text:style-name="P4">
На жаль, є влучання ракет по цивільних об’єктах у місті Львів.</text:p>
      <text:p text:style-name="P4">
«Висловлюємо співчуття родинам загиблих та постраждалим! російські військовізлочинці обов’язково будуть покарані! Нам потрібен F-16!» — наголосили уПовітряних Силах ЗСУ.</text:p>
      <text:p text:style-name="P4">
Як повідомляла <text:a xlink:type="simple" xlink:href="https://armyinform.com.ua/2023/07/06/u-lvovi-rosijska-raketa-vluchyla-u-zhytlovyj-budynok-ye-postrazhdali-ta-zagybli/" text:style-name="Internet_20_link" text:visited-style-name="Visited_20_Internet_20_Link">
АрміяInform</text:a>
,унаслідок російської атаки по Львову з-під завалів дістали тіла чотирьохзагиблих. Вісім поранених вже перебувають у медичних установах міста.Пошкоджено 50 помешкань.</text:p>
      <text:p text:style-name="P4">
Source: <text:a xlink:type="simple" xlink:href="https://armyinform.com.ua/2023/07/06/znyshheno-7-iz-10-kalibriv-povitryani-syly-rozpovily-pro-nichnu-ataku-rf/" text:style-name="Internet_20_link" text:visited-style-name="Visited_20_Internet_20_Link">
https://armyinform.com.ua/2023/07/06/znyshheno-7-iz-10-kalibriv-povitryani-syly-rozpovily-pro-nichnu-ataku-rf/</text:a>
</text:p>
      <!--NEWS-->
      <text:h text:style-name="P10" text:outline-level="1">
<text:span text:style-name="T4">
Українські захисники показали бойову роботу мінометного підрозділу</text:span>
</text:h>
      <text:p text:style-name="P4">
Author: ['АРМІЯINFORM']</text:p>
      <text:p text:style-name="P4">
Time: 2023-07-06T6:00:00-04:00</text:p>
      <text:p text:style-name="P4">
Description: Відео оприлюднив Генеральний штаб ЗС України у фейсбуку.    «Завдяки аеророзвідникам бул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inometnyky-_golovna.jpg" text:style-name="Internet_20_link" text:visited-style-name="Visited_20_Internet_20_Link">
minometnyky-_golovna.jpg</text:a>
']</text:p>
      <text:p text:style-name="P4">
Tags: ['ГШ ЗС УКРАЇНИ', 'МІНОМЕТНИКИ']</text:p>
      <text:p text:style-name="P4">
Category: News</text:p>
      <!--METADATA-->
      <text:p text:style-name="P4">
<draw:frame draw:style-name="fr1" draw:name="Image31" text:anchor-type="as-char" svg:width="6.9236in" svg:height="4.61393in" draw:z-index="0">
<draw:image xlink:href="../Images/AРМІЯINFORM/2023-07-06T6-00-00-04-00/minometnyky-_golovna.jpg" xlink:type="simple" xlink:show="embed" xlink:actuate="onLoad" draw:mime-type="image/jpeg"/>
</draw:frame>
 Ілюстративне фото</text:p>
      <text:p text:style-name="P4">
Відео<text:a xlink:type="simple" xlink:href="https://www.facebook.com/GeneralStaff.ua/posts/pfbid02eRBdA5DU6nex4LrcuTCU9KPEuMXLz1j1DRNy7xnnHf9iEso9BboNjxbnhc5ugwi2l" text:style-name="Internet_20_link" text:visited-style-name="Visited_20_Internet_20_Link">
оприлюднив</text:a>
 Генеральний штаб ЗС України у фейсбуку.</text:p>
      <text:p text:style-name="P4">
«Завдяки аеророзвідникам було виявлено зосередження живої сили та місцезберігання боєприпасів противника. Знищили – рухаємось до Перемоги.</text:p>
      <text:p text:style-name="P4">
Слава Україні!» – йдеться в повідомленні.</text:p>
      <text:p text:style-name="P4">
<text:span text:style-name="T5">
Відео служби зв 'язків з громадськістю окремої</text:span>
 ___механізованої бригади_</text:p>
      <text:p text:style-name="P4">
Source: <text:a xlink:type="simple" xlink:href="https://armyinform.com.ua/2023/07/06/ukrayinski-zahysnyky-pokazaly-bojovu-robotu-minometnogo-pidrozdilu/" text:style-name="Internet_20_link" text:visited-style-name="Visited_20_Internet_20_Link">
https://armyinform.com.ua/2023/07/06/ukrayinski-zahysnyky-pokazaly-bojovu-robotu-minometnogo-pidrozdilu/</text:a>
</text:p>
      <!--NEWS-->
      <text:h text:style-name="P10" text:outline-level="1">
<text:span text:style-name="T4">
Український композитор виконав музичні твори на російській ракеті від РСЗВ «Ураган»</text:span>
</text:h>
      <text:p text:style-name="P4">
Author: ['АРМІЯINFORM']</text:p>
      <text:p text:style-name="P4">
Time: 2023-07-06T8:00:00-04:00</text:p>
      <text:p text:style-name="P4">
Description: Музичний керівник Національного Президентського оркестру України, відомий украї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87_main-v1688495929.jpg" text:style-name="Internet_20_link" text:visited-style-name="Visited_20_Internet_20_Link">
87_main-v1688495929.jpg</text:a>
']</text:p>
      <text:p text:style-name="P4">
Tags: ['МУЗИКА НА ВОРОЖІЙ РАКЕТІ', 'РОМАН ГРИГОРІВ']</text:p>
      <text:p text:style-name="P4">
Category: News</text:p>
      <!--METADATA-->
      <text:p text:style-name="P4">
<draw:frame draw:style-name="fr1" draw:name="Image32" text:anchor-type="as-char" svg:width="6.9236in" svg:height="4.609139in" draw:z-index="0">
<draw:image xlink:href="../Images/AРМІЯINFORM/2023-07-06T8-00-00-04-00/87_main-v1688495929.jpg" xlink:type="simple" xlink:show="embed" xlink:actuate="onLoad" draw:mime-type="image/jpeg"/>
</draw:frame>
</text:p>
      <text:p text:style-name="P4">
Музичний керівник Національного Президентського оркестру України, відомийукраїнський композитор Роман Григорів зіграв три музичні твори на ракеті відреактивної системи залпового вогню БМ-27 «Ураган».</text:p>
      <text:p text:style-name="P4">
Композиції Григорій виконав разом з оркестром «Київська камерата».</text:p>
      <text:p text:style-name="P4">
Запис був зроблений в Андріївській церкві в Києві, музикант назвав це«ритуалом очищення». Відео виступу<text:a xlink:type="simple" xlink:href="https://www.youtube.com/watch" text:style-name="Internet_20_link" text:visited-style-name="Visited_20_Internet_20_Link">
з’явилося</text:a>
 в YouTube композитора.</text:p>
      <text:p text:style-name="P4">
Постановником виступив його колега, композитор Ілля Разумейко, з яким з2015-го року в тандемі вони створили оперу-реквієм «IYOV» на замовленняміжнародного фестивалю ГогольFest-2015 (режисер Влад Троїцький), якупрезентували у Польщі, Данії, Австрії, Македонії, Китаї, Франції, Нідерландахта США. З 2016 року також спільно композиторами створено сон-оперу «НепрОсті»за романом Тараса Прохаська, та оперу-цирк «BABYLON», оперу-балет «ARK», жах-оперу «Hamlet», футуристичну оперу «AEROPHONIA», гранд-оперу «NERO», оперу-антиутопію «GAZ», а також музику до фільмів.</text:p>
      <text:p text:style-name="P4">
Роман Григорів та Ілля Разумейко — українські композитори, засновникилабораторії сучасної опери Opera Aperta та фестивалю сучасного мистецтва PortoFranko, автори опер Chornobyldorf, яка ввійшла до списку найкращих шестисвітових опер за версією Music Theater Now та Iyov.</text:p>
      <text:p text:style-name="P4">
Довідково:</text:p>
      <text:p text:style-name="P4">
<text:span text:style-name="T4">
Роман Григорів —</text:span>
 <text:span text:style-name="T4">
композитор, диригент</text:span>
</text:p>
      <text:p text:style-name="P4">
Талановитий український композитор, диригент, автор камерних, вокальних,симфонічних творів, а також опер та музики до вистав. Роман народився 1984року в Івано-Франківську. Вивчав композицію у Національній музичній академіїУкраїни у класі Ганни Гаврилець, факультативно — диригування в класіВолодимира Сіренка. Нині засновник та президент фестивалю сучасного мистецтваPORTO FRANKO, засновник та директор міжнародних фестивалів Frank Opera fest,Porto Franko, MOZ-ART 2014 (Шеньжень, Китай), Music from Europe 2015, 2016(Пекін, Китай), Ukrainian Elegy 2015 (Нью-Йорк, США) Porto Franko ГогольFest2016 (Івано-Франківськ, Україна), арт-менеджер міжнародних фестивалівO-Fest-2013-2014-2015 (Київ, Україна). З 2011 року працює композитором таартистом Національного Президентського оркестру України, з 2016 — музичнийкерівник цього колективу. З 2014 року є членом Національної спілкикомпозиторів України. В 2015 році створює спільно з композитором ІллеюРазумейком оперу-реквієм «IYOV» на замовлення міжнародного фестивалюГогольFest-2015 (режисер Влад Троїцький), яку презентували у Польщі, Данії,Австрії, Македонії, Китаї, Франції, Нідерландах та США. З 2016 року цимтворчим тандемом створено сон-оперу «НепрОсті» за романом Тараса Прохаська, таоперу-цирк «BABYLON», оперу-балет «ARK», жах-оперу «Hamlet», футуристичнуоперу «AEROPHONIA», гранд-оперу «NERO», оперу-антиутопію «GAZ», а також музикудо фільмів.</text:p>
      <text:p text:style-name="P4">
Source: <text:a xlink:type="simple" xlink:href="https://armyinform.com.ua/2023/07/06/ukrayinskyj-kompozytor-vykonav-muzychni-tvory-na-rosijskij-raketi-vid-rszv-uragan/" text:style-name="Internet_20_link" text:visited-style-name="Visited_20_Internet_20_Link">
https://armyinform.com.ua/2023/07/06/ukrayinskyj-kompozytor-vykonav-muzychni-tvory-na-rosijskij-raketi-vid-rszv-uragan/</text:a>
</text:p>
      <!--NEWS-->
      <text:h text:style-name="P10" text:outline-level="1">
<text:span text:style-name="T4">
Відмова рашистів переводити п’ятий енергоблок ЗАЕС у стан «холодний зупин» може призвести до масштабного викиду радіації</text:span>
</text:h>
      <text:p text:style-name="P4">
Author: ['АРМІЯINFORM']</text:p>
      <text:p text:style-name="P4">
Time: 2023-07-06T94:00:00-04:00</text:p>
      <text:p text:style-name="P4">
Description: Енергоблок № 5 Запорізької АЕС був введений в експлуатацію понад 34 роки тому. Том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es-1.jpg" text:style-name="Internet_20_link" text:visited-style-name="Visited_20_Internet_20_Link">
zaes-1.jpg</text:a>
']</text:p>
      <text:p text:style-name="P4">
Tags: ['АГРЕСІЯ РФ', 'ЗАЕС']</text:p>
      <text:p text:style-name="P4">
Category: News</text:p>
      <!--METADATA-->
      <text:p text:style-name="P4">
<draw:frame draw:style-name="fr1" draw:name="Image33" text:anchor-type="as-char" svg:width="6.9236in" svg:height="3.894525in" draw:z-index="0">
<draw:image xlink:href="../Images/AРМІЯINFORM/2023-07-06T94-00-00-04-00/zaes-1.jpg" xlink:type="simple" xlink:show="embed" xlink:actuate="onLoad" draw:mime-type="image/jpeg"/>
</draw:frame>
Ілюстративне фото</text:p>
      <text:p text:style-name="P4">
Енергоблок № 5 Запорізької АЕС був введений в експлуатацію понад 34 роки тому.Тому для підтримки безпечної роботи блоків обов’язково мають проводитисьсвоєчасне і якісне технічне обслуговування та ремонт обладнання, без яких їхексплуатація стає небезпечною.</text:p>
      <text:p text:style-name="P4">
Про це <text:a xlink:type="simple" xlink:href="https://t.me/energoatom_ua/13864" text:style-name="Internet_20_link" text:visited-style-name="Visited_20_Internet_20_Link">
повідомляє</text:a>
 НАЕК «Енергоатом» уTelegram.</text:p>
      <text:p text:style-name="P4">
З початку повномасштабного вторгнення рф в Україну, енергоблок № 5 ЗАЕСпрацював на енергетичних рівнях потужності, а з вересня 2022 року окупаційнаадміністрація станції підтримує його роботу в стані «гарячий зупин». Уже понадрік загарбники свідомо порушують низку основних вимог до експлуатаціїенергоблоку, серед яких ігнорування планового графіку техобслуговування систембезпеки, саботаж проведення капремонтів обладнання реакторного відділення тапоточного ремонту тепломеханічного, електротехнічного обладнання турбінноговідділення й систем керування енергоблоком.</text:p>
      <text:p text:style-name="P4">
Крім того, вичерпано термін експлуатації частини обладнання, яке підлягаєнегайній заміні. Зокрема, понад 1000 одиниць тепломеханічного обладнання та щебільше 100 — електротехнічного.</text:p>
      <text:p text:style-name="P4">
Комплекс цих порушень має серйозні наслідки й в багато разів збільшує ризиквідмови систем, які можуть призвести до аварійної ситуації. В такому разі,радіаційного впливу можуть зазнати країни Європи.</text:p>
      <text:p text:style-name="P4">
ДП «НАЕК «Енергоатом», на виконання рішення Державної інспекції ядерногорегулювання України, багаторазово закликало перевести енергоблок № 5 ЗАЕС убільш безпечний — «холодний зупин». На минулому тижні ДІЯРУ направило листа доМАГАТЕ із закликом посприяти припису. Та попри залучення до процесуміжнародних організацій, усі зусилля не досягли мети.</text:p>
      <text:p text:style-name="P4">
Source: <text:a xlink:type="simple" xlink:href="https://armyinform.com.ua/2023/07/06/vidmova-rashystiv-perevodyty-pyatyj-energoblok-zaes-v-stan-holodnyj-zupyn-mozhe-pryzvesty-do-masshtabnogo-vykydu-radiacziyi/" text:style-name="Internet_20_link" text:visited-style-name="Visited_20_Internet_20_Link">
https://armyinform.com.ua/2023/07/06/vidmova-rashystiv-perevodyty-pyatyj-energoblok-zaes-v-stan-holodnyj-zupyn-mozhe-pryzvesty-do-masshtabnogo-vykydu-radiacziyi/</text:a>
</text:p>
      <!--NEWS-->
      <text:h text:style-name="P10" text:outline-level="1">
<text:span text:style-name="T4">
США підтримають реформи в Україні на шляху до НАТО - Білий дім</text:span>
</text:h>
      <text:p text:style-name="P4">
Authors: Ukrinform (Person)</text:p>
      <text:p text:style-name="P4">
Publisher: Укринформ (Organization)</text:p>
      <text:p text:style-name="P4">
Published Time: 2023-07-07T-10:22:00+03:00</text:p>
      <text:p text:style-name="P4">
Modified Time: 2023-07-07T20:22:00+03:00</text:p>
      <text:p text:style-name="P4">
Description: Сполучені Штати дотримуються позиції, що Україна має відповідати всім стандартам НАТО перед набуттям членства, та націлені на продовження взаємодії з українською стороною, щоби вона могла виконати всі необхідні для цього реформи. — Укрінформ.</text:p>
      <text:p text:style-name="P4">
Images: ['<text:a xlink:type="simple" xlink:href="https://static.ukrinform.com/photos/2018_02/thumb_files/630_360_1519207950-5134.jpg" text:style-name="Internet_20_link" text:visited-style-name="Visited_20_Internet_20_Link">
630_360_15192...</text:a>
']</text:p>
      <text:p text:style-name="P4">
Tags: ['НАТО', 'США', 'Україна']</text:p>
      <text:p text:style-name="P4">
Type: Article</text:p>
      <!--METADATA-->
      <text:p text:style-name="P4">
<draw:frame draw:style-name="fr1" draw:name="Image34" text:anchor-type="as-char" svg:width="6.9236in" svg:height="3.956343in" draw:z-index="0">
<draw:image xlink:href="../Images/yкринформ/2023-07-07T-10-22-00-03-00/630_360_1519207950-5134.jpg" xlink:type="simple" xlink:show="embed" xlink:actuate="onLoad" draw:mime-type="image/jpeg"/>
</draw:frame>
Сполучені Штати дотримуються позиції, що Україна має відповідати всімстандартам НАТО перед набуттям членства, та націлені на продовження взаємодіїз українською стороною, щоби вона могла виконати всі необхідні для цьогореформи.</text:p>
      <text:p text:style-name="P4">
Про це заявила під час онлайн-брифінгу старший директор Ради нацбезпеки Білогодому з питань Європи Аманда Слоат, передає кореспондент Укрінформу.</text:p>
      <text:p text:style-name="P4">
«Президент (Байден – ред.) висловився про це доволі прямо й сказав, що Українідоведеться провести реформи, щоби відповідати тим самим стандартам, що й будь-яка інша країна НАТО, перш ніж приєднатися», - зауважила Слоат.</text:p>
      <text:p text:style-name="P4">
За її словами, існують стандарти, які <text:a xlink:type="simple" xlink:href="https://www.ukrinform.ua/tag-nato" text:style-name="Internet_20_link" text:visited-style-name="Visited_20_Internet_20_Link">
 Альянс </text:a>
 встановлює для всіх членів, і Україна має їх досягти.</text:p>
      <text:p text:style-name="P4">
«І звісно ж, те, що ми продовжуємо робити зараз і робитимемо надалі, цепрацюватимемо з Україною, щоби бути певними, що вони здатні це зробити», -підкреслила Слоат.</text:p>
      <text:p text:style-name="P4">
<text:span text:style-name="T4">
Читайте також:</text:span>
 <text:a xlink:type="simple" xlink:href="https://www.ukrinform.ua/rubric-polytics/3729165-es-ne-mae-znizuvati-planku-sodo-clenstva-dla-ukraini-mzs-danii.html" text:style-name="Internet_20_link" text:visited-style-name="Visited_20_Internet_20_Link">
 ЄС не має «знижувати планку» щодо членства для України -МЗС Данії </text:a>
</text:p>
      <text:p text:style-name="P4">
Крім того, представниця адміністрації США повідомила, що тривають активніпереговори з Києвом, а також союзниками й партнерами щодо визначення гарантійбезпеки для України після завершення війни. У цьому зв’язку вона підкреслила,що Сполучені Штати віддані продовженню підтримки, якої потребують українці.</text:p>
      <text:p text:style-name="P4">
<text:span text:style-name="T4">
Читайте також:</text:span>
 <text:a xlink:type="simple" xlink:href="https://www.ukrinform.ua/rubric-world/3732798-u-bilomu-domi-prokomentuvali-peregovori-ekscinovnikiv-ssa-z-rosieu-pro-ukrainu.html" text:style-name="Internet_20_link" text:visited-style-name="Visited_20_Internet_20_Link">
 У Білому домі прокоментували переговори ексчиновників<text:span text:style-name="T4">
США</text:span>
 з Росією про Україну </text:a>
</text:p>
      <text:p text:style-name="P4">
«Тому ми обговорюємо з ними структури та формати, щоби мати можливість робитице ефективно», - зазначила представниця Білого дому.</text:p>
      <text:p text:style-name="P4">
Як повідомляв Укрінформ, за словами постійної представниці США при НАТО послаДжуліанн Смітт, <text:a xlink:type="simple" xlink:href="https://www.ukrinform.ua/rubric-polytics/3732938-ukraina-na-samiti-u-vilnusi-moze-rozrahovuvati-na-potuznisij-signal-niz-u-buharesti-posol-ssa.html" text:style-name="Internet_20_link" text:visited-style-name="Visited_20_Internet_20_Link">
 Україна на саміті в Вільнюсі може розраховувати на більшпотужний сигнал з боку Альянсу </text:a>
 , ніж у 2008 році на зустрічі вБухаресті.</text:p>
      <text:p text:style-name="P4">
Source: <text:a xlink:type="simple" xlink:href="https://www.ukrinform.ua/rubric-polytics/3732947-ssa-pidtrimaut-reformi-v-ukraini-na-slahu-do-nato-bilij-dim.html" text:style-name="Internet_20_link" text:visited-style-name="Visited_20_Internet_20_Link">
https://www.ukrinform.ua/rubric-polytics/3732947-ssa-pidtrimaut-reformi-v-ukraini-na-slahu-do-nato-bilij-dim.html</text:a>
</text:p>
      <!--NEWS-->
      <text:h text:style-name="P10" text:outline-level="1">
<text:span text:style-name="T4">
At Maryinka direction Russian army shelled Krasnohorivka, Heorhiyivka, Maksymilyanivka, Hostr...</text:span>
</text:h>
      <text:p text:style-name="P4">
Authors: liveuamap (Language: en)</text:p>
      <text:p text:style-name="P4">
Time: 2023-07-07T-10:25:00</text:p>
      <text:p text:style-name="P4">
Location: Donetsk Oblast (Latitude:47.91531 Longtitude:37.46218)</text:p>
      <text:p text:style-name="P4">
Videos: []</text:p>
      <text:p text:style-name="P4">
Images: []</text:p>
      <text:p text:style-name="P4">
Tags: ["Russia"]</text:p>
      <text:p text:style-name="P4">
ID: 22574464</text:p>
      <!--METADATA-->
      <text:p text:style-name="P4">
At Maryinka direction Russian army shelled Krasnohorivka, Heorhiyivka,Maksymilyanivka, Hostre, Maryinka and Pobyeda of Donetsk region. Russianaviation conducted airstrikes at Krasnohorivka, - General Staff of ArmedForces of Ukraine says in the morning report</text:p>
      <text:p text:style-name="P4">
News Collection Link: <text:a xlink:type="simple" xlink:href="https:\/\/liveuamap.com\/en\/2023\/7-july-at-maryinka-direction-russian-army-shelled-krasnohorivka" text:style-name="Internet_20_link" text:visited-style-name="Visited_20_Internet_20_Link">
https:\/\/liveuamap.com\/en\/2023\/7-july-at-maryinka-direction-russian-army-shelled-krasnohorivka</text:a>
</text:p>
      <text:p text:style-name="P4">
Source: <text:a xlink:type="simple" xlink:href="https://t.me/lumsrc/5295" text:style-name="Internet_20_link" text:visited-style-name="Visited_20_Internet_20_Link">
https://t.me/lumsrc/5295</text:a>
</text:p>
      <!--NEWS-->
      <text:h text:style-name="P10" text:outline-level="1">
<text:span text:style-name="T4">
Леся Цуренко увійшла в історію, вигравши найтриваліший тайбрейк на Grand Slam</text:span>
</text:h>
      <text:p text:style-name="P4">
Authors: Ukrinform (Person)</text:p>
      <text:p text:style-name="P4">
Publisher: Укринформ (Organization)</text:p>
      <text:p text:style-name="P4">
Published Time: 2023-07-07T-11:22:00+03:00</text:p>
      <text:p text:style-name="P4">
Modified Time: 2023-07-07T20:22:00+03:00</text:p>
      <text:p text:style-name="P4">
Description: Українка Леся Цуренко після вольової перемоги над румункою Аною Богдан (4:6, 6:3, 7:6 (20:18) у третьому колі Вімблдонського турніру стала володаркою рекорду - найтривалішому тайбрейку в історії серії Grand Slam. — Укрінформ.</text:p>
      <text:p text:style-name="P4">
Images: ['<text:a xlink:type="simple" xlink:href="https://static.ukrinform.com/photos/2023_07/thumb_files/630_360_1688750567-359.jpg" text:style-name="Internet_20_link" text:visited-style-name="Visited_20_Internet_20_Link">
630_360_16887...</text:a>
']</text:p>
      <text:p text:style-name="P4">
Tags: ['Цуренко', 'Теніс', 'Вімблдон']</text:p>
      <text:p text:style-name="P4">
Type: Article</text:p>
      <!--METADATA-->
      <text:p text:style-name="P4">
<draw:frame draw:style-name="fr1" draw:name="Image35" text:anchor-type="as-char" svg:width="6.9236in" svg:height="3.956343in" draw:z-index="0">
<draw:image xlink:href="../Images/yкринформ/2023-07-07T-11-22-00-03-00/630_360_1688750567-359.jpg" xlink:type="simple" xlink:show="embed" xlink:actuate="onLoad" draw:mime-type="image/jpeg"/>
</draw:frame>
 УкраїнкаЛеся Цуренко після вольової перемоги над румункою Аною Богдан (4:6, 6:3, 7:6(20:18) у третьому колі Вімблдонського турніру стала володаркою рекорду -найтривалішому тайбрейку в історії серії Grand Slam.</text:p>
      <text:p text:style-name="P4">
Цуренко вирвала перемогу у вирішальному сеті, врятувавшм у фінальномутайбрейку 5 матчболів, передає Укрінформ.</text:p>
      <text:p text:style-name="P4">
Тайбрейк у фінальному сеті між Лесею Цуренко та Аною Богдан із 38 очками єнайтривалішим у жіночому одиночному розряді турнірів серії Grand Slam вісторії.</text:p>
      <text:p text:style-name="P4">
<text:span text:style-name="T4">
Читайте також:</text:span>
 <text:a xlink:type="simple" xlink:href="https://www.ukrinform.ua/rubric-sports/3732911-curenko-vijsla-do-cetvertogo-kola-vimbldona.html" text:style-name="Internet_20_link" text:visited-style-name="Visited_20_Internet_20_Link">
 <text:span text:style-name="T4">
Цуренко</text:span>
 вийшла до четвертого кола Вімблдона</text:a>
</text:p>
      <text:p text:style-name="P4">
Путівку до чвертьфіналу Цуренко розіграє з посіяною під 4-м номеромамериканкою Джессікою Пегулою, яка взяла гору над італійкою ЕлізабетоюКоччератто (6:4, 6:0).</text:p>
      <text:p text:style-name="P4">
Фото: Getty Images.</text:p>
      <text:p text:style-name="P4">
Source: <text:a xlink:type="simple" xlink:href="https://www.ukrinform.ua/rubric-sports/3732946-curenko-uvijsla-v-istoriu-vigravsi-najtrivalisij-tajbrejk-na-grand-slam.html" text:style-name="Internet_20_link" text:visited-style-name="Visited_20_Internet_20_Link">
https://www.ukrinform.ua/rubric-sports/3732946-curenko-uvijsla-v-istoriu-vigravsi-najtrivalisij-tajbrejk-na-grand-slam.html</text:a>
</text:p>
      <!--NEWS-->
      <text:h text:style-name="P10" text:outline-level="1">
<text:span text:style-name="T4">
Зеленський прибув у Туреччину на переговори з Ердоганом</text:span>
</text:h>
      <text:p text:style-name="P4">
Authors: Ukrinform (Person)</text:p>
      <text:p text:style-name="P4">
Publisher: Укринформ (Organization)</text:p>
      <text:p text:style-name="P4">
Published Time: 2023-07-07T-12:20:00+03:00</text:p>
      <text:p text:style-name="P4">
Modified Time: 2023-07-07T20:20:00+03:00</text:p>
      <text:p text:style-name="P4">
Description: Президент України Володимир Зеленський прибув до Туреччини, де з Президентом Реджепом Таїпом Ердоганом проведе переговор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Ердоган', 'Туреччина', 'Зеленський']</text:p>
      <text:p text:style-name="P4">
Type: Article</text:p>
      <!--METADATA-->
      <text:p text:style-name="P4">
<draw:frame draw:style-name="fr1" draw:name="Image36" text:anchor-type="as-char" svg:width="6.9236in" svg:height="3.956343in" draw:z-index="0">
<draw:image xlink:href="../Images/yкринформ/2023-07-07T-12-20-00-03-00/630_360_1685119271-129.jpeg" xlink:type="simple" xlink:show="embed" xlink:actuate="onLoad" draw:mime-type="image/jpeg"/>
</draw:frame>
Президент України Володимир Зеленський прибув до Туреччини, де з ПрезидентомРеджепом Таїпом Ердоганом проведе переговори.</text:p>
      <text:p text:style-name="P4">
Про це він написав у <text:a xlink:type="simple" xlink:href="https://t.me/V_Zelenskiy_official/6893" text:style-name="Internet_20_link" text:visited-style-name="Visited_20_Internet_20_Link">
 Телеграмі </text:a>
 ,передає Укрінформу.</text:p>
      <text:p text:style-name="P4">
«Завершуємо насичений день у Туреччині. Переговори з Президентом РеджепомТаїпом Ердоганом. Координація позицій по ФормулаМиру, саміту НАТО, гарантіямбезпеки та зерновій ініціативі. Відбудова України, оборонні контракти міжнашими підприємствами», - зазначив глава держави.</text:p>
      <text:p text:style-name="P4">
<text:span text:style-name="T4">
Читайте також:</text:span>
 <text:a xlink:type="simple" xlink:href="https://www.ukrinform.ua/rubric-polytics/3732568-zelenskij-ta-erdogan-zustrinutsa-sogodni-v-stambuli.html" text:style-name="Internet_20_link" text:visited-style-name="Visited_20_Internet_20_Link">
 <text:span text:style-name="T4">
Зеленський</text:span>
 та <text:span text:style-name="T4">
Ердоган</text:span>
 <text:span text:style-name="T4">
зустрінуться</text:span>
<text:span text:style-name="T4">
сьогодні</text:span>
 в <text:span text:style-name="T4">
Стамбулі</text:span>
 </text:a>
</text:p>
      <text:p text:style-name="P4">
Наприкінці зустрічі в Стамбулі очікується проведення пресконференції.</text:p>
      <text:p text:style-name="P4">
Як повідомляв Укрінформ, у п'ятницю Президент Володимир <text:a xlink:type="simple" xlink:href="http://www.ukrinform.ua/rubric-polytics/3732767-zelenskij-zustrivsa-z-prezidentkou-slovaccini.html" text:style-name="Internet_20_link" text:visited-style-name="Visited_20_Internet_20_Link">
 Зеленський мавзустріч із Президентом Словаччини </text:a>
 ЗузаноюЧапутовою, адже вдень перебував з візитом у Словаччині.</text:p>
      <text:p text:style-name="P4">
Раніше він відвідав <text:a xlink:type="simple" xlink:href="https://www.ukrinform.ua/rubric-polytics/3732479-zelenskij-zustricaetsa-z-prezidentom-cehii-pavelom.html" text:style-name="Internet_20_link" text:visited-style-name="Visited_20_Internet_20_Link">
 Чехію </text:a>
 таБолгарію.</text:p>
      <text:p text:style-name="P4">
<text:span text:style-name="T5">
Фото: ОП</text:span>
</text:p>
      <text:p text:style-name="P4">
Source: <text:a xlink:type="simple" xlink:href="https://www.ukrinform.ua/rubric-polytics/3732945-zelenskij-pribuv-u-tureccinu-na-peregovori-z-erdoganom.html" text:style-name="Internet_20_link" text:visited-style-name="Visited_20_Internet_20_Link">
https://www.ukrinform.ua/rubric-polytics/3732945-zelenskij-pribuv-u-tureccinu-na-peregovori-z-erdoganom.html</text:a>
</text:p>
      <!--NEWS-->
      <text:h text:style-name="P10" text:outline-level="1">
<text:span text:style-name="T4">
At Shakhtarske direction Russian army shelled Blahodatne, Vuhledar, Zolota Nyva, Shakhtarske ...</text:span>
</text:h>
      <text:p text:style-name="P4">
Authors: liveuamap (Language: en)</text:p>
      <text:p text:style-name="P4">
Time: 2023-07-07T-12:25:00</text:p>
      <text:p text:style-name="P4">
Location: Vuhledar, Donetsk Oblast (Latitude:47.77971 Longtitude:37.24503)</text:p>
      <text:p text:style-name="P4">
Videos: []</text:p>
      <text:p text:style-name="P4">
Images: []</text:p>
      <text:p text:style-name="P4">
Tags: ["Russia"]</text:p>
      <text:p text:style-name="P4">
ID: 22574463</text:p>
      <!--METADATA-->
      <text:p text:style-name="P4">
At Shakhtarske direction Russian army shelled Blahodatne, Vuhledar, ZolotaNyva, Shakhtarske and Velyka Novosilka of Donetsk region. Russian aviationconducted airstrikes at Vuhledar, - General Staff of Armed Forces of Ukrainesays in the morning report</text:p>
      <text:p text:style-name="P4">
News Collection Link: <text:a xlink:type="simple" xlink:href="https:\/\/liveuamap.com\/en\/2023\/7-july-at-shakhtarske-direction-russian-army-shelled-blahodatne" text:style-name="Internet_20_link" text:visited-style-name="Visited_20_Internet_20_Link">
https:\/\/liveuamap.com\/en\/2023\/7-july-at-shakhtarske-direction-russian-army-shelled-blahodatne</text:a>
</text:p>
      <text:p text:style-name="P4">
Source: <text:a xlink:type="simple" xlink:href="https://t.me/lumsrc/5296" text:style-name="Internet_20_link" text:visited-style-name="Visited_20_Internet_20_Link">
https://t.me/lumsrc/5296</text:a>
</text:p>
      <!--NEWS-->
      <text:h text:style-name="P10" text:outline-level="1">
<text:span text:style-name="T4">
«Дударик» на фестивалі у Латвії виконав Гімн України із 15 тисячами хористів</text:span>
</text:h>
      <text:p text:style-name="P4">
Authors: Ukrinform (Person)</text:p>
      <text:p text:style-name="P4">
Publisher: Укринформ (Organization)</text:p>
      <text:p text:style-name="P4">
Published Time: 2023-07-07T-13:15:00+03:00</text:p>
      <text:p text:style-name="P4">
Modified Time: 2023-07-07T20:15:00+03:00</text:p>
      <text:p text:style-name="P4">
Description: Львівська національна академічна чоловіча хорова капела «Дударик» бере участь у ювілейному 150 хоровому фестивалі у місті Рига (Латвія). Український колектив виконав Гімн України із 15 000 хористів. — Укрінформ.</text:p>
      <text:p text:style-name="P4">
Images: ['<text:a xlink:type="simple" xlink:href="https://static.ukrinform.com/photos/2023_07/thumb_files/630_360_1688749688-958.jpg" text:style-name="Internet_20_link" text:visited-style-name="Visited_20_Internet_20_Link">
630_360_16887...</text:a>
']</text:p>
      <text:p text:style-name="P4">
Tags: ['Гімн', 'Латвія', 'Музика', 'Україна', 'Капела']</text:p>
      <text:p text:style-name="P4">
Type: Article</text:p>
      <!--METADATA-->
      <text:p text:style-name="P4">
<draw:frame draw:style-name="fr1" draw:name="Image37" text:anchor-type="as-char" svg:width="6.9236in" svg:height="3.956343in" draw:z-index="0">
<draw:image xlink:href="../Images/yкринформ/2023-07-07T-13-15-00-03-00/630_360_1688749688-958.jpg" xlink:type="simple" xlink:show="embed" xlink:actuate="onLoad" draw:mime-type="image/jpeg"/>
</draw:frame>
 Львівськанаціональна академічна чоловіча хорова капела «Дударик» бере участь уювілейному 150 хоровому фестивалі у місті Рига (Латвія). Український колективвиконав Гімн України із 15 000 хористів.</text:p>
      <text:p text:style-name="P4">
Про це кореспондентові Укрінформу повідомила пресслужба капели.</text:p>
      <text:p text:style-name="P4">
_<text:span text:style-name="T4">
Відео</text:span>
 : <text:a xlink:type="simple" xlink:href="https://www.youtube.com/watch" text:style-name="Internet_20_link" text:visited-style-name="Visited_20_Internet_20_Link">
 DudarykLviv </text:a>
 _</text:p>
      <text:p text:style-name="P4">
«До фестивалю прикута увага усієї Латвії і світової громадськості впродовжцілого тижня. І головним цьогорічним висловом (меседжем) є деклараціяпідтримки українського народу у боротьбі за незалежність і за саме існування.В такий спосіб Латвія промовляє до цілого цивілізованого світу - Перемога будеза Україною!", - наголосив керівник та диригент «Дударика» Дмитро Кацал.</text:p>
      <text:p text:style-name="P4">
 <text:span text:style-name="T5">
Фото: Львівськаоблрада</text:span>
</text:p>
      <text:p text:style-name="P4">
«Дударик» - єдиний закордонний колектив, запрошений на цю подію. Цей фестивальвважається найбільшою хоровою подією в світі. Окрім того, він є шедевром усноїі нематеріальної спадщини людства. Вселатвійське свято пісні і танцюпроводиться з 1873 року кожні п'ять років.</text:p>
      <text:p text:style-name="P4">
Одночасно на фестивалі збираються понад 40 тисяч виконавців.</text:p>
      <text:p text:style-name="P4">
<text:span text:style-name="T4">
Читайте також:</text:span>
 <text:a xlink:type="simple" xlink:href="https://www.ukrinform.ua/rubric-culture/3731927-u-pidzemelli-medzibizkogo-zamku-znali-klip-u-vikonanni-vosmiricnoi-skolarki.html" text:style-name="Internet_20_link" text:visited-style-name="Visited_20_Internet_20_Link">
 У підземеллі Меджибізького замку зняли <text:span text:style-name="T4">
кліп</text:span>
 увиконанні восьмирічної школярки </text:a>
</text:p>
      <text:p text:style-name="P4">
У репертуарі фестивалю - народні та класичні хорові <text:a xlink:type="simple" xlink:href="https://www.ukrinform.ua/tag-pisna" text:style-name="Internet_20_link" text:visited-style-name="Visited_20_Internet_20_Link">
 пісні</text:a>
 , які виконувалися акапельно, протеостаннім часом сучасні популярні пісні були теж включені в репертуар.</text:p>
      <text:p text:style-name="P4">
Як повідомляв Укрінформ, <text:a xlink:type="simple" xlink:href="https://www.ukrinform.ua/rubric-culture/3602117-nacionalna-kapela-dudarik-zibrala-kosti-na-bezpilotnik-dla-vijskovih.html" text:style-name="Internet_20_link" text:visited-style-name="Visited_20_Internet_20_Link">
 Національна капела «Дударик»</text:a>
 завдяки благодійномумистецькому марафону завершила збір коштів на безпілотник для 24 ОМБр іменіКороля Данила.</text:p>
      <text:p text:style-name="P4">
<text:span text:style-name="T5">
Фото: Львівська ОВА</text:span>
</text:p>
      <text:p text:style-name="P4">
Source: <text:a xlink:type="simple" xlink:href="https://www.ukrinform.ua/rubric-culture/3732944-dudarik-na-festivali-u-latvii-vikonav-gimn-ukraini-iz-15-tisacami-horistiv.html" text:style-name="Internet_20_link" text:visited-style-name="Visited_20_Internet_20_Link">
https://www.ukrinform.ua/rubric-culture/3732944-dudarik-na-festivali-u-latvii-vikonav-gimn-ukraini-iz-15-tisacami-horistiv.html</text:a>
</text:p>
      <!--NEWS-->
      <text:h text:style-name="P10" text:outline-level="1">
<text:span text:style-name="T4">
At Zaporizhzhia and Kherson directions Russian army shelled Malynivka, Huliaipole, Zaliznychn...</text:span>
</text:h>
      <text:p text:style-name="P4">
Authors: liveuamap (Language: en)</text:p>
      <text:p text:style-name="P4">
Time: 2023-07-07T-14:25:00</text:p>
      <text:p text:style-name="P4">
Location: Zaporizhzhia (Latitude:47.60269 Longtitude:35.8877)</text:p>
      <text:p text:style-name="P4">
Videos: []</text:p>
      <text:p text:style-name="P4">
Images: []</text:p>
      <text:p text:style-name="P4">
Tags: ["Russia"]</text:p>
      <text:p text:style-name="P4">
ID: 22574462</text:p>
      <!--METADATA-->
      <text:p text:style-name="P4">
At Zaporizhzhia and Kherson directions Russian army shelled Malynivka,Huliaipole, Zaliznychne, Yehorivka, Mala Tokmachka of Zaporizhzhia region;Marhanets community of Dnipropetrovsk region; Zolota Balka, Sadove, Antonivka,Pryozerne of Kherson region and Kherson city. Russian aviation conductedairstrikes at Velyka Novosilka of Donetsk region; Novodarivka, ChervonaKrynytsya, Novodanylivka of Zaporizhzhia region and Zmiyivka, Dachi andKomyshany of Kherson region, - General Staff of Armed Forces of Ukraine saysin the morning report</text:p>
      <text:p text:style-name="P4">
News Collection Link: <text:a xlink:type="simple" xlink:href="https:\/\/liveuamap.com\/en\/2023\/7-july-at-zaporizhzhia-and-kherson-directions-russian-army" text:style-name="Internet_20_link" text:visited-style-name="Visited_20_Internet_20_Link">
https:\/\/liveuamap.com\/en\/2023\/7-july-at-zaporizhzhia-and-kherson-directions-russian-army</text:a>
</text:p>
      <text:p text:style-name="P4">
Source: <text:a xlink:type="simple" xlink:href="https://t.me/lumsrc/5297" text:style-name="Internet_20_link" text:visited-style-name="Visited_20_Internet_20_Link">
https://t.me/lumsrc/529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7T-16:25:00</text:p>
      <text:p text:style-name="P4">
Location: Donetsk (Latitude:47.84727 Longtitude:37.50252)</text:p>
      <text:p text:style-name="P4">
Videos: []</text:p>
      <text:p text:style-name="P4">
Images: []</text:p>
      <text:p text:style-name="P4">
Tags: ["Russia"]</text:p>
      <text:p text:style-name="P4">
ID: 22574461</text:p>
      <!--METADATA-->
      <text:p text:style-name="P4">
Russian forces conducting offensive actions in Donetsk and Luhansk regions.Ukrainian military had 30 combat engagements with Russian forces nearKarmazynivka of Luhansk region, Berkhivka, Bakhmut, Klischiyivka, Pervomayske,Maryinka, Novomykhaylivka of Donetsk region, - General Staff of Armed Forcesof Ukraine says in the morning report</text:p>
      <text:p text:style-name="P4">
News Collection Link: <text:a xlink:type="simple" xlink:href="https:\/\/liveuamap.com\/en\/2023\/7-july-russian-forces-conducting-offensive-actions-in-donetsk" text:style-name="Internet_20_link" text:visited-style-name="Visited_20_Internet_20_Link">
https:\/\/liveuamap.com\/en\/2023\/7-july-russian-forces-conducting-offensive-actions-in-donetsk</text:a>
</text:p>
      <text:p text:style-name="P4">
Source: <text:a xlink:type="simple" xlink:href="https://t.me/lumsrc/5298" text:style-name="Internet_20_link" text:visited-style-name="Visited_20_Internet_20_Link">
https://t.me/lumsrc/5298</text:a>
</text:p>
      <!--NEWS-->
      <text:h text:style-name="P10" text:outline-level="1">
<text:span text:style-name="T4">
Директора «Київбудреконструкції» підозрюють у розкраданні на ремонті ліфтів</text:span>
</text:h>
      <text:p text:style-name="P4">
Authors: Ukrinform (Person)</text:p>
      <text:p text:style-name="P4">
Publisher: Укринформ (Organization)</text:p>
      <text:p text:style-name="P4">
Published Time: 2023-07-07T-17:45:00+03:00</text:p>
      <text:p text:style-name="P4">
Modified Time: 2023-07-07T17:45:00+03:00</text:p>
      <text:p text:style-name="P4">
Description: У Києві повіломили про підозру директору комунального підприємства «Київбудреконструкція» і керівнику підрядної організації у розкраданні бюджетних коштів на ремонті ліфтів. — Укрінформ.</text:p>
      <text:p text:style-name="P4">
Images: ['<text:a xlink:type="simple" xlink:href="https://static.ukrinform.com/photos/2020_07/thumb_files/630_360_1594301025-589.jpg" text:style-name="Internet_20_link" text:visited-style-name="Visited_20_Internet_20_Link">
630_360_15943...</text:a>
']</text:p>
      <text:p text:style-name="P4">
Tags: ['Підозра', 'Київ', 'Офіс генпрокурора']</text:p>
      <text:p text:style-name="P4">
Type: Article</text:p>
      <!--METADATA-->
      <text:p text:style-name="P4">
<draw:frame draw:style-name="fr1" draw:name="Image39" text:anchor-type="as-char" svg:width="6.9236in" svg:height="3.956343in" draw:z-index="0">
<draw:image xlink:href="../Images/yкринформ/2023-07-07T-17-45-00-03-00/630_360_1594301025-589.jpg" xlink:type="simple" xlink:show="embed" xlink:actuate="onLoad" draw:mime-type="image/jpeg"/>
</draw:frame>
 У Києвіповіломили про підозру директору комунального підприємства«Київбудреконструкція» і керівнику підрядної організації у розкраданнібюджетних коштів на ремонті ліфтів.</text:p>
      <text:p text:style-name="P4">
Як передає Укрінформ, про це повідомляє <text:a xlink:type="simple" xlink:href="http://www.gp.gov.ua/ua/posts/rozkradannya-byudzetnix-kostiv-na-remonti-liftiv-vikrito-kerivnikiv-komunalnogo-pidprijemstva-ta-pidryadnix-organizacii" text:style-name="Internet_20_link" text:visited-style-name="Visited_20_Internet_20_Link">
 Офіс генерального прокурора.</text:a>
</text:p>
      <text:p text:style-name="P4">
За процесуального керівництва Київської міської прокуратури директорукомунального підприємства «Дирекція з капітального будівництва тареконструкції «Київбудреконструкція» та керівнику підприємства-підрядникаповідомлено про підозру у розтраті бюджетних коштів (ч. 5 ст. 191Кримінального кодексу України).</text:p>
      <text:p text:style-name="P4">
За даними слідства, службові особи комунального підприємства, діючи вінтересах суб’єктів господарювання, укладали з ними договори підряду напроведення робіт з реконструкції ліфтів у житлових будинках <text:a xlink:type="simple" xlink:href="https://www.ukrinform.ua/tag-kiiv" text:style-name="Internet_20_link" text:visited-style-name="Visited_20_Internet_20_Link">
 Києва</text:a>
 .</text:p>
      <text:p text:style-name="P4">
Підрядники, будучи між собою у змові, через підконтрольні фірми здійснювализакупівлю ліфтів та комплектуючих. Після цього поставляли їх комунальномупідприємству за ціною, значно вищою за ринкову. В окремих випадках завищеннявартості придбаних ліфтів становило більш ніж на 400 тис. грн за одиницю.</text:p>
      <text:p text:style-name="P4">
Встановлені на цей час збитки становлять понад 1,3 млн грн.</text:p>
      <text:p text:style-name="P4">
Крім того, у межах досудового розслідування зафіксовано особисті розмови міжпрацівниками підрядних організацій, відповідно до яких виконавці робіт зремонту ліфтів були обізнані у встановленні ними неякісного ліфтовогообладнання та свідомо припускали можливість виникнення людських жертв під часйого експлуатації.</text:p>
      <text:p text:style-name="P4">
На підставі ухвал суду правоохоронцями за місцем роботи та проживання осіб,причетних до протиправної схеми, проведено понад 20 обшуків.</text:p>
      <text:p text:style-name="P4">
Вирішується питання про обрання підозрюваним запобіжних заходів.</text:p>
      <text:p text:style-name="P4">
Триває перевірка інших угод, укладених цими суб’єктами господарськоїдіяльності з метою розтрати бюджетних коштів.</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text:p>
      <text:p text:style-name="P4">
Як повідомляв Укрінформ, <text:a xlink:type="simple" xlink:href="https://www.ukrinform.ua/rubric-kyiv/3732391-klicko-vidstoroniv-vid-obovazkiv-direktora-kiivbudrekonstrukcii.html" text:style-name="Internet_20_link" text:visited-style-name="Visited_20_Internet_20_Link">
 київський міський голова</text:a>
 Віталій Кличко відсторонив відвиконання службових обов’язків директора комунального підприємства"Київбудреконструкція" Анатолія Сульдіна.</text:p>
      <text:p text:style-name="P4">
<text:span text:style-name="T5">
Фото: RFE/RL</text:span>
</text:p>
      <text:p text:style-name="P4">
Source: <text:a xlink:type="simple" xlink:href="https://www.ukrinform.ua/rubric-kyiv/3732881-direktora-kiivbudrekonstrukcii-pidozruut-u-rozkradanni-na-remonti-liftiv.html" text:style-name="Internet_20_link" text:visited-style-name="Visited_20_Internet_20_Link">
https://www.ukrinform.ua/rubric-kyiv/3732881-direktora-kiivbudrekonstrukcii-pidozruut-u-rozkradanni-na-remonti-liftiv.html</text:a>
</text:p>
      <!--NEWS-->
      <text:h text:style-name="P10" text:outline-level="1">
<text:span text:style-name="T4">
МВФ покращив економічні прогнози щодо України</text:span>
</text:h>
      <text:p text:style-name="P4">
Authors: Ukrinform (Person)</text:p>
      <text:p text:style-name="P4">
Publisher: Укринформ (Organization)</text:p>
      <text:p text:style-name="P4">
Published Time: 2023-07-07T-18:43:00+03:00</text:p>
      <text:p text:style-name="P4">
Modified Time: 2023-07-07T17:43:00+03:00</text:p>
      <text:p text:style-name="P4">
Description: Зростання реального ВВП в Україні станом на травень вже досягло «плюс» 2,4% порівняно з «мінус» 29,1% наприкінці минулого року, при цьому зменшилися показники інфляції та покращилися умови на валютному ринку. — Укрінформ.</text:p>
      <text:p text:style-name="P4">
Images: ['<text:a xlink:type="simple" xlink:href="https://static.ukrinform.com/photos/2023_04/thumb_files/630_360_1680538218-164.jpg" text:style-name="Internet_20_link" text:visited-style-name="Visited_20_Internet_20_Link">
630_360_16805...</text:a>
']</text:p>
      <text:p text:style-name="P4">
Tags: ['Економіка', 'МВФ', 'Україна', 'ВВП']</text:p>
      <text:p text:style-name="P4">
Type: Article</text:p>
      <!--METADATA-->
      <text:p text:style-name="P4">
<draw:frame draw:style-name="fr1" draw:name="Image40" text:anchor-type="as-char" svg:width="6.9236in" svg:height="3.956343in" draw:z-index="0">
<draw:image xlink:href="../Images/yкринформ/2023-07-07T-18-43-00-03-00/630_360_1680538218-164.jpg" xlink:type="simple" xlink:show="embed" xlink:actuate="onLoad" draw:mime-type="image/jpeg"/>
</draw:frame>
 Зростанняреального ВВП в Україні станом на травень вже досягло «плюс» 2,4% порівняно з«мінус» 29,1% наприкінці минулого року, при цьому зменшилися показникиінфляції та покращилися умови на валютному ринку.</text:p>
      <text:p text:style-name="P4">
Про це йдеться в оприлюдненому у п’ятницю <text:a xlink:type="simple" xlink:href="https://www.imf.org/-/media/Files/Publications/CR/2023/English/1UKREA2023002.ashx" text:style-name="Internet_20_link" text:visited-style-name="Visited_20_Internet_20_Link">
 документі</text:a>
МВФ за підсумками першого перегляду програми розширеного фінансування (EFF)для України, передає Укрінформ.</text:p>
      <text:p text:style-name="P4">
«Останній аналіз даних свідчить про більш стійку економічну діяльність, ніж намомент затвердження програми EFF», - зазначається у документі.</text:p>
      <text:p text:style-name="P4">
Зокрема, переглянутий у бік покращення показник зростання реального ВВП в 2022році (з «мінус» 30,3% до «мінус» 29,1%). Це сталося завдяки більш потужнійдинаміці в IV кварталі минулого року, коли господарства та компанії в Українікраще адаптувалися до відключення електропостачання.</text:p>
      <text:p text:style-name="P4">
<text:span text:style-name="T4">
Читайте також:</text:span>
 <text:a xlink:type="simple" xlink:href="https://www.ukrinform.ua/rubric-economy/3730975-ukraina-otrimala-se-890-miljoniv-vid-mvf-minfin.html" text:style-name="Internet_20_link" text:visited-style-name="Visited_20_Internet_20_Link">
 Україна отримала ще $890 мільйонів від <text:span text:style-name="T4">
МВФ</text:span>
 - Мінфін</text:a>
</text:p>
      <text:p text:style-name="P4">
Крім того, у І кварталі 2023 року зростання ВВП підвищилося до «плюс» 2,4%,«що свідчить про значне відновлення економічної активності», а також подальшуадаптацію бізнесу й домогосподарств під час війни. «Опитування підприємствпідтверджують поліпшення настроїв», - зазначається у документі.</text:p>
      <text:p text:style-name="P4">
Натомість як непередбачений ризик вказується руйнування Каховської греблі, що«може вплинути на зростання через втрату орних земель, міграцію та порушенняроботи промислових об’єктів, у тому числі через брак води та електроенергії».</text:p>
      <text:p text:style-name="P4">
<text:span text:style-name="T4">
Читайте також:</text:span>
 <text:a xlink:type="simple" xlink:href="https://www.ukrinform.ua/rubric-economy/3731433-ukraina-cogoric-uze-otrimala-236-milarda-makrofinansovoi-dopomogi.html" text:style-name="Internet_20_link" text:visited-style-name="Visited_20_Internet_20_Link">
 Україна цьогоріч уже отримала $23,6 мільярдамакрофінансової допомоги </text:a>
</text:p>
      <text:p text:style-name="P4">
Показник інфляції в Україні станом на травень 2023 року знизився до 15,3% урічному вимірі з 26,6% станом на кінець 2022 року. Базова інфляція (невраховує зміни цін на продовольство й електроенергію) також знизилася до 15,6%у травні з 22,6% наприкінці 2022 року. Як зазначили у Фонді, це відобразилозусилля щодо оптимізації поставок продуктів харчування й пального, швидкоговідновлення енергетичного сектору після атак, а також зміцнення готівковогокурсу гривні.</text:p>
      <text:p text:style-name="P4">
Зауважується, що тарифи на електроенергію для домогосподарств зростуть більшніж на 60% з червня, однак це незначною мірою вплине на інфляцію через низькубазу.</text:p>
      <text:p text:style-name="P4">
Водночас зазначається, що в Україні покращилися умови на валютному ринку черезпродовження зовнішніх надходжень та сезонні чинники, зокрема продажі валютисільськогосподарськими виробниками. Різниця між офіційним та готівковимкурсами стабілізувався на рівні близько 2 - 4% з березня, тоді як місячнийчистий продаж валюти НБУ стабілізувався на рівні $1,6 мільярда в березні-травні порівняно з $2,9 мільярда узимку.</text:p>
      <text:p text:style-name="P4">
При цьому у <text:a xlink:type="simple" xlink:href="https://www.ukrinform.ua/tag-mvf" text:style-name="Internet_20_link" text:visited-style-name="Visited_20_Internet_20_Link">
 МВФ </text:a>
 вказали на погіршенняпоказників бюджетного дефіциту порівняно з минулим роком, «оскільки вищіприбутки були більш ніж компенсовані більшими витратами впродовж першихчотирьох місяців 2023 року». У цьому зв’язку зазначається, що сукупнийзагальний бюджетний дефіцит сягнув близько 185 мільярдів грн протягом першихчотирьох місяців року порівняно зі 130 млрд грн у цей же період минулого року.</text:p>
      <text:p text:style-name="P4">
Як повідомляв Укрінформ, Міністерство фінансів України <text:a xlink:type="simple" xlink:href="https://www.ukrinform.ua/rubric-economy/3732821-minfin-prognozue-cogoric-zrostanna-vvp-do-3.html" text:style-name="Internet_20_link" text:visited-style-name="Visited_20_Internet_20_Link">
 розраховує</text:a>
 , що зростання економіки за результатами 2023 рокупідвищиться до 3%.</text:p>
      <text:p text:style-name="P4">
Source: <text:a xlink:type="simple" xlink:href="https://www.ukrinform.ua/rubric-economy/3732879-mvf-pokrasiv-ekonomicni-prognozi-sodo-ukraini.html" text:style-name="Internet_20_link" text:visited-style-name="Visited_20_Internet_20_Link">
https://www.ukrinform.ua/rubric-economy/3732879-mvf-pokrasiv-ekonomicni-prognozi-sodo-ukraini.html</text:a>
</text:p>
      <!--NEWS-->
      <text:h text:style-name="P10" text:outline-level="1">
<text:span text:style-name="T4">
Українські веслувальники виграли «золото» та «срібло» на старті молодіжного ЧС-2023</text:span>
</text:h>
      <text:p text:style-name="P4">
Authors: Ukrinform (Person)</text:p>
      <text:p text:style-name="P4">
Publisher: Укринформ (Organization)</text:p>
      <text:p text:style-name="P4">
Published Time: 2023-07-07T-1:00:03+03:00</text:p>
      <text:p text:style-name="P4">
Modified Time: 2023-07-07T21:00:03+03:00</text:p>
      <text:p text:style-name="P4">
Description: Дві медалі приніс збірній України перший день фіналів на чемпіонаті світу з веслування на байдарках і каное серед юніорів та спортсменів до 23-х років, що проходить в італійському Ауронцо. — Укрінформ.</text:p>
      <text:p text:style-name="P4">
Images: ['<text:a xlink:type="simple" xlink:href="https://static.ukrinform.com/photos/2023_07/thumb_files/630_360_1688752651-864.jpg" text:style-name="Internet_20_link" text:visited-style-name="Visited_20_Internet_20_Link">
630_360_16887...</text:a>
']</text:p>
      <text:p text:style-name="P4">
Tags: ['Чемпіонат світу', 'Веслування на байдарках і каное', 'Молодь']</text:p>
      <text:p text:style-name="P4">
Type: Article</text:p>
      <!--METADATA-->
      <text:p text:style-name="P4">
<draw:frame draw:style-name="fr1" draw:name="Image41" text:anchor-type="as-char" svg:width="6.9236in" svg:height="3.956343in" draw:z-index="0">
<draw:image xlink:href="../Images/yкринформ/2023-07-07T-1-00-03-03-00/630_360_1688752651-864.jpg" xlink:type="simple" xlink:show="embed" xlink:actuate="onLoad" draw:mime-type="image/jpeg"/>
</draw:frame>
 Дві медаліприніс збірній України перший день фіналів на чемпіонаті світу з веслування набайдарках і каное серед юніорів та спортсменів до 23-х років, що проходить віталійському Ауронцо.</text:p>
      <text:p text:style-name="P4">
Як інформує <text:a xlink:type="simple" xlink:href="https://www.facebook.com/olympicua/posts/pfbid02AZCmY8xiNXDuxk5aajZYz41YTZf9jrdHCK9q1pXhQTLNgozD1cSVmWWeMydjFLhpl" text:style-name="Internet_20_link" text:visited-style-name="Visited_20_Internet_20_Link">
 пресслужба</text:a>
Національного олімпійського комітету України (НОК), переможцями першості світусеред юніорів у каное-двійці на дистанції 1000 метрів стали українці ЯрославВерблюд та Віталій Пристай, передає Укрінформ.</text:p>
      <text:p text:style-name="P4">
У цій же дисципліні - серед молоді - «срібло» вибороли Артем Четвертак таПавло Борсук.</text:p>
      <text:p text:style-name="P4">
<text:span text:style-name="T4">
Читайте також:</text:span>
 <text:a xlink:type="simple" xlink:href="https://www.ukrinform.ua/rubric-sports/3718351-ukrainski-vesluvalniki-vigrali-medalnij-zalik-kubka-svitu-u-bolgarii.html" text:style-name="Internet_20_link" text:visited-style-name="Visited_20_Internet_20_Link">
 Українські веслувальники виграли медальний залік Кубкасвіту у Болгарії </text:a>
</text:p>
      <text:p text:style-name="P4">
Змагання триватимуть до 9 липня.</text:p>
      <text:p text:style-name="P4">
Фото: НОК.</text:p>
      <text:p text:style-name="P4">
Source: <text:a xlink:type="simple" xlink:href="https://www.ukrinform.ua/rubric-sports/3732956-ukrainski-vesluvalniki-vigrali-zoloto-ta-sriblo-na-starti-molodiznogo-cs2023.html" text:style-name="Internet_20_link" text:visited-style-name="Visited_20_Internet_20_Link">
https://www.ukrinform.ua/rubric-sports/3732956-ukrainski-vesluvalniki-vigrali-zoloto-ta-sriblo-na-starti-molodiznogo-cs2023.html</text:a>
</text:p>
      <!--NEWS-->
      <text:h text:style-name="P10" text:outline-level="1">
<text:span text:style-name="T4">
Київ отримав ще шість вагонів метро із Польщі</text:span>
</text:h>
      <text:p text:style-name="P4">
Authors: Ukrinform (Person)</text:p>
      <text:p text:style-name="P4">
Publisher: Укринформ (Organization)</text:p>
      <text:p text:style-name="P4">
Published Time: 2023-07-07T-21:13:00+03:00</text:p>
      <text:p text:style-name="P4">
Modified Time: 2023-07-07T15:13:00+03:00</text:p>
      <text:p text:style-name="P4">
Description: Київський метрополітен отримав ще шість вагонів в рамках допомоги від колег із Варшави. — Укрінформ.</text:p>
      <text:p text:style-name="P4">
Images: ['<text:a xlink:type="simple" xlink:href="https://static.ukrinform.com/photos/2023_07/thumb_files/630_360_1688731841-951.png" text:style-name="Internet_20_link" text:visited-style-name="Visited_20_Internet_20_Link">
630_360_16887...</text:a>
']</text:p>
      <text:p text:style-name="P4">
Tags: ['Метро', 'Польща', 'Варшава', 'Київ', 'допомога', 'Вагони']</text:p>
      <text:p text:style-name="P4">
Type: Article</text:p>
      <!--METADATA-->
      <text:p text:style-name="P4">
<draw:frame draw:style-name="fr1" draw:name="Image42" text:anchor-type="as-char" svg:width="6.9236in" svg:height="3.956343in" draw:z-index="0">
<draw:image xlink:href="../Images/yкринформ/2023-07-07T-21-13-00-03-00/630_360_1688731841-951.png" xlink:type="simple" xlink:show="embed" xlink:actuate="onLoad" draw:mime-type="image/png"/>
</draw:frame>
 Київськийметрополітен отримав ще шість вагонів в рамках допомоги від колег із Варшави.</text:p>
      <text:p text:style-name="P4">
Як передає Укрінформ, про це повідомляє <text:a xlink:type="simple" xlink:href="http://kyivcity.gov.ua/news/kivskiy_metropoliten_otrimav_sche_shist_vagoniv_iz_polschi/" text:style-name="Internet_20_link" text:visited-style-name="Visited_20_Internet_20_Link">
 Київська міська державнаадміністрація.</text:a>
</text:p>
      <text:p text:style-name="P4">
«Днями ще шість варшавських вагонів прибули до <text:a xlink:type="simple" xlink:href="https://www.ukrinform.ua/tag-kiiv" text:style-name="Internet_20_link" text:visited-style-name="Visited_20_Internet_20_Link">
 Києва</text:a>
 в рамках технічної допомоги від польськихколег. Загалом столичне метро отримало 18 вагонів, постачання ще 42 плануєтьсядо кінця поточного року», - ідеться у повідомленні.</text:p>
      <text:p text:style-name="P4">
«Фахівці підприємства поетапно здійснюють огляд та перевірку отриманихвагонів, зокрема механічної частини. Попри те, що вагони серії № 81-717 такожексплуатуються на лініях київського метрополітену, є низка розбіжностей, якінеобхідно врахувати при огляді та перевірці всього обладнання», – зазначивначальник комунального підприємства «Київський метрополітен» ВікторБрагінський.</text:p>
      <text:p text:style-name="P4">
У КМДА нагадали, що інвентарний парк вагонів КП «Київський метрополітен»складає 821 вагон різних моделей та років випуску, із яких 656 вагоніврадянського виробництва.</text:p>
      <text:p text:style-name="P4">
Рухомий склад потребує обов’язкових регламентних робіт. Так, кожні 480 тисячкм (раз на 4 роки) вагони проходять заводський (від поточного до капітального)ремонт.</text:p>
      <text:p text:style-name="P4">
<text:span text:style-name="T4">
Читайте також:</text:span>
 <text:a xlink:type="simple" xlink:href="https://www.ukrinform.ua/rubric-kyiv/3694568-u-kiivskomu-metro-zapracuvala-ditaca-lokacia-vid-unisef.html" text:style-name="Internet_20_link" text:visited-style-name="Visited_20_Internet_20_Link">
 У київському метро запрацювала дитяча локація від ЮНІСЕФ</text:a>
</text:p>
      <text:p text:style-name="P4">
У рамках ремонтних робіт проводять профілактику та ревізію обладнання системикерування, гальмівної системи, двигунів та здійснюють інші заходи длязабезпечення безперебійної роботи рухомого складу та необхідного рівня безпекируху.</text:p>
      <text:p text:style-name="P4">
Як повідомляв Укрінформ, <text:a xlink:type="simple" xlink:href="https://www.ukrinform.ua/rubric-kyiv/3707770-stolica-otrimala-persu-partiu-novih-vagoniv-metro-vid-varsavi.html" text:style-name="Internet_20_link" text:visited-style-name="Visited_20_Internet_20_Link">
 у травні </text:a>
 київська підземка отримала першу партію - шість вагонівметрополітену - від Варшави як благодійну допомогу столиці.</text:p>
      <text:p text:style-name="P4">
<text:span text:style-name="T5">
Фото: kyivcity.gov.ua</text:span>
</text:p>
      <text:p text:style-name="P4">
Source: <text:a xlink:type="simple" xlink:href="https://www.ukrinform.ua/rubric-kyiv/3732785-kiiv-otrimav-se-sist-vagoniv-metro-iz-polsi.html" text:style-name="Internet_20_link" text:visited-style-name="Visited_20_Internet_20_Link">
https://www.ukrinform.ua/rubric-kyiv/3732785-kiiv-otrimav-se-sist-vagoniv-metro-iz-polsi.html</text:a>
</text:p>
      <!--NEWS-->
      <text:h text:style-name="P10" text:outline-level="1">
<text:span text:style-name="T4">
Голова Верховного суду каже, що немає підстав не допускати до роботи суддів-фігурантів справи Князєва</text:span>
</text:h>
      <text:p text:style-name="P4">
Authors: Ukrinform (Person)</text:p>
      <text:p text:style-name="P4">
Publisher: Укринформ (Organization)</text:p>
      <text:p text:style-name="P4">
Published Time: 2023-07-07T-22:05:00+03:00</text:p>
      <text:p text:style-name="P4">
Modified Time: 2023-07-07T15:05:00+03:00</text:p>
      <text:p text:style-name="P4">
Description: Голова Верховного Суду Станіслав Кравченко заявив, що не має правових підстав не допускати до роботи Великої палати суддів, які фігурують у справі отримання хабара ексголовою ВС Всеволодом Князєвим. — Укрінформ.</text:p>
      <text:p text:style-name="P4">
Images: ['<text:a xlink:type="simple" xlink:href="https://static.ukrinform.com/photos/2023_06/thumb_files/630_360_1686296040-584.jpg" text:style-name="Internet_20_link" text:visited-style-name="Visited_20_Internet_20_Link">
630_360_16862...</text:a>
']</text:p>
      <text:p text:style-name="P4">
Tags: ['Князєв', 'Судді', 'Верховний Суд', 'Корупція']</text:p>
      <text:p text:style-name="P4">
Type: Article</text:p>
      <!--METADATA-->
      <text:p text:style-name="P4">
<draw:frame draw:style-name="fr1" draw:name="Image43" text:anchor-type="as-char" svg:width="6.9236in" svg:height="3.956343in" draw:z-index="0">
<draw:image xlink:href="../Images/yкринформ/2023-07-07T-22-05-00-03-00/630_360_1686296040-584.jpg" xlink:type="simple" xlink:show="embed" xlink:actuate="onLoad" draw:mime-type="image/jpeg"/>
</draw:frame>
 ГоловаВерховного Суду Станіслав Кравченко заявив, що не має правових підстав недопускати до роботи Великої палати суддів, які фігурують у справі отриманняхабара ексголовою ВС Всеволодом Князєвим.</text:p>
      <text:p text:style-name="P4">
Про це він зазначив, відповідаючи на пресконференції на запитання Укрінформу,чи розпочали виконання суддівських обов'язків двоє суддів, у яких знайшлимічені купюри з хабаря.</text:p>
      <text:p text:style-name="P4">
"Безперечно, залишається проблемною робота Великої палати, але вона виглядаєтаким чином, що крім <text:a xlink:type="simple" xlink:href="https://www.ukrinform.ua/tag-knazev" text:style-name="Internet_20_link" text:visited-style-name="Visited_20_Internet_20_Link">
 Князєва </text:a>
 , нікомупідозра не пред'явлена, і ніхто з суддів від своїх обов'язків невідсторонений. У мене немає правових підстав не допускати до роботи. Тількислідство за погодженням з Вищою радою правосуддя, тобто ситуація фактично незмінилася", – сказав він.</text:p>
      <text:p text:style-name="P4">
<text:span text:style-name="T4">
Читайте також:</text:span>
 <text:a xlink:type="simple" xlink:href="https://www.ukrinform.ua/rubric-society/3731901-vaks-dozvoliv-prodovziti-do-16-zovtna-dosudove-rozsliduvanna-u-spravi-knazeva.html" text:style-name="Internet_20_link" text:visited-style-name="Visited_20_Internet_20_Link">
 <text:span text:style-name="T4">
ВАКС</text:span>
 <text:span text:style-name="T4">
дозволив</text:span>
 <text:span text:style-name="T4">
продовжити</text:span>
 до 16 <text:span text:style-name="T4">
жовтня</text:span>
<text:span text:style-name="T4">
досудове</text:span>
 <text:span text:style-name="T4">
розслідування</text:span>
 у <text:span text:style-name="T4">
справі</text:span>
 <text:span text:style-name="T4">
Князєва</text:span>
</text:a>
</text:p>
      <text:p text:style-name="P4">
"З приводу того, що були на певних Телеграм-каналах вкиди щодо двох суддів,трьох суддів, – мені про це нічого не відомо. Я думаю, що той, кому навітьвідомо, цього поки не озвучує, бо це таємниця слідства. По Великій палаті єсуддя, який пішов у відставку, є суддя, яка подала у відставку, є суддя, якахворіє, є суддя, яка у відпустці, чи двоє суддів, які у відпустці доситьтривалій, але пов'язувати це з цими речами я не можу", – додав Кравченко.</text:p>
      <text:p text:style-name="P4">
<text:span text:style-name="T4">
Читайте також:</text:span>
 <text:a xlink:type="simple" xlink:href="https://www.ukrinform.ua/rubric-society/3720415-stanislav-kravcenko-golova-verhovnogo-sudu.html" text:style-name="Internet_20_link" text:visited-style-name="Visited_20_Internet_20_Link">
 <text:span text:style-name="T4">
Станіслав</text:span>
 <text:span text:style-name="T4">
Кравченко</text:span>
 , <text:span text:style-name="T4">
Голова</text:span>
 <text:span text:style-name="T4">
Верховного</text:span>
<text:span text:style-name="T4">
Суду</text:span>
 </text:a>
</text:p>
      <text:p text:style-name="P4">
На його думку, ця проблема буде вирішена або шляхом оголошення слідствомсуддям додаткових підозр, або на законодавчому рівні.</text:p>
      <text:p text:style-name="P4">
На запитання, чи є кворум для роботи Великої палати ВС, Кравченко відповів:"Так, кворум для роботи є, бо по усіх вакансіях, які з'являлися, були обранінові судді. Голова Верховного Суду входить за посадою до Великої палати".</text:p>
      <text:p text:style-name="P4">
<text:span text:style-name="T4">
Читайте також:</text:span>
 <text:a xlink:type="simple" xlink:href="https://www.ukrinform.ua/rubric-society/3725638-direktor-nabu-rozpoviv-ak-jomu-podzvoniv-zelenskij-pisla-zatrimanna-knazeva.html" text:style-name="Internet_20_link" text:visited-style-name="Visited_20_Internet_20_Link">
 <text:span text:style-name="T4">
Директор</text:span>
 <text:span text:style-name="T4">
НАБУ</text:span>
 <text:span text:style-name="T4">
розповів</text:span>
 , як <text:span text:style-name="T4">
йому</text:span>
<text:span text:style-name="T4">
подзвонив</text:span>
 <text:span text:style-name="T4">
Зеленський</text:span>
 <text:span text:style-name="T4">
після</text:span>
 <text:span text:style-name="T4">
затримання</text:span>
 <text:span text:style-name="T4">
Князєва</text:span>
</text:a>
</text:p>
      <text:p text:style-name="P4">
Відповідно ідо нформації, яка оприлюднена у низці ЗМІ, правоохоронці знайшлимічені купюри з хабара у двох чинних суддів ВП і одного судді, який уже подаву відставку.</text:p>
      <text:p text:style-name="P4">
Як повідомляв Укрінформ, 15 травня <text:a xlink:type="simple" xlink:href="https://www.ukrinform.ua/rubric-society/3709899-masstabnu-korupciu-u-verhovnomu-sudi-dopomogli-viaviti-detektivi-pid-prikrittam-nabu.html" text:style-name="Internet_20_link" text:visited-style-name="Visited_20_Internet_20_Link">
 НАБУ і САП заявили про викриття схемиодержання неправомірної вигоди керівництвом та суддями Верховного Суду</text:a>
 .Правоохоронці затримали голову ВС Князєва та вилучили 2,7 млн дол.</text:p>
      <text:p text:style-name="P4">
16 травня під час пленуму Верховного Суду 140 суддів підтримали висловленнянедовіри Князєву. Судді також ухвалили постанову пленуму ВС про припиненняповноважень Князєва.</text:p>
      <text:p text:style-name="P4">
17 травня Вищий антикорупційний суд відмовився задовольнити скаргу захистуКнязєва на його затримання.</text:p>
      <text:p text:style-name="P4">
18 травня Вища рада правосуддя задовольнила подання Спеціалізованоїантикорупційної прокуратури про надання дозволу на утримання Князєва підвартою. Того ж дня Вищий антикорупційний суд обрав ексголові Верховного СудуВсеволоду Князєву запобіжний захід у вигляді тримання під вартою з можливістювнесення 107,3 млн грн.</text:p>
      <text:p text:style-name="P4">
31 травня Апеляційна палата ВАКС зменшила заставу Князєву до 75 млн грн.</text:p>
      <text:p text:style-name="P4">
26 травня пленум обрав новим головою Верховного Суду Станіслава Кравченка. Доцього він очолював Касаційний кримінальний суд у складі ВС.</text:p>
      <text:p text:style-name="P4">
Source: <text:a xlink:type="simple" xlink:href="https://www.ukrinform.ua/rubric-society/3732783-golova-verhovnogo-sudu-kaze-so-nemae-pidstav-ne-dopuskati-do-roboti-suddivfigurantiv-spravi-knazeva.html" text:style-name="Internet_20_link" text:visited-style-name="Visited_20_Internet_20_Link">
https://www.ukrinform.ua/rubric-society/3732783-golova-verhovnogo-sudu-kaze-so-nemae-pidstav-ne-dopuskati-do-roboti-suddivfigurantiv-spravi-knazeva.html</text:a>
</text:p>
      <!--NEWS-->
      <text:h text:style-name="P10" text:outline-level="1">
<text:span text:style-name="T4">
Україна зобов’язалася виконати більше структурних маяків за програмою МВФ</text:span>
</text:h>
      <text:p text:style-name="P4">
Authors: Ukrinform (Person)</text:p>
      <text:p text:style-name="P4">
Publisher: Укринформ (Organization)</text:p>
      <text:p text:style-name="P4">
Published Time: 2023-07-07T-3:58:00+03:00</text:p>
      <text:p text:style-name="P4">
Modified Time: 2023-07-07T20:58:00+03:00</text:p>
      <text:p text:style-name="P4">
Description: Кількість структурних маяків за програмою розширеного фінансування МВФ для України збільшилася з 19-ти до 23-х в оновленому Меморандумі за підсумками першого перегляду. — Укрінформ.</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44" text:anchor-type="as-char" svg:width="6.9236in" svg:height="3.956343in" draw:z-index="0">
<draw:image xlink:href="../Images/yкринформ/2023-07-07T-3-58-00-03-00/630_360_1680538218-164.jpg" xlink:type="simple" xlink:show="embed" xlink:actuate="onLoad" draw:mime-type="image/jpeg"/>
</draw:frame>
 Кількістьструктурних маяків за програмою розширеного фінансування МВФ для Українизбільшилася з 19-ти до 23-х в оновленому Меморандумі за підсумками першогоперегляду.</text:p>
      <text:p text:style-name="P4">
Про це йдеться в оприлюдненому Фондом у п’ятницю <text:a xlink:type="simple" xlink:href="https://www.imf.org/-/media/Files/Publications/CR/2023/English/1UKREA2023002.ashx" text:style-name="Internet_20_link" text:visited-style-name="Visited_20_Internet_20_Link">
 документі</text:a>
, передає Укрінформ.</text:p>
      <text:p text:style-name="P4">
Зазначається, що збільшення кількості маяків було запропоноване українськоюстороною «для збереження макроекономічної та фінансової стабільності в умовахпродовження війни, а також підтримки імпульсу реформ».</text:p>
      <text:p text:style-name="P4">
Зокрема, крім попередніх вимог, Україна зобов’язалася до кінця вересня 2023року ввести в дію статті Бюджетного кодексу, які дозволяють готуватисередньостроковий бюджет, розробляти боргову стратегію та обмежувати ризикивід гарантій.</text:p>
      <text:p text:style-name="P4">
До цього ж терміну українська сторона також має розробити концептуальнузаписку щодо програми кредитування «5-7-9 відсотків». Документ має міститипропозиції для малих та середніх підприємств з поступовим скасуванням участівеликих компаній, а також посилення моніторингу та забезпечення належнихгарантій.</text:p>
      <text:p text:style-name="P4">
Ще один новий структурний маяк стосується підготовки короткострокового йдовгострокового планів дій Мінфіну, податкової й митної служб щодо проведенняреформ у ключових сферах. Дедлайн для виконання цієї вимоги визначений докінця жовтня нинішнього року.</text:p>
      <text:p text:style-name="P4">
<text:span text:style-name="T4">
Читайте також:</text:span>
 <text:a xlink:type="simple" xlink:href="https://www.ukrinform.ua/rubric-economy/3731433-ukraina-cogoric-uze-otrimala-236-milarda-makrofinansovoi-dopomogi.html" text:style-name="Internet_20_link" text:visited-style-name="Visited_20_Internet_20_Link">
 <text:span text:style-name="T4">
Україна</text:span>
 <text:span text:style-name="T4">
цьогоріч</text:span>
 <text:span text:style-name="T4">
уже</text:span>
 <text:span text:style-name="T4">
отримала</text:span>
 $23,6<text:span text:style-name="T4">
мільярда</text:span>
 <text:span text:style-name="T4">
макрофінансової</text:span>
 <text:span text:style-name="T4">
допомоги</text:span>
</text:a>
</text:p>
      <text:p text:style-name="P4">
До цього ж терміну Україна зобов’язалася призначити наглядову раду ОператораГТС.</text:p>
      <text:p text:style-name="P4">
Паралельно <text:a xlink:type="simple" xlink:href="https://www.ukrinform.ua/tag-mvf" text:style-name="Internet_20_link" text:visited-style-name="Visited_20_Internet_20_Link">
 МВФ </text:a>
 погодився посунути намісяць (до кінця липня) терміни виконання однієї з попередніх вимог – щодоухвалення законопроєкту про податкові зміни та адміністрування, а також внестиінші правки у попередній перелік маяків.</text:p>
      <text:p text:style-name="P4">
При цьому відзначається, що Україна уже виконала п’ять структурних орієнтирів,визначених на початку дії програми розширеного фінансування (EFF).</text:p>
      <text:p text:style-name="P4">
Як повідомляв Укрінформ, в оновленому Меморандумі та супутній документації донього за результатами першого перегляду програми EFF <text:a xlink:type="simple" xlink:href="https://www.ukrinform.ua/rubric-economy/3732879-mvf-pokrasiv-ekonomicni-prognozi-sodo-ukraini.html" text:style-name="Internet_20_link" text:visited-style-name="Visited_20_Internet_20_Link">
 Міжнародний валютнийфонд покращив економічні прогнози для України.</text:a>
</text:p>
      <text:p text:style-name="P4">
Source: <text:a xlink:type="simple" xlink:href="https://www.ukrinform.ua/rubric-economy/3732958-ukraina-zobovazalasa-vikonati-bilse-strukturnih-maakiv-za-programou-mvf.html" text:style-name="Internet_20_link" text:visited-style-name="Visited_20_Internet_20_Link">
https://www.ukrinform.ua/rubric-economy/3732958-ukraina-zobovazalasa-vikonati-bilse-strukturnih-maakiv-za-programou-mvf.html</text:a>
</text:p>
      <!--NEWS-->
      <text:h text:style-name="P10" text:outline-level="1">
<text:span text:style-name="T4">
Спецтрибунал щодо агресії РФ проти України має бути в Гаазі - посол</text:span>
</text:h>
      <text:p text:style-name="P4">
Authors: Ukrinform (Person)</text:p>
      <text:p text:style-name="P4">
Publisher: Укринформ (Organization)</text:p>
      <text:p text:style-name="P4">
Published Time: 2023-07-07T-4:46:36+03:00</text:p>
      <text:p text:style-name="P4">
Modified Time: 2023-07-07T20:46:36+03:00</text:p>
      <text:p text:style-name="P4">
Description: Спеціальний трибунал щодо злочину агресії Росії проти України має бути в Гаазі. — Укрінформ.</text:p>
      <text:p text:style-name="P4">
Images: ['<text:a xlink:type="simple" xlink:href="https://static.ukrinform.com/photos/2023_07/thumb_files/630_360_1688742781-334.jpg" text:style-name="Internet_20_link" text:visited-style-name="Visited_20_Internet_20_Link">
630_360_16887...</text:a>
']</text:p>
      <text:p text:style-name="P4">
Tags: ['Гаага', 'Трибунал', 'Україна', 'Агресія РФ', 'Воєнні злочини']</text:p>
      <text:p text:style-name="P4">
Type: Article</text:p>
      <!--METADATA-->
      <text:p text:style-name="P4">
<draw:frame draw:style-name="fr1" draw:name="Image45" text:anchor-type="as-char" svg:width="6.9236in" svg:height="3.956343in" draw:z-index="0">
<draw:image xlink:href="../Images/yкринформ/2023-07-07T-4-46-36-03-00/630_360_1688742781-334.jpg" xlink:type="simple" xlink:show="embed" xlink:actuate="onLoad" draw:mime-type="image/jpeg"/>
</draw:frame>
Спеціальний трибунал щодо злочину агресії Росії проти України має бути вГаазі.</text:p>
      <text:p text:style-name="P4">
Про це посол України в Нідерландах Олександр Карасевич сказав в ексклюзивномукоментарі кореспондентові Укрінформу в Гаазі.</text:p>
      <text:p text:style-name="P4">
«Ми розраховуємо, що <text:a xlink:type="simple" xlink:href="https://www.ukrinform.ua/tag-tribunal" text:style-name="Internet_20_link" text:visited-style-name="Visited_20_Internet_20_Link">
 спецтрибунал </text:a>
буде розміщено в Гаазі. Від уряду Нідерландів ми отримали чіткий сигналпідтримки щодо цього. І це не є випадковістю, оскільки саме Нідерланди єлідером на треку притягнення РФ до відповідальності, треку Формули мируПрезидента Володимира Зеленського. Нідерланди вже багато зробили на цьомунапрямку і, я впевнений, що ще багато що зроблять», - сказав Карасевич.</text:p>
      <text:p text:style-name="P4">
Він також зауважив, що у Гаазі вже створили нову міжнародну організацію —Міжнародний реєстр збитків, завданих Україні російською агресією.</text:p>
      <text:p text:style-name="P4">
«Нідерланди вже прийняли в себе Реєстр збитків, який зараз розпочинає своюроботу. Цей механізм був створений на майданчику Ради Європи і є однією ізключових складових треку відповідальності. Коли ми говоримо про Реєстр, то миговоримо про механізм відшкодування збитків, який наразі вибудовується. Ідруга складова - це саме притягнення до відповідальності всіх винних узлочинах, починаючи від найвищого політичного керівництва РФ - державиагресора. Тут ми якраз говоримо про трибунал. Як про фінальний результат трекувідповідальності РФ. Наразі ми разом із партнерами впевнено просуваємось цимшляхом», - підкреслив Карасевич.</text:p>
      <text:p text:style-name="P4">
<text:span text:style-name="T4">
Читайте також:</text:span>
 <text:a xlink:type="simple" xlink:href="https://www.ukrinform.ua/rubric-polytics/3731031-miznarodnij-centr-u-gaazi-e-persim-dievim-krokom-do-tribunalu-nad-putinim-pravozahisniki.html" text:style-name="Internet_20_link" text:visited-style-name="Visited_20_Internet_20_Link">
 Міжнародний центр у Гаазі є першим дієвим кроком до<text:span text:style-name="T4">
трибунал</text:span>
 у над Путіним - правозахисники </text:a>
</text:p>
      <text:p text:style-name="P4">
Карасевич також зазначив, що 3 липня 2023 року в Гаазі офіційно розпочав своюроботу Міжнародний центр із переслідування за злочин агресії проти України(ICPA).</text:p>
      <text:p text:style-name="P4">
«У понеділок вже була запущена робота Міжнародного центру із переслідування зазлочин агресії проти України - ICPA. Це механізм, який працює за підтримкиЄвроюсту. І у рамках якого прокурори разом збирають конкретні докази, щобудуть далі використовуватися в будь-якому майбутньому судовому переслідуванніза злочин агресії, незалежно від юрисдикції, до якої будуть подані на розглядсправи», - сказав він.</text:p>
      <text:p text:style-name="P4">
Карасевич повідомив, що наразі до Коаліції (Core Group) щодо створенняСпецтрибуналу вже входять більше 30 держав.</text:p>
      <text:p text:style-name="P4">
<text:span text:style-name="T4">
Читайте також:</text:span>
 <text:a xlink:type="simple" xlink:href="https://www.ukrinform.ua/rubric-world/3730843-han-pro-zapusk-miznarodnogo-centru-v-gaazi-zakon-nabuvae-vse-bilsoi-aktualnosti-sodo-ukraini.html" text:style-name="Internet_20_link" text:visited-style-name="Visited_20_Internet_20_Link">
 Хан про запуск Міжнародного центру в Гаазі: Закон набуваєвсе більшої актуальності щодо України </text:a>
</text:p>
      <text:p text:style-name="P4">
«Представники цих держав, експерти регулярно збираються та напрацьовуютьмодальності, майбутні рамки, в яких буде створено цей трибунал. Засіданняпроходять регулярно в різних країнах. Тож, робота ведеться дуже активно.Позиція України, і безпосередньо керівництва держави, чітка – це має бутиміжнародний трибунал, який буде мати всі необхідні механізми для притягненнядо відповідальності за злочин агресії проти України найвищого політичногокерівництва рф», - підкреслив Карасевич.</text:p>
      <text:p text:style-name="P4">
Посол також наголосив, що безкарність злочинів росії у минулому призвела довідтворення жорстокого сценарію в Україні.</text:p>
      <text:p text:style-name="P4">
«Безкарність за попередні злочини породжує нові злочини. Це якраз і є метоюнашої роботи - зробити так, щоб росія - держава-агресор, понесла нарештівідповідальність. І щоб потенційні агресори у майбутньому також розуміли, щоза кожен злочин буде невідворотна відповідальність. Необхідно показати, щоміжнародне право працює. І що є ефективні механізми притягнення довідповідальності, зокрема, за злочин агресії», - сказав посол.</text:p>
      <text:p text:style-name="P4">
<text:span text:style-name="T4">
Читайте також:</text:span>
 <text:a xlink:type="simple" xlink:href="https://www.ukrinform.ua/rubric-ato/3731206-kostin-ta-prokurori-icpa-viznacili-prioriteti-dla-pritagnenna-putina-do-vidpovidalnosti.html" text:style-name="Internet_20_link" text:visited-style-name="Visited_20_Internet_20_Link">
 Костін та прокурори ICPA визначили пріоритети дляпритягнення Путіна до відповідальності </text:a>
</text:p>
      <text:p text:style-name="P4">
Як повідомляв Укрінформ, Міжнародний центр із переслідування за злочин агресіїпроти України (ICPA) 3 липня <text:a xlink:type="simple" xlink:href="https://www.ukrinform.ua/rubric-polytics/3730789-u-gaazi-vidkrili-miznarodnij-centr-iz-peresliduvanna-za-zlocin-agresii-proti-ukraini.html" text:style-name="Internet_20_link" text:visited-style-name="Visited_20_Internet_20_Link">
 офіційно розпочав роботу</text:a>
 ідіятиме на базі Євроюсту. ICPA підтримуватиме та координуватиме підготовкусправ про злочини агресії, зберігаючи ключові докази та сприяючи процесустворення справ на ранній стадії. Це перший випадок створення ініціативи зрозслідування злочину агресії за міжнародної підтримки після Другої світовоївійни.</text:p>
      <text:p text:style-name="P4">
Source: <text:a xlink:type="simple" xlink:href="https://www.ukrinform.ua/rubric-polytics/3732954-spectribunal-sodo-agresii-rf-proti-ukraini-mae-buti-v-gaazi-posol.html" text:style-name="Internet_20_link" text:visited-style-name="Visited_20_Internet_20_Link">
https://www.ukrinform.ua/rubric-polytics/3732954-spectribunal-sodo-agresii-rf-proti-ukraini-mae-buti-v-gaazi-posol.html</text:a>
</text:p>
      <!--NEWS-->
      <text:h text:style-name="P10" text:outline-level="1">
<text:span text:style-name="T4">
At Kupiansk direction Russian army shelled Krasne Pershe, Fyholivka, Novomlynsk, Dvorichna, Z...</text:span>
</text:h>
      <text:p text:style-name="P4">
Authors: liveuamap (Language: en)</text:p>
      <text:p text:style-name="P4">
Time: 2023-07-07T-5:24:00</text:p>
      <text:p text:style-name="P4">
Location: Kupiansk (Latitude:49.63751 Longtitude:37.91742)</text:p>
      <text:p text:style-name="P4">
Videos: []</text:p>
      <text:p text:style-name="P4">
Images: []</text:p>
      <text:p text:style-name="P4">
Tags: ["Russia"]</text:p>
      <text:p text:style-name="P4">
ID: 22574468</text:p>
      <!--METADATA-->
      <text:p text:style-name="P4">
At Kupiansk direction Russian army shelled Krasne Pershe, Fyholivka,Novomlynsk, Dvorichna, Zapadne and Kyslivka of Kharkiv region, - General Staffof Armed Forces of Ukraine says in the morning report</text:p>
      <text:p text:style-name="P4">
News Collection Link: <text:a xlink:type="simple" xlink:href="https:\/\/liveuamap.com\/en\/2023\/7-july-at-kupiansk-direction-russian-army-shelled-krasne" text:style-name="Internet_20_link" text:visited-style-name="Visited_20_Internet_20_Link">
https:\/\/liveuamap.com\/en\/2023\/7-july-at-kupiansk-direction-russian-army-shelled-krasne</text:a>
</text:p>
      <text:p text:style-name="P4">
Source: <text:a xlink:type="simple" xlink:href="https://t.me/lumsrc/5291" text:style-name="Internet_20_link" text:visited-style-name="Visited_20_Internet_20_Link">
https://t.me/lumsrc/5291</text:a>
</text:p>
      <!--NEWS-->
      <text:h text:style-name="P10" text:outline-level="1">
<text:span text:style-name="T4">
На Київщині внаслідок негоди знеструмлені 50 населених пунктів</text:span>
</text:h>
      <text:p text:style-name="P4">
Authors: Ukrinform (Person)</text:p>
      <text:p text:style-name="P4">
Publisher: Укринформ (Organization)</text:p>
      <text:p text:style-name="P4">
Published Time: 2023-07-07T-5:44:00+03:00</text:p>
      <text:p text:style-name="P4">
Modified Time: 2023-07-07T20:44:00+03:00</text:p>
      <text:p text:style-name="P4">
Description: У Київській області внаслідок негоди знеструмлено 50 населених пунктів, 12 з них - повністю. — Укрінформ.</text:p>
      <text:p text:style-name="P4">
Images: ['<text:a xlink:type="simple" xlink:href="https://static.ukrinform.com/photos/2022_11/thumb_files/630_360_1667456465-704.jpg" text:style-name="Internet_20_link" text:visited-style-name="Visited_20_Internet_20_Link">
630_360_16674...</text:a>
']</text:p>
      <text:p text:style-name="P4">
Tags: ['Електроенергія', 'Київщина', 'Негода']</text:p>
      <text:p text:style-name="P4">
Type: Article</text:p>
      <!--METADATA-->
      <text:p text:style-name="P4">
<draw:frame draw:style-name="fr1" draw:name="Image46" text:anchor-type="as-char" svg:width="6.9236in" svg:height="3.956343in" draw:z-index="0">
<draw:image xlink:href="../Images/yкринформ/2023-07-07T-5-44-00-03-00/630_360_1667456465-704.jpg" xlink:type="simple" xlink:show="embed" xlink:actuate="onLoad" draw:mime-type="image/jpeg"/>
</draw:frame>
 УКиївській області внаслідок негоди знеструмлено 50 населених пунктів, 12 з них- повністю.</text:p>
      <text:p text:style-name="P4">
Про це повідомляє компанія "ДТЕК Київські регіональні електромережі" у <text:a xlink:type="simple" xlink:href="https://www.facebook.com/dtekkrem/posts/pfbid0yTdQfpJqVYSkfEiThdderjTPnwq5Ez5SncxHVb1SS5igaXNR5RhchytBjhL4omaBl" text:style-name="Internet_20_link" text:visited-style-name="Visited_20_Internet_20_Link">
Фейсбуці</text:a>
 , передає Укрінформ.</text:p>
      <text:p text:style-name="P4">
"На жаль, в області через нову хвилю негоди ввечері 7 липня зафіксованідодаткові аварійні відключення. Без <text:a xlink:type="simple" xlink:href="https://www.ukrinform.ua/tag-elektroenergia" text:style-name="Internet_20_link" text:visited-style-name="Visited_20_Internet_20_Link">
 світла </text:a>
 наразі 12 населених пунктів повністю та 38 — частково", -йдеться у повідомленні.</text:p>
      <text:p text:style-name="P4">
За інформацією оператора, залишаються пошкодженими 27 повітряних ліній і 722трансформаторні підстанції.</text:p>
      <text:p text:style-name="P4">
"Дуже багато поривів мереж через масове падіння дерев. Найбільше пошкодженихліній у Бучанському, Обухівському, Вишгородському та Бориспільскому районах",- зауважили у компанії.</text:p>
      <text:p text:style-name="P4">
<text:span text:style-name="T4">
Читайте також:</text:span>
 <text:a xlink:type="simple" xlink:href="https://www.ukrinform.ua/rubric-regions/3732755-negoda-na-prikarpatti-pidtopleni-400-dvoriv-ratuvalniki-evakuuvali-ponad-30-ludej.html" text:style-name="Internet_20_link" text:visited-style-name="Visited_20_Internet_20_Link">
 Негода на Прикарпатті підтопила сотні будинків,рятувальники евакуювали понад 30 людей </text:a>
</text:p>
      <text:p text:style-name="P4">
До ліквідації наслідків негоди залучені понад 500 спеціалістів у складі 152бригад та понад 200 одиниць спецтехніки, зазначає оператор.</text:p>
      <text:p text:style-name="P4">
Як повідомлялося, за інформацією Міненерго, в Україні внаслідок масштабногогрозового шторму в 11 областях були знеструмлені 710 населених пунктів.</text:p>
      <text:p text:style-name="P4">
Source: <text:a xlink:type="simple" xlink:href="https://www.ukrinform.ua/rubric-regions/3732952-na-kiivsini-vnaslidok-negodi-znestrumleni-50-naselenih-punktiv.html" text:style-name="Internet_20_link" text:visited-style-name="Visited_20_Internet_20_Link">
https://www.ukrinform.ua/rubric-regions/3732952-na-kiivsini-vnaslidok-negodi-znestrumleni-50-naselenih-punktiv.html</text:a>
</text:p>
      <!--NEWS-->
      <text:h text:style-name="P10" text:outline-level="1">
<text:span text:style-name="T4">
НБУ у червні застосував санкції до 30 банківських установ</text:span>
</text:h>
      <text:p text:style-name="P4">
Authors: Ukrinform (Person)</text:p>
      <text:p text:style-name="P4">
Publisher: Укринформ (Organization)</text:p>
      <text:p text:style-name="P4">
Published Time: 2023-07-07T-6:39:28+03:00</text:p>
      <text:p text:style-name="P4">
Modified Time: 2023-07-07T20:39:28+03:00</text:p>
      <text:p text:style-name="P4">
Description: Національний банк у червні застосував до 30 небанківських фінансових установ заходи впливу за порушення у сфері фінмоніторингу та валютного законодавства. — Укрінформ.</text:p>
      <text:p text:style-name="P4">
Images: ['<text:a xlink:type="simple" xlink:href="https://static.ukrinform.com/photos/2016_10/thumb_files/630_360_1477322592-6903.jpg" text:style-name="Internet_20_link" text:visited-style-name="Visited_20_Internet_20_Link">
630_360_14773...</text:a>
']</text:p>
      <text:p text:style-name="P4">
Tags: ['Банк', 'Нацбанк', 'Штраф']</text:p>
      <text:p text:style-name="P4">
Type: Article</text:p>
      <!--METADATA-->
      <text:p text:style-name="P4">
<draw:frame draw:style-name="fr1" draw:name="Image47" text:anchor-type="as-char" svg:width="6.9236in" svg:height="3.956343in" draw:z-index="0">
<draw:image xlink:href="../Images/yкринформ/2023-07-07T-6-39-28-03-00/630_360_1477322592-6903.jpg" xlink:type="simple" xlink:show="embed" xlink:actuate="onLoad" draw:mime-type="image/jpeg"/>
</draw:frame>
Національний банк у червні застосував до 30 небанківських фінансових установзаходи впливу за порушення у сфері фінмоніторингу та валютного законодавства.</text:p>
      <text:p text:style-name="P4">
Про це повідомляє пресслужба <text:a xlink:type="simple" xlink:href="https://bank.gov.ua/ua/news/all/natsionalniy-bank-u-chervni-zastosuvav-do-tridtsyati--nebankivskih-finansovih-ustanov-zahodi-vplivu-za-porushennya-u-sferi-finmonitoringu-ta-valyutnogo-zakonodavstva" text:style-name="Internet_20_link" text:visited-style-name="Visited_20_Internet_20_Link">
 НБУ</text:a>
 , передає Укрінформ.</text:p>
      <text:p text:style-name="P4">
Як зазначається, йдеться про порушення законодавства у сфері запобігання тапротидії легалізації (відмиванню) доходів, одержаних злочинним шляхом,фінансуванню тероризму та фінансуванню розповсюдження зброї масового знищення,а також вимог валютного законодавства.</text:p>
      <text:p text:style-name="P4">
Зокрема, на ТОВ “ФК “Є Гроші Комˮ накладено штраф у розмірі 1 266 096 грн запорушення вимог пункту 2 частини другої статті 8 Закону “Про запобігання тапротидію легалізації (відмиванню) доходів, одержаних злочинним шляхом,фінансуванню тероризму та фінансуванню розповсюдження зброї масового знищенняˮу частині невиконання обов’язку забезпечити належну організацію та проведенняпервинного фінансового моніторингу.</text:p>
      <text:p text:style-name="P4">
На АТ “ФК “Аверсˮ накладено штраф у розмірі 500 тис. грн за порушення вимогвалютного законодавства.</text:p>
      <text:p text:style-name="P4">
<text:span text:style-name="T4">
Читайте також:</text:span>
 <text:a xlink:type="simple" xlink:href="https://www.ukrinform.ua/rubric-economy/3732706-nacbank-fiksue-podalse-zrostanna-stavok-za-grivnevimi-depozitami.html" text:style-name="Internet_20_link" text:visited-style-name="Visited_20_Internet_20_Link">
 Нацбанк фіксує подальше зростання ставок за гривневимидепозитами </text:a>
</text:p>
      <text:p text:style-name="P4">
За неналежне виконання обов’язку своєчасно та в повному обсязі подавати назапити регулятора інформації, необхідної для здійснення нагляду у сферізапобігання та протидії легалізації (відмиванню) доходів, штраф у розмірі 391тис. грн накладено на ПрАТ “СК “Київська Русьˮ, тощо.</text:p>
      <text:p text:style-name="P4">
Як повідомлялося, <text:a xlink:type="simple" xlink:href="https://www.ukrinform.ua/tag-nacbank" text:style-name="Internet_20_link" text:visited-style-name="Visited_20_Internet_20_Link">
 Нацбанк </text:a>
 застосувавштраф до ТОВ "Укрборг" <text:a xlink:type="simple" xlink:href="https://www.ukrinform.ua/rubric-economy/3684997-nacbank-ostrafuvav-kolektorsku-kompaniu-za-neeticnu-povedinku.html" text:style-name="Internet_20_link" text:visited-style-name="Visited_20_Internet_20_Link">
 у розмірі 51 тис. грн</text:a>
 за порушення вимог щодоетичної поведінки.</text:p>
      <text:p text:style-name="P4">
Source: <text:a xlink:type="simple" xlink:href="https://www.ukrinform.ua/rubric-economy/3732950-nbu-u-cervni-zastosuvav-sankcii-do-30-bankivskih-ustanov.html" text:style-name="Internet_20_link" text:visited-style-name="Visited_20_Internet_20_Link">
https://www.ukrinform.ua/rubric-economy/3732950-nbu-u-cervni-zastosuvav-sankcii-do-30-bankivskih-ustanov.html</text:a>
</text:p>
      <!--NEWS-->
      <text:h text:style-name="P10" text:outline-level="1">
<text:span text:style-name="T4">
At Lyman direction Russian army shelled Nevske, Bilohorivka of Luhansk region and Verkhnokamy...</text:span>
</text:h>
      <text:p text:style-name="P4">
Authors: liveuamap (Language: en)</text:p>
      <text:p text:style-name="P4">
Time: 2023-07-07T-7:24:00</text:p>
      <text:p text:style-name="P4">
Location: Kupiansk (Latitude:49.65907 Longtitude:37.90146)</text:p>
      <text:p text:style-name="P4">
Videos: []</text:p>
      <text:p text:style-name="P4">
Images: []</text:p>
      <text:p text:style-name="P4">
Tags: ["Russia"]</text:p>
      <text:p text:style-name="P4">
ID: 22574467</text:p>
      <!--METADATA-->
      <text:p text:style-name="P4">
At Lyman direction Russian army shelled Nevske, Bilohorivka of Luhansk regionand Verkhnokamyanske, Berestove, Rozdolivka of Donetsk region. Russianaviation conducted airstrikes at Karmazynivka and Nevske of Luhansk region andTerny, Ivanivka and Fedorivka of Donetsk region, - General Staff of ArmedForces of Ukraine says in the morning report</text:p>
      <text:p text:style-name="P4">
News Collection Link: <text:a xlink:type="simple" xlink:href="https:\/\/liveuamap.com\/en\/2023\/7-july-at-lyman-direction-russian-army-shelled-nevske-bilohorivka" text:style-name="Internet_20_link" text:visited-style-name="Visited_20_Internet_20_Link">
https:\/\/liveuamap.com\/en\/2023\/7-july-at-lyman-direction-russian-army-shelled-nevske-bilohorivka</text:a>
</text:p>
      <text:p text:style-name="P4">
Source: <text:a xlink:type="simple" xlink:href="https://t.me/lumsrc/5292" text:style-name="Internet_20_link" text:visited-style-name="Visited_20_Internet_20_Link">
https://t.me/lumsrc/5292</text:a>
</text:p>
      <!--NEWS-->
      <text:h text:style-name="P10" text:outline-level="1">
<text:span text:style-name="T4">
У Пакистані відбулися акції протесту після спалення Корану у Швеції</text:span>
</text:h>
      <text:p text:style-name="P4">
Authors: Ukrinform (Person)</text:p>
      <text:p text:style-name="P4">
Publisher: Укринформ (Organization)</text:p>
      <text:p text:style-name="P4">
Published Time: 2023-07-07T-7:39:00+03:00</text:p>
      <text:p text:style-name="P4">
Modified Time: 2023-07-07T20:39:00+03:00</text:p>
      <text:p text:style-name="P4">
Description: Віряни Пакистану в п’ятницю, в День святості Корану, провели антишведські мітинги після спалення священної книги мусульман у європейській країні. — Укрінформ.</text:p>
      <text:p text:style-name="P4">
Images: ['<text:a xlink:type="simple" xlink:href="https://static.ukrinform.com/photos/2023_07/thumb_files/630_360_1688740670-839.jpg" text:style-name="Internet_20_link" text:visited-style-name="Visited_20_Internet_20_Link">
630_360_16887...</text:a>
']</text:p>
      <text:p text:style-name="P4">
Tags: ['Пакистан', 'Протест', 'Швеція', 'Коран']</text:p>
      <text:p text:style-name="P4">
Type: Article</text:p>
      <!--METADATA-->
      <text:p text:style-name="P4">
<draw:frame draw:style-name="fr1" draw:name="Image48" text:anchor-type="as-char" svg:width="6.9236in" svg:height="3.956343in" draw:z-index="0">
<draw:image xlink:href="../Images/yкринформ/2023-07-07T-7-39-00-03-00/630_360_1688740670-839.jpg" xlink:type="simple" xlink:show="embed" xlink:actuate="onLoad" draw:mime-type="image/jpeg"/>
</draw:frame>
 ВіряниПакистану в п’ятницю, в День святості Корану, провели антишведські мітингипісля спалення священної книги мусульман у європейській країні.</text:p>
      <text:p text:style-name="P4">
Як передає Укрінформ, про це повідомляє <text:a xlink:type="simple" xlink:href="https://apnews.com/article/pakistan-protest-quran-burning-sweden-sharif-muslim-741c64e2500220f740e6ac17d7eb21f3" text:style-name="Internet_20_link" text:visited-style-name="Visited_20_Internet_20_Link">
 Associated Press.</text:a>
</text:p>
      <text:p text:style-name="P4">
Найбільші акції протесту очікувалися у містах Лахор та Карачі.</text:p>
      <text:p text:style-name="P4">
У столиці Ісламабаді юристи з копіями <text:a xlink:type="simple" xlink:href="https://www.ukrinform.ua/tag-koran" text:style-name="Internet_20_link" text:visited-style-name="Visited_20_Internet_20_Link">
 Корану </text:a>
 протестували перед Верховним судом, тоді як віряни проводили невеликімітинги біля мечетей, вимагаючи розриву дипломатичних відносин зі Швецією.</text:p>
      <text:p text:style-name="P4">
Група християнської меншини на північному заході Пакистану теж провела мітингз метою засудження спалення Корану.</text:p>
      <text:p text:style-name="P4">
<text:span text:style-name="T4">
Читайте також:</text:span>
 <text:a xlink:type="simple" xlink:href="https://www.ukrinform.ua/rubric-world/3730223-u-es-zasudili-akciu-zi-spalennam-koranu-u-svecii.html" text:style-name="Internet_20_link" text:visited-style-name="Visited_20_Internet_20_Link">
 У ЄС засудили акцію зі спаленням <text:span text:style-name="T4">
Коран</text:span>
 у у Швеції</text:a>
</text:p>
      <text:p text:style-name="P4">
Великі мітинги були проведені прихильниками головної радикально-ісламістськоїпартії Пакистану «Джамаат-і-ісламі Пакистан» у таких великих містах країни, якЛахор, Карачі, Пешавар і Кветту.</text:p>
      <text:p text:style-name="P4">
Як повідомлялося, шведська влада дозволила провести демонстрацію біля мечеті вСтокгольмі 28 червня – в день початку мусульманського свята Курбан-байрам –під час якої спалили копію Корану.</text:p>
      <text:p text:style-name="P4">
Станом на 7 липня, стало відомо, що <text:a xlink:type="simple" xlink:href="https://www.ukrinform.ua/rubric-world/3732529-vlada-svecii-moze-zaboroniti-publicni-spalenna-koranu.html" text:style-name="Internet_20_link" text:visited-style-name="Visited_20_Internet_20_Link">
 уряд Швеції розглядає можливістьзаборонити публічне спалення священних книг </text:a>
 ,оскільки нещодавні подібні інциденти з Кораном завдали шкоди безпеці держави.</text:p>
      <text:p text:style-name="P4">
<text:span text:style-name="T5">
Фото: Shutterstock</text:span>
</text:p>
      <text:p text:style-name="P4">
Source: <text:a xlink:type="simple" xlink:href="https://www.ukrinform.ua/rubric-world/3732876-u-pakistani-vidbulisa-akcii-protestu-pisla-spalenna-koranu-u-svecii.html" text:style-name="Internet_20_link" text:visited-style-name="Visited_20_Internet_20_Link">
https://www.ukrinform.ua/rubric-world/3732876-u-pakistani-vidbulisa-akcii-protestu-pisla-spalenna-koranu-u-svecii.html</text:a>
</text:p>
      <!--NEWS-->
      <text:h text:style-name="P10" text:outline-level="1">
<text:span text:style-name="T4">
На Бахмутському напрямку Сили оборони просунулися на півдні ще більш як на кілометр - Маляр</text:span>
</text:h>
      <text:p text:style-name="P4">
Authors: Ukrinform (Person)</text:p>
      <text:p text:style-name="P4">
Publisher: Укринформ (Organization)</text:p>
      <text:p text:style-name="P4">
Published Time: 2023-07-07T-8:23:00+03:00</text:p>
      <text:p text:style-name="P4">
Modified Time: 2023-07-07T20:23:00+03:00</text:p>
      <text:p text:style-name="P4">
Description: На Бахмутському напрямку на південному флангу є просування по декількох ділянках — понад кілометр. На північному флангу - бої без зміни положень. — Укрінформ.</text:p>
      <text:p text:style-name="P4">
Images: ['<text:a xlink:type="simple" xlink:href="https://static.ukrinform.com/photos/2022_03/thumb_files/630_360_1648629925-771.jpg" text:style-name="Internet_20_link" text:visited-style-name="Visited_20_Internet_20_Link">
630_360_16486...</text:a>
']</text:p>
      <text:p text:style-name="P4">
Tags: ['Міноборони', 'ЗСУ', 'Війна з Росією', 'Ганна Маляр']</text:p>
      <text:p text:style-name="P4">
Type: Article</text:p>
      <!--METADATA-->
      <text:p text:style-name="P4">
<draw:frame draw:style-name="fr1" draw:name="Image49" text:anchor-type="as-char" svg:width="6.9236in" svg:height="3.956343in" draw:z-index="0">
<draw:image xlink:href="../Images/yкринформ/2023-07-07T-8-23-00-03-00/630_360_1648629925-771.jpg" xlink:type="simple" xlink:show="embed" xlink:actuate="onLoad" draw:mime-type="image/jpeg"/>
</draw:frame>
 НаБахмутському напрямку на південному флангу є просування по декількох ділянках— понад кілометр. На північному флангу - бої без зміни положень.</text:p>
      <text:p text:style-name="P4">
Як передає Укрінформ, про це заступниця міністра оборони Ганна Малярповідомила в <text:a xlink:type="simple" xlink:href="https://t.me/annamaliar/917" text:style-name="Internet_20_link" text:visited-style-name="Visited_20_Internet_20_Link">
 Телеграмі </text:a>
 .</text:p>
      <text:p text:style-name="P4">
"У самому Бахмуті ворог фактично в пастці. Наші війська максимально ускладнилипересування ворога та унеможливили вихід", — зауважила представниця <text:a xlink:type="simple" xlink:href="https://www.ukrinform.ua/tag-minoboroni" text:style-name="Internet_20_link" text:visited-style-name="Visited_20_Internet_20_Link">
Міноборони </text:a>
 .</text:p>
      <text:p text:style-name="P4">
Обстріли з обох боків тривають.</text:p>
      <text:p text:style-name="P4">
Крім того, Сили оборони продовжують наступальні дії на Мелітопольському таБердянському напрямках, скрізь тривають "гарячі бої".</text:p>
      <text:p text:style-name="P4">
<text:span text:style-name="T4">
Читайте також:</text:span>
 <text:a xlink:type="simple" xlink:href="https://www.ukrinform.ua/rubric-ato/3732733-na-bahmutskomu-napramku-zsu-prosunulisa-i-povernuli-ranise-zahopleni-teritorii-sirskij.html" text:style-name="Internet_20_link" text:visited-style-name="Visited_20_Internet_20_Link">
 На Бахмутському напрямку ЗСУ просунулися і повернулираніше захоплені території </text:a>
</text:p>
      <text:p text:style-name="P4">
Українські захисники закріплюються на досягнутих рубежах, здійснюють заходиконтрбатарейної боротьби.</text:p>
      <text:p text:style-name="P4">
"Крім того наші оборонці фактично перемолочують там зараз техніку та озброєнняворога, знищують склади зброї, вражають місця компактного знаходженняросійських військових — відчутно зменшуючи таким чином наступальні та оборонніспроможності ворога", — додала заступниця міністра.</text:p>
      <text:p text:style-name="P4">
За даними Маляр, на півдні через значні втрати у живій силі деякі російськіпідрозділи відмовляються від участі в боях.</text:p>
      <text:p text:style-name="P4">
"Співвідношення безповоротних втрат на півдні - 1 до 5,3. Тобто у ворога напівдні гине військовослужбовців у 5,3 рази більше ніж у нас", — зазначилавона.</text:p>
      <text:p text:style-name="P4">
<text:span text:style-name="T4">
Читайте також:</text:span>
 <text:a xlink:type="simple" xlink:href="https://www.ukrinform.ua/rubric-ato/3732844-sili-oboroni-prosuvautsa-na-tavrijskomu-napramku-rosiani-za-dobu-vtratili-majze-dvi-roti.html" text:style-name="Internet_20_link" text:visited-style-name="Visited_20_Internet_20_Link">
 <text:span text:style-name="T4">
Сили</text:span>
 <text:span text:style-name="T4">
оборони</text:span>
 просуваються на Таврійськомунапрямку, росіяни за добу втратили майже дві роти</text:a>
</text:p>
      <text:p text:style-name="P4">
На сході, додала Маляр, загарбники продовжують наступати на Авдіівському,Мар‘їнському, Куп‘янському, Лиманському й Сватівському напрямках, безуспішнонамагаються прорвати оборону. Скрізь тривають "гарячі бої" без зміни положень.</text:p>
      <text:p text:style-name="P4">
Як повідомляв Укрінформ, російські загарбники <text:a xlink:type="simple" xlink:href="https://www.ukrinform.ua/rubric-ato/3732921-vorog-zoserediv-zusilla-na-pati-napramkah-jdut-vazki-boi.html" text:style-name="Internet_20_link" text:visited-style-name="Visited_20_Internet_20_Link">
 зосередили зусилля</text:a>
 на п’яти напрямках, йдуть важкі бої.</text:p>
      <text:p text:style-name="P4">
Source: <text:a xlink:type="simple" xlink:href="https://www.ukrinform.ua/rubric-ato/3732948-na-bahmutskomu-napramku-sili-oboroni-prosunulisa-na-pivdni-se-bils-ak-na-kilometr-malar.html" text:style-name="Internet_20_link" text:visited-style-name="Visited_20_Internet_20_Link">
https://www.ukrinform.ua/rubric-ato/3732948-na-bahmutskomu-napramku-sili-oboroni-prosunulisa-na-pivdni-se-bils-ak-na-kilometr-malar.html</text:a>
</text:p>
      <!--NEWS-->
      <text:h text:style-name="P10" text:outline-level="1">
<text:span text:style-name="T4">
Леся Цуренко увійшла в історію, вигравши найтриваліший тайбрейк на Grand Slam</text:span>
</text:h>
      <text:p text:style-name="P4">
Authors: Ukrinform (Person)</text:p>
      <text:p text:style-name="P4">
Publisher: Укринформ (Organization)</text:p>
      <text:p text:style-name="P4">
Published Time: 2023-07-07T-9:22:00+03:00</text:p>
      <text:p text:style-name="P4">
Modified Time: 2023-07-07T20:22:00+03:00</text:p>
      <text:p text:style-name="P4">
Description: Українка Леся Цуренко після вольової перемоги над румункою Аною Богдан (4:6, 6:3, 7:6 (20:18) у третьому колі Вімблдонського турніру стала володаркою рекорду - найтривалішому тайбрейку в історії серії Grand Slam. — Укрінформ.</text:p>
      <text:p text:style-name="P4">
Images: ['<text:a xlink:type="simple" xlink:href="https://static.ukrinform.com/photos/2023_07/thumb_files/630_360_1688750567-359.jpg" text:style-name="Internet_20_link" text:visited-style-name="Visited_20_Internet_20_Link">
630_360_16887...</text:a>
']</text:p>
      <text:p text:style-name="P4">
Tags: ['Цуренко', 'Теніс', 'Вімблдон']</text:p>
      <text:p text:style-name="P4">
Type: Article</text:p>
      <!--METADATA-->
      <text:p text:style-name="P4">
<draw:frame draw:style-name="fr1" draw:name="Image50" text:anchor-type="as-char" svg:width="6.9236in" svg:height="3.956343in" draw:z-index="0">
<draw:image xlink:href="../Images/yкринформ/2023-07-07T-9-22-00-03-00/630_360_1688750567-359.jpg" xlink:type="simple" xlink:show="embed" xlink:actuate="onLoad" draw:mime-type="image/jpeg"/>
</draw:frame>
 УкраїнкаЛеся Цуренко після вольової перемоги над румункою Аною Богдан (4:6, 6:3, 7:6(20:18) у третьому колі Вімблдонського турніру стала володаркою рекорду -найтривалішому тайбрейку в історії серії Grand Slam.</text:p>
      <text:p text:style-name="P4">
Цуренко вирвала перемогу у вирішальному сеті, врятувавшм у фінальномутайбрейку 5 матчболів, передає Укрінформ.</text:p>
      <text:p text:style-name="P4">
Тайбрейк у фінальному сеті між Лесею Цуренко та Аною Богдан із 38 очками єнайтривалішим у жіночому одиночному розряді турнірів серії Grand Slam вісторії.</text:p>
      <text:p text:style-name="P4">
<text:span text:style-name="T4">
Читайте також:</text:span>
 <text:a xlink:type="simple" xlink:href="https://www.ukrinform.ua/rubric-sports/3732911-curenko-vijsla-do-cetvertogo-kola-vimbldona.html" text:style-name="Internet_20_link" text:visited-style-name="Visited_20_Internet_20_Link">
 <text:span text:style-name="T4">
Цуренко</text:span>
 вийшла до четвертого кола Вімблдона</text:a>
</text:p>
      <text:p text:style-name="P4">
Путівку до чвертьфіналу Цуренко розіграє з посіяною під 4-м номеромамериканкою Джессікою Пегулою, яка взяла гору над італійкою ЕлізабетоюКоччератто (6:4, 6:0).</text:p>
      <text:p text:style-name="P4">
Фото: Getty Images.</text:p>
      <text:p text:style-name="P4">
Source: <text:a xlink:type="simple" xlink:href="https://www.ukrinform.ua/rubric-sports/3732946-curenko-uvijsla-v-istoriu-vigravsi-najtrivalisij-tajbrejk-na-grand-slam.html" text:style-name="Internet_20_link" text:visited-style-name="Visited_20_Internet_20_Link">
https://www.ukrinform.ua/rubric-sports/3732946-curenko-uvijsla-v-istoriu-vigravsi-najtrivalisij-tajbrejk-na-grand-slam.html</text:a>
</text:p>
      <!--NEWS-->
      <text:h text:style-name="P10" text:outline-level="1">
<text:span text:style-name="T4">
2 killed as debris of Shahed drone crashed on a vehicle on the highway in Dnipropetrovsk region</text:span>
</text:h>
      <text:p text:style-name="P4">
Authors: liveuamap (Language: en)</text:p>
      <text:p text:style-name="P4">
Time: 2023-07-07T01:32:00</text:p>
      <text:p text:style-name="P4">
Location: Dnipro (Latitude:48.26585 Longtitude:35.36214)</text:p>
      <text:p text:style-name="P4">
Videos: []</text:p>
      <text:p text:style-name="P4">
Images: ["<text:a xlink:type="simple" xlink:href="https://liveuamap.com/pics/2023/07/07/22574441_0.jpg" text:style-name="Internet_20_link" text:visited-style-name="Visited_20_Internet_20_Link">
22574441_0.jpg</text:a>
", "<text:a xlink:type="simple" xlink:href="https://liveuamap.com/pics/2023/07/07/22574441_1.jpg" text:style-name="Internet_20_link" text:visited-style-name="Visited_20_Internet_20_Link">
22574441_1.jpg</text:a>
", "<text:a xlink:type="simple" xlink:href="https://liveuamap.com/pics/2023/07/07/22574441_2.jpg" text:style-name="Internet_20_link" text:visited-style-name="Visited_20_Internet_20_Link">
22574441_2.jpg</text:a>
"]</text:p>
      <text:p text:style-name="P4">
Tags: ["Europe", "Central and Eastern Europe"]</text:p>
      <text:p text:style-name="P4">
ID: 22574441</text:p>
      <!--METADATA-->
      <text:p text:style-name="P4">
2 killed as debris of Shahed drone crashed on a vehicle on the highway inDnipropetrovsk region</text:p>
      <text:p text:style-name="P4">
<draw:frame draw:style-name="fr1" draw:name="Image51" text:anchor-type="as-char" svg:width="6.9236in" svg:height="5.11481in" draw:z-index="0">
<draw:image xlink:href="../Images/liveuamap/2023-07-07T01-32-00/22574441_0.jpg" xlink:type="simple" xlink:show="embed" xlink:actuate="onLoad" draw:mime-type="image/jpeg"/>
</draw:frame>
<draw:frame draw:style-name="fr1" draw:name="Image52" text:anchor-type="as-char" svg:width="6.9236in" svg:height="4.933065in" draw:z-index="0">
<draw:image xlink:href="../Images/liveuamap/2023-07-07T01-32-00/22574441_1.jpg" xlink:type="simple" xlink:show="embed" xlink:actuate="onLoad" draw:mime-type="image/jpeg"/>
</draw:frame>
<draw:frame draw:style-name="fr1" draw:name="Image53" text:anchor-type="as-char" svg:width="6.9236in" svg:height="5.2879in" draw:z-index="0">
<draw:image xlink:href="../Images/liveuamap/2023-07-07T01-32-00/22574441_2.jpg" xlink:type="simple" xlink:show="embed" xlink:actuate="onLoad" draw:mime-type="image/jpeg"/>
</draw:frame>
</text:p>
      <text:p text:style-name="P4">
News Collection Link: <text:a xlink:type="simple" xlink:href="https:\/\/liveuamap.com\/en\/2023\/7-july-2-killed-as-debris-of-shahed-drone-crashed-on-a-vehicle" text:style-name="Internet_20_link" text:visited-style-name="Visited_20_Internet_20_Link">
https:\/\/liveuamap.com\/en\/2023\/7-july-2-killed-as-debris-of-shahed-drone-crashed-on-a-vehicle</text:a>
</text:p>
      <text:p text:style-name="P4">
Source: <text:a xlink:type="simple" xlink:href="https://t.me/dnipro_now/43592" text:style-name="Internet_20_link" text:visited-style-name="Visited_20_Internet_20_Link">
https://t.me/dnipro_now/43592</text:a>
</text:p>
      <!--NEWS-->
      <text:h text:style-name="P10" text:outline-level="1">
<text:span text:style-name="T4">
Death toll of Russian missile strike in Lviv increased to 10</text:span>
</text:h>
      <text:p text:style-name="P4">
Authors: liveuamap (Language: en)</text:p>
      <text:p text:style-name="P4">
Time: 2023-07-07T01:44:00</text:p>
      <text:p text:style-name="P4">
Location: Lviv (Latitude:49.81991 Longtitude:24.023)</text:p>
      <text:p text:style-name="P4">
Videos: []</text:p>
      <text:p text:style-name="P4">
Images: []</text:p>
      <text:p text:style-name="P4">
Tags: []</text:p>
      <text:p text:style-name="P4">
ID: 22574400</text:p>
      <!--METADATA-->
      <text:p text:style-name="P4">
Death toll of Russian missile strike in Lviv increased to 10</text:p>
      <text:p text:style-name="P4">
News Collection Link: <text:a xlink:type="simple" xlink:href="https:\/\/liveuamap.com\/en\/2023\/7-july-death-toll-of-russian-missile-strike-in-lviv-increased" text:style-name="Internet_20_link" text:visited-style-name="Visited_20_Internet_20_Link">
https:\/\/liveuamap.com\/en\/2023\/7-july-death-toll-of-russian-missile-strike-in-lviv-increased</text:a>
</text:p>
      <text:p text:style-name="P4">
Source: <text:a xlink:type="simple" xlink:href="https://t.me/andriysadovyi/1583" text:style-name="Internet_20_link" text:visited-style-name="Visited_20_Internet_20_Link">
https://t.me/andriysadovyi/1583</text:a>
</text:p>
      <!--NEWS-->
      <text:h text:style-name="P10" text:outline-level="1">
<text:span text:style-name="T4">
At Sivershchyna and Slobozhanschyna directions Russian army shelled Stari Vyrky, Iskryskivsch...</text:span>
</text:h>
      <text:p text:style-name="P4">
Authors: liveuamap (Language: en)</text:p>
      <text:p text:style-name="P4">
Time: 2023-07-07T05:24:00</text:p>
      <text:p text:style-name="P4">
Location: Kharkiv (Latitude:50.29921 Longtitude:36.87166)</text:p>
      <text:p text:style-name="P4">
Videos: []</text:p>
      <text:p text:style-name="P4">
Images: []</text:p>
      <text:p text:style-name="P4">
Tags: ["Russia"]</text:p>
      <text:p text:style-name="P4">
ID: 22574469</text:p>
      <!--METADATA-->
      <text:p text:style-name="P4">
At Sivershchyna and Slobozhanschyna directions Russian army shelled StariVyrky, Iskryskivschyna, Katerynivka, Zapsilya of Sumy region and Cherneschyna,Odnorobivka, Hoptivka of Kharkiv region.. Russian aviation conductedairstrikes at Hatysche of Kharkiv region, - General Staff of Armed Forces ofUkraine says in the morning report</text:p>
      <text:p text:style-name="P4">
News Collection Link: <text:a xlink:type="simple" xlink:href="https:\/\/liveuamap.com\/en\/2023\/7-july-at-sivershchyna-and-slobozhanschyna-directions-russian" text:style-name="Internet_20_link" text:visited-style-name="Visited_20_Internet_20_Link">
https:\/\/liveuamap.com\/en\/2023\/7-july-at-sivershchyna-and-slobozhanschyna-directions-russian</text:a>
</text:p>
      <text:p text:style-name="P4">
Source: <text:a xlink:type="simple" xlink:href="https://t.me/lumsrc/5290" text:style-name="Internet_20_link" text:visited-style-name="Visited_20_Internet_20_Link">
https://t.me/lumsrc/5290</text:a>
</text:p>
      <!--NEWS-->
      <text:h text:style-name="P10" text:outline-level="1">
<text:span text:style-name="T4">
At Avdiyivka direction Russian army shelled Keramik, Zhelane, Berdychi, Avdiyivka, Pervomaysk...</text:span>
</text:h>
      <text:p text:style-name="P4">
Authors: liveuamap (Language: en)</text:p>
      <text:p text:style-name="P4">
Time: 2023-07-07T05:25:00</text:p>
      <text:p text:style-name="P4">
Location: Avdiyivka (Latitude:48.24434 Longtitude:37.6922)</text:p>
      <text:p text:style-name="P4">
Videos: []</text:p>
      <text:p text:style-name="P4">
Images: []</text:p>
      <text:p text:style-name="P4">
Tags: ["Russia"]</text:p>
      <text:p text:style-name="P4">
ID: 22574465</text:p>
      <!--METADATA-->
      <text:p text:style-name="P4">
At Avdiyivka direction Russian army shelled Keramik, Zhelane, Berdychi,Avdiyivka, Pervomayske and Karlivka of Donetsk region. Russian aviationconducted airstrikes at Novokalynove and Avdiyivka of Donetsk region, -General Staff of Armed Forces of Ukraine says in the morning report</text:p>
      <text:p text:style-name="P4">
News Collection Link: <text:a xlink:type="simple" xlink:href="https:\/\/liveuamap.com\/en\/2023\/7-july-at-avdiyivka-direction-russian-army-shelled-keramik" text:style-name="Internet_20_link" text:visited-style-name="Visited_20_Internet_20_Link">
https:\/\/liveuamap.com\/en\/2023\/7-july-at-avdiyivka-direction-russian-army-shelled-keramik</text:a>
</text:p>
      <text:p text:style-name="P4">
Source: <text:a xlink:type="simple" xlink:href="https://t.me/lumsrc/5294" text:style-name="Internet_20_link" text:visited-style-name="Visited_20_Internet_20_Link">
https://t.me/lumsrc/5294</text:a>
</text:p>
      <!--NEWS-->
      <text:h text:style-name="P10" text:outline-level="1">
<text:span text:style-name="T4">
Russian army conducted missile strike with S-300 missiles at Zaporizhzhia</text:span>
</text:h>
      <text:p text:style-name="P4">
Authors: liveuamap (Language: en)</text:p>
      <text:p text:style-name="P4">
Time: 2023-07-07T08:18:24</text:p>
      <text:p text:style-name="P4">
Location: Zaporizhzhia, Zaporiz'ka oblast (Latitude:47.8528 Longtitude:35.17273)</text:p>
      <text:p text:style-name="P4">
Videos: []</text:p>
      <text:p text:style-name="P4">
Images: []</text:p>
      <text:p text:style-name="P4">
Tags: ["Europe", "Central and Eastern Europe"]</text:p>
      <text:p text:style-name="P4">
ID: 22574488</text:p>
      <!--METADATA-->
      <text:p text:style-name="P4">
Russian army conducted missile strike with S-300 missiles at Zaporizhzhia</text:p>
      <text:p text:style-name="P4">
News Collection Link: <text:a xlink:type="simple" xlink:href="https:\/\/liveuamap.com\/en\/2023\/7-july-russian-army-conducted-missile-strike-with-s300-missiles" text:style-name="Internet_20_link" text:visited-style-name="Visited_20_Internet_20_Link">
https:\/\/liveuamap.com\/en\/2023\/7-july-russian-army-conducted-missile-strike-with-s300-missiles</text:a>
</text:p>
      <text:p text:style-name="P4">
Source: <text:a xlink:type="simple" xlink:href="https://t.me/espresotb/67300" text:style-name="Internet_20_link" text:visited-style-name="Visited_20_Internet_20_Link">
https://t.me/espresotb/67300</text:a>
</text:p>
      <!--NEWS-->
      <text:h text:style-name="P10" text:outline-level="1">
<text:span text:style-name="T4">
Zelensky: We expect concrete steps from NATO towards Ukraine during the upcoming Vilnius Summit</text:span>
</text:h>
      <text:p text:style-name="P4">
Authors: liveuamap (Language: en)</text:p>
      <text:p text:style-name="P4">
Time: 2023-07-07T09:09:50</text:p>
      <text:p text:style-name="P4">
Location: Bratislava, Bratislavský kraj (Latitude:48.14921 Longtitude:17.10771)</text:p>
      <text:p text:style-name="P4">
Videos: []</text:p>
      <text:p text:style-name="P4">
Images: []</text:p>
      <text:p text:style-name="P4">
Tags: ["Europe", "Central and Eastern Europe"]</text:p>
      <text:p text:style-name="P4">
ID: 22574497</text:p>
      <!--METADATA-->
      <text:p text:style-name="P4">
Zelensky: We expect concrete steps from NATO towards Ukraine during theupcoming Vilnius Summit</text:p>
      <text:p text:style-name="P4">
News Collection Link: <text:a xlink:type="simple" xlink:href="https:\/\/liveuamap.com\/en\/2023\/7-july-zelensky-we-expect-concrete-steps-from-nato-towards" text:style-name="Internet_20_link" text:visited-style-name="Visited_20_Internet_20_Link">
https:\/\/liveuamap.com\/en\/2023\/7-july-zelensky-we-expect-concrete-steps-from-nato-towards</text:a>
</text:p>
      <text:p text:style-name="P4">
Source: <text:a xlink:type="simple" xlink:href="https://twitter.com/AsharqNewsBrk/status/1677303196471926786" text:style-name="Internet_20_link" text:visited-style-name="Visited_20_Internet_20_Link">
https://twitter.com/AsharqNewsBrk/status/1677303196471926786</text:a>
</text:p>
      <!--NEWS-->
      <text:h text:style-name="P10" text:outline-level="1">
<text:span text:style-name="T4">
Germany will not supply cluster ammunition to Ukraine as it is a signatory to a convention ba...</text:span>
</text:h>
      <text:p text:style-name="P4">
Authors: liveuamap (Language: en)</text:p>
      <text:p text:style-name="P4">
Time: 2023-07-07T09:57:25</text:p>
      <text:p text:style-name="P4">
Location: Berlin, Berlin (Latitude:52.51873 Longtitude:13.36985)</text:p>
      <text:p text:style-name="P4">
Videos: []</text:p>
      <text:p text:style-name="P4">
Images: []</text:p>
      <text:p text:style-name="P4">
Tags: ["Germany", "Europe"]</text:p>
      <text:p text:style-name="P4">
ID: 22574506</text:p>
      <!--METADATA-->
      <text:p text:style-name="P4">
Germany will not supply cluster ammunition to Ukraine as it is a signatory toa convention banning the production and use of that type of weapon, GermanDefence Minister Boris Pistorius said on Friday in Bern</text:p>
      <text:p text:style-name="P4">
News Collection Link: <text:a xlink:type="simple" xlink:href="https:\/\/liveuamap.com\/en\/2023\/7-july-germany-will-not-supply-cluster-ammunition-to-ukraine" text:style-name="Internet_20_link" text:visited-style-name="Visited_20_Internet_20_Link">
https:\/\/liveuamap.com\/en\/2023\/7-july-germany-will-not-supply-cluster-ammunition-to-ukraine</text:a>
</text:p>
      <text:p text:style-name="P4">
Source: <text:a xlink:type="simple" xlink:href="https://twitter.com/idreesali114/status/1677314418575659018" text:style-name="Internet_20_link" text:visited-style-name="Visited_20_Internet_20_Link">
https://twitter.com/idreesali114/status/1677314418575659018</text:a>
</text:p>
      <!--NEWS-->
      <text:h text:style-name="P10" text:outline-level="1">
<text:span text:style-name="T4">
УКРІНФОРМ є на Threads!</text:span>
</text:h>
      <text:p text:style-name="P4">
Authors: Ukrinform (Person)</text:p>
      <text:p text:style-name="P4">
Publisher: Укринформ (Organization)</text:p>
      <text:p text:style-name="P4">
Published Time: 2023-07-07T0:15:00+03:00</text:p>
      <text:p text:style-name="P4">
Modified Time: 2023-07-07T21:15:00+03:00</text:p>
      <text:p text:style-name="P4">
Description: Укрінформ завжди на пульсі новин. Долучайтеся до Threads та підписуйтеся на Укрінформ — Укрінформ.</text:p>
      <text:p text:style-name="P4">
Images: ['<text:a xlink:type="simple" xlink:href="https://static.ukrinform.com/photos/2023_07/thumb_files/630_360_1688644765-383.jpg" text:style-name="Internet_20_link" text:visited-style-name="Visited_20_Internet_20_Link">
630_360_16886...</text:a>
']</text:p>
      <text:p text:style-name="P4">
Tags: ['Соцмережі', 'Meta']</text:p>
      <text:p text:style-name="P4">
Type: Article</text:p>
      <!--METADATA-->
      <text:p text:style-name="P4">
<draw:frame draw:style-name="fr1" draw:name="Image54" text:anchor-type="as-char" svg:width="6.9236in" svg:height="3.956343in" draw:z-index="0">
<draw:image xlink:href="../Images/yкринформ/2023-07-07T0-15-00-03-00/630_360_1688644765-383.jpg" xlink:type="simple" xlink:show="embed" xlink:actuate="onLoad" draw:mime-type="image/jpeg"/>
</draw:frame>
 Укрінформзавжди на пульсі новин. Долучайтеся до Threads та підписуйтеся на Укрінформ</text:p>
      <text:p text:style-name="P4">
<text:span text:style-name="T4">
Що таке Threads? Це аналог Твіттеру, який<text:a xlink:type="simple" xlink:href="https://www.ukrinform.ua/rubric-technology/3732218-meta-zapustila-svij-analog-tvitteru.html" text:style-name="Internet_20_link" text:visited-style-name="Visited_20_Internet_20_Link">
 запустила компанія Meta.</text:a>
 </text:span>
</text:p>
      <text:p text:style-name="P4">
Аби розпочати роботу із Threads, користувачі можуть авторизуватись задопомогою облікового запису в Інстаграмі. У додатку можна публікуватиповідомлення до 500 символів, а також фотографії та відео тривалістю до 5хвилин. Також публікацією Threads можна поділитися у своїй історії вІнстаграмі.</text:p>
      <text:p text:style-name="P4">
Укрінформ зареєструвався на сервісі відразу після його запуску. Читати насможна <text:a xlink:type="simple" xlink:href="https://www.threads.net/@ukrinform" text:style-name="Internet_20_link" text:visited-style-name="Visited_20_Internet_20_Link">
 на сторінці @ukrinform у Threads.</text:a>
</text:p>
      <text:p text:style-name="P4">
</text:p>
      <text:p text:style-name="Quotations">

<text:p text:style-name="P4">
🎊 УКРІНФОРМ є на Threads! Підписуйтеся на <text:a xlink:type="simple" xlink:href="https://twitter.com/UKRINFORM" text:style-name="Internet_20_link" text:visited-style-name="Visited_20_Internet_20_Link">
 @UKRINFORM&gt;
 </text:a>
 <text:a xlink:type="simple" xlink:href="https://t.co/ETszQxJMAO" text:style-name="Internet_20_link" text:visited-style-name="Visited_20_Internet_20_Link">
&gt;
 https://t.co/ETszQxJMAO </text:a>
  &gt;
  &gt;
  Що таке Threads? Це аналог Твіттеру, який запустила компанія Meta.  &gt;
  &gt;
  Аби розпочати роботу із Threads, користувачі можуть авторизуватись за&gt;
 допомогою облікового запису в Інстаграмі. У додатку можна… <text:a xlink:type="simple" xlink:href="https://t.co/RPZW7VFwiq" text:style-name="Internet_20_link" text:visited-style-name="Visited_20_Internet_20_Link">
&gt;
 pic.twitter.com/RPZW7VFwiq </text:a>
&gt;
&gt;
 — Ukrinform (@UKRINFORM) <text:a xlink:type="simple" xlink:href="https://twitter.com/UKRINFORM/status/1676917900114788352" text:style-name="Internet_20_link" text:visited-style-name="Visited_20_Internet_20_Link">
 July 6, 2023&gt;
 </text:a>
</text:p>

</text:p>
      <text:p text:style-name="P4">
Установіть додаток Threads, щоб бачити більше контенту від <text:a xlink:type="simple" xlink:href="https://www.threads.net/@ukrinform" text:style-name="Internet_20_link" text:visited-style-name="Visited_20_Internet_20_Link">
 ukrinform</text:a>
 . Програма доступна для завантаження вмагазинах <text:a xlink:type="simple" xlink:href="https://apps.apple.com/us/app/threads-an-instagram-app/id6446901002" text:style-name="Internet_20_link" text:visited-style-name="Visited_20_Internet_20_Link">
 App Store </text:a>
 і <text:a xlink:type="simple" xlink:href="https://play.google.com/store/apps/details" text:style-name="Internet_20_link" text:visited-style-name="Visited_20_Internet_20_Link">
 Google Play</text:a>
у більш ніж 100 країнах.</text:p>
      <text:p text:style-name="P4">
Source: <text:a xlink:type="simple" xlink:href="https://www.ukrinform.ua/rubric-technology/3732298-ukrinform-e-na-threads.html" text:style-name="Internet_20_link" text:visited-style-name="Visited_20_Internet_20_Link">
https://www.ukrinform.ua/rubric-technology/3732298-ukrinform-e-na-threads.html</text:a>
</text:p>
      <!--NEWS-->
      <text:h text:style-name="P10" text:outline-level="1">
<text:span text:style-name="T4">
У Запоріжжі негода пошкодила лініїї електропередач, у Франківську обвалився міст</text:span>
</text:h>
      <text:p text:style-name="P4">
Authors: Ukrinform (Person)</text:p>
      <text:p text:style-name="P4">
Publisher: Укринформ (Organization)</text:p>
      <text:p text:style-name="P4">
Published Time: 2023-07-07T10:16:00+03:00</text:p>
      <text:p text:style-name="P4">
Modified Time: 2023-07-07T22:16:00+03:00</text:p>
      <text:p text:style-name="P4">
Description: У Запоріжжі надвечір у п'ятницю пройшла злива, яка супроводжувалась сильним вітром. У місті багато повалених дерев та пошкоджених ліній електропередач. Водночас в Івано-Франківську через негоду обвалилася частина пішохідного мосту. — Укрінформ.</text:p>
      <text:p text:style-name="P4">
Images: ['<text:a xlink:type="simple" xlink:href="https://static.ukrinform.com/photos/2023_07/thumb_files/630_360_1688757246-771.jpg" text:style-name="Internet_20_link" text:visited-style-name="Visited_20_Internet_20_Link">
630_360_16887...</text:a>
']</text:p>
      <text:p text:style-name="P4">
Tags: ['Івано-Франківськ', 'Електропостачання', 'Міст', 'Негода', 'Запоріжжя']</text:p>
      <text:p text:style-name="P4">
Type: Article</text:p>
      <!--METADATA-->
      <text:p text:style-name="P4">
<draw:frame draw:style-name="fr1" draw:name="Image56" text:anchor-type="as-char" svg:width="6.9236in" svg:height="3.956343in" draw:z-index="0">
<draw:image xlink:href="../Images/yкринформ/2023-07-07T10-16-00-03-00/630_360_1688757246-771.jpg" xlink:type="simple" xlink:show="embed" xlink:actuate="onLoad" draw:mime-type="image/jpeg"/>
</draw:frame>
 УЗапоріжжі надвечір у п'ятницю пройшла злива, яка супроводжувалась сильнимвітром. У місті багато повалених дерев та пошкоджених ліній електропередач.Водночас в Івано-Франківську через негоду обвалилася частина пішохідногомосту.</text:p>
      <text:p text:style-name="P4">
Про це у <text:a xlink:type="simple" xlink:href="https://t.me/kurtievofficial/12079" text:style-name="Internet_20_link" text:visited-style-name="Visited_20_Internet_20_Link">
 Телеграмі </text:a>
 повідомив в.о.міського голови Запоріжжя Анатолій Куртєв, передає Укрінформ.</text:p>
      <text:p text:style-name="P4">
"Комунальні служби працюють над усуненням наслідків сьогоднішньої <text:a xlink:type="simple" xlink:href="https://www.ukrinform.ua/tag-negoda" text:style-name="Internet_20_link" text:visited-style-name="Visited_20_Internet_20_Link">
 негоди</text:a>
 . До роботи залучено Міськуспеціалізовану аварійно-рятувальну службу, Муніципальну аварійну службу,«ЕЛУАШ», «Зеленбуд», «Титан» та «Запоріжміськсвітло». Комунальники перевіряютьстан дощоприймальників і очищають їх від сміття, яке потрапило туди під часзливи, та прибирають і розпилюють дерева, які впали на дороги або лініїзовнішнього освітлення. Енергетики приступають до відновлення зруйнованихелектромереж", - написав Куртєв.</text:p>
      <text:p text:style-name="P4">
Усі роботи триватимуть до початку комендантської години та продовжатьсязавтра.</text:p>
      <text:p text:style-name="P4">
У деяких районах міста випав град, сильний вітер зламав дерева та повалив їхна автівки та дороги. Інформації про постраждалих не надходило. Наразі в містіспокійна погода.</text:p>
      <text:p text:style-name="P4">
Водночас в Івано-Франківську внаслідок негоди обвалилася частина пішохідногомосту.</text:p>
      <text:p text:style-name="P4">
_<text:span text:style-name="T4">
Відео</text:span>
 : <text:a xlink:type="simple" xlink:href="https://www.facebook.com/ruslan.martsinkiv/videos/1398253010726921" text:style-name="Internet_20_link" text:visited-style-name="Visited_20_Internet_20_Link">
 Руслан Марцинків</text:a>
 _</text:p>
      <text:p text:style-name="P4">
"Велика вода обірвала частину берега з боку Німецького озера, також обірвалачастину пішохідного мосту на Набережній. Зараз міст перекритий. Проходу нема",- повідомив міський голова Руслан Марцінків у <text:a xlink:type="simple" xlink:href="https://www.facebook.com/watch/live/" text:style-name="Internet_20_link" text:visited-style-name="Visited_20_Internet_20_Link">
 Фейсбуці</text:a>
,</text:p>
      <text:p text:style-name="P4">
<text:span text:style-name="T4">
Читайте також:</text:span>
 <text:a xlink:type="simple" xlink:href="https://www.ukrinform.ua/rubric-regions/3732952-na-kiivsini-vnaslidok-negodi-znestrumleni-50-naselenih-punktiv.html" text:style-name="Internet_20_link" text:visited-style-name="Visited_20_Internet_20_Link">
 На Київщині внаслідок <text:span text:style-name="T4">
негоди</text:span>
 знеструмлені 50населених пунктів </text:a>
</text:p>
      <text:p text:style-name="P4">
За його словами, на місці перебувають представники комунальних служб іполіції. Жертв немає.</text:p>
      <text:p text:style-name="P4">
Марцінків зауважив, що рівень води зараз досить високий, тому до робіт звідновлення пошкодженої частини мосту візьмуться після її спаду. Поки що водаприбуває.</text:p>
      <text:p text:style-name="P4">
Як повідомлялося, на Прикарпатті грозові дощі спричинили підтоплення близько300 дворогосподарств, відкритих територій та місцевих доріг.</text:p>
      <text:p text:style-name="P4">
<text:span text:style-name="T5">
Фото: Анатолій Куртєв, Телеграм</text:span>
</text:p>
      <text:p text:style-name="P4">
Source: <text:a xlink:type="simple" xlink:href="https://www.ukrinform.ua/rubric-regions/3732980-u-zaporizzi-cerez-negodu-poskodzeni-liniii-elektroperedac-u-frankivsku-obvalivsa-mist.html" text:style-name="Internet_20_link" text:visited-style-name="Visited_20_Internet_20_Link">
https://www.ukrinform.ua/rubric-regions/3732980-u-zaporizzi-cerez-negodu-poskodzeni-liniii-elektroperedac-u-frankivsku-obvalivsa-mist.html</text:a>
</text:p>
      <!--NEWS-->
      <text:h text:style-name="P10" text:outline-level="1">
<text:span text:style-name="T4">
Зеленський проводить зустріч з Ердоганом</text:span>
</text:h>
      <text:p text:style-name="P4">
Authors: Ukrinform (Person)</text:p>
      <text:p text:style-name="P4">
Publisher: Укринформ (Organization)</text:p>
      <text:p text:style-name="P4">
Published Time: 2023-07-07T11:19:00+03:00</text:p>
      <text:p text:style-name="P4">
Modified Time: 2023-07-07T22:19:00+03:00</text:p>
      <text:p text:style-name="P4">
Description: Президент України Володимир Зеленський проводить зустріч зі своїм турецьким колегою Реджепом Таїпом Ердоганом. — Укрінформ.</text:p>
      <text:p text:style-name="P4">
Images: ['<text:a xlink:type="simple" xlink:href="https://static.ukrinform.com/photos/2023_07/thumb_files/630_360_1688758028-881.jpg" text:style-name="Internet_20_link" text:visited-style-name="Visited_20_Internet_20_Link">
630_360_16887...</text:a>
']</text:p>
      <text:p text:style-name="P4">
Tags: ['Ердоган', 'Візит', 'Туреччина', 'Зеленський']</text:p>
      <text:p text:style-name="P4">
Type: Article</text:p>
      <!--METADATA-->
      <text:p text:style-name="P4">
<draw:frame draw:style-name="fr1" draw:name="Image57" text:anchor-type="as-char" svg:width="6.9236in" svg:height="3.956343in" draw:z-index="0">
<draw:image xlink:href="../Images/yкринформ/2023-07-07T11-19-00-03-00/630_360_1688758028-881.jpg" xlink:type="simple" xlink:show="embed" xlink:actuate="onLoad" draw:mime-type="image/jpeg"/>
</draw:frame>
 ПрезидентУкраїни Володимир Зеленський проводить зустріч зі своїм турецьким колегоюРеджепом Таїпом Ердоганом.</text:p>
      <text:p text:style-name="P4">
Про це глава держави повідомив у <text:a xlink:type="simple" xlink:href="http://t.me/V_Zelenskiy_official/6894" text:style-name="Internet_20_link" text:visited-style-name="Visited_20_Internet_20_Link">
 Телеграмі</text:a>
 , передає Укрінформ.</text:p>
      <text:p text:style-name="P4">
«Туреччина. Зустріч з Президентом Реджепом Таїпом Ердоганом. Дуже важливіпереговори. Безпека – і в нашому Чорноморському регіоні, і загалом в Європі.Вдячний за підтримку територіальної цілісності та суверенітету України.Формула миру. Захист наших країн, наших людей та наших інтересів. Увага самітуу Вільнюсі, що готується», - зазначив Зеленський.</text:p>
      <text:p text:style-name="P4">
_Відео:<text:a xlink:type="simple" xlink:href="https://www.president.gov.ua/" text:style-name="Internet_20_link" text:visited-style-name="Visited_20_Internet_20_Link">
 Офіс Президента </text:a>
 _</text:p>
      <text:p text:style-name="P4">
За словами Президента, окремо буде обговорено захист і розвиток Чорноморськоїзернової ініціативи та подальші зусилля заради продовольчої безпеки.</text:p>
      <text:p text:style-name="P4">
«Світ має бути захищений від будь-якого терору», - підкресл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polytics/3732945-zelenskij-pribuv-u-tureccinu-na-peregovori-z-erdoganom.html" text:style-name="Internet_20_link" text:visited-style-name="Visited_20_Internet_20_Link">
 <text:span text:style-name="T4">
Зеленський</text:span>
 прибув у Туреччину на переговори зЕрдоганом </text:a>
</text:p>
      <text:p text:style-name="P4">
Як повідомлялося, у п’ятницю ввечері Зеленський прибув з візитом до Туреччини.До того глава держави відвідав Болгарію, Чехію та Словаччину.</text:p>
      <text:p text:style-name="P4">
<text:span text:style-name="T5">
Фото: twitter.com/ZelenskyyUa</text:span>
</text:p>
      <text:p text:style-name="P4">
Source: <text:a xlink:type="simple" xlink:href="https://www.ukrinform.ua/rubric-polytics/3732982-zelenskij-provodit-zustric-z-erdoganom.html" text:style-name="Internet_20_link" text:visited-style-name="Visited_20_Internet_20_Link">
https://www.ukrinform.ua/rubric-polytics/3732982-zelenskij-provodit-zustric-z-erdoganom.html</text:a>
</text:p>
      <!--NEWS-->
      <text:h text:style-name="P10" text:outline-level="1">
<text:span text:style-name="T4">
Залужний і Шаптала відвідали угруповання військ «Хортиця» й «Таврія»</text:span>
</text:h>
      <text:p text:style-name="P4">
Authors: Ukrinform (Person)</text:p>
      <text:p text:style-name="P4">
Publisher: Укринформ (Organization)</text:p>
      <text:p text:style-name="P4">
Published Time: 2023-07-07T12:35:00+03:00</text:p>
      <text:p text:style-name="P4">
Modified Time: 2023-07-07T22:35:00+03:00</text:p>
      <text:p text:style-name="P4">
Description: Головнокомандувач ЗСУ Валерій Залужний разом із начальником Генерального штабу Сергієм Шапталою відвідали оперативно-стратегічні угруповання військ «Хортиця» і «Таврія». — Укрінформ.</text:p>
      <text:p text:style-name="P4">
Images: ['<text:a xlink:type="simple" xlink:href="https://static.ukrinform.com/photos/2023_07/thumb_files/630_360_1688760223-735.png" text:style-name="Internet_20_link" text:visited-style-name="Visited_20_Internet_20_Link">
630_360_16887...</text:a>
']</text:p>
      <text:p text:style-name="P4">
Tags: ['Генштаб', 'ЗСУ', 'Валерій Залужний', 'Війна з Росією', '#stoprussia']</text:p>
      <text:p text:style-name="P4">
Type: Article</text:p>
      <!--METADATA-->
      <text:p text:style-name="P4">
<draw:frame draw:style-name="fr1" draw:name="Image58" text:anchor-type="as-char" svg:width="6.9236in" svg:height="3.956343in" draw:z-index="0">
<draw:image xlink:href="../Images/yкринформ/2023-07-07T12-35-00-03-00/630_360_1688760223-735.png" xlink:type="simple" xlink:show="embed" xlink:actuate="onLoad" draw:mime-type="image/png"/>
</draw:frame>
Головнокомандувач ЗСУ Валерій Залужний разом із начальником Генерального штабуСергієм Шапталою відвідали оперативно-стратегічні угруповання військ «Хортиця»і «Таврія».</text:p>
      <text:p text:style-name="P4">
Про це повідомляється на <text:a xlink:type="simple" xlink:href="https://t.me/CinCAFU/529" text:style-name="Internet_20_link" text:visited-style-name="Visited_20_Internet_20_Link">
 Телеграм-каналі </text:a>
Головкома, передає Укрінформ.</text:p>
      <text:p text:style-name="P4">
_<text:span text:style-name="T4">
Відео</text:span>
 : <text:a xlink:type="simple" xlink:href="https://www.youtube.com/watch" text:style-name="Internet_20_link" text:visited-style-name="Visited_20_Internet_20_Link">
 Валерій Залужний, Телеграм</text:a>
 _</text:p>
      <text:p text:style-name="P4">
«З начальником Генерального штабу Сергієм Шапталою працювали в оперативно-стратегічних угрупованнях <text:a xlink:type="simple" xlink:href="https://www.ukrinform.ua/tag-zsu" text:style-name="Internet_20_link" text:visited-style-name="Visited_20_Internet_20_Link">
 військ </text:a>
«Хортиця» і «Таврія». Дякую кожному, хто боронить нашу землю», - зазначивЗалужний.</text:p>
      <text:p text:style-name="P4">
<text:span text:style-name="T4">
Читайте також:</text:span>
 <text:a xlink:type="simple" xlink:href="https://www.ukrinform.ua/rubric-ato/3732455-vijskovi-prodovzuut-aktivni-nastupalni-dii-iniciativa-perebuvae-na-boci-zsu-zaluznij.html" text:style-name="Internet_20_link" text:visited-style-name="Visited_20_Internet_20_Link">
 Військові продовжують активні наступальні дії, ініціативаперебуває на боці ЗСУ - <text:span text:style-name="T4">
Залужний</text:span>
 </text:a>
</text:p>
      <text:p text:style-name="P4">
У короткому коментарі на опублікованому відео з поїздки Головнокомандувачтакож заявив: «Все нормально, все буде добре, все по плану, хлопці - молодці.Переможемо».</text:p>
      <text:p text:style-name="P4">
<text:span text:style-name="T5">
Фото: Офіс Президента</text:span>
</text:p>
      <text:p text:style-name="P4">
Source: <text:a xlink:type="simple" xlink:href="https://www.ukrinform.ua/rubric-ato/3732985-zaluznij-i-saptala-vidvidali-ugrupovanna-vijsk-hortica-j-tavria.html" text:style-name="Internet_20_link" text:visited-style-name="Visited_20_Internet_20_Link">
https://www.ukrinform.ua/rubric-ato/3732985-zaluznij-i-saptala-vidvidali-ugrupovanna-vijsk-hortica-j-tavria.html</text:a>
</text:p>
      <!--NEWS-->
      <text:h text:style-name="P10" text:outline-level="1">
<text:span text:style-name="T4">
Калініна зіграє у другому колі парного розряду Вімблдонського турніру</text:span>
</text:h>
      <text:p text:style-name="P4">
Authors: Ukrinform (Person)</text:p>
      <text:p text:style-name="P4">
Publisher: Укринформ (Organization)</text:p>
      <text:p text:style-name="P4">
Published Time: 2023-07-07T13:49:31+03:00</text:p>
      <text:p text:style-name="P4">
Modified Time: 2023-07-07T22:49:31+03:00</text:p>
      <text:p text:style-name="P4">
Description: Перша «ракетка» України Ангеліна Калініна продовжує виступ на третьому у сезоні турнірі серії Grand Slam - Вімблдоні, який триває у Лондоні (Велика Британія). — Укрінформ.</text:p>
      <text:p text:style-name="P4">
Images: ['<text:a xlink:type="simple" xlink:href="https://static.ukrinform.com/photos/2023_06/thumb_files/630_360_1687951435-330.jpg" text:style-name="Internet_20_link" text:visited-style-name="Visited_20_Internet_20_Link">
630_360_16879...</text:a>
']</text:p>
      <text:p text:style-name="P4">
Tags: ['Теніс', 'Вімблдон', 'Ангеліна Калініна']</text:p>
      <text:p text:style-name="P4">
Type: Article</text:p>
      <!--METADATA-->
      <text:p text:style-name="P4">
<draw:frame draw:style-name="fr1" draw:name="Image59" text:anchor-type="as-char" svg:width="6.9236in" svg:height="3.956343in" draw:z-index="0">
<draw:image xlink:href="../Images/yкринформ/2023-07-07T13-49-31-03-00/630_360_1687951435-330.jpg" xlink:type="simple" xlink:show="embed" xlink:actuate="onLoad" draw:mime-type="image/jpeg"/>
</draw:frame>
 Перша«ракетка» України Ангеліна Калініна продовжує виступ на третьому у сезонітурнірі серії Grand Slam - Вімблдоні, який триває у Лондоні (Велика Британія).</text:p>
      <text:p text:style-name="P4">
У стартовому матчі парного розряду дует Ангеліна Калініна - Ірина-Камелія Бегу(Румунія) здобув вольову перемогу над чилійсько-новозеландськиим тандемомАлекса Гуарачі - Ерін Раутліфф - 6:7 (2:7), 7:6 (8:6), 6:2, передає Укрінформ.</text:p>
      <text:p text:style-name="P4">
Протистояння тривало 2,5 години.</text:p>
      <text:p text:style-name="P4">
Путівку до третього кола парного розряду Калініна та Бегу розіграють ізпосіяними під 3-м номером австралійкою Сторм Хантер та бельгійкою ЕлізеМертенс.</text:p>
      <text:p text:style-name="P4">
<text:span text:style-name="T4">
Читайте також:</text:span>
 <text:a xlink:type="simple" xlink:href="https://www.ukrinform.ua/rubric-sports/3732887-kalinina-postupilas-andreesku-ta-zaversila-vistupi-na-vimbldoni.html" text:style-name="Internet_20_link" text:visited-style-name="Visited_20_Internet_20_Link">
 Калініна поступилася Андреєску на Вімблдоні</text:a>
</text:p>
      <text:p text:style-name="P4">
Вімблдонський турнір триватиме до 16 липня.</text:p>
      <text:p text:style-name="P4">
Фото: btu.org.ua.</text:p>
      <text:p text:style-name="P4">
Source: <text:a xlink:type="simple" xlink:href="https://www.ukrinform.ua/rubric-sports/3732984-kalinina-zigrae-u-drugomu-koli-parnogo-rozradu-vimbldonskogo-turniru.html" text:style-name="Internet_20_link" text:visited-style-name="Visited_20_Internet_20_Link">
https://www.ukrinform.ua/rubric-sports/3732984-kalinina-zigrae-u-drugomu-koli-parnogo-rozradu-vimbldonskogo-turniru.html</text:a>
</text:p>
      <!--NEWS-->
      <text:h text:style-name="P10" text:outline-level="1">
<text:span text:style-name="T4">
Урядова коаліція Нідерландів розпалася через розбіжності щодо міграційної політики - ЗМІ</text:span>
</text:h>
      <text:p text:style-name="P4">
Authors: Ukrinform (Person)</text:p>
      <text:p text:style-name="P4">
Publisher: Укринформ (Organization)</text:p>
      <text:p text:style-name="P4">
Published Time: 2023-07-07T14:54:00+03:00</text:p>
      <text:p text:style-name="P4">
Modified Time: 2023-07-07T22:54:00+03:00</text:p>
      <text:p text:style-name="P4">
Description: Партії урядової коаліції Нідерландів не змогли досягти домовленостей стосовно міграційної політики. Це фактично означає, що кабінет на чолі з Марком Рютте йде у відставку. — Укрінформ.</text:p>
      <text:p text:style-name="P4">
Images: ['<text:a xlink:type="simple" xlink:href="https://static.ukrinform.com/photos/2020_05/thumb_files/630_360_1588618462-137.jpg" text:style-name="Internet_20_link" text:visited-style-name="Visited_20_Internet_20_Link">
630_360_15886...</text:a>
']</text:p>
      <text:p text:style-name="P4">
Tags: None</text:p>
      <text:p text:style-name="P4">
Type: Article</text:p>
      <!--METADATA-->
      <text:p text:style-name="P4">
<draw:frame draw:style-name="fr1" draw:name="Image60" text:anchor-type="as-char" svg:width="6.9236in" svg:height="3.956343in" draw:z-index="0">
<draw:image xlink:href="../Images/yкринформ/2023-07-07T14-54-00-03-00/630_360_1588618462-137.jpg" xlink:type="simple" xlink:show="embed" xlink:actuate="onLoad" draw:mime-type="image/jpeg"/>
</draw:frame>
 Партіїурядової коаліції Нідерландів не змогли досягти домовленостей стосовноміграційної політики. Це фактично означає, що кабінет на чолі з Марком Рюттейде у відставку.</text:p>
      <text:p text:style-name="P4">
Про це повідомляє Укрінформ з посиланням на <text:a xlink:type="simple" xlink:href="http://nos.nl/liveblog/2481941-oppositie-wil-snel-tweede-kamerverkiezingen-was-geen-gelukkig-huwelijk" text:style-name="Internet_20_link" text:visited-style-name="Visited_20_Internet_20_Link">
 NOS</text:a>
 .</text:p>
      <text:p text:style-name="P4">
“Четвертий кабінет Рютте впав через один рік і 178 днів. Це вже третій кабінетпід керівництвом лідера VVD Рютте, що не доходить до фінішу. Сторони не змоглидосягти домовленостей щодо міграційної політики”, - йдеться у повідомленні.</text:p>
      <text:p text:style-name="P4">
Нагадаємо, посол України в Нідерландах Олександр Карасевич сказав у коментаріУкрінформу, що ця країна стала однією з тих, які зробили F-16 для нашоїдержави не мрією, а "реальністю, яка точно буде".</text:p>
      <text:p text:style-name="P4">
<text:span text:style-name="T4">
Читайте також:</text:span>
 <text:a xlink:type="simple" xlink:href="https://www.ukrinform.ua/rubric-economy/3732469-niderlandi-vze-nadali-ukraini-19-milarda-vijskovoi-dopomogi.html" text:style-name="Internet_20_link" text:visited-style-name="Visited_20_Internet_20_Link">
 <text:span text:style-name="T4">
Нідерлан</text:span>
 ди вже надали Україні €1,9 мільярдавійськової допомоги </text:a>
</text:p>
      <text:p text:style-name="P4">
За його словами, <text:a xlink:type="simple" xlink:href="https://www.ukrinform.ua/tag-niderlandi" text:style-name="Internet_20_link" text:visited-style-name="Visited_20_Internet_20_Link">
 Нідерланди </text:a>
 булиініціаторами та зіграли одну з лідерських ролей у формуванні "коаліції F-16"."Роль цієї держави, її парламенту, уряду, особисту роль прем’єр-міністра МаркаРютте, міністра закордонних справ Вопке Хукстри та міністра оборони КайсиОллонгрен у тому, що вже зараз конкретно йдеться про надання Українівинищувачів.</text:p>
      <text:p text:style-name="P4">
Як повідомлялося, Нідерланди розпочнуть навчання українських пілотів на F-16вже цього літа.</text:p>
      <text:p text:style-name="P4">
Source: <text:a xlink:type="simple" xlink:href="https://www.ukrinform.ua/rubric-world/3732986-uradova-koalicia-niderlandiv-rozpalasa-cerez-rozbiznosti-sodo-migracijnoi-politiki-zmi.html" text:style-name="Internet_20_link" text:visited-style-name="Visited_20_Internet_20_Link">
https://www.ukrinform.ua/rubric-world/3732986-uradova-koalicia-niderlandiv-rozpalasa-cerez-rozbiznosti-sodo-migracijnoi-politiki-zmi.html</text:a>
</text:p>
      <!--NEWS-->
      <text:h text:style-name="P10" text:outline-level="1">
<text:span text:style-name="T4">
«Суд» у Криму оштрафував правозахисника Джепарова</text:span>
</text:h>
      <text:p text:style-name="P4">
Authors: Ukrinform (Person)</text:p>
      <text:p text:style-name="P4">
Publisher: Укринформ (Organization)</text:p>
      <text:p text:style-name="P4">
Published Time: 2023-07-07T15:02:44+03:00</text:p>
      <text:p text:style-name="P4">
Modified Time: 2023-07-07T15:02:44+03:00</text:p>
      <text:p text:style-name="P4">
Description: Підконтрольний Росії «Київський районний суд» у тимчасово окупованому Сімферополі оштрафував правозахисника Абдурешита Джепарова у справі «щодо дискредитації росармії». — Укрінформ.</text:p>
      <text:p text:style-name="P4">
Images: ['<text:a xlink:type="simple" xlink:href="https://static.ukrinform.com/photos/2023_07/thumb_files/630_360_1688731328-872.jpg" text:style-name="Internet_20_link" text:visited-style-name="Visited_20_Internet_20_Link">
630_360_16887...</text:a>
']</text:p>
      <text:p text:style-name="P4">
Tags: ['Крим', 'Правозахисники', 'Штраф']</text:p>
      <text:p text:style-name="P4">
Type: Article</text:p>
      <!--METADATA-->
      <text:p text:style-name="P4">
<draw:frame draw:style-name="fr1" draw:name="Image61" text:anchor-type="as-char" svg:width="6.9236in" svg:height="3.956343in" draw:z-index="0">
<draw:image xlink:href="../Images/yкринформ/2023-07-07T15-02-44-03-00/630_360_1688731328-872.jpg" xlink:type="simple" xlink:show="embed" xlink:actuate="onLoad" draw:mime-type="image/jpeg"/>
</draw:frame>
Підконтрольний Росії «Київський районний суд» у тимчасово окупованомуСімферополі оштрафував правозахисника Абдурешита Джепарова у справі «щододискредитації росармії».</text:p>
      <text:p text:style-name="P4">
Про це повідомив правозахисний проєкт <text:a xlink:type="simple" xlink:href="http://crimean-process.org/sud-oshtrafoval-krymskogo-pravozashhitnika-za-chuzhuyu-publikacziyu/" text:style-name="Internet_20_link" text:visited-style-name="Visited_20_Internet_20_Link">
 «Кримський процес» </text:a>
 , передає Укрінформ.</text:p>
      <text:p text:style-name="P4">
«Суд допитав особу, яка склала адміністративний протокол, після чого визнавправозахисника винним. Згідно з оголошеною постановою, Джепарову призначенопокарання у вигляді адміністративного штрафу в розмірі 45 тисяч рублів», -йдеться в дописі.</text:p>
      <text:p text:style-name="P4">
Зазначається, що під час «засідання» допитали понятого, який раніше скарживсяна проблеми із пам'яттю.</text:p>
      <text:p text:style-name="P4">
<text:span text:style-name="T4">
Читайте також:</text:span>
 <text:a xlink:type="simple" xlink:href="https://www.ukrinform.ua/rubric-crimea/3732732-krimskogo-politvazna-belalova-v-rosijskij-kolonii-pereveli-do-strafnogo-izolatora.html" text:style-name="Internet_20_link" text:visited-style-name="Visited_20_Internet_20_Link">
 <text:span text:style-name="T4">
Крим</text:span>
 ського політв'язня Белялова в російській колоніїперевели до штрафного ізолятора </text:a>
</text:p>
      <text:p text:style-name="P4">
Як повідомлялося, російські силовики в тимчасово окупованому <text:a xlink:type="simple" xlink:href="https://www.ukrinform.ua/tag-krim" text:style-name="Internet_20_link" text:visited-style-name="Visited_20_Internet_20_Link">
 Криму</text:a>
 порушили проти ветеранакримськотатарського національного руху та правозахисника Джепарова дві справи:про дискредитацію російської армії та зловживання свободою інформації.</text:p>
      <text:p text:style-name="P4">
Правозахисника, зокрема, звинуватили в тому, що він начебто адмініструєсторінку в Фейсбуці ініціативи “Кримська ідея”, яка публікувала оглядипорушень міжнародного гуманітарного права в Криму та оперативні повідомленняпро порушення прав людини на території півострова. Джепаров це заперечував.</text:p>
      <text:p text:style-name="P4">
Фото: crimean-process.org</text:p>
      <text:p text:style-name="P4">
Source: <text:a xlink:type="simple" xlink:href="https://www.ukrinform.ua/rubric-crimea/3732780-sud-u-krimu-ostrafuvav-pravozahisnika-dzeparova.html" text:style-name="Internet_20_link" text:visited-style-name="Visited_20_Internet_20_Link">
https://www.ukrinform.ua/rubric-crimea/3732780-sud-u-krimu-ostrafuvav-pravozahisnika-dzeparova.html</text:a>
</text:p>
      <!--NEWS-->
      <text:h text:style-name="P10" text:outline-level="1">
<text:span text:style-name="T4">
White House's Sullivan on cluster munitions: Ukraine has provided written assurances it would...</text:span>
</text:h>
      <text:p text:style-name="P4">
Authors: liveuamap (Language: en)</text:p>
      <text:p text:style-name="P4">
Time: 2023-07-07T15:03:21</text:p>
      <text:p text:style-name="P4">
Location: Washington, District of Columbia (Latitude:38.89511 Longtitude:-77.03673)</text:p>
      <text:p text:style-name="P4">
Videos: []</text:p>
      <text:p text:style-name="P4">
Images: []</text:p>
      <text:p text:style-name="P4">
Tags: []</text:p>
      <text:p text:style-name="P4">
ID: 22574526</text:p>
      <!--METADATA-->
      <text:p text:style-name="P4">
White House's Sullivan on cluster munitions: Ukraine has provided writtenassurances it would minimize risk to civilians</text:p>
      <text:p text:style-name="P4">
News Collection Link: <text:a xlink:type="simple" xlink:href="https:\/\/liveuamap.com\/en\/2023\/7-july-white-houses-sullivan-on-cluster-munitions-ukraine" text:style-name="Internet_20_link" text:visited-style-name="Visited_20_Internet_20_Link">
https:\/\/liveuamap.com\/en\/2023\/7-july-white-houses-sullivan-on-cluster-munitions-ukraine</text:a>
</text:p>
      <text:p text:style-name="P4">
Source: <text:a xlink:type="simple" xlink:href="https://twitter.com/idreesali114/status/1677382806018871297" text:style-name="Internet_20_link" text:visited-style-name="Visited_20_Internet_20_Link">
https://twitter.com/idreesali114/status/1677382806018871297</text:a>
</text:p>
      <!--NEWS-->
      <text:h text:style-name="P10" text:outline-level="1">
<text:span text:style-name="T4">
Катерина Байндль вийшла до другого кола парної сітки Вімблдона</text:span>
</text:h>
      <text:p text:style-name="P4">
Authors: Ukrinform (Person)</text:p>
      <text:p text:style-name="P4">
Publisher: Укринформ (Organization)</text:p>
      <text:p text:style-name="P4">
Published Time: 2023-07-07T15:05:00+03:00</text:p>
      <text:p text:style-name="P4">
Modified Time: 2023-07-07T15:05:00+03:00</text:p>
      <text:p text:style-name="P4">
Description: Українська тенісистка Катерина Байндль вдало проведа стартовий поєдинок першого раунди парної сітки Вімблдонського турніру-2023. — Укрінформ.</text:p>
      <text:p text:style-name="P4">
Images: ['<text:a xlink:type="simple" xlink:href="https://static.ukrinform.com/photos/2023_07/thumb_files/630_360_1688729821-341.jpg" text:style-name="Internet_20_link" text:visited-style-name="Visited_20_Internet_20_Link">
630_360_16887...</text:a>
']</text:p>
      <text:p text:style-name="P4">
Tags: ['Австралія', 'Спорт', 'Теніс', 'Україна', 'Вімблдон']</text:p>
      <text:p text:style-name="P4">
Type: Article</text:p>
      <!--METADATA-->
      <text:p text:style-name="P4">
<draw:frame draw:style-name="fr1" draw:name="Image62" text:anchor-type="as-char" svg:width="6.9236in" svg:height="3.956343in" draw:z-index="0">
<draw:image xlink:href="../Images/yкринформ/2023-07-07T15-05-00-03-00/630_360_1688729821-341.jpg" xlink:type="simple" xlink:show="embed" xlink:actuate="onLoad" draw:mime-type="image/jpeg"/>
</draw:frame>
 Українськатенісистка Катерина Байндль вдало проведа стартовий поєдинок першого раундипарної сітки Вімблдонського турніру-2023.</text:p>
      <text:p text:style-name="P4">
У дуеті з австралійкою Дарією Севілл українка обіграла тандем Анна-ЛенаФрідзам (Німеччина)/Маяр Шериф (Єгипет) - 6:4, 7:5, передає Укрінформ.</text:p>
      <text:p text:style-name="P4">
Поєдинок тривав 1 годину 40 хвилин.</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text:span text:style-name="T4">
Костюк</text:span>
 вийшла до третього кола Вімблдона післявідмови іспанки </text:a>
</text:p>
      <text:p text:style-name="P4">
У другому раунді (1/16 фіналу) українсько-австралійська пара зустрінеться зпереможницями протистояння Барбора Крейчикова/Катержина Синякова (обидві -Чехія) - Фан Сьєн Ву (Тайвань)/Лінь Чжу (Китай).</text:p>
      <text:p text:style-name="P4">
Фото: j48tennis.net.</text:p>
      <text:p text:style-name="P4">
Source: <text:a xlink:type="simple" xlink:href="https://www.ukrinform.ua/rubric-sports/3732782-katerina-bajndl-vijsla-do-drugogo-kola-parnoi-sitki-vimbldonskogo-turniru.html" text:style-name="Internet_20_link" text:visited-style-name="Visited_20_Internet_20_Link">
https://www.ukrinform.ua/rubric-sports/3732782-katerina-bajndl-vijsla-do-drugogo-kola-parnoi-sitki-vimbldonskogo-turniru.html</text:a>
</text:p>
      <!--NEWS-->
      <text:h text:style-name="P10" text:outline-level="1">
<text:span text:style-name="T4">
Colin H. Kahl, undersecretary of defense for policy, briefs the media at the Pentagon on a ne...</text:span>
</text:h>
      <text:p text:style-name="P4">
Authors: liveuamap (Language: en)</text:p>
      <text:p text:style-name="P4">
Time: 2023-07-07T15:09:01</text:p>
      <text:p text:style-name="P4">
Location: Arlington, Virginia (Latitude:38.87186 Longtitude:-77.05579)</text:p>
      <text:p text:style-name="P4">
Videos: []</text:p>
      <text:p text:style-name="P4">
Images: []</text:p>
      <text:p text:style-name="P4">
Tags: []</text:p>
      <text:p text:style-name="P4">
ID: 22574527</text:p>
      <!--METADATA-->
      <text:p text:style-name="P4">
Colin H. Kahl, undersecretary of defense for policy, briefs the media at thePentagon on a new aid package the US will deliver to Ukraine, including thedecision to send cluster munitions</text:p>
      <text:p text:style-name="P4">
News Collection Link: <text:a xlink:type="simple" xlink:href="https:\/\/liveuamap.com\/en\/2023\/7-july-colin-h-kahl-undersecretary-of-defense-for-policy" text:style-name="Internet_20_link" text:visited-style-name="Visited_20_Internet_20_Link">
https:\/\/liveuamap.com\/en\/2023\/7-july-colin-h-kahl-undersecretary-of-defense-for-policy</text:a>
</text:p>
      <text:p text:style-name="P4">
Source: <text:a xlink:type="simple" xlink:href="https://twitter.com/skynews/status/1677389088125493262" text:style-name="Internet_20_link" text:visited-style-name="Visited_20_Internet_20_Link">
https://twitter.com/skynews/status/1677389088125493262</text:a>
</text:p>
      <!--NEWS-->
      <text:h text:style-name="P10" text:outline-level="1">
<text:span text:style-name="T4">
НАТО уважно стежить за розвитком ситуації навколо Запорізької АЕС - Столтенберг</text:span>
</text:h>
      <text:p text:style-name="P4">
Authors: Ukrinform (Person)</text:p>
      <text:p text:style-name="P4">
Publisher: Укринформ (Organization)</text:p>
      <text:p text:style-name="P4">
Published Time: 2023-07-07T15:10:00+03:00</text:p>
      <text:p text:style-name="P4">
Modified Time: 2023-07-07T15:10:00+03:00</text:p>
      <text:p text:style-name="P4">
Description: НАТО уважно стежить за розвитком ситуації на Запорізькій АЕС і закликає Росію вивести свої війська зі станції та надати українським та міжнародним експертам безперешкодний доступ до її обладнання. — Укрінформ.</text:p>
      <text:p text:style-name="P4">
Images: ['<text:a xlink:type="simple" xlink:href="https://static.ukrinform.com/photos/2021_02/thumb_files/630_360_1613784849-448.jpg" text:style-name="Internet_20_link" text:visited-style-name="Visited_20_Internet_20_Link">
630_360_16137...</text:a>
']</text:p>
      <text:p text:style-name="P4">
Tags: ['НАТО', 'Столтенберг', 'Запорізька АЕС']</text:p>
      <text:p text:style-name="P4">
Type: Article</text:p>
      <!--METADATA-->
      <text:p text:style-name="P4">
<draw:frame draw:style-name="fr1" draw:name="Image63" text:anchor-type="as-char" svg:width="6.9236in" svg:height="3.956343in" draw:z-index="0">
<draw:image xlink:href="../Images/yкринформ/2023-07-07T15-10-00-03-00/630_360_1613784849-448.jpg" xlink:type="simple" xlink:show="embed" xlink:actuate="onLoad" draw:mime-type="image/jpeg"/>
</draw:frame>
 НАТОуважно стежить за розвитком ситуації на Запорізькій АЕС і закликає Росіювивести свої війська зі станції та надати українським та міжнародним експертамбезперешкодний доступ до її обладнання.</text:p>
      <text:p text:style-name="P4">
Про це заявив генеральний секретар Альянсу Єнс Столтенберг на пресконференціїу Брюсселі, повідомляє кореспондент Укрінформу.</text:p>
      <text:p text:style-name="P4">
«Війна за своєю природою є небезпечною та непередбачуваною. Безумовно, мипродовжуємо моніторинг та дуже уважно стежимо за ситуацією навколо Запоріжжята розташованої там атомної станції. Ми вітаємо той факт, що МАГАТЕ такожпроводить уважний моніторинг цієї ситуації та має там своїх експертів. Цеважливо, тому що Запорізька АЕС є найбільшою в Європі», - зауваживСтолтенберг.</text:p>
      <text:p text:style-name="P4">
За його словами, МАГАТЕ виконує свій мандат, і <text:a xlink:type="simple" xlink:href="https://www.ukrinform.ua/tag-nato" text:style-name="Internet_20_link" text:visited-style-name="Visited_20_Internet_20_Link">
 НАТО</text:a>
 підтримує зусилля цієї організації здотримання стандартів атомної безпеки, що є величезним викликом в умовахбойових дій.</text:p>
      <text:p text:style-name="P4">
<text:span text:style-name="T4">
Читайте також:</text:span>
 <text:a xlink:type="simple" xlink:href="https://www.ukrinform.ua/rubric-polytics/3732764-vilnuskij-samit-nablizit-ukrainu-do-nato-ta-zmicnit-ii-stoltenberg.html" text:style-name="Internet_20_link" text:visited-style-name="Visited_20_Internet_20_Link">
 Вільнюський саміт наблизить Україну до НАТО та зміцнитьїї - <text:span text:style-name="T4">
Столтенб</text:span>
 ерг </text:a>
</text:p>
      <text:p text:style-name="P4">
«Тож Росія має особливу відповідальність. Найкращим посланням від НАТО і відМАГАТЕ є те, що Росія не має здійснювати атаки з території АЕС, вона не маєатакувати атомну станцію і мусить вивести звідти свої війська. Це дасть змогуекспертам виконувати свої обов’язки найкраще та перевірити, що на станціїнемає жодних мін або вибухівки», - сказав генеральний секретар НАТО.</text:p>
      <text:p text:style-name="P4">
Він додав, що експерти МАГАТЕ звернулися щодо додаткового доступу, абипересвідчитися у дотриманні заходів з безпеки станції.</text:p>
      <text:p text:style-name="P4">
<text:span text:style-name="T4">
Читайте також:</text:span>
 <text:a xlink:type="simple" xlink:href="https://www.ukrinform.ua/rubric-economy/3732803-magate-provela-rotacii-na-troh-ukrainskih-aes.html" text:style-name="Internet_20_link" text:visited-style-name="Visited_20_Internet_20_Link">
 <text:span text:style-name="T4">
МАГАТЕ</text:span>
 провела ротації на трьох українських АЕС</text:a>
</text:p>
      <text:p text:style-name="P4">
«Ми продовжуємо закликати Росію вивести війська з містечка (АЕС) тазабезпечити українським і міжнародним експертам повний доступ до неї», -сказав Столтенберг.</text:p>
      <text:p text:style-name="P4">
Як повідомлялося, <text:a xlink:type="simple" xlink:href="https://www.ukrinform.ua/rubric-economy/3732658-magate-oglanuli-kilka-dilanok-zaporizkoi-aes-do-dahu-poki-dostupu-ne-otrimali-grossi.html" text:style-name="Internet_20_link" text:visited-style-name="Visited_20_Internet_20_Link">
 генеральний директор МАГАТЕ Рафаель Маріано Гроссі заявив,що експерти організації досягли прогресу в інспектуванні кількох ділянокЗапорізької АЕС </text:a>
 .</text:p>
      <text:p text:style-name="P4">
Водночас, за його словами, МАГАТЕ ще не отримало доступу до даху ЗАЕС. Гроссізауважив, що АЕС розташована в «зоні активних бойових дій» і для доступупотрібен час.</text:p>
      <text:p text:style-name="P4">
Раніше у Генштабі ЗСУ заявляли про можливу підготовку загарбниками провокаціїна території ЗАЕС, окупованій з 4 березня 2022 року.</text:p>
      <text:p text:style-name="P4">
У Генштабі зауважили, що, за оперативною інформацією, 4 липня на покрівлітретього та четвертого енергоблоків ЗАЕС були розміщені сторонні предмети,схожі на вибухові пристрої.</text:p>
      <text:p text:style-name="P4">
Source: <text:a xlink:type="simple" xlink:href="https://www.ukrinform.ua/rubric-ato/3732789-nato-uvazno-stezit-za-rozvitkom-situacii-navkolo-zaporizkoi-aes-stoltenberg.html" text:style-name="Internet_20_link" text:visited-style-name="Visited_20_Internet_20_Link">
https://www.ukrinform.ua/rubric-ato/3732789-nato-uvazno-stezit-za-rozvitkom-situacii-navkolo-zaporizkoi-aes-stoltenberg.html</text:a>
</text:p>
      <!--NEWS-->
      <text:h text:style-name="P10" text:outline-level="1">
<text:span text:style-name="T4">
New $800m U.S. aid package revealed for Ukraine: it includes the much anticipated DPICM clust...</text:span>
</text:h>
      <text:p text:style-name="P4">
Authors: liveuamap (Language: en)</text:p>
      <text:p text:style-name="P4">
Time: 2023-07-07T15:12:33</text:p>
      <text:p text:style-name="P4">
Location: Arlington, Virginia (Latitude:38.87286 Longtitude:-77.05546)</text:p>
      <text:p text:style-name="P4">
Videos: []</text:p>
      <text:p text:style-name="P4">
Images: []</text:p>
      <text:p text:style-name="P4">
Tags: []</text:p>
      <text:p text:style-name="P4">
ID: 22574528</text:p>
      <!--METADATA-->
      <text:p text:style-name="P4">
New $800m U.S. aid package revealed for Ukraine: it includes the muchanticipated DPICM cluster munition artillery rounds, as well as an additional31 155mm howitzers, 32 Bradley IFVs, 32 Stryker APCs, and much more</text:p>
      <text:p text:style-name="P4">
News Collection Link: <text:a xlink:type="simple" xlink:href="https:\/\/liveuamap.com\/en\/2023\/7-july-new-800m-us-aid-package-revealed-for-ukraine-it-includes" text:style-name="Internet_20_link" text:visited-style-name="Visited_20_Internet_20_Link">
https:\/\/liveuamap.com\/en\/2023\/7-july-new-800m-us-aid-package-revealed-for-ukraine-it-includes</text:a>
</text:p>
      <text:p text:style-name="P4">
Source: <text:a xlink:type="simple" xlink:href="https://twitter.com/jimmysecuk/status/1677392564704497664" text:style-name="Internet_20_link" text:visited-style-name="Visited_20_Internet_20_Link">
https://twitter.com/jimmysecuk/status/1677392564704497664</text:a>
</text:p>
      <!--NEWS-->
      <text:h text:style-name="P10" text:outline-level="1">
<text:span text:style-name="T4">
Затримали чоловіка, який «зливав» дані про підрозділи ЗСУ, що захищають Південноукраїнську АЕС</text:span>
</text:h>
      <text:p text:style-name="P4">
Authors: Ukrinform (Person)</text:p>
      <text:p text:style-name="P4">
Publisher: Укринформ (Organization)</text:p>
      <text:p text:style-name="P4">
Published Time: 2023-07-07T15:13:00+03:00</text:p>
      <text:p text:style-name="P4">
Modified Time: 2023-07-07T15:13:00+03:00</text:p>
      <text:p text:style-name="P4">
Description: На Миколаївщині звинувачують місцевого жителя за фактом поширення інформації про розташування ЗСУ. — Укрінформ.</text:p>
      <text:p text:style-name="P4">
Images: ['<text:a xlink:type="simple" xlink:href="https://static.ukrinform.com/photos/2023_03/thumb_files/630_360_1677747110-638.jpg" text:style-name="Internet_20_link" text:visited-style-name="Visited_20_Internet_20_Link">
630_360_16777...</text:a>
']</text:p>
      <text:p text:style-name="P4">
Tags: ['Миколаївщина', 'ЗСУ', 'Війна з Росією', 'Південноукраїнська АЕС']</text:p>
      <text:p text:style-name="P4">
Type: Article</text:p>
      <!--METADATA-->
      <text:p text:style-name="P4">
<draw:frame draw:style-name="fr1" draw:name="Image64" text:anchor-type="as-char" svg:width="6.9236in" svg:height="3.956343in" draw:z-index="0">
<draw:image xlink:href="../Images/yкринформ/2023-07-07T15-13-00-03-00/630_360_1677747110-638.jpg" xlink:type="simple" xlink:show="embed" xlink:actuate="onLoad" draw:mime-type="image/jpeg"/>
</draw:frame>
 НаМиколаївщині звинувачують місцевого жителя за фактом поширення інформації пророзташування ЗСУ.</text:p>
      <text:p text:style-name="P4">
Про це у <text:a xlink:type="simple" xlink:href="https://t.me/mykprok/2719" text:style-name="Internet_20_link" text:visited-style-name="Visited_20_Internet_20_Link">
 Телеграмі </text:a>
 повідомляє Миколаївськаобласна прокуратура, передає Укрінформ.</text:p>
      <text:p text:style-name="P4">
</text:p>
      <text:p text:style-name="P4">
«Миколаївською обласною прокуратурою скеровано до суду обвинувальний актстосовно 41-річного жителя м.Южноукраїнськ за фактом несанкціонованогопоширення інформації про розташування ЗСУ (ч. 3 ст. 114-2 КК України)», -повідомляє обласна прокуратура.</text:p>
      <text:p text:style-name="P4">
За їхньою інформацією, обвинувачений через Telegram на виконання завданняпредставника держави-агресора поширював інформацію про розташування натериторії та поблизу міста Южноукраїнськ підрозділів ЗСУ, які здійснюютьзахист Південноукраїнської <text:a xlink:type="simple" xlink:href="https://www.ukrinform.ua/tag-aes" text:style-name="Internet_20_link" text:visited-style-name="Visited_20_Internet_20_Link">
 АЕС </text:a>
 . Чоловікнадавав точні координати, за що отримував грошові кошти на банківськийрахунок.</text:p>
      <text:p text:style-name="P4">
«Під час виконання одного з таких чергових завдань зловмисника затриманоодразу після здійснення фото та відеозйомки тимчасового місця дислокаціїособового складу ЗСУ», - додали у прокуратурі.</text:p>
      <text:p text:style-name="P4">
<text:span text:style-name="T4">
Читайте також:</text:span>
 <text:a xlink:type="simple" xlink:href="https://www.ukrinform.ua/rubric-economy/3732658-magate-oglanuli-kilka-dilanok-zaporizkoi-aes-do-dahu-poki-dostupu-ne-otrimali-grossi.html" text:style-name="Internet_20_link" text:visited-style-name="Visited_20_Internet_20_Link">
 Представники МАГАТЕ оглянули кілька ділянок ЗапорізькоїАЕС, до даху поки доступу не отримали </text:a>
</text:p>
      <text:p text:style-name="P4">
Наразі він перебуває під вартою. Затриманому загрожує покарання від 8 до 12років позбавлення волі.</text:p>
      <text:p text:style-name="P4">
<text:span text:style-name="T5">
Фото: Турбоатом</text:span>
</text:p>
      <text:p text:style-name="P4">
Source: <text:a xlink:type="simple" xlink:href="https://www.ukrinform.ua/rubric-regions/3732784-zatrimali-colovika-akij-zlivav-dani-pro-pidrozdili-zsu-so-zahisaut-pivdennoukrainsku-aes.html" text:style-name="Internet_20_link" text:visited-style-name="Visited_20_Internet_20_Link">
https://www.ukrinform.ua/rubric-regions/3732784-zatrimali-colovika-akij-zlivav-dani-pro-pidrozdili-zsu-so-zahisaut-pivdennoukrainsku-aes.html</text:a>
</text:p>
      <!--NEWS-->
      <text:h text:style-name="P10" text:outline-level="1">
<text:span text:style-name="T4">
Зеленському у Празі подарували символічний ключ від Сенату Чехії</text:span>
</text:h>
      <text:p text:style-name="P4">
Authors: Ukrinform (Person)</text:p>
      <text:p text:style-name="P4">
Publisher: Укринформ (Organization)</text:p>
      <text:p text:style-name="P4">
Published Time: 2023-07-07T15:14:00+03:00</text:p>
      <text:p text:style-name="P4">
Modified Time: 2023-07-07T15:14:00+03:00</text:p>
      <text:p text:style-name="P4">
Description: Президент Володимир Зеленський у ході візиту до Чехії провів зустріч з президентом Сенату парламенту Чеської Республіки Мілошем Вистрчілом, на якій йому подарували символічний ключ від Сенату Чехії. — Укрінформ.</text:p>
      <text:p text:style-name="P4">
Images: ['<text:a xlink:type="simple" xlink:href="https://static.ukrinform.com/photos/2023_07/thumb_files/630_360_1688731947-700.jpeg" text:style-name="Internet_20_link" text:visited-style-name="Visited_20_Internet_20_Link">
630_360_16887...</text:a>
']</text:p>
      <text:p text:style-name="P4">
Tags: ['Чехія', 'Візит', 'Зеленський']</text:p>
      <text:p text:style-name="P4">
Type: Article</text:p>
      <!--METADATA-->
      <text:p text:style-name="P4">
<draw:frame draw:style-name="fr1" draw:name="Image66" text:anchor-type="as-char" svg:width="6.9236in" svg:height="3.956343in" draw:z-index="0">
<draw:image xlink:href="../Images/yкринформ/2023-07-07T15-14-00-03-00/630_360_1688731947-700.jpeg" xlink:type="simple" xlink:show="embed" xlink:actuate="onLoad" draw:mime-type="image/jpeg"/>
</draw:frame>
 ПрезидентВолодимир Зеленський у ході візиту до Чехії провів зустріч з президентомСенату парламенту Чеської Республіки Мілошем Вистрчілом, на якій йомуподарували символічний ключ від Сенату Чехії.</text:p>
      <text:p text:style-name="P4">
Про це повідомляє <text:a xlink:type="simple" xlink:href="https://www.president.gov.ua/news/u-prazi-glava-derzhavi-zustrivsya-z-prezidentami-senatu-j-pa-84149" text:style-name="Internet_20_link" text:visited-style-name="Visited_20_Internet_20_Link">
 пресслужба глави Української держави</text:a>
 , передає Укрінформ.</text:p>
      <text:p text:style-name="P4">
Президент подякував очільнику Сенату та чеському народу за сталу й дієвупідтримку України у відсічі збройній агресії Російської Федерації та занадання допомоги тимчасово переміщеним українським громадянам.</text:p>
      <text:p text:style-name="P4">
Він також відзначив важливість ухвалення Сенатом постанов про визнаннязлочинів Росії в Україні геноцидом українського народу та підтримку створенняспеціального трибуналу щодо злочину агресії проти України, що свідчить прочітку політичну позицію Чеської Республіки.</text:p>
      <text:p text:style-name="P4">
<text:span text:style-name="T4">
Читайте також:</text:span>
 <text:a xlink:type="simple" xlink:href="https://www.ukrinform.ua/rubric-polytics/3732767-zelenskij-zustrivsa-z-prezidentkou-slovaccini.html" text:style-name="Internet_20_link" text:visited-style-name="Visited_20_Internet_20_Link">
 <text:span text:style-name="T4">
Зеленськи</text:span>
 й зустрівся з президенткою Словаччини</text:a>
</text:p>
      <text:p text:style-name="P4">
Особливу увагу під час розмови приділили обговоренню питання щодо проведенняГлобального саміту з імплементації Української формули миру та якнайшвидшогонабуття Україною членства в НАТО та Європейському Союзі.</text:p>
      <text:p text:style-name="P4">
Зеленський також подякував Вистрчілу за активну позицію Чехії стосовновідбудови України й важливих українських ініціатив.</text:p>
      <text:p text:style-name="P4">
</text:p>
      <text:p text:style-name="P4">
«Проведення в Празі в жовтні другого Парламентського саміту Кримськоїплатформи наблизить до спільної мети – деокупації Кримського півострова тавсіх тимчасово окупованих територій України», – зауважив глава держави.</text:p>
      <text:p text:style-name="P4">
Своєю чергою Вистрчіл подарував Зеленському символічний ключ від Сенату Чехії.</text:p>
      <text:p text:style-name="P4">
«Найбільшим друзям, тим, кого ми поважаємо, ми передаємо ключ від чеськогоСенату. Оскільки у вас буде ключ від чеського Сенату, двері Сенату й нашісерця будуть завжди відкриті», – сказав очільник чеського Сенату.</text:p>
      <text:p text:style-name="P4">
<text:span text:style-name="T4">
Читайте також:</text:span>
 <text:a xlink:type="simple" xlink:href="https://www.ukrinform.ua/rubric-polytics/3732743-zelenskij-vidvidue-slovaccinu.html" text:style-name="Internet_20_link" text:visited-style-name="Visited_20_Internet_20_Link">
 <text:span text:style-name="T4">
Зеленський</text:span>
 відвідує Словаччину</text:a>
</text:p>
      <text:p text:style-name="P4">
Президент України висловив вдячність за подарунок: «Я вважаю, що це ключ,якого заслуговують наш народ, наші військові. Дякую Сенату за таку ознакувизнання міцності нашої держави й боротьби за нашу незалежність. Хочуподякувати вам за те, що ви нам відкрили двері на самому початку вторгненняРосії. Відкрили без будь-яких умов, прихистили наших людей».</text:p>
      <text:p text:style-name="P4">
Крім того, сенатор Іржі Ружичка подарував Зеленському шеврон, який йомупередали чеські волонтери, котрі понад рік працюють в Україні.</text:p>
      <text:p text:style-name="P4">
Також Зеленський зустрівся з президентом Палати депутатів парламенту ЧехіїМаркетою Пекаровою Адамовою <text:span text:style-name="T4">
,</text:span>
 під час якої глава держави подякував запідтримку України та важливі рішення нижньої палати парламенту.</text:p>
      <text:p text:style-name="P4">
</text:p>
      <text:p text:style-name="P4">
Співрозмовники наголосили на необхідності санкційного тиску на Росію в межахЄС та інших міжнародних організацій, а також взаємодії сторін у реалізаціїкурсу України на повноправне членство в ЄС і НАТО.</text:p>
      <text:p text:style-name="P4">
<text:span text:style-name="T4">
Читайте також:</text:span>
 <text:a xlink:type="simple" xlink:href="https://www.ukrinform.ua/rubric-polytics/3732764-vilnuskij-samit-nablizit-ukrainu-do-nato-ta-zmicnit-ii-stoltenberg.html" text:style-name="Internet_20_link" text:visited-style-name="Visited_20_Internet_20_Link">
 Вільнюський саміт наблизить Україну до НАТО та зміцнитьїї - Столтенберг </text:a>
</text:p>
      <text:p text:style-name="P4">
У цьому контексті Президент України висловив сподівання на максимально активнупозицію з цих питань Палати депутатів парламенту Чехії.</text:p>
      <text:p text:style-name="P4">
Зеленський також подякував за надання гуманітарної допомоги та активну позиціюЧехії в питанні відбудови України.</text:p>
      <text:p text:style-name="P4">
Як повідомлялося, Президент Володимир Зеленський у п’ятницю прибув з візитомдо Словаччини, до цього протягом 6-7 липня відвідавши Чехію та Болгарію.</text:p>
      <text:p text:style-name="P4">
<text:span text:style-name="T5">
Фото: ОПУ</text:span>
</text:p>
      <text:p text:style-name="P4">
Source: <text:a xlink:type="simple" xlink:href="https://www.ukrinform.ua/rubric-polytics/3732786-zelenskomu-u-prazi-podaruvali-simvolicnij-kluc-vid-senatu-cehii.html" text:style-name="Internet_20_link" text:visited-style-name="Visited_20_Internet_20_Link">
https://www.ukrinform.ua/rubric-polytics/3732786-zelenskomu-u-prazi-podaruvali-simvolicnij-kluc-vid-senatu-cehii.html</text:a>
</text:p>
      <!--NEWS-->
      <text:h text:style-name="P10" text:outline-level="1">
<text:span text:style-name="T4">
Армія РФ обстріляла Запоріжжя</text:span>
</text:h>
      <text:p text:style-name="P4">
Authors: Ukrinform (Person)</text:p>
      <text:p text:style-name="P4">
Publisher: Укринформ (Organization)</text:p>
      <text:p text:style-name="P4">
Published Time: 2023-07-07T15:19:00+03:00</text:p>
      <text:p text:style-name="P4">
Modified Time: 2023-07-07T15:19:00+03:00</text:p>
      <text:p text:style-name="P4">
Description: Російська армія обстріляла Запоріжжя, зафіксовано влучання в інфраструктурний об'єкт.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поріжжя', 'Війна з Росією']</text:p>
      <text:p text:style-name="P4">
Type: Article</text:p>
      <!--METADATA-->
      <text:p text:style-name="P4">
<draw:frame draw:style-name="fr1" draw:name="Image69" text:anchor-type="as-char" svg:width="6.9236in" svg:height="3.956343in" draw:z-index="0">
<draw:image xlink:href="../Images/yкринформ/2023-07-07T15-19-00-03-00/630_360_1538997483-946.jpg" xlink:type="simple" xlink:show="embed" xlink:actuate="onLoad" draw:mime-type="image/jpeg"/>
</draw:frame>
 Російськаармія обстріляла Запоріжжя, зафіксовано влучання в інфраструктурний об'єкт.</text:p>
      <text:p text:style-name="P4">
Про це в <text:a xlink:type="simple" xlink:href="https://t.me/zoda_gov_ua/20141" text:style-name="Internet_20_link" text:visited-style-name="Visited_20_Internet_20_Link">
 Телеграмі </text:a>
 повідомив начальникЗапорізької ОВА Юрій Малашко, передає Укрінформ.</text:p>
      <text:p text:style-name="P4">
«Снаряди С-300 влучили в об'єкт інфраструктури в багатотисячному місті посереддня. Сталося займання однієї з будівель. Фахівці працюють над ліквідацієюнаслідків обстрілу», - написав Малашко.</text:p>
      <text:p text:style-name="P4">
Він додав, що жителі міста не постраждали.</text:p>
      <text:p text:style-name="P4">
<text:span text:style-name="T4">
Читайте також:</text:span>
 <text:a xlink:type="simple" xlink:href="https://www.ukrinform.ua/rubric-ato/3732742-na-tavrijskomu-napramku-vorog-18-raziv-atakuvav-pozicii-zsu-perevazno-bila-marinki.html" text:style-name="Internet_20_link" text:visited-style-name="Visited_20_Internet_20_Link">
 На Таврійському напрямку ворог 18 разів атакував позиціїЗСУ, переважно біля Мар’їнки </text:a>
</text:p>
      <text:p text:style-name="P4">
Очільник ОВА також закликав жителів міста «зберігати інформаційну тишу, аби некоригувати окупантів».</text:p>
      <text:p text:style-name="P4">
Source: <text:a xlink:type="simple" xlink:href="https://www.ukrinform.ua/rubric-ato/3732793-armia-rf-obstrilala-zaporizza.html" text:style-name="Internet_20_link" text:visited-style-name="Visited_20_Internet_20_Link">
https://www.ukrinform.ua/rubric-ato/3732793-armia-rf-obstrilala-zaporizza.html</text:a>
</text:p>
      <!--NEWS-->
      <text:h text:style-name="P10" text:outline-level="1">
<text:span text:style-name="T4">
Honor представив бюджетний планшет для Європи</text:span>
</text:h>
      <text:p text:style-name="P4">
Authors: Ukrinform (Person)</text:p>
      <text:p text:style-name="P4">
Publisher: Укринформ (Organization)</text:p>
      <text:p text:style-name="P4">
Published Time: 2023-07-07T15:22:47+03:00</text:p>
      <text:p text:style-name="P4">
Modified Time: 2023-07-07T15:22:47+03:00</text:p>
      <text:p text:style-name="P4">
Description: Китайська компанія Honor презентувала новий бюджетний планшет Honor Pad X9 для європейського ринку. — Укрінформ.</text:p>
      <text:p text:style-name="P4">
Images: ['<text:a xlink:type="simple" xlink:href="https://static.ukrinform.com/photos/2023_07/thumb_files/630_360_1688732449-880.jpg" text:style-name="Internet_20_link" text:visited-style-name="Visited_20_Internet_20_Link">
630_360_16887...</text:a>
']</text:p>
      <text:p text:style-name="P4">
Tags: ['Європа', 'Технології', 'Honor']</text:p>
      <text:p text:style-name="P4">
Type: Article</text:p>
      <!--METADATA-->
      <text:p text:style-name="P4">
<draw:frame draw:style-name="fr1" draw:name="Image70" text:anchor-type="as-char" svg:width="6.9236in" svg:height="3.956343in" draw:z-index="0">
<draw:image xlink:href="../Images/yкринформ/2023-07-07T15-22-47-03-00/630_360_1688732449-880.jpg" xlink:type="simple" xlink:show="embed" xlink:actuate="onLoad" draw:mime-type="image/jpeg"/>
</draw:frame>
 Китайськакомпанія Honor презентувала новий бюджетний планшет Honor Pad X9 дляєвропейського ринку.</text:p>
      <text:p text:style-name="P4">
Як передає Укрінформ, про це повідомляє <text:a xlink:type="simple" xlink:href="http://www.gsmarena.com/honor_pad_x9_arrives_with_an_115_120hz_display_six_speakers_and_a_180_price_tag-news-59097.php" text:style-name="Internet_20_link" text:visited-style-name="Visited_20_Internet_20_Link">
 GSM Arena</text:a>
 .</text:p>
      <text:p text:style-name="P4">
</text:p>
      <text:p text:style-name="P4">
</text:p>
      <text:p text:style-name="P4">
Сам планшет має 29,2-сантиметровий рідкокристалічний IPS-дисплей з роздільноюздатністю 2000 x 1200 пікселів. Частота оновлення екрана дорівнює 120 Гц.</text:p>
      <text:p text:style-name="P4">
У середині встановлений акумулятор на 7 250 мегаампер за годину.</text:p>
      <text:p text:style-name="P4">
Загалом Honor Pad X9 оснащено 6 динаміками – по два зліва, справа та знизу.Динаміки внизу призначені для перенесення звуку по кімнаті, щоб створити аудіона 360° завдяки технології Honor Histen.</text:p>
      <text:p text:style-name="P4">
Якщо користувачі мають декілька пристроїв Honor, тоді Honor Connectобмінюватиметься сповіщеннями між ними та полегшить передачу файлів.</text:p>
      <text:p text:style-name="P4">
<text:span text:style-name="T4">
Читайте також:</text:span>
 <text:a xlink:type="simple" xlink:href="https://www.ukrinform.ua/rubric-technology/3717424-nokia-predstavila-dva-budzetni-smartfoni.html" text:style-name="Internet_20_link" text:visited-style-name="Visited_20_Internet_20_Link">
 Nokia представила два бюджетні <text:span text:style-name="T4">
смартфон</text:span>
 и</text:a>
</text:p>
      <text:p text:style-name="P4">
Планшет має металевий корпус із товщиною 6,9 мм і вагою 495 г.</text:p>
      <text:p text:style-name="P4">
Наразі Honor Pad X9 має лише одну конфігурацію – Wi-Fi, 4 ГБ оперативноїпам’яті та 128 ГБ внутрішньої пам’яті.</text:p>
      <text:p text:style-name="P4">
Вартість одного екземпляра становить 250 євро.</text:p>
      <text:p text:style-name="P4">
<text:span text:style-name="T4">
Читайте також:</text:span>
 <text:a xlink:type="simple" xlink:href="https://www.ukrinform.ua/rubric-technology/3713545-oppo-predstavila-novij-budzetnij-smartfon.html" text:style-name="Internet_20_link" text:visited-style-name="Visited_20_Internet_20_Link">
 Oppo представила новий бюджетний <text:span text:style-name="T4">
смартфон</text:span>
</text:a>
</text:p>
      <text:p text:style-name="P4">
Як повідомляв Укрінформ, китайська компанія Honor презентувала новий смартфонHonor Magic5 Ultimate.</text:p>
      <text:p text:style-name="P4">
Source: <text:a xlink:type="simple" xlink:href="https://www.ukrinform.ua/rubric-technology/3732794-honor-predstaviv-budzetnij-planset-dla-evropi.html" text:style-name="Internet_20_link" text:visited-style-name="Visited_20_Internet_20_Link">
https://www.ukrinform.ua/rubric-technology/3732794-honor-predstaviv-budzetnij-planset-dla-evropi.html</text:a>
</text:p>
      <!--NEWS-->
      <text:h text:style-name="P10" text:outline-level="1">
<text:span text:style-name="T4">
President Zelensky met with President Erdogan in Turkey</text:span>
</text:h>
      <text:p text:style-name="P4">
Authors: liveuamap (Language: en)</text:p>
      <text:p text:style-name="P4">
Time: 2023-07-07T15:24:34</text:p>
      <text:p text:style-name="P4">
Location: İstanbul (Latitude:41.039 Longtitude:29.00048)</text:p>
      <text:p text:style-name="P4">
Videos: []</text:p>
      <text:p text:style-name="P4">
Images: []</text:p>
      <text:p text:style-name="P4">
Tags: ["Turkey", "Europe"]</text:p>
      <text:p text:style-name="P4">
ID: 22574529</text:p>
      <!--METADATA-->
      <text:p text:style-name="P4">
President Zelensky met with President Erdogan in Turkey</text:p>
      <text:p text:style-name="P4">
News Collection Link: <text:a xlink:type="simple" xlink:href="https:\/\/liveuamap.com\/en\/2023\/7-july-president-zelensky-met-with-president-erdogan-in-turkey" text:style-name="Internet_20_link" text:visited-style-name="Visited_20_Internet_20_Link">
https:\/\/liveuamap.com\/en\/2023\/7-july-president-zelensky-met-with-president-erdogan-in-turkey</text:a>
</text:p>
      <text:p text:style-name="P4">
Source: <text:a xlink:type="simple" xlink:href="https://t.me/V_Zelenskiy_official/6894" text:style-name="Internet_20_link" text:visited-style-name="Visited_20_Internet_20_Link">
https://t.me/V_Zelenskiy_official/6894</text:a>
</text:p>
      <!--NEWS-->
      <text:h text:style-name="P10" text:outline-level="1">
<text:span text:style-name="T4">
Імовірний теракт на ЗАЕС не матиме радіаційних наслідків, але вдарить по економіці - експерт</text:span>
</text:h>
      <text:p text:style-name="P4">
Authors: Ukrinform (Person)</text:p>
      <text:p text:style-name="P4">
Publisher: Укринформ (Organization)</text:p>
      <text:p text:style-name="P4">
Published Time: 2023-07-07T15:29:52+03:00</text:p>
      <text:p text:style-name="P4">
Modified Time: 2023-07-07T15:29:52+03:00</text:p>
      <text:p text:style-name="P4">
Description: Найбільш імовірний сценарій у разі здійснення росіянами теракту на Запорізькій АЕС – це завдання максимальної шкоди станції, щоб вона не виробляла електроенергію протягом року чи кількох років. Це завдасть значної економічної шкоди Україні, адже означатиме втрату чверті генеруючої потужності. — Укрінформ.</text:p>
      <text:p text:style-name="P4">
Images: ['<text:a xlink:type="simple" xlink:href="https://static.ukrinform.com/photos/2023_06/thumb_files/630_360_1688108437-837.jpg" text:style-name="Internet_20_link" text:visited-style-name="Visited_20_Internet_20_Link">
630_360_16881...</text:a>
']</text:p>
      <text:p text:style-name="P4">
Tags: ['Суспільне мовлення', 'Теракт', 'Російські військові', 'Запорізька АЕС', 'Буданов', 'Війна з Росією']</text:p>
      <text:p text:style-name="P4">
Type: Article</text:p>
      <!--METADATA-->
      <text:p text:style-name="P4">
<draw:frame draw:style-name="fr1" draw:name="Image73" text:anchor-type="as-char" svg:width="6.9236in" svg:height="3.956343in" draw:z-index="0">
<draw:image xlink:href="../Images/yкринформ/2023-07-07T15-29-52-03-00/630_360_1688108437-837.jpg" xlink:type="simple" xlink:show="embed" xlink:actuate="onLoad" draw:mime-type="image/jpeg"/>
</draw:frame>
 Найбільшімовірний сценарій у разі здійснення росіянами теракту на Запорізькій АЕС – цезавдання максимальної шкоди станції, щоб вона не виробляла електроенергіюпротягом року чи кількох років. Це завдасть значної економічної шкоди Україні,адже означатиме втрату чверті генеруючої потужності.</text:p>
      <text:p text:style-name="P4">
Як передає Укрінформ, таку думку в ефірі <text:a xlink:type="simple" xlink:href="https://ukr.radio/news.html" text:style-name="Internet_20_link" text:visited-style-name="Visited_20_Internet_20_Link">
 Українського радіо</text:a>
 висловив доктор фізико-математичних наук, експерт з питань атомної енергетики Людвиг Литвинський,коментуючи очільника Головного управління розвідки Кирила Буданова, що загрозакатастрофи на Запорізькій АЕС зменшується.</text:p>
      <text:p text:style-name="P4">
За словами Литвинського, апокаліпсису на ЗАЕС у будь-якому випадку нестанеться, але загроза як була, так і зберігається. "Є мавпа, у мавпи єграната, і куди вона кине ту гранату, не знає навіть вона сама. Все дужепросто", – зазначив експерт.</text:p>
      <text:p text:style-name="P4">
На його думку, це на краще, що <text:a xlink:type="simple" xlink:href="https://www.ukrinform.ua/tag-aes" text:style-name="Internet_20_link" text:visited-style-name="Visited_20_Internet_20_Link">
 ЗАЕС </text:a>
 невиробляє електроенергії, оскільки коли реактор зупинений, він не напрацьовуєнові продукти розпаду, нові радіонукліди. Саме тому, навіть за найгіршогосценарію, радіоактивна хмара не міститиме ізотопів йоду, які найбільш шкідливіу разі аварії на атомній станції. Оскільки пройшло пів року, весь йодрозпався. Тож за найгіршим сценарієм, навіть не буде присутня така компонентазагрози, зазначає Литвинський. Втім він наголошує, що "довести до серйозноїаварії на Запорізькій АЕС досить просто, якщо є дурне бажання. Відтак загрозазберігатиметься доти, доки не буде "жесту доброї волі" від тих, хто там заразприсутній".</text:p>
      <text:p text:style-name="P4">
<text:span text:style-name="T4">
Читайте також:</text:span>
 <text:a xlink:type="simple" xlink:href="https://www.ukrinform.ua/rubric-economy/3732598-riven-vodi-u-stavkuoholodzuvaci-zaes-e-stabilnim-energoatom.html" text:style-name="Internet_20_link" text:visited-style-name="Visited_20_Internet_20_Link">
 Рівень води у ставку-охолоджувачі <text:span text:style-name="T4">
ЗАЕС</text:span>
 є стабільним -Енергоатом </text:a>
</text:p>
      <text:p text:style-name="P4">
"Сам по собі ставок-охолоджувач – це елемент системи охолодження енергоблока.Будь-який енергоблок типу ВВР-1000 має три контури охолодження. Перший контурбезпосередньо стикається з паливом і є суттєво радіоактивно забруднений. Вінзагалом замкнений, і назовні рідина не виходить. Те саме і з другим контуром.Другий контур забирає тепло з теплообмінника і охолоджує перший контур.Ставок-охолоджувач є третім контуром, тобто він ще більш заізольований відрадіоактивності за нормальних умов експлуатації. Насправді коли станціястоїть, коли енергоблоки зупинені, великої потреби у ставку-охолоджувачінемає. Однак він використовується навіть у зупиненому стані, оскількиостаточне тепло продовжує виділятися в реакторі. А що стосується Каховськоговодосховища, ставок-охолоджувач гідротехнічно розв'язаний з колишнімКаховським водосховищем. Звідти дійсно відбувався додатковий водозабір тапродувка ставка-охолоджувача, але це відбувалося не так часто. Тому особливоїкризи для Запорізької атомної після підриву плотини на Каховськійгідроелектростанції не сталося, оскільки технологічного впливу немає", –пояснює експерт.</text:p>
      <text:p text:style-name="P4">
Найбільш загрозливим, за його словами, є це сценарій з руйнуванням другогоконтуру і як наслідок – неможливість охолодження атомного реактора. Ценайгірший сценарій, який принципово можливий, якщо не зважати на руйнаціюсамого реакторного відділення.</text:p>
      <text:p text:style-name="P4">
Втім, на думку Литвинського, найімовірніше максимальну шкоду Запорізькійатомній буде завдано так, "щоб вона не виробляла електроенергію протягом рокучи кількох років. Тобто рашисти, відходячи, зроблять все за принципом "незалишайся ти нікому". І це буде мати всі ознаки максимальної економічної шкодидля України. Це цілком очікувано та реально, і запобігти цьому, на жаль, миніяк не можемо".</text:p>
      <text:p text:style-name="P4">
<text:span text:style-name="T4">
Читайте також:</text:span>
 <text:a xlink:type="simple" xlink:href="https://www.ukrinform.ua/rubric-ato/3732521-stati-v-obse-rosia-povinna-negajno-povernuti-zaes-pid-kontrol-ukraini.html" text:style-name="Internet_20_link" text:visited-style-name="Visited_20_Internet_20_Link">
 Штати в ОБСЄ: Росія повинна негайно повернути <text:span text:style-name="T4">
ЗАЕС</text:span>
під контроль України </text:a>
</text:p>
      <text:p text:style-name="P4">
Експерт вважає, що навіть за найгіршого сценарію на фронті ніякого впливуподібний теракт не матиме, саме тому, ймовірність його невисока. "Головноюшкодою для населення буде втрата чверті генеруючої потужності України. Цепринципово важливо для країни. Скоріше за все, ніякої радіаційної аварії чирадіаційних наслідків не буде. Те, що вони втнуть, значною мірою визначаєтьсяі тим міжнародним тиском міжнародним, який зараз здійснюється щодо РосійськоїФедерації", – підсумував Литвинський.</text:p>
      <text:p text:style-name="P4">
Як повідомляв Укрінформ, напередодні очільник ГУР Кирило Буданов <text:a xlink:type="simple" xlink:href="https://www.ukrinform.ua/rubric-ato/3732061-zagroza-na-zaes-pocinae-spadati-budanov.html" text:style-name="Internet_20_link" text:visited-style-name="Visited_20_Internet_20_Link">
 заявив</text:a>
 , що загроза катастрофи на Запорізькій АЕС наразі зменшується.Він відмовився називати причини такого висновку, але зазначив, що до цьогопризвели "певні публічні та непублічні дії в цій сфері".</text:p>
      <text:p text:style-name="P4">
Водночас у НАЕК "Енергоатом" <text:a xlink:type="simple" xlink:href="https://www.ukrinform.ua/rubric-ato/3732061-zagroza-na-zaes-pocinae-spadati-budanov.html" text:style-name="Internet_20_link" text:visited-style-name="Visited_20_Internet_20_Link">
 повідомили </text:a>
 , що окупантизбираються перевести енергоблок №4 на Запорізькій АЕС у стан "гарячогозупину". При цьому загарбники свідомо не виконують рішення українськогорегулятора та не виводять енергоблок №5 у "холодний зупин". А отже, у разіфункціонування двох енергоблоків у стані "гарячого зупину" – на станції єреальна загроза настання аварійної ситуації.</text:p>
      <text:p text:style-name="P4">
22 червня 2023 року Президент Володимир Зеленський заявив про плани Росіївлаштувати теракт на Запорізькій АЕС.</text:p>
      <text:p text:style-name="P4">
<text:span text:style-name="T4">
Читайте також:</text:span>
 <text:a xlink:type="simple" xlink:href="https://www.ukrinform.ua/rubric-economy/3732477-porusenna-ekspluatacii-bloka-5-zaes-moze-spriciniti-masstabnij-vikid-radiacii-energoatom.html" text:style-name="Internet_20_link" text:visited-style-name="Visited_20_Internet_20_Link">
 Порушення експлуатації блока №5 <text:span text:style-name="T4">
ЗАЕС</text:span>
 може спричинитимасштабний викид радіації - Енергоатом </text:a>
</text:p>
      <text:p text:style-name="P4">
В інтерв’ю іспанським журналістам Зеленський заявив 1 липня, що ситуація наЗапорізькій АЕС дуже складна – вона замінована, і там перебувають бойовики.</text:p>
      <text:p text:style-name="P4">
Росіяни окупували ЗАЕС 4 березня 2022 року.</text:p>
      <text:p text:style-name="P4">
<text:span text:style-name="T5">
Фото: Костянтин Ліберов</text:span>
</text:p>
      <text:p text:style-name="P4">
Source: <text:a xlink:type="simple" xlink:href="https://www.ukrinform.ua/rubric-economy/3732795-imovirnij-terakt-na-zaes-ne-matime-radiacijnih-naslidkiv-ale-vdarit-po-ekonomici-ekspert.html" text:style-name="Internet_20_link" text:visited-style-name="Visited_20_Internet_20_Link">
https://www.ukrinform.ua/rubric-economy/3732795-imovirnij-terakt-na-zaes-ne-matime-radiacijnih-naslidkiv-ale-vdarit-po-ekonomici-ekspert.html</text:a>
</text:p>
      <!--NEWS-->
      <text:h text:style-name="P10" text:outline-level="1">
<text:span text:style-name="T4">
Дружина політв'язня Єсипенка отримала диплом Нацпремії за захист свободи слова - НСЖУ</text:span>
</text:h>
      <text:p text:style-name="P4">
Authors: Ukrinform (Person)</text:p>
      <text:p text:style-name="P4">
Publisher: Укринформ (Organization)</text:p>
      <text:p text:style-name="P4">
Published Time: 2023-07-07T15:33:00+03:00</text:p>
      <text:p text:style-name="P4">
Modified Time: 2023-07-07T15:33:00+03:00</text:p>
      <text:p text:style-name="P4">
Description: Національна спілка журналістів України вручила Катерині Єсипенко, дружині кримського політв'язня Кремля Владислава Єсипенка, диплом про визнання її чоловіка лауреатом Національної премії за захист свободи слова імені Ігоря Лубченка. — Укрінформ.</text:p>
      <text:p text:style-name="P4">
Images: ['<text:a xlink:type="simple" xlink:href="https://static.ukrinform.com/photos/2023_07/thumb_files/630_360_1688732910-310.jpg" text:style-name="Internet_20_link" text:visited-style-name="Visited_20_Internet_20_Link">
630_360_16887...</text:a>
']</text:p>
      <text:p text:style-name="P4">
Tags: ['НСЖУ', "Політв'язні Кремля", 'Премія', 'Журналіст']</text:p>
      <text:p text:style-name="P4">
Type: Article</text:p>
      <!--METADATA-->
      <text:p text:style-name="P4">
<draw:frame draw:style-name="fr1" draw:name="Image74" text:anchor-type="as-char" svg:width="6.9236in" svg:height="3.956343in" draw:z-index="0">
<draw:image xlink:href="../Images/yкринформ/2023-07-07T15-33-00-03-00/630_360_1688732910-310.jpg" xlink:type="simple" xlink:show="embed" xlink:actuate="onLoad" draw:mime-type="image/jpeg"/>
</draw:frame>
Національна спілка журналістів України вручила Катерині Єсипенко, дружинікримського політв'язня Кремля Владислава Єсипенка, диплом про визнання їїчоловіка лауреатом Національної премії за захист свободи слова імені ІгоряЛубченка.</text:p>
      <text:p text:style-name="P4">
Про це повідомила <text:a xlink:type="simple" xlink:href="https://nsju.org/novini/premiyu-za-zahyst-svobody-slova-prysudzhenu-vyaznyu-kremlya-vladyslavu-yesypenku-v-nszhu-vruchyly-jogo-druzhyni/" text:style-name="Internet_20_link" text:visited-style-name="Visited_20_Internet_20_Link">
 Національна спілка журналістів України</text:a>
 , передаєУкрінформ.</text:p>
      <text:p text:style-name="P4">
Диплом вручили під час розширеного пленуму правління НСЖУ.</text:p>
      <text:p text:style-name="P4">
Голова <text:a xlink:type="simple" xlink:href="https://www.ukrinform.ua/tag-nszu" text:style-name="Internet_20_link" text:visited-style-name="Visited_20_Internet_20_Link">
 НСЖУ </text:a>
 Сергій Томіленко наголосивна солідарності Спілки з незаконно ув’язненими Владиславом Єсипенком, ІриноюДанилович, Наріманом Джелялом та іншими медійниками, що перебувають узаручниках окупантів.</text:p>
      <text:p text:style-name="P4">
«Для нас велика честь передати вам українську та міжнародну прескарти й дипломпремії, якою раніше було відзначено кримського журналіста Миколу Семену,в’язня кремля журналіста Романа Сущенка, донецького медійника СтаніславаАсєєва, інших достойних колег. Сьогодні ви, пані Катерино, робите дуже багатодля звільнення нашого колеги, вашого чоловіка. Віримо, що зовсім скоро визможете передати цей диплом безпосередньо Владиславові», - сказав голова НСЖУСергій Томіленко.</text:p>
      <text:p text:style-name="P4">
Катерина Єсипенко зазначила, що живе з надією, що найближчим часом Владиславзможе сам бути гостем на заходах Спілки. Від імені Владислава Єсипенка й ІриниДанилович вона подякувала за прийняття їх до Спілки.</text:p>
      <text:p text:style-name="P4">
<text:span text:style-name="T4">
Читайте також:</text:span>
 <text:a xlink:type="simple" xlink:href="https://www.ukrinform.ua/rubric-crimea/3728209-okupanti-deportuut-usih-politvazniv-iz-krimu-u-daleki-regioni-rf-cubarov.html" text:style-name="Internet_20_link" text:visited-style-name="Visited_20_Internet_20_Link">
 <text:span text:style-name="T4">
Окупанти</text:span>
 <text:span text:style-name="T4">
депортують</text:span>
 <text:span text:style-name="T4">
усіх</text:span>
 <text:span text:style-name="T4">
політв</text:span>
 ’<text:span text:style-name="T4">
язнів</text:span>
 із <text:span text:style-name="T4">
Криму</text:span>
 у <text:span text:style-name="T4">
далекі</text:span>
 <text:span text:style-name="T4">
регіони</text:span>
 РФ — <text:span text:style-name="T4">
Чубаров</text:span>
</text:a>
</text:p>
      <text:p text:style-name="P4">
«Бути членом НСЖУ та МФЖ – це велика психологічна та емоційна підтримка.Владислав та Ірина – люди сміливі, з принциповою життєвою позицією, зразоктого, якими мають бути справжні громадяни держави, що бореться за збереженнясвого суверенітету й територіальної цілісності», - сказала дружинаполітв'язня.</text:p>
      <text:p text:style-name="P4">
Як повідомляв Укрінформ, незаконно засуджених у тимчасово окупованому КримуВладислава Єсипенка та Ірину Данилович <text:a xlink:type="simple" xlink:href="https://www.ukrinform.ua/rubric-crimea/3729917-krimski-politvazni-esipenko-ta-danilovic-stali-clenami-nszu.html" text:style-name="Internet_20_link" text:visited-style-name="Visited_20_Internet_20_Link">
 прийняли до Національної спілкижурналістів України </text:a>
 .</text:p>
      <text:p text:style-name="P4">
<text:span text:style-name="T5">
Фото: НСЖУ</text:span>
</text:p>
      <text:p text:style-name="P4">
Source: <text:a xlink:type="simple" xlink:href="https://www.ukrinform.ua/rubric-society/3732797-druzina-politvazna-esipenka-otrimala-diplom-nacpremii-za-zahist-svobodi-slova-nszu.html" text:style-name="Internet_20_link" text:visited-style-name="Visited_20_Internet_20_Link">
https://www.ukrinform.ua/rubric-society/3732797-druzina-politvazna-esipenka-otrimala-diplom-nacpremii-za-zahist-svobodi-slova-nszu.html</text:a>
</text:p>
      <!--NEWS-->
      <text:h text:style-name="P10" text:outline-level="1">
<text:span text:style-name="T4">
У Білому домі прокоментували переговори ексчиновників США з Росією про Україну</text:span>
</text:h>
      <text:p text:style-name="P4">
Authors: Ukrinform (Person)</text:p>
      <text:p text:style-name="P4">
Publisher: Укринформ (Organization)</text:p>
      <text:p text:style-name="P4">
Published Time: 2023-07-07T15:34:48+03:00</text:p>
      <text:p text:style-name="P4">
Modified Time: 2023-07-07T15:34:48+03:00</text:p>
      <text:p text:style-name="P4">
Description: У Білому домі знали про неофіційні переговори між колишніми працівниками нацбезпеки США та російськими посадовцями щодо припинення війни в Україні, але не заохочували і не підтримували їх.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ША', 'Україна', 'Росія']</text:p>
      <text:p text:style-name="P4">
Type: Article</text:p>
      <!--METADATA-->
      <text:p text:style-name="P4">
<draw:frame draw:style-name="fr1" draw:name="Image75" text:anchor-type="as-char" svg:width="6.9236in" svg:height="3.956343in" draw:z-index="0">
<draw:image xlink:href="../Images/yкринформ/2023-07-07T15-34-48-03-00/630_360_1682353687-875.jpg" xlink:type="simple" xlink:show="embed" xlink:actuate="onLoad" draw:mime-type="image/jpeg"/>
</draw:frame>
 У Біломудомі знали про неофіційні переговори між колишніми працівниками нацбезпеки СШАта російськими посадовцями щодо припинення війни в Україні, але не заохочувалиі не підтримували їх.</text:p>
      <text:p text:style-name="P4">
Про це координатор зі стратегічних комунікацій Ради національної безпеки СШАДжон Кірбі сказав у інтерв’ю американському телеканалу <text:a xlink:type="simple" xlink:href="http://twitter.com/CBSNews/status/1677076264413286400" text:style-name="Internet_20_link" text:visited-style-name="Visited_20_Internet_20_Link">
 CBS News</text:a>
 , передає Укрінформ.</text:p>
      <text:p text:style-name="P4">
«Ми знаємо, що певні приватні особи самостійно, без нашої активної участі чипідтримки, вели переговори з російськими посадовцями. Інколи нам повідомляютьпро такі зустрічі після того, як вони відбулися. Але я хочу чітко заявити, щоми не заохочували ці дискусії і не підтримували їх жодним активним чином», -заявив Кірбі.</text:p>
      <text:p text:style-name="P4">
Він підкреслив, що в Білому домі дотримуються чіткої позиції «нічого проУкраїну без України».</text:p>
      <text:p text:style-name="P4">
«Ми дали дуже чітко зрозуміти українцям як приватно, так і публічно, що небудемо вести переговори про припинення цієї війни без них і без їхньої думки,що має бути головною і визначальною», - зауважив Кірбі.</text:p>
      <text:p text:style-name="P4">
Раніше телеканал <text:a xlink:type="simple" xlink:href="http://www.nbcnews.com/news/world/former-us-officials-secret-ukraine-talks-russians-war-ukraine-rcna92610" text:style-name="Internet_20_link" text:visited-style-name="Visited_20_Internet_20_Link">
 NBC News </text:a>
 повідомив, щогрупа колишніх співробітників національної безпеки США проводила таємніпереговори з російськими високопосадовцями, зокрема міністром закордоннихсправ Росії Сергієм Лавровим, аби закласти основу для переговорів проприпинення війни в Україні.</text:p>
      <text:p text:style-name="P4">
В Офісі Президента України NBC News сказали, що не коментуватимутьповідомлення із джерел про переговори між <text:a xlink:type="simple" xlink:href="https://www.ukrinform.ua/tag-ssa" text:style-name="Internet_20_link" text:visited-style-name="Visited_20_Internet_20_Link">
 США</text:a>
 й Росією.</text:p>
      <text:p text:style-name="P4">
Водночас в ОП наголосили, що позиція Києва незмінна: доля України не можевирішуватися без України.</text:p>
      <text:p text:style-name="P4">
<text:span text:style-name="T4">
Читайте також:</text:span>
 <text:a xlink:type="simple" xlink:href="https://www.ukrinform.ua/rubric-polytics/3730222-diplomaticnij-format-bude-mozlivij-lise-pisla-vihodu-na-kordoni-1991-roku-zelenskij.html" text:style-name="Internet_20_link" text:visited-style-name="Visited_20_Internet_20_Link">
 Дипломатичний формат буде можливий лише після виходу накордони 1991 року - Зеленський </text:a>
</text:p>
      <text:p text:style-name="P4">
Як повідомлялося, раніше керівник Офісу Президента Андрій Єрмак заявив, щоУкраїна буде готова обговорювати довгострокове врегулювання конфлікту з РФпісля виведення російських військ з української території.</text:p>
      <text:p text:style-name="P4">
Source: <text:a xlink:type="simple" xlink:href="https://www.ukrinform.ua/rubric-world/3732798-u-bilomu-domi-prokomentuvali-peregovori-ekscinovnikiv-ssa-z-rosieu-pro-ukrainu.html" text:style-name="Internet_20_link" text:visited-style-name="Visited_20_Internet_20_Link">
https://www.ukrinform.ua/rubric-world/3732798-u-bilomu-domi-prokomentuvali-peregovori-ekscinovnikiv-ssa-z-rosieu-pro-ukrainu.html</text:a>
</text:p>
      <!--NEWS-->
      <text:h text:style-name="P10" text:outline-level="1">
<text:span text:style-name="T4">
Russian artillery shelling Kherson</text:span>
</text:h>
      <text:p text:style-name="P4">
Authors: liveuamap (Language: en)</text:p>
      <text:p text:style-name="P4">
Time: 2023-07-07T15:36:50</text:p>
      <text:p text:style-name="P4">
Location: Kherson (Latitude:46.62999 Longtitude:32.61892)</text:p>
      <text:p text:style-name="P4">
Videos: []</text:p>
      <text:p text:style-name="P4">
Images: []</text:p>
      <text:p text:style-name="P4">
Tags: ["Europe", "Central and Eastern Europe"]</text:p>
      <text:p text:style-name="P4">
ID: 22574530</text:p>
      <!--METADATA-->
      <text:p text:style-name="P4">
Russian artillery shelling Kherson</text:p>
      <text:p text:style-name="P4">
News Collection Link: <text:a xlink:type="simple" xlink:href="https:\/\/liveuamap.com\/en\/2023\/7-july-russian-artillery-shelling-kherson-" text:style-name="Internet_20_link" text:visited-style-name="Visited_20_Internet_20_Link">
https:\/\/liveuamap.com\/en\/2023\/7-july-russian-artillery-shelling-kherson-</text:a>
</text:p>
      <text:p text:style-name="P4">
Source: <text:a xlink:type="simple" xlink:href="https://t.me/kherson_non_fake/8874" text:style-name="Internet_20_link" text:visited-style-name="Visited_20_Internet_20_Link">
https://t.me/kherson_non_fake/8874</text:a>
</text:p>
      <!--NEWS-->
      <text:h text:style-name="P10" text:outline-level="1">
<text:span text:style-name="T4">
Прометей дізнався суперників у Єврокубку сезону 2023/24</text:span>
</text:h>
      <text:p text:style-name="P4">
Authors: Ukrinform (Person)</text:p>
      <text:p text:style-name="P4">
Publisher: Укринформ (Organization)</text:p>
      <text:p text:style-name="P4">
Published Time: 2023-07-07T15:38:51+03:00</text:p>
      <text:p text:style-name="P4">
Modified Time: 2023-07-07T15:38:51+03:00</text:p>
      <text:p text:style-name="P4">
Description: Турнір стартує у жовтні. — Укрінформ.</text:p>
      <text:p text:style-name="P4">
Images: ['<text:a xlink:type="simple" xlink:href="https://static.ukrinform.com/photos/2023_07/thumb_files/630_360_1688733256-847.jpg" text:style-name="Internet_20_link" text:visited-style-name="Visited_20_Internet_20_Link">
630_360_16887...</text:a>
']</text:p>
      <text:p text:style-name="P4">
Tags: ['Баскетбол']</text:p>
      <text:p text:style-name="P4">
Type: Article</text:p>
      <!--METADATA-->
      <text:p text:style-name="P4">
<draw:frame draw:style-name="fr1" draw:name="Image76" text:anchor-type="as-char" svg:width="6.9236in" svg:height="3.956343in" draw:z-index="0">
<draw:image xlink:href="../Images/yкринформ/2023-07-07T15-38-51-03-00/630_360_1688733256-847.jpg" xlink:type="simple" xlink:show="embed" xlink:actuate="onLoad" draw:mime-type="image/jpeg"/>
</draw:frame>
 Турнірстартує у жовтні.</text:p>
      <text:p text:style-name="P4">
Український баскетбольний клуб «Прометей» <text:a xlink:type="simple" xlink:href="https://prometeybc.com/ua/novosti/prometey-diznavsya-imena-9-supernykiv-u-yevrokubku-0" text:style-name="Internet_20_link" text:visited-style-name="Visited_20_Internet_20_Link">
 дізнався</text:a>
 суперників на першому етапі Єврокубка сезону 2023/24. 20 командбуло поділено на дві групи, передає Укрінформ.</text:p>
      <text:p text:style-name="P4">
Суперниками «Прометея» у групі А будуть «Хапоель» Тель-Авiв (Ізраїль),«Ховентут» (Іспанія), «Цедевіта-Олімпія» (Словенія), «Парiж» (Францiя), «РеєрВенеція» (Італія), «Вулвз Вiльнюс» (Литва), «Бешикташ» (Туреччина), «ГамбургТауерс» (Нiмеччина), «Лондон Лайонз» (Велика Британiя).</text:p>
      <text:p text:style-name="P4">
</text:p>
      <text:p text:style-name="P4">
Перші дві команди за підсумками двоколового турніру вийдуть до чвертьфіналу.Команди з 3-го по 6-е місце вийдуть до 1/8 фіналу.</text:p>
      <text:p text:style-name="P4">
<text:span text:style-name="T4">
Читайте також:</text:span>
 <text:a xlink:type="simple" xlink:href="https://www.ukrinform.ua/rubric-sports/3729675-bk-prometej-podast-zaavku-na-ucast-v-ukrainskij-visij-lizi.html" text:style-name="Internet_20_link" text:visited-style-name="Visited_20_Internet_20_Link">
 БК « <text:span text:style-name="T4">
Прометей</text:span>
 » подасть заявку на участь вукраїнській Вищій лізі </text:a>
</text:p>
      <text:p text:style-name="P4">
Як повідомляв Укрінформ, минулого сезону «Прометей» дістався півфіналу.</text:p>
      <text:p text:style-name="P4">
Фото: prometeybc.com</text:p>
      <text:p text:style-name="P4">
Source: <text:a xlink:type="simple" xlink:href="https://www.ukrinform.ua/rubric-sports/3732801-prometej-diznavsa-supernikiv-u-evrokubku-sezonu-202324.html" text:style-name="Internet_20_link" text:visited-style-name="Visited_20_Internet_20_Link">
https://www.ukrinform.ua/rubric-sports/3732801-prometej-diznavsa-supernikiv-u-evrokubku-sezonu-202324.html</text:a>
</text:p>
      <!--NEWS-->
      <text:h text:style-name="P10" text:outline-level="1">
<text:span text:style-name="T4">
МАГАТЕ провела ротації на трьох українських АЕС</text:span>
</text:h>
      <text:p text:style-name="P4">
Authors: Ukrinform (Person)</text:p>
      <text:p text:style-name="P4">
Publisher: Укринформ (Organization)</text:p>
      <text:p text:style-name="P4">
Published Time: 2023-07-07T15:40:16+03:00</text:p>
      <text:p text:style-name="P4">
Modified Time: 2023-07-07T15:40:16+03:00</text:p>
      <text:p text:style-name="P4">
Description: На Рівненській, Хмельницькій та Південноукраїнській АЕС відбулися ротації місій Міжнародного агентства з атомної енергії (МАГАТЕ). — Укрінформ.</text:p>
      <text:p text:style-name="P4">
Images: ['<text:a xlink:type="simple" xlink:href="https://static.ukrinform.com/photos/2020_04/thumb_files/630_360_1586511085-614.jpg" text:style-name="Internet_20_link" text:visited-style-name="Visited_20_Internet_20_Link">
630_360_15865...</text:a>
']</text:p>
      <text:p text:style-name="P4">
Tags: ['АЕС', 'МАГАТЕ', 'Ротація', 'Україна']</text:p>
      <text:p text:style-name="P4">
Type: Article</text:p>
      <!--METADATA-->
      <text:p text:style-name="P4">
<draw:frame draw:style-name="fr1" draw:name="Image78" text:anchor-type="as-char" svg:width="6.9236in" svg:height="3.956343in" draw:z-index="0">
<draw:image xlink:href="../Images/yкринформ/2023-07-07T15-40-16-03-00/630_360_1586511085-614.jpg" xlink:type="simple" xlink:show="embed" xlink:actuate="onLoad" draw:mime-type="image/jpeg"/>
</draw:frame>
 НаРівненській, Хмельницькій та Південноукраїнській АЕС відбулися ротації місійМіжнародного агентства з атомної енергії (МАГАТЕ).</text:p>
      <text:p text:style-name="P4">
Як передає Укрінформ, про це повідомляє пресслужба <text:a xlink:type="simple" xlink:href="https://snriu.gov.ua/news/na-rivnenskii-khmelnytskii-ta-pivdennoukrainskii-aes-vidbulysia-rotatsii-misii-mahate" text:style-name="Internet_20_link" text:visited-style-name="Visited_20_Internet_20_Link">
 Державної інспекції</text:a>
 ядерного регулювання.</text:p>
      <text:p text:style-name="P4">
«Цього тижня на ВП «Рівненська <text:a xlink:type="simple" xlink:href="https://www.ukrinform.ua/tag-aes" text:style-name="Internet_20_link" text:visited-style-name="Visited_20_Internet_20_Link">
 АЕС </text:a>
 », ВП«Хмельницька АЕС», ВП «Південноукраїнська АЕС» було успішно проведено ротаціїекспертів постійних моніторингових місій Міжнародного агентства з атомноїенергії. На кожній із цих АЕС почали роботу дев’яті групи експертів», -йдеться у повідомленні.</text:p>
      <text:p text:style-name="P4">
В ДІЯРУ зазначають, що постійно діючі місії МАГАТЕ на українських атомнихелектростанціях було запроваджено з метою моніторингу за станом безпеки на АЕСв умовах військової агресії Росії в Україні.</text:p>
      <text:p text:style-name="P4">
<text:span text:style-name="T4">
Читайте також:</text:span>
 <text:a xlink:type="simple" xlink:href="https://www.ukrinform.ua/rubric-ato/3732789-nato-uvazno-stezit-za-rozvitkom-situacii-navkolo-zaporizkoi-aes-stoltenberg.html" text:style-name="Internet_20_link" text:visited-style-name="Visited_20_Internet_20_Link">
 НАТО уважно стежить за розвитком ситуації навколоЗапорізької <text:span text:style-name="T4">
АЕС</text:span>
 - Столтенберг </text:a>
</text:p>
      <text:p text:style-name="P4">
Як повідомлялося, в середині червня ротації експертів постійних моніторинговихмісій Міжнародного агентства з атомної енергії (МАГАТЕ) успішно проведено навсіх АЕС України.</text:p>
      <text:p text:style-name="P4">
Source: <text:a xlink:type="simple" xlink:href="https://www.ukrinform.ua/rubric-economy/3732803-magate-provela-rotacii-na-troh-ukrainskih-aes.html" text:style-name="Internet_20_link" text:visited-style-name="Visited_20_Internet_20_Link">
https://www.ukrinform.ua/rubric-economy/3732803-magate-provela-rotacii-na-troh-ukrainskih-aes.html</text:a>
</text:p>
      <!--NEWS-->
      <text:h text:style-name="P10" text:outline-level="1">
<text:span text:style-name="T4">
Австрія та Швейцарія офіційно приєдналися до «Європейського небесного щита»</text:span>
</text:h>
      <text:p text:style-name="P4">
Authors: Ukrinform (Person)</text:p>
      <text:p text:style-name="P4">
Publisher: Укринформ (Organization)</text:p>
      <text:p text:style-name="P4">
Published Time: 2023-07-07T15:46:47+03:00</text:p>
      <text:p text:style-name="P4">
Modified Time: 2023-07-07T15:46:47+03:00</text:p>
      <text:p text:style-name="P4">
Description: Нейтральні Австрія та Швейцарія офіційно приєдналися до ініціативи з протиповітряної та протиракетної оборони "Європейський небесний щит" (ESSI). — Укрінформ.</text:p>
      <text:p text:style-name="P4">
Images: ['<text:a xlink:type="simple" xlink:href="https://static.ukrinform.com/photos/2023_07/thumb_files/630_360_1688733968-110.jpg" text:style-name="Internet_20_link" text:visited-style-name="Visited_20_Internet_20_Link">
630_360_16887...</text:a>
']</text:p>
      <text:p text:style-name="P4">
Tags: ['Австрія', 'Швейцарія', 'ППО']</text:p>
      <text:p text:style-name="P4">
Type: Article</text:p>
      <!--METADATA-->
      <text:p text:style-name="P4">
<draw:frame draw:style-name="fr1" draw:name="Image79" text:anchor-type="as-char" svg:width="6.9236in" svg:height="3.956343in" draw:z-index="0">
<draw:image xlink:href="../Images/yкринформ/2023-07-07T15-46-47-03-00/630_360_1688733968-110.jpg" xlink:type="simple" xlink:show="embed" xlink:actuate="onLoad" draw:mime-type="image/jpeg"/>
</draw:frame>
 НейтральніАвстрія та Швейцарія офіційно приєдналися до ініціативи з протиповітряної тапротиракетної оборони "Європейський небесний щит" (ESSI).</text:p>
      <text:p text:style-name="P4">
Міністр оборони Австрії Клаудіа Таннер та її швейцарська колега Віола Амхердпідписали відповідну декларацію про наміри у п'ятницю у Берні, передаєУкрінформ із посиланням на <text:a xlink:type="simple" xlink:href="http://apa.at/" text:style-name="Internet_20_link" text:visited-style-name="Visited_20_Internet_20_Link">
 АРА </text:a>
 .</text:p>
      <text:p text:style-name="P4">
"Це робить Австрію і Швейцарію частиною системи протиповітряної оборони,ініційованої Німеччиною. Обидві країни не бачать у цьому приєднанні порушеннясвого нейтралітету", - йдеться у повідомленні.</text:p>
      <text:p text:style-name="P4">
Підписання документа відбулось у присутності міністра оборони Німеччини БорисаПісторіуса. У додатковій декларації заявлено, що "особливі конституційніобставини" Австрії та Швейцарії будуть узяті до уваги.</text:p>
      <text:p text:style-name="P4">
На пресконференції Амхерд зазначила, що Швейцарія сама визначатиме, "якоюмірою буде брати участь" в ініціативі. Таннер зі свого боку вказала на те, щоучасть у "Небесному щиті" не звільняє Австрію від активного захисту свогоповітряного простору, а також від збереження права прийняття рішень.</text:p>
      <text:p text:style-name="P4">
Міністр оборони Німеччини Борис Пісторіус підкреслив на спільнійпресконференції, що ESSI – це "не альянс, а ініціатива щодо закупівель". Віндодав, що дуже радий, що Австрія і Швейцарія "максимально використовуютьсвободу дій", яку дає їм нейтралітет.</text:p>
      <text:p text:style-name="P4">
<text:span text:style-name="T4">
Читайте також:</text:span>
 <text:a xlink:type="simple" xlink:href="https://www.ukrinform.ua/rubric-ato/3730624-avstria-ne-pereskodzae-tranzitu-vijskovoi-tehniki-do-ukraini-glava-mzs.html" text:style-name="Internet_20_link" text:visited-style-name="Visited_20_Internet_20_Link">
 <text:span text:style-name="T4">
Австрія</text:span>
 не перешкоджає транзиту військової техніки доУкраїни - глава МЗС </text:a>
</text:p>
      <text:p text:style-name="P4">
Як повідомлялося, ініціатива "Європейський небесний щит" (ESSI) булазапочаткована країною-членом <text:a xlink:type="simple" xlink:href="https://www.ukrinform.ua/tag-evrosouz" text:style-name="Internet_20_link" text:visited-style-name="Visited_20_Internet_20_Link">
 ЄС </text:a>
 іНАТО Німеччиною і зараз охоплює 19 країн. Її мета – краща координація та запотреби об'єднання проєктів закупівель для наземної протиповітряної оборони.Також передбачається полегшення обміну інформацією.</text:p>
      <text:p text:style-name="P4">
Від часу започаткування ініціативи в жовтні 2022 року до неї приєдналися члениНАТО Велика Британія, Словаччина, Латвія, Угорщина, Болгарія, Бельгія, Чехія,Фінляндія, Литва, Нідерланди, Румунія, Словенія, Естонія і Норвегія. У лютомудо проєкту долучилися Данія та кандидат на вступ у НАТО Швеція.</text:p>
      <text:p text:style-name="P4">
Фото: euractiv.com</text:p>
      <text:p text:style-name="P4">
Source: <text:a xlink:type="simple" xlink:href="https://www.ukrinform.ua/rubric-world/3732804-avstria-ta-svejcaria-oficijno-priednalisa-do-evropejskogo-nebesnogo-sita.html" text:style-name="Internet_20_link" text:visited-style-name="Visited_20_Internet_20_Link">
https://www.ukrinform.ua/rubric-world/3732804-avstria-ta-svejcaria-oficijno-priednalisa-do-evropejskogo-nebesnogo-sita.html</text:a>
</text:p>
      <!--NEWS-->
      <text:h text:style-name="P10" text:outline-level="1">
<text:span text:style-name="T4">
Глави УГКЦ та католицької церкви Польщі підписали звернення щодо Волинської трагедії</text:span>
</text:h>
      <text:p text:style-name="P4">
Authors: Ukrinform (Person)</text:p>
      <text:p text:style-name="P4">
Publisher: Укринформ (Organization)</text:p>
      <text:p text:style-name="P4">
Published Time: 2023-07-07T15:53:00+03:00</text:p>
      <text:p text:style-name="P4">
Modified Time: 2023-07-07T15:53:00+03:00</text:p>
      <text:p text:style-name="P4">
Description: Глави УГКЦ та Польської римо-католицької церкви Святослав Шевчук і Станіслав Гондецький підписали спільне звернення у річницю Волинської трагедії, в якому засудили злочини 80-річної давнини і закликали до примирення і єднання українського і польського народів. — Укрінформ.</text:p>
      <text:p text:style-name="P4">
Images: ['<text:a xlink:type="simple" xlink:href="https://static.ukrinform.com/photos/2023_07/thumb_files/630_360_1688734369-238.jpg" text:style-name="Internet_20_link" text:visited-style-name="Visited_20_Internet_20_Link">
630_360_16887...</text:a>
']</text:p>
      <text:p text:style-name="P4">
Tags: ['Історія', 'Польща', 'УГКЦ', 'Волинська трагедія', 'Католицька церква']</text:p>
      <text:p text:style-name="P4">
Type: Article</text:p>
      <!--METADATA-->
      <text:p text:style-name="P4">
<draw:frame draw:style-name="fr1" draw:name="Image80" text:anchor-type="as-char" svg:width="6.9236in" svg:height="3.956343in" draw:z-index="0">
<draw:image xlink:href="../Images/yкринформ/2023-07-07T15-53-00-03-00/630_360_1688734369-238.jpg" xlink:type="simple" xlink:show="embed" xlink:actuate="onLoad" draw:mime-type="image/jpeg"/>
</draw:frame>
 Глави УГКЦта Польської римо-католицької церкви Святослав Шевчук і Станіслав Гондецькийпідписали спільне звернення у річницю Волинської трагедії, в якому засудилизлочини 80-річної давнини і закликали до примирення і єднання українського іпольського народів.</text:p>
      <text:p text:style-name="P4">
Підписання звернення у варшавському Кафедральному соборі імені святого ІванаХрестителя відбулося під час богослужіння українською і польською мовами заучастю українців і поляків, передає власний кореспондент Укрінформу.</text:p>
      <text:p text:style-name="P4">
Як зазначив під час богослужіння глава УГКЦ Святослав Шевчук, російськаагресія проти України, яка триває з 2014 року, ще раз доводить, що “примиренняміж нашими народами і співпраця вільної <text:a xlink:type="simple" xlink:href="https://www.ukrinform.ua/tag-polsa" text:style-name="Internet_20_link" text:visited-style-name="Visited_20_Internet_20_Link">
 Польщі</text:a>
 і вільної України - це необхідні умовимиру в нашій частині Європи”.</text:p>
      <text:p text:style-name="P4">
“В іншому випадку карти розігруватиме той третій”,- підкреслив Шевчук.</text:p>
      <text:p text:style-name="P4">
<text:span text:style-name="T4">
Читайте також:</text:span>
 <text:a xlink:type="simple" xlink:href="https://www.ukrinform.ua/rubric-society/3732569-moraveckij-vsanuvav-v-ukraini-pamat-zertv-volinskoi-tragedii.html" text:style-name="Internet_20_link" text:visited-style-name="Visited_20_Internet_20_Link">
 Моравецький вшанував в Україні пам'ять жертв<text:span text:style-name="T4">
Волинсько</text:span>
 ї трагедії </text:a>
</text:p>
      <text:p text:style-name="P4">
Він зазначив, що українська та польська церкви вже багато робили зарадипримирення, називаючи трагічні події 80-ї давнини “вбивством та етнічнимичистками, жертвами яких стали десятки тисяч невинних осіб, зокрема жінки,діти, й особи літнього віку”. Він зауважив, що, насамперед це були поляки, алетакож й українці, а також ті, хто рятував родичів та сусідів від небезпеки.Він нагадав, що про це йшлося, зокрема, під час спільної декларації обохцерков від 28 червня 2013 року.</text:p>
      <text:p text:style-name="P4">
Глава УГКЦ підкреслив, що у справі примирення “йдеться не про те, щоб забути,а про те, щоб подолати зло з минулого, і ставити вище те, що єднає, а не те,що розділяє”.</text:p>
      <text:p text:style-name="P4">
“Cьогодні після відкриття масових поховань у Бучі, Ірпені чи Гостомелі ми всірозуміємо, як важливо однозначно назвати винних, ексгумувати жертв, вшануватиїхнє право на гідне поховання та людську пам’ять”,- підкреслив Шевчук.</text:p>
      <text:p text:style-name="P4">
<text:span text:style-name="T4">
Читайте також:</text:span>
 <text:a xlink:type="simple" xlink:href="https://www.ukrinform.ua/rubric-polytics/3731394-kvasnevskij-vislovivsa-pro-rol-volinskoi-tragedii-dla-ukraini-j-polsi.html" text:style-name="Internet_20_link" text:visited-style-name="Visited_20_Internet_20_Link">
 Кваснєвський висловився про роль <text:span text:style-name="T4">
Волинсько</text:span>
 ї трагедіїдля України й Польщі </text:a>
</text:p>
      <text:p text:style-name="P4">
За його словами, після років спільних дій єпископів обох обрядів обидвісторони вже досягли примирення, сторони не сперечаються щодо фактів знещодавньої історії та їх оцінки. Натомість, останні місяці ще більше зблизилиобидва народи, а мільйони поляків відкрили свої домівки для українськихбіженців. Він підкреслив, що українці сьогодні боряться “за нашу і вашусвободу”.</text:p>
      <text:p text:style-name="P4">
“Парадоксально, що наслідком російської спроби знищити український народ сталозближення між нашими народами”, - наголосив Шевчук.</text:p>
      <text:p text:style-name="P4">
Покровителем на шляху польсько-українського примирення він назвав Іоанна ПавлаII. За його словами, саме Папа-поляк взяв патронат над зближенням обохнародів.</text:p>
      <text:p text:style-name="P4">
Своєю чергою Голова Конференції єпископату Польщі Станіслав Гондецький під чассвоєї промови звернувся до президентів і прем’єрів обох країн “у справігідного вшанування усіх жертв геноциду, перед чим мають відбутися ексгумаціїтіл загиблих”. За його словами, поховання польських жертв Волинської трагедіїповинне мати релігійний характер.</text:p>
      <text:p text:style-name="P4">
<text:span text:style-name="T4">
Читайте також:</text:span>
 <text:a xlink:type="simple" xlink:href="https://www.ukrinform.ua/rubric-polytics/3729468-duda-ukrainci-i-polaki-spilno-vsanuut-zertv-volinskoi-tragedii.html" text:style-name="Internet_20_link" text:visited-style-name="Visited_20_Internet_20_Link">
 Дуда: Українці і поляки спільно вшанують жертв<text:span text:style-name="T4">
Волинсько</text:span>
 ї трагедії </text:a>
</text:p>
      <text:p text:style-name="P4">
У Польщі 80-ту річницю Волинської трагедії на державному рівні відзначатимуть11 липня.</text:p>
      <text:p text:style-name="P4">
Як відомо, тема Волинської трагедії є однією з найбільш суперечливих вукраїнсько-польських відносинах. Погляди Києва і Варшави на причини,відповідальність і кількість жертв з обох сторін дещо відрізняються. Польськасторона наполягає, що виключну відповідальність за злочин, скоєний в 1943-1944роках на Волині, несе українська сторона, натомість українська сторонапереконує, що відповідальність несуть обидві сторони і вибачення має бутивзаємним.</text:p>
      <text:p text:style-name="P4">
Тему Волинської трагедії в минулі роки і зараз активно використовує російськапропаганда, аби посварити Україну і Польщу.</text:p>
      <text:p text:style-name="P4">
<text:span text:style-name="T5">
Фото: Tomasz Jastrzebowski/REPORTER</text:span>
</text:p>
      <text:p text:style-name="P4">
Source: <text:a xlink:type="simple" xlink:href="https://www.ukrinform.ua/rubric-society/3732808-glavi-ugkc-ta-katolickoi-cerkvi-polsi-pidpisali-zvernenna-sodo-volinskoi-tragedii.html" text:style-name="Internet_20_link" text:visited-style-name="Visited_20_Internet_20_Link">
https://www.ukrinform.ua/rubric-society/3732808-glavi-ugkc-ta-katolickoi-cerkvi-polsi-pidpisali-zvernenna-sodo-volinskoi-tragedii.html</text:a>
</text:p>
      <!--NEWS-->
      <text:h text:style-name="P10" text:outline-level="1">
<text:span text:style-name="T4">
Санкції проти Росії з часом посилюватимуться - Єврокомісія</text:span>
</text:h>
      <text:p text:style-name="P4">
Authors: Ukrinform (Person)</text:p>
      <text:p text:style-name="P4">
Publisher: Укринформ (Organization)</text:p>
      <text:p text:style-name="P4">
Published Time: 2023-07-07T15:58:36+03:00</text:p>
      <text:p text:style-name="P4">
Modified Time: 2023-07-07T15:58:36+03:00</text:p>
      <text:p text:style-name="P4">
Description: Санкції Європейського Союзу проти Росії з часом посилюватимуться і матимуть довгостроковий вплив на її економіку.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Євросоюз', 'Санкції', 'Росія']</text:p>
      <text:p text:style-name="P4">
Type: Article</text:p>
      <!--METADATA-->
      <text:p text:style-name="P4">
<draw:frame draw:style-name="fr1" draw:name="Image81" text:anchor-type="as-char" svg:width="6.9236in" svg:height="3.956343in" draw:z-index="0">
<draw:image xlink:href="../Images/yкринформ/2023-07-07T15-58-36-03-00/630_360_1591893289-695.jpg" xlink:type="simple" xlink:show="embed" xlink:actuate="onLoad" draw:mime-type="image/jpeg"/>
</draw:frame>
 СанкціїЄвропейського Союзу проти Росії з часом посилюватимуться і матимутьдовгостроковий вплив на її економіку.</text:p>
      <text:p text:style-name="P4">
Як передає Укрінформ, про це повідомляє <text:a xlink:type="simple" xlink:href="http://www.bloomberg.com/news/articles/2023-07-07/eu-says-high-cost-of-sanctions-on-russia-will-grow-for-years" text:style-name="Internet_20_link" text:visited-style-name="Visited_20_Internet_20_Link">
 Bloomberg</text:a>
 з посиланням на відповідний звітЄвропейської комісії.</text:p>
      <text:p text:style-name="P4">
У звіті зазначається, що санкції «суттєво погіршили промисловий ітехнологічний потенціал <text:a xlink:type="simple" xlink:href="https://www.ukrinform.ua/tag-rosia" text:style-name="Internet_20_link" text:visited-style-name="Visited_20_Internet_20_Link">
 Росії </text:a>
 ».</text:p>
      <text:p text:style-name="P4">
«Ці наслідки ще більше посиляться з часом, оскільки заходи маютьструктурований, довгостроковий вплив на бюджет Росії, фінансові ринки,іноземні інвестиції та її промислову та технологічну базу», – йдеться уповідомленні.</text:p>
      <text:p text:style-name="P4">
Документ містить опис наслідків санкцій ЄС проти Москви, що скоротилиприблизно 91 мільярд євро імпорту з РФ та охопили 48 мільярдів євро експортуальянсу.</text:p>
      <text:p text:style-name="P4">
За оцінками Єврокомісії, у 2023 році майже третина федерального бюджету Росіїбуде витрачена на оборону та внутрішню безпеку.</text:p>
      <text:p text:style-name="P4">
Тим часом експорт з ЄС та імпорт з Росії впали більш ніж на 50% порівняно з2021 роком. Це спровокувало особливо швидке скорочення технологічно залежнихгалузей переробної промисловості.</text:p>
      <text:p text:style-name="P4">
Експорт товарів подвійного призначення та передових технологій виявився дужестрімким – на 78% у 2022 році порівняно з 2019-2021 роками.</text:p>
      <text:p text:style-name="P4">
Завдяки заходам, спрямованим на мінімізацію впливу на держави-члени, вплив наЄС вдалося стримати, але він був відчутним у деяких сферах переважно черезконтрзаходи Росії та через війну, що спричинила зростання цін.</text:p>
      <text:p text:style-name="P4">
Водночас РФ змогла отримати деякі підсанкційні товари та інші заміннітехнології з третіх країн, зокрема з Китаю, Казахстану, Туреччини та ОАЕ,йдеться у звіті.</text:p>
      <text:p text:style-name="P4">
<text:span text:style-name="T4">
Читайте також:</text:span>
 <text:a xlink:type="simple" xlink:href="https://www.ukrinform.ua/rubric-world/3731371-grosi-villi-ta-ahti-italia-zamorozila-vze-2-milardi-aktiviv-rosijskih-oligarhiv.html" text:style-name="Internet_20_link" text:visited-style-name="Visited_20_Internet_20_Link">
 Гроші, вілли та яхти: Італія заморозила вже €2 мільярдиактивів російських олігархів </text:a>
</text:p>
      <text:p text:style-name="P4">
Як повідомляв Укрінформ, нафтогазові прибутки Росії падають попри обхідсанкцій.</text:p>
      <text:p text:style-name="P4">
Source: <text:a xlink:type="simple" xlink:href="https://www.ukrinform.ua/rubric-world/3732807-sankcii-proti-rosii-z-casom-posiluvatimutsa-evrokomisia.html" text:style-name="Internet_20_link" text:visited-style-name="Visited_20_Internet_20_Link">
https://www.ukrinform.ua/rubric-world/3732807-sankcii-proti-rosii-z-casom-posiluvatimutsa-evrokomisia.html</text:a>
</text:p>
      <!--NEWS-->
      <text:h text:style-name="P10" text:outline-level="1">
<text:span text:style-name="T4">
У Греції невідомі в капюшонах закидали консульство Франції пляшками з фарбою</text:span>
</text:h>
      <text:p text:style-name="P4">
Authors: Ukrinform (Person)</text:p>
      <text:p text:style-name="P4">
Publisher: Укринформ (Organization)</text:p>
      <text:p text:style-name="P4">
Published Time: 2023-07-07T15:59:00+03:00</text:p>
      <text:p text:style-name="P4">
Modified Time: 2023-07-07T15:59:00+03:00</text:p>
      <text:p text:style-name="P4">
Description: Близько 15 осіб пошкодили будівлю французького консульства в Греції та поруч припаркований автомобіль у місті Патрі, що на півдні країни. — Укрінформ.</text:p>
      <text:p text:style-name="P4">
Images: ['<text:a xlink:type="simple" xlink:href="https://static.ukrinform.com/photos/2018_10/thumb_files/630_360_1540113789-207.jpg" text:style-name="Internet_20_link" text:visited-style-name="Visited_20_Internet_20_Link">
630_360_15401...</text:a>
']</text:p>
      <text:p text:style-name="P4">
Tags: ['Франція', 'Греція', 'Консульство', 'Напад']</text:p>
      <text:p text:style-name="P4">
Type: Article</text:p>
      <!--METADATA-->
      <text:p text:style-name="P4">
<draw:frame draw:style-name="fr1" draw:name="Image82" text:anchor-type="as-char" svg:width="6.9236in" svg:height="3.956343in" draw:z-index="0">
<draw:image xlink:href="../Images/yкринформ/2023-07-07T15-59-00-03-00/630_360_1540113789-207.jpg" xlink:type="simple" xlink:show="embed" xlink:actuate="onLoad" draw:mime-type="image/jpeg"/>
</draw:frame>
 Близько 15осіб пошкодили будівлю французького консульства в Греції та поручприпаркований автомобіль у місті Патрі, що на півдні країни.</text:p>
      <text:p text:style-name="P4">
Про це повідомляє Укрінформ із посиланням на <text:a xlink:type="simple" xlink:href="https://www.ekathimerini.com/news/1214904/unknown-assailants-target-french-consulate-building-in-patra/" text:style-name="Internet_20_link" text:visited-style-name="Visited_20_Internet_20_Link">
 Ekathimerini</text:a>
 .</text:p>
      <text:p text:style-name="P4">
У поліції заявили, що члени групи були в капюшонах, щоб приховати своїобличчя, і в рукавицях. Крім цього, вони використовували вогнегасники, щобстворити хмару перед тим, як кинули сім скляних пляшок, наповнених червоноюфарбою.</text:p>
      <text:p text:style-name="P4">
У результаті їхніх дій було пошкоджено фасад консульства Франції та поручприпаркований автомобіль, але ніхто з людей не постраждав.</text:p>
      <text:p text:style-name="P4">
<text:span text:style-name="T4">
Читайте також:</text:span>
 <text:a xlink:type="simple" xlink:href="https://www.ukrinform.ua/rubric-world/3731200-u-francii-vid-pocatku-zavorusen-zatrimali-majze-35-tisaci-ludej.html" text:style-name="Internet_20_link" text:visited-style-name="Visited_20_Internet_20_Link">
 У Франції від початку заворушень затримали майже 3,5тисячі людей </text:a>
</text:p>
      <text:p text:style-name="P4">
Правоохоронці заявили, що зібрали залишки скляних пляшок з місця події тавивчають записи камер спостереження з околиць у ході розслідування,спрямованого на затримання зловмисників.</text:p>
      <text:p text:style-name="P4">
За словами місцевої поліції, наразі жодне угруповання не взяло на себевідповідальність за напад.</text:p>
      <text:p text:style-name="P4">
Як повідомляв Укрінформ, нещодавно біля консульства США у Саудівській Аравіїзастрелили озброєного нападника.</text:p>
      <text:p text:style-name="P4">
<text:span text:style-name="T5">
Фото: Ekathimerini</text:span>
</text:p>
      <text:p text:style-name="P4">
Source: <text:a xlink:type="simple" xlink:href="https://www.ukrinform.ua/rubric-world/3732810-u-grecii-nevidomi-v-kapusonah-zakidali-konsulstvo-francii-plaskami-z-farbou.html" text:style-name="Internet_20_link" text:visited-style-name="Visited_20_Internet_20_Link">
https://www.ukrinform.ua/rubric-world/3732810-u-grecii-nevidomi-v-kapusonah-zakidali-konsulstvo-francii-plaskami-z-farbou.html</text:a>
</text:p>
      <!--NEWS-->
      <text:h text:style-name="P10" text:outline-level="1">
<text:span text:style-name="T4">
Олексій Резніков та Ллойд Остін звірили годинники перед наступним Рамштайном</text:span>
</text:h>
      <text:p text:style-name="P4">
Author: ['АРМІЯINFORM']</text:p>
      <text:p text:style-name="P4">
Time: 2023-07-07T16:00:00-04:00</text:p>
      <text:p text:style-name="P4">
Description: Міністр оборони України Олексій Резніков мав телефонну розмову з міністром оборони СШ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eznikov-ostin.jpg" text:style-name="Internet_20_link" text:visited-style-name="Visited_20_Internet_20_Link">
reznikov-ostin.jpg</text:a>
']</text:p>
      <text:p text:style-name="P4">
Tags: ['STOPRUSSIA', 'АГРЕСІЯ РФ', 'ВТОРГНЕННЯ РФ', 'ЛЛОЙД ДЖ. ОСТІН III', 'ОЛЕКСІЙ РЕЗНІКОВ', 'РАМШТАЙН']</text:p>
      <text:p text:style-name="P4">
Category: News</text:p>
      <!--METADATA-->
      <text:p text:style-name="P4">
<draw:frame draw:style-name="fr1" draw:name="Image83" text:anchor-type="as-char" svg:width="6.9236in" svg:height="3.877216in" draw:z-index="0">
<draw:image xlink:href="../Images/AРМІЯINFORM/2023-07-07T16-00-00-04-00/reznikov-ostin.jpg" xlink:type="simple" xlink:show="embed" xlink:actuate="onLoad" draw:mime-type="image/jpeg"/>
</draw:frame>
</text:p>
      <text:p text:style-name="P4">
Міністр оборони України Олексій Резніков мав телефонну розмову з міністромоборони США Ллойдом Джеймсом Остіном.</text:p>
      <text:p text:style-name="P4">
Про це очільник Міноборони України<text:a xlink:type="simple" xlink:href="https://twitter.com/oleksiireznikov/status/1677038781034029058" text:style-name="Internet_20_link" text:visited-style-name="Visited_20_Internet_20_Link">
повідомив</text:a>
 насвоїй сторінці у Twitter.</text:p>
      <text:p text:style-name="P4">
«Провів продуктивну телефонну розмову з моїм колегою Ллойдом Дж. Остіном III.Обговорили поточну ситуацію на передовій та подальші кроки контрнаступальноїоперації, а також інші актуальні питання. Ми звірили годинники перед наступнимзасіданням Контактної групи з питань оборони України (UDCG) у форматіРамштайну, яке відбудеться незабаром після Вільнюського саміту НАТО.</text:p>
      <text:p text:style-name="P4">
Також ми говорили про нові проекти, пов’язані з постачанням різних видівбоєприпасів. Слідкуйте за хорошими новинами…», — написав Олексій Резніков.</text:p>
      <text:p text:style-name="P4">
Source: <text:a xlink:type="simple" xlink:href="https://armyinform.com.ua/2023/07/07/oleksij-reznikov-ta-llojd-ostin-zviryly-godynnyky-pered-nastupnym-ramshtajnom/" text:style-name="Internet_20_link" text:visited-style-name="Visited_20_Internet_20_Link">
https://armyinform.com.ua/2023/07/07/oleksij-reznikov-ta-llojd-ostin-zviryly-godynnyky-pered-nastupnym-ramshtajnom/</text:a>
</text:p>
      <!--NEWS-->
      <text:h text:style-name="P10" text:outline-level="1">
<text:span text:style-name="T4">
«Вчасний, масштабний і дуже потрібний»: Зеленський подякував США за новий оборонний пакет</text:span>
</text:h>
      <text:p text:style-name="P4">
Authors: Ukrinform (Person)</text:p>
      <text:p text:style-name="P4">
Publisher: Укринформ (Organization)</text:p>
      <text:p text:style-name="P4">
Published Time: 2023-07-07T16:02:00+03:00</text:p>
      <text:p text:style-name="P4">
Modified Time: 2023-07-07T23:02:00+03:00</text:p>
      <text:p text:style-name="P4">
Description: Володимир Зеленський висловив вдячність народові та Джо Байдену за новий пакет військової допомоги для України, назвавши його вчасним, масштабним і дуже потрібним.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США', 'Зброя', 'Боєприпаси', 'допомога', 'Зеленський', 'Війна з Росією']</text:p>
      <text:p text:style-name="P4">
Type: Article</text:p>
      <!--METADATA-->
      <text:p text:style-name="P4">
<draw:frame draw:style-name="fr1" draw:name="Image84" text:anchor-type="as-char" svg:width="6.9236in" svg:height="3.956343in" draw:z-index="0">
<draw:image xlink:href="../Images/yкринформ/2023-07-07T16-02-00-03-00/630_360_1652263772-452.jpeg" xlink:type="simple" xlink:show="embed" xlink:actuate="onLoad" draw:mime-type="image/jpeg"/>
</draw:frame>
 ВолодимирЗеленський висловив вдячність народові та Джо Байдену за новий пакетвійськової допомоги для України, назвавши його вчасним, масштабним і дужепотрібним.</text:p>
      <text:p text:style-name="P4">
Про це Зеленський написав у <text:a xlink:type="simple" xlink:href="http://twitter.com/ZelenskyyUa/status/1677403517768671238" text:style-name="Internet_20_link" text:visited-style-name="Visited_20_Internet_20_Link">
 Твіттері</text:a>
 , передаєУкрінформ.</text:p>
      <text:p text:style-name="P4">
«Вчасний, масштабний та дуже потрібний пакет оборонної допомоги від США.Вдячні американському народові та Президенту Джозефу Байдену за рішучі кроки,які наближають Україну до перемоги над ворогом, а демократію – до перемоги наддиктатурою. Розширення оборонних спроможностей України дасть нові інструментидля <text:a xlink:type="simple" xlink:href="https://www.ukrinform.ua/tag-deokupacia" text:style-name="Internet_20_link" text:visited-style-name="Visited_20_Internet_20_Link">
 деокупації </text:a>
 нашої землі танаближення миру», - підкреслив глава держави.</text:p>
      <text:p text:style-name="Quotations">

<text:p text:style-name="P4">
Вчасний, масштабний та дуже потрібний пакет оборонної допомоги від США.&gt;
 Вдячні американському народові та Президенту Джозефу Байдену <text:a xlink:type="simple" xlink:href="https://twitter.com/POTUS" text:style-name="Internet_20_link" text:visited-style-name="Visited_20_Internet_20_Link">
 @POTUS&gt;
 </text:a>
 за рішучі кроки, які&gt;
 наближають Україну до перемоги над ворогом, а демократію – до перемоги над&gt;
 диктатурою. Розширення оборонних…&gt;
&gt;
 — Володимир Зеленський (@ZelenskyyUa) <text:a xlink:type="simple" xlink:href="https://twitter.com/ZelenskyyUa/status/1677403517768671238" text:style-name="Internet_20_link" text:visited-style-name="Visited_20_Internet_20_Link">
 July 7, 2023&gt;
 </text:a>
</text:p>

</text:p>
      <text:p text:style-name="P4">
<text:span text:style-name="T4">
Читайте також:</text:span>
 <text:a xlink:type="simple" xlink:href="https://www.ukrinform.ua/rubric-ato/3726566-u-pentagoni-vvazaut-so-kasetni-snaradi-buli-b-efektivnimi-dla-znisenna-vijsk-rf.html" text:style-name="Internet_20_link" text:visited-style-name="Visited_20_Internet_20_Link">
 У Пентагоні вважають, що <text:span text:style-name="T4">
касетні</text:span>
 снаряди були бефективними для знищення військ РФ </text:a>
</text:p>
      <text:p text:style-name="P4">
Як повідомлялося, міністерство оборони США 7 липня офіційно оголосило провиділення <text:a xlink:type="simple" xlink:href="http://www.ukrinform.ua/rubric-ato/3732977-pentagon-ogolosiv-pro-novij-paket-dopomogi-ukraini-z-kasetnimi-boepripasami.html" text:style-name="Internet_20_link" text:visited-style-name="Visited_20_Internet_20_Link">
 нового пакета військової допомоги Україні</text:a>
 загальним обсягом $800мільйонів. Пакет містить касетні боєприпаси, а також інші види озброєнь таамуніції для ЗСУ.</text:p>
      <text:p text:style-name="P4">
<text:span text:style-name="T5">
Фото: ОП</text:span>
</text:p>
      <text:p text:style-name="P4">
Source: <text:a xlink:type="simple" xlink:href="https://www.ukrinform.ua/rubric-ato/3732988-zelenskij-podakuvav-ssa-za-novij-oboronnij-paket-vcasnij-masstabnij-i-duze-potribnij.html" text:style-name="Internet_20_link" text:visited-style-name="Visited_20_Internet_20_Link">
https://www.ukrinform.ua/rubric-ato/3732988-zelenskij-podakuvav-ssa-za-novij-oboronnij-paket-vcasnij-masstabnij-i-duze-potribnij.html</text:a>
</text:p>
      <!--NEWS-->
      <text:h text:style-name="P10" text:outline-level="1">
<text:span text:style-name="T4">
Ціни на пальне та автогаз у мережах АЗС продовжують зростати</text:span>
</text:h>
      <text:p text:style-name="P4">
Authors: Ukrinform (Person)</text:p>
      <text:p text:style-name="P4">
Publisher: Укринформ (Organization)</text:p>
      <text:p text:style-name="P4">
Published Time: 2023-07-07T16:07:25+03:00</text:p>
      <text:p text:style-name="P4">
Modified Time: 2023-07-07T16:07:25+03:00</text:p>
      <text:p text:style-name="P4">
Description: За останній тиждень середня ціна по Україні на бензин А-95 зросла на 3 грн/л і становила 47,89 грн/л, середня ціна на автогаз за тиждень зросла на 1,43 грн/л — Укрінформ.</text:p>
      <text:p text:style-name="P4">
Images: ['<text:a xlink:type="simple" xlink:href="https://static.ukrinform.com/photos/2019_07/thumb_files/630_360_1564048825-919.jpg" text:style-name="Internet_20_link" text:visited-style-name="Visited_20_Internet_20_Link">
630_360_15640...</text:a>
']</text:p>
      <text:p text:style-name="P4">
Tags: ['Акциз', 'АЗС', 'Автогаз', 'Ціна газу', 'Пальне']</text:p>
      <text:p text:style-name="P4">
Type: Article</text:p>
      <!--METADATA-->
      <text:p text:style-name="P4">
<draw:frame draw:style-name="fr1" draw:name="Image85" text:anchor-type="as-char" svg:width="6.9236in" svg:height="3.956343in" draw:z-index="0">
<draw:image xlink:href="../Images/yкринформ/2023-07-07T16-07-25-03-00/630_360_1564048825-919.jpg" xlink:type="simple" xlink:show="embed" xlink:actuate="onLoad" draw:mime-type="image/jpeg"/>
</draw:frame>
 Заостанній тиждень середня ціна по Україні на бензин А-95 зросла на 3 грн/л істановила 47,89 грн/л, середня ціна на автогаз за тиждень зросла на 1,43 грн/л</text:p>
      <text:p text:style-name="P4">
Як передає Укрінформ, про це повідомляє <text:a xlink:type="simple" xlink:href="https://enkorr.ua/uk/news/dovonn_podatki_palne_za_tizhden_zdorozhchalo_na_2-5_grnl/255355" text:style-name="Internet_20_link" text:visited-style-name="Visited_20_Internet_20_Link">
 enkorr</text:a>
.</text:p>
      <text:p text:style-name="P4">
Зазначається, що на заправках ОККО і WOG бензини марки А-95 й А-95-преміумздорожчали на 3 і 2 грн/л, до 49,99 і 51,99 грн/л відповідно. Дизельне пальнеу цих мережах додало 5 грн/л - до 49,99 грн/л.</text:p>
      <text:p text:style-name="P4">
На станціях «Укрнафти» бензини й ДП здорожчали на 4,91 грн/л: бензин А-95 – до45,90 грн/л, бензин А-95+ – до 47,90 грн/л, дизпальне – до 44,90 грн/л.</text:p>
      <text:p text:style-name="P4">
SOCAR підняв вартість звичайної «п’ятірки» і дизпального на 4 грн/л, А-95+ -на 5 грн/л.</text:p>
      <text:p text:style-name="P4">
UPG підняла ціни на всі види пального на 4,1-5 грн/л, KLO — на 2,8-4,9 грн/л.</text:p>
      <text:p text:style-name="P4">
Відкоригували ціни на пальне у бік збільшення майже всі роздрібні мережі, завинятком станцій групи «Приват».</text:p>
      <text:p text:style-name="P4">
Окрім цього, почали діяти колишні ставки акцизів: на бензин - 213,5 євро/1000літрів, на ДП - 139,5 євро/1000 літрів, на автогаз - 52 євро/1000 літрів.</text:p>
      <text:p text:style-name="P4">
<text:span text:style-name="T4">
Читайте також:</text:span>
 <text:a xlink:type="simple" xlink:href="https://www.ukrinform.ua/rubric-economy/3729317-skasuvanna-podatkovih-pilg-dla-palnogo-so-bude-z-rinkom-ta-cinami.html" text:style-name="Internet_20_link" text:visited-style-name="Visited_20_Internet_20_Link">
 <text:span text:style-name="T4">
Скасування</text:span>
 <text:span text:style-name="T4">
податкових</text:span>
 <text:span text:style-name="T4">
пільг</text:span>
 <text:span text:style-name="T4">
для</text:span>
<text:span text:style-name="T4">
пального</text:span>
 : що <text:span text:style-name="T4">
буде</text:span>
 з <text:span text:style-name="T4">
ринком</text:span>
 та <text:span text:style-name="T4">
цінами</text:span>
</text:a>
</text:p>
      <text:p text:style-name="P4">
Також упродовж тижня <text:a xlink:type="simple" xlink:href="https://www.ukrinform.ua/tag-avtogaz" text:style-name="Internet_20_link" text:visited-style-name="Visited_20_Internet_20_Link">
 автогаз </text:a>
 усередньому по країні здорожчав на 1,43 грн/л – до 23,36 грн/л.</text:p>
      <text:p text:style-name="P4">
<text:a xlink:type="simple" xlink:href="https://enkorr.ua/uk/news/za_tizhden_serednya_cna_na_avtogaz_zrosla_na_143_grnl/255357" text:style-name="Internet_20_link" text:visited-style-name="Visited_20_Internet_20_Link">
 Зазначається</text:a>
, що цього тижня автогаз здорожчав в усіх без винятку мережах АЗС. Найбільшеціна піднялася – на 2,50 грн/л – на автозаправних станціях мережі Neftek, деавтогаз тепер коштує 24,99 грн/л. Найменше – 60 копійок на літрі –автомобільний газ додав на АЗС Prime, де літр цього виду пального наразіпродається за 21,50 грн/л.</text:p>
      <text:p text:style-name="P4">
На станціях SOCAR, ОККО й WOG автогаз додав 2,12 грн/л, 1,80 грн/л і 1,84грн/л – до 24,61 грн/л, 24,49 грн/л і 24,46 грн/л відповідно.</text:p>
      <text:p text:style-name="P4">
На АЗК KLO автогаз здорожчав на 1,50 грн/л – до 23,44 грн/л, у мережах U.GO іUPG – на 1,19 грн/л і 1,54 грн/л, до 22,79 грн/л і 23,70 грн/л відповідно.</text:p>
      <text:p text:style-name="P4">
Решта мереж підняли ціни на автогаз на 0,70-2,24 грн/л, до 21,55-23,99 грн/л.</text:p>
      <text:p text:style-name="P4">
Як повідомляв Укрінформ, із 1 липня в Україні відновили податок на доданувартість (ПДВ) на пальне за ставкою 20%, який діяв до повномасштабноговторгнення, а з березня 2022 року сплачувався на рівні 7%.</text:p>
      <text:p text:style-name="P4">
Source: <text:a xlink:type="simple" xlink:href="https://www.ukrinform.ua/rubric-economy/3732811-cini-na-palne-ta-avtogaz-u-merezah-azs-prodovzuut-zrostati.html" text:style-name="Internet_20_link" text:visited-style-name="Visited_20_Internet_20_Link">
https://www.ukrinform.ua/rubric-economy/3732811-cini-na-palne-ta-avtogaz-u-merezah-azs-prodovzuut-zrostati.html</text:a>
</text:p>
      <!--NEWS-->
      <text:h text:style-name="P10" text:outline-level="1">
<text:span text:style-name="T4">
У МКІП розглядають питання повернення є-сертифікатів на книги та кіно</text:span>
</text:h>
      <text:p text:style-name="P4">
Authors: Ukrinform (Person)</text:p>
      <text:p text:style-name="P4">
Publisher: Укринформ (Organization)</text:p>
      <text:p text:style-name="P4">
Published Time: 2023-07-07T16:08:44+03:00</text:p>
      <text:p text:style-name="P4">
Modified Time: 2023-07-07T16:08:44+03:00</text:p>
      <text:p text:style-name="P4">
Description: У Міністерстві культури та інформаційної політики розглядають можливість повернення є-сертифікатів на купівлю книг та на відвідування кінотеатрів із дубляжем фільмів англійською мовою. — Укрінформ.</text:p>
      <text:p text:style-name="P4">
Images: ['<text:a xlink:type="simple" xlink:href="https://static.ukrinform.com/photos/2023_03/thumb_files/630_360_1680192081-668.jpg" text:style-name="Internet_20_link" text:visited-style-name="Visited_20_Internet_20_Link">
630_360_16801...</text:a>
']</text:p>
      <text:p text:style-name="P4">
Tags: ['Кіно', 'Книги', 'Ткаченко', 'МКІП ', 'єПідтримка', 'Єдині новини']</text:p>
      <text:p text:style-name="P4">
Type: Article</text:p>
      <!--METADATA-->
      <text:p text:style-name="P4">
<draw:frame draw:style-name="fr1" draw:name="Image86" text:anchor-type="as-char" svg:width="6.9236in" svg:height="3.956343in" draw:z-index="0">
<draw:image xlink:href="../Images/yкринформ/2023-07-07T16-08-44-03-00/630_360_1680192081-668.jpg" xlink:type="simple" xlink:show="embed" xlink:actuate="onLoad" draw:mime-type="image/jpeg"/>
</draw:frame>
 УМіністерстві культури та інформаційної політики розглядають можливістьповернення є-сертифікатів на купівлю книг та на відвідування кінотеатрів іздубляжем фільмів англійською мовою.</text:p>
      <text:p text:style-name="P4">
Про це повідомив міністр культури та інформаційної політики України ОлександрТкаченко під час інтерв’ю Олексію Фадеєву в ефірі телемарафону «Єдині новини»,передає Укрінформ.</text:p>
      <text:p text:style-name="P4">
«Якщо говорити, для початку, про книжкову галузь в Україні в цілому, то у насє така програма «Книжка на фронт». Є, звісно, книжки дітям, і для нашихпереселенців, як усередині країни, так і за кордоном, але книги для нашихвійськових - це особливий формат. Я особисто на власні очі бачив, з якоюрадістю наші бійці приймають книжки, які до них привозять», - зазначив <text:a xlink:type="simple" xlink:href="https://www.ukrinform.ua/tag-tkacenko" text:style-name="Internet_20_link" text:visited-style-name="Visited_20_Internet_20_Link">
Ткаченко </text:a>
 .</text:p>
      <text:p text:style-name="P4">
Він наголосив, що військовим на фронт Міністерство привозить передусім книжкиукраїнською мовою.</text:p>
      <text:p text:style-name="P4">
«Це сучасні книги, про бізнес, може бути класична література. Те, що нашівійськові активно читають - це одна з перших ознак, яка відрізняє наші Збройнісили від російських агресорів», - додав Ткаченко.</text:p>
      <text:p text:style-name="P4">
<text:span text:style-name="T4">
Читайте також:</text:span>
 <text:a xlink:type="simple" xlink:href="https://www.ukrinform.ua/rubric-culture/3730235-pitanna-pokaziv-filmiv-anglijskou-u-kinoteatrah-obgovoruvatimetsa-z-gromadskistu-tkacenko.html" text:style-name="Internet_20_link" text:visited-style-name="Visited_20_Internet_20_Link">
 <text:span text:style-name="T4">
Ткаченко</text:span>
 анонсував громадське обговорення питанняпоказів фільмів англійською у кінотеатрах </text:a>
</text:p>
      <text:p text:style-name="P4">
Очільник МКІП також зауважив, що книжкова галузь та ринок досить сильно«просіли» і потребують окремої допомоги. За його словами, для цього ухваленоокремий закон, який «потрібно просто здійснити».</text:p>
      <text:p text:style-name="P4">
«Так само дуже успішною була програма під час пандемії Сovid-19 є-сертифікатів(єПідтримка – ред.). Тоді ми помітили, що на першому місці було, власне,споживання книжок. Цю програму є-сертифікатів варто запускати, і наразі длятого, щоб, по-перше, споживач отримав можливість купувати. По-друге, цефінансування, власне, наших видавництв і їхніх потужностей. Також, безперечно,це традиція читання. Адже людина, яка читає, вона не просто більш освічена,вона ерудована, вона більш кмітлива, підвищує власну вартість», - сказавТкаченко.</text:p>
      <text:p text:style-name="P4">
Окрім того, міністр зазначив, що йдеться не лише про є-сертифікати напридбання літератури, але й на відвідування кінотеатрів із дубляжем фільміванглійською мовою.</text:p>
      <text:p text:style-name="P4">
<text:span text:style-name="T4">
Читайте також:</text:span>
 <text:a xlink:type="simple" xlink:href="https://www.ukrinform.ua/rubric-culture/3730910-gorovij-vvazae-so-pokaz-filmiv-anglijskou-z-ukrainskimi-subtitrami-znisit-kinoteatri.html" text:style-name="Internet_20_link" text:visited-style-name="Visited_20_Internet_20_Link">
 <text:span text:style-name="T4">
Горовий</text:span>
 вважає, що показ фільмів англійською зукраїнськими субтитрами знищить кінотеатри </text:a>
</text:p>
      <text:p text:style-name="P4">
Як повідомлялося, у листопаді 2021 року Президент України Володимир Зеленськийанонсував програму "єПідтримка", яка передбачала виплати 1000 гривеньгромадянам, які пройшли повний курс вакцинації від Covid-19. Ці гроші можнабуло витратити на такі категорії послуг чи товарів: книжкові магазини,кінотеатри, театри, музеї, виставкові центри, концерти, спортзали, аптеки,залізничні та авіаквитки в межах України.</text:p>
      <text:p text:style-name="P4">
Source: <text:a xlink:type="simple" xlink:href="https://www.ukrinform.ua/rubric-culture/3732812-u-mkip-rozgladaut-pitanna-povernenna-esertifikativ-na-knigi-ta-kino.html" text:style-name="Internet_20_link" text:visited-style-name="Visited_20_Internet_20_Link">
https://www.ukrinform.ua/rubric-culture/3732812-u-mkip-rozgladaut-pitanna-povernenna-esertifikativ-na-knigi-ta-kino.html</text:a>
</text:p>
      <!--NEWS-->
      <text:h text:style-name="P10" text:outline-level="1">
<text:span text:style-name="T4">
У Києві затримали чоловіка, який влаштував стрілянину на Голосіївському проспекті</text:span>
</text:h>
      <text:p text:style-name="P4">
Authors: Ukrinform (Person)</text:p>
      <text:p text:style-name="P4">
Publisher: Укринформ (Organization)</text:p>
      <text:p text:style-name="P4">
Published Time: 2023-07-07T16:10:00+03:00</text:p>
      <text:p text:style-name="P4">
Modified Time: 2023-07-07T16:10:00+03:00</text:p>
      <text:p text:style-name="P4">
Description: У Києві правоохоронці затримали місцевого жителя, який влаштував стрілянину на Голосіївському проспекті, зловмиснику оголошена підозра.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Стрілянина', 'Злочин', 'Київ']</text:p>
      <text:p text:style-name="P4">
Type: Article</text:p>
      <!--METADATA-->
      <text:p text:style-name="P4">
<draw:frame draw:style-name="fr1" draw:name="Image87" text:anchor-type="as-char" svg:width="6.9236in" svg:height="3.956343in" draw:z-index="0">
<draw:image xlink:href="../Images/yкринформ/2023-07-07T16-10-00-03-00/630_360_1507654552-5163.jpeg" xlink:type="simple" xlink:show="embed" xlink:actuate="onLoad" draw:mime-type="image/jpeg"/>
</draw:frame>
 У Києвіправоохоронці затримали місцевого жителя, який влаштував стрілянину наГолосіївському проспекті, зловмиснику оголошена підозра.</text:p>
      <text:p text:style-name="P4">
Як передає Укрінформ, про це повідомило <text:a xlink:type="simple" xlink:href="https://kyiv.npu.gov.ua/" text:style-name="Internet_20_link" text:visited-style-name="Visited_20_Internet_20_Link">
 Головне управління Національноїполіції у місті Києві. </text:a>
</text:p>
      <text:p text:style-name="P4">
Застосував зброю фігурант проти перехожого. Так, за повідомленням громадян, щонадійшло на лінію "102", між чоловіками відбувся словесний конфлікт. У ходісуперечки зловмисник дістав зброю та здійснив кілька пострілів у бікпотерпілого.</text:p>
      <text:p text:style-name="P4">
Стрілком виявився 42-річний киянин. Прибувши на місце події, поліцейськівиявили в нього зброю.</text:p>
      <text:p text:style-name="P4">
</text:p>
      <text:p text:style-name="P4">
Чоловік був затриманий у порядку ст. 208 Кримінального процесуального кодексуУкраїни. Речовий доказ правоохоронці вилучили та направили на проведенняекспертизи.</text:p>
      <text:p text:style-name="P4">
Згідно з висновком експерта, вилучений у фігуранта пістолет був виготовленийшляхом переробки саморобним способом. Належить він до короткоствольноївогнепальної зброї.</text:p>
      <text:p text:style-name="P4">
</text:p>
      <text:p text:style-name="P4">
</text:p>
      <text:p text:style-name="P4">
<text:span text:style-name="T4">
Читайте також:</text:span>
 <text:a xlink:type="simple" xlink:href="https://www.ukrinform.ua/rubric-kyiv/3731961-vibuh-u-sudi-kieva-pravoporusnik-zaginuv-na-misci.html" text:style-name="Internet_20_link" text:visited-style-name="Visited_20_Internet_20_Link">
 Вибух у суді Києва: правопорушник загинув на місці</text:a>
</text:p>
      <text:p text:style-name="P4">
Підозрюваному інкримінується вчинення <text:a xlink:type="simple" xlink:href="https://www.ukrinform.ua/tag-zlocin" text:style-name="Internet_20_link" text:visited-style-name="Visited_20_Internet_20_Link">
 злочину</text:a>
 , передбаченого двома статтямиКримінального кодексу України:</text:p>
      <text:p text:style-name="P4">
ч. 1 ст. 263 – придбання й носіння вогнепальної зброї без передбаченогозаконом дозволу;</text:p>
      <text:p text:style-name="P4">
ч. 4 ст. 296 – хуліганство, вчинене із застосуванням вогнепальної або холодноїзброї чи іншого предмета, спеціально пристосованого або заздалегідьзаготовленого для заподіяння тілесних ушкоджень.</text:p>
      <text:p text:style-name="P4">
Суд обрав чоловіку запобіжний захід у вигляді цілодобового домашнього арешту.Зловмиснику загрожує до семи років ув’язнення. Слідство триває.</text:p>
      <text:p text:style-name="P4">
Як повідомляв Укрінформ, у червні в Одеській області працівник територіальногоцентру комплектування та соціальної підтримки <text:a xlink:type="simple" xlink:href="https://www.ukrinform.ua/rubric-ato/3724690-na-odesini-pracivnik-vijskkomatu-vlastuvav-strilaninu-pid-cas-vrucenna-povistki.html" text:style-name="Internet_20_link" text:visited-style-name="Visited_20_Internet_20_Link">
 влаштував стрілянину</text:a>
 під часвручення повістки.</text:p>
      <text:p text:style-name="P4">
<text:span text:style-name="T5">
Фото: Національна поліція</text:span>
</text:p>
      <text:p text:style-name="P4">
Source: <text:a xlink:type="simple" xlink:href="https://www.ukrinform.ua/rubric-kyiv/3732813-u-kievi-zatrimali-colovika-akij-vlastuvav-strilaninu-na-golosiivskomu-prospekti.html" text:style-name="Internet_20_link" text:visited-style-name="Visited_20_Internet_20_Link">
https://www.ukrinform.ua/rubric-kyiv/3732813-u-kievi-zatrimali-colovika-akij-vlastuvav-strilaninu-na-golosiivskomu-prospekti.html</text:a>
</text:p>
      <!--NEWS-->
      <text:h text:style-name="P10" text:outline-level="1">
<text:span text:style-name="T4">
Лубінець: Більшість тіл загиблих в Оленівці – ідентифіковані</text:span>
</text:h>
      <text:p text:style-name="P4">
Authors: Ukrinform (Person)</text:p>
      <text:p text:style-name="P4">
Publisher: Укринформ (Organization)</text:p>
      <text:p text:style-name="P4">
Published Time: 2023-07-07T16:17:00+03:00</text:p>
      <text:p text:style-name="P4">
Modified Time: 2023-07-07T16:17:00+03:00</text:p>
      <text:p text:style-name="P4">
Description: Тіла загиблих в Оленівці вдалося повернути, зараз проходить аналіз ДНК. — Укрінформ.</text:p>
      <text:p text:style-name="P4">
Images: ['<text:a xlink:type="simple" xlink:href="https://static.ukrinform.com/photos/2023_07/thumb_files/630_360_1688723064-444.jpg" text:style-name="Internet_20_link" text:visited-style-name="Visited_20_Internet_20_Link">
630_360_16887...</text:a>
']</text:p>
      <text:p text:style-name="P4">
Tags: ['Війна з Росією', 'Дмитро Лубінець', 'Теракт в Оленівці']</text:p>
      <text:p text:style-name="P4">
Type: Article</text:p>
      <!--METADATA-->
      <text:p text:style-name="P4">
<draw:frame draw:style-name="fr1" draw:name="Image91" text:anchor-type="as-char" svg:width="6.9236in" svg:height="3.956343in" draw:z-index="0">
<draw:image xlink:href="../Images/yкринформ/2023-07-07T16-17-00-03-00/630_360_1688723064-444.jpg" xlink:type="simple" xlink:show="embed" xlink:actuate="onLoad" draw:mime-type="image/jpeg"/>
</draw:frame>
 Тілазагиблих в Оленівці вдалося повернути, зараз проходить аналіз ДНК.</text:p>
      <text:p text:style-name="P4">
Про це уповноважений Верховної Ради з прав людини Дмитро Лубінець сказав підчас всеукраїнського правозахисного форуму "Легіон права", передає кореспондентУкрінформу.</text:p>
      <text:p text:style-name="P4">
“Тіла загиблих в Оленівці вдалося повернути. Наразі проходить аналіз ДНК,рідні відповідними органами поінформовані”, - зауважив Лубінець.</text:p>
      <text:p text:style-name="P4">
Крім того, омбудсмен повідомив, що після <text:a xlink:type="simple" xlink:href="https://www.ukrinform.ua/tag-terakt-v-olenivci" text:style-name="Internet_20_link" text:visited-style-name="Visited_20_Internet_20_Link">
 трагедії в Оленівці</text:a>
 вперше спілкувався зросійською уповноваженою з прав людини Тетяною Москальковоюзапропонувавдопустити в Оленівку міжнародних експертів.</text:p>
      <text:p text:style-name="P4">
“Я пропонував Москальковій, щоб разом з ними на місце вибуху в Оленівськійколонії прибули експерти з різних країн, частину яких мала запросити Росія, ачастину - Україна. Вони беруть однаковий матеріал для експертизи: земля, якісьметалеві речі, якісь частини цього приміщення. Потім ми прозоро показуємо, якіекспертизи хто напрацював”, - зазначив Лубінець.</text:p>
      <text:p text:style-name="P4">
Він додав, що російська сторона погодиться на такий крок, але потім з'явилисяінформація, що росіяни терміново прибирають барак, в якому утримувалиукраїнських військовополонених і де росіяни влаштували вибух, щосьупорядковують, проводять “ремонтні роботи”.</text:p>
      <text:p text:style-name="P4">
<text:span text:style-name="T4">
Читайте також:</text:span>
 <text:a xlink:type="simple" xlink:href="https://www.ukrinform.ua/rubric-ato/3728058-v-olenivci-dosi-zalisautsa-ukrainski-vijskovopoloneni-lubinec.html" text:style-name="Internet_20_link" text:visited-style-name="Visited_20_Internet_20_Link">
 В <text:span text:style-name="T4">
Оленівці</text:span>
 <text:span text:style-name="T4">
досі</text:span>
 <text:span text:style-name="T4">
залишаються</text:span>
 <text:span text:style-name="T4">
українські</text:span>
<text:span text:style-name="T4">
військовополонені</text:span>
 – <text:span text:style-name="T4">
Лубінець</text:span>
 </text:a>
</text:p>
      <text:p text:style-name="P4">
“Я публічно сказав, що вони роблять все, щоб приховати сліди злочину. Нікоготак і не допустили”, — сказав омбудсмен.</text:p>
      <text:p text:style-name="P4">
Лубінець наголосив, що Місія ООН зі встановлення фактів про теракт вокупованій Оленівці жодного разу не погодилася ознайомитися з українськимиматеріалами щодо вибуху в колонії.</text:p>
      <text:p text:style-name="P4">
"Місію закрили, а я з ними навіть не зустрівся. На мій погляд, не зустрівсячерез їхнє небажання реально чимось займатися”, - зазначив омбудсмен.</text:p>
      <text:p text:style-name="P4">
За словами Лубінця, упродовж усього часу роботи місії - 5 місяців, віннеодноразово намагався зустрітися з її учасниками онлайн чи офлайн.</text:p>
      <text:p text:style-name="P4">
Зокрема, він висловлював готовність їхати у Нью-Йорк, щоб передати тіматеріали, які є в української сторони, а це експертний аналіз фото,відеоматеріалів, які оприлюднювали росіяни.</text:p>
      <text:p text:style-name="P4">
“На наш погляд, на погляд експертів, не тільки українських, які брали в цьомуучасть, це був заряд, встановлений всередині цього бараку, який дає дужевисоку температуру”, - додав уповноважений.</text:p>
      <text:p text:style-name="P4">
<text:span text:style-name="T4">
Читайте також:</text:span>
 <text:a xlink:type="simple" xlink:href="https://www.ukrinform.ua/rubric-ato/3727383-terakt-v-olenivci-rodici-zagiblih-vimagaut-povtornih-dnkekspertiz-za-kordonom-koordstab.html" text:style-name="Internet_20_link" text:visited-style-name="Visited_20_Internet_20_Link">
 Теракт в <text:span text:style-name="T4">
Оленівці</text:span>
 : родичі загиблих вимагаютьповторних ДНК-експертиз за кордоном - Коордштаб</text:a>
</text:p>
      <text:p text:style-name="P4">
Омбудсмен підкреслив, що в Оленівці загинули люди, які мали офіційний статусвійськовополонених, які були верифіковані Міжнародним комітетом ЧервоногоХреста.</text:p>
      <text:p text:style-name="P4">
Однак, за його словами, місію дивним чином закрили. “Про це повідомив речникГутерреша на пресконференції, і на пряме запитання журналістів: Ви прийнялирішення закрити цю місію через те, що РФ не допустила представників місії доОленівки? Відповідь була: "Ми це не коментуємо", - сказав Лубінець.</text:p>
      <text:p text:style-name="P4">
Як повідомлялося, у ніч на 29 липня 2022 року <text:a xlink:type="simple" xlink:href="https://www.ukrinform.ua/rubric-ato/3539586-vid-udaru-rosian-v-olenivci-zaginuli-blizko-40-ukrainskih-polonenih-poraneni-130.html" text:style-name="Internet_20_link" text:visited-style-name="Visited_20_Internet_20_Link">
 Росія скоїла теракт,влаштувавши вибух у бараку виправної колонії в Оленівці</text:a>
 , в якомуперебували українські військовополонені. Тоді загинули щонайменше 50захисників «Азовсталі».</text:p>
      <text:p text:style-name="P4">
У січні 2023 року генеральний секретар ООН Антоніу Гутерреш вирішиврозформувати місію зі встановлення фактів теракту в Оленівці черезнеможливість доставити експертів до місця події.</text:p>
      <text:p text:style-name="P4">
Source: <text:a xlink:type="simple" xlink:href="https://www.ukrinform.ua/rubric-society/3732822-lubinec-bilsist-til-zagiblih-v-olenivci-identifikovani.html" text:style-name="Internet_20_link" text:visited-style-name="Visited_20_Internet_20_Link">
https://www.ukrinform.ua/rubric-society/3732822-lubinec-bilsist-til-zagiblih-v-olenivci-identifikovani.html</text:a>
</text:p>
      <!--NEWS-->
      <text:h text:style-name="P10" text:outline-level="1">
<text:span text:style-name="T4">
Сольський обговорив з колегами із чотирьох країн логістику експорту українського зерна до ЄС</text:span>
</text:h>
      <text:p text:style-name="P4">
Authors: Ukrinform (Person)</text:p>
      <text:p text:style-name="P4">
Publisher: Укринформ (Organization)</text:p>
      <text:p text:style-name="P4">
Published Time: 2023-07-07T16:18:33+03:00</text:p>
      <text:p text:style-name="P4">
Modified Time: 2023-07-07T16:18:33+03:00</text:p>
      <text:p text:style-name="P4">
Description: Міністр аграрної політики та продовольства України Микола Сольський обговорив з міністрами сільського господарства Литви, Латвії, Молдови та з міністром регіональних справ Естонії питання логістичних маршрутів для експорту українського зерна в Європейський Союз. — Укрінформ.</text:p>
      <text:p text:style-name="P4">
Images: ['<text:a xlink:type="simple" xlink:href="https://static.ukrinform.com/photos/2023_07/thumb_files/630_360_1688735824-557.jpg" text:style-name="Internet_20_link" text:visited-style-name="Visited_20_Internet_20_Link">
630_360_16887...</text:a>
']</text:p>
      <text:p text:style-name="P4">
Tags: ['Мінагро', 'Молдова', 'Країни Балтії', 'Сольський']</text:p>
      <text:p text:style-name="P4">
Type: Article</text:p>
      <!--METADATA-->
      <text:p text:style-name="P4">
<draw:frame draw:style-name="fr1" draw:name="Image92" text:anchor-type="as-char" svg:width="6.9236in" svg:height="3.956343in" draw:z-index="0">
<draw:image xlink:href="../Images/yкринформ/2023-07-07T16-18-33-03-00/630_360_1688735824-557.jpg" xlink:type="simple" xlink:show="embed" xlink:actuate="onLoad" draw:mime-type="image/jpeg"/>
</draw:frame>
 Міністраграрної політики та продовольства України Микола Сольський обговорив зміністрами сільського господарства Литви, Латвії, Молдови та з міністромрегіональних справ Естонії питання логістичних маршрутів для експортуукраїнського зерна в Європейський Союз.</text:p>
      <text:p text:style-name="P4">
Як передає Укрінформ, про це повідомляє <text:a xlink:type="simple" xlink:href="http://minagro.gov.ua/news/ministri-silskogo-gospodarstva-krayin-baltiyi-ta-moldovi-vidvidali-ukrayinu" text:style-name="Internet_20_link" text:visited-style-name="Visited_20_Internet_20_Link">
 пресслужба Мінагрополітики.</text:a>
</text:p>
      <text:p text:style-name="P4">
Зазначається, що Сольський разом із колегами з країн Балтії та Молдовивідвідав Одеську та Миколаївську області. Делегація оглянула роботу терміналуТОВ «Трансбалктермінал» у морському порту Чорноморськ, ознайомилась з роботою"зернового коридору". Обговорювалися логістичні маршрути для експортуукраїнського зерна в країни Європейського Союзу та потенційні напрямкиспівробітництва.</text:p>
      <text:p text:style-name="P4">
Міністри також приділили увагу стану залізничних шляхів Молдови та України іїхній пропускній спроможності.</text:p>
      <text:p text:style-name="P4">
На Миколаївщині делегація оглянула частково зруйновані та пошкоджені внаслідокросійської агресії будівлі Снігурівського елеватора та заводу з переробкитоматів «Східний».</text:p>
      <text:p text:style-name="P4">
В Україні з 4 по 6 липня з робочим візитом перебували міністр сільськогогосподарства Литовської Республіки Кястутіс Навіцкас, міністр сільськогогосподарства Латвійської Республіки Дідзіс Шмітс, міністр регіональних справЕстонської Республіки Мадіс Каллас, віцепрем'єр-міністр та міністр сільськогогосподарства та харчової промисловості Республіки Молдова Володимир Боля.</text:p>
      <text:p text:style-name="P4">
<text:span text:style-name="T4">
Читайте також:</text:span>
 <text:a xlink:type="simple" xlink:href="https://www.ukrinform.ua/rubric-economy/3732726-ukraina-vidilila-20-milardiv-dla-garantii-finansovoi-bezpeki-suden-zernovogo-koridoru.html" text:style-name="Internet_20_link" text:visited-style-name="Visited_20_Internet_20_Link">
 Україна виділила ₴20 мільярдів для гарантії фінансовоїбезпеки суден « <text:span text:style-name="T4">
зернового</text:span>
 коридору» </text:a>
</text:p>
      <text:p text:style-name="P4">
Як повідомлялося, у травні 2023 року <text:a xlink:type="simple" xlink:href="https://www.ukrinform.ua/tag-evrokomisia" text:style-name="Internet_20_link" text:visited-style-name="Visited_20_Internet_20_Link">
 Єврокомісія</text:a>
 заборонила імпорт пшениці,кукурудзи, ріпаку та соняшнику з України до Болгарії, Угорщини, Польщі,Словаччини та Румунії за наполяганням цих країн. 5 червня дію заборони булопродовжено до 15 вересня 2023 року.</text:p>
      <text:p text:style-name="P4">
<text:span text:style-name="T5">
Фото: minagro.gov.ua</text:span>
</text:p>
      <text:p text:style-name="P4">
Source: <text:a xlink:type="simple" xlink:href="https://www.ukrinform.ua/rubric-economy/3732823-solskij-obgovoriv-z-kolegami-iz-cotiroh-krain-logistiku-eksportu-ukrainskogo-zerna-do-es.html" text:style-name="Internet_20_link" text:visited-style-name="Visited_20_Internet_20_Link">
https://www.ukrinform.ua/rubric-economy/3732823-solskij-obgovoriv-z-kolegami-iz-cotiroh-krain-logistiku-eksportu-ukrainskogo-zerna-do-es.html</text:a>
</text:p>
      <!--NEWS-->
      <text:h text:style-name="P10" text:outline-level="1">
<text:span text:style-name="T4">
Мінфін прогнозує цьогоріч зростання ВВП до 3%</text:span>
</text:h>
      <text:p text:style-name="P4">
Authors: Ukrinform (Person)</text:p>
      <text:p text:style-name="P4">
Publisher: Укринформ (Organization)</text:p>
      <text:p text:style-name="P4">
Published Time: 2023-07-07T16:23:00+03:00</text:p>
      <text:p text:style-name="P4">
Modified Time: 2023-07-07T16:23:00+03:00</text:p>
      <text:p text:style-name="P4">
Description: Міністерство фінансів розраховує, що зростання економіки за результатами 2023 року становитиме до 3%. — Укрінформ.</text:p>
      <text:p text:style-name="P4">
Images: ['<text:a xlink:type="simple" xlink:href="https://static.ukrinform.com/photos/2020_07/thumb_files/630_360_1596225390-410.jpg" text:style-name="Internet_20_link" text:visited-style-name="Visited_20_Internet_20_Link">
630_360_15962...</text:a>
']</text:p>
      <text:p text:style-name="P4">
Tags: ['Економіка', 'Мінекономіки', 'ВВП', 'Прогноз']</text:p>
      <text:p text:style-name="P4">
Type: Article</text:p>
      <!--METADATA-->
      <text:p text:style-name="P4">
<draw:frame draw:style-name="fr1" draw:name="Image93" text:anchor-type="as-char" svg:width="6.9236in" svg:height="3.956343in" draw:z-index="0">
<draw:image xlink:href="../Images/yкринформ/2023-07-07T16-23-00-03-00/630_360_1596225390-410.jpg" xlink:type="simple" xlink:show="embed" xlink:actuate="onLoad" draw:mime-type="image/jpeg"/>
</draw:frame>
Міністерство фінансів розраховує, що зростання економіки за результатами 2023року становитиме до 3%.</text:p>
      <text:p text:style-name="P4">
Як передає Укрінформ, про це у <text:a xlink:type="simple" xlink:href="https://www.facebook.com/sergey.marchenko.54/posts/pfbid02zsKJ6xJze8VYkiLSejUtYaE6wohb3hTCGednoyAqGVPPL9rod7EoyzR3pSwcsK3ql" text:style-name="Internet_20_link" text:visited-style-name="Visited_20_Internet_20_Link">
 Фейсбуці</text:a>
повідомив міністр фінансів Сергій Марченко.</text:p>
      <text:p text:style-name="P4">
"Уряду України вдалось стабілізувати економічну та фінансову ситуацію: маємоконтрольовані бюджетні показники та стабільні податкові надходження, зниженнярівня інфляції з 26,6% у травні минулого року до 15,3% у травні 2023 року,зростання <text:a xlink:type="simple" xlink:href="https://www.ukrinform.ua/tag-vvp" text:style-name="Internet_20_link" text:visited-style-name="Visited_20_Internet_20_Link">
 ВВП </text:a>
 за результатами рокуочікується на рівні до 3%", - йдеться в повідомленні.</text:p>
      <text:p text:style-name="P4">
На переконання Марченка, аби пришвидшити відновлення та якнайшвидше перемогтиу війні, держава потребує іноземних інвестицій вже зараз. І страхуваннявоєнних ризиків є надзвичайно важливим для залучення в Україну великогоприватного сектору.</text:p>
      <text:p text:style-name="P4">
<text:span text:style-name="T4">
Читайте також:</text:span>
 <text:a xlink:type="simple" xlink:href="https://www.ukrinform.ua/rubric-economy/3729908-ukraini-potribna-nova-ekonomicna-model-sob-vvp-za-10-rokiv-dosagnuv-triljona-dolariv-smigal.html" text:style-name="Internet_20_link" text:visited-style-name="Visited_20_Internet_20_Link">
 <text:span text:style-name="T4">
Україні</text:span>
 <text:span text:style-name="T4">
потрібна</text:span>
 <text:span text:style-name="T4">
нова</text:span>
 <text:span text:style-name="T4">
економічна</text:span>
<text:span text:style-name="T4">
модель</text:span>
 , <text:span text:style-name="T4">
щоб</text:span>
 <text:span text:style-name="T4">
ВВП</text:span>
 за 10 <text:span text:style-name="T4">
років</text:span>
 <text:span text:style-name="T4">
досягнув</text:span>
 <text:span text:style-name="T4">
трильйона</text:span>
<text:span text:style-name="T4">
доларів</text:span>
 - <text:span text:style-name="T4">
Шмигаль</text:span>
 </text:a>
</text:p>
      <text:p text:style-name="P4">
"Нещодавно Європейська комісія оголосила пропозицію надати Україні 50 млрдєвро протягом наступних 4 років. Це потужний сигнал підтримки, за що ми дужевдячні. Ми очікуємо, що країни G7 також долучаться до фінансування унаступному році", - наголосив міністр.</text:p>
      <text:p text:style-name="P4">
Як повідомляв Укрінформ, місія МВФ підтвердила очікування більш потужногоекономічного відновлення в Україні й покращила прогноз зростання українськогоВВП України до «плюс» 1-3% в умовах невизначеності, пов’язаної з війною.</text:p>
      <text:p text:style-name="P4">
Source: <text:a xlink:type="simple" xlink:href="https://www.ukrinform.ua/rubric-economy/3732821-minfin-prognozue-cogoric-zrostanna-vvp-do-3.html" text:style-name="Internet_20_link" text:visited-style-name="Visited_20_Internet_20_Link">
https://www.ukrinform.ua/rubric-economy/3732821-minfin-prognozue-cogoric-zrostanna-vvp-do-3.html</text:a>
</text:p>
      <!--NEWS-->
      <text:h text:style-name="P10" text:outline-level="1">
<text:span text:style-name="T4">
На Святі пісні в Ризі вперше у 150-річній історії виконали нелатиський твір – Гімн України</text:span>
</text:h>
      <text:p text:style-name="P4">
Authors: Ukrinform (Person)</text:p>
      <text:p text:style-name="P4">
Publisher: Укринформ (Organization)</text:p>
      <text:p text:style-name="P4">
Published Time: 2023-07-07T16:26:00+03:00</text:p>
      <text:p text:style-name="P4">
Modified Time: 2023-07-07T16:26:00+03:00</text:p>
      <text:p text:style-name="P4">
Description: На головній сцені XXVII Вселатвійського свята пісні, Великій естраді в ризькому Межа-парку, вперше в історії виконали не латиську пісню. Нею став Гімн України. — Укрінформ.</text:p>
      <text:p text:style-name="P4">
Images: ['<text:a xlink:type="simple" xlink:href="https://static.ukrinform.com/photos/2023_07/thumb_files/630_360_1688736247-663.jpg" text:style-name="Internet_20_link" text:visited-style-name="Visited_20_Internet_20_Link">
630_360_16887...</text:a>
', '<text:a xlink:type="simple" xlink:href="https://static.ukrinform.com/photos/2023_07/1688736706-126.jpg" text:style-name="Internet_20_link" text:visited-style-name="Visited_20_Internet_20_Link">
1688736706-12...</text:a>
', '<text:a xlink:type="simple" xlink:href="https://static.ukrinform.com/photos/2023_07/1688736671-981.jpg" text:style-name="Internet_20_link" text:visited-style-name="Visited_20_Internet_20_Link">
1688736671-98...</text:a>
', '<text:a xlink:type="simple" xlink:href="https://static.ukrinform.com/photos/2023_07/1688736798-420.jpg" text:style-name="Internet_20_link" text:visited-style-name="Visited_20_Internet_20_Link">
1688736798-42...</text:a>
']</text:p>
      <text:p text:style-name="P4">
Tags: ['Діаспора', 'Гімн', 'Концерт', 'Культура', 'Латвія']</text:p>
      <text:p text:style-name="P4">
Type: Article</text:p>
      <!--METADATA-->
      <text:p text:style-name="P4">
<draw:frame draw:style-name="fr1" draw:name="Image94" text:anchor-type="as-char" svg:width="6.9236in" svg:height="3.956343in" draw:z-index="0">
<draw:image xlink:href="../Images/yкринформ/2023-07-07T16-26-00-03-00/630_360_1688736247-663.jpg" xlink:type="simple" xlink:show="embed" xlink:actuate="onLoad" draw:mime-type="image/jpeg"/>
</draw:frame>
 Наголовній сцені XXVII Вселатвійського свята пісні, Великій естраді в ризькомуМежа-парку, вперше в історії виконали не латиську пісню. Нею став ГімнУкраїни.</text:p>
      <text:p text:style-name="P4">
Про це повідомляє кореспондент Укрінформу.</text:p>
      <text:p text:style-name="P4">
Цій історичній події передували жваві обговорення. Після того, як булоприйнято рішення про виконання української пісні, обговорювалося яку самевибрати. Була пропозиція взяти неофіційний гімн українського спротиву «Ой, улузі червона калина». Але в підсумку все-таки обрали український Гімн.</text:p>
      <text:p text:style-name="P4">
<draw:frame draw:style-name="fr1" draw:name="Image95" text:anchor-type="as-char" svg:width="6.9236in" svg:height="3.846444in" draw:z-index="0">
<draw:image xlink:href="../Images/yкринформ/2023-07-07T16-26-00-03-00/1688736706-126.jpg" xlink:type="simple" xlink:show="embed" xlink:actuate="onLoad" draw:mime-type="image/jpeg"/>
</draw:frame>
</text:p>
      <text:p text:style-name="P4">
На знак пошани до України та її народу його було включено в програму великого3,5 годинного хорового концерту «Tīrums. Dziesmas ceļš / Нива. Шлях пісні».Виконання відбулося двічі – ввечері в середу (генеральна репетиція) та вчетвер (концерт з теле- та радіотрансляцією). У виконанні Гімну Львівськійнаціональній академічній хоровій капелі «Дударик», яка стояла на авансцені,допомагали латиські хори, близько 14 тис. співаків. Акомпанував оркестрЗемессардзе (добровольча Національна гвардія Латвії). Паралельно відбувавсясурдопереклад тексту.</text:p>
      <text:p text:style-name="P4">
Хорова капела «Дударик» стала єдиним нелатиським колективом запрошеним наВселатвійські XXVII Свято пісні та XVII Свято танцю. «Дударик» також береучасть у програмах на різних концертних майданчиках, зведених до Свята в Ризі.</text:p>
      <text:p text:style-name="P4">
Раніше, 4 липня, на сцені Ризького драматичного театру ім. М.Чехова пройшов2,5-годинний концерт національних меншин Латвії «Saules dziesmu audeklā / Вполотні сонячної пісні». На ньому серед інших була представлена й українськадіаспора. Вокальний ансамбль «Водограй» з Резекне виконав пісню «Несе Галяводу», а співачка Лієне Пустова сольно заспівала «Ой, Василю, Василечку» танародний псалом-пісню «Помишляйте, человєці».</text:p>
      <text:p text:style-name="P4">
<draw:frame draw:style-name="fr1" draw:name="Image96" text:anchor-type="as-char" svg:width="6.9236in" svg:height="5.243986in" draw:z-index="0">
<draw:image xlink:href="../Images/yкринформ/2023-07-07T16-26-00-03-00/1688736671-981.jpg" xlink:type="simple" xlink:show="embed" xlink:actuate="onLoad" draw:mime-type="image/jpeg"/>
</draw:frame>
</text:p>
      <text:p text:style-name="P4">
Вселатвійське XXVII Свято пісні та XVII Свято танцю триватиме до неділі.Попереду головні з кількох десятків фестивальних подій вистави – танцювальнешоу «Вічний двигун» (8 липня, стадіон «Даугава») та заключний концерт Свята зучастю оркестрів, хористів, танцюристів «Разом вгору» (9 липня, Велика естрадаМежа-парку).</text:p>
      <text:p text:style-name="P4">
Вселатвійське свято пісні та танцю проводиться раз на п’ять років. ВпершеСвято пісні відбулося 150 років тому, в 1873-му. З 1948 року сполучено з нимпочали також проводити Свято танцю.</text:p>
      <text:p text:style-name="P4">
Зауважимо, що напередодні під час багатогодинного параду учасниківВселатвійського свята Латвійський хор дипломатів ніс прапор України, як символ«невпинної та твердої підтримки Латвією України у боротьбі з агресоромРосією». Також український прапор був на чолі колони колективів Риги під часцього ж параду.</text:p>
      <text:p text:style-name="P4">
<draw:frame draw:style-name="fr1" draw:name="Image97" text:anchor-type="as-char" svg:width="6.9236in" svg:height="5.1927in" draw:z-index="0">
<draw:image xlink:href="../Images/yкринформ/2023-07-07T16-26-00-03-00/1688736798-420.jpg" xlink:type="simple" xlink:show="embed" xlink:actuate="onLoad" draw:mime-type="image/jpeg"/>
</draw:frame>
</text:p>
      <text:p text:style-name="P4">
Як повідомляв Укрінформ, у латвійській столиці <text:a xlink:type="simple" xlink:href="https://www.ukrinform.ua/rubric-diaspora/3721798-na-osokinskomu-festivali-svobodi-u-rizi-dla-ukraini-zibrali-10-tis-evro-dopomogi.html" text:style-name="Internet_20_link" text:visited-style-name="Visited_20_Internet_20_Link">
 відбувся</text:a>
 IV Осокінськийфестиваль Свободи, на якому зібрали приблизно 10 тис. євро допомоги дляУкраїни.</text:p>
      <text:p text:style-name="P4">
<text:span text:style-name="T5">
Фото: Олег Кудрін</text:span>
</text:p>
      <text:p text:style-name="P4">
Source: <text:a xlink:type="simple" xlink:href="https://www.ukrinform.ua/rubric-diaspora/3732824-na-svati-pisni-v-rizi-vperse-v-150ricnij-istorii-vikonali-nelatiskij-tvir-gimn-ukraini.html" text:style-name="Internet_20_link" text:visited-style-name="Visited_20_Internet_20_Link">
https://www.ukrinform.ua/rubric-diaspora/3732824-na-svati-pisni-v-rizi-vperse-v-150ricnij-istorii-vikonali-nelatiskij-tvir-gimn-ukraini.html</text:a>
</text:p>
      <!--NEWS-->
      <text:h text:style-name="P10" text:outline-level="1">
<text:span text:style-name="T4">
У сумській недобудові поліція шукала наркоманів, а знайшли молодика, який ґвалтував племінницю</text:span>
</text:h>
      <text:p text:style-name="P4">
Authors: Ukrinform (Person)</text:p>
      <text:p text:style-name="P4">
Publisher: Укринформ (Organization)</text:p>
      <text:p text:style-name="P4">
Published Time: 2023-07-07T16:26:31+03:00</text:p>
      <text:p text:style-name="P4">
Modified Time: 2023-07-07T16:26:31+03:00</text:p>
      <text:p text:style-name="P4">
Description: У Сумах поліцейські затримали молодика, який у закинутій недобудові вчиняв сексуальне насильство над власною шестирічною племінницею. — Укрінформ.</text:p>
      <text:p text:style-name="P4">
Images: ['<text:a xlink:type="simple" xlink:href="https://static.ukrinform.com/photos/2023_07/thumb_files/630_360_1688736087-743.png" text:style-name="Internet_20_link" text:visited-style-name="Visited_20_Internet_20_Link">
630_360_16887...</text:a>
']</text:p>
      <text:p text:style-name="P4">
Tags: ['Поліція', 'Суми', 'Згвалтування', 'Сексуальне насильство']</text:p>
      <text:p text:style-name="P4">
Type: Article</text:p>
      <!--METADATA-->
      <text:p text:style-name="P4">
<draw:frame draw:style-name="fr1" draw:name="Image98" text:anchor-type="as-char" svg:width="6.9236in" svg:height="3.956343in" draw:z-index="0">
<draw:image xlink:href="../Images/yкринформ/2023-07-07T16-26-31-03-00/630_360_1688736087-743.png" xlink:type="simple" xlink:show="embed" xlink:actuate="onLoad" draw:mime-type="image/png"/>
</draw:frame>
 У Сумахполіцейські затримали молодика, який у закинутій недобудові вчиняв сексуальненасильство над власною шестирічною племінницею.</text:p>
      <text:p text:style-name="P4">
Про це повідомляє пресслужба <text:a xlink:type="simple" xlink:href="http://www.gp.gov.ua/ua/posts/vcinyav-seksualne-nasilstvo-shhodo-6-ricnoyi-pleminnici-u-sumax-pravooxoronci-zatrimali-molodika" text:style-name="Internet_20_link" text:visited-style-name="Visited_20_Internet_20_Link">
 Офісу генпрокурора,</text:a>
 передає Укрінформ.</text:p>
      <text:p text:style-name="P4">
</text:p>
      <text:p text:style-name="P4">
</text:p>
      <text:p text:style-name="P4">
За даними слідства, підозрюваний запропонував своїй племінниці сходити нарічку. По дорозі завів у недобудову, де вчинив щодо дівчинки дії сексуальногохарактеру.</text:p>
      <text:p text:style-name="P4">
<text:span text:style-name="T4">
Читайте також:</text:span>
 <text:a xlink:type="simple" xlink:href="https://www.ukrinform.ua/rubric-regions/3688585-zgvaltuvanna-14ricnoi-divcini-na-zakarpatti-prokuratura-oskarzila-virok-sudu.html" text:style-name="Internet_20_link" text:visited-style-name="Visited_20_Internet_20_Link">
 Зґвалтування 14-річної дівчини на Закарпатті: прокуратураоскаржила вирок суду </text:a>
</text:p>
      <text:p text:style-name="P4">
“ <text:a xlink:type="simple" xlink:href="https://www.ukrinform.ua/tag-policia" text:style-name="Internet_20_link" text:visited-style-name="Visited_20_Internet_20_Link">
 Поліцейські </text:a>
 виявили молодика підчас проведення заходів щодо запобігання наркозлочинам. Під час оглядузакинутої недобудованої багатоповерхівки вони, піднявшись на 3-й поверх,побачили, як він вчиняє насильницькі дії сексуального характеру щодо маленькоїдівчинки”, - йдеться в повідомленні.</text:p>
      <text:p text:style-name="P4">
Молодика затримали, йому повідомили про підозру за фактом вчиненнясексуального насильства щодо 6-річної дівчинки, не пов’язаного з проникненняму тіло (ч. 4 ст. 153 КК України), зазначили в ОГП.</text:p>
      <text:p text:style-name="P4">
<text:span text:style-name="T4">
Читайте також:</text:span>
 <text:a xlink:type="simple" xlink:href="https://www.ukrinform.ua/rubric-regions/3711861-na-kiivsini-zatrimali-patoh-osib-za-znusanna-ta-seksualne-nasilstvo-nad-11ricnou-divcinkou.html" text:style-name="Internet_20_link" text:visited-style-name="Visited_20_Internet_20_Link">
 На Київщині затримали п’ятьох осіб за знущання та<text:span text:style-name="T4">
сексуальне</text:span>
 <text:span text:style-name="T4">
насильство</text:span>
 над 11-річною дівчинкою</text:a>
</text:p>
      <text:p text:style-name="P4">
Вирішується питання щодо обрання підозрюваному запобіжного заходу у виглядітримання під вартою.</text:p>
      <text:p text:style-name="P4">
Source: <text:a xlink:type="simple" xlink:href="https://www.ukrinform.ua/rubric-regions/3732826-u-sumskij-nedobudovi-policia-sukala-narkomaniv-a-znajsli-molodika-akij-gvaltuvav-pleminnicu.html" text:style-name="Internet_20_link" text:visited-style-name="Visited_20_Internet_20_Link">
https://www.ukrinform.ua/rubric-regions/3732826-u-sumskij-nedobudovi-policia-sukala-narkomaniv-a-znajsli-molodika-akij-gvaltuvav-pleminnicu.html</text:a>
</text:p>
      <!--NEWS-->
      <text:h text:style-name="P10" text:outline-level="1">
<text:span text:style-name="T4">
У Києві записують охочих на навчання з підготовки до національного спротиву</text:span>
</text:h>
      <text:p text:style-name="P4">
Authors: Ukrinform (Person)</text:p>
      <text:p text:style-name="P4">
Publisher: Укринформ (Organization)</text:p>
      <text:p text:style-name="P4">
Published Time: 2023-07-07T16:30:48+03:00</text:p>
      <text:p text:style-name="P4">
Modified Time: 2023-07-07T16:30:48+03:00</text:p>
      <text:p text:style-name="P4">
Description: У Києві розпочали запис усіх охочих на одноденні безоплатні навчання з підготовки до національного спротиву. — Укрінформ.</text:p>
      <text:p text:style-name="P4">
Images: ['<text:a xlink:type="simple" xlink:href="https://static.ukrinform.com/photos/2023_07/thumb_files/630_360_1688736587-843.jpg" text:style-name="Internet_20_link" text:visited-style-name="Visited_20_Internet_20_Link">
630_360_16887...</text:a>
']</text:p>
      <text:p text:style-name="P4">
Tags: ['КМДА', 'Радіація', 'Зброя', 'Київ', 'Національний спротив', 'Війна з Росією']</text:p>
      <text:p text:style-name="P4">
Type: Article</text:p>
      <!--METADATA-->
      <text:p text:style-name="P4">
<draw:frame draw:style-name="fr1" draw:name="Image101" text:anchor-type="as-char" svg:width="6.9236in" svg:height="3.956343in" draw:z-index="0">
<draw:image xlink:href="../Images/yкринформ/2023-07-07T16-30-48-03-00/630_360_1688736587-843.jpg" xlink:type="simple" xlink:show="embed" xlink:actuate="onLoad" draw:mime-type="image/jpeg"/>
</draw:frame>
 У Києвірозпочали запис усіх охочих на одноденні безоплатні навчання з підготовки донаціонального спротиву.</text:p>
      <text:p text:style-name="P4">
Як передає Укрінформ, про це повідомляє <text:a xlink:type="simple" xlink:href="https://kyivcity.gov.ua/news/u_kiyevi_rozpochali_zapis_tsivilnogo_naselennya_na_prokhodzhennya_odnodennikh_navchan_iz_pidgotovki_do_natsionalnogo_sprotivu/" text:style-name="Internet_20_link" text:visited-style-name="Visited_20_Internet_20_Link">
 КМДА</text:a>
<text:a xlink:type="simple" xlink:href="https://kyivcity.gov.ua/news/u_kiyevi_rozpochali_zapis_tsivilnogo_naselennya_na_prokhodzhennya_odnodennikh_navchan_iz_pidgotovki_do_natsionalnogo_sprotivu/" text:style-name="Internet_20_link" text:visited-style-name="Visited_20_Internet_20_Link">
 .</text:a>
</text:p>
      <text:p text:style-name="P4">
Шестигодинні заняття для цивільного населення у сформованих навчальних групахпроводитимуть за напрямами: основи мінно-вибухової безпеки: правила поводженняз вибухонебезпечними предметами; стрілецька підготовка: як поводитися звогнепальною <text:a xlink:type="simple" xlink:href="https://www.ukrinform.ua/tag-zbroa" text:style-name="Internet_20_link" text:visited-style-name="Visited_20_Internet_20_Link">
 зброєю </text:a>
 ; захист від зброїмасового ураження: дії в умовах радіаційного та хімічного забруднення.</text:p>
      <text:p text:style-name="P4">
Проводитимуть навчання працівники департаменту муніципальної безпеки КМДА таволонтери, які мають достатній рівень підготовки.</text:p>
      <text:p text:style-name="P4">
Для зручності навчання відбуватимуться в робочі та вихідні дні.</text:p>
      <text:p text:style-name="P4">
<text:span text:style-name="T4">
Читайте також:</text:span>
 <text:a xlink:type="simple" xlink:href="https://www.ukrinform.ua/rubric-society/3731828-akso-radiacijna-avaria-zastala-vas-na-vulici-rekomendacii-moz.html" text:style-name="Internet_20_link" text:visited-style-name="Visited_20_Internet_20_Link">
 Якщо <text:span text:style-name="T4">
радіаційна</text:span>
 аварія застала вас на вулиці —рекомендації МОЗ </text:a>
</text:p>
      <text:p text:style-name="P4">
Охочі пройти навчання з підготовки до національного спротиву мають заповнитиреєстраційну <text:a xlink:type="simple" xlink:href="https://docs.google.com/forms/d/e/1FAIpQLSepwTxXOfC9eICIBgZrnh9TCg05TwxbJwN30-An2pitlj1iOQ/viewform" text:style-name="Internet_20_link" text:visited-style-name="Visited_20_Internet_20_Link">
 форму</text:a>
.</text:p>
      <text:p text:style-name="P4">
Місце проведення навчання буде повідомлено кожному учаснику особисто.</text:p>
      <text:p text:style-name="P4">
«Чим більше людей пройде хоча б початкову, базову підготовку щодо дій в умовахвоєнної агресії, то більш стійкими та обізнаними вони ставатимуть, і меншесеред нас буде втрат. Бо підготовлений – значить захищений», – зазначивзаступник директора департаменту муніципальної безпеки КМДА Михайло Щербіна.</text:p>
      <text:p text:style-name="P4">
Як повідомляв Укрінформ, у Київі пройшли штабні тренування з органамиуправління і силами цивільного захисту територіальної підсистеми міста,пов'язані з можливим забрудненням території радіоактивними матеріалами.</text:p>
      <text:p text:style-name="P4">
<text:span text:style-name="T5">
Фото: соцмережі</text:span>
</text:p>
      <text:p text:style-name="P4">
Source: <text:a xlink:type="simple" xlink:href="https://www.ukrinform.ua/rubric-kyiv/3732829-u-kievi-zapisuut-ohocih-na-navcanna-z-pidgotovki-do-nacionalnogo-sprotivu.html" text:style-name="Internet_20_link" text:visited-style-name="Visited_20_Internet_20_Link">
https://www.ukrinform.ua/rubric-kyiv/3732829-u-kievi-zapisuut-ohocih-na-navcanna-z-pidgotovki-do-nacionalnogo-sprotivu.html</text:a>
</text:p>
      <!--NEWS-->
      <text:h text:style-name="P10" text:outline-level="1">
<text:span text:style-name="T4">
У Дніпровській РДА пояснили, чому в них досі працює фігурант скандалу із закупівлею барабанів</text:span>
</text:h>
      <text:p text:style-name="P4">
Authors: Ukrinform (Person)</text:p>
      <text:p text:style-name="P4">
Publisher: Укринформ (Organization)</text:p>
      <text:p text:style-name="P4">
Published Time: 2023-07-07T16:34:00+03:00</text:p>
      <text:p text:style-name="P4">
Modified Time: 2023-07-07T16:34:00+03:00</text:p>
      <text:p text:style-name="P4">
Description: Павло Бабій продовжує працювати на посаді заступника голови Дніпровської районної державної адміністрації міста Києва, оскільки був не звільнений, а увільнений від виконання обов‘язків очільника РДА.  — Укрінформ.</text:p>
      <text:p text:style-name="P4">
Images: ['<text:a xlink:type="simple" xlink:href="https://static.ukrinform.com/photos/2023_06/thumb_files/630_360_1686819199-723.jpg" text:style-name="Internet_20_link" text:visited-style-name="Visited_20_Internet_20_Link">
630_360_16868...</text:a>
']</text:p>
      <text:p text:style-name="P4">
Tags: ['Держзакупівлі', 'Київ', 'Укриття']</text:p>
      <text:p text:style-name="P4">
Type: Article</text:p>
      <!--METADATA-->
      <text:p text:style-name="P4">
<draw:frame draw:style-name="fr1" draw:name="Image102" text:anchor-type="as-char" svg:width="6.9236in" svg:height="3.956343in" draw:z-index="0">
<draw:image xlink:href="../Images/yкринформ/2023-07-07T16-34-00-03-00/630_360_1686819199-723.jpg" xlink:type="simple" xlink:show="embed" xlink:actuate="onLoad" draw:mime-type="image/jpeg"/>
</draw:frame>
 ПавлоБабій продовжує працювати на посаді заступника голови Дніпровської районноїдержавної адміністрації міста Києва, оскільки був не звільнений, а увільненийвід виконання обов‘язків очільника РДА.</text:p>
      <text:p text:style-name="P4">
Після увільнення Бабій повернувся на попередню посаду – заступника голови, проце повідомила Дніпровська РДА у відповіді на інформаційний запит Укрінформу.</text:p>
      <text:p text:style-name="P4">
“Бабій Павло Миколайович обіймає посаду заступника голови Дніпровськоїрайонної в місті <text:a xlink:type="simple" xlink:href="https://www.ukrinform.ua/tag-kiiv" text:style-name="Internet_20_link" text:visited-style-name="Visited_20_Internet_20_Link">
 Києві </text:a>
 державноїадміністрації з 5 січня 2021 року”, - йдеться у відповіді на запит.</text:p>
      <text:p text:style-name="P4">
Зазначається, що розпорядженням Президента України від 27.01.2022 No14/2022-рп«Про тимчасове виконання обов’язків голови Дніпровської районної в місті Києвідержавної адміністрації» на Бабія було тимчасово покладено виконанняобов’язків голови.</text:p>
      <text:p text:style-name="P4">
<text:span text:style-name="T4">
Читайте також:</text:span>
 <text:a xlink:type="simple" xlink:href="https://www.ukrinform.ua/rubric-kyiv/3723743-dniprovska-rda-dostrokovo-rozirvala-dogovir-na-pridbanna-barabaniv-dla-ukrittiv.html" text:style-name="Internet_20_link" text:visited-style-name="Visited_20_Internet_20_Link">
 Дніпровська РДА достроково розірвала договір на придбання<text:span text:style-name="T4">
барабанів</text:span>
 для укриттів </text:a>
</text:p>
      <text:p text:style-name="P4">
А розпорядженням від 30.06.2023 року No117/2023-рп «Про увільнення відтимчасового виконання обов’язків голови Дніпровської районної в місті Києвідержавної адміністрації» Бабія увільнено від тимчасового виконання обов’язківголови Дніпровської районної РДА.</text:p>
      <text:p text:style-name="P4">
<text:span text:style-name="T4">
Читайте також:</text:span>
 <text:a xlink:type="simple" xlink:href="https://www.ukrinform.ua/rubric-society/3723171-socmerezi-pro-skandalni-zakupivli-dla-ukrittiv-barabani-bez-gorniv-grosi-na-viter.html" text:style-name="Internet_20_link" text:visited-style-name="Visited_20_Internet_20_Link">
 Соцмережі про скандальні закупівлі для укриттів: барабанибез <text:span text:style-name="T4">
горнів</text:span>
 - гроші на вітер </text:a>
</text:p>
      <text:p text:style-name="P4">
Як повідомляв Укрінформ, у Києві, нібито для потреб відвідувачів укриттів,закупили барабани майже на 900 тис. грн та електричні сковорідки за 600-700тис. за одиницю. Відповідна інформація оприлюднена <text:a xlink:type="simple" xlink:href="https://prozorro.gov.ua/tender/UA-2023-04-20-004546-a" text:style-name="Internet_20_link" text:visited-style-name="Visited_20_Internet_20_Link">
 на сайті держзакупівельProzorro. </text:a>
</text:p>
      <text:p text:style-name="P4">
Source: <text:a xlink:type="simple" xlink:href="https://www.ukrinform.ua/rubric-kyiv/3732832-zakupivla-barabaniv-u-dniprovskij-rda-poasnili-comu-zvilnenij-cinovnik-znovu-u-nih-pracue.html" text:style-name="Internet_20_link" text:visited-style-name="Visited_20_Internet_20_Link">
https://www.ukrinform.ua/rubric-kyiv/3732832-zakupivla-barabaniv-u-dniprovskij-rda-poasnili-comu-zvilnenij-cinovnik-znovu-u-nih-pracue.html</text:a>
</text:p>
      <!--NEWS-->
      <text:h text:style-name="P10" text:outline-level="1">
<text:span text:style-name="T4">
Німеччина передала черговий пакет військової допомоги Україні</text:span>
</text:h>
      <text:p text:style-name="P4">
Authors: Ukrinform (Person)</text:p>
      <text:p text:style-name="P4">
Publisher: Укринформ (Organization)</text:p>
      <text:p text:style-name="P4">
Published Time: 2023-07-07T16:36:00+03:00</text:p>
      <text:p text:style-name="P4">
Modified Time: 2023-07-07T16:36:00+03:00</text:p>
      <text:p text:style-name="P4">
Description: У новому пакеті, переданому ФРН Україні, значиться інженерна техніка та антидронні засоби. — Укрінформ.</text:p>
      <text:p text:style-name="P4">
Images: ['<text:a xlink:type="simple" xlink:href="https://static.ukrinform.com/photos/2023_07/thumb_files/630_360_1688737002-452.jpg" text:style-name="Internet_20_link" text:visited-style-name="Visited_20_Internet_20_Link">
630_360_16887...</text:a>
']</text:p>
      <text:p text:style-name="P4">
Tags: ['Німеччина', 'Україна', 'допомога']</text:p>
      <text:p text:style-name="P4">
Type: Article</text:p>
      <!--METADATA-->
      <text:p text:style-name="P4">
<draw:frame draw:style-name="fr1" draw:name="Image103" text:anchor-type="as-char" svg:width="6.9236in" svg:height="3.956343in" draw:z-index="0">
<draw:image xlink:href="../Images/yкринформ/2023-07-07T16-36-00-03-00/630_360_1688737002-452.jpg" xlink:type="simple" xlink:show="embed" xlink:actuate="onLoad" draw:mime-type="image/jpeg"/>
</draw:frame>
 У новомупакеті, переданому ФРН Україні, значиться інженерна техніка та антидроннізасоби.</text:p>
      <text:p text:style-name="P4">
Це, як передає Укрінформ, випливає з оновленого списку на сайті уряду ФРН.</text:p>
      <text:p text:style-name="P4">
Зокрема, доставлено один міст для мостоукладальної бронетехніки BIBER (ранішетаких було передано три), один броньований мостоукладач тієї ж компанії BIBER(загалом таких Україна має тепер дев'ять); одну інженерну броньовану машинуDACHS (на додаток до чотирьох переданих раніше); шість великовантажнихнапівпричепів 8x8 HX81 та три причепи (тепер ЗСУ їх мають відповідно 25 і 23).</text:p>
      <text:p text:style-name="P4">
Також Україна отримала три «глушилки» (раніше було поставлено сім); двадатчики захисту від дронів і створення перешкод.</text:p>
      <text:p text:style-name="P4">
<text:span text:style-name="T4">
Читайте також:</text:span>
 <text:a xlink:type="simple" xlink:href="https://www.ukrinform.ua/rubric-ato/3732660-novij-paket-vijskovoi-dopomogi-ssa-dla-ukraini-stanovitime-blizko-800-miljoniv-ap.html" text:style-name="Internet_20_link" text:visited-style-name="Visited_20_Internet_20_Link">
 Новий пакет військової <text:span text:style-name="T4">
допомоги</text:span>
 США для Українистановитиме близько $800 мільйонів – AP </text:a>
</text:p>
      <text:p text:style-name="P4">
<text:a xlink:type="simple" xlink:href="https://www.ukrinform.ua/tag-nimeccina" text:style-name="Internet_20_link" text:visited-style-name="Visited_20_Internet_20_Link">
 Німеччина </text:a>
 є другим партнером щодонадання Україні військової допомоги після США.</text:p>
      <text:p text:style-name="P4">
<text:span text:style-name="T5">
Фото: Wikipedia</text:span>
</text:p>
      <text:p text:style-name="P4">
Source: <text:a xlink:type="simple" xlink:href="https://www.ukrinform.ua/rubric-ato/3732836-nimeccina-peredala-cergovij-paket-vijskovoi-dopomogi-ukraini.html" text:style-name="Internet_20_link" text:visited-style-name="Visited_20_Internet_20_Link">
https://www.ukrinform.ua/rubric-ato/3732836-nimeccina-peredala-cergovij-paket-vijskovoi-dopomogi-ukraini.html</text:a>
</text:p>
      <!--NEWS-->
      <text:h text:style-name="P10" text:outline-level="1">
<text:span text:style-name="T4">
ЗМІ: «Реал» погодив п’ятирічний контракт із Мбаппе</text:span>
</text:h>
      <text:p text:style-name="P4">
Authors: Ukrinform (Person)</text:p>
      <text:p text:style-name="P4">
Publisher: Укринформ (Organization)</text:p>
      <text:p text:style-name="P4">
Published Time: 2023-07-07T16:36:35+03:00</text:p>
      <text:p text:style-name="P4">
Modified Time: 2023-07-07T16:36:35+03:00</text:p>
      <text:p text:style-name="P4">
Description: Його клаусула становитиме 1 мільярд євро. — Укрінформ.</text:p>
      <text:p text:style-name="P4">
Images: ['<text:a xlink:type="simple" xlink:href="https://static.ukrinform.com/photos/2023_07/thumb_files/630_360_1688736884-785.jpg" text:style-name="Internet_20_link" text:visited-style-name="Visited_20_Internet_20_Link">
630_360_16887...</text:a>
']</text:p>
      <text:p text:style-name="P4">
Tags: ['Футбол', 'Реал Мадрид']</text:p>
      <text:p text:style-name="P4">
Type: Article</text:p>
      <!--METADATA-->
      <text:p text:style-name="P4">
<draw:frame draw:style-name="fr1" draw:name="Image104" text:anchor-type="as-char" svg:width="6.9236in" svg:height="3.956343in" draw:z-index="0">
<draw:image xlink:href="../Images/yкринформ/2023-07-07T16-36-35-03-00/630_360_1688736884-785.jpg" xlink:type="simple" xlink:show="embed" xlink:actuate="onLoad" draw:mime-type="image/jpeg"/>
</draw:frame>
 Йогоклаусула становитиме 1 мільярд євро.</text:p>
      <text:p text:style-name="P4">
«Реал» домовився про особисті умови контракту із форвардом «ПСЖ» КіліаномМбаппе, <text:a xlink:type="simple" xlink:href="https://cadenaser.com/nacional/2023/07/06/el-plan-ideal-del-real-madrid-para-la-operacion-mbappe-cadena-ser/" text:style-name="Internet_20_link" text:visited-style-name="Visited_20_Internet_20_Link">
 повідомляє </text:a>
 Cadena SER,передає Укрінформ.</text:p>
      <text:p text:style-name="P4">
Мадридський клуб і гравець погодили п’ятирічний контракт із річним окладом у50 мільйонів євро. Клаусула нападника становитиме один мільярд євро. Ключовимидатами у прийнятті рішення про перехід можуть стати 10 та 26 липня.</text:p>
      <text:p text:style-name="P4">
При цьому умови контракту залишаться однаковими як у разі переходу Мбаппецього літа, так і за варіанта підписання гравця вільним агентом через рік –після закінчення його трудового договору з парижанами.</text:p>
      <text:p text:style-name="P4">
<text:span text:style-name="T4">
Читайте також:</text:span>
 <text:a xlink:type="simple" xlink:href="https://www.ukrinform.ua/rubric-sports/3722308-kilian-mbappe-virisiv-ne-prodovzuvati-kontrakt-iz-psz.html" text:style-name="Internet_20_link" text:visited-style-name="Visited_20_Internet_20_Link">
 Кіліан <text:span text:style-name="T4">
Мбаппе</text:span>
 вирішив не продовжувати контракт із«ПСЖ» </text:a>
</text:p>
      <text:p text:style-name="P4">
Як повідомляв Укрінформ, Мбаппе виступає за «ПСЖ» із сезону-2017/2018. Разоміз командою футболіст ставав шість разів переможцем чемпіонату Франції, тричіволодарем Кубка Франції, двічі чемпіоном Кубка французької ліги, а також тричіволодарем Суперкубку Франції.</text:p>
      <text:p text:style-name="P4">
Фото: Getty Images</text:p>
      <text:p text:style-name="P4">
Source: <text:a xlink:type="simple" xlink:href="https://www.ukrinform.ua/rubric-sports/3732834-zmi-real-pogodiv-patiricnij-kontrakt-iz-mbappe.html" text:style-name="Internet_20_link" text:visited-style-name="Visited_20_Internet_20_Link">
https://www.ukrinform.ua/rubric-sports/3732834-zmi-real-pogodiv-patiricnij-kontrakt-iz-mbappe.html</text:a>
</text:p>
      <!--NEWS-->
      <text:h text:style-name="P10" text:outline-level="1">
<text:span text:style-name="T4">
Єрмак щодо можливості переговорів з РФ: Час на медіацію сплив</text:span>
</text:h>
      <text:p text:style-name="P4">
Authors: Ukrinform (Person)</text:p>
      <text:p text:style-name="P4">
Publisher: Укринформ (Organization)</text:p>
      <text:p text:style-name="P4">
Published Time: 2023-07-07T16:41:00+03:00</text:p>
      <text:p text:style-name="P4">
Modified Time: 2023-07-07T16:41:00+03:00</text:p>
      <text:p text:style-name="P4">
Description: Час на медіацію з Російською Федерацією вже сплив, наразі її альтернативою є лише українська Формула миру. — Укрінформ.</text:p>
      <text:p text:style-name="P4">
Images: ['<text:a xlink:type="simple" xlink:href="https://static.ukrinform.com/photos/2023_06/thumb_files/630_360_1687457216-618.jpeg" text:style-name="Internet_20_link" text:visited-style-name="Visited_20_Internet_20_Link">
630_360_16874...</text:a>
']</text:p>
      <text:p text:style-name="P4">
Tags: ['Єрмак']</text:p>
      <text:p text:style-name="P4">
Type: Article</text:p>
      <!--METADATA-->
      <text:p text:style-name="P4">
<draw:frame draw:style-name="fr1" draw:name="Image105" text:anchor-type="as-char" svg:width="6.9236in" svg:height="3.956343in" draw:z-index="0">
<draw:image xlink:href="../Images/yкринформ/2023-07-07T16-41-00-03-00/630_360_1687457216-618.jpeg" xlink:type="simple" xlink:show="embed" xlink:actuate="onLoad" draw:mime-type="image/jpeg"/>
</draw:frame>
 Час намедіацію з Російською Федерацією вже сплив, наразі її альтернативою є лишеукраїнська Формула миру.</text:p>
      <text:p text:style-name="P4">
Про це зазначив керівник офісу Президента Андрій Єрмак в <text:a xlink:type="simple" xlink:href="http://www.president.gov.ua/news/chehiya-ta-cheskij-narod-ne-prosto-partneri-spravzhni-druzi-84153" text:style-name="Internet_20_link" text:visited-style-name="Visited_20_Internet_20_Link">
 інтерв’ю «Чеськомурадіо» </text:a>
 , повідомляє Укрінформ.</text:p>
      <text:p text:style-name="P4">
«Починаючи з 2018 року Україна провела понад 180 раундів переговорів щодо мируз РФ, зокрема в Нормандському форматі. Деякі з них тривали понад 12 годин безперерви. Сьогодні ми дійшли чіткого висновку: час на медіацію сплив.Альтернативою цьому процесу стала запропонована Президентом Зеленським Формуламиру, яку він представив лідерам країн G19», - сказав очільник ОП.</text:p>
      <text:p text:style-name="P4">
За його словами, успішні та конструктивні консультації з представниками цихкраїн, а також держав Глобального Півдня в Копенгагені підтверджуютьзацікавленість у реалізації української Формули миру.</text:p>
      <text:p text:style-name="P4">
«Ми готові вислухати будь-які пропозиції від тих, хто поважає нашунезалежність і територіальну цілісність», - додав він.</text:p>
      <text:p text:style-name="P4">
<text:span text:style-name="T4">
Читайте також:</text:span>
 <text:a xlink:type="simple" xlink:href="https://www.ukrinform.ua/rubric-world/3732798-u-bilomu-domi-prokomentuvali-peregovori-ekscinovnikiv-ssa-z-rosieu-pro-ukrainu.html" text:style-name="Internet_20_link" text:visited-style-name="Visited_20_Internet_20_Link">
 У Білому домі прокоментували <text:span text:style-name="T4">
переговори</text:span>
 ексчиновниківСША з Росією про Україну </text:a>
</text:p>
      <text:p text:style-name="P4">
Як повідомлялося, Президент Володимир Зеленський раніше заявляв, що будь-якіпереговори керівництво <text:a xlink:type="simple" xlink:href="https://www.ukrinform.ua/tag-rosia" text:style-name="Internet_20_link" text:visited-style-name="Visited_20_Internet_20_Link">
 Росії </text:a>
 сприймає,як можливість накопичити силу і розширити агресію, тому дипломатичніперемовини неможливі, допоки російські загарбники перебуватимуть наукраїнській землі.</text:p>
      <text:p text:style-name="P4">
<text:span text:style-name="T5">
Фото: ОП</text:span>
</text:p>
      <text:p text:style-name="P4">
Source: <text:a xlink:type="simple" xlink:href="https://www.ukrinform.ua/rubric-polytics/3732831-ermak-sodo-mozlivosti-peregovoriv-z-rf-cas-na-mediaciu-spliv.html" text:style-name="Internet_20_link" text:visited-style-name="Visited_20_Internet_20_Link">
https://www.ukrinform.ua/rubric-polytics/3732831-ermak-sodo-mozlivosti-peregovoriv-z-rf-cas-na-mediaciu-spliv.html</text:a>
</text:p>
      <!--NEWS-->
      <text:h text:style-name="P10" text:outline-level="1">
<text:span text:style-name="T4">
Дуда: Членство України зміцнить військову могутність НАТО</text:span>
</text:h>
      <text:p text:style-name="P4">
Authors: Ukrinform (Person)</text:p>
      <text:p text:style-name="P4">
Publisher: Укринформ (Organization)</text:p>
      <text:p text:style-name="P4">
Published Time: 2023-07-07T16:42:00+03:00</text:p>
      <text:p text:style-name="P4">
Modified Time: 2023-07-07T16:42:00+03:00</text:p>
      <text:p text:style-name="P4">
Description: Членство України у Північноатлантичному альянсі зміцнить НАТО у військовому плані. Україна має якомога швидше стати членом Альянсу. — Укрінформ.</text:p>
      <text:p text:style-name="P4">
Images: ['<text:a xlink:type="simple" xlink:href="https://static.ukrinform.com/photos/2023_02/thumb_files/630_360_1676649938-193.jpg" text:style-name="Internet_20_link" text:visited-style-name="Visited_20_Internet_20_Link">
630_360_16766...</text:a>
']</text:p>
      <text:p text:style-name="P4">
Tags: ['Дуда', 'Польща', 'Саміт НАТО', 'Україна']</text:p>
      <text:p text:style-name="P4">
Type: Article</text:p>
      <!--METADATA-->
      <text:p text:style-name="P4">
<draw:frame draw:style-name="fr1" draw:name="Image106" text:anchor-type="as-char" svg:width="6.9236in" svg:height="3.956343in" draw:z-index="0">
<draw:image xlink:href="../Images/yкринформ/2023-07-07T16-42-00-03-00/630_360_1676649938-193.jpg" xlink:type="simple" xlink:show="embed" xlink:actuate="onLoad" draw:mime-type="image/jpeg"/>
</draw:frame>
 ЧленствоУкраїни у Північноатлантичному альянсі зміцнить НАТО у військовому плані.Україна має якомога швидше стати членом Альянсу.</text:p>
      <text:p text:style-name="P4">
Про це під час спільної пресконференції з президентом Литви Гітанасом Науседоюу литовській Клайпеді заявив в п’ятницю президент Польщі Анджей Дуда, передаєкореспондент Укрінформу.</text:p>
      <text:p text:style-name="P4">
Він висловив сподівання, що під час саміту НАТО у Вільнюсі буде прийняторішення, щодо подальшої підтримки для України, яка протидіє російськійагресії.</text:p>
      <text:p text:style-name="P4">
“А також щодо перших кроків, аби Україна незабаром, сподіваємося так швидко,як це можливо, вступила до НАТО, стаючи повноправним членом з усіма правами,гарантіями, а також обов’язками, які виникають з членства в Альянсі”,-наголосив <text:a xlink:type="simple" xlink:href="https://www.ukrinform.ua/tag-duda" text:style-name="Internet_20_link" text:visited-style-name="Visited_20_Internet_20_Link">
 Дуда </text:a>
 .</text:p>
      <text:p text:style-name="P4">
Він підкреслив, що українська армія, яка стане військовою частиною НАТО, “позасумнівом, посилить Альянс з військової точки зору”.</text:p>
      <text:p text:style-name="P4">
<text:span text:style-name="T4">
Читайте також:</text:span>
 <text:a xlink:type="simple" xlink:href="https://www.ukrinform.ua/rubric-world/3732711-litva-polsa-j-latvia-poperedili-nato-pro-zagrozu-z-bilorusi-napisali-list-stoltenbergu.html" text:style-name="Internet_20_link" text:visited-style-name="Visited_20_Internet_20_Link">
 Литва, Польща й Латвія попередили НАТО про загрозу зБілорусі - написали лист Столтенбергу </text:a>
</text:p>
      <text:p text:style-name="P4">
Як відомо, саміт НАТО відбудеться 11-12 липня.</text:p>
      <text:p text:style-name="P4">
Генеральний секретар НАТО <text:a xlink:type="simple" xlink:href="https://www.ukrinform.ua/rubric-polytics/3732764-vilnuskij-samit-nablizit-ukrainu-do-nato-ta-zmicnit-ii-stoltenberg.html" text:style-name="Internet_20_link" text:visited-style-name="Visited_20_Internet_20_Link">
 Єнс Столтенберг заявив</text:a>
 у п’ятницю, що майбутній самітНАТО у Вільнюсі дозволить зміцнити політичні відносини між НАТО і Україною, атакож підтвердить підтримку України з боку союзників у боротьбі протиросійської агресії.</text:p>
      <text:p text:style-name="P4">
Source: <text:a xlink:type="simple" xlink:href="https://www.ukrinform.ua/rubric-world/3732845-duda-clenstvo-ukraini-zmicnit-vijskovu-mogutnist-nato.html" text:style-name="Internet_20_link" text:visited-style-name="Visited_20_Internet_20_Link">
https://www.ukrinform.ua/rubric-world/3732845-duda-clenstvo-ukraini-zmicnit-vijskovu-mogutnist-nato.html</text:a>
</text:p>
      <!--NEWS-->
      <text:h text:style-name="P10" text:outline-level="1">
<text:span text:style-name="T4">
Сили оборони просуваються на Таврійському напрямку, росіяни за добу втратили майже дві роти</text:span>
</text:h>
      <text:p text:style-name="P4">
Authors: Ukrinform (Person)</text:p>
      <text:p text:style-name="P4">
Publisher: Укринформ (Organization)</text:p>
      <text:p text:style-name="P4">
Published Time: 2023-07-07T16:44:00+03:00</text:p>
      <text:p text:style-name="P4">
Modified Time: 2023-07-07T16:44:00+03:00</text:p>
      <text:p text:style-name="P4">
Description: На Таврійському напрямку Сили оборони України системно вибивають ворога з позицій, за останню добу на цій ділянці фронту російські загарбники втратили вбитими й пораненими майже дві роти. — Укрінформ.</text:p>
      <text:p text:style-name="P4">
Images: ['<text:a xlink:type="simple" xlink:href="https://static.ukrinform.com/photos/2022_10/thumb_files/630_360_1664798009-331.jpg" text:style-name="Internet_20_link" text:visited-style-name="Visited_20_Internet_20_Link">
630_360_16647...</text:a>
']</text:p>
      <text:p text:style-name="P4">
Tags: ['ЗСУ', 'Російські військові', 'Війна з Росією']</text:p>
      <text:p text:style-name="P4">
Type: Article</text:p>
      <!--METADATA-->
      <text:p text:style-name="P4">
<draw:frame draw:style-name="fr1" draw:name="Image107" text:anchor-type="as-char" svg:width="6.9236in" svg:height="3.956343in" draw:z-index="0">
<draw:image xlink:href="../Images/yкринформ/2023-07-07T16-44-00-03-00/630_360_1664798009-331.jpg" xlink:type="simple" xlink:show="embed" xlink:actuate="onLoad" draw:mime-type="image/jpeg"/>
</draw:frame>
 НаТаврійському напрямку Сили оборони України системно вибивають ворога зпозицій, за останню добу на цій ділянці фронту російські загарбники втратиливбитими й пораненими майже дві роти.</text:p>
      <text:p text:style-name="P4">
Як передає Укрінформ, про це командувач оперативно-стратегічного угрупованнявійськ "Таврія" генерал Олександр Тарнавський повідомив у <text:a xlink:type="simple" xlink:href="http://t.me/otarnavskiy/152" text:style-name="Internet_20_link" text:visited-style-name="Visited_20_Internet_20_Link">
 Телеграмі</text:a>
 .</text:p>
      <text:p text:style-name="P4">
За його даними, артилерійські підрозділи Сил <text:a xlink:type="simple" xlink:href="https://www.ukrinform.ua/tag-oborona" text:style-name="Internet_20_link" text:visited-style-name="Visited_20_Internet_20_Link">
 оборони</text:a>
 протягом доби виконали на Таврійськомунапрямку 1247 вогневих завдань.</text:p>
      <text:p text:style-name="P4">
Усього за добу українськими захисниками тут знищені 28 одиниць військовоїтехніки росіян та ворожий склад боєприпасів.</text:p>
      <text:p text:style-name="P4">
<text:span text:style-name="T4">
Читайте також:</text:span>
 <text:a xlink:type="simple" xlink:href="https://www.ukrinform.ua/rubric-ato/3732108-sili-oboroni-utrimuut-iniciativu-na-bahmutskomu-napramku-cerevatij.html" text:style-name="Internet_20_link" text:visited-style-name="Visited_20_Internet_20_Link">
 Сили оборони утримують ініціативу на Бахмутськомунапрямку — <text:span text:style-name="T4">
Череватий</text:span>
 </text:a>
</text:p>
      <text:p text:style-name="P4">
Серед знищеної техніки загарбників — шість танків, п'ять бойових бронемашин,чотири гармати Д-30, самохідна артилерійська установка 2С9 "Нона", трибезпілотники "Орлан-10", самохідна артилерійська установка "Акація", комплексдалекого візуального спостереження "Муром-М", станція радіоелектронноїборотьби тощо.</text:p>
      <text:p text:style-name="P4">
"Просуваємось", — додав командувач.</text:p>
      <text:p text:style-name="P4">
<text:span text:style-name="T4">
Читайте також:</text:span>
 <text:a xlink:type="simple" xlink:href="https://www.ukrinform.ua/rubric-ato/3732770-minoboroni-ukotre-zaklikae-telegramkanali-ne-povidomlati-pro-podii-na-fronti-u-rezimi-onlajn.html" text:style-name="Internet_20_link" text:visited-style-name="Visited_20_Internet_20_Link">
 Міноборони укотре закликає Телеграм-канали не повідомлятипро події на фронті у режимі онлайн </text:a>
</text:p>
      <text:p text:style-name="P4">
Як повідомляв Укрінформ, командувач Сухопутних військ Збройних сил Українигенерал-полковник Олександр Сирський заявив про успіх Сил оборони тапросування вперед <text:a xlink:type="simple" xlink:href="https://www.ukrinform.ua/rubric-ato/3732733-na-bahmutskomu-napramku-zsu-prosunulisa-i-povernuli-ranise-zahopleni-teritorii-sirskij.html" text:style-name="Internet_20_link" text:visited-style-name="Visited_20_Internet_20_Link">
 на Бахмутському напрямку</text:a>
 .</text:p>
      <text:p text:style-name="P4">
Source: <text:a xlink:type="simple" xlink:href="https://www.ukrinform.ua/rubric-ato/3732844-sili-oboroni-prosuvautsa-na-tavrijskomu-napramku-rosiani-za-dobu-vtratili-majze-dvi-roti.html" text:style-name="Internet_20_link" text:visited-style-name="Visited_20_Internet_20_Link">
https://www.ukrinform.ua/rubric-ato/3732844-sili-oboroni-prosuvautsa-na-tavrijskomu-napramku-rosiani-za-dobu-vtratili-majze-dvi-roti.html</text:a>
</text:p>
      <!--NEWS-->
      <text:h text:style-name="P10" text:outline-level="1">
<text:span text:style-name="T4">
США і Китай обговорили глобальні економічні та фінансові питання</text:span>
</text:h>
      <text:p text:style-name="P4">
Authors: Ukrinform (Person)</text:p>
      <text:p text:style-name="P4">
Publisher: Укринформ (Organization)</text:p>
      <text:p text:style-name="P4">
Published Time: 2023-07-07T16:50:29+03:00</text:p>
      <text:p text:style-name="P4">
Modified Time: 2023-07-07T16:50:29+03:00</text:p>
      <text:p text:style-name="P4">
Description: Міністр фінансів США Джанет Єллен під час візиту до Пекіна зустрілася з прем’єр-міністром КНР Лі Цяном, обговоривши наближення до «здорової економічної конкуренції» у відносинах між двома країнами. — Укрінформ.</text:p>
      <text:p text:style-name="P4">
Images: ['<text:a xlink:type="simple" xlink:href="https://static.ukrinform.com/photos/2018_09/thumb_files/630_360_1537627048-1298.gif" text:style-name="Internet_20_link" text:visited-style-name="Visited_20_Internet_20_Link">
630_360_15376...</text:a>
']</text:p>
      <text:p text:style-name="P4">
Tags: ['Економіка', 'Китай', 'США']</text:p>
      <text:p text:style-name="P4">
Type: Article</text:p>
      <!--METADATA-->
      <text:p text:style-name="P4">
<draw:frame draw:style-name="fr1" draw:name="Image108" text:anchor-type="as-char" svg:width="6.9236in" svg:height="3.956343in" draw:z-index="0">
<draw:image xlink:href="../Images/yкринформ/2023-07-07T16-50-29-03-00/630_360_1537627048-1298.gif" xlink:type="simple" xlink:show="embed" xlink:actuate="onLoad" draw:mime-type="image/gif"/>
</draw:frame>
 Міністрфінансів США Джанет Єллен під час візиту до Пекіна зустрілася з прем’єр-міністром КНР Лі Цяном, обговоривши наближення до «здорової економічноїконкуренції» у відносинах між двома країнами.</text:p>
      <text:p text:style-name="P4">
Про це йдеться в офіційній заяві Мінфіну США, оприлюдненій за результатамипереговорів, повідомляє Укрінформ.</text:p>
      <text:p text:style-name="P4">
«Зустріч була відвертою й конструктивною, ставши частиною поточних зусиль навиконання вказівок президента Байдена й голови Сі щодо поглибленнядвосторонніх дискусій після їхньої зустрічі в листопаді минулого року»,-зауважили в американському фінансовому відомстві.</text:p>
      <text:p text:style-name="P4">
Зазначається, що міністр Єллен порушила питання, які викликають занепокоєння.Вона, зокрема, обговорила «бажання адміністрації прагнути до здоровоїекономічної конкуренції з Китаєм, яка принесе користь обом економікам».</text:p>
      <text:p text:style-name="P4">
Крім того, Єллен наголосила на важливості тісного спілкування двох найбільшихекономік світу щодо глобальних макроекономічних і фінансових питань. У томучислі, йшлося про спільну відповідь на глобальні виклики, серед яких борговакриза в країнах з низьким рівнем доходу та економіках, що розвиваються, атакож зміна клімату.</text:p>
      <text:p text:style-name="P4">
<text:span text:style-name="T4">
Читайте також:</text:span>
 <text:a xlink:type="simple" xlink:href="https://www.ukrinform.ua/rubric-economy/3732652-pekin-zaavlae-so-obmezenna-eksportu-galiu-i-germaniu-ne-e-sprobou-tisku-na-akus-krainu.html" text:style-name="Internet_20_link" text:visited-style-name="Visited_20_Internet_20_Link">
 Пекін заявляє, що обмеження експорту галію і германію неє спробою тиску на якусь країну </text:a>
</text:p>
      <text:p text:style-name="P4">
Як повідомляв Укрінформ, міністр фінансів <text:a xlink:type="simple" xlink:href="https://www.ukrinform.ua/tag-ssa" text:style-name="Internet_20_link" text:visited-style-name="Visited_20_Internet_20_Link">
 США</text:a>
 Джанет Єллен прибула до Пекіна зчотириденним візитом, що, як очікується, буде зосереджений на налагодженнізв’язків між двома найбільшими економіками світу.</text:p>
      <text:p text:style-name="P4">
Source: <text:a xlink:type="simple" xlink:href="https://www.ukrinform.ua/rubric-economy/3732847-ssa-i-kitaj-obgovorili-globalni-ekonomicni-ta-finansovi-pitanna.html" text:style-name="Internet_20_link" text:visited-style-name="Visited_20_Internet_20_Link">
https://www.ukrinform.ua/rubric-economy/3732847-ssa-i-kitaj-obgovorili-globalni-ekonomicni-ta-finansovi-pitanna.html</text:a>
</text:p>
      <!--NEWS-->
      <text:h text:style-name="P10" text:outline-level="1">
<text:span text:style-name="T4">
Росіяни випустили чотири керовані авіабомби по Козацькому та Веселому на Херсонщині</text:span>
</text:h>
      <text:p text:style-name="P4">
Authors: Ukrinform (Person)</text:p>
      <text:p text:style-name="P4">
Publisher: Укринформ (Organization)</text:p>
      <text:p text:style-name="P4">
Published Time: 2023-07-07T16:52:00+03:00</text:p>
      <text:p text:style-name="P4">
Modified Time: 2023-07-07T16:52:00+03:00</text:p>
      <text:p text:style-name="P4">
Description: Росіяни випустили чотири керовані авіаційні бомби по Козацькому та Веселому на Херсонщині, пошкоджені житлові будинки та виробниче підприємство. — Укрінформ.</text:p>
      <text:p text:style-name="P4">
Images: ['<text:a xlink:type="simple" xlink:href="https://static.ukrinform.com/photos/2022_09/thumb_files/630_360_1664274176-191.jpg" text:style-name="Internet_20_link" text:visited-style-name="Visited_20_Internet_20_Link">
630_360_16642...</text:a>
']</text:p>
      <text:p text:style-name="P4">
Tags: ['Херсонщина', 'Обстріл', 'Війна з Росією']</text:p>
      <text:p text:style-name="P4">
Type: Article</text:p>
      <!--METADATA-->
      <text:p text:style-name="P4">
<draw:frame draw:style-name="fr1" draw:name="Image109" text:anchor-type="as-char" svg:width="6.9236in" svg:height="3.956343in" draw:z-index="0">
<draw:image xlink:href="../Images/yкринформ/2023-07-07T16-52-00-03-00/630_360_1664274176-191.jpg" xlink:type="simple" xlink:show="embed" xlink:actuate="onLoad" draw:mime-type="image/jpeg"/>
</draw:frame>
 Росіянивипустили чотири керовані авіаційні бомби по Козацькому та Веселому наХерсонщині, пошкоджені житлові будинки та виробниче підприємство.</text:p>
      <text:p text:style-name="P4">
Про це повідомили в <text:a xlink:type="simple" xlink:href="https://t.me/khersonskaODA/7781" text:style-name="Internet_20_link" text:visited-style-name="Visited_20_Internet_20_Link">
 Телеграмі </text:a>
 ХерсонськоїОВА, передає Укрінформ.</text:p>
      <text:p text:style-name="P4">
"Російська авіація продовжує “кошмарити” Козацьке та Веселе. Сьогодні близько10:00 по мирних населених пунктах окупанти випустили чотири керованіавіабомби. Через ворожі удари пошкоджено фасад памʼятки культури, приміщеннявиробничого підприємства та житлові будинки", - йдеться у дописі.</text:p>
      <text:p text:style-name="P4">
На щастя, мирні люди не постраждали.</text:p>
      <text:p text:style-name="P4">
<text:span text:style-name="T4">
Читайте також:</text:span>
 <text:a xlink:type="simple" xlink:href="https://www.ukrinform.ua/rubric-ato/3732793-armia-rf-obstrilala-zaporizza.html" text:style-name="Internet_20_link" text:visited-style-name="Visited_20_Internet_20_Link">
 Армія РФ <text:span text:style-name="T4">
обстр</text:span>
 іляла Запоріжжя</text:a>
</text:p>
      <text:p text:style-name="P4">
Як повідомлялося, за минулу добу противник здійснив 77 <text:a xlink:type="simple" xlink:href="https://www.ukrinform.ua/tag-obstril" text:style-name="Internet_20_link" text:visited-style-name="Visited_20_Internet_20_Link">
 обстрілів</text:a>
 , випустивши 371 снаряд з мінометів,артилерії, танків, «Градів», авіації та БПЛА. По місту Херсон ворог випустив37 снарядів. Російські військові влучили у житлові квартали населених пунктівобласті; будинок культури у селі Таврійське та заклад торгівлі у Херсоні.</text:p>
      <text:p text:style-name="P4">
Зазначається, що через російську агресію 10 людей отримали поранення.</text:p>
      <text:p text:style-name="P4">
<text:span text:style-name="T5">
Фото ілюстративне</text:span>
</text:p>
      <text:p text:style-name="P4">
Source: <text:a xlink:type="simple" xlink:href="https://www.ukrinform.ua/rubric-ato/3732856-rosiani-vipustili-cotiri-kerovani-aviabombi-po-kozackomu-ta-veselomu-na-hersonsini.html" text:style-name="Internet_20_link" text:visited-style-name="Visited_20_Internet_20_Link">
https://www.ukrinform.ua/rubric-ato/3732856-rosiani-vipustili-cotiri-kerovani-aviabombi-po-kozackomu-ta-veselomu-na-hersonsini.html</text:a>
</text:p>
      <!--NEWS-->
      <text:h text:style-name="P10" text:outline-level="1">
<text:span text:style-name="T4">
Україна зацікавлена у купівлі та виробництві зі Словаччиною техніки для розмінування – Зеленський</text:span>
</text:h>
      <text:p text:style-name="P4">
Authors: Ukrinform (Person)</text:p>
      <text:p text:style-name="P4">
Publisher: Укринформ (Organization)</text:p>
      <text:p text:style-name="P4">
Published Time: 2023-07-07T16:53:00+03:00</text:p>
      <text:p text:style-name="P4">
Modified Time: 2023-07-07T16:53:00+03:00</text:p>
      <text:p text:style-name="P4">
Description: Президент Володимир Зеленський заявив про готовність України купувати словацьку техніку для розмінування та створювати спільні виробництва такої техніки, а також снарядів та гармат. — Укрінформ.</text:p>
      <text:p text:style-name="P4">
Images: ['<text:a xlink:type="simple" xlink:href="https://static.ukrinform.com/photos/2023_07/thumb_files/630_360_1688733850-5634.jpeg" text:style-name="Internet_20_link" text:visited-style-name="Visited_20_Internet_20_Link">
630_360_16887...</text:a>
']</text:p>
      <text:p text:style-name="P4">
Tags: ['Розмінування', 'Зброя', 'Словаччина', 'Зеленський']</text:p>
      <text:p text:style-name="P4">
Type: Article</text:p>
      <!--METADATA-->
      <text:p text:style-name="P4">
<draw:frame draw:style-name="fr1" draw:name="Image110" text:anchor-type="as-char" svg:width="6.9236in" svg:height="3.956343in" draw:z-index="0">
<draw:image xlink:href="../Images/yкринформ/2023-07-07T16-53-00-03-00/630_360_1688733850-5634.jpeg" xlink:type="simple" xlink:show="embed" xlink:actuate="onLoad" draw:mime-type="image/jpeg"/>
</draw:frame>
Президент Володимир Зеленський заявив про готовність України купуватисловацьку техніку для розмінування та створювати спільні виробництва такоїтехніки, а також снарядів та гармат.</text:p>
      <text:p text:style-name="P4">
Про це він сказав під час спільної з Президенткою Словаччини Зузаною Чапутовою<text:a xlink:type="simple" xlink:href="https://www.youtube.com/watch" text:style-name="Internet_20_link" text:visited-style-name="Visited_20_Internet_20_Link">
 пресконференції</text:a>
у Братиславі, повідомляє кореспондент Укрінформу.</text:p>
      <text:p text:style-name="P4">
«Вдячний за готовність допомагати і гуманітарним <text:a xlink:type="simple" xlink:href="https://www.ukrinform.ua/tag-rozminuvanna" text:style-name="Internet_20_link" text:visited-style-name="Visited_20_Internet_20_Link">
 розмінуванням</text:a>
 . Ми готові купувати відповіднусловацьку техніку, ми в цьому зацікавлені, і створювати нові виробництва такоїтехніки для розмінування. Україна і Словаччина разом можуть стати донорамиглобальної захищеності людей від глобальної мінної загрози», - сказавЗеленський.</text:p>
      <text:p text:style-name="P4">
Крім того, він розповів, що напередодні зі Словаччиною було підписано контрактпро виробництво 16 самохідних гаубиць «Зузана-2».</text:p>
      <text:p text:style-name="P4">
<text:span text:style-name="T4">
Читайте також:</text:span>
 <text:a xlink:type="simple" xlink:href="https://www.ukrinform.ua/rubric-polytics/3732767-zelenskij-zustrivsa-z-prezidentkou-slovaccini.html" text:style-name="Internet_20_link" text:visited-style-name="Visited_20_Internet_20_Link">
 Зеленський зустрівся з президенткою <text:span text:style-name="T4">
Словаччини</text:span>
</text:a>
</text:p>
      <text:p text:style-name="P4">
«Звичайно, ми працюємо і заради інших спільних виробництв – виробництваснарядів, виробництва гармат, тобто є кроки вперед, усе більше безпеки ібільше робочих місць», - сказав Президент.</text:p>
      <text:p text:style-name="P4">
Також він оголосив про готовність розвивати транспортне сполучення зіСловаччиною, робити більш активними наявні маршрути, створювати додатковіможливості для людей і країн. Зокрема, за його словами, це стосується напрямкуКошиці.</text:p>
      <text:p text:style-name="P4">
«Торкнулися і питання транзиту товарів через кордон – обидві наші країнизацікавлені, щоб усі питання, які є між нами, вирішувались в інтересах нашихнародів», - додав Зеленський.</text:p>
      <text:p text:style-name="P4">
Водночас він висловив вдячність Словаччині за солідарність з Україною, уженадану оборонну та іншу допомогу, прихисток українців.</text:p>
      <text:p text:style-name="P4">
Як повідомлялося, Президент Володимир <text:a xlink:type="simple" xlink:href="https://www.ukrinform.ua/rubric-polytics/3732743-zelenskij-vidvidue-slovaccinu.html" text:style-name="Internet_20_link" text:visited-style-name="Visited_20_Internet_20_Link">
 Зеленський у п’ятницю прибув з візитомдо Словаччини </text:a>
 , раніше протягом 6-7 липня відвідав Чехію таБолгарію.</text:p>
      <text:p text:style-name="P4">
<text:span text:style-name="T5">
Фото: ОП</text:span>
</text:p>
      <text:p text:style-name="P4">
Source: <text:a xlink:type="simple" xlink:href="https://www.ukrinform.ua/rubric-ato/3732851-ukraina-zacikavlena-u-kupivli-ta-virobnictvi-zi-slovaccinou-tehniki-dla-rozminuvanna-zelenskij.html" text:style-name="Internet_20_link" text:visited-style-name="Visited_20_Internet_20_Link">
https://www.ukrinform.ua/rubric-ato/3732851-ukraina-zacikavlena-u-kupivli-ta-virobnictvi-zi-slovaccinou-tehniki-dla-rozminuvanna-zelenskij.html</text:a>
</text:p>
      <!--NEWS-->
      <text:h text:style-name="P10" text:outline-level="1">
<text:span text:style-name="T4">
На Чернігівщині водолази дістали з Десни тіла двох дівчат-підлітків</text:span>
</text:h>
      <text:p text:style-name="P4">
Authors: Ukrinform (Person)</text:p>
      <text:p text:style-name="P4">
Publisher: Укринформ (Organization)</text:p>
      <text:p text:style-name="P4">
Published Time: 2023-07-07T16:54:06+03:00</text:p>
      <text:p text:style-name="P4">
Modified Time: 2023-07-07T16:54:06+03:00</text:p>
      <text:p text:style-name="P4">
Description: Водолази дістали з р.Десни в Чернігівській області тіла двох дівчат 2008 року народження. — Укрінформ.</text:p>
      <text:p text:style-name="P4">
Images: ['<text:a xlink:type="simple" xlink:href="https://static.ukrinform.com/photos/2018_07/thumb_files/630_360_1531289364-8320-vodolaz-pogruzaetsa-v-vodu-vo-vrema-voennomorskih-ucenij-si-briz2018-foto-lasonok-nina-ukrinform.jpg" text:style-name="Internet_20_link" text:visited-style-name="Visited_20_Internet_20_Link">
630_360_15312...</text:a>
']</text:p>
      <text:p text:style-name="P4">
Tags: ['Десна', 'Загибель', 'Чернігівщина']</text:p>
      <text:p text:style-name="P4">
Type: Article</text:p>
      <!--METADATA-->
      <text:p text:style-name="P4">
<draw:frame draw:style-name="fr1" draw:name="Image111" text:anchor-type="as-char" svg:width="6.9236in" svg:height="3.956343in" draw:z-index="0">
<draw:image xlink:href="../Images/yкринформ/2023-07-07T16-54-06-03-00/630_360_1531289364-8320-vodolaz-pogruzaetsa-v-vodu-vo-vrema-voennomorskih-ucenij-si-briz2018-foto-lasonok-nina-ukrinform.jpg" xlink:type="simple" xlink:show="embed" xlink:actuate="onLoad" draw:mime-type="image/jpeg"/>
</draw:frame>
 Водолази дістали з р.Десни в Чернігівській області тіладвох дівчат 2008 року народження.</text:p>
      <text:p text:style-name="P4">
Про це інформує <text:a xlink:type="simple" xlink:href="http://dsns.gov.ua/uk/news/nadzvicaini-podiyi/vinnicka-oblast-riatuvalniki-proveli-osvitniu-robotu-z-doroslimi-i-ditmi-u-silskii-miscevosti" text:style-name="Internet_20_link" text:visited-style-name="Visited_20_Internet_20_Link">
 пресслужба ДСНС </text:a>
 , передає Укрінформ.</text:p>
      <text:p text:style-name="P4">
“Станом на 16:00, водолази виявили та підняли на поверхню з річки Десна тіладвох дівчат, 2008 р.н., які зникли поблизу с. Оболоння Коропськоїтериторіальної громади Новгород-Сіверського району”, - йдеться у повідомленні.</text:p>
      <text:p text:style-name="P4">
<text:span text:style-name="T4">
Читайте також:</text:span>
 <text:a xlink:type="simple" xlink:href="https://www.ukrinform.ua/rubric-kyiv/3724708-u-stolicnij-bagatopoverhivci-znajsli-tila-dvoh-nepovnolitnih-divcat.html" text:style-name="Internet_20_link" text:visited-style-name="Visited_20_Internet_20_Link">
 У столичній багатоповерхівці знайшли <text:span text:style-name="T4">
тіла</text:span>
 двохнеповнолітніх дівчат </text:a>
</text:p>
      <text:p text:style-name="P4">
Як повідомляв <text:a xlink:type="simple" xlink:href="https://www.ukrinform.ua/rubric-regions/3732679-na-cernigivsini-na-berezi-desni-znikli-dvoe-divcatpidlitkiv.html" text:style-name="Internet_20_link" text:visited-style-name="Visited_20_Internet_20_Link">
 Укрінформ </text:a>
 , до пошуків зниклих дівчат було залучено 31 особу,чотири одиниці техніки та два плавзасоби. Розшукували не лише рятувальники,водолази, <text:a xlink:type="simple" xlink:href="https://www.ukrinform.ua/tag-policia" text:style-name="Internet_20_link" text:visited-style-name="Visited_20_Internet_20_Link">
 поліцейські </text:a>
 , а й місцевіжителі.</text:p>
      <text:p text:style-name="P4">
Фото ілюстративне</text:p>
      <text:p text:style-name="P4">
Source: <text:a xlink:type="simple" xlink:href="https://www.ukrinform.ua/rubric-regions/3732849-na-cernigivsini-vodolazi-distali-z-desni-tila-dvoh-divcatpidlitkiv.html" text:style-name="Internet_20_link" text:visited-style-name="Visited_20_Internet_20_Link">
https://www.ukrinform.ua/rubric-regions/3732849-na-cernigivsini-vodolazi-distali-z-desni-tila-dvoh-divcatpidlitkiv.html</text:a>
</text:p>
      <!--NEWS-->
      <text:h text:style-name="P10" text:outline-level="1">
<text:span text:style-name="T4">
Вихідні в Україні будуть спекотними, місцями - грози</text:span>
</text:h>
      <text:p text:style-name="P4">
Authors: Ukrinform (Person)</text:p>
      <text:p text:style-name="P4">
Publisher: Укринформ (Organization)</text:p>
      <text:p text:style-name="P4">
Published Time: 2023-07-07T16:58:00+03:00</text:p>
      <text:p text:style-name="P4">
Modified Time: 2023-07-07T23:58:00+03:00</text:p>
      <text:p text:style-name="P4">
Description: Погода на вихідних 8-9 липня у багатьох регіонах України буде по-справжньому літньою – зі спекою та грозами. Новий тиждень розпочнеться з короткочасних дощів і гроз майже по всій Україні, температура повітря дещо знизиться. — Укрінформ.</text:p>
      <text:p text:style-name="P4">
Images: ['<text:a xlink:type="simple" xlink:href="https://static.ukrinform.com/photos/2022_06/thumb_files/630_360_1655207823-384.jpeg" text:style-name="Internet_20_link" text:visited-style-name="Visited_20_Internet_20_Link">
630_360_16552...</text:a>
']</text:p>
      <text:p text:style-name="P4">
Tags: ['Гроза', 'Погода', 'Спека', 'Літо']</text:p>
      <text:p text:style-name="P4">
Type: Article</text:p>
      <!--METADATA-->
      <text:p text:style-name="P4">
<draw:frame draw:style-name="fr1" draw:name="Image112" text:anchor-type="as-char" svg:width="6.9236in" svg:height="3.956343in" draw:z-index="0">
<draw:image xlink:href="../Images/yкринформ/2023-07-07T16-58-00-03-00/630_360_1655207823-384.jpeg" xlink:type="simple" xlink:show="embed" xlink:actuate="onLoad" draw:mime-type="image/jpeg"/>
</draw:frame>
 Погода навихідних 8-9 липня у багатьох регіонах України буде по-справжньому літньою –зі спекою та грозами. Новий тиждень розпочнеться з короткочасних дощів і грозмайже по всій Україні, температура повітря дещо знизиться.</text:p>
      <text:p text:style-name="P4">
Про це Укрінформу повідомили в Sinoptik.ua.</text:p>
      <text:p text:style-name="P4">
Так, у суботу в Донецькій, Луганській, Запорізькій, Дніпропетровській, <text:a xlink:type="simple" xlink:href="http://ua.sinoptik.ua/%D0%BF%D0%BE%D0%B3%D0%BE%D0%B4%D0%B0-%D1%85%D0%B0%D1%80%D0%BA%D1%96%D0%B2" text:style-name="Internet_20_link" text:visited-style-name="Visited_20_Internet_20_Link">
Харківській</text:a>
та Херсонській областях стовпчики термометрів піднімуться до +31...+33 °С. Нарешті території країни температурні показники будуть набагато комфортнішими: уцентрі, на Закарпатті та в Сумській області — +24…+26 °С, у більшості західнихта північних областей – +20…+23 °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На сході, півдні, у Полтавській, Кіровоградській та Черкаській областях погодав суботу буде хмарною, з дощами та грозами.</text:p>
      <text:p text:style-name="P4">
У неділю практично по всій Україні буде хмарно, але без опадів. <text:a xlink:type="simple" xlink:href="https://www.ukrinform.ua/tag-dos" text:style-name="Internet_20_link" text:visited-style-name="Visited_20_Internet_20_Link">
 Дощі</text:a>
 та грози можливі лише на півдні,південному сході та сході. У Сумській області термометри покажуть +22…+24 °С,в <text:a xlink:type="simple" xlink:href="http://ua.sinoptik.ua/%D0%BF%D0%BE%D0%B3%D0%BE%D0%B4%D0%B0-%D0%BE%D0%B4%D0%B5%D1%81%D0%B0" text:style-name="Internet_20_link" text:visited-style-name="Visited_20_Internet_20_Link">
 Одеській</text:a>
, Миколаївській та Закарпатській областях – +28…+29 °С, у решті регіонів –+25…+27 °С.</text:p>
      <text:p text:style-name="P4">
<text:span text:style-name="T4">
Читайте також:</text:span>
 <text:a xlink:type="simple" xlink:href="https://www.ukrinform.ua/rubric-world/3732304-rekordna-speka-na-planeti-trimaetsa-vze-tretij-den-pospil.html" text:style-name="Internet_20_link" text:visited-style-name="Visited_20_Internet_20_Link">
 Рекордна спека на планеті тримається вже третій деньпоспіль </text:a>
</text:p>
      <text:p text:style-name="P4">
Новий тиждень розпочнеться з короткочасних дощів і гроз по всій Україні, крімпівдня та Запорізької області. На півночі температура повітря у понеділокстановитиме +20…+22 °С, на заході, сході та в центрі – +23…+25 °С.Найспекотніша погода на початку тижня буде на півдні та Закарпатті – до +28°С.</text:p>
      <text:p text:style-name="P4">
Source: <text:a xlink:type="simple" xlink:href="https://www.ukrinform.ua/rubric-regions/3732709-vihidni-v-ukraini-budut-spekotnimi-miscami-grozi.html" text:style-name="Internet_20_link" text:visited-style-name="Visited_20_Internet_20_Link">
https://www.ukrinform.ua/rubric-regions/3732709-vihidni-v-ukraini-budut-spekotnimi-miscami-grozi.html</text:a>
</text:p>
      <!--NEWS-->
      <text:h text:style-name="P10" text:outline-level="1">
<text:span text:style-name="T4">
Епіфаній освятив монастир у Дрогобичі, який перейшов з УПЦ МП до ПЦУ</text:span>
</text:h>
      <text:p text:style-name="P4">
Authors: Ukrinform (Person)</text:p>
      <text:p text:style-name="P4">
Publisher: Укринформ (Organization)</text:p>
      <text:p text:style-name="P4">
Published Time: 2023-07-07T16:59:00+03:00</text:p>
      <text:p text:style-name="P4">
Modified Time: 2023-07-07T16:59:00+03:00</text:p>
      <text:p text:style-name="P4">
Description: У Дрогобичі на Львівщині Митрополит Київський і всієї України Епіфаній освятив престол та монастир святого Іоана Хрестителя, який перейшов з УПЦ МП до Православної церкви України (ПЦУ). — Укрінформ.</text:p>
      <text:p text:style-name="P4">
Images: ['<text:a xlink:type="simple" xlink:href="https://static.ukrinform.com/photos/2023_07/thumb_files/630_360_1688738175-6924.jpeg" text:style-name="Internet_20_link" text:visited-style-name="Visited_20_Internet_20_Link">
630_360_16887...</text:a>
']</text:p>
      <text:p text:style-name="P4">
Tags: ['Львівщина', 'УПЦ МП', 'Дрогобич', 'Епіфаній', 'Православна церква України', 'Монастир']</text:p>
      <text:p text:style-name="P4">
Type: Article</text:p>
      <!--METADATA-->
      <text:p text:style-name="P4">
<draw:frame draw:style-name="fr1" draw:name="Image113" text:anchor-type="as-char" svg:width="6.9236in" svg:height="3.956343in" draw:z-index="0">
<draw:image xlink:href="../Images/yкринформ/2023-07-07T16-59-00-03-00/630_360_1688738175-6924.jpeg" xlink:type="simple" xlink:show="embed" xlink:actuate="onLoad" draw:mime-type="image/jpeg"/>
</draw:frame>
 УДрогобичі на Львівщині Митрополит Київський і всієї України Епіфаній освятивпрестол та монастир святого Іоана Хрестителя, який перейшов з УПЦ МП доПравославної церкви України (ПЦУ).</text:p>
      <text:p text:style-name="P4">
Про це в <text:a xlink:type="simple" xlink:href="https://t.me/kozytskyy_maksym_official/9103" text:style-name="Internet_20_link" text:visited-style-name="Visited_20_Internet_20_Link">
 Телеграмі </text:a>
 повідомивначальник Львівської ОВА Максим Козицький, передає Укрінформ.</text:p>
      <text:p text:style-name="P4">
</text:p>
      <text:p text:style-name="P4">
<text:a xlink:type="simple" xlink:href="https://static.ukrinform.com/photos/2023_07/1688738177-6672.jpeg" text:style-name="Internet_20_link" text:visited-style-name="Visited_20_Internet_20_Link">
 </text:a>
 <text:a xlink:type="simple" xlink:href="https://static.ukrinform.com/photos/2023_07/1688738174-3214.jpeg" text:style-name="Internet_20_link" text:visited-style-name="Visited_20_Internet_20_Link">
</text:a>
 <text:a xlink:type="simple" xlink:href="https://static.ukrinform.com/photos/2023_07/1688738174-5151.jpeg" text:style-name="Internet_20_link" text:visited-style-name="Visited_20_Internet_20_Link">
</text:a>
 <text:a xlink:type="simple" xlink:href="https://static.ukrinform.com/photos/2023_07/1688738174-5102.jpeg" text:style-name="Internet_20_link" text:visited-style-name="Visited_20_Internet_20_Link">
</text:a>
 <text:a xlink:type="simple" xlink:href="https://static.ukrinform.com/photos/2023_07/1688738175-3120.jpeg" text:style-name="Internet_20_link" text:visited-style-name="Visited_20_Internet_20_Link">
</text:a>
 <text:a xlink:type="simple" xlink:href="https://static.ukrinform.com/photos/2023_07/1688738175-1622.jpeg" text:style-name="Internet_20_link" text:visited-style-name="Visited_20_Internet_20_Link">
</text:a>
 <text:a xlink:type="simple" xlink:href="https://static.ukrinform.com/photos/2023_07/1688738175-6924.jpeg" text:style-name="Internet_20_link" text:visited-style-name="Visited_20_Internet_20_Link">
<draw:frame draw:style-name="fr1" draw:name="Image121" text:anchor-type="as-char" svg:width="6.9236in" svg:height="3.956343in" draw:z-index="0">
<draw:image xlink:href="../Images/yкринформ/2023-07-07T16-59-00-03-00/630_360_1688738175-6924.jpeg" xlink:type="simple" xlink:show="embed" xlink:actuate="onLoad" draw:mime-type="image/jpeg"/>
</draw:frame>
</text:a>
 <text:a xlink:type="simple" xlink:href="https://static.ukrinform.com/photos/2023_07/1688738175-6560.jpeg" text:style-name="Internet_20_link" text:visited-style-name="Visited_20_Internet_20_Link">
</text:a>
 <text:a xlink:type="simple" xlink:href="https://static.ukrinform.com/photos/2023_07/1688738176-7731.jpeg" text:style-name="Internet_20_link" text:visited-style-name="Visited_20_Internet_20_Link">
</text:a>
 <text:a xlink:type="simple" xlink:href="https://static.ukrinform.com/photos/2023_07/1688738176-4430.jpeg" text:style-name="Internet_20_link" text:visited-style-name="Visited_20_Internet_20_Link">
</text:a>
 <text:a xlink:type="simple" xlink:href="https://static.ukrinform.com/photos/2023_07/1688738176-8632.jpeg" text:style-name="Internet_20_link" text:visited-style-name="Visited_20_Internet_20_Link">
</text:a>
 <text:a xlink:type="simple" xlink:href="https://static.ukrinform.com/photos/2023_07/1688738177-9757.jpeg" text:style-name="Internet_20_link" text:visited-style-name="Visited_20_Internet_20_Link">
</text:a>
 <text:a xlink:type="simple" xlink:href="https://static.ukrinform.com/photos/2023_07/1688738177-6480.jpeg" text:style-name="Internet_20_link" text:visited-style-name="Visited_20_Internet_20_Link">
</text:a>
 <text:a xlink:type="simple" xlink:href="https://static.ukrinform.com/photos/2023_07/1688738177-2064.jpeg" text:style-name="Internet_20_link" text:visited-style-name="Visited_20_Internet_20_Link">
</text:a>
</text:p>
      <text:p text:style-name="P4">
«До травня 2022 року цей храм належав до московського патріархату, алерелігійна громада вирішила приєднатися до Православної церкви України.Сьогодні Блаженніший Митрополит Київський і всієї України <text:a xlink:type="simple" xlink:href="https://www.ukrinform.ua/tag-epifanij" text:style-name="Internet_20_link" text:visited-style-name="Visited_20_Internet_20_Link">
 Епіфаній</text:a>
 у співслужінні архієреїв тадуховенства освятив монастир святого Іоана Хрестителя у Дрогобичі», - написавКозицький.</text:p>
      <text:p text:style-name="P4">
Як повідомили у Львівській ОВА, Дрогобицька міська рада 18 серпня 2022 рокуухвалила рішення про затвердження проєкту землеустрою та передачу в постійнекористування земельної ділянки Дрогобицько-Самбірській єпархії ПравославноїЦеркви України.</text:p>
      <text:p text:style-name="P4">
<text:span text:style-name="T4">
Читайте також:</text:span>
 <text:a xlink:type="simple" xlink:href="https://www.ukrinform.ua/rubric-regions/3728703-na-bukovini-z-pocatku-roku-do-pcu-perejsli-cotiri-religijni-gromadi.html" text:style-name="Internet_20_link" text:visited-style-name="Visited_20_Internet_20_Link">
 На Буковині з початку року до ПЦУ перейшли чотирирелігійні громади </text:a>
</text:p>
      <text:p text:style-name="P4">
У колишньому храмі московського патріархату Дрогобицько-Самбірська єпархіястворила Гарнізонний храм імені Петра Сагайдачного та монастир святого ІоанаХрестителя. Настоятелем монастиря святого Іоана Хрестителя ПЦУ станом насьогодні є архімандрит Никон.</text:p>
      <text:p text:style-name="P4">
Як повідомляв Укрінформ, Києво-Печерська і Почаївська лаври, які поки що підюрисдикцією Української православної церкви Московського патріархату,долучаться до єдиної Православної церкви України.</text:p>
      <text:p text:style-name="P4">
<text:span text:style-name="T4">
Читайте також:</text:span>
 <text:a xlink:type="simple" xlink:href="https://www.ukrinform.ua/rubric-regions/3728187-na-cerkasini-se-odna-gromada-perejsla-do-pcu.html" text:style-name="Internet_20_link" text:visited-style-name="Visited_20_Internet_20_Link">
 На Черкащині ще одна громада перейшла до ПЦУ</text:a>
</text:p>
      <text:p text:style-name="P4">
Згідно з соціологічними опитуваннями, <text:a xlink:type="simple" xlink:href="https://www.ukrinform.ua/rubric-society/3731757-epifanij-pro-perehid-kievopecerskoi-ta-pocaivskoi-lavri-potribno-triski-poterpiti.html" text:style-name="Internet_20_link" text:visited-style-name="Visited_20_Internet_20_Link">
 тільки 4% населення України</text:a>
 підтримуютьросійську православну церкву <text:a xlink:type="simple" xlink:href="https://www.ukrinform.ua/rubric-society/3731757-epifanij-pro-perehid-kievopecerskoi-ta-pocaivskoi-lavri-potribno-triski-poterpiti.html" text:style-name="Internet_20_link" text:visited-style-name="Visited_20_Internet_20_Link">
 . </text:a>
</text:p>
      <text:p text:style-name="P4">
Національний заповідник "Києво-Печерська лавра" оголосив про розірваннядоговору про оренду з Українською православною церквою Московськогопатріархату з 29 березня 2023 року, проте тривалий час невідомі особи зачинялиприміщення Лаври зсередини та перешкоджали початку діяльності комісії зінвентаризації майна.</text:p>
      <text:p text:style-name="P4">
Source: <text:a xlink:type="simple" xlink:href="https://www.ukrinform.ua/rubric-regions/3732852-epifanij-osvativ-monastir-u-drogobici-akij-perejsov-z-upc-mp-do-pcu.html" text:style-name="Internet_20_link" text:visited-style-name="Visited_20_Internet_20_Link">
https://www.ukrinform.ua/rubric-regions/3732852-epifanij-osvativ-monastir-u-drogobici-akij-perejsov-z-upc-mp-do-pcu.html</text:a>
</text:p>
      <!--NEWS-->
      <text:h text:style-name="P10" text:outline-level="1">
<text:span text:style-name="T4">
Генсек НАТО: Україна на момент завершення війни має отримати запобіжники від повторення атаки РФ</text:span>
</text:h>
      <text:p text:style-name="P4">
Authors: Ukrinform (Person)</text:p>
      <text:p text:style-name="P4">
Publisher: Укринформ (Organization)</text:p>
      <text:p text:style-name="P4">
Published Time: 2023-07-07T17:02:00+03:00</text:p>
      <text:p text:style-name="P4">
Modified Time: 2023-07-07T17:02:00+03:00</text:p>
      <text:p text:style-name="P4">
Description: На момент завершення війни вже мають бути створені такі міжнародно-правові умови, які унеможливлять будь-які спроби Росії повторити атаку проти України. — Укрінформ.</text:p>
      <text:p text:style-name="P4">
Images: ['<text:a xlink:type="simple" xlink:href="https://static.ukrinform.com/photos/2022_11/thumb_files/630_360_1668589929-696.jpg" text:style-name="Internet_20_link" text:visited-style-name="Visited_20_Internet_20_Link">
630_360_16685...</text:a>
']</text:p>
      <text:p text:style-name="P4">
Tags: ['Столтенберг', 'Україна', 'Росія', 'Війна']</text:p>
      <text:p text:style-name="P4">
Type: Article</text:p>
      <!--METADATA-->
      <text:p text:style-name="P4">
<draw:frame draw:style-name="fr1" draw:name="Image129" text:anchor-type="as-char" svg:width="6.9236in" svg:height="3.956343in" draw:z-index="0">
<draw:image xlink:href="../Images/yкринформ/2023-07-07T17-02-00-03-00/630_360_1668589929-696.jpg" xlink:type="simple" xlink:show="embed" xlink:actuate="onLoad" draw:mime-type="image/jpeg"/>
</draw:frame>
 На моментзавершення війни вже мають бути створені такі міжнародно-правові умови, якіунеможливлять будь-які спроби Росії повторити атаку проти України.</text:p>
      <text:p text:style-name="P4">
Про це заявив генеральний секретар НАТО Єнс Столтенберг на пресконференції уБрюсселі, відповідаючи на запитання кореспондента Укрінформу щодо можливостіобговорення на саміті Альянсу у Вільнюсі гарантій безпеки для України.</text:p>
      <text:p text:style-name="P4">
«Коли війна завершиться, буде важливо вже мати погоджені рамкові умови, якізабезпечать, що президент Путін і Росія не зможуть дати відпочинок своїмсилам, передислокувати їх, провести їх тренування, переозброїти та зновуатакувати. Ми маємо створити такі рамкові умови, щоб надати Україні все, чоговона потребує, щоб Росія не могла атакувати знову», - наголосив <text:a xlink:type="simple" xlink:href="https://www.ukrinform.ua/tag-stoltenberg" text:style-name="Internet_20_link" text:visited-style-name="Visited_20_Internet_20_Link">
 Столтенберг</text:a>
 .</text:p>
      <text:p text:style-name="P4">
За його словами, нагальним завданням для союзників є військова підтримкаУкраїни. Що більше території Україна буде спроможною визволити, то сильнішимибудуть її позиції за столом переговорів з метою пошуку шляхів для широкого,тривалого та справедливого завершення цієї війни.</text:p>
      <text:p text:style-name="P4">
«Це точно те, що наразі обговорюють союзники. Це є частиною обговорень питаннящодо членства (України) в НАТО. Я переконаний, що ми як союзники по НАТОзнайдемо спільний шлях для просування у відповідь на запит України щодочленства. Ми також приймемо важливі рішення щодо взаємосумісності та іншихречей, що наблизять Україну до НАТО», - сказав керівник Альянсу.</text:p>
      <text:p text:style-name="P4">
Він зауважив, що декілька країн-союзниць проводять двосторонні (у деякихвипадках багатосторонні) консультації з Україною щодо різного роду заходівбезпеки та можливих зусиль у цій сфері. Союзники по НАТО поінформовані протакі консультації, які доповнюватимуть спільні зусилля Альянсу з підтримкиУкраїни, про продовження яких НАТО просить усі країни-союзниці.</text:p>
      <text:p text:style-name="P4">
«Ми приймаємо наші рішення як суверенні незалежні держави, разом з Україною,тож це не справа Росії - заперечувати або накладати вето на такі рішення. Мидопомагаємо Україні виграти цю війну, надаємо їй військову допомогу та будемопродовжувати це робити», - наголосив Столтенберг.</text:p>
      <text:p text:style-name="P4">
<text:span text:style-name="T4">
Читайте також:</text:span>
 <text:a xlink:type="simple" xlink:href="https://www.ukrinform.ua/rubric-polytics/3732764-vilnuskij-samit-nablizit-ukrainu-do-nato-ta-zmicnit-ii-stoltenberg.html" text:style-name="Internet_20_link" text:visited-style-name="Visited_20_Internet_20_Link">
 Вільнюський саміт наблизить Україну до НАТО та зміцнитьїї - <text:span text:style-name="T4">
Столтенберг</text:span>
 </text:a>
</text:p>
      <text:p text:style-name="P4">
Як повідомлялося, 11-12 липня у Вільнюсі відбудеться саміт НАТО, одним зголовних питань якого буде продовження допомоги Україні у її боротьбі протиросійської агресії, а також заходи зміцнення системи стримування та оборониАльянсу.</text:p>
      <text:p text:style-name="P4">
Source: <text:a xlink:type="simple" xlink:href="https://www.ukrinform.ua/rubric-polytics/3732853-gensek-nato-ukraina-na-moment-zaversenna-vijni-mae-otrimati-zapobizniki-vid-povtorenna-ataki-rf.html" text:style-name="Internet_20_link" text:visited-style-name="Visited_20_Internet_20_Link">
https://www.ukrinform.ua/rubric-polytics/3732853-gensek-nato-ukraina-na-moment-zaversenna-vijni-mae-otrimati-zapobizniki-vid-povtorenna-ataki-rf.html</text:a>
</text:p>
      <!--NEWS-->
      <text:h text:style-name="P10" text:outline-level="1">
<text:span text:style-name="T4">
Валерій Лучкевич – гравець «Колоса»</text:span>
</text:h>
      <text:p text:style-name="P4">
Authors: Ukrinform (Person)</text:p>
      <text:p text:style-name="P4">
Publisher: Укринформ (Organization)</text:p>
      <text:p text:style-name="P4">
Published Time: 2023-07-07T17:04:00+03:00</text:p>
      <text:p text:style-name="P4">
Modified Time: 2023-07-07T17:04:00+03:00</text:p>
      <text:p text:style-name="P4">
Description: Лучкевич буде грати під 27-м номером. — Укрінформ.</text:p>
      <text:p text:style-name="P4">
Images: ['<text:a xlink:type="simple" xlink:href="https://static.ukrinform.com/photos/2023_07/thumb_files/630_360_1688738509-399.jpg" text:style-name="Internet_20_link" text:visited-style-name="Visited_20_Internet_20_Link">
630_360_16887...</text:a>
']</text:p>
      <text:p text:style-name="P4">
Tags: ['Футбол', 'Колос Ковалівка']</text:p>
      <text:p text:style-name="P4">
Type: Article</text:p>
      <!--METADATA-->
      <text:p text:style-name="P4">
<draw:frame draw:style-name="fr1" draw:name="Image130" text:anchor-type="as-char" svg:width="6.9236in" svg:height="3.956343in" draw:z-index="0">
<draw:image xlink:href="../Images/yкринформ/2023-07-07T17-04-00-03-00/630_360_1688738509-399.jpg" xlink:type="simple" xlink:show="embed" xlink:actuate="onLoad" draw:mime-type="image/jpeg"/>
</draw:frame>
 Лучкевичбуде грати під 27-м номером.</text:p>
      <text:p text:style-name="P4">
Захисник Валерій Лучкевич перейшов у «Колос», <text:a xlink:type="simple" xlink:href="https://www.instagram.com/p/CuZb99LsSUb/" text:style-name="Internet_20_link" text:visited-style-name="Visited_20_Internet_20_Link">
 повідомляє</text:a>
 пресслужба клубу в Інстаграмі,передає Укрінформ.</text:p>
      <text:p text:style-name="P4">
Лучкевич - вихованець запорізького «Металурга», з якого він перейшов до«Дніпра». Далі грав за бельгійський «Стандард» (з яким виграв Кубок Бельгії)та «Олександрію». Останні два сезони провів у «Дніпрі-1».</text:p>
      <text:p text:style-name="P4">
</text:p>
      <text:p text:style-name="P4">
В активі Лучкевича 19 матчів за молодіжну збірну України U-21. У минуломусезоні 27-річний футболіст провів 3 матчі за «Дніпро-1». Більшу частину сезонувін пропустив через травму.</text:p>
      <text:p text:style-name="P4">
<text:span text:style-name="T4">
Читайте також:</text:span>
 <text:a xlink:type="simple" xlink:href="https://www.ukrinform.ua/rubric-sports/3730133-kovalivskij-kolos-u-mizsezonna-pidsilili-cetvero-futbolistiv.html" text:style-name="Internet_20_link" text:visited-style-name="Visited_20_Internet_20_Link">
 Ковалівський « <text:span text:style-name="T4">
Колос</text:span>
 » у міжсезоння підсилили четверофутболістів </text:a>
</text:p>
      <text:p text:style-name="P4">
В «Колосі» Валерій буде грати під 27-м номером.</text:p>
      <text:p text:style-name="P4">
Фото: instagram.com/fckoloskovalivka</text:p>
      <text:p text:style-name="P4">
Source: <text:a xlink:type="simple" xlink:href="https://www.ukrinform.ua/rubric-sports/3732854-valerij-luckevic-gravec-kolosa.html" text:style-name="Internet_20_link" text:visited-style-name="Visited_20_Internet_20_Link">
https://www.ukrinform.ua/rubric-sports/3732854-valerij-luckevic-gravec-kolosa.html</text:a>
</text:p>
      <!--NEWS-->
      <text:h text:style-name="P10" text:outline-level="1">
<text:span text:style-name="T4">
На Житомирщині викрили фармкомпанію, яка продавала медикаменти російській армії</text:span>
</text:h>
      <text:p text:style-name="P4">
Authors: Ukrinform (Person)</text:p>
      <text:p text:style-name="P4">
Publisher: Укринформ (Organization)</text:p>
      <text:p text:style-name="P4">
Published Time: 2023-07-07T17:09:00+03:00</text:p>
      <text:p text:style-name="P4">
Modified Time: 2023-07-07T17:09:00+03:00</text:p>
      <text:p text:style-name="P4">
Description: Служба безпеки України викрила у співпраці з російськими загарбниками одне з фармацевтичних підприємств Житомирської області. — Укрінформ.</text:p>
      <text:p text:style-name="P4">
Images: ['<text:a xlink:type="simple" xlink:href="https://static.ukrinform.com/photos/2023_07/thumb_files/630_360_1688738687-923.jpeg" text:style-name="Internet_20_link" text:visited-style-name="Visited_20_Internet_20_Link">
630_360_16887...</text:a>
']</text:p>
      <text:p text:style-name="P4">
Tags: ['Медики', 'СБУ', 'Російські військові', 'Колаборант', 'Фармацевтика']</text:p>
      <text:p text:style-name="P4">
Type: Article</text:p>
      <!--METADATA-->
      <text:p text:style-name="P4">
<draw:frame draw:style-name="fr1" draw:name="Image132" text:anchor-type="as-char" svg:width="6.9236in" svg:height="3.956343in" draw:z-index="0">
<draw:image xlink:href="../Images/yкринформ/2023-07-07T17-09-00-03-00/630_360_1688738687-923.jpeg" xlink:type="simple" xlink:show="embed" xlink:actuate="onLoad" draw:mime-type="image/jpeg"/>
</draw:frame>
 Службабезпеки України викрила у співпраці з російськими загарбниками одне зфармацевтичних підприємств Житомирської області.</text:p>
      <text:p text:style-name="P4">
Як передає Укрінформ, про це повідомила <text:a xlink:type="simple" xlink:href="https://ssu.gov.ua/novyny/sbu-vykryla-farmakolohichnu-kompaniiu-na-zhytomyrshchyni-yaka-prodavala-medykamenty-rosiiskii-armii" text:style-name="Internet_20_link" text:visited-style-name="Visited_20_Internet_20_Link">
 СБУ.</text:a>
</text:p>
      <text:p text:style-name="P4">
Встановлено, що після повномасштабного вторгнення Російської Федерації вУкраїну підприємство налагодило приховану схему постачання українськихлікарських засобів до військових шпиталів РФ. Причетним до організаціїоборудки виявився директор компанії.</text:p>
      <text:p text:style-name="P4">
Серед основних товарів нелегального експорту були знеболювальні засоби, якіросіяни використовували на тимчасово захопленій території України длялікування своїх військових.</text:p>
      <text:p text:style-name="P4">
За даними СБУ, до лютого 2022 року компанія теж експортувала свою продукцію доРосії. Бізнес-партнером української фірми в країні-агресорці була установа, щовиконує державні замовлення російського Міністерства оборони.</text:p>
      <text:p text:style-name="P4">
</text:p>
      <text:p text:style-name="P4">
<text:a xlink:type="simple" xlink:href="https://static.ukrinform.com/photos/2023_07/1688737248-4705.jpeg" text:style-name="Internet_20_link" text:visited-style-name="Visited_20_Internet_20_Link">
 </text:a>
 <text:a xlink:type="simple" xlink:href="https://static.ukrinform.com/photos/2023_07/1688737248-6026.jpeg" text:style-name="Internet_20_link" text:visited-style-name="Visited_20_Internet_20_Link">
</text:a>
 <text:a xlink:type="simple" xlink:href="https://static.ukrinform.com/photos/2023_07/1688737248-5950.jpeg" text:style-name="Internet_20_link" text:visited-style-name="Visited_20_Internet_20_Link">
</text:a>
 <text:a xlink:type="simple" xlink:href="https://static.ukrinform.com/photos/2023_07/1688737248-1264.jpeg" text:style-name="Internet_20_link" text:visited-style-name="Visited_20_Internet_20_Link">
</text:a>
 <text:a xlink:type="simple" xlink:href="https://static.ukrinform.com/photos/2023_07/1688737248-4554.jpeg" text:style-name="Internet_20_link" text:visited-style-name="Visited_20_Internet_20_Link">
</text:a>
</text:p>
      <text:p text:style-name="P4">
Після початку повномасштабної війни та запровадження відповідних санкцій протиКремля менеджмент українського підприємства розробив механізм обходу введенихобмежень. Для цього організатор оборудки разом із російськими спільникамизадіяв низку підконтрольних комерційних структур на Близькому Сході та уЄвропейському Союзі.</text:p>
      <text:p text:style-name="P4">
<text:span text:style-name="T4">
Читайте також:</text:span>
 <text:a xlink:type="simple" xlink:href="https://www.ukrinform.ua/rubric-regions/3731775-sbu-vikrila-shemu-rozkradan-na-harkivskij-zaliznici-so-mogla-zirvati-postavki-tehniki-na-front.html" text:style-name="Internet_20_link" text:visited-style-name="Visited_20_Internet_20_Link">
 <text:span text:style-name="T4">
СБУ</text:span>
 <text:span text:style-name="T4">
викрила</text:span>
 схему розкрадань на Харківськійзалізниці, що могла зірвати поставки техніки на фронт</text:a>
</text:p>
      <text:p text:style-name="P4">
Спочатку ділки направляли українські медикаменти на адреси зарубіжних фірм,після чого змінювали товарно-транспортні накладні й переправляли продукціюфактичним замовникам з Росії.</text:p>
      <text:p text:style-name="P4">
Співробітники <text:a xlink:type="simple" xlink:href="https://www.ukrinform.ua/tag-sbu" text:style-name="Internet_20_link" text:visited-style-name="Visited_20_Internet_20_Link">
 СБУ </text:a>
 задокументували спробунезаконного переправлення до країни-агресорки майже 300 кілограмів медичнихзасобів.</text:p>
      <text:p text:style-name="P4">
Під час обшуків в офісах і виробничих приміщеннях української фармкомпаніївиявлені комп’ютери з доказами незаконної діяльності, контракт з фактичнимросійським покупцем медпрепаратів та російські сертифікати відповідності намедикаменти.</text:p>
      <text:p text:style-name="P4">
Директору українського підприємства оголошена підозра за ч. 1 ст. 111-2(пособництво державі-агресору) Кримінального кодексу України. Вирішуєтьсяпитання про обрання йому запобіжного заходу у вигляді тримання під вартою.</text:p>
      <text:p text:style-name="P4">
Слідство триває. Зловмиснику загрожує до 12 років позбавлення волі.</text:p>
      <text:p text:style-name="P4">
Як повідомляв Укрінформ, раніше правоохоронці викрили київську компанію, яка <text:a xlink:type="simple" xlink:href="https://www.ukrinform.ua/rubric-kyiv/3722710-u-kievi-vikrili-kompaniu-aka-dopomagala-rosatomu-buduvati-aes-u-riznih-krainah.html" text:style-name="Internet_20_link" text:visited-style-name="Visited_20_Internet_20_Link">
допомагала підсанкційному Росатому будувати п’ять атомних електростанцій</text:a>
 у різних країнахсвіту.</text:p>
      <text:p text:style-name="P4">
Source: <text:a xlink:type="simple" xlink:href="https://www.ukrinform.ua/rubric-regions/3732835-na-zitomirsini-vikrili-farmkompaniu-aka-prodavala-medikamenti-rosijskij-armii.html" text:style-name="Internet_20_link" text:visited-style-name="Visited_20_Internet_20_Link">
https://www.ukrinform.ua/rubric-regions/3732835-na-zitomirsini-vikrili-farmkompaniu-aka-prodavala-medikamenti-rosijskij-armii.html</text:a>
</text:p>
      <!--NEWS-->
      <text:h text:style-name="P10" text:outline-level="1">
<text:span text:style-name="T4">
Чоловіча збірна України з пляжного футболу виграла свою групу відбору на ЧС-2024</text:span>
</text:h>
      <text:p text:style-name="P4">
Authors: Ukrinform (Person)</text:p>
      <text:p text:style-name="P4">
Publisher: Укринформ (Organization)</text:p>
      <text:p text:style-name="P4">
Published Time: 2023-07-07T17:11:00+03:00</text:p>
      <text:p text:style-name="P4">
Modified Time: 2023-07-07T17:11:00+03:00</text:p>
      <text:p text:style-name="P4">
Description: В останньому турі групового етапу українці обіграли Литву. — Укрінформ.</text:p>
      <text:p text:style-name="P4">
Images: ['<text:a xlink:type="simple" xlink:href="https://static.ukrinform.com/photos/2023_07/thumb_files/630_360_1688738967-321.jpeg" text:style-name="Internet_20_link" text:visited-style-name="Visited_20_Internet_20_Link">
630_360_16887...</text:a>
']</text:p>
      <text:p text:style-name="P4">
Tags: ['пляжний футбол']</text:p>
      <text:p text:style-name="P4">
Type: Article</text:p>
      <!--METADATA-->
      <text:p text:style-name="P4">
<draw:frame draw:style-name="fr1" draw:name="Image139" text:anchor-type="as-char" svg:width="6.9236in" svg:height="3.956343in" draw:z-index="0">
<draw:image xlink:href="../Images/yкринформ/2023-07-07T17-11-00-03-00/630_360_1688738967-321.jpeg" xlink:type="simple" xlink:show="embed" xlink:actuate="onLoad" draw:mime-type="image/jpeg"/>
</draw:frame>
 Востанньому турі групового етапу українці обіграли Литву.</text:p>
      <text:p text:style-name="P4">
Чоловіча збірна України з пляжного футболу обіграла команду Литви у матчітретього туру групового етапу відбірного турніру на чемпіонат світу-2024 –4:1, передає Укрінформ.</text:p>
      <text:p text:style-name="P4">
У першому періоді «синьо-жовті» відзначилися двічі зусиллями Андрія Пашка таЯрослава Заворотного. Литва відповіла голом Паулюса Гедрайтіса. У другомувідрізку гри Олег Зборовський та Андрій Борсук довели рахунок до розгромного.У третьому періоді команди голів не забивали.</text:p>
      <text:p text:style-name="P4">
Це третя перемога збірної України у групі B. Раніше підопічні Миколи Костенката Олександра Корнійчука перемогли Іспанію (4:3 ОТ) та обіграли Польщу (3:2).</text:p>
      <text:p text:style-name="P4">
Україна з 8 очками посіла перше місце у групі B та зіграє у плей-офф відборуна ЧС-2024. Суперник «синьо-жовтих» в 1/4 фіналу визначиться пізніше.</text:p>
      <text:p text:style-name="P4">
<text:span text:style-name="T4">
Читайте також:</text:span>
 <text:a xlink:type="simple" xlink:href="https://www.ukrinform.ua/rubric-sports/3732381-colovica-zbirna-ukraini-z-plaznogo-futbolu-zdobula-drugu-peremogu-v-kvalifikacii-cs2024.html" text:style-name="Internet_20_link" text:visited-style-name="Visited_20_Internet_20_Link">
 <text:span text:style-name="T4">
Чоловіча</text:span>
 <text:span text:style-name="T4">
збірна</text:span>
 України з пляжного футболуздобула другу перемогу в кваліфікації ЧС-2024</text:a>
</text:p>
      <text:p text:style-name="P4">
Як повідомляв Укрінформ, європейський відбір на ЧС-2024 відбувається у Баку ізавершиться 9 липня. Дві найкращі команди кожної з чотирьох груп вийдуть дочвертьфіналу. Півфіналісти отримають прямі путівки на чемпіонат світу, щопроходитиме з 15 по 25 лютого 2024 року в ОАЕ.</text:p>
      <text:p text:style-name="P4">
Фото: beachsoccer.org.ua</text:p>
      <text:p text:style-name="P4">
Source: <text:a xlink:type="simple" xlink:href="https://www.ukrinform.ua/rubric-sports/3732859-colovica-zbirna-ukraini-z-plaznogo-futbolu-vigrala-svou-grupu-vidboru-na-cs2024.html" text:style-name="Internet_20_link" text:visited-style-name="Visited_20_Internet_20_Link">
https://www.ukrinform.ua/rubric-sports/3732859-colovica-zbirna-ukraini-z-plaznogo-futbolu-vigrala-svou-grupu-vidboru-na-cs2024.html</text:a>
</text:p>
      <!--NEWS-->
      <text:h text:style-name="P10" text:outline-level="1">
<text:span text:style-name="T4">
У Львові госпіталізували з отруєнням шістьох відвідувачів фастфуду</text:span>
</text:h>
      <text:p text:style-name="P4">
Authors: Ukrinform (Person)</text:p>
      <text:p text:style-name="P4">
Publisher: Укринформ (Organization)</text:p>
      <text:p text:style-name="P4">
Published Time: 2023-07-07T17:15:14+03:00</text:p>
      <text:p text:style-name="P4">
Modified Time: 2023-07-07T17:15:14+03:00</text:p>
      <text:p text:style-name="P4">
Description: В інфекційну лікарню потрапили шестеро людей після того, як з’їли кебаб в одному з фастфудів Львова. — Укрінформ.</text:p>
      <text:p text:style-name="P4">
Images: ['<text:a xlink:type="simple" xlink:href="https://static.ukrinform.com/photos/2018_09/thumb_files/630_360_1537517687-8803.jpg" text:style-name="Internet_20_link" text:visited-style-name="Visited_20_Internet_20_Link">
630_360_15375...</text:a>
']</text:p>
      <text:p text:style-name="P4">
Tags: ['Львів', 'Отруєння', 'Лікарня']</text:p>
      <text:p text:style-name="P4">
Type: Article</text:p>
      <!--METADATA-->
      <text:p text:style-name="P4">
<draw:frame draw:style-name="fr1" draw:name="Image140" text:anchor-type="as-char" svg:width="6.9236in" svg:height="3.956343in" draw:z-index="0">
<draw:image xlink:href="../Images/yкринформ/2023-07-07T17-15-14-03-00/630_360_1537517687-8803.jpg" xlink:type="simple" xlink:show="embed" xlink:actuate="onLoad" draw:mime-type="image/jpeg"/>
</draw:frame>
 Вінфекційну лікарню потрапили шестеро людей після того, як з’їли кебаб в одномуз фастфудів Львова.</text:p>
      <text:p text:style-name="P4">
Про це у <text:a xlink:type="simple" xlink:href="http://www.facebook.com/cdc.lviv/posts/pfbid02SyjWva7umkGQu7Sc7izp6vYHCs7JPUSXogwt2ygfLGmUfmYF9BtcJ9sD3PzQA5EBl" text:style-name="Internet_20_link" text:visited-style-name="Visited_20_Internet_20_Link">
 Фейсбуці</text:a>
повідомив Львівський обласний центр контролю та профілактики хвороб, передаєУкрінформ.</text:p>
      <text:p text:style-name="P4">
«Шестеро львів’ян від 21-го до 36-ти років потрапили до КНП ЛОР "Львівськаобласна інфекційна клінічна лікарня" після споживання кебаба з курятиною таяловичиною в одному із закладів швидкого харчування Львова», - йдеться уповідомленні.</text:p>
      <text:p text:style-name="P4">
Зазначається, що перші постраждалі почали поступати до лікарні цього вівторка,4 липня, зі скаргами на біль у животі, діарею та підвищену температуру тіла.За словами лікарів, стан шістьох пацієнтів – середньої важкості. Надаєтьсянеобхідний обсяг меддопомоги.</text:p>
      <text:p text:style-name="P4">
<text:span text:style-name="T4">
Читайте також:</text:span>
 <text:a xlink:type="simple" xlink:href="https://www.ukrinform.ua/rubric-regions/3732634-na-odesini-zatrimali-prodavcinu-gorilki-akou-smertelno-otruilisa-cotiri-ludini.html" text:style-name="Internet_20_link" text:visited-style-name="Visited_20_Internet_20_Link">
 На <text:span text:style-name="T4">
Одещині</text:span>
 затримали продавчиню горілки, якоюсмертельно отруїлися чотири людини </text:a>
</text:p>
      <text:p text:style-name="P4">
Львівський обласний центр контролю та профілактики хвороб МОЗ спільно ізспеціалістами Держпродспоживслужби проводять епідеміологічне розслідування наоб’єкті виникнення спалаху. Взято на дослідження харчові продукти, змиви зінвентарю та обладнання. Проводяться лабораторні обстеження для встановленнязбудника, який спричинив харчову токсикоінфекцію.</text:p>
      <text:p text:style-name="P4">
За даними медиків, це вже восьмий цього року спалах гострої кишкової інфекціїна Львівщині.</text:p>
      <text:p text:style-name="P4">
<text:span text:style-name="T4">
Читайте також:</text:span>
 <text:a xlink:type="simple" xlink:href="https://www.ukrinform.ua/rubric-regions/3722499-na-odesini-viavili-salmonelu-ta-kiskovu-infekciu-u-cornomu-mori.html" text:style-name="Internet_20_link" text:visited-style-name="Visited_20_Internet_20_Link">
 На Одещині виявили <text:span text:style-name="T4">
сальмонелу</text:span>
 та кишкову інфекцію уЧорному морі </text:a>
</text:p>
      <text:p text:style-name="P4">
Як повідомляв Укрінформ, в середині червня <text:a xlink:type="simple" xlink:href="https://www.ukrinform.ua/rubric-regions/3722900-masovi-otruenna-u-lvovi-likari-pidtverdili-salmoneloz.html" text:style-name="Internet_20_link" text:visited-style-name="Visited_20_Internet_20_Link">
 до Львівської обласноїінфекційній лікарні потрапило 23 пацієнти </text:a>
внаслідок харчового отруєння у різних закладах харчування. В обох випадкахспалаху інфікування бактеріологи знайшли сальмонелу. За цими фактами слідчівідкрили кримінальні провадження за ч.1 ст.325 (порушення санітарних правил інорм щодо запобігання інфекційним захворюванням та масовим отруєнням).</text:p>
      <text:p text:style-name="P4">
Source: <text:a xlink:type="simple" xlink:href="https://www.ukrinform.ua/rubric-regions/3732862-u-lvovi-gospitalizuvali-z-otruennam-sistoh-vidviduvaciv-fastfudu.html" text:style-name="Internet_20_link" text:visited-style-name="Visited_20_Internet_20_Link">
https://www.ukrinform.ua/rubric-regions/3732862-u-lvovi-gospitalizuvali-z-otruennam-sistoh-vidviduvaciv-fastfudu.html</text:a>
</text:p>
      <!--NEWS-->
      <text:h text:style-name="P10" text:outline-level="1">
<text:span text:style-name="T4">
Вихідними частково обмежать рух по вулиці Липківського</text:span>
</text:h>
      <text:p text:style-name="P4">
Authors: Ukrinform (Person)</text:p>
      <text:p text:style-name="P4">
Publisher: Укринформ (Organization)</text:p>
      <text:p text:style-name="P4">
Published Time: 2023-07-07T17:16:02+03:00</text:p>
      <text:p text:style-name="P4">
Modified Time: 2023-07-07T17:16:02+03:00</text:p>
      <text:p text:style-name="P4">
Description: У Києві 8-9 липня буде закрито рух тролейбусів і частково обмежений рух для автомобільного транспорту вулицею Митрополита Василя Липківського на ділянці від вулиці Гетьмана Павла Скоропадського до вулиці Січеславської. — Укрінформ.</text:p>
      <text:p text:style-name="P4">
Images: ['<text:a xlink:type="simple" xlink:href="https://static.ukrinform.com/photos/2023_03/thumb_files/630_360_1678897393-922.jpg" text:style-name="Internet_20_link" text:visited-style-name="Visited_20_Internet_20_Link">
630_360_16788...</text:a>
']</text:p>
      <text:p text:style-name="P4">
Tags: ['Дороги', 'Київ', 'Ремонт']</text:p>
      <text:p text:style-name="P4">
Type: Article</text:p>
      <!--METADATA-->
      <text:p text:style-name="P4">
<draw:frame draw:style-name="fr1" draw:name="Image141" text:anchor-type="as-char" svg:width="6.9236in" svg:height="3.956343in" draw:z-index="0">
<draw:image xlink:href="../Images/yкринформ/2023-07-07T17-16-02-03-00/630_360_1678897393-922.jpg" xlink:type="simple" xlink:show="embed" xlink:actuate="onLoad" draw:mime-type="image/jpeg"/>
</draw:frame>
 У Києві8-9 липня буде закрито рух тролейбусів і частково обмежений рух дляавтомобільного транспорту вулицею Митрополита Василя Липківського на ділянцівід вулиці Гетьмана Павла Скоропадського до вулиці Січеславської.</text:p>
      <text:p text:style-name="P4">
Як передає Укрінформ, про це повідомляє <text:a xlink:type="simple" xlink:href="http://kyivcity.gov.ua/news/tsimi_vikhidnimi_bude_zakrito_rukh_troleybusiv_na_vulmitropolita_vasilya_lipkivskogo/" text:style-name="Internet_20_link" text:visited-style-name="Visited_20_Internet_20_Link">
 Київська міська державнаадміністрація.</text:a>
</text:p>
      <text:p text:style-name="P4">
«8–9 липня буде закрито рух тролейбусів на вул. Митрополита ВасиляЛипківського – на ділянці від вул. Гетьмана Павла Скоропадського до вул.Січеславської», - ідеться у повідомленні.</text:p>
      <text:p text:style-name="P4">
На цей період буде організовано рух тролейбусів маршруту № 3 – відЗалізничного масиву до станції метро «Площа Українських Героїв» через проспектПовітрофлотський, проспект Берестейський, бульвар Тараса Шевченка.</text:p>
      <text:p text:style-name="P4">
Рух тролейбусів маршруту № 9-К буде організовано від вулиці Кадетський гай достанції метро «Площа Українських Героїв» через проспект Берестейський, бульварТараса Шевченка.</text:p>
      <text:p text:style-name="P4">
Як повідомили у КМДА, тимчасова зміна руху пов’язана з виконанням будівельнихробіт на вулиці Митрополита Василя Липківського на ділянці від вулиці ГетьманаПавла Скоропадського до вулиці Січеславської.</text:p>
      <text:p text:style-name="P4">
Крім того, на вулиці Митрополита Василя Липківського буде частково обмеженийрух для автомобільного транспорту.</text:p>
      <text:p text:style-name="P4">
<text:span text:style-name="T4">
Читайте також:</text:span>
 <text:a xlink:type="simple" xlink:href="https://www.ukrinform.ua/rubric-kyiv/3683295-cerez-dorozni-roboti-u-stolici-zminit-ruh-avtobus-48.html" text:style-name="Internet_20_link" text:visited-style-name="Visited_20_Internet_20_Link">
 Через дорожні роботи у столиці змінить рух автобус № 48</text:a>
</text:p>
      <text:p text:style-name="P4">
Як повідомляв Укрінформ, у центрі <text:a xlink:type="simple" xlink:href="https://www.ukrinform.ua/tag-kiiv" text:style-name="Internet_20_link" text:visited-style-name="Visited_20_Internet_20_Link">
 Києва </text:a>
на вулиці Богдана Хмельницького триває ремонт дорожнього покриття.</text:p>
      <text:p text:style-name="P4">
<text:span text:style-name="T5">
Фото: Getty Images</text:span>
</text:p>
      <text:p text:style-name="P4">
Source: <text:a xlink:type="simple" xlink:href="https://www.ukrinform.ua/rubric-kyiv/3732863-vihidnimi-castkovo-obmezat-ruh-po-vulici-lipkivskogo.html" text:style-name="Internet_20_link" text:visited-style-name="Visited_20_Internet_20_Link">
https://www.ukrinform.ua/rubric-kyiv/3732863-vihidnimi-castkovo-obmezat-ruh-po-vulici-lipkivskogo.html</text:a>
</text:p>
      <!--NEWS-->
      <text:h text:style-name="P10" text:outline-level="1">
<text:span text:style-name="T4">
У Сирії блокували «вагнерівців» під час заколоту Пригожина - Reuters</text:span>
</text:h>
      <text:p text:style-name="P4">
Authors: Ukrinform (Person)</text:p>
      <text:p text:style-name="P4">
Publisher: Укринформ (Organization)</text:p>
      <text:p text:style-name="P4">
Published Time: 2023-07-07T17:21:00+03:00</text:p>
      <text:p text:style-name="P4">
Modified Time: 2023-07-07T23:21:00+03:00</text:p>
      <text:p text:style-name="P4">
Description: Влада Сирії разом із російським військовим командуванням під час заколоту Пригожина вжила низки оперативних заходів для блокування бойовиків ПВК «Вагнер» у цій країні. — Укрінформ.</text:p>
      <text:p text:style-name="P4">
Images: ['<text:a xlink:type="simple" xlink:href="https://static.ukrinform.com/photos/2018_09/thumb_files/630_360_1536050716-3359.jpg" text:style-name="Internet_20_link" text:visited-style-name="Visited_20_Internet_20_Link">
630_360_15360...</text:a>
']</text:p>
      <text:p text:style-name="P4">
Tags: ['Сирія', 'Російські військові', 'ПВК "Вагнера"', 'Пригожин']</text:p>
      <text:p text:style-name="P4">
Type: Article</text:p>
      <!--METADATA-->
      <text:p text:style-name="P4">
<draw:frame draw:style-name="fr1" draw:name="Image142" text:anchor-type="as-char" svg:width="6.9236in" svg:height="3.956343in" draw:z-index="0">
<draw:image xlink:href="../Images/yкринформ/2023-07-07T17-21-00-03-00/630_360_1536050716-3359.jpg" xlink:type="simple" xlink:show="embed" xlink:actuate="onLoad" draw:mime-type="image/jpeg"/>
</draw:frame>
 ВладаСирії разом із російським військовим командуванням під час заколоту Пригожинавжила низки оперативних заходів для блокування бойовиків ПВК «Вагнер» у ційкраїні.</text:p>
      <text:p text:style-name="P4">
Як передає Укрінформ, про це повідомляє <text:a xlink:type="simple" xlink:href="http://www.reuters.com/world/syria-brought-wagner-group-fighters-heel-mutiny-unfolded-russia-2023-07-07/" text:style-name="Internet_20_link" text:visited-style-name="Visited_20_Internet_20_Link">
 Reuters</text:a>
 із посиланням на поінформовані джерела.</text:p>
      <text:p text:style-name="P4">
Заходи впливу, про які раніше не повідомлялося, включали блокування телефоннихліній, виклик близько десятка командирів ПВК на російську військову базу танаказ найманцям підписати нові контракти з міноборони РФ або ж негайнозалишити Сирію.</text:p>
      <text:p text:style-name="P4">
За словами двох сирійських джерел, влада Сирії вдалася до таких кроків черезпобоювання, що Росію – ключового військового партнера режиму Асада –«відволікають події вдома».</text:p>
      <text:p text:style-name="P4">
На території Сирії перебуває від 250 до 450 осіб, які належать дотерористичної російської ПВК, повідомили сирійські джерела. Офіційних данихщодо кількості «вагнерівців» у країні немає.</text:p>
      <text:p text:style-name="P4">
<text:span text:style-name="T4">
Читайте також:</text:span>
 <text:a xlink:type="simple" xlink:href="https://www.ukrinform.ua/rubric-world/3732184-lukasenko-zaaviv-so-prigozin-povernuvsa-do-rosii.html" text:style-name="Internet_20_link" text:visited-style-name="Visited_20_Internet_20_Link">
 Лукашенко заявив, що Пригожин повернувся до Росії</text:a>
</text:p>
      <text:p text:style-name="P4">
Угруповання «Вагнер» було розгорнуто Росією в Сирії 2015 року разом ізрозгортанням військових сил для допомоги Башару Асаду у війні протиповстанців.</text:p>
      <text:p text:style-name="P4">
За словами високопоставленого офіцера Сирійської республіканської гвардії тапоінформованого джерела, військові Сирії приватно висловили занепокоєння щодоподій у Росії 23-24 червня та побоювання, що заколот Пригожина зведе нанівецьприсутність РФ у країні.</text:p>
      <text:p text:style-name="P4">
Уряд Сирії, міноборони РФ та <text:a xlink:type="simple" xlink:href="https://www.ukrinform.ua/tag-pvk-vagnera" text:style-name="Internet_20_link" text:visited-style-name="Visited_20_Internet_20_Link">
 ПВК «Вагнер» </text:a>
 не відповіли на запити щодо коментарів з приводу згаданих заходіввпливу, зауважує Reuters. Раніше офіційний Дамаск так само не відреагував назаколот Пригожина.</text:p>
      <text:p text:style-name="P4">
<text:span text:style-name="T4">
Читайте також:</text:span>
 <text:a xlink:type="simple" xlink:href="https://www.ukrinform.ua/rubric-ato/3731792-u-rosii-pisla-zakolotu-vagnerivciv-zrosla-nedovira-do-vladi-malar.html" text:style-name="Internet_20_link" text:visited-style-name="Visited_20_Internet_20_Link">
 У Росії після заколоту « <text:span text:style-name="T4">
вагнер</text:span>
 івців» зросланедовіра до влади – Маляр </text:a>
</text:p>
      <text:p text:style-name="P4">
Як повідомляв Укрінформ, очільник ПВК «Вагнер» Євген Пригожин 23 червняоголосив демарш проти російського військового керівництва і рушив на Москву.</text:p>
      <text:p text:style-name="P4">
<text:span text:style-name="T5">
Фото: СБУ</text:span>
</text:p>
      <text:p text:style-name="P4">
Source: <text:a xlink:type="simple" xlink:href="https://www.ukrinform.ua/rubric-world/3732979-u-sirii-blokuvali-vagnerivciv-pid-cas-zakolotu-prigozina-reuters.html" text:style-name="Internet_20_link" text:visited-style-name="Visited_20_Internet_20_Link">
https://www.ukrinform.ua/rubric-world/3732979-u-sirii-blokuvali-vagnerivciv-pid-cas-zakolotu-prigozina-reuters.html</text:a>
</text:p>
      <!--NEWS-->
      <text:h text:style-name="P10" text:outline-level="1">
<text:span text:style-name="T4">
Чапутова: Україна показала, що великі держави не завжди можуть диктувати свою волю</text:span>
</text:h>
      <text:p text:style-name="P4">
Authors: Ukrinform (Person)</text:p>
      <text:p text:style-name="P4">
Publisher: Укринформ (Organization)</text:p>
      <text:p text:style-name="P4">
Published Time: 2023-07-07T17:24:00+03:00</text:p>
      <text:p text:style-name="P4">
Modified Time: 2023-07-07T17:24:00+03:00</text:p>
      <text:p text:style-name="P4">
Description: Опір України російській агресії вже протягом 500 днів показав, що великі держави не завжди можуть диктувати свою волю меншим, а ті, хто веде справедливу оборону, можуть бути успішними. — Укрінформ.</text:p>
      <text:p text:style-name="P4">
Images: ['<text:a xlink:type="simple" xlink:href="https://static.ukrinform.com/photos/2023_07/thumb_files/630_360_1688739876-734.jpg" text:style-name="Internet_20_link" text:visited-style-name="Visited_20_Internet_20_Link">
630_360_16887...</text:a>
']</text:p>
      <text:p text:style-name="P4">
Tags: ['Словаччина', 'Зеленський', 'Чапутова', 'Війна з Росією']</text:p>
      <text:p text:style-name="P4">
Type: Article</text:p>
      <!--METADATA-->
      <text:p text:style-name="P4">
<draw:frame draw:style-name="fr1" draw:name="Image143" text:anchor-type="as-char" svg:width="6.9236in" svg:height="3.956343in" draw:z-index="0">
<draw:image xlink:href="../Images/yкринформ/2023-07-07T17-24-00-03-00/630_360_1688739876-734.jpg" xlink:type="simple" xlink:show="embed" xlink:actuate="onLoad" draw:mime-type="image/jpeg"/>
</draw:frame>
 ОпірУкраїни російській агресії вже протягом 500 днів показав, що великі держави незавжди можуть диктувати свою волю меншим, а ті, хто веде справедливу оборону,можуть бути успішними.</text:p>
      <text:p text:style-name="P4">
Про це заявила президент Словаччини Зузана Чапутова під час спільної з главоюУкраїнської держави пресконференції у Братиславі, повідомляє кореспондентУкрінформу.</text:p>
      <text:p text:style-name="P4">
Відео: <text:a xlink:type="simple" xlink:href="https://www.facebook.com/president.gov.ua/videos/1071951317114540/" text:style-name="Internet_20_link" text:visited-style-name="Visited_20_Internet_20_Link">
 ОП</text:a>
</text:p>
      <text:p text:style-name="P4">
«Завтра 500-й день від початку повномасштабного російського вторгнення вУкраїну. Це 500 днів української незламності, які показали, що великі незавжди можуть диктувати свою волю меншим державам, а ті, хто веде справедливуоборону, можуть бути успішними», – сказала Чапутова.</text:p>
      <text:p text:style-name="P4">
Вона запевнила, що <text:a xlink:type="simple" xlink:href="https://www.ukrinform.ua/tag-slovaccina" text:style-name="Internet_20_link" text:visited-style-name="Visited_20_Internet_20_Link">
 Словаччина </text:a>
вірить в успіх України у протидії російській агресії, тому підтримує мирніініціативи, які повинні вести до справедливого миру із збереженнямсуверенітету і територіальної цілісності України.</text:p>
      <text:p text:style-name="P4">
«Ми підтримуємо вашу Формулу миру, яка є перспективним рішенням (прозавершення) російської агресії», – заявила президент Словаччини.</text:p>
      <text:p text:style-name="P4">
<text:span text:style-name="T4">
Читайте також:</text:span>
 <text:a xlink:type="simple" xlink:href="https://www.ukrinform.ua/rubric-ato/3732843-ukraina-otrimae-vid-slovaccini-se-16-gaubic-zuzana-2.html" text:style-name="Internet_20_link" text:visited-style-name="Visited_20_Internet_20_Link">
 Україна отримає від Словаччини ще 16 гаубиць Zuzana 2</text:a>
</text:p>
      <text:p text:style-name="P4">
Вона зазначила, що під час поїздки в Україну бачила зруйновану російськимиагресорами інфраструктуру і страждання людей, але також відбудовані мости йоб’єднаний народ, сповнений рішучості відновити країну після війни.</text:p>
      <text:p text:style-name="P4">
«Це є великою темою для інших держав і для Словаччини. Це можливість надатипевну роботу і нашим словацьким фірмам, які хочуть брати участь у відбудовіУкраїни», – зауважила Чапутова.</text:p>
      <text:p text:style-name="P4">
<text:span text:style-name="T4">
Читайте також:</text:span>
 <text:a xlink:type="simple" xlink:href="https://www.ukrinform.ua/rubric-ato/3732851-ukraina-zacikavlena-u-kupivli-ta-virobnictvi-zi-slovaccinou-tehniki-dla-rozminuvanna-zelenskij.html" text:style-name="Internet_20_link" text:visited-style-name="Visited_20_Internet_20_Link">
 Україна зацікавлена у купівлі та виробництві зіСловаччиною техніки для розмінування – Зеленський</text:a>
</text:p>
      <text:p text:style-name="P4">
Як повідомлялося, Президент Володимир Зеленський у п'ятницю перебуває звізитом у Словаччині. Перед тим він відвідав Чехію та Болгарію.</text:p>
      <text:p text:style-name="P4">
<text:span text:style-name="T5">
Фото: ОП</text:span>
</text:p>
      <text:p text:style-name="P4">
Source: <text:a xlink:type="simple" xlink:href="https://www.ukrinform.ua/rubric-polytics/3732866-caputova-ukraina-pokazala-so-veliki-derzavi-ne-zavzdi-mozut-diktuvati-svou-volu.html" text:style-name="Internet_20_link" text:visited-style-name="Visited_20_Internet_20_Link">
https://www.ukrinform.ua/rubric-polytics/3732866-caputova-ukraina-pokazala-so-veliki-derzavi-ne-zavzdi-mozut-diktuvati-svou-volu.html</text:a>
</text:p>
      <!--NEWS-->
      <text:h text:style-name="P10" text:outline-level="1">
<text:span text:style-name="T4">
Уряд за кілька тижнів виділив регіонам понад ₴16 мільярдів субвенції на відновлення — Шмигаль</text:span>
</text:h>
      <text:p text:style-name="P4">
Authors: Ukrinform (Person)</text:p>
      <text:p text:style-name="P4">
Publisher: Укринформ (Organization)</text:p>
      <text:p text:style-name="P4">
Published Time: 2023-07-07T17:24:31+03:00</text:p>
      <text:p text:style-name="P4">
Modified Time: 2023-07-07T17:24:31+03:00</text:p>
      <text:p text:style-name="P4">
Description: Кабінет Міністрів за останні декілька тижнів виділив регіонам 16 млрд 369 млн грн субвенції на проєкти відновлення та трансформації. — Укрінформ.</text:p>
      <text:p text:style-name="P4">
Images: ['<text:a xlink:type="simple" xlink:href="https://static.ukrinform.com/photos/2023_03/thumb_files/630_360_1677851425-181.jpg" text:style-name="Internet_20_link" text:visited-style-name="Visited_20_Internet_20_Link">
630_360_16778...</text:a>
']</text:p>
      <text:p text:style-name="P4">
Tags: ['Гроші', 'Шмигаль', 'Відбудова']</text:p>
      <text:p text:style-name="P4">
Type: Article</text:p>
      <!--METADATA-->
      <text:p text:style-name="P4">
<draw:frame draw:style-name="fr1" draw:name="Image144" text:anchor-type="as-char" svg:width="6.9236in" svg:height="3.956343in" draw:z-index="0">
<draw:image xlink:href="../Images/yкринформ/2023-07-07T17-24-31-03-00/630_360_1677851425-181.jpg" xlink:type="simple" xlink:show="embed" xlink:actuate="onLoad" draw:mime-type="image/jpeg"/>
</draw:frame>
 КабінетМіністрів за останні декілька тижнів виділив регіонам 16 млрд 369 млн грнсубвенції на проєкти відновлення та трансформації.</text:p>
      <text:p text:style-name="P4">
Про це Прем'єр-міністр Денис Шмигаль <text:a xlink:type="simple" xlink:href="http://t.me/Denys_Smyhal/5573" text:style-name="Internet_20_link" text:visited-style-name="Visited_20_Internet_20_Link">
 сказав </text:a>
на засіданні уряду, передає Укрінформ.</text:p>
      <text:p text:style-name="P4">
«За останні декілька тижнів ми виділили регіонам 16 млрд 369 млн грн субвенціїна проєкти відновлення та трансформації. Це дуже значна сума, яка дозволяє вжецього року показати дуже конкретні результати, які відчують всі українці», -наголосив <text:a xlink:type="simple" xlink:href="https://www.ukrinform.ua/tag-smigal" text:style-name="Internet_20_link" text:visited-style-name="Visited_20_Internet_20_Link">
 Шмигаль </text:a>
 .</text:p>
      <text:p text:style-name="P4">
За його даними, Київська область отримала 4,5 млрд грн, Харківська — 2,5 млрдгрн, Житомирська — 1,5 млрд грн, Запорізька та Одеська області — по 1 млрдгрн, Сумська — 837 млн грн, Миколаївська — 817 млн грн, Полтавська — 797 млнгрн, Дніпропетровська — 663 млн грн, Херсонська область — 563 млн грн.</text:p>
      <text:p text:style-name="P4">
На жаль, додав глава уряду, на місцях використання цих коштів відбуваєтьсязанадто повільно.</text:p>
      <text:p text:style-name="P4">
«Сьогодні провели нараду з керівниками ОВА, розглянули проблемні питання,з’ясували, що саме не дозволяє нам рухатися швидше. Вже на наступне засіданняуряду очікую від Міністерства інфраструктури та Агентства з відновленняпроєктів рішень, які дозволять пришвидшити процес відбудови», - додав Шмигаль.</text:p>
      <text:p text:style-name="P4">
<text:span text:style-name="T4">
Читайте також:</text:span>
 <text:a xlink:type="simple" xlink:href="https://www.ukrinform.ua/rubric-vidbudova/3732490-patnadcat-ukrainskih-regioniv-vidbuduut-26-naselenih-punktiv-pravobereznoi-hersonsini.html" text:style-name="Internet_20_link" text:visited-style-name="Visited_20_Internet_20_Link">
 П'ятнадцять українських <text:span text:style-name="T4">
регіонів</text:span>
 відбудують 26населених пунктів правобережної Херсонщини </text:a>
</text:p>
      <text:p text:style-name="P4">
Як повідомляв Укрінформ, цього тижня Прем'єр-міністр заявив, що з Фондуліквідації наслідків збройної агресії Росії, в якому нині акумульовано майже62 млрд грн, 23,7 млрд грн вже розподілені на відбудову.</text:p>
      <text:p text:style-name="P4">
Source: <text:a xlink:type="simple" xlink:href="https://www.ukrinform.ua/rubric-vidbudova/3732865-urad-za-kilka-tizniv-vidiliv-regionam-ponad-16-milardiv-subvencii-na-vidnovlenna-smigal.html" text:style-name="Internet_20_link" text:visited-style-name="Visited_20_Internet_20_Link">
https://www.ukrinform.ua/rubric-vidbudova/3732865-urad-za-kilka-tizniv-vidiliv-regionam-ponad-16-milardiv-subvencii-na-vidnovlenna-smigal.html</text:a>
</text:p>
      <!--NEWS-->
      <text:h text:style-name="P10" text:outline-level="1">
<text:span text:style-name="T4">
Зеленський – про саміт НАТО: Росія дуже розраховує на слабкість і роз’єднаність в Альянсі</text:span>
</text:h>
      <text:p text:style-name="P4">
Authors: Ukrinform (Person)</text:p>
      <text:p text:style-name="P4">
Publisher: Укринформ (Organization)</text:p>
      <text:p text:style-name="P4">
Published Time: 2023-07-07T17:29:34+03:00</text:p>
      <text:p text:style-name="P4">
Modified Time: 2023-07-07T17:29:34+03:00</text:p>
      <text:p text:style-name="P4">
Description: Президент Володимир Зеленський очікує від Вільнюського саміту НАТО єдності і закликає не допустити реалізації розрахунків Російської Федерації на слабкість Альянсу. — Укрінформ.</text:p>
      <text:p text:style-name="P4">
Images: ['<text:a xlink:type="simple" xlink:href="https://static.ukrinform.com/photos/2023_07/thumb_files/630_360_1688739875-564.jpg" text:style-name="Internet_20_link" text:visited-style-name="Visited_20_Internet_20_Link">
630_360_16887...</text:a>
']</text:p>
      <text:p text:style-name="P4">
Tags: ['Саміт НАТО', 'Росія', 'Зеленський']</text:p>
      <text:p text:style-name="P4">
Type: Article</text:p>
      <!--METADATA-->
      <text:p text:style-name="P4">
<draw:frame draw:style-name="fr1" draw:name="Image145" text:anchor-type="as-char" svg:width="6.9236in" svg:height="3.956343in" draw:z-index="0">
<draw:image xlink:href="../Images/yкринформ/2023-07-07T17-29-34-03-00/630_360_1688739875-564.jpg" xlink:type="simple" xlink:show="embed" xlink:actuate="onLoad" draw:mime-type="image/jpeg"/>
</draw:frame>
 ПрезидентВолодимир Зеленський очікує від Вільнюського саміту НАТО єдності і закликає недопустити реалізації розрахунків Російської Федерації на слабкість Альянсу.</text:p>
      <text:p text:style-name="P4">
Про це він сказав під час спільної з Президенткою Словаччини Зузаною Чапутовою<text:a xlink:type="simple" xlink:href="http://www.youtube.com/watch" text:style-name="Internet_20_link" text:visited-style-name="Visited_20_Internet_20_Link">
 пресконференції</text:a>
у Братиславі, повідомляє кореспондент Укрінформу.</text:p>
      <text:p text:style-name="P4">
«Я вважаю, що поки не вирішене питання щодо Швеції і не вирішене питання щодосигналу Україні щодо запрошення, я вважаю, у цьому мало єдності і це є загрозаміцності Альянсу. Тому ми очікуємо саме позитивних результатів або хоч якихоськроків до наближення цього позитиву. Це дуже важливо для безпеки всього світу.Також від цього залежить ситуація з агресором, з РФ, тому що Росія дужерозраховує, щоб світ показав слабкість і роз’єднаність в Альянсі, цього неможна допустити», - підкреслив <text:a xlink:type="simple" xlink:href="https://www.ukrinform.ua/tag-zelenskij" text:style-name="Internet_20_link" text:visited-style-name="Visited_20_Internet_20_Link">
 Зеленський </text:a>
 .</text:p>
      <text:p text:style-name="P4">
Крім того, він зауважив, що від саміту НАТО Україна очікує нових обороннихпакетів, наголосивши, що вони повинні передбачати зрозумілі терміни, а не бутилише обіцянками.</text:p>
      <text:p text:style-name="P4">
Також Президент нагадав, що на полях саміту обговорюватиме гарантії безпекиУкраїни на час до набуття членства в НАТО.</text:p>
      <text:p text:style-name="P4">
Глава держави зауважив, що наразі немає остаточних рішень, які будуть ухваленіу Вільнюсі.</text:p>
      <text:p text:style-name="P4">
«Ми працюємо над результатом саміту НАТО. Це дуже непроста, складна робота.Незважаючи, що б там не було, ми точно будемо боротися», - додав Зеленський.</text:p>
      <text:p text:style-name="P4">
<text:span text:style-name="T4">
Читайте також:</text:span>
 <text:a xlink:type="simple" xlink:href="https://www.ukrinform.ua/rubric-polytics/3732853-gensek-nato-ukraina-na-moment-zaversenna-vijni-mae-otrimati-zapobizniki-vid-povtorenna-ataki-rf.html" text:style-name="Internet_20_link" text:visited-style-name="Visited_20_Internet_20_Link">
 Генсек НАТО: Україна на момент завершення війни маєотримати запобіжники від повторення атаки РФ</text:a>
</text:p>
      <text:p text:style-name="P4">
Як повідомлялося, 11-12 липня у Вільнюсі відбудеться саміт НАТО, одним зголовних питань якого буде продовження допомоги Україні у її боротьбі протиросійської агресії, а також заходи зміцнення системи стримування та оборониАльянсу.</text:p>
      <text:p text:style-name="P4">
<text:span text:style-name="T5">
Фото: ОП</text:span>
</text:p>
      <text:p text:style-name="P4">
Source: <text:a xlink:type="simple" xlink:href="https://www.ukrinform.ua/rubric-polytics/3732871-zelenskij-pro-samit-nato-rosia-duze-rozrahovue-na-slabkist-i-rozednanist-v-alansi.html" text:style-name="Internet_20_link" text:visited-style-name="Visited_20_Internet_20_Link">
https://www.ukrinform.ua/rubric-polytics/3732871-zelenskij-pro-samit-nato-rosia-duze-rozrahovue-na-slabkist-i-rozednanist-v-alansi.html</text:a>
</text:p>
      <!--NEWS-->
      <text:h text:style-name="P10" text:outline-level="1">
<text:span text:style-name="T4">
Prozorro Market став платформою для закупівель більшості лікарських засобів</text:span>
</text:h>
      <text:p text:style-name="P4">
Authors: Ukrinform (Person)</text:p>
      <text:p text:style-name="P4">
Publisher: Укринформ (Organization)</text:p>
      <text:p text:style-name="P4">
Published Time: 2023-07-07T17:33:00+03:00</text:p>
      <text:p text:style-name="P4">
Modified Time: 2023-07-07T17:33:00+03:00</text:p>
      <text:p text:style-name="P4">
Description: Уряд вніс зміни до процедури публічних закупівель лікарських засобів. Відтепер якщо сума закупівель перевищує 50 тисяч гривень, а лікарські засоби входять до відповідного переліку, такі закупівлі мають відбуватись через електронний каталог Prozorro Market. — Укрінформ.</text:p>
      <text:p text:style-name="P4">
Images: ['<text:a xlink:type="simple" xlink:href="https://static.ukrinform.com/photos/2018_08/thumb_files/630_360_1535285334-9009.jpg" text:style-name="Internet_20_link" text:visited-style-name="Visited_20_Internet_20_Link">
630_360_15352...</text:a>
']</text:p>
      <text:p text:style-name="P4">
Tags: ['Кабмін', 'Ліки', 'ProZorro']</text:p>
      <text:p text:style-name="P4">
Type: Article</text:p>
      <!--METADATA-->
      <text:p text:style-name="P4">
<draw:frame draw:style-name="fr1" draw:name="Image146" text:anchor-type="as-char" svg:width="6.9236in" svg:height="3.956343in" draw:z-index="0">
<draw:image xlink:href="../Images/yкринформ/2023-07-07T17-33-00-03-00/630_360_1535285334-9009.jpg" xlink:type="simple" xlink:show="embed" xlink:actuate="onLoad" draw:mime-type="image/jpeg"/>
</draw:frame>
 Уряд внісзміни до процедури публічних закупівель лікарських засобів. Відтепер якщо сумазакупівель перевищує 50 тисяч гривень, а лікарські засоби входять довідповідного переліку, такі закупівлі мають відбуватись через електроннийкаталог Prozorro Market.</text:p>
      <text:p text:style-name="P4">
Як передає Укрінформ, відповідне рішення було затверджено на засіданніКабінету Міністрів України 7 липня 2023 року, про це повідомляє <text:a xlink:type="simple" xlink:href="https://www.me.gov.ua/News/Detail" text:style-name="Internet_20_link" text:visited-style-name="Visited_20_Internet_20_Link">
 пресслужбаМінекономіки </text:a>
 .</text:p>
      <text:p text:style-name="P4">
«Відтепер, якщо сума закупівель становить понад 50 тисяч гривень, а <text:a xlink:type="simple" xlink:href="https://www.ukrinform.ua/tag-liki" text:style-name="Internet_20_link" text:visited-style-name="Visited_20_Internet_20_Link">
лікарські засоби </text:a>
 входять до затвердженогоУрядом переліку, такі закупівлі мають відбуватись через електронний каталогProzorro Market шляхом запиту ціни пропозиції. Ми очікуємо, що до кінця рокузагальна сума таких закупівель наблизиться до 2 млрд грн, а очікувана економіяскладатиме від 20% у порівнянні з цінами відкритих торгів і може сягнути 400млн грн», - пояснила заступник міністра економіки України Надія Бігун.</text:p>
      <text:p text:style-name="P4">
<text:span text:style-name="T4">
Читайте також:</text:span>
 <text:a xlink:type="simple" xlink:href="https://www.ukrinform.ua/rubric-society/3732525-dostupni-liki-rozsirat-preparatami-dla-znebolenna-i-deakimi-medvirobami.html" text:style-name="Internet_20_link" text:visited-style-name="Visited_20_Internet_20_Link">
 « <text:span text:style-name="T4">
Доступні</text:span>
 <text:span text:style-name="T4">
ліки</text:span>
 » <text:span text:style-name="T4">
розширять</text:span>
 <text:span text:style-name="T4">
препаратами</text:span>
<text:span text:style-name="T4">
для</text:span>
 <text:span text:style-name="T4">
знеболення</text:span>
 і <text:span text:style-name="T4">
деякими</text:span>
 <text:span text:style-name="T4">
медвиробами</text:span>
</text:a>
</text:p>
      <text:p text:style-name="P4">
За її словами, нижча ціна при закупівлях через Prozorro Market забезпечуєтьсязавдяки більшій кількості пропозицій постачальників. Аналіз показав, що напочатку цього року при використанні інструменту електронного каталогу шляхомзапиту ціни пропозицій при закупівлі лікарських засобів середня кількістьучасників закупівель склала 4,58. Для порівняння, при використанні інструментувідкритих торгів у закупівлях брали участь в середньому 2,19 учасників.</text:p>
      <text:p text:style-name="P4">
Очікується, що економія буде досягнута за рахунок участі нових постачальників,а також забезпечення їх недискримінації потенційними замовниками. Додатково доцього медичні замовники витратять менше часу та зусиль на проведеннязакупівель, ніж використовуючи інструмент відкритих торгів.</text:p>
      <text:p text:style-name="P4">
У випадку коли закупівля із застосуванням електронного каталогу шляхом запитуціни пропозицій постачальників не відбулася, замовник здійснює закупівлюшляхом застосування відкритих торгів, не збільшуючи при цьому очікуванувартість закупівлі. Або він може повторно зробити запит ціни пропозиційпостачальників в електронному каталозі.</text:p>
      <text:p text:style-name="P4">
<text:span text:style-name="T4">
Читайте також:</text:span>
 <text:a xlink:type="simple" xlink:href="https://www.ukrinform.ua/rubric-society/3731673-bezoplatne-likuvanna-cogoric-otrimali-majze-75-tisac-pacientiv-z-onkologieu-nacsluzba-zdorova.html" text:style-name="Internet_20_link" text:visited-style-name="Visited_20_Internet_20_Link">
 <text:span text:style-name="T4">
Безоплатне</text:span>
 <text:span text:style-name="T4">
лікування</text:span>
 <text:span text:style-name="T4">
цьогоріч</text:span>
 <text:span text:style-name="T4">
отримали</text:span>
<text:span text:style-name="T4">
майже</text:span>
 75 <text:span text:style-name="T4">
тисяч</text:span>
 <text:span text:style-name="T4">
пацієнтів</text:span>
 з <text:span text:style-name="T4">
онкологією</text:span>
 - <text:span text:style-name="T4">
Нацслужба</text:span>
<text:span text:style-name="T4">
здоров</text:span>
 'я </text:a>
</text:p>
      <text:p text:style-name="P4">
До затвердженого Урядом переліку лікарських засобів та медичних виробіввходить понад160 найменувань. Він був сформований на підставі аналізу позицій,які найбільше закуповувались замовниками у 2022 році в медичній частиніелектронного каталогу Prozorro Market.</text:p>
      <text:p text:style-name="P4">
Як повідомлявУкрінформ, адміністраторами Prozorro Market є три централізованізакупівельні організації. ДУ “Професійні закупівлі” наповнюють каталогтоварами широкого вжитку, Медичні закупівлі України — ліками та медвиробами,ДП “Українські спеціальні системи” — комп’ютерною технікою та програмнимзабезпеченням. На сьогодні асортимент Prozorro Market налічує близько 90 тисячтоварів від 3 тисяч кваліфікованих постачальників.</text:p>
      <text:p text:style-name="P4">
Source: <text:a xlink:type="simple" xlink:href="https://www.ukrinform.ua/rubric-economy/3732873-prozorro-market-stav-platformou-dla-zakupivel-bilsosti-likarskih-zasobiv.html" text:style-name="Internet_20_link" text:visited-style-name="Visited_20_Internet_20_Link">
https://www.ukrinform.ua/rubric-economy/3732873-prozorro-market-stav-platformou-dla-zakupivel-bilsosti-likarskih-zasobiv.html</text:a>
</text:p>
      <!--NEWS-->
      <text:h text:style-name="P10" text:outline-level="1">
<text:span text:style-name="T4">
Країни НАТО окремо можуть вирішувати, чи давати Україні касетні боєприпаси - Столтенберг</text:span>
</text:h>
      <text:p text:style-name="P4">
Authors: Ukrinform (Person)</text:p>
      <text:p text:style-name="P4">
Publisher: Укринформ (Organization)</text:p>
      <text:p text:style-name="P4">
Published Time: 2023-07-07T17:35:06+03:00</text:p>
      <text:p text:style-name="P4">
Modified Time: 2023-07-07T17:35:06+03:00</text:p>
      <text:p text:style-name="P4">
Description: Союзники по НАТО не мають єдиної позиції щодо використання кластерних (касетних) боєприпасів, тож питання про постачання Україні цього різновиду зброї належить до компетенції кожної з країн-союзниць. — Укрінформ.</text:p>
      <text:p text:style-name="P4">
Images: ['<text:a xlink:type="simple" xlink:href="https://static.ukrinform.com/photos/2020_02/thumb_files/630_360_1581518176-133.jpg" text:style-name="Internet_20_link" text:visited-style-name="Visited_20_Internet_20_Link">
630_360_15815...</text:a>
']</text:p>
      <text:p text:style-name="P4">
Tags: ['НАТО', 'Столтенберг', 'Україна', 'Боєприпаси', 'Війна з Росією']</text:p>
      <text:p text:style-name="P4">
Type: Article</text:p>
      <!--METADATA-->
      <text:p text:style-name="P4">
<draw:frame draw:style-name="fr1" draw:name="Image147" text:anchor-type="as-char" svg:width="6.9236in" svg:height="3.956343in" draw:z-index="0">
<draw:image xlink:href="../Images/yкринформ/2023-07-07T17-35-06-03-00/630_360_1581518176-133.jpg" xlink:type="simple" xlink:show="embed" xlink:actuate="onLoad" draw:mime-type="image/jpeg"/>
</draw:frame>
 Союзникипо НАТО не мають єдиної позиції щодо використання кластерних (касетних)боєприпасів, тож питання про постачання Україні цього різновиду зброї належитьдо компетенції кожної з країн-союзниць.</text:p>
      <text:p text:style-name="P4">
Про це заявив генеральний секретар Альянсу Єнс Столтенберг у Брюсселі напресконференції, повідомляє кореспондент Укрінформу.</text:p>
      <text:p text:style-name="P4">
«Це залежить від країн-членів - вирішувати, якого роду зброю надавати Україні.Всі союзники погодилися, що ми маємо продовжувати надавати зброю та боєприпасиУкраїні і вони, включаючи Німеччину, поставляють різні види зброї убезпрецедентному обсязі. Щодо кластерних боєприпасів - між союзниками існуютьвідмінності (у позиціях): одні підписали Конвенцію про касетні боєприпаси тавиступають проти їх поставок в Україну, інші не підписали таку Конвенцію», -сказав керівник <text:a xlink:type="simple" xlink:href="http://www.ukrinform.ua/tag-nato" text:style-name="Internet_20_link" text:visited-style-name="Visited_20_Internet_20_Link">
 НАТО </text:a>
 .</text:p>
      <text:p text:style-name="P4">
Він зауважив, що через такі відмінності у позиціях союзників НАТО як Альянс немає визначеної позиції щодо використання цього виду боєприпасів.</text:p>
      <text:p text:style-name="P4">
<text:span text:style-name="T4">
Читайте також:</text:span>
 <text:a xlink:type="simple" xlink:href="https://www.ukrinform.ua/rubric-ato/3732789-nato-uvazno-stezit-za-rozvitkom-situacii-navkolo-zaporizkoi-aes-stoltenberg.html" text:style-name="Internet_20_link" text:visited-style-name="Visited_20_Internet_20_Link">
 НАТО уважно стежить за розвитком ситуації навколоЗапорізької АЕС - <text:span text:style-name="T4">
Столтенберг</text:span>
 </text:a>
</text:p>
      <text:p text:style-name="P4">
За словами Столтенберга, кластерні боєприпаси вже використовуються на війні вУкраїні. Однак якщо Росія їх застосовує, щоб атакувати та продовжувативторгнення, то українцям такі боєприпаси потрібні для захисту від агресора.</text:p>
      <text:p text:style-name="P4">
«Всі союзники, незалежно від того, чи підписали вони Конвенцію, погодилися знаданням військової допомоги Україні. Але те, який точно тип озброєння або типбоєприпасів буде постачатися в Україну, вирішують країни-союзниці», -підкреслив Столтенберг.</text:p>
      <text:p text:style-name="P4">
Як повідомлялося, міністр закордонних справ Німеччини Анналена Бербоквисловилася проти передання Україні касетних боєприпасів, оскільки Німеччинапідписала Конвенцію про обмеження такої зброї.</text:p>
      <text:p text:style-name="P4">
<text:span text:style-name="T4">
Читайте також:</text:span>
 <text:a xlink:type="simple" xlink:href="https://www.ukrinform.ua/rubric-polytics/3732853-gensek-nato-ukraina-na-moment-zaversenna-vijni-mae-otrimati-zapobizniki-vid-povtorenna-ataki-rf.html" text:style-name="Internet_20_link" text:visited-style-name="Visited_20_Internet_20_Link">
 Генсек <text:span text:style-name="T4">
НАТО</text:span>
 : Україна на момент завершення війни маєотримати запобіжники від повторення атаки РФ</text:a>
</text:p>
      <text:p text:style-name="P4">
Конвенція про касетні боєприпаси була вироблена в ході так званого «процесуОсло» і прийнята у травні 2008 року в Дубліні (Ірландія). Цей документ буввідкритий до підписання у грудні 2008 року та набув чинності у серпні 2010року.</text:p>
      <text:p text:style-name="P4">
США, Росія, Китай, Індія, Бразилія та Ізраїль, які мають на озброєні касетнібоєприпаси, не брали участі у розробці Конвенції. Україна також не підписалацей документ.</text:p>
      <text:p text:style-name="P4">
Source: <text:a xlink:type="simple" xlink:href="https://www.ukrinform.ua/rubric-ato/3732875-kraini-nato-okremo-mozut-virisuvati-ci-davati-ukraini-kasetni-boepripasi-stoltenberg.html" text:style-name="Internet_20_link" text:visited-style-name="Visited_20_Internet_20_Link">
https://www.ukrinform.ua/rubric-ato/3732875-kraini-nato-okremo-mozut-virisuvati-ci-davati-ukraini-kasetni-boepripasi-stoltenberg.html</text:a>
</text:p>
      <!--NEWS-->
      <text:h text:style-name="P10" text:outline-level="1">
<text:span text:style-name="T4">
У Вільнюсі просто неба відкрили виставку про Голодомор і російську війну в Україні</text:span>
</text:h>
      <text:p text:style-name="P4">
Authors: Ukrinform (Person)</text:p>
      <text:p text:style-name="P4">
Publisher: Укринформ (Organization)</text:p>
      <text:p text:style-name="P4">
Published Time: 2023-07-07T17:43:00+03:00</text:p>
      <text:p text:style-name="P4">
Modified Time: 2023-07-07T17:43:00+03:00</text:p>
      <text:p text:style-name="P4">
Description: Біля пам’ятника жертвам радянської окупації у столиці Литви напередодні Саміту НАТО відкрили унікальну банерну виставку «Голод як зброя: 1932 – 1933, 2022». — Укрінформ.</text:p>
      <text:p text:style-name="P4">
Images: ['<text:a xlink:type="simple" xlink:href="https://static.ukrinform.com/photos/2023_07/thumb_files/630_360_1688735419-696.jpg" text:style-name="Internet_20_link" text:visited-style-name="Visited_20_Internet_20_Link">
630_360_16887...</text:a>
']</text:p>
      <text:p text:style-name="P4">
Tags: ['Голодомор', 'Литва', 'Посольство', 'Виставка', 'Війна з Росією']</text:p>
      <text:p text:style-name="P4">
Type: Article</text:p>
      <!--METADATA-->
      <text:p text:style-name="P4">
<draw:frame draw:style-name="fr1" draw:name="Image148" text:anchor-type="as-char" svg:width="6.9236in" svg:height="3.956343in" draw:z-index="0">
<draw:image xlink:href="../Images/yкринформ/2023-07-07T17-43-00-03-00/630_360_1688735419-696.jpg" xlink:type="simple" xlink:show="embed" xlink:actuate="onLoad" draw:mime-type="image/jpeg"/>
</draw:frame>
 Біляпам’ятника жертвам радянської окупації у столиці Литви напередодні Саміту НАТОвідкрили унікальну банерну виставку «Голод як зброя: 1932 – 1933, 2022».</text:p>
      <text:p text:style-name="P4">
Як передає Укрінформ, про це у <text:a xlink:type="simple" xlink:href="https://www.facebook.com/petro.beshta/posts/pfbid02jko7iLoqYaeV39umtVZLJ8eQRifbJsdG2dzi8BozpzFHujXLtCVLHUUnaRsHgnokl" text:style-name="Internet_20_link" text:visited-style-name="Visited_20_Internet_20_Link">
 Фейсбуці</text:a>
повідомив посол України в Литві Петро Бешта.</text:p>
      <text:p text:style-name="P4">
</text:p>
      <text:p text:style-name="P4">
«Виставка сформована з фотографій частини картин з колекції «Голодомор очимаукраїнських художників» та фотографіями сучасної трагічної ситуації в Україні.Вона розкриває теми одного із найтрагічніших етапів історії України, колисталінський комуністичний тоталітарний режим заморив голодом мільйониукраїнців, та продовження політики “шантажу голодом”, яку Україна переживає ісьогодні», – написав він.</text:p>
      <text:p text:style-name="P4">
</text:p>
      <text:p text:style-name="P4">
Пан посол наголосив, що Росія не тільки завдає авіаударів по ключових об’єктахвійськової та цивільної інфраструктури та вбиває українців, вона зновурозкрадає зерно та інші продукти з окупованих нею територій в Україні. Цезерно Росія продає на світовому ринку, заробляючи кошти на подальшефінансування загарбницької війни проти України.</text:p>
      <text:p text:style-name="P4">
</text:p>
      <text:p text:style-name="P4">
«Росія шантажує голодом не лише Україну, а й країни, що залежать від України.Сотні мільйонів людей в Африці та Азії також страждають від руйнуваннясільськогосподарської інфраструктури та блокади експорту українського зернаРосією», – додав Петро Бешта.</text:p>
      <text:p text:style-name="P4">
</text:p>
      <text:p text:style-name="P4">
Український дипломат висловив щиру вдячність директору Центру дослідженьгеноциду та опору жителів Литви (Lietuvos Gyventojų Genocido ir Rezistencijostyrimo centras) Арунасу Бубнісу Arūnas Bubnys, Директору Музею окупації таборотьби за свободу (Okupacijų ir laisvės kovų muziejus) Ремігіюсу ЧернюсуRemigijus Černius, керівнику проєкту пані Наталії Лавровій, дизайнерам та усімпричетним співробітникам закладів за ініціативу та організацію відкриттявиставки у Вільнюсі та підтримку України.</text:p>
      <text:p text:style-name="P4">
</text:p>
      <text:p text:style-name="P4">
Виставка «Голод як зброя: 1932 – 1933, 2022» триватиме впродовж трьох місяцівза адресою: Aukų g. 2A, Vilnius).</text:p>
      <text:p text:style-name="P4">
Нагадаємо, у День пам’яті та примирення у Вільнюсі <text:a xlink:type="simple" xlink:href="https://www.ukrinform.ua/rubric-diaspora/3706892-u-litvi-ukrainci-u-den-pamati-ta-primirenna-poklali-kviti-do-pamatnika-sevcenku.html" text:style-name="Internet_20_link" text:visited-style-name="Visited_20_Internet_20_Link">
 відбулася</text:a>
 урочистацеремонія покладання квітів до пам’ятника Тарасу Шевченку.</text:p>
      <text:p text:style-name="P4">
У заході взяли участь посол України в Литві Петро Бешта разом з Віцеміністромоборони Литви Жальвінасом Томкусом.</text:p>
      <text:p text:style-name="P4">
Церемонія вшанування пам’яті жертв Другої світової війни також відбулась заучасті співробітників Посольства, української громади, учнів та вчителівукраїнських шкіл у Вільнюсі, а також гостей та жителів Литви.</text:p>
      <text:p text:style-name="P4">
<text:span text:style-name="T5">
Фото: Petro Beshta / Фейсбук</text:span>
</text:p>
      <text:p text:style-name="P4">
Source: <text:a xlink:type="simple" xlink:href="https://www.ukrinform.ua/rubric-diaspora/3732817-u-vilnusi-prosto-neba-vidkrili-vistavku-pro-golodomor-i-rosijsku-vijnu-v-ukraini.html" text:style-name="Internet_20_link" text:visited-style-name="Visited_20_Internet_20_Link">
https://www.ukrinform.ua/rubric-diaspora/3732817-u-vilnusi-prosto-neba-vidkrili-vistavku-pro-golodomor-i-rosijsku-vijnu-v-ukraini.html</text:a>
</text:p>
      <!--NEWS-->
      <text:h text:style-name="P10" text:outline-level="1">
<text:span text:style-name="T4">
Суд оштрафував священника УПЦ МП, який на похороні військового хрестом побив «опонента» з ПЦУ</text:span>
</text:h>
      <text:p text:style-name="P4">
Authors: Ukrinform (Person)</text:p>
      <text:p text:style-name="P4">
Publisher: Укринформ (Organization)</text:p>
      <text:p text:style-name="P4">
Published Time: 2023-07-07T17:45:00+03:00</text:p>
      <text:p text:style-name="P4">
Modified Time: 2023-07-07T17:45:00+03:00</text:p>
      <text:p text:style-name="P4">
Description: Суд оштрафував священника УПЦ МП і зобов'язав його виплатити компенсацію за моральну шкоду священнослужителю ПЦУ, якого він побив на похороні загиблого воїна.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Похорон', 'УПЦ МП', 'Вінниччина', 'Військові', 'Побиття', 'Священник', 'Православна церква України']</text:p>
      <text:p text:style-name="P4">
Type: Article</text:p>
      <!--METADATA-->
      <text:p text:style-name="P4">
<draw:frame draw:style-name="fr1" draw:name="Image154" text:anchor-type="as-char" svg:width="6.9236in" svg:height="3.956343in" draw:z-index="0">
<draw:image xlink:href="../Images/yкринформ/2023-07-07T17-45-00-03-00/630_360_1514464397-1884.jpg" xlink:type="simple" xlink:show="embed" xlink:actuate="onLoad" draw:mime-type="image/jpeg"/>
</draw:frame>
 Судоштрафував священника УПЦ МП і зобов'язав його виплатити компенсацію заморальну шкоду священнослужителю ПЦУ, якого він побив на похороні загиблоговоїна.</text:p>
      <text:p text:style-name="P4">
Відповідний <text:a xlink:type="simple" xlink:href="https://reyestr.court.gov.ua/Review/111966381" text:style-name="Internet_20_link" text:visited-style-name="Visited_20_Internet_20_Link">
 вирок </text:a>
 винісТомашпільський районний суд Вінницької області, передає Укрінформ.</text:p>
      <text:p text:style-name="P4">
Зазначається, що інцидент стався 22 липня 2022 року у селі ЯланецьТульчинського району під час похорону загиблого бійця Олександра Зініва.Священник ПЦУ почав докоряти отцям УПЦ МП, що вони розмовляють російською ізакликав заборонити діяльність «російських попів». Після суперечки священикУПЦ МП накинувся на свого колегу з іншої конфесії та вдарив металевим хрестом,завдавши тілесних ушкоджень.</text:p>
      <text:p text:style-name="P4">
<text:span text:style-name="T4">
Читайте також:</text:span>
 <text:a xlink:type="simple" xlink:href="https://www.ukrinform.ua/rubric-regions/3727734-konflikt-na-hmelniccini-vlada-sprostovue-so-virani-upc-mp-kricali-ganba-rodicam-zagiblogo-voina.html" text:style-name="Internet_20_link" text:visited-style-name="Visited_20_Internet_20_Link">
 Конфлікт на <text:span text:style-name="T4">
Хмельниччині</text:span>
 : влада спростовує, щовіряни УПЦ МП кричали «ганьба» родичам загиблого воїна</text:a>
</text:p>
      <text:p text:style-name="P4">
Томашпільський районний суд визнав обвинуваченого винним у вчиненікримінального правопорушення, передбаченого ч. 1 ст. 125 КК України, якавстаановлює покарання за завдане легке тілесне ушкодження. Священику УПЦ МПсудом призначене покарання у вигляді штрафу в розмірі 45 неоподатковуванихмінімумів доходів громадян, що становить 765 грн.</text:p>
      <text:p text:style-name="P4">
Також суд частково задовільнив цивільний позов про стягнення моральної шкоди,завданої кримінальним правопорушенням священику ПЦУ, зобов'язавши сплатити накористь постраждалого 5 тисяч гривень моральної шкоди.</text:p>
      <text:p text:style-name="P4">
<text:span text:style-name="T4">
Читайте також:</text:span>
 <text:a xlink:type="simple" xlink:href="https://www.ukrinform.ua/rubric-regions/3727775-na-kirovogradsini-se-odna-parafia-perejsla-do-pcu.html" text:style-name="Internet_20_link" text:visited-style-name="Visited_20_Internet_20_Link">
 На Кіровоградщині ще одна парафія перейшла до ПЦУ</text:a>
</text:p>
      <text:p text:style-name="P4">
Вирок суду набирає законної сили після закінчення строку подання апеляційноїскарги, якщо таку скаргу не було подано.</text:p>
      <text:p text:style-name="P4">
Як повідомляв Укрінформ, СБУ <text:a xlink:type="simple" xlink:href="https://www.ukrinform.ua/rubric-regions/3732741-vidkrili-spravu-proti-nastoatela-hramu-upc-mp-akij-dopomagav-deportuvati-ukrainciv-u-bilorus.html" text:style-name="Internet_20_link" text:visited-style-name="Visited_20_Internet_20_Link">
 </text:a>
 <text:a xlink:type="simple" xlink:href="https://www.ukrinform.ua/rubric-regions/3732741-vidkrili-spravu-proti-nastoatela-hramu-upc-mp-akij-dopomagav-deportuvati-ukrainciv-u-bilorus.html" text:style-name="Internet_20_link" text:visited-style-name="Visited_20_Internet_20_Link">
 відкрила кримінальне провадження</text:a>
щодо настоятеля храму УПЦ (МП), який співпрацював з російськими загарбникамипід час тимчасово захоплення селища Бородянка Київської області.</text:p>
      <text:p text:style-name="P4">
Source: <text:a xlink:type="simple" xlink:href="https://www.ukrinform.ua/rubric-regions/3732880-sud-ostrafuvav-svasennika-upc-mp-akij-na-pohoroni-vijskovogo-hrestom-pobiv-oponenta-z-pcu.html" text:style-name="Internet_20_link" text:visited-style-name="Visited_20_Internet_20_Link">
https://www.ukrinform.ua/rubric-regions/3732880-sud-ostrafuvav-svasennika-upc-mp-akij-na-pohoroni-vijskovogo-hrestom-pobiv-oponenta-z-pcu.html</text:a>
</text:p>
      <!--NEWS-->
      <text:h text:style-name="P10" text:outline-level="1">
<text:span text:style-name="T4">
Уряд схвалив залучення від ЄІБ додаткових ₴1,1 мільярда на проєкти з розвитку та відновлення регіонів</text:span>
</text:h>
      <text:p text:style-name="P4">
Authors: Ukrinform (Person)</text:p>
      <text:p text:style-name="P4">
Publisher: Укринформ (Organization)</text:p>
      <text:p text:style-name="P4">
Published Time: 2023-07-07T17:50:29+03:00</text:p>
      <text:p text:style-name="P4">
Modified Time: 2023-07-07T17:50:29+03:00</text:p>
      <text:p text:style-name="P4">
Description: Кабінет Міністрів ухвалює рішення, які дадуть змогу залучити від Європейського інвестиційного банку 1,1 млрд грн на два важливі проєкти, пов’язані з розвитком регіонів. — Укрінформ.</text:p>
      <text:p text:style-name="P4">
Images: ['<text:a xlink:type="simple" xlink:href="https://static.ukrinform.com/photos/2022_09/thumb_files/630_360_1664184137-668.jpg" text:style-name="Internet_20_link" text:visited-style-name="Visited_20_Internet_20_Link">
630_360_16641...</text:a>
']</text:p>
      <text:p text:style-name="P4">
Tags: ['ЄІБ', 'Уряд', 'Відбудова', 'Відновлення України']</text:p>
      <text:p text:style-name="P4">
Type: Article</text:p>
      <!--METADATA-->
      <text:p text:style-name="P4">
<draw:frame draw:style-name="fr1" draw:name="Image155" text:anchor-type="as-char" svg:width="6.9236in" svg:height="3.956343in" draw:z-index="0">
<draw:image xlink:href="../Images/yкринформ/2023-07-07T17-50-29-03-00/630_360_1664184137-668.jpg" xlink:type="simple" xlink:show="embed" xlink:actuate="onLoad" draw:mime-type="image/jpeg"/>
</draw:frame>
 КабінетМіністрів ухвалює рішення, які дадуть змогу залучити від Європейськогоінвестиційного банку 1,1 млрд грн на два важливі проєкти, пов’язані зрозвитком регіонів.</text:p>
      <text:p text:style-name="P4">
Про це Прем'єр-міністр Денис Шмигаль сказав <text:a xlink:type="simple" xlink:href="https://t.me/Denys_Smyhal/5573" text:style-name="Internet_20_link" text:visited-style-name="Visited_20_Internet_20_Link">
 на засіданні уряду</text:a>
 , передає Укрінформ.</text:p>
      <text:p text:style-name="P4">
«Ухвалюємо рішення, які дадуть змогу залучити від Європейського інвестиційногобанку додаткові 1,1 млрд грн на два проєкти, які сприятимуть розвитку тавідновленню українських регіонів», - сказав Шмигаль.</text:p>
      <text:p text:style-name="P4">
За його словами, перший проєкт стосується оновлення громадського транспорту,що передбачає закупівлю нових тролейбусів, трамваїв, ремонт інфраструктури тарозвиток цифрових систем.</text:p>
      <text:p text:style-name="P4">
Другий проєкт передбачає розвиток муніципальної інфраструктури, зокрема коштина ремонт та модернізацію систем водо- і теплопостачання, зауважив очільникуряду.</text:p>
      <text:p text:style-name="P4">
Як повідомляв Укрінформ, Україні спільно з партнерами вдалося <text:a xlink:type="simple" xlink:href="https://www.ukrinform.ua/rubric-vidbudova/3732234-na-miscevi-ta-regionalni-proekti-vidnovlenna-spramuvali-22-milardi.html" text:style-name="Internet_20_link" text:visited-style-name="Visited_20_Internet_20_Link">
 залучити 22млрд грн на реалізацію місцевих та регіональних проєктів відновлення</text:a>
 ; зокрема, у межах першоготраншу з Фонду ліквідації наслідків збройної агресії громади та областіотримають 6,6 млрд грн.</text:p>
      <text:p text:style-name="P4">
Source: <text:a xlink:type="simple" xlink:href="https://www.ukrinform.ua/rubric-vidbudova/3732884-urad-shvaliv-zalucenna-vid-eib-dodatkovih-11-milarda-na-proekti-z-rozvitku-ta-vidnovlenna-regioniv.html" text:style-name="Internet_20_link" text:visited-style-name="Visited_20_Internet_20_Link">
https://www.ukrinform.ua/rubric-vidbudova/3732884-urad-shvaliv-zalucenna-vid-eib-dodatkovih-11-milarda-na-proekti-z-rozvitku-ta-vidnovlenna-regioniv.html</text:a>
</text:p>
      <!--NEWS-->
      <text:h text:style-name="P10" text:outline-level="1">
<text:span text:style-name="T4">
Ансамбль «Київська камерата» очолила Богдана Півненко</text:span>
</text:h>
      <text:p text:style-name="P4">
Authors: Ukrinform (Person)</text:p>
      <text:p text:style-name="P4">
Publisher: Укринформ (Organization)</text:p>
      <text:p text:style-name="P4">
Published Time: 2023-07-07T17:53:00+03:00</text:p>
      <text:p text:style-name="P4">
Modified Time: 2023-07-07T17:53:00+03:00</text:p>
      <text:p text:style-name="P4">
Description: Народну артистку України Богдану Півненко призначили виконуючою обов'язки генерального директора - художнього керівника Національного ансамблю солістів «Київська камерата». — Укрінформ.</text:p>
      <text:p text:style-name="P4">
Images: ['<text:a xlink:type="simple" xlink:href="https://static.ukrinform.com/photos/2023_07/thumb_files/630_360_1688741790-367.jpg" text:style-name="Internet_20_link" text:visited-style-name="Visited_20_Internet_20_Link">
630_360_16887...</text:a>
']</text:p>
      <text:p text:style-name="P4">
Tags: ['Музика', 'Київ', 'МКІП ']</text:p>
      <text:p text:style-name="P4">
Type: Article</text:p>
      <!--METADATA-->
      <text:p text:style-name="P4">
<draw:frame draw:style-name="fr1" draw:name="Image156" text:anchor-type="as-char" svg:width="6.9236in" svg:height="3.956343in" draw:z-index="0">
<draw:image xlink:href="../Images/yкринформ/2023-07-07T17-53-00-03-00/630_360_1688741790-367.jpg" xlink:type="simple" xlink:show="embed" xlink:actuate="onLoad" draw:mime-type="image/jpeg"/>
</draw:frame>
 Народнуартистку України Богдану Півненко призначили виконуючою обов'язки генеральногодиректора - художнього керівника Національного ансамблю солістів «Київськакамерата».</text:p>
      <text:p text:style-name="P4">
Як передає Укрінформ, про це повідомляє <text:a xlink:type="simple" xlink:href="https://mkip.gov.ua/news/9450.html" text:style-name="Internet_20_link" text:visited-style-name="Visited_20_Internet_20_Link">
 пресслужба</text:a>
 <text:a xlink:type="simple" xlink:href="https://mkip.gov.ua/news/9450.html" text:style-name="Internet_20_link" text:visited-style-name="Visited_20_Internet_20_Link">
 </text:a>
Міністерства культури та інформаційної політики.</text:p>
      <text:p text:style-name="P4">
 <text:span text:style-name="T5">
Фото: МКІП</text:span>
</text:p>
      <text:p text:style-name="P4">
"7 липня її привітав з призначенням та представив колективу як нову керівницюперший заступник міністра культури та інформаційної політики України РостиславКарандєєв. Він побажав новій очільниці ансамблю плідної й ефективної роботи наблаго народу України, натхнення та примноження здобутків творчого колективу",- йдеться у повідомленні.</text:p>
      <text:p text:style-name="P4">
Богдана Півненко – солістка Національного Ансамблю солістів «Київськакамерата», лауреатка міжнародних конкурсів, завідувачка кафедри скрипки2016-2023, професорка Національної музичної академії України ім. П.Чайковського. Також вона виступила продюсеркою та солісткою аудіопроєкту«Антологія сучасної української <text:a xlink:type="simple" xlink:href="https://www.ukrinform.ua/tag-muzika" text:style-name="Internet_20_link" text:visited-style-name="Visited_20_Internet_20_Link">
 музики </text:a>
 ».</text:p>
      <text:p text:style-name="P4">
<text:span text:style-name="T4">
Читайте також:</text:span>
 <text:a xlink:type="simple" xlink:href="https://www.ukrinform.ua/rubric-diaspora/3731675-u-parizi-za-ucasti-kanadskih-ta-ukrainskih-muzikantiv-vidbuvsa-koncert-pamati-vasila-slipaka.html" text:style-name="Internet_20_link" text:visited-style-name="Visited_20_Internet_20_Link">
 У Парижі за участі канадських та українських музикантіввідбувся <text:span text:style-name="T4">
концерт</text:span>
 пам’яті Василя Сліпака </text:a>
</text:p>
      <text:p text:style-name="P4">
Протягом багатьох років Півненко активно пропагувала новітню українську музикув Україні та закордоном, зокрема в таких залах як, Berliner Philharmonie,Weill Hall Carnegie Hall, Palau de la Musica Catalana та інших.</text:p>
      <text:p text:style-name="P4">
Крім того, артистка неодноразово брала участь у прем’єрному виконанні творівсучасних українських композиторів. Активно співпрацювала з Героєм УкраїниМирославом Скориком, Валентином Сільвестровим та Валерієм Матюхіним. З початкувійни зіграла багато благодійних концертів на підтримку України.</text:p>
      <text:p text:style-name="P4">
<text:span text:style-name="T4">
Читайте також:</text:span>
 <text:a xlink:type="simple" xlink:href="https://www.ukrinform.ua/rubric-culture/3731320-na-doneccini-vidbuvsa-koncert-artistiv-nacionalnoi-filarmonii.html" text:style-name="Internet_20_link" text:visited-style-name="Visited_20_Internet_20_Link">
 На Донеччині відбувся <text:span text:style-name="T4">
концерт</text:span>
 артистів Національноїфілармонії </text:a>
</text:p>
      <text:p text:style-name="P4">
Попередником на посаді директора і художнього керівника Національного ансамблюсолістів «Київська камерата», а також її засновником був народний артистУкраїни Валерій Матюхін, який помер у травні 2023 року.</text:p>
      <text:p text:style-name="P4">
<text:span text:style-name="T5">
Фото: uk.wikipedia.org</text:span>
</text:p>
      <text:p text:style-name="P4">
Source: <text:a xlink:type="simple" xlink:href="https://www.ukrinform.ua/rubric-culture/3732889-ansambl-kiivska-kamerata-ocolila-bogdana-pivnenko.html" text:style-name="Internet_20_link" text:visited-style-name="Visited_20_Internet_20_Link">
https://www.ukrinform.ua/rubric-culture/3732889-ansambl-kiivska-kamerata-ocolila-bogdana-pivnenko.html</text:a>
</text:p>
      <!--NEWS-->
      <text:h text:style-name="P10" text:outline-level="1">
<text:span text:style-name="T4">
Калініна поступилася Андреєску на Вімблдоні</text:span>
</text:h>
      <text:p text:style-name="P4">
Authors: Ukrinform (Person)</text:p>
      <text:p text:style-name="P4">
Publisher: Укринформ (Organization)</text:p>
      <text:p text:style-name="P4">
Published Time: 2023-07-07T17:58:00+03:00</text:p>
      <text:p text:style-name="P4">
Modified Time: 2023-07-07T17:58:00+03:00</text:p>
      <text:p text:style-name="P4">
Description: Матч тривав 2 години 48 хвилин. — Укрінформ.</text:p>
      <text:p text:style-name="P4">
Images: ['<text:a xlink:type="simple" xlink:href="https://static.ukrinform.com/photos/2023_07/thumb_files/630_360_1688741826-967.jpeg" text:style-name="Internet_20_link" text:visited-style-name="Visited_20_Internet_20_Link">
630_360_16887...</text:a>
']</text:p>
      <text:p text:style-name="P4">
Tags: ['Теніс', 'Вімблдон', 'Ангеліна Калініна']</text:p>
      <text:p text:style-name="P4">
Type: Article</text:p>
      <!--METADATA-->
      <text:p text:style-name="P4">
<draw:frame draw:style-name="fr1" draw:name="Image158" text:anchor-type="as-char" svg:width="6.9236in" svg:height="3.956343in" draw:z-index="0">
<draw:image xlink:href="../Images/yкринформ/2023-07-07T17-58-00-03-00/630_360_1688741826-967.jpeg" xlink:type="simple" xlink:show="embed" xlink:actuate="onLoad" draw:mime-type="image/jpeg"/>
</draw:frame>
 Матчтривав 2 години 48 хвилин.</text:p>
      <text:p text:style-name="P4">
Ангеліна Калініна програла Б’янці Андреєску з Канади у другому колі Вімблдону- 6:2, 4:6, 7:6 (10:7), передає Укрінформ.</text:p>
      <text:p text:style-name="P4">
Для тенісисток це була перша зустріч на корті. Матч тривав 2 години 48 хвилин.Ангеліна поступилась у першому сеті, проте змогла повернутися у гру в другійпартії. У третьому сеті українка вела 5:2, але канадійка змогла зрівнятирахунок і перевести гру в тайбрейк, де, власне, і здобула перемогу.</text:p>
      <text:p text:style-name="P4">
У третьому колі Андреєску зіграє з переможницею пари Онс Жабер (Туніс) - ЧжуоСуань Бай (Китай).</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text:span text:style-name="T4">
Костюк</text:span>
 вийшла до третього кола Вімблдона післявідмови іспанки </text:a>
</text:p>
      <text:p text:style-name="P4">
Як повідомляв Укрінформ, Марта Костюк вийшла в 1/16 турніру Вімблдону.</text:p>
      <text:p text:style-name="P4">
Фото: Getty Images</text:p>
      <text:p text:style-name="P4">
Source: <text:a xlink:type="simple" xlink:href="https://www.ukrinform.ua/rubric-sports/3732887-kalinina-postupilas-andreesku-ta-zaversila-vistupi-na-vimbldoni.html" text:style-name="Internet_20_link" text:visited-style-name="Visited_20_Internet_20_Link">
https://www.ukrinform.ua/rubric-sports/3732887-kalinina-postupilas-andreesku-ta-zaversila-vistupi-na-vimbldoni.html</text:a>
</text:p>
      <!--NEWS-->
      <text:h text:style-name="P10" text:outline-level="1">
<text:span text:style-name="T4">
Володимир Зеленський і Петр Павел зустрілися з українським хлопчиком, який лікується в Чехії</text:span>
</text:h>
      <text:p text:style-name="P4">
Author: ['АРМІЯINFORM']</text:p>
      <text:p text:style-name="P4">
Time: 2023-07-07T18:00:00-04:00</text:p>
      <text:p text:style-name="P4">
Description: У Празі Президент України Володимир Зеленський і Президент Чеської Республіки Петр Паве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jpeg" text:style-name="Internet_20_link" text:visited-style-name="Visited_20_Internet_20_Link">
1-2.jpeg</text:a>
', '<text:a xlink:type="simple" xlink:href="https://armyinform.com.ua/wp-content/uploads/2023/07/2-1.jpeg" text:style-name="Internet_20_link" text:visited-style-name="Visited_20_Internet_20_Link">
2-1.jpeg</text:a>
', '<text:a xlink:type="simple" xlink:href="https://armyinform.com.ua/wp-content/uploads/2023/07/3-3.jpeg" text:style-name="Internet_20_link" text:visited-style-name="Visited_20_Internet_20_Link">
3-3.jpeg</text:a>
']</text:p>
      <text:p text:style-name="P4">
Tags: ['STOPRUSSIA', 'ВОЛОДИМИР ЗЕЛЕНСЬКИЙ', 'ПЕТР ПАВЕЛ', 'ПРЕЗИДЕНТ УКРАЇНИ', 'ЧЕХІЯ']</text:p>
      <text:p text:style-name="P4">
Category: News</text:p>
      <!--METADATA-->
      <text:p text:style-name="P4">
<draw:frame draw:style-name="fr1" draw:name="Image159" text:anchor-type="as-char" svg:width="6.9236in" svg:height="4.617948in" draw:z-index="0">
<draw:image xlink:href="../Images/AРМІЯINFORM/2023-07-07T18-00-00-04-00/1-2.jpeg" xlink:type="simple" xlink:show="embed" xlink:actuate="onLoad" draw:mime-type="image/jpeg"/>
</draw:frame>
</text:p>
      <text:p text:style-name="P4">
У Празі Президент України Володимир Зеленський і Президент Чеської РеспублікиПетр Павел зустрілися з 14-річним українцем Антоном Коцком із міста БориславЛьвівської області.</text:p>
      <text:p text:style-name="P4">
Про це <text:a xlink:type="simple" xlink:href="https://www.president.gov.ua/news/u-prazi-volodimir-zelenskij-i-petr-pavel-zustrilisya-z-ukray-84125" text:style-name="Internet_20_link" text:visited-style-name="Visited_20_Internet_20_Link">
пише</text:a>
 Офіційне інтернет-представництвоПрезидента України.</text:p>
      <text:p text:style-name="P4">
Антон Коцко з березня 2022 року перебуває в Чехії на лікуванні. Хлопчик мріявзустрітися з Президентом України та навіть записав відеозвернення до нього. Увідповідь Глава держави теж записав звернення для Антона.</text:p>
      <text:p text:style-name="P4">
Володимир Зеленський поцікавився справами хлопця й подарував йому марку іззображенням пса Патрона з гаслом «Сильніші разом».</text:p>
      <text:p text:style-name="P4">
<draw:frame draw:style-name="fr1" draw:name="Image160" text:anchor-type="as-char" svg:width="6.9236in" svg:height="4.617948in" draw:z-index="0">
<draw:image xlink:href="../Images/AРМІЯINFORM/2023-07-07T18-00-00-04-00/2-1.jpeg" xlink:type="simple" xlink:show="embed" xlink:actuate="onLoad" draw:mime-type="image/jpeg"/>
</draw:frame>
</text:p>
      <text:p text:style-name="P4">
«Бажаю тобі перемоги й дякую за твою міцну віру», — зазначив ПрезидентУкраїни.</text:p>
      <text:p text:style-name="P4">
«Пане Президенте, я дуже радий, що ми сьогодні зустрілися, це було моєнайзаповітніше бажання», — сказав хлопчик і подякував Володимиру Зеленськомуза подарунок.</text:p>
      <text:p text:style-name="P4">
Антон Коцко подарував Президентові України футболку зі своїм малюнком інаписом «Разом ми сила», сувенір у формі серця, а також фігуру богиніправосуддя Феміди.</text:p>
      <text:p text:style-name="P4">
«Велика подяка вам за те, що ви ведете Україну до перемоги. Хочу подарувативам богиню правосуддя Феміду, щоб в Україні процвітали чесніть інепідкупність, а будь-яке зло було справедливо покаране. Я бачу в цій богиніте, що ви показуєте світові щодня. Я пишаюся вами та всією Україною!» — сказавАнтон.</text:p>
      <text:p text:style-name="P4">
<draw:frame draw:style-name="fr1" draw:name="Image161" text:anchor-type="as-char" svg:width="6.9236in" svg:height="4.617948in" draw:z-index="0">
<draw:image xlink:href="../Images/AРМІЯINFORM/2023-07-07T18-00-00-04-00/3-3.jpeg" xlink:type="simple" xlink:show="embed" xlink:actuate="onLoad" draw:mime-type="image/jpeg"/>
</draw:frame>
</text:p>
      <text:p text:style-name="P4">
«Дуже дякую тобі, Антоне! Це дуже важливо — бути в єдності, бути разом. Дужедякую за всі подарунки!» — відповів Володимир Зеленський.</text:p>
      <text:p text:style-name="P4">
Антон Коцко також вручив подарунки Петру Павелу і подякував йому загостинність Чехії.</text:p>
      <text:p text:style-name="P4">
Source: <text:a xlink:type="simple" xlink:href="https://armyinform.com.ua/2023/07/07/volodymyr-zelenskyj-i-petr-pavel-zustrilysya-z-ukrayinskym-hlopchykom-yakyj-likuyetsya-v-chehiyi/" text:style-name="Internet_20_link" text:visited-style-name="Visited_20_Internet_20_Link">
https://armyinform.com.ua/2023/07/07/volodymyr-zelenskyj-i-petr-pavel-zustrilysya-z-ukrayinskym-hlopchykom-yakyj-likuyetsya-v-chehiyi/</text:a>
</text:p>
      <!--NEWS-->
      <text:h text:style-name="P10" text:outline-level="1">
<text:span text:style-name="T4">
У Києві повноцінно запрацював єдиний екстрений номер 112</text:span>
</text:h>
      <text:p text:style-name="P4">
Authors: Ukrinform (Person)</text:p>
      <text:p text:style-name="P4">
Publisher: Укринформ (Organization)</text:p>
      <text:p text:style-name="P4">
Published Time: 2023-07-07T18:01:00+03:00</text:p>
      <text:p text:style-name="P4">
Modified Time: 2023-07-07T18:01:00+03:00</text:p>
      <text:p text:style-name="P4">
Description: У Києві повноцінно запрацював єдиний телефонний номер для всіх надзвичайних ситуацій — служба "112". — Укрінформ.</text:p>
      <text:p text:style-name="P4">
Images: ['<text:a xlink:type="simple" xlink:href="https://static.ukrinform.com/photos/2016_03/thumb_files/630_360_1459179784-9220.jpg" text:style-name="Internet_20_link" text:visited-style-name="Visited_20_Internet_20_Link">
630_360_14591...</text:a>
']</text:p>
      <text:p text:style-name="P4">
Tags: ['Клименко', 'МВС', 'Київ']</text:p>
      <text:p text:style-name="P4">
Type: Article</text:p>
      <!--METADATA-->
      <text:p text:style-name="P4">
<draw:frame draw:style-name="fr1" draw:name="Image162" text:anchor-type="as-char" svg:width="6.9236in" svg:height="3.956343in" draw:z-index="0">
<draw:image xlink:href="../Images/yкринформ/2023-07-07T18-01-00-03-00/630_360_1459179784-9220.jpg" xlink:type="simple" xlink:show="embed" xlink:actuate="onLoad" draw:mime-type="image/jpeg"/>
</draw:frame>
 У Києвіповноцінно запрацював єдиний телефонний номер для всіх надзвичайних ситуацій —служба "112".</text:p>
      <text:p text:style-name="P4">
Як передає Укрінформ, про це міністр внутрішніх справ Ігор Клименко повідомиву <text:a xlink:type="simple" xlink:href="https://t.me/Klymenko_MVS/112" text:style-name="Internet_20_link" text:visited-style-name="Visited_20_Internet_20_Link">
 Телеграмі. </text:a>
</text:p>
      <text:p text:style-name="P4">
" <text:a xlink:type="simple" xlink:href="https://www.ukrinform.ua/tag-mvs" text:style-name="Internet_20_link" text:visited-style-name="Visited_20_Internet_20_Link">
 МВС </text:a>
 повноцінно впровадило службу 112 уКиєві — єдиний номер для всіх надзвичайних ситуацій. Комунікаційний центр 112уже обробляє вхідну інформацію та покриває столицю", — зазначив він.</text:p>
      <text:p text:style-name="P4">
Так, приймаючи дзвінки від громадян, оператори служби "112" скеровують запитидо необхідних підрозділів, які відповідно реагують.</text:p>
      <text:p text:style-name="P4">
Серед операторів є ті, хто володіє жестовою мовою. Спілкуватимуться іззаявниками вони через відеодзвінок. Для цього необхідно відправити смс-повідомлення на номер "112" й очікувати посилання на з’єднання.</text:p>
      <text:p text:style-name="P4">
<text:span text:style-name="T4">
Читайте також:</text:span>
 <text:a xlink:type="simple" xlink:href="https://www.ukrinform.ua/rubric-society/3728920-prezident-viznaciv-pat-napramiv-dla-stvorenna-vnutrisnoi-bezpeki-v-derzavi.html" text:style-name="Internet_20_link" text:visited-style-name="Visited_20_Internet_20_Link">
 Президент визначив п'ять напрямів для створеннявнутрішньої безпеки в державі </text:a>
</text:p>
      <text:p text:style-name="P4">
"Ми обіцяли запустити службу на початку липня — і дотрималися слова. Нашінаступні кроки — масштабувати 112 спершу в усіх містах-мільйонниках, а далі —на всю територію держави", — додав Клименко.</text:p>
      <text:p text:style-name="P4">
Як повідомляв Укрінформ, у вересні 2022 року народні депутати ухвалилизаконопроєкт, яким пропонується <text:a xlink:type="simple" xlink:href="https://www.ukrinform.ua/rubric-society/3566363-rada-proponue-stvoriti-edinij-nomer-telefonu-112-dla-nadanna-ekstrenoi-dopomogi.html" text:style-name="Internet_20_link" text:visited-style-name="Visited_20_Internet_20_Link">
 зробити номер "112" єдиним для наданняекстреної допомоги громадянам. </text:a>
</text:p>
      <text:p text:style-name="P4">
Source: <text:a xlink:type="simple" xlink:href="https://www.ukrinform.ua/rubric-kyiv/3732867-u-kievi-povnocinno-zapracuvav-edinij-ekstrenij-nomer-112.html" text:style-name="Internet_20_link" text:visited-style-name="Visited_20_Internet_20_Link">
https://www.ukrinform.ua/rubric-kyiv/3732867-u-kievi-povnocinno-zapracuvav-edinij-ekstrenij-nomer-112.html</text:a>
</text:p>
      <!--NEWS-->
      <text:h text:style-name="P10" text:outline-level="1">
<text:span text:style-name="T4">
Зеленський: Проросійські погляди - це протерористична позиція</text:span>
</text:h>
      <text:p text:style-name="P4">
Authors: Ukrinform (Person)</text:p>
      <text:p text:style-name="P4">
Publisher: Укринформ (Organization)</text:p>
      <text:p text:style-name="P4">
Published Time: 2023-07-07T18:02:00+03:00</text:p>
      <text:p text:style-name="P4">
Modified Time: 2023-07-07T18:02:00+03:00</text:p>
      <text:p text:style-name="P4">
Description: Президент Володимир Зеленський переконаний, що проукраїнські погляди – це погляди проєвропейські, а ті, хто має проросійські погляди, підтримують протерористичну позицію. — Укрінформ.</text:p>
      <text:p text:style-name="P4">
Images: ['<text:a xlink:type="simple" xlink:href="https://static.ukrinform.com/photos/2023_07/thumb_files/630_360_1688740817-234.jpg" text:style-name="Internet_20_link" text:visited-style-name="Visited_20_Internet_20_Link">
630_360_16887...</text:a>
']</text:p>
      <text:p text:style-name="P4">
Tags: ['Україна', 'Росія', 'Війна з Росією']</text:p>
      <text:p text:style-name="P4">
Type: Article</text:p>
      <!--METADATA-->
      <text:p text:style-name="P4">
<draw:frame draw:style-name="fr1" draw:name="Image163" text:anchor-type="as-char" svg:width="6.9236in" svg:height="3.956343in" draw:z-index="0">
<draw:image xlink:href="../Images/yкринформ/2023-07-07T18-02-00-03-00/630_360_1688740817-234.jpg" xlink:type="simple" xlink:show="embed" xlink:actuate="onLoad" draw:mime-type="image/jpeg"/>
</draw:frame>
 ПрезидентВолодимир Зеленський переконаний, що проукраїнські погляди – це поглядипроєвропейські, а ті, хто має проросійські погляди, підтримуютьпротерористичну позицію.</text:p>
      <text:p text:style-name="P4">
Про це він сказав під час спільної з Президентом Словаччини Зузаною Чапутовоюпресконференції у Братиславі, повідомляє кореспондент Укрінформу.</text:p>
      <text:p text:style-name="P4">
«Що значить бути проукраїнським? Проукраїнським – це бути проєвропейським… Щотаке проросійські погляди? Вони (росіяни - ред.) є агресором, вони прийшли начужу землю, вони нас атакували, вбивали, ґвалтували, катували людей. Як можнадотримуватись таких поглядів? Кожна людина має вибір, але якщо хтось хочеперевірити, якщо хтось хоче побачити Росію на кордонах своєї держави - скількикоштує така перевірка?!» - заявив <text:a xlink:type="simple" xlink:href="https://www.ukrinform.ua/tag-zelenskij" text:style-name="Internet_20_link" text:visited-style-name="Visited_20_Internet_20_Link">
 Зеленський.</text:a>
</text:p>
      <text:p text:style-name="P4">
За його словами, нині проросійська позиція – це позиція протерористична.</text:p>
      <text:p text:style-name="P4">
<text:span text:style-name="T4">
Читайте також:</text:span>
 <text:a xlink:type="simple" xlink:href="https://www.ukrinform.ua/rubric-polytics/3732871-zelenskij-pro-samit-nato-rosia-duze-rozrahovue-na-slabkist-i-rozednanist-v-alansi.html" text:style-name="Internet_20_link" text:visited-style-name="Visited_20_Internet_20_Link">
 <text:span text:style-name="T4">
Зеленський</text:span>
 – про саміт НАТО: Росія дуже розраховує наслабкість і роз’єднаність в Альянсі </text:a>
</text:p>
      <text:p text:style-name="P4">
«Хто дійсно хоче це перевіряти? А для чого? Чи не достатньо того, що є вУкраїні, є ефект Росії і є результат їхньої присутності на нашій території?Невже комусь подобається ця «російська рулетка»?!» - підкреслив глава держави.</text:p>
      <text:p text:style-name="P4">
Зеленський зауважив, що досі не бачив, аби американці чи європейці прагнулижити у Росії.</text:p>
      <text:p text:style-name="P4">
«Ви бачили, щоб люди зі США переїжджали в Росію? Ви бачили, щоб люди з Європихотіли емігрувати в Росію? Ви це бачили, щоб вони виходили з російськихавтомобілів і сідали в автомобілі радянського зразка? Я просто такого не бачивжодного разу в житті!», - сказав Президент.</text:p>
      <text:p text:style-name="P4">
Як повідомлялося, Президент Володимир <text:a xlink:type="simple" xlink:href="https://www.ukrinform.ua/rubric-polytics/3732743-zelenskij-vidvidue-slovaccinu.html" text:style-name="Internet_20_link" text:visited-style-name="Visited_20_Internet_20_Link">
 Зеленський у п’ятницю прибув з візитомдо Словаччини </text:a>
 . Раніше, 6-7 липня, він відвідав Чехію і Болгарію.</text:p>
      <text:p text:style-name="P4">
<text:span text:style-name="T5">
Фото: ОП</text:span>
</text:p>
      <text:p text:style-name="P4">
Source: <text:a xlink:type="simple" xlink:href="https://www.ukrinform.ua/rubric-polytics/3732882-zelenskij-prorosijski-pogladi-ce-proteroristicna-pozicia.html" text:style-name="Internet_20_link" text:visited-style-name="Visited_20_Internet_20_Link">
https://www.ukrinform.ua/rubric-polytics/3732882-zelenskij-prorosijski-pogladi-ce-proteroristicna-pozicia.html</text:a>
</text:p>
      <!--NEWS-->
      <text:h text:style-name="P10" text:outline-level="1">
<text:span text:style-name="T4">
Євробачення-2024 проходитиме у шведському Мальме</text:span>
</text:h>
      <text:p text:style-name="P4">
Authors: Ukrinform (Person)</text:p>
      <text:p text:style-name="P4">
Publisher: Укринформ (Organization)</text:p>
      <text:p text:style-name="P4">
Published Time: 2023-07-07T18:03:01+03:00</text:p>
      <text:p text:style-name="P4">
Modified Time: 2023-07-07T18:03:01+03:00</text:p>
      <text:p text:style-name="P4">
Description: Конкурс "Євробачення" наступного року пройде у третьому за величиною місті Швеції - Мальме. — Укрінформ.</text:p>
      <text:p text:style-name="P4">
Images: ['<text:a xlink:type="simple" xlink:href="https://static.ukrinform.com/photos/2023_07/thumb_files/630_360_1688742029-724.png" text:style-name="Internet_20_link" text:visited-style-name="Visited_20_Internet_20_Link">
630_360_16887...</text:a>
']</text:p>
      <text:p text:style-name="P4">
Tags: ['Євробачення', 'Конкурс', 'Швеція']</text:p>
      <text:p text:style-name="P4">
Type: Article</text:p>
      <!--METADATA-->
      <text:p text:style-name="P4">
<draw:frame draw:style-name="fr1" draw:name="Image164" text:anchor-type="as-char" svg:width="6.9236in" svg:height="3.956343in" draw:z-index="0">
<draw:image xlink:href="../Images/yкринформ/2023-07-07T18-03-01-03-00/630_360_1688742029-724.png" xlink:type="simple" xlink:show="embed" xlink:actuate="onLoad" draw:mime-type="image/png"/>
</draw:frame>
 Конкурс"Євробачення" наступного року пройде у третьому за величиною місті Швеції -Мальме.</text:p>
      <text:p text:style-name="P4">
Про це повідомляє <text:a xlink:type="simple" xlink:href="http://www.bbc.com/news/entertainment-arts-66130777" text:style-name="Internet_20_link" text:visited-style-name="Visited_20_Internet_20_Link">
 BBC </text:a>
, передає Укрінформ.</text:p>
      <text:p text:style-name="P4">
За словами організаторів, прибережне Мальме було обране після «діалогу зкількома містами».</text:p>
      <text:p text:style-name="P4">
Півфінали конкурсу відбудуться 7 і 9 травня 2024 року на «Мальме-Арені», фіналпроведуть 11 травня.</text:p>
      <text:p text:style-name="P4">
Швеція прийматиме шанувальників міжнародного музичного конкурсу вже всьоме, ау Мальме він проводитиметься втретє – <text:a xlink:type="simple" xlink:href="https://www.ukrinform.ua/tag-evrobacenna" text:style-name="Internet_20_link" text:visited-style-name="Visited_20_Internet_20_Link">
 Євробачення</text:a>
 вже проходило у цьому місті у 1992та 2013 роках.</text:p>
      <text:p text:style-name="P4">
<text:span text:style-name="T4">
Читайте також:</text:span>
 <text:a xlink:type="simple" xlink:href="https://www.ukrinform.ua/rubric-culture/3709860-tkacenko-cogoricne-evrobacenna-bulo-odnim-iz-najkrasih-za-vsu-istoriu-konkursu.html" text:style-name="Internet_20_link" text:visited-style-name="Visited_20_Internet_20_Link">
 Ткаченко: Цьогорічне « <text:span text:style-name="T4">
Євробачення</text:span>
 » було одним ізнайкращих за всю історію конкурсу </text:a>
</text:p>
      <text:p text:style-name="P4">
Як повідомляв Укрінформ, переможницею 67-го пісенного конкурсу "Євробачення"стала шведська співачка Loreen із піснею Tattoo.</text:p>
      <text:p text:style-name="P4">
<text:span text:style-name="T5">
Фото: PA MEDIA</text:span>
</text:p>
      <text:p text:style-name="P4">
Source: <text:a xlink:type="simple" xlink:href="https://www.ukrinform.ua/rubric-culture/3732888-evrobacenna2024-prohoditime-u-svedskomu-malme.html" text:style-name="Internet_20_link" text:visited-style-name="Visited_20_Internet_20_Link">
https://www.ukrinform.ua/rubric-culture/3732888-evrobacenna2024-prohoditime-u-svedskomu-malme.html</text:a>
</text:p>
      <!--NEWS-->
      <text:h text:style-name="P10" text:outline-level="1">
<text:span text:style-name="T4">
Уряд дозволив експортувати 20 тисяч тонн цукру до Румунії</text:span>
</text:h>
      <text:p text:style-name="P4">
Authors: Ukrinform (Person)</text:p>
      <text:p text:style-name="P4">
Publisher: Укринформ (Organization)</text:p>
      <text:p text:style-name="P4">
Published Time: 2023-07-07T18:11:01+03:00</text:p>
      <text:p text:style-name="P4">
Modified Time: 2023-07-07T18:11:01+03:00</text:p>
      <text:p text:style-name="P4">
Description: Кабінет Міністрів на засіданні 7 липня встановив квоту у розмірі 20 тис. т цукру, який можна експортувати до 15 вересня 2023 року до Румунії. — Укрінформ.</text:p>
      <text:p text:style-name="P4">
Images: ['<text:a xlink:type="simple" xlink:href="https://static.ukrinform.com/photos/2017_08/thumb_files/630_360_1502109722-3407.jpg" text:style-name="Internet_20_link" text:visited-style-name="Visited_20_Internet_20_Link">
630_360_15021...</text:a>
']</text:p>
      <text:p text:style-name="P4">
Tags: ['Цукор', 'Румунія', 'Уряд']</text:p>
      <text:p text:style-name="P4">
Type: Article</text:p>
      <!--METADATA-->
      <text:p text:style-name="P4">
<draw:frame draw:style-name="fr1" draw:name="Image165" text:anchor-type="as-char" svg:width="6.9236in" svg:height="3.956343in" draw:z-index="0">
<draw:image xlink:href="../Images/yкринформ/2023-07-07T18-11-01-03-00/630_360_1502109722-3407.jpg" xlink:type="simple" xlink:show="embed" xlink:actuate="onLoad" draw:mime-type="image/jpeg"/>
</draw:frame>
 КабінетМіністрів на засіданні 7 липня встановив квоту у розмірі 20 тис. т цукру, якийможна експортувати до 15 вересня 2023 року до Румунії.</text:p>
      <text:p text:style-name="P4">
Як передає Укрінформ, про це повідомив постійний представник КабінетуМіністрів України у Верховній Раді Тарас Мельничук у <text:a xlink:type="simple" xlink:href="http://t.me/tmelnychuk/2679" text:style-name="Internet_20_link" text:visited-style-name="Visited_20_Internet_20_Link">
 Телеграмі</text:a>
</text:p>
      <text:p text:style-name="P4">
"Визначено квоту на експорт <text:a xlink:type="simple" xlink:href="https://www.ukrinform.ua/tag-cukor" text:style-name="Internet_20_link" text:visited-style-name="Visited_20_Internet_20_Link">
 цукру </text:a>
 зУкраїни до 15.09.2023 в обсязі 20 тис. тонн та передбачено, що розгляд заявокна одержання ліцензій буде здійснюватись у порядку, встановленомуМінекономіки, а видача ліцензій - на підставі заявок на одержання ліцензій наекспорт таких товарів до Румунії та на підставі погоджень Мінагрополітики, щонадаватимуться в одноденний строк без залучення субʼєкта зовнішньоекономічноїдіяльності у порядку міжвідомчого обміну інформацією", - написав він.</text:p>
      <text:p text:style-name="P4">
Мельничук зазначив, що уряд вніс відповідні зміни до обсягів квот товарів,експорт яких підлягає ліцензуванню, затверджених постановою 27 грудня 2022року №1466 «Про затвердження переліків товарів, експорт та імпорт якихпідлягає ліцензуванню, та квот на 2023 рік».</text:p>
      <text:p text:style-name="P4">
<text:span text:style-name="T4">
Читайте також:</text:span>
 <text:a xlink:type="simple" xlink:href="https://www.ukrinform.ua/rubric-economy/3732823-solskij-obgovoriv-z-kolegami-iz-cotiroh-krain-logistiku-eksportu-ukrainskogo-zerna-do-es.html" text:style-name="Internet_20_link" text:visited-style-name="Visited_20_Internet_20_Link">
 <text:span text:style-name="T4">
Сольський</text:span>
 обговорив з колегами із чотирьох країнлогістику експорту українського зерна до ЄС </text:a>
</text:p>
      <text:p text:style-name="P4">
Як повідомляв Укрінформ, Кабінет Міністрів України на засіданні 30 травня 2023року встановив нульову квоту на експорт цукру з України з 5 червня по 15вересня.</text:p>
      <text:p text:style-name="P4">
Source: <text:a xlink:type="simple" xlink:href="https://www.ukrinform.ua/rubric-economy/3732892-urad-dozvoliv-eksportuvati-20-tisac-tonn-cukru-do-rumunii.html" text:style-name="Internet_20_link" text:visited-style-name="Visited_20_Internet_20_Link">
https://www.ukrinform.ua/rubric-economy/3732892-urad-dozvoliv-eksportuvati-20-tisac-tonn-cukru-do-rumunii.html</text:a>
</text:p>
      <!--NEWS-->
      <text:h text:style-name="P10" text:outline-level="1">
<text:span text:style-name="T4">
Нідерланди відіграли одну з лідерських ролей у «коаліції F-16» для України - посол</text:span>
</text:h>
      <text:p text:style-name="P4">
Authors: Ukrinform (Person)</text:p>
      <text:p text:style-name="P4">
Publisher: Укринформ (Organization)</text:p>
      <text:p text:style-name="P4">
Published Time: 2023-07-07T18:14:34+03:00</text:p>
      <text:p text:style-name="P4">
Modified Time: 2023-07-07T18:14:34+03:00</text:p>
      <text:p text:style-name="P4">
Description: Нідерланди стали однією з тих країн, які зробили F-16 для України не мрією, а "реальністю, яка точно буде". — Укрінформ.</text:p>
      <text:p text:style-name="P4">
Images: ['<text:a xlink:type="simple" xlink:href="https://static.ukrinform.com/photos/2023_07/thumb_files/630_360_1688742781-334.jpg" text:style-name="Internet_20_link" text:visited-style-name="Visited_20_Internet_20_Link">
630_360_16887...</text:a>
']</text:p>
      <text:p text:style-name="P4">
Tags: ['Нідерланди', 'Посол', 'Україна', 'Війна з Росією', 'F-16']</text:p>
      <text:p text:style-name="P4">
Type: Article</text:p>
      <!--METADATA-->
      <text:p text:style-name="P4">
<draw:frame draw:style-name="fr1" draw:name="Image166" text:anchor-type="as-char" svg:width="6.9236in" svg:height="3.956343in" draw:z-index="0">
<draw:image xlink:href="../Images/yкринформ/2023-07-07T18-14-34-03-00/630_360_1688742781-334.jpg" xlink:type="simple" xlink:show="embed" xlink:actuate="onLoad" draw:mime-type="image/jpeg"/>
</draw:frame>
 Нідерландистали однією з тих країн, які зробили F-16 для України не мрією, а"реальністю, яка точно буде".</text:p>
      <text:p text:style-name="P4">
Про це посол України в Нідерландах Олександр Карасевич сказав у коментарікореспондентові Укрінформу.</text:p>
      <text:p text:style-name="P4">
"Нідерланди вже стали однією з тих країн, які дійсно зробили F-16 для Українине мрією, а реальністю, яка точно буде. І в цьому вже ніхто не сумнівається.Трішки більше року тому нам снайперські гвинтівки не всі партнери хотілипередавати. Потім ми важко рухалися від снайперських гвинтівок до артилерії йтанків. А сьогодні ми не просто говоримо про F-16 - ми знаємо, що вони будуть.Вони будуть скоро", - наголосив дипломат.</text:p>
      <text:p text:style-name="P4">
За його словами, <text:a xlink:type="simple" xlink:href="https://www.ukrinform.ua/tag-niderlandi" text:style-name="Internet_20_link" text:visited-style-name="Visited_20_Internet_20_Link">
 Нідерланди </text:a>
 булиініціаторами та відіграли одну з лідерських ролей у формуванні "коаліціїF-16". "Роль цієї держави, їх парламенту, уряду, особисту роль прем’єр-міністра Марка Рютте та міністра закордонних справ Вопке Хукстри та міністраиоборони Кайси Оллонгрен у тому, що ми вже зараз конкретно говоримо про наданняУкраїні цих сучасних винищувачів, важко переоцінити", - заявив посол.</text:p>
      <text:p text:style-name="P4">
<text:span text:style-name="T4">
Читайте також:</text:span>
 <text:a xlink:type="simple" xlink:href="https://www.ukrinform.ua/rubric-economy/3732469-niderlandi-vze-nadali-ukraini-19-milarda-vijskovoi-dopomogi.html" text:style-name="Internet_20_link" text:visited-style-name="Visited_20_Internet_20_Link">
 <text:span text:style-name="T4">
Нідерланди</text:span>
 вже надали Україні €1,9 мільярдавійськової допомоги </text:a>
</text:p>
      <text:p text:style-name="P4">
Карасевич зазначив, що також ідеться не лише про програму підготовкиукраїнських пілотів, а й про навчання технічного персоналу для роботи на F-16.</text:p>
      <text:p text:style-name="P4">
"Ми також говоримо про навчання обслуговуючого персоналу, бо F-16 - ценадзвичайно складна техніка. Треба навчити не лише пілотів, а й людей, якібудуть їх ремонтувати, доглядати. Робота ведеться, й Україна робить всеможливе, щоб ми перейшли вже до важливих практичних етапів", - зазначив посол.</text:p>
      <text:p text:style-name="P4">
<text:span text:style-name="T4">
Читайте також:</text:span>
 <text:a xlink:type="simple" xlink:href="https://www.ukrinform.ua/rubric-ato/3731285-navcanna-ukrainskih-pilotiv-na-f-16-se-ne-rozpocalosa-ignat.html" text:style-name="Internet_20_link" text:visited-style-name="Visited_20_Internet_20_Link">
 Навчання українських пілотів на F- 16 ще не розпочалося -Ігнат </text:a>
</text:p>
      <text:p text:style-name="P4">
Як повідомляв Укрінформ, Нідерланди розпочнуть навчання українських пілотів наF-16 вже цього літа.</text:p>
      <text:p text:style-name="P4">
Source: <text:a xlink:type="simple" xlink:href="https://www.ukrinform.ua/rubric-polytics/3732894-niderlandi-vidigrali-odnu-z-liderskih-rolej-u-koalicii-f16-dla-ukraini-posol.html" text:style-name="Internet_20_link" text:visited-style-name="Visited_20_Internet_20_Link">
https://www.ukrinform.ua/rubric-polytics/3732894-niderlandi-vidigrali-odnu-z-liderskih-rolej-u-koalicii-f16-dla-ukraini-posol.html</text:a>
</text:p>
      <!--NEWS-->
      <text:h text:style-name="P10" text:outline-level="1">
<text:span text:style-name="T4">
У Грузії росіяни незаконно затримали шістьох громадян</text:span>
</text:h>
      <text:p text:style-name="P4">
Authors: Ukrinform (Person)</text:p>
      <text:p text:style-name="P4">
Publisher: Укринформ (Organization)</text:p>
      <text:p text:style-name="P4">
Published Time: 2023-07-07T18:15:20+03:00</text:p>
      <text:p text:style-name="P4">
Modified Time: 2023-07-07T18:15:20+03:00</text:p>
      <text:p text:style-name="P4">
Description: Згідно зі звітом Служби державної безпеки, російські загарбники незаконно затримали шістьох грузинів поблизу села Меджврисхеві. — Укрінформ.</text:p>
      <text:p text:style-name="P4">
Images: ['<text:a xlink:type="simple" xlink:href="https://static.ukrinform.com/photos/2023_06/thumb_files/630_360_1687785283-746.jpg" text:style-name="Internet_20_link" text:visited-style-name="Visited_20_Internet_20_Link">
630_360_16877...</text:a>
']</text:p>
      <text:p text:style-name="P4">
Tags: ['Грузія', 'Росія', 'Затримання']</text:p>
      <text:p text:style-name="P4">
Type: Article</text:p>
      <!--METADATA-->
      <text:p text:style-name="P4">
<draw:frame draw:style-name="fr1" draw:name="Image167" text:anchor-type="as-char" svg:width="6.9236in" svg:height="3.956343in" draw:z-index="0">
<draw:image xlink:href="../Images/yкринформ/2023-07-07T18-15-20-03-00/630_360_1687785283-746.jpg" xlink:type="simple" xlink:show="embed" xlink:actuate="onLoad" draw:mime-type="image/jpeg"/>
</draw:frame>
 Згідно зізвітом Служби державної безпеки, російські загарбники незаконно затрималишістьох грузинів поблизу села Меджврисхеві.</text:p>
      <text:p text:style-name="P4">
Як передає Укрінформ, про це повідомляє <text:a xlink:type="simple" xlink:href="https://1tv.ge/lang/ru/news/sgb-rossijskie-okkupanty-nezakonno-zaderzhali-shesterykh-grazhdan-gruzii-okolo-sela-medzhvriskhevi/" text:style-name="Internet_20_link" text:visited-style-name="Visited_20_Internet_20_Link">
 Перший канал Грузії01</text:a>
 .</text:p>
      <text:p text:style-name="P4">
«Російські окупанти незаконно затримали шістьох громадян <text:a xlink:type="simple" xlink:href="https://www.ukrinform.ua/tag-gruzia" text:style-name="Internet_20_link" text:visited-style-name="Visited_20_Internet_20_Link">
 Грузії</text:a>
 біля села Меджврисхеві», – повідомивперший заступник голови Служби державної безпеки Олексі Батіашвілі.</text:p>
      <text:p text:style-name="P4">
За його словами, затримання людей сталося вранці п’ятниці, 7 липня. Він додав,що у зв’язку з інцидентом, було активовано гарячу лінію і залучені міжнародніпартнери.</text:p>
      <text:p text:style-name="P4">
Відповідно до озвученого звіту, станом на кінець минулого року у незаконномуув’язненні Росії перебувало 9 громадян Грузії.</text:p>
      <text:p text:style-name="P4">
<text:span text:style-name="T4">
Читайте також:</text:span>
 <text:a xlink:type="simple" xlink:href="https://www.ukrinform.ua/rubric-polytics/3732359-posol-gruzii-zalisiv-kiiv-na-vimogu-kerivnictva-ukraini.html" text:style-name="Internet_20_link" text:visited-style-name="Visited_20_Internet_20_Link">
 Посол Грузії залишив Київ на вимогу керівництва України</text:a>
</text:p>
      <text:p text:style-name="P4">
«З метою тиску на центральну владу Грузії, Російська Федерація продовжувалапроводити незаконні затримання, здійснювати незаконний так званий процесбордеризації та інші активності, що завдають шкоди безпековому середовищу», –підкреслив Батіашвілі.</text:p>
      <text:p text:style-name="P4">
У 2022 році у напрямку окупованого російськими військами Цхінвальськогорегіону було незаконно затримано 44 особи, тоді як у напрямку окупованоїАбхазії – 13 осіб, йдеться у звіті.</text:p>
      <text:p text:style-name="P4">
Як повідомляв Укрінформ, Московський міський суд відхилив апеляційну скаргу назапобіжний захід для обвинуваченого Росією в шпигунстві журналіста The WallStreet Journal Евана Гершковича.</text:p>
      <text:p text:style-name="P4">
Source: <text:a xlink:type="simple" xlink:href="https://www.ukrinform.ua/rubric-ato/3732895-u-gruzii-rosiani-nezakonno-zatrimali-sistoh-gromadan.html" text:style-name="Internet_20_link" text:visited-style-name="Visited_20_Internet_20_Link">
https://www.ukrinform.ua/rubric-ato/3732895-u-gruzii-rosiani-nezakonno-zatrimali-sistoh-gromadan.html</text:a>
</text:p>
      <!--NEWS-->
      <text:h text:style-name="P10" text:outline-level="1">
<text:span text:style-name="T4">
Чапутова поділилася очікуваннями від саміту НАТО для Словаччини і України</text:span>
</text:h>
      <text:p text:style-name="P4">
Authors: Ukrinform (Person)</text:p>
      <text:p text:style-name="P4">
Publisher: Укринформ (Organization)</text:p>
      <text:p text:style-name="P4">
Published Time: 2023-07-07T18:24:01+03:00</text:p>
      <text:p text:style-name="P4">
Modified Time: 2023-07-07T18:24:01+03:00</text:p>
      <text:p text:style-name="P4">
Description: Словаччина очікує від саміту НАТО у Вільнюсі рішень про зміцнення східних кордонів Альянсу і про перспективу вступу України до євроатлантичної спільноти. — Укрінформ.</text:p>
      <text:p text:style-name="P4">
Images: ['<text:a xlink:type="simple" xlink:href="https://static.ukrinform.com/photos/2023_07/thumb_files/630_360_1688739876-734.jpg" text:style-name="Internet_20_link" text:visited-style-name="Visited_20_Internet_20_Link">
630_360_16887...</text:a>
']</text:p>
      <text:p text:style-name="P4">
Tags: ['Україна', 'Словаччина', 'Чапутова']</text:p>
      <text:p text:style-name="P4">
Type: Article</text:p>
      <!--METADATA-->
      <text:p text:style-name="P4">
<draw:frame draw:style-name="fr1" draw:name="Image168" text:anchor-type="as-char" svg:width="6.9236in" svg:height="3.956343in" draw:z-index="0">
<draw:image xlink:href="../Images/yкринформ/2023-07-07T18-24-01-03-00/630_360_1688739876-734.jpg" xlink:type="simple" xlink:show="embed" xlink:actuate="onLoad" draw:mime-type="image/jpeg"/>
</draw:frame>
 Словаччинаочікує від саміту НАТО у Вільнюсі рішень про зміцнення східних кордонівАльянсу і про перспективу вступу України до євроатлантичної спільноти.</text:p>
      <text:p text:style-name="P4">
Про це заявила президентка Словаччини Зузана Чапутова під час спільної зглавою Української держави пресконференції у Братиславі, повідомляєкореспондент Укрінформу.</text:p>
      <text:p text:style-name="P4">
Чапутова зазначила, що очікування <text:a xlink:type="simple" xlink:href="https://www.ukrinform.ua/tag-slovaccina" text:style-name="Internet_20_link" text:visited-style-name="Visited_20_Internet_20_Link">
 Словаччини </text:a>
 від саміту НАТО у Вільнюсі лежать у двох площинах. Першастосується захисту власних національних інтересів, зокрема зміцнення східнихкордонів Альянсу, а друга – перспектив членства України в НАТО.</text:p>
      <text:p text:style-name="P4">
«Ми очікуємо, що буде наданий скоординований механізм протиповітряної оборони,щоб це не було питанням лише двосторонніх відносин. Основне, що ми хочемоузгодити і про що домовитися у Вільнюсі, – це регіональна безпека,застосування нових планів оборони включно зі Словацькою Республікою. Також миочікуємо перспективи для України щодо вступу в Північноатлантичний альянс», -сказала президентка Словаччини.</text:p>
      <text:p text:style-name="P4">
У цьому контексті вона нагадала, що у 2008 році у Бухаресті було сказано, щоУкраїна належатиме до НАТО.</text:p>
      <text:p text:style-name="P4">
<text:span text:style-name="T4">
Читайте також:</text:span>
 <text:a xlink:type="simple" xlink:href="https://www.ukrinform.ua/rubric-world/3732845-duda-clenstvo-ukraini-zmicnit-vijskovu-mogutnist-nato.html" text:style-name="Internet_20_link" text:visited-style-name="Visited_20_Internet_20_Link">
 Дуда: Членство України зміцнить військову могутність<text:span text:style-name="T4">
НАТО</text:span>
 </text:a>
</text:p>
      <text:p text:style-name="P4">
«Ми підтримуємо ідею, що не Росія буде приймати рішення про чиюсь участь вАльянсі. Кожна країна має сама ухвалювати рішення про свій вступ… Коли Українаухвалить рішення, що вона може вступити, виконавши всі взяті на себезобов’язання і після завершення війни, вона обов’язково буде членомПівнічноатлантичного альянсу», - зазначила Чапутова.</text:p>
      <text:p text:style-name="P4">
Як повідомлялося, 11-12 липня у Вільнюсі відбудеться саміт НАТО, одним зголовних питань якого буде продовження допомоги Україні у її боротьбі протиросійської агресії, а також заходи із подальшого зміцнення системи стримуваннята оборони Альянсу.</text:p>
      <text:p text:style-name="P4">
<text:span text:style-name="T5">
Фото: ОПУ</text:span>
</text:p>
      <text:p text:style-name="P4">
Source: <text:a xlink:type="simple" xlink:href="https://www.ukrinform.ua/rubric-polytics/3732896-caputova-podililasa-ocikuvannami-vid-samitu-nato-dla-slovaccini-i-ukraini.html" text:style-name="Internet_20_link" text:visited-style-name="Visited_20_Internet_20_Link">
https://www.ukrinform.ua/rubric-polytics/3732896-caputova-podililasa-ocikuvannami-vid-samitu-nato-dla-slovaccini-i-ukraini.html</text:a>
</text:p>
      <!--NEWS-->
      <text:h text:style-name="P10" text:outline-level="1">
<text:span text:style-name="T4">
В Мелітополі окупанти хочуть нав'язати школярам російську версію історії</text:span>
</text:h>
      <text:p text:style-name="P4">
Authors: Ukrinform (Person)</text:p>
      <text:p text:style-name="P4">
Publisher: Укринформ (Organization)</text:p>
      <text:p text:style-name="P4">
Published Time: 2023-07-07T18:32:48+03:00</text:p>
      <text:p text:style-name="P4">
Modified Time: 2023-07-07T18:32:48+03:00</text:p>
      <text:p text:style-name="P4">
Description: На тимчасово окупованій території Запорізької області загарбники хочуть нав'язати школярам свою історію. — Укрінформ.</text:p>
      <text:p text:style-name="P4">
Images: ['<text:a xlink:type="simple" xlink:href="https://static.ukrinform.com/photos/2019_03/thumb_files/630_360_1552330156-348.jpg" text:style-name="Internet_20_link" text:visited-style-name="Visited_20_Internet_20_Link">
630_360_15523...</text:a>
']</text:p>
      <text:p text:style-name="P4">
Tags: ['Мелітополь', 'Окупація', 'Школа', 'Росія']</text:p>
      <text:p text:style-name="P4">
Type: Article</text:p>
      <!--METADATA-->
      <text:p text:style-name="P4">
<draw:frame draw:style-name="fr1" draw:name="Image169" text:anchor-type="as-char" svg:width="6.9236in" svg:height="3.956343in" draw:z-index="0">
<draw:image xlink:href="../Images/yкринформ/2023-07-07T18-32-48-03-00/630_360_1552330156-348.jpg" xlink:type="simple" xlink:show="embed" xlink:actuate="onLoad" draw:mime-type="image/jpeg"/>
</draw:frame>
 Натимчасово окупованій території Запорізької області загарбники хочуть нав'язатишколярам свою історію.</text:p>
      <text:p text:style-name="P4">
Про це в <text:a xlink:type="simple" xlink:href="http://t.me/ivan_fedorov_melitopol/2448" text:style-name="Internet_20_link" text:visited-style-name="Visited_20_Internet_20_Link">
 Телеграмі </text:a>
 повідомляєміський голова Мелітополя Іван Федоров, передає Укрінформ.</text:p>
      <text:p text:style-name="P4">
"Ворог продовжує знищувати все українське на ТОТ і вкотре під ударом - діти.Спочатку наших школярів в окупації змушували співати ворожий гімн та писатилисти загарбникам. Потім їм промивали мізки пропагандою у дитячих тамолодіжних організаціях. Нині нове коло зомбі-пропаганди: єдинороси взялисямоніторити всі шкільні музеї. Їх хочуть "інтегрувати в загальноросійськусистему духовних цінностей", - написав Федоров.</text:p>
      <text:p text:style-name="P4">
За його словами, окупанти не приховують того, що всі зусилля у школахнаправлені на те, аби донести "правильну історію".</text:p>
      <text:p text:style-name="P4">
<text:span text:style-name="T4">
Читайте також:</text:span>
 <text:a xlink:type="simple" xlink:href="https://www.ukrinform.ua/rubric-regions/3732499-u-melitopoli-zagarbniki-rozselaut-u-vilni-kvartiri-vijskovih-mer.html" text:style-name="Internet_20_link" text:visited-style-name="Visited_20_Internet_20_Link">
 У Мелітополі загарбники розселяють у «вільні» квартиривійськових - мер </text:a>
</text:p>
      <text:p text:style-name="P4">
Раніше повідомлялося, що в Мелітополі в школах чергують озброєні військові.Учнів змушували кожного ранку співати гімн <text:a xlink:type="simple" xlink:href="https://www.ukrinform.ua/tag-rosia" text:style-name="Internet_20_link" text:visited-style-name="Visited_20_Internet_20_Link">
 Росії</text:a>
 .</text:p>
      <text:p text:style-name="P4">
<text:span text:style-name="T5">
Фото: ria-m.tv</text:span>
</text:p>
      <text:p text:style-name="P4">
Source: <text:a xlink:type="simple" xlink:href="https://www.ukrinform.ua/rubric-regions/3732900-v-melitopoli-okupanti-hocut-navazati-skolaram-rosijsku-versiu-istorii.html" text:style-name="Internet_20_link" text:visited-style-name="Visited_20_Internet_20_Link">
https://www.ukrinform.ua/rubric-regions/3732900-v-melitopoli-okupanti-hocut-navazati-skolaram-rosijsku-versiu-istorii.html</text:a>
</text:p>
      <!--NEWS-->
      <text:h text:style-name="P10" text:outline-level="1">
<text:span text:style-name="T4">
Шведські БМП Stridsfordon 90 вже в Україні - Резніков</text:span>
</text:h>
      <text:p text:style-name="P4">
Authors: Ukrinform (Person)</text:p>
      <text:p text:style-name="P4">
Publisher: Укринформ (Organization)</text:p>
      <text:p text:style-name="P4">
Published Time: 2023-07-07T18:39:00+03:00</text:p>
      <text:p text:style-name="P4">
Modified Time: 2023-07-07T23:39:00+03:00</text:p>
      <text:p text:style-name="P4">
Description: ЗСУ підсилилися бойовими машинами піхоти Stridsfordon 90, партія яких прибуло до нашої країни зі Швеції. — Укрінформ.</text:p>
      <text:p text:style-name="P4">
Images: ['<text:a xlink:type="simple" xlink:href="https://static.ukrinform.com/photos/2023_07/thumb_files/630_360_1688762352-282.jpg" text:style-name="Internet_20_link" text:visited-style-name="Visited_20_Internet_20_Link">
630_360_16887...</text:a>
']</text:p>
      <text:p text:style-name="P4">
Tags: ['Швеція', 'БМП', 'Резніков', 'Війна з Росією']</text:p>
      <text:p text:style-name="P4">
Type: Article</text:p>
      <!--METADATA-->
      <text:p text:style-name="P4">
<draw:frame draw:style-name="fr1" draw:name="Image170" text:anchor-type="as-char" svg:width="6.9236in" svg:height="3.956343in" draw:z-index="0">
<draw:image xlink:href="../Images/yкринформ/2023-07-07T18-39-00-03-00/630_360_1688762352-282.jpg" xlink:type="simple" xlink:show="embed" xlink:actuate="onLoad" draw:mime-type="image/jpeg"/>
</draw:frame>
 ЗСУпідсилилися бойовими машинами піхоти Stridsfordon 90, партія яких прибуло донашої країни зі Швеції.</text:p>
      <text:p text:style-name="P4">
Про це міністр оборони Олексій Резніков повідомив у <text:a xlink:type="simple" xlink:href="http://twitter.com/oleksiireznikov/status/1677389783918690305" text:style-name="Internet_20_link" text:visited-style-name="Visited_20_Internet_20_Link">
 Твіттері</text:a>
 , передаєУкрінформ.</text:p>
      <text:p text:style-name="P4">
«БМП Stridsfordon 90 прибули в Україну та готові до бою. Найкращі машини длянайкращих солдатів», - зазначив глава Міноборони.</text:p>
      <text:p text:style-name="P4">
Він подякував міністру оборони Швеції Полу Юнсону, а також усім жителям цієїкраїни за допомогу.</text:p>
      <text:p text:style-name="Quotations">

<text:p text:style-name="P4">
Strf 90 IFWs have arrived in Ukraine and are ready for battle. Top machines&gt;
 for top soldiers.  &gt;
  Thank you to my friend <text:a xlink:type="simple" xlink:href="https://twitter.com/PlJonson" text:style-name="Internet_20_link" text:visited-style-name="Visited_20_Internet_20_Link">
 @PlJonson&gt;
 </text:a>
 and all Swedes for these&gt;
 IFWs.  &gt;
  Our common colors are blue and yellow.  &gt;
  Our common values are freedom and democracy.  &gt;
  Our common goals are victory and… <text:a xlink:type="simple" xlink:href="https://t.co/jb8sTcgsca" text:style-name="Internet_20_link" text:visited-style-name="Visited_20_Internet_20_Link">
 pic.twitter.com/jb8sTcgsca&gt;
 </text:a>
&gt;
&gt;
 — Oleksii Reznikov (@oleksiireznikov) <text:a xlink:type="simple" xlink:href="https://twitter.com/oleksiireznikov/status/1677389783918690305" text:style-name="Internet_20_link" text:visited-style-name="Visited_20_Internet_20_Link">
 July 7, 2023&gt;
 </text:a>
</text:p>

</text:p>
      <text:p text:style-name="P4">
«Наші спільні кольори – синій і жовтий. Наші спільні цінності – свобода ідемократія. Наші спільні цілі – перемога і справедливість», - наголосив <text:a xlink:type="simple" xlink:href="https://www.ukrinform.ua/tag-reznikov" text:style-name="Internet_20_link" text:visited-style-name="Visited_20_Internet_20_Link">
Резніков </text:a>
 .</text:p>
      <text:p text:style-name="P4">
<text:span text:style-name="T4">
Читайте також:</text:span>
 <text:a xlink:type="simple" xlink:href="https://www.ukrinform.ua/rubric-ato/3731010-reznikov-pokazav-ukrainsku-sau-bogdana.html" text:style-name="Internet_20_link" text:visited-style-name="Visited_20_Internet_20_Link">
 <text:span text:style-name="T4">
Резніков</text:span>
 показав українську САУ «Богдана»</text:a>
</text:p>
      <text:p text:style-name="P4">
Як повідомляв Укрінформ, Сполучені Штати оголосили у п’ятницю про виділенняУкраїні <text:a xlink:type="simple" xlink:href="http://www.ukrinform.ua/rubric-ato/3732977-pentagon-ogolosiv-pro-novij-paket-dopomogi-ukraini-z-kasetnimi-boepripasami.html" text:style-name="Internet_20_link" text:visited-style-name="Visited_20_Internet_20_Link">
 чергового пакета військової допомоги</text:a>
 . Він включаєартилерійські снаряди, в тому числі, касетні боєприпаси, ракети для системPatriot і HIMARS, БМП Bradley, БТР Stryker, а також інше озброєння табоєприпаси.</text:p>
      <text:p text:style-name="P4">
<text:span text:style-name="T5">
Фото: Jorchr</text:span>
</text:p>
      <text:p text:style-name="P4">
Source: <text:a xlink:type="simple" xlink:href="https://www.ukrinform.ua/rubric-ato/3732995-svedski-bmp-stridsfordon-90-vze-v-ukraini-reznikov.html" text:style-name="Internet_20_link" text:visited-style-name="Visited_20_Internet_20_Link">
https://www.ukrinform.ua/rubric-ato/3732995-svedski-bmp-stridsfordon-90-vze-v-ukraini-reznikov.html</text:a>
</text:p>
      <!--NEWS-->
      <text:h text:style-name="P10" text:outline-level="1">
<text:span text:style-name="T4">
Моравецький: Росія розігруватиме «волинську карту», поки не буде з’ясовано все про трагедію</text:span>
</text:h>
      <text:p text:style-name="P4">
Authors: Ukrinform (Person)</text:p>
      <text:p text:style-name="P4">
Publisher: Укринформ (Organization)</text:p>
      <text:p text:style-name="P4">
Published Time: 2023-07-07T18:41:00+03:00</text:p>
      <text:p text:style-name="P4">
Modified Time: 2023-07-07T18:41:00+03:00</text:p>
      <text:p text:style-name="P4">
Description: Росія намагатиметься використати факт Волинської трагедії, щоб посварити українців і поляків, поки обставини тих подій не будуть повністю з’ясовані. — Укрінформ.</text:p>
      <text:p text:style-name="P4">
Images: ['<text:a xlink:type="simple" xlink:href="https://static.ukrinform.com/photos/2023_07/thumb_files/630_360_1688744050-413.jpg" text:style-name="Internet_20_link" text:visited-style-name="Visited_20_Internet_20_Link">
630_360_16887...</text:a>
', '<text:a xlink:type="simple" xlink:href="https://static.ukrinform.com/photos/2023_07/1688744049-195.jpg" text:style-name="Internet_20_link" text:visited-style-name="Visited_20_Internet_20_Link">
1688744049-19...</text:a>
', '<text:a xlink:type="simple" xlink:href="https://static.ukrinform.com/photos/2023_07/1688743979-372.jpg" text:style-name="Internet_20_link" text:visited-style-name="Visited_20_Internet_20_Link">
1688743979-37...</text:a>
', '<text:a xlink:type="simple" xlink:href="https://static.ukrinform.com/photos/2023_07/1688744049-772.jpg" text:style-name="Internet_20_link" text:visited-style-name="Visited_20_Internet_20_Link">
1688744049-77...</text:a>
']</text:p>
      <text:p text:style-name="P4">
Tags: ['Ексгумація', 'Росія', 'Моравецький', 'Тернопільщина', 'Волинська трагедія']</text:p>
      <text:p text:style-name="P4">
Type: Article</text:p>
      <!--METADATA-->
      <text:p text:style-name="P4">
<draw:frame draw:style-name="fr1" draw:name="Image171" text:anchor-type="as-char" svg:width="6.9236in" svg:height="3.956343in" draw:z-index="0">
<draw:image xlink:href="../Images/yкринформ/2023-07-07T18-41-00-03-00/630_360_1688744050-413.jpg" xlink:type="simple" xlink:show="embed" xlink:actuate="onLoad" draw:mime-type="image/jpeg"/>
</draw:frame>
 Росіянамагатиметься використати факт Волинської трагедії, щоб посварити українців іполяків, поки обставини тих подій не будуть повністю з’ясовані.</text:p>
      <text:p text:style-name="P4">
На цьому наголосив прем'єр-міністр Польщі Матеуш Моравецький у селі ПлужникиТернопільської області, де проводяться пошуково-ексгумаційні роботи на місціпоховання польських жертв Волинської трагедії, передає кореспондентУкрінформу.</text:p>
      <text:p text:style-name="P4">
“Маємо усвідомлювати, що поки не буде до кінця встановлено і записано історіюВолинського злочину, Росія завжди використовуватиме "волинську карту", абивбити клин між поляками й українцями”,- заявив Моравецький.</text:p>
      <text:p text:style-name="P4">
<draw:frame draw:style-name="fr1" draw:name="Image172" text:anchor-type="as-char" svg:width="6.9236in" svg:height="4.615733in" draw:z-index="0">
<draw:image xlink:href="../Images/yкринформ/2023-07-07T18-41-00-03-00/1688744049-195.jpg" xlink:type="simple" xlink:show="embed" xlink:actuate="onLoad" draw:mime-type="image/jpeg"/>
</draw:frame>
</text:p>
      <text:p text:style-name="P4">
<draw:frame draw:style-name="fr1" draw:name="Image173" text:anchor-type="as-char" svg:width="6.9236in" svg:height="4.615733in" draw:z-index="0">
<draw:image xlink:href="../Images/yкринформ/2023-07-07T18-41-00-03-00/1688743979-372.jpg" xlink:type="simple" xlink:show="embed" xlink:actuate="onLoad" draw:mime-type="image/jpeg"/>
</draw:frame>
</text:p>
      <text:p text:style-name="P4">
За його словами, цього не можна дозволити, особливо у період, коли Українабореться за свою свободу, незалежність і право на життя.</text:p>
      <text:p text:style-name="P4">
“Вся Україна бореться також за Польщу і Європу. Вона бореться за нашу безпекута наше майбутнє. Щодня українські воїни гинуть у боротьбі з варварськоюросійською навалою, і ми їм вдячні”, - підкреслив очільник польського уряду.</text:p>
      <text:p text:style-name="P4">
Він зауважив, що на підставі домовленості між українським та польським урядамивпродовж кількох тижнів тривають пошуково-ексгумаційні роботи у Плужниках, деу ніч з 12 на 13 лютого 1945 року були вбиті близько 100 поляків.</text:p>
      <text:p text:style-name="P4">
<draw:frame draw:style-name="fr1" draw:name="Image174" text:anchor-type="as-char" svg:width="6.9236in" svg:height="4.615733in" draw:z-index="0">
<draw:image xlink:href="../Images/yкринформ/2023-07-07T18-41-00-03-00/1688744049-772.jpg" xlink:type="simple" xlink:show="embed" xlink:actuate="onLoad" draw:mime-type="image/jpeg"/>
</draw:frame>
</text:p>
      <text:p text:style-name="P4">
<text:span text:style-name="T4">
Читайте також:</text:span>
 <text:a xlink:type="simple" xlink:href="https://www.ukrinform.ua/rubric-polytics/3729770-duda-e-kraini-aki-duze-hotili-b-vibuhu-nenavisti-miz-ukraincami-i-polakami.html" text:style-name="Internet_20_link" text:visited-style-name="Visited_20_Internet_20_Link">
 Дуда: Є країни, які дуже хотіли б вибуху ненависті міжукраїнцями і поляками </text:a>
</text:p>
      <text:p text:style-name="P4">
Моравецький підкреслив, що Волинська трагедія є “незагоєною раною” в історіїдвох народів, яку потрібно залікувати правдою, "пам’ятаючи, хто був катом, ахто жертвою". На його переконання, це треба зробити таким чином, щоб цяпроблема “не знищила польсько-українську солідарність”.</text:p>
      <text:p text:style-name="P4">
<text:span text:style-name="T4">
Читайте також:</text:span>
 <text:a xlink:type="simple" xlink:href="https://www.ukrinform.ua/rubric-polytics/3731394-kvasnevskij-vislovivsa-pro-rol-volinskoi-tragedii-dla-ukraini-j-polsi.html" text:style-name="Internet_20_link" text:visited-style-name="Visited_20_Internet_20_Link">
 Кваснєвський висловився про роль <text:span text:style-name="T4">
Волинської</text:span>
<text:span text:style-name="T4">
трагедії</text:span>
 для України й Польщі </text:a>
</text:p>
      <text:p text:style-name="P4">
Як відомо, тема Волинської трагедії є однією з найбільш суперечливих вукраїнсько-польських відносинах. Погляди Києва і Варшави на причини,відповідальність і кількість жертв з обох сторін відрізняються. Польськасторона покладає відповідальність за злочин, скоєний в 1943-1945 роках наВолині, на українську сторону, натомість Україна наполягає, щовідповідальність несуть обидві сторони і вибачення має бути взаємним.</text:p>
      <text:p text:style-name="P4">
Тему Волинської трагедії активно використовує російська <text:a xlink:type="simple" xlink:href="https://www.ukrinform.ua/tag-propaganda" text:style-name="Internet_20_link" text:visited-style-name="Visited_20_Internet_20_Link">
 пропаганда</text:a>
 .</text:p>
      <text:p text:style-name="P4">
<text:span text:style-name="T5">
Фото: twitter.com/MorawieckiM</text:span>
</text:p>
      <text:p text:style-name="P4">
Source: <text:a xlink:type="simple" xlink:href="https://www.ukrinform.ua/rubric-polytics/3732902-rosia-rozigruvatime-volinsku-kartu-poki-ne-bude-zasovano-vse-pro-tragediu-moraveckij.html" text:style-name="Internet_20_link" text:visited-style-name="Visited_20_Internet_20_Link">
https://www.ukrinform.ua/rubric-polytics/3732902-rosia-rozigruvatime-volinsku-kartu-poki-ne-bude-zasovano-vse-pro-tragediu-moraveckij.html</text:a>
</text:p>
      <!--NEWS-->
      <text:h text:style-name="P10" text:outline-level="1">
<text:span text:style-name="T4">
Уряд затвердив порядок встановлення факту участі цивільних у захисті України</text:span>
</text:h>
      <text:p text:style-name="P4">
Authors: Ukrinform (Person)</text:p>
      <text:p text:style-name="P4">
Publisher: Укринформ (Organization)</text:p>
      <text:p text:style-name="P4">
Published Time: 2023-07-07T18:42:00+03:00</text:p>
      <text:p text:style-name="P4">
Modified Time: 2023-07-07T18:42:00+03:00</text:p>
      <text:p text:style-name="P4">
Description: Кабінет Міністрів на засіданні у п'ятницю затвердив порядок встановлення факту безпосередньої участі цивільних у захисті України для надання їм відповідних статусів. — Укрінформ.</text:p>
      <text:p text:style-name="P4">
Images: ['<text:a xlink:type="simple" xlink:href="https://static.ukrinform.com/photos/2019_09/thumb_files/630_360_1567497060-680.jpg" text:style-name="Internet_20_link" text:visited-style-name="Visited_20_Internet_20_Link">
630_360_15674...</text:a>
']</text:p>
      <text:p text:style-name="P4">
Tags: ['Уряд', 'ЗСУ', 'Міністерство у справах ветеранів', 'Війна з Росією']</text:p>
      <text:p text:style-name="P4">
Type: Article</text:p>
      <!--METADATA-->
      <text:p text:style-name="P4">
<draw:frame draw:style-name="fr1" draw:name="Image175" text:anchor-type="as-char" svg:width="6.9236in" svg:height="3.956343in" draw:z-index="0">
<draw:image xlink:href="../Images/yкринформ/2023-07-07T18-42-00-03-00/630_360_1567497060-680.jpg" xlink:type="simple" xlink:show="embed" xlink:actuate="onLoad" draw:mime-type="image/jpeg"/>
</draw:frame>
 КабінетМіністрів на засіданні у п'ятницю затвердив порядок встановлення фактубезпосередньої участі цивільних у захисті України для надання їм відповіднихстатусів.</text:p>
      <text:p text:style-name="P4">
Про це повідомляє <text:a xlink:type="simple" xlink:href="https://mva.gov.ua/ua/news/za-iniciativi-minveteraniv-uryad-zatverdiv-poryadok-vstanovlennya-faktu-bezposerednoyi-uchasti-civilnih-osib-u-zahisti-ukrayini-dlya-nadannya-vidpovidnih-statusiv" text:style-name="Internet_20_link" text:visited-style-name="Visited_20_Internet_20_Link">
 пресслужба </text:a>
Міністерства у справах ветеранів, передає Укрінформ.</text:p>
      <text:p text:style-name="P4">
Як зазначається, йдеться про процедуру встановлення факту безпосередньоїучасті у захисті України починаючи з 24 лютого 2022 року цивільних осіб, якіофіційно не були у складі жодної з українських силових структур.</text:p>
      <text:p text:style-name="P4">
У Мінветеранів зауважили, що внаслідок поранень, контузій, каліцтв абозахворювань під час безпосередньої участі в обороні країни від окупантівбагато таких цивільних стали особами з інвалідністю або загинули (померли).Законом № 2864 таких осіб віднесено до осіб з інвалідністю внаслідок війни, арідних осіб, що загинули, – до членів сімей загиблих захисників і захисницьУкраїни.</text:p>
      <text:p text:style-name="P4">
<text:span text:style-name="T4">
Читайте також:</text:span>
 <text:a xlink:type="simple" xlink:href="https://www.ukrinform.ua/rubric-society/3729869-na-robotu-pomicnikiv-veteraniv-vidileno-ponad-50-miljoniv-minveteraniv.html" text:style-name="Internet_20_link" text:visited-style-name="Visited_20_Internet_20_Link">
 На роботу помічників ветеранів виділили понад ₴50мільйонів </text:a>
</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зазначе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 - йдеться у повідомленні.</text:p>
      <text:p text:style-name="P4">
Рішення про безпосередню участь цивільних осіб у захисті України прийматимеутворена Мінветеранів міжвідомча комісія за заявою встановленого зразка та наоснові довідки командира військової частини; за її відсутності – засвідченихнотаріусом двох свідчень, або свідчення командира підрозділу, в зонівідповідальності якого перебувала особа.</text:p>
      <text:p text:style-name="P4">
За результатами розгляду Мінветеранів видаватиме особам, зазначеним у рішеннікомісії, відповідну довідку, що буде однією з підстав для подальшоговстановлення органами соцзахисту населення одного із статусів: особи зінвалідністю внаслідок війни або члена сім’ї загиблого (померлого) захисникачи захисниці України.</text:p>
      <text:p text:style-name="P4">
<text:span text:style-name="T4">
Читайте також:</text:span>
 <text:a xlink:type="simple" xlink:href="https://www.ukrinform.ua/rubric-society/3729787-ukrainskij-veteranskij-fond-opracuvav-13-tisac-zvernen-z-nih-bilsist-vid-colovikiv.html" text:style-name="Internet_20_link" text:visited-style-name="Visited_20_Internet_20_Link">
 Український ветеранський фонд опрацював 13 тисячзвернень, з них більшість – від чоловіків </text:a>
</text:p>
      <text:p text:style-name="P4">
Найближчим часом фахівці Мінветеранів проведуть низку робочих зустрічей зпредставниками українських добровольчих формувань, членами родин полеглихдобровольців, аби обговорити можливі шляхи допомоги їм у зборі необхіднихдокументів для пришвидшення процедури розгляду комісією та надання відповіднихстатусів, зазначають у відомстві.</text:p>
      <text:p text:style-name="P4">
Як повідомлялося, Кабінет Міністрів виділив Міністерству у справах ветеранів200 млн 633,87 тис. гривень на реконструкцію Бородянського центру соціально-психологічної реабілітації населення.</text:p>
      <text:p text:style-name="P4">
Source: <text:a xlink:type="simple" xlink:href="https://www.ukrinform.ua/rubric-society/3732903-urad-zatverdiv-poradok-vstanovlenna-faktu-ucasti-civilnih-u-zahisti-ukraini.html" text:style-name="Internet_20_link" text:visited-style-name="Visited_20_Internet_20_Link">
https://www.ukrinform.ua/rubric-society/3732903-urad-zatverdiv-poradok-vstanovlenna-faktu-ucasti-civilnih-u-zahisti-ukraini.html</text:a>
</text:p>
      <!--NEWS-->
      <text:h text:style-name="P10" text:outline-level="1">
<text:span text:style-name="T4">
На Прикарпатті з підтоплених територій евакуювали півсотні людей</text:span>
</text:h>
      <text:p text:style-name="P4">
Authors: Ukrinform (Person)</text:p>
      <text:p text:style-name="P4">
Publisher: Укринформ (Organization)</text:p>
      <text:p text:style-name="P4">
Published Time: 2023-07-07T18:49:00+03:00</text:p>
      <text:p text:style-name="P4">
Modified Time: 2023-07-07T18:49:00+03:00</text:p>
      <text:p text:style-name="P4">
Description: На Прикарпатті з підтоплених територій рятувальники евакуювали 55 людей, з них 12 – діти. Врятовані 14 людей. — Укрінформ.</text:p>
      <text:p text:style-name="P4">
Images: ['<text:a xlink:type="simple" xlink:href="https://static.ukrinform.com/photos/2023_07/thumb_files/630_360_1688744655-319.jpg" text:style-name="Internet_20_link" text:visited-style-name="Visited_20_Internet_20_Link">
630_360_16887...</text:a>
']</text:p>
      <text:p text:style-name="P4">
Tags: ['Дощ', 'МВС', 'Повінь', 'Прикарпаття']</text:p>
      <text:p text:style-name="P4">
Type: Article</text:p>
      <!--METADATA-->
      <text:p text:style-name="P4">
<draw:frame draw:style-name="fr1" draw:name="Image176" text:anchor-type="as-char" svg:width="6.9236in" svg:height="3.956343in" draw:z-index="0">
<draw:image xlink:href="../Images/yкринформ/2023-07-07T18-49-00-03-00/630_360_1688744655-319.jpg" xlink:type="simple" xlink:show="embed" xlink:actuate="onLoad" draw:mime-type="image/jpeg"/>
</draw:frame>
 НаПрикарпатті з підтоплених територій рятувальники евакуювали 55 людей, з них 12– діти. Врятовані 14 людей.</text:p>
      <text:p text:style-name="P4">
Про це у <text:a xlink:type="simple" xlink:href="https://t.me/mvs_ukraine/27137" text:style-name="Internet_20_link" text:visited-style-name="Visited_20_Internet_20_Link">
 Телеграмі </text:a>
 повідомляє МВС України,передає Укрінформ.</text:p>
      <text:p text:style-name="P4">
« <text:a xlink:type="simple" xlink:href="https://www.ukrinform.ua/tag-prikarpatta" text:style-name="Internet_20_link" text:visited-style-name="Visited_20_Internet_20_Link">
 Прикарпаття </text:a>
 . Врятовано 14осіб, зокрема 2 дітей, та евакуйовано 55 осіб, із них 12 дітей», - повідомляєМВС України.</text:p>
      <text:p text:style-name="P4">
За їхньою інформацією, наразі через сильні опади підтоплені 605дворогосподарств, підвальних приміщень, відкритих територій та місцевих доріг.</text:p>
      <text:p text:style-name="P4">
</text:p>
      <text:p text:style-name="P4">
«Рятувальники відкачали воду з 5 підвальних приміщень житлових будинків та 7дворогосподарств, а також прибрали 19 повалених дерев», - додали вміністерстві.</text:p>
      <text:p text:style-name="P4">
<text:span text:style-name="T4">
Читайте також:</text:span>
 <text:a xlink:type="simple" xlink:href="https://www.ukrinform.ua/rubric-regions/3732714-v-ukraini-cerez-negodu-bez-svitla-710-naselenih-punktiv.html" text:style-name="Internet_20_link" text:visited-style-name="Visited_20_Internet_20_Link">
 В Україні через негоду без світла 710 населених пунктів</text:a>
</text:p>
      <text:p text:style-name="P4">
Як повідомляв Укрінформ, внаслідок сильних зливових дощів у Івано-Франківськійобласті відбулося підтоплення дворогосподарств, підвальних приміщень,відкритих територій та місцевих доріг у Коломийському, Косівському, Калуськомута Надвірнянському районах.</text:p>
      <text:p text:style-name="P4">
В області оголошено штормове попередження.</text:p>
      <text:p text:style-name="P4">
<text:span text:style-name="T5">
Фото: МВС України</text:span>
</text:p>
      <text:p text:style-name="P4">
Source: <text:a xlink:type="simple" xlink:href="https://www.ukrinform.ua/rubric-regions/3732904-na-prikarpatti-z-pidtoplenih-teritorij-evakuuvali-pivsotni-ludej.html" text:style-name="Internet_20_link" text:visited-style-name="Visited_20_Internet_20_Link">
https://www.ukrinform.ua/rubric-regions/3732904-na-prikarpatti-z-pidtoplenih-teritorij-evakuuvali-pivsotni-ludej.html</text:a>
</text:p>
      <!--NEWS-->
      <text:h text:style-name="P10" text:outline-level="1">
<text:span text:style-name="T4">
Україна може втрачати до $800 мільйонів щомісяця через скорочення експорту зерна - МВФ</text:span>
</text:h>
      <text:p text:style-name="P4">
Authors: Ukrinform (Person)</text:p>
      <text:p text:style-name="P4">
Publisher: Укринформ (Organization)</text:p>
      <text:p text:style-name="P4">
Published Time: 2023-07-07T18:52:04+03:00</text:p>
      <text:p text:style-name="P4">
Modified Time: 2023-07-07T18:52:04+03:00</text:p>
      <text:p text:style-name="P4">
Description: Міжнародний валютний фонд очікує скорочення експорту зерна з України через невисокі врожаї й заміновані поля. За його оцінками, можливі перебої із «зерновою ініціативою», а також імпортні обмеження в ЄС на українські продукти загрожують країні втратою до 800 млн дол. щомісяця. — Укрінформ.</text:p>
      <text:p text:style-name="P4">
Images: ['<text:a xlink:type="simple" xlink:href="https://static.ukrinform.com/photos/2022_09/thumb_files/630_360_1663312554-918.jpeg" text:style-name="Internet_20_link" text:visited-style-name="Visited_20_Internet_20_Link">
630_360_16633...</text:a>
']</text:p>
      <text:p text:style-name="P4">
Tags: ['Експорт', 'МВФ', 'Україна', 'Зерно', 'зерновий коридор']</text:p>
      <text:p text:style-name="P4">
Type: Article</text:p>
      <!--METADATA-->
      <text:p text:style-name="P4">
<draw:frame draw:style-name="fr1" draw:name="Image178" text:anchor-type="as-char" svg:width="6.9236in" svg:height="3.956343in" draw:z-index="0">
<draw:image xlink:href="../Images/yкринформ/2023-07-07T18-52-04-03-00/630_360_1663312554-918.jpeg" xlink:type="simple" xlink:show="embed" xlink:actuate="onLoad" draw:mime-type="image/jpeg"/>
</draw:frame>
Міжнародний валютний фонд очікує скорочення експорту зерна з України черезневисокі врожаї й заміновані поля. За його оцінками, можливі перебої із«зерновою ініціативою», а також імпортні обмеження в ЄС на українські продуктизагрожують країні втратою до 800 млн дол. щомісяця.</text:p>
      <text:p text:style-name="P4">
Про це йдеться в оприлюдненому в п’ятницю <text:a xlink:type="simple" xlink:href="https://www.imf.org/-/media/Files/Publications/CR/2023/English/1UKREA2023002.ashx" text:style-name="Internet_20_link" text:visited-style-name="Visited_20_Internet_20_Link">
 документі</text:a>
МВФ за підсумками першого перегляду програми розширеного фінансування (EFF)для України, передає Укрінформ.</text:p>
      <text:p text:style-name="P4">
«Подальші перебої в торгівлі вплинуть на зростання ВВП та експорт, залежно відїхнього масштабу й тривалості. Вже очікується, що обсяги експорту зернаскоротяться через зменшення запасів та зборів урожаю, але, за оцінками НБУ,припинення "зернового коридору" призведе до додаткових недоотриманихекспортних надходжень у розмірі 290 млн дол. на місяць», - зазначено вдокументі.</text:p>
      <text:p text:style-name="P4">
При цьому, за даними МВФ, загальний експорт сільгосппродукції становив близько2 млрд дол. на місяць з початку цього року і 2,3 млрд дол. на місяць у 2021році.</text:p>
      <text:p text:style-name="P4">
<text:span text:style-name="T4">
Читайте також:</text:span>
 <text:a xlink:type="simple" xlink:href="https://www.ukrinform.ua/rubric-economy/3732879-mvf-pokrasiv-ekonomicni-prognozi-sodo-ukraini.html" text:style-name="Internet_20_link" text:visited-style-name="Visited_20_Internet_20_Link">
 <text:span text:style-name="T4">
МВФ</text:span>
 покращив економічні прогнози щодо України</text:a>
</text:p>
      <text:p text:style-name="P4">
За оцінкою МВФ, у разі подальших імпортних обмежень, введених окремимикраїнами ЄС, переорієнтація торгівлі буде ускладнена навіть за збереженняможливості транзиту. Таким чином негативний вплив на експорт зернових танезернових продуктів становитиме близько 170 млн дол. щомісяця до серединивересня та зростатиме далі до 270 млн дол. на місяць – якщо обмеженняпродовжать свою дію, коли почне надходити новий врожай.</text:p>
      <text:p text:style-name="P4">
Крім того, існують ризики, пов’язані з необхідністю додаткових сховищ аботранспортних потужностей, які знаходяться поза контролем України, зауважили уФонді.</text:p>
      <text:p text:style-name="P4">
«Якщо заборони на імпорт буде подовжено, а зерновий коридор буде порушений,комплексний ефект із відповідними логістичними проблемами може призвести дотого, що втрати перевищать 800 млн дол. на місяць», - заявили у Фонді.</text:p>
      <text:p text:style-name="P4">
<text:span text:style-name="T4">
Читайте також:</text:span>
 <text:a xlink:type="simple" xlink:href="https://www.ukrinform.ua/rubric-economy/3732821-minfin-prognozue-cogoric-zrostanna-vvp-do-3.html" text:style-name="Internet_20_link" text:visited-style-name="Visited_20_Internet_20_Link">
 Мінфін прогнозує цьогоріч зростання ВВП до 3%</text:a>
</text:p>
      <text:p text:style-name="P4">
Тому пріоритетом у найближчій перспективі є зміцнення та диверсифікаціяканалів торгівлі, тоді як довгострокове відновлення потребуватиме розв’язанняпроблеми розмінування сільгоспугідь.</text:p>
      <text:p text:style-name="P4">
Будь-які затяжні перебої в торгівлі стануть важким тягарем для аграріїв,зазначається в документі. Близько 90% із них зазнали втрат у 2022 році, хочаце й було компенсовано програмою «Доступні кредити 5-7-9%». Натомістьвідновлення в найближчій перспективі малоймовірне через менші врожаї у2022-2023 роках. Через це очікується, що обсяг експорту українського зернаскоротиться до 2024 року до 60% від довоєнного рівня.</text:p>
      <text:p text:style-name="P4">
У Мінагрополітики України у цьому зв’язку зазначили, що аграрії впораються зперебоями, скоротивши посівні площі ще на 20 - 30%. Крім того, прискоритьсяперехід на інші культури, зокрема, ріпак, сою та соняшник. Натомість фермерамможе знадобитися більше фінансової підтримки.</text:p>
      <text:p text:style-name="P4">
<text:span text:style-name="T4">
Читайте також:</text:span>
 <text:a xlink:type="simple" xlink:href="https://www.ukrinform.ua/rubric-economy/3732726-ukraina-vidilila-20-milardiv-dla-garantii-finansovoi-bezpeki-suden-zernovogo-koridoru.html" text:style-name="Internet_20_link" text:visited-style-name="Visited_20_Internet_20_Link">
 Україна виділила ₴20 мільярдів для гарантії фінансовоїбезпеки суден « <text:span text:style-name="T4">
зерно</text:span>
 вого коридору» </text:a>
</text:p>
      <text:p text:style-name="P4">
У цьому контексті <text:a xlink:type="simple" xlink:href="https://www.ukrinform.ua/tag-mvf" text:style-name="Internet_20_link" text:visited-style-name="Visited_20_Internet_20_Link">
 МВФ </text:a>
 привітав недавнєрішення ЄС відновити тимчасову лібералізацію торгівлі для України до червня2024 року.</text:p>
      <text:p text:style-name="P4">
«Однак, з огляду на ризик надлишку пропозиції, який вплине на ціни виробниківу сусідніх країнах, слід активізувати зусилля для зміцнення торговельнихканалів», - підкреслили у Фонді.</text:p>
      <text:p text:style-name="P4">
У довгостроковій перспективі відновлення також залежатиме від трудомісткихзусиль із розмінування, оскільки приблизно 2,5 млн гектарівсільськогосподарських угідь підлягають перевірці та очищенню.</text:p>
      <text:p text:style-name="P4">
Як повідомляв Укрінформ, у п’ятницю МВФ оновив <text:a xlink:type="simple" xlink:href="https://www.ukrinform.ua/rubric-economy/3732879-mvf-pokrasiv-ekonomicni-prognozi-sodo-ukraini.html" text:style-name="Internet_20_link" text:visited-style-name="Visited_20_Internet_20_Link">
 економічні прогнози</text:a>
 по Україні, вказавши на тенденцію стійкогозростання.</text:p>
      <text:p text:style-name="P4">
Source: <text:a xlink:type="simple" xlink:href="https://www.ukrinform.ua/rubric-economy/3732906-ukraina-moze-vtracati-do-800-miljoniv-somisaca-cerez-skorocenna-eksportu-zerna-mvf.html" text:style-name="Internet_20_link" text:visited-style-name="Visited_20_Internet_20_Link">
https://www.ukrinform.ua/rubric-economy/3732906-ukraina-moze-vtracati-do-800-miljoniv-somisaca-cerez-skorocenna-eksportu-zerna-mvf.html</text:a>
</text:p>
      <!--NEWS-->
      <text:h text:style-name="P10" text:outline-level="1">
<text:span text:style-name="T4">
ДБР з’ясовує, яким чином до Шевченківського райсуду Києва потрапила вибухівка</text:span>
</text:h>
      <text:p text:style-name="P4">
Authors: Ukrinform (Person)</text:p>
      <text:p text:style-name="P4">
Publisher: Укринформ (Organization)</text:p>
      <text:p text:style-name="P4">
Published Time: 2023-07-07T18:55:00+03:00</text:p>
      <text:p text:style-name="P4">
Modified Time: 2023-07-07T18:55:00+03:00</text:p>
      <text:p text:style-name="P4">
Description: Працівники Державного бюро розслідувань розслідують кримінальне провадження щодо обставин вибухів у Шевченківському районному суді Києва та причин, які призвели до трагедії. — Укрінформ.</text:p>
      <text:p text:style-name="P4">
Images: ['<text:a xlink:type="simple" xlink:href="https://static.ukrinform.com/photos/2023_07/thumb_files/630_360_1688744943-802.jpg" text:style-name="Internet_20_link" text:visited-style-name="Visited_20_Internet_20_Link">
630_360_16887...</text:a>
']</text:p>
      <text:p text:style-name="P4">
Tags: ['Вибух', 'Держбюро розслідувань', 'Київ']</text:p>
      <text:p text:style-name="P4">
Type: Article</text:p>
      <!--METADATA-->
      <text:p text:style-name="P4">
<draw:frame draw:style-name="fr1" draw:name="Image179" text:anchor-type="as-char" svg:width="6.9236in" svg:height="3.956343in" draw:z-index="0">
<draw:image xlink:href="../Images/yкринформ/2023-07-07T18-55-00-03-00/630_360_1688744943-802.jpg" xlink:type="simple" xlink:show="embed" xlink:actuate="onLoad" draw:mime-type="image/jpeg"/>
</draw:frame>
 ПрацівникиДержавного бюро розслідувань розслідують кримінальне провадження щодо обставинвибухів у Шевченківському районному суді Києва та причин, які призвели дотрагедії.</text:p>
      <text:p text:style-name="P4">
Про це повідомляє <text:a xlink:type="simple" xlink:href="http://dbr.gov.ua/news/dbr-vivchae-obstavini-shho-prizveli-do-vibuhiv-u-shevchenkivskomu-rajonnomu-sudi-mista-kieva" text:style-name="Internet_20_link" text:visited-style-name="Visited_20_Internet_20_Link">
 пресслужба відомства, </text:a>
 передає Укрінформ.</text:p>
      <text:p text:style-name="P4">
“Підключені кращі слідчі для швидкого і неупередженого з’ясування всіхобставин події”, - йдеться в повідомленні.</text:p>
      <text:p text:style-name="P4">
Як зазначається, правоохоронці з’ясовують, яким чином до суду потрапилавибухівка, хто сприяв замаху на правоохоронців, а також якість виконанняконвоєм Нацгвардії та службовими особами київського СІЗО своїх функціональнихобовʼязків.</text:p>
      <text:p text:style-name="P4">
У <text:a xlink:type="simple" xlink:href="https://www.ukrinform.ua/tag-derzburo-rozsliduvan" text:style-name="Internet_20_link" text:visited-style-name="Visited_20_Internet_20_Link">
 ДБР </text:a>
 уточнили, щокримінальне провадження розслідується за ч. 3 ст. 15 (замах на кримінальнеправопорушення),ч. 5 ст. 27 (види співучасників), ст. 348 (посягання на життяпрацівника правоохоронного органу, члена громадського формування з охоронигромадського порядку і державного кордону або військовослужбовця), ч. 4 ст.426 (бездіяльність військової влади) та ч. 2 ст. 367 (службова недбалість)ККУ.</text:p>
      <text:p text:style-name="P4">
<text:span text:style-name="T4">
Читайте також:</text:span>
 <text:a xlink:type="simple" xlink:href="https://www.ukrinform.ua/rubric-society/3732222-vibuh-u-sudi-kieva-rada-suddiv-iniciue-perevirku-rozgladu-sprav-trivalistu-ponad-pat-rokiv.html" text:style-name="Internet_20_link" text:visited-style-name="Visited_20_Internet_20_Link">
 <text:span text:style-name="T4">
Вибух</text:span>
 у <text:span text:style-name="T4">
суді</text:span>
 <text:span text:style-name="T4">
Києва</text:span>
 : <text:span text:style-name="T4">
Рада</text:span>
 <text:span text:style-name="T4">
суддів</text:span>
<text:span text:style-name="T4">
ініціює</text:span>
 <text:span text:style-name="T4">
перевірку</text:span>
 <text:span text:style-name="T4">
розгляду</text:span>
 <text:span text:style-name="T4">
справ</text:span>
 <text:span text:style-name="T4">
тривалістю</text:span>
 <text:span text:style-name="T4">
понад</text:span>
 п’<text:span text:style-name="T4">
ять</text:span>
 <text:span text:style-name="T4">
років</text:span>
 </text:a>
</text:p>
      <text:p text:style-name="P4">
Як повідомлялося, 5 липня в Шевченківському райсуді Києва <text:a xlink:type="simple" xlink:href="https://www.ukrinform.ua/rubric-kyiv/3731914-u-kievi-v-primisenni-sudu-prolunav-vibuh.html" text:style-name="Internet_20_link" text:visited-style-name="Visited_20_Internet_20_Link">
 стався вибух</text:a>
 , внаслідок якого одна людина загинула, ще двоє булипоранені.</text:p>
      <text:p text:style-name="P4">
Підозрюваним у скоєнні вибуху є колишній боєць батальйону «Січ» Ігор Гуменюк,обвинувачений у підриві гранати біля Верховної Ради 31 серпня 2015 року. Вінвід 2015 року перебував у СІЗО, і того дня суд проводив чергове засідання уйого справі. Гуменюк загинув під час подій у суді.</text:p>
      <text:p text:style-name="P4">
Source: <text:a xlink:type="simple" xlink:href="https://www.ukrinform.ua/rubric-kyiv/3732908-dbr-zasovue-akim-cinom-do-sevcenkivskogo-rajsudu-kieva-potrapila-vibuhika.html" text:style-name="Internet_20_link" text:visited-style-name="Visited_20_Internet_20_Link">
https://www.ukrinform.ua/rubric-kyiv/3732908-dbr-zasovue-akim-cinom-do-sevcenkivskogo-rajsudu-kieva-potrapila-vibuhika.html</text:a>
</text:p>
      <!--NEWS-->
      <text:h text:style-name="P10" text:outline-level="1">
<text:span text:style-name="T4">
У Вінниці висадили сакури в пам'ять про загиблих від ракетного обстрілу</text:span>
</text:h>
      <text:p text:style-name="P4">
Authors: Ukrinform (Person)</text:p>
      <text:p text:style-name="P4">
Publisher: Укринформ (Organization)</text:p>
      <text:p text:style-name="P4">
Published Time: 2023-07-07T18:59:16+03:00</text:p>
      <text:p text:style-name="P4">
Modified Time: 2023-07-07T18:59:16+03:00</text:p>
      <text:p text:style-name="P4">
Description: У Вінниці на знак пам'яті про загиблих унаслідок ворожого ракетного обстрілу 14 липня 2022 року висадили сакури на площі Перемоги. — Укрінформ.</text:p>
      <text:p text:style-name="P4">
Images: ['<text:a xlink:type="simple" xlink:href="https://static.ukrinform.com/photos/2023_07/thumb_files/630_360_1688744360-6346.jpeg" text:style-name="Internet_20_link" text:visited-style-name="Visited_20_Internet_20_Link">
630_360_16887...</text:a>
']</text:p>
      <text:p text:style-name="P4">
Tags: ["Пам'ять", 'Вінниця', 'Сакура', 'Дерево', 'Ракетний удар']</text:p>
      <text:p text:style-name="P4">
Type: Article</text:p>
      <!--METADATA-->
      <text:p text:style-name="P4">
<draw:frame draw:style-name="fr1" draw:name="Image180" text:anchor-type="as-char" svg:width="6.9236in" svg:height="3.956343in" draw:z-index="0">
<draw:image xlink:href="../Images/yкринформ/2023-07-07T18-59-16-03-00/630_360_1688744360-6346.jpeg" xlink:type="simple" xlink:show="embed" xlink:actuate="onLoad" draw:mime-type="image/jpeg"/>
</draw:frame>
 УВінниці на знак пам'яті про загиблих унаслідок ворожого ракетного обстрілу 14липня 2022 року висадили сакури на площі Перемоги.</text:p>
      <text:p text:style-name="P4">
Про це повідомляє <text:a xlink:type="simple" xlink:href="https://vmr.gov.ua/rozkvitnut-v-pam-iat-pro-zahyblykh-14-lypnia-u-vinnytsi-rodyny-zahyblykh-vnaslidok-teraktu-vysadyly-sakury-na-ploshchi-peremohy" text:style-name="Internet_20_link" text:visited-style-name="Visited_20_Internet_20_Link">
 Вінницька міська рада </text:a>
 , передає Укрінформ.</text:p>
      <text:p text:style-name="P4">
</text:p>
      <text:p text:style-name="P4">
<text:a xlink:type="simple" xlink:href="https://static.ukrinform.com/photos/2023_07/1688744360-7111.jpeg" text:style-name="Internet_20_link" text:visited-style-name="Visited_20_Internet_20_Link">
 </text:a>
 <text:a xlink:type="simple" xlink:href="https://static.ukrinform.com/photos/2023_07/1688744359-5611.jpeg" text:style-name="Internet_20_link" text:visited-style-name="Visited_20_Internet_20_Link">
</text:a>
 <text:a xlink:type="simple" xlink:href="https://static.ukrinform.com/photos/2023_07/1688744359-9123.jpeg" text:style-name="Internet_20_link" text:visited-style-name="Visited_20_Internet_20_Link">
</text:a>
 <text:a xlink:type="simple" xlink:href="https://static.ukrinform.com/photos/2023_07/1688744360-9333.jpeg" text:style-name="Internet_20_link" text:visited-style-name="Visited_20_Internet_20_Link">
</text:a>
 <text:a xlink:type="simple" xlink:href="https://static.ukrinform.com/photos/2023_07/1688744360-6346.jpeg" text:style-name="Internet_20_link" text:visited-style-name="Visited_20_Internet_20_Link">
<draw:frame draw:style-name="fr1" draw:name="Image186" text:anchor-type="as-char" svg:width="6.9236in" svg:height="3.956343in" draw:z-index="0">
<draw:image xlink:href="../Images/yкринформ/2023-07-07T18-59-16-03-00/630_360_1688744360-6346.jpeg" xlink:type="simple" xlink:show="embed" xlink:actuate="onLoad" draw:mime-type="image/jpeg"/>
</draw:frame>
</text:a>
 <text:a xlink:type="simple" xlink:href="https://static.ukrinform.com/photos/2023_07/1688744360-2172.jpeg" text:style-name="Internet_20_link" text:visited-style-name="Visited_20_Internet_20_Link">
</text:a>
 <text:a xlink:type="simple" xlink:href="https://static.ukrinform.com/photos/2023_07/1688744360-8668.jpeg" text:style-name="Internet_20_link" text:visited-style-name="Visited_20_Internet_20_Link">
</text:a>
 <text:a xlink:type="simple" xlink:href="https://static.ukrinform.com/photos/2023_07/1688744360-6160.jpeg" text:style-name="Internet_20_link" text:visited-style-name="Visited_20_Internet_20_Link">
</text:a>
 <text:a xlink:type="simple" xlink:href="https://static.ukrinform.com/photos/2023_07/1688744360-2710.jpeg" text:style-name="Internet_20_link" text:visited-style-name="Visited_20_Internet_20_Link">
</text:a>
 <text:a xlink:type="simple" xlink:href="https://static.ukrinform.com/photos/2023_07/1688744360-1044.jpeg" text:style-name="Internet_20_link" text:visited-style-name="Visited_20_Internet_20_Link">
</text:a>
 <text:a xlink:type="simple" xlink:href="https://static.ukrinform.com/photos/2023_07/1688744361-7427.jpeg" text:style-name="Internet_20_link" text:visited-style-name="Visited_20_Internet_20_Link">
</text:a>
</text:p>
      <text:p text:style-name="P4">
«Сьогодні на площі Перемоги висадили 29 сакур – саме таким є число вбитихРосією людей у середмісті <text:a xlink:type="simple" xlink:href="https://www.ukrinform.ua/tag-vinnica" text:style-name="Internet_20_link" text:visited-style-name="Visited_20_Internet_20_Link">
 Вінниці </text:a>
 14липня 2022 року. Дерева на місці трагедії висаджували рідні загиблих – впам'ять про тих, кого втратили через цинічний російський удар», - йдеться уповідомленні.</text:p>
      <text:p text:style-name="P4">
Під час висадки сакур родини загиблих символічно за власним бажання обиралидерево та місце його подальшого розташування.</text:p>
      <text:p text:style-name="P4">
<text:span text:style-name="T4">
Читайте також:</text:span>
 <text:a xlink:type="simple" xlink:href="https://www.ukrinform.ua/rubric-regions/3732378-u-vinnici-vijsli-na-marsruti-persi-12-svejcarskih-tramvaiv-tram-2000.html" text:style-name="Internet_20_link" text:visited-style-name="Visited_20_Internet_20_Link">
 У Вінниці вийшли на маршрути перші 12 швейцарськихтрамваїв Tram 2000 </text:a>
</text:p>
      <text:p text:style-name="P4">
Як повідомлялося, Вінницька міська рада до роковин трагедії оголосила 14 липняднем жалоби за загиблими унаслідок ворожого ракетного обстрілу. Цього для їхпам'ять вшанують меморіальним заходом «Янголи пам'яті».</text:p>
      <text:p text:style-name="P4">
14 липня 2022 року ворог ударив по Вінниці двома ракетами «Калібр». Ракетивлучили у Будинок офіцерів, розташований на площі Перемоги. Унаслідок ворожогообстрілу зруйноване приміщення Будинку офіцерів, ущент згорів медичний центр,розташований у будинку побуту «Ювілейний», були знищені та пошкоджені близькопів сотні автівок.</text:p>
      <text:p text:style-name="P4">
Від влучання ворожих ракет загинули 29 осіб, у тому числі діти. Постраждалипонад 200 людей.</text:p>
      <text:p text:style-name="P4">
На місці трагедії міськрада запланувала створити меморіальний сквер, ужезатверджено концепцію та зовнішній вигляд оновлення цієї території.</text:p>
      <text:p text:style-name="P4">
Source: <text:a xlink:type="simple" xlink:href="https://www.ukrinform.ua/rubric-regions/3732909-u-vinnici-visadili-sakuri-v-pamat-pro-zagiblih-vid-raketnogo-obstrilu.html" text:style-name="Internet_20_link" text:visited-style-name="Visited_20_Internet_20_Link">
https://www.ukrinform.ua/rubric-regions/3732909-u-vinnici-visadili-sakuri-v-pamat-pro-zagiblih-vid-raketnogo-obstrilu.html</text:a>
</text:p>
      <!--NEWS-->
      <text:h text:style-name="P10" text:outline-level="1">
<text:span text:style-name="T4">
Цуренко вийшла до четвертого кола Вімблдона</text:span>
</text:h>
      <text:p text:style-name="P4">
Authors: Ukrinform (Person)</text:p>
      <text:p text:style-name="P4">
Publisher: Укринформ (Organization)</text:p>
      <text:p text:style-name="P4">
Published Time: 2023-07-07T19:08:00+03:00</text:p>
      <text:p text:style-name="P4">
Modified Time: 2023-07-07T19:08:00+03:00</text:p>
      <text:p text:style-name="P4">
Description: Українка перемогла Ану Богдан. — Укрінформ.</text:p>
      <text:p text:style-name="P4">
Images: ['<text:a xlink:type="simple" xlink:href="https://static.ukrinform.com/photos/2023_07/thumb_files/630_360_1688743841-213.jpg" text:style-name="Internet_20_link" text:visited-style-name="Visited_20_Internet_20_Link">
630_360_16887...</text:a>
']</text:p>
      <text:p text:style-name="P4">
Tags: ['Цуренко', 'Теніс', 'Вімблдон']</text:p>
      <text:p text:style-name="P4">
Type: Article</text:p>
      <!--METADATA-->
      <text:p text:style-name="P4">
<draw:frame draw:style-name="fr1" draw:name="Image193" text:anchor-type="as-char" svg:width="6.9236in" svg:height="3.956343in" draw:z-index="0">
<draw:image xlink:href="../Images/yкринформ/2023-07-07T19-08-00-03-00/630_360_1688743841-213.jpg" xlink:type="simple" xlink:show="embed" xlink:actuate="onLoad" draw:mime-type="image/jpeg"/>
</draw:frame>
 Українкаперемогла Ану Богдан.</text:p>
      <text:p text:style-name="P4">
Леся Цуренко здобула перемогу над Аною Богдан із Румунії у третьому коліВімблдона – 4:6, 6:3, 7:6 (20-18), передає Укрінформ.</text:p>
      <text:p text:style-name="P4">
Українка поступилась у першому сеті, проте вже у другому здобула перемогу таперевела гру у третій сет. Гра відбувалась у високій напрузі та врештіперейшла на тай-брейк, де перемогу святкувала українська тенісистка.</text:p>
      <text:p text:style-name="P4">
Матч проти Богдан тривав 3 години 30 хвилин.</text:p>
      <text:p text:style-name="P4">
В 1/8 фіналу українка протистоятиме переможниці пари Пегула – Коччаретто.</text:p>
      <text:p text:style-name="P4">
<text:span text:style-name="T4">
Читайте також:</text:span>
 <text:a xlink:type="simple" xlink:href="https://www.ukrinform.ua/rubric-sports/3732887-kalinina-postupilas-andreesku-ta-zaversila-vistupi-na-vimbldoni.html" text:style-name="Internet_20_link" text:visited-style-name="Visited_20_Internet_20_Link">
 Калініна поступилася Андреєску на Вімблдоні</text:a>
</text:p>
      <text:p text:style-name="P4">
Як повідомляв Укрінформ, Марта Костюк вийшла в 1/16 турніру.</text:p>
      <text:p text:style-name="P4">
Фото: btu.org.ua</text:p>
      <text:p text:style-name="P4">
Source: <text:a xlink:type="simple" xlink:href="https://www.ukrinform.ua/rubric-sports/3732911-curenko-vijsla-do-cetvertogo-kola-vimbldona.html" text:style-name="Internet_20_link" text:visited-style-name="Visited_20_Internet_20_Link">
https://www.ukrinform.ua/rubric-sports/3732911-curenko-vijsla-do-cetvertogo-kola-vimbldona.html</text:a>
</text:p>
      <!--NEWS-->
      <text:h text:style-name="P10" text:outline-level="1">
<text:span text:style-name="T4">
В Ізюмі закрили захисними конструкціями половецьких баб</text:span>
</text:h>
      <text:p text:style-name="P4">
Authors: Ukrinform (Person)</text:p>
      <text:p text:style-name="P4">
Publisher: Укринформ (Organization)</text:p>
      <text:p text:style-name="P4">
Published Time: 2023-07-07T19:08:35+03:00</text:p>
      <text:p text:style-name="P4">
Modified Time: 2023-07-07T19:08:35+03:00</text:p>
      <text:p text:style-name="P4">
Description: В Ізюмі на Харківщині законсервували половецьких баб, які були пошкоджені російськими обстрілами. — Укрінформ.</text:p>
      <text:p text:style-name="P4">
Images: ['<text:a xlink:type="simple" xlink:href="https://static.ukrinform.com/photos/2023_07/thumb_files/630_360_1688745761-1260.jpeg" text:style-name="Internet_20_link" text:visited-style-name="Visited_20_Internet_20_Link">
630_360_16887...</text:a>
']</text:p>
      <text:p text:style-name="P4">
Tags: ['Обстріл', 'Харківщина', 'Війна з Росією', 'Ізюм']</text:p>
      <text:p text:style-name="P4">
Type: Article</text:p>
      <!--METADATA-->
      <text:p text:style-name="P4">
<draw:frame draw:style-name="fr1" draw:name="Image194" text:anchor-type="as-char" svg:width="6.9236in" svg:height="3.956343in" draw:z-index="0">
<draw:image xlink:href="../Images/yкринформ/2023-07-07T19-08-35-03-00/630_360_1688745761-1260.jpeg" xlink:type="simple" xlink:show="embed" xlink:actuate="onLoad" draw:mime-type="image/jpeg"/>
</draw:frame>
 В Ізюміна Харківщині законсервували половецьких баб, які були пошкоджені російськимиобстрілами.</text:p>
      <text:p text:style-name="P4">
Про це повідомила <text:a xlink:type="simple" xlink:href="http://city-izyum.gov.ua/v-iziumi-provely-roboty-z-ubezpechennia-kam-ianykh-polovetskykh-bab/" text:style-name="Internet_20_link" text:visited-style-name="Visited_20_Internet_20_Link">
 Ізюмська міська рада </text:a>
 , передаєУкрінформ.</text:p>
      <text:p text:style-name="P4">
<draw:frame draw:style-name="fr1" draw:name="Image195" text:anchor-type="as-char" svg:width="6.9236in" svg:height="3.956343in" draw:z-index="0">
<draw:image xlink:href="../Images/yкринформ/2023-07-07T19-08-35-03-00/630_360_1688745761-1260.jpeg" xlink:type="simple" xlink:show="embed" xlink:actuate="onLoad" draw:mime-type="image/jpeg"/>
</draw:frame>
</text:p>
      <text:p text:style-name="P4">
<text:a xlink:type="simple" xlink:href="https://static.ukrinform.com/photos/2023_07/1688745761-1260.jpeg" text:style-name="Internet_20_link" text:visited-style-name="Visited_20_Internet_20_Link">
 <draw:frame draw:style-name="fr1" draw:name="Image196" text:anchor-type="as-char" svg:width="6.9236in" svg:height="3.956343in" draw:z-index="0">
<draw:image xlink:href="../Images/yкринформ/2023-07-07T19-08-35-03-00/630_360_1688745761-1260.jpeg" xlink:type="simple" xlink:show="embed" xlink:actuate="onLoad" draw:mime-type="image/jpeg"/>
</draw:frame>
</text:a>
 <text:a xlink:type="simple" xlink:href="https://static.ukrinform.com/photos/2023_07/1688745759-9883.jpeg" text:style-name="Internet_20_link" text:visited-style-name="Visited_20_Internet_20_Link">
</text:a>
 <text:a xlink:type="simple" xlink:href="https://static.ukrinform.com/photos/2023_07/1688745759-1134.jpeg" text:style-name="Internet_20_link" text:visited-style-name="Visited_20_Internet_20_Link">
</text:a>
 <text:a xlink:type="simple" xlink:href="https://static.ukrinform.com/photos/2023_07/1688745759-2941.jpeg" text:style-name="Internet_20_link" text:visited-style-name="Visited_20_Internet_20_Link">
</text:a>
 <text:a xlink:type="simple" xlink:href="https://static.ukrinform.com/photos/2023_07/1688745761-8772.jpeg" text:style-name="Internet_20_link" text:visited-style-name="Visited_20_Internet_20_Link">
</text:a>
 <text:a xlink:type="simple" xlink:href="https://static.ukrinform.com/photos/2023_07/1688745762-2388.jpeg" text:style-name="Internet_20_link" text:visited-style-name="Visited_20_Internet_20_Link">
</text:a>
 <text:a xlink:type="simple" xlink:href="https://static.ukrinform.com/photos/2023_07/1688745762-5889.jpeg" text:style-name="Internet_20_link" text:visited-style-name="Visited_20_Internet_20_Link">
</text:a>
 <text:a xlink:type="simple" xlink:href="https://static.ukrinform.com/photos/2023_07/1688745762-6940.jpeg" text:style-name="Internet_20_link" text:visited-style-name="Visited_20_Internet_20_Link">
</text:a>
</text:p>
      <text:p text:style-name="P4">
"З метою убезпечення в умовах воєнного стану до м. Ізюм з робочою поїздкоюзавітали фахівці Харківської філії Національного науково-дослідницького центруСергій Омельник та Світлана Єфанова, а також в.о. директора КЗ “Харківськийісторичний музей імені М.Ф. Сумцова” Ольга Сошнікова. Під їх пильнимкерівництвом була здійснена консервація кам’яних баб з дотриманням всіхнеобхідних норм та умов", - йдеться у повідомленні.</text:p>
      <text:p text:style-name="P4">
Зазначається, що фахівцям допомагали з роботами місцеві комунальники.</text:p>
      <text:p text:style-name="P4">
<text:span text:style-name="T4">
Читайте також:</text:span>
 <text:a xlink:type="simple" xlink:href="https://www.ukrinform.ua/rubric-culture/3637574-u-cernigovi-zakonservuvali-zrujnovanij-budinok-mecenata-tarnovskogo.html" text:style-name="Internet_20_link" text:visited-style-name="Visited_20_Internet_20_Link">
 У Чернігові <text:span text:style-name="T4">
законсервували</text:span>
 зруйнований будинокмецената Тарновського </text:a>
</text:p>
      <text:p text:style-name="P4">
Як повідомлялося, раніше міністр культури та інформаційної політики ОлександрТкаченко зазначав, що, можливо, половецьких баб, вцілілих і пошкоджених,доведеться перевезти до <text:a xlink:type="simple" xlink:href="https://www.ukrinform.ua/tag-harkiv" text:style-name="Internet_20_link" text:visited-style-name="Visited_20_Internet_20_Link">
 Харкова </text:a>
 .Згодом було вирішено, що потрібно провести консерваційні роботи. Майже прямимпопаданням снаряда військові РФ зруйнували одну з дев'яти баб, які стояли нагорі Крем'янець, інші - посічені. Також минулого року під обстріл потрапивпам’ятник героям Другої світової війни, що знаходиться поруч: зруйнованосилуети воїнів-захисників і ластівок.</text:p>
      <text:p text:style-name="P4">
<text:span text:style-name="T4">
Читайте також:</text:span>
 <text:a xlink:type="simple" xlink:href="https://www.ukrinform.ua/rubric-regions/3725506-na-hortici-cerez-padinna-rivna-vodi-arheologi-znahodat-ulamki-keramiki-dobi-eneolitu.html" text:style-name="Internet_20_link" text:visited-style-name="Visited_20_Internet_20_Link">
 На Хортиці через падіння рівня води археологи знаходятьуламки кераміки доби енеоліту </text:a>
</text:p>
      <text:p text:style-name="P4">
Кам'яні половецькі баби під Ізюмом - унікальний історичний пам'ятник,датований IX-XIII ст., він є візитівкою міста.</text:p>
      <text:p text:style-name="P4">
Source: <text:a xlink:type="simple" xlink:href="https://www.ukrinform.ua/rubric-regions/3732912-v-izumi-zakrili-zahisnimi-konstrukciami-poloveckih-bab.html" text:style-name="Internet_20_link" text:visited-style-name="Visited_20_Internet_20_Link">
https://www.ukrinform.ua/rubric-regions/3732912-v-izumi-zakrili-zahisnimi-konstrukciami-poloveckih-bab.html</text:a>
</text:p>
      <!--NEWS-->
      <text:h text:style-name="P10" text:outline-level="1">
<text:span text:style-name="T4">
У столиці 21% укриттів потребують ремонту - Кличко</text:span>
</text:h>
      <text:p text:style-name="P4">
Authors: Ukrinform (Person)</text:p>
      <text:p text:style-name="P4">
Publisher: Укринформ (Organization)</text:p>
      <text:p text:style-name="P4">
Published Time: 2023-07-07T19:09:00+03:00</text:p>
      <text:p text:style-name="P4">
Modified Time: 2023-07-07T19:09:00+03:00</text:p>
      <text:p text:style-name="P4">
Description: У Києві 21% укриттів потребують додаткового ремонту. — Укрінформ.</text:p>
      <text:p text:style-name="P4">
Images: ['<text:a xlink:type="simple" xlink:href="https://static.ukrinform.com/photos/2023_06/thumb_files/630_360_1686303753-448.jpg" text:style-name="Internet_20_link" text:visited-style-name="Visited_20_Internet_20_Link">
630_360_16863...</text:a>
']</text:p>
      <text:p text:style-name="P4">
Tags: ['Віталій Кличко', 'Київ', 'Ремонт', 'Укриття']</text:p>
      <text:p text:style-name="P4">
Type: Article</text:p>
      <!--METADATA-->
      <text:p text:style-name="P4">
<draw:frame draw:style-name="fr1" draw:name="Image204" text:anchor-type="as-char" svg:width="6.9236in" svg:height="3.956343in" draw:z-index="0">
<draw:image xlink:href="../Images/yкринформ/2023-07-07T19-09-00-03-00/630_360_1686303753-448.jpg" xlink:type="simple" xlink:show="embed" xlink:actuate="onLoad" draw:mime-type="image/jpeg"/>
</draw:frame>
 У Києві21% укриттів потребують додаткового ремонту.</text:p>
      <text:p text:style-name="P4">
Про це в <text:a xlink:type="simple" xlink:href="https://www.youtube.com/watch" text:style-name="Internet_20_link" text:visited-style-name="Visited_20_Internet_20_Link">
 ефірі </text:a>
 телеканалу“Київ” повідомив міський голова столиці Віталій Кличко, передає кореспондентУкрінформу.</text:p>
      <text:p text:style-name="P4">
“За результатами перевірки 4655 <text:a xlink:type="simple" xlink:href="https://www.ukrinform.ua/tag-ukritta" text:style-name="Internet_20_link" text:visited-style-name="Visited_20_Internet_20_Link">
 укриттів </text:a>
 у Києві придатними є 65%. На жаль, 21% укриттів потребує додатковогоремонту. 14% не відповідають критеріям укриттів”, - сказав міський голова.</text:p>
      <text:p text:style-name="P4">
Він зазначив, що ці 14% непридатних об'єктів прибрали з мапи укриттів.</text:p>
      <text:p text:style-name="P4">
<text:span text:style-name="T4">
Читайте також:</text:span>
 <text:a xlink:type="simple" xlink:href="https://www.ukrinform.ua/rubric-kyiv/3731418-z-obliku-ta-mapi-ukrittiv-u-kievi-znali-blizko-tisaci-obektiv.html" text:style-name="Internet_20_link" text:visited-style-name="Visited_20_Internet_20_Link">
 З обліку та мапи укриттів у Києві зняли близько тисячіоб’єктів </text:a>
</text:p>
      <text:p text:style-name="P4">
Як повідомляв Укрінформ, у Києві планують поступово запровадити <text:a xlink:type="simple" xlink:href="https://www.ukrinform.ua/rubric-kyiv/3730400-sistemu-avtomatizovanogo-vidkritta-shovis-planuut-zaprovaditi-po-vsomu-kievu-kmva.html" text:style-name="Internet_20_link" text:visited-style-name="Visited_20_Internet_20_Link">
 системуавтоматизованого відкриття укриттів. </text:a>
</text:p>
      <text:p text:style-name="P4">
Source: <text:a xlink:type="simple" xlink:href="https://www.ukrinform.ua/rubric-kyiv/3732915-u-stolici-21-ukrittiv-potrebuut-remontu-klicko.html" text:style-name="Internet_20_link" text:visited-style-name="Visited_20_Internet_20_Link">
https://www.ukrinform.ua/rubric-kyiv/3732915-u-stolici-21-ukrittiv-potrebuut-remontu-klicko.html</text:a>
</text:p>
      <!--NEWS-->
      <text:h text:style-name="P10" text:outline-level="1">
<text:span text:style-name="T4">
Зеленський обговорив зі словацькими парламентаріями Формулу миру</text:span>
</text:h>
      <text:p text:style-name="P4">
Authors: Ukrinform (Person)</text:p>
      <text:p text:style-name="P4">
Publisher: Укринформ (Organization)</text:p>
      <text:p text:style-name="P4">
Published Time: 2023-07-07T19:10:00+03:00</text:p>
      <text:p text:style-name="P4">
Modified Time: 2023-07-07T19:10:00+03:00</text:p>
      <text:p text:style-name="P4">
Description: Президент України Володимир Зеленський обговорив із головою та членами парламенту Словаччини участь цієї країни у реалізації Формули миру та євроатлантичних прагнень України. — Укрінформ.</text:p>
      <text:p text:style-name="P4">
Images: ['<text:a xlink:type="simple" xlink:href="https://static.ukrinform.com/photos/2023_07/thumb_files/630_360_1688745989-844.jpg" text:style-name="Internet_20_link" text:visited-style-name="Visited_20_Internet_20_Link">
630_360_16887...</text:a>
']</text:p>
      <text:p text:style-name="P4">
Tags: ['НАТО', 'Парламент', 'Словаччина', 'Зеленський', 'Війна з Росією', 'Формула миру']</text:p>
      <text:p text:style-name="P4">
Type: Article</text:p>
      <!--METADATA-->
      <text:p text:style-name="P4">
<draw:frame draw:style-name="fr1" draw:name="Image205" text:anchor-type="as-char" svg:width="6.9236in" svg:height="3.956343in" draw:z-index="0">
<draw:image xlink:href="../Images/yкринформ/2023-07-07T19-10-00-03-00/630_360_1688745989-844.jpg" xlink:type="simple" xlink:show="embed" xlink:actuate="onLoad" draw:mime-type="image/jpeg"/>
</draw:frame>
 ПрезидентУкраїни Володимир Зеленський обговорив із головою та членами парламентуСловаччини участь цієї країни у реалізації Формули миру та євроатлантичнихпрагнень України.</text:p>
      <text:p text:style-name="P4">
Про це глава держави повідомив у <text:a xlink:type="simple" xlink:href="https://t.me/V_Zelenskiy_official/6892" text:style-name="Internet_20_link" text:visited-style-name="Visited_20_Internet_20_Link">
 Телеграмі</text:a>
 , передає Укрінформ.</text:p>
      <text:p text:style-name="P4">
</text:p>
      <text:p text:style-name="P4">
«Провів зустріч з головою Національної Ради Словаччини Борисом Колларом тасловацькими парламентаріями. Предметно обговорили участь Словаччини вреалізації Формули миру та євроатлантичних прагнень України», - зазначив <text:a xlink:type="simple" xlink:href="https://www.ukrinform.ua/tag-zelenskij" text:style-name="Internet_20_link" text:visited-style-name="Visited_20_Internet_20_Link">
Зеленський </text:a>
 .</text:p>
      <text:p text:style-name="P4">
Він подякував Коллару та словацьким депутатам за низку рішень на підтримкуУкраїни, зокрема щодо визнання російського режиму терористичним, а Росії –державою, що підтримує тероризм.</text:p>
      <text:p text:style-name="P4">
<text:span text:style-name="T4">
Читайте також:</text:span>
 <text:a xlink:type="simple" xlink:href="https://www.ukrinform.ua/rubric-ato/3732843-ukraina-otrimae-vid-slovaccini-se-16-gaubic-zuzana-2.html" text:style-name="Internet_20_link" text:visited-style-name="Visited_20_Internet_20_Link">
 Україна отримає від <text:span text:style-name="T4">
Словаччини</text:span>
 ще 16 гаубиць Zuzana 2</text:a>
</text:p>
      <text:p text:style-name="P4">
Раніше Президент Володимир Зеленський мав зустріч із президентом СловаччиниЗузаною Чапутовою.</text:p>
      <text:p text:style-name="P4">
Як повідомлялося, Президент Володимир Зеленський у п'ятницю прибув з візитомдо Словаччини. Раніше він відвідав Чехію та Болгарію.</text:p>
      <text:p text:style-name="P4">
<text:span text:style-name="T5">
Фото: Володимир Зеленський, Facebook</text:span>
</text:p>
      <text:p text:style-name="P4">
Source: <text:a xlink:type="simple" xlink:href="https://www.ukrinform.ua/rubric-polytics/3732913-zelenskij-obgovoriv-zi-slovackimi-parlamentariami-formulu-miru.html" text:style-name="Internet_20_link" text:visited-style-name="Visited_20_Internet_20_Link">
https://www.ukrinform.ua/rubric-polytics/3732913-zelenskij-obgovoriv-zi-slovackimi-parlamentariami-formulu-miru.html</text:a>
</text:p>
      <!--NEWS-->
      <text:h text:style-name="P10" text:outline-level="1">
<text:span text:style-name="T4">
Саміт НАТО у Вільнюсі не має стати черговим продовженням «політики відкритих дверей» – посол</text:span>
</text:h>
      <text:p text:style-name="P4">
Authors: Ukrinform (Person)</text:p>
      <text:p text:style-name="P4">
Publisher: Укринформ (Organization)</text:p>
      <text:p text:style-name="P4">
Published Time: 2023-07-07T19:14:00+03:00</text:p>
      <text:p text:style-name="P4">
Modified Time: 2023-07-07T19:14:00+03:00</text:p>
      <text:p text:style-name="P4">
Description: Саміт НАТО у Вільнюсі не має стати черговим продовженням політики "відкритих дверей", яку вже понад 10 років проводить НАТО. — Укрінформ.</text:p>
      <text:p text:style-name="P4">
Images: ['<text:a xlink:type="simple" xlink:href="https://static.ukrinform.com/photos/2016_08/thumb_files/630_360_1472144389-4562.jpg" text:style-name="Internet_20_link" text:visited-style-name="Visited_20_Internet_20_Link">
630_360_14721...</text:a>
']</text:p>
      <text:p text:style-name="P4">
Tags: ['НАТО', 'Нідерланди', 'Посол', 'Україна']</text:p>
      <text:p text:style-name="P4">
Type: Article</text:p>
      <!--METADATA-->
      <text:p text:style-name="P4">
<draw:frame draw:style-name="fr1" draw:name="Image207" text:anchor-type="as-char" svg:width="6.9236in" svg:height="3.956343in" draw:z-index="0">
<draw:image xlink:href="../Images/yкринформ/2023-07-07T19-14-00-03-00/630_360_1472144389-4562.jpg" xlink:type="simple" xlink:show="embed" xlink:actuate="onLoad" draw:mime-type="image/jpeg"/>
</draw:frame>
 СамітНАТО у Вільнюсі не має стати черговим продовженням політики "відкритихдверей", яку вже понад 10 років проводить НАТО.</text:p>
      <text:p text:style-name="P4">
Про це посол України в Нідерландах Олександр Карасевич сказав в ексклюзивномукоментарі кореспонденту Укрінформу в Гаазі.</text:p>
      <text:p text:style-name="P4">
"Очікування від саміту у Вільнюсі справді високі, і я дуже розраховую, щорезультати виправдають ці очікування. Ми прагнемо отримати дуже чіткі,конкретні сигнали щодо нашого майбутнього членства у Альянсі. <text:a xlink:type="simple" xlink:href="https://www.ukrinform.ua/tag-samit-nato" text:style-name="Internet_20_link" text:visited-style-name="Visited_20_Internet_20_Link">
 Саміт</text:a>
 не має стати черговим продовженнямполітики «відкритих дверей», яку вже понад 10 років проводить НАТО. Ми хочемоотримати запрошення до вступу в Альянс за спрощеною процедурою. Робота щододосягнення цієї мети активно ведеться главою держави Володимиром Зеленським,керівником Офісу Президента Андрієм Єрмаком, міністром Дмитром Кулебою,відбуваються щоденні перемовини з партнерами. Ми робимо все можливе, щобУкраїна отримала у Вільнюсі чіткий сигнал щодо майбутнього членства, як тількице дозволятиме безпекова ситуація", - сказав посол.</text:p>
      <text:p text:style-name="P4">
Він також зазначив, що Нідерланди підтримують Україну на всіх напрямах."Нідерланди є не тільки надійним партнером, який активно підтримує Україну нанизці важливих треків. Нідерланди також є одним із лідерів щодо консолідаціїпартнерів у напрямі досягнення наших стратегічних цілей. І за це ми дужевдячні Нідерландам, уряду й особисто пану прем’єр-міністру Марку Рютте", -зазначив Карасевич.</text:p>
      <text:p text:style-name="P4">
<text:span text:style-name="T4">
Читайте також:</text:span>
 <text:a xlink:type="simple" xlink:href="https://www.ukrinform.ua/rubric-polytics/3732894-niderlandi-vidigrali-odnu-z-liderskih-rolej-u-koalicii-f16-dla-ukraini-posol.html" text:style-name="Internet_20_link" text:visited-style-name="Visited_20_Internet_20_Link">
 <text:span text:style-name="T4">
Нідерланди</text:span>
 відіграли одну з лідерських ролей у«коаліції F-16» для України - посол </text:a>
</text:p>
      <text:p text:style-name="P4">
Як повідомляв Укрінформ, у вівторок, 27 червня 2023, у нідерландській Гаазіпройшла зустріч у рамках підготовки до саміту НАТО, який має відбутися уВільнюсі. Участь у заході взяли президент Литви Ґітанас Науседа, президентПольщі Анджей Дуда, президент Румунії Клаус Йоганніс, прем'єр-міністр БельгіїАлександер де Кроо, прем’єр-міністр Норвегії Йонас Гар Стере, премʼєр-міністрАлбанії Еді Рама.</text:p>
      <text:p text:style-name="P4">
Наступний саміт НАТО, який відбудеться у Вільнюсі 11-12 липня, серед головнихпитань розгляне продовження допомоги для України у її боротьбі протиросійської агресії.</text:p>
      <text:p text:style-name="P4">
Україна від цієї зустрічі очікує конкретних рішень щодо визначення шляхукраїни до членства в НАТО та щодо надання Україні гарантій безпеки длязапобігання ймовірному повторенню російської агресії у майбутньому.</text:p>
      <text:p text:style-name="P4">
Source: <text:a xlink:type="simple" xlink:href="https://www.ukrinform.ua/rubric-polytics/3732916-samit-nato-u-vilnusi-ne-mae-stati-cergovim-prodovzennam-politiki-vidkritih-dverej-posol.html" text:style-name="Internet_20_link" text:visited-style-name="Visited_20_Internet_20_Link">
https://www.ukrinform.ua/rubric-polytics/3732916-samit-nato-u-vilnusi-ne-mae-stati-cergovim-prodovzennam-politiki-vidkritih-dverej-posol.html</text:a>
</text:p>
      <!--NEWS-->
      <text:h text:style-name="P10" text:outline-level="1">
<text:span text:style-name="T4">
У МЗС Британії застерегли Росію від теракту на Запорізькій АЕС</text:span>
</text:h>
      <text:p text:style-name="P4">
Authors: Ukrinform (Person)</text:p>
      <text:p text:style-name="P4">
Publisher: Укринформ (Organization)</text:p>
      <text:p text:style-name="P4">
Published Time: 2023-07-07T19:25:00+03:00</text:p>
      <text:p text:style-name="P4">
Modified Time: 2023-07-07T19:25:00+03:00</text:p>
      <text:p text:style-name="P4">
Description: Глава зовнішньополітичного відомства Великої Британії Джеймс Клеверлі заявив, що Росія не має загрожувати безпеці на Запорізькій атомній електростанції. — Укрінформ.</text:p>
      <text:p text:style-name="P4">
Images: ['<text:a xlink:type="simple" xlink:href="https://static.ukrinform.com/photos/2023_01/thumb_files/630_360_1673921224-587.jpeg" text:style-name="Internet_20_link" text:visited-style-name="Visited_20_Internet_20_Link">
630_360_16739...</text:a>
']</text:p>
      <text:p text:style-name="P4">
Tags: ['Британія', 'Теракт', 'Росія', 'Запорізька АЕС']</text:p>
      <text:p text:style-name="P4">
Type: Article</text:p>
      <!--METADATA-->
      <text:p text:style-name="P4">
<draw:frame draw:style-name="fr1" draw:name="Image208" text:anchor-type="as-char" svg:width="6.9236in" svg:height="3.956343in" draw:z-index="0">
<draw:image xlink:href="../Images/yкринформ/2023-07-07T19-25-00-03-00/630_360_1673921224-587.jpeg" xlink:type="simple" xlink:show="embed" xlink:actuate="onLoad" draw:mime-type="image/jpeg"/>
</draw:frame>
 Главазовнішньополітичного відомства Великої Британії Джеймс Клеверлі заявив, щоРосія не має загрожувати безпеці на Запорізькій атомній електростанції.</text:p>
      <text:p text:style-name="P4">
Про це очільник британського МЗС написав у <text:a xlink:type="simple" xlink:href="https://twitter.com/JamesCleverly/status/1677324160903553026" text:style-name="Internet_20_link" text:visited-style-name="Visited_20_Internet_20_Link">
 Твіттері</text:a>
 , передаєУкрінформ.</text:p>
      <text:p text:style-name="P4">
« <text:a xlink:type="simple" xlink:href="https://www.ukrinform.ua/tag-rosia" text:style-name="Internet_20_link" text:visited-style-name="Visited_20_Internet_20_Link">
 Росія </text:a>
 не повинна ставити під загрозубезпеку Запорізької АЕС. МАГАТЕ має отримати повний доступ для інспектуваннястанції та гарантування ядерної безпеки», – наголосив Клеверлі.</text:p>
      <text:p text:style-name="P4">
Як повідомляв Укрінформ, у п’ятницю, 7 липня, гендиректор МАГАТЕ <text:a xlink:type="simple" xlink:href="https://www.ukrinform.ua/rubric-economy/3732658-magate-oglanuli-kilka-dilanok-zaporizkoi-aes-do-dahu-poki-dostupu-ne-otrimali-grossi.html" text:style-name="Internet_20_link" text:visited-style-name="Visited_20_Internet_20_Link">
 РафаельМаріано Гроссі заявив </text:a>
 , що експерти організації оглянули кількаділянок Запорізької АЕС, проте доступу до даху станції так і не отримали.</text:p>
      <text:p text:style-name="P4">
<text:span text:style-name="T4">
Читайте також:</text:span>
 <text:a xlink:type="simple" xlink:href="https://www.ukrinform.ua/rubric-ato/3732546-britania-gotova-spivpracuvati-z-aponieu-nad-zborom-dokaziv-voennih-zlociniv-rosian-v-ukraini.html" text:style-name="Internet_20_link" text:visited-style-name="Visited_20_Internet_20_Link">
 <text:span text:style-name="T4">
Британія</text:span>
 готова співпрацювати з Японією над зборомдоказів воєнних злочинів росіян в Україні </text:a>
</text:p>
      <text:p text:style-name="P4">
Раніше у Генштабі ЗСУ заявляли про можливу підготовку провокації на територіїЗАЕС, окупованій російськими терористами з березня минулого року. Заоперативною інформацією, 4 липня на покрівлі третього та четвертогоенергоблоків ЗАЕС росіяни розмістили сторонні предмети, схожі на вибуховіпристрої.</text:p>
      <text:p text:style-name="P4">
<text:span text:style-name="T5">
Фото: Вікіпедія</text:span>
</text:p>
      <text:p text:style-name="P4">
Source: <text:a xlink:type="simple" xlink:href="https://www.ukrinform.ua/rubric-world/3732919-u-mzs-britanii-zasteregli-rosiu-vid-teraktu-na-zaporizkij-aes.html" text:style-name="Internet_20_link" text:visited-style-name="Visited_20_Internet_20_Link">
https://www.ukrinform.ua/rubric-world/3732919-u-mzs-britanii-zasteregli-rosiu-vid-teraktu-na-zaporizkij-aes.html</text:a>
</text:p>
      <!--NEWS-->
      <text:h text:style-name="P10" text:outline-level="1">
<text:span text:style-name="T4">
У Китаї інтернет-компанію оштрафували на понад $980 мільйонів</text:span>
</text:h>
      <text:p text:style-name="P4">
Authors: Ukrinform (Person)</text:p>
      <text:p text:style-name="P4">
Publisher: Укринформ (Organization)</text:p>
      <text:p text:style-name="P4">
Published Time: 2023-07-07T19:26:25+03:00</text:p>
      <text:p text:style-name="P4">
Modified Time: 2023-07-07T19:26:25+03:00</text:p>
      <text:p text:style-name="P4">
Description: У п’ятницю влада Китаю оголосила про штраф компанії Ant Group на суму 7,1 мільярда юанів (984 мільйони доларів США). — Укрінформ.</text:p>
      <text:p text:style-name="P4">
Images: ['<text:a xlink:type="simple" xlink:href="https://static.ukrinform.com/photos/2023_07/thumb_files/630_360_1688746869-968.jpeg" text:style-name="Internet_20_link" text:visited-style-name="Visited_20_Internet_20_Link">
630_360_16887...</text:a>
']</text:p>
      <text:p text:style-name="P4">
Tags: ['Інтернет', 'Китай', 'Штраф']</text:p>
      <text:p text:style-name="P4">
Type: Article</text:p>
      <!--METADATA-->
      <text:p text:style-name="P4">
<draw:frame draw:style-name="fr1" draw:name="Image209" text:anchor-type="as-char" svg:width="6.9236in" svg:height="3.956343in" draw:z-index="0">
<draw:image xlink:href="../Images/yкринформ/2023-07-07T19-26-25-03-00/630_360_1688746869-968.jpeg" xlink:type="simple" xlink:show="embed" xlink:actuate="onLoad" draw:mime-type="image/jpeg"/>
</draw:frame>
 Уп’ятницю влада Китаю оголосила про штраф компанії Ant Group на суму 7,1мільярда юанів (984 мільйони доларів США).</text:p>
      <text:p text:style-name="P4">
Як передає Укрінформ, про це повідомляє <text:a xlink:type="simple" xlink:href="http://www.reuters.com/technology/china-end-ant-groups-regulatory-revamp-with-fine-least-11-bln-sources-2023-07-07/" text:style-name="Internet_20_link" text:visited-style-name="Visited_20_Internet_20_Link">
 Reuters</text:a>
 .</text:p>
      <text:p text:style-name="P4">
Видання наголошує, що це ознаменувало завершення багаторічної регулятивноїперевірки фінтех-компаній та стало основним кроком до припинення репресійпроти інтернет-сектору країни.</text:p>
      <text:p text:style-name="P4">
За вимогою Центрального банку <text:a xlink:type="simple" xlink:href="https://www.ukrinform.ua/tag-kitaj" text:style-name="Internet_20_link" text:visited-style-name="Visited_20_Internet_20_Link">
 Китаю </text:a>
 ,окрім сплати штрафу у розмірі 7,1 мільярдів юанів, Ant повинна припинитидіяльність своєї служби медичної допомоги Xianghubao та виплатити компенсаціюкористувачам.</text:p>
      <text:p text:style-name="P4">
«Це покарання є одним із найбільших штрафів для інтернет-компанії в Китаї», –йдеться у повідомленні.</text:p>
      <text:p text:style-name="P4">
Також повідомляється, що Ant та її дочірні компанії порушили закони щодокорпоративного управління та захисту фінансових споживачів, а також надавалинезаконні банківські та страхові послуги, повідомили у Народному банку Китаю.</text:p>
      <text:p text:style-name="P4">
У компанії натомість заявили про завершення роботи із «виправлення». СлужбаXianghubao була закрита ще у 2021 році, зазначено у матеріалі.</text:p>
      <text:p text:style-name="P4">
Окрім Ant Group, штрафи китайського уряду стосувалися також банків Ping An,Postal Savings та Tencent Holdings, а також страхової компанії PICC Propertyand Casualty.</text:p>
      <text:p text:style-name="P4">
У Народному банку Китаю заявили, що надалі фінансові регулятори сфокусуютьсяна покращенні «нормалізованих» рівнів нагляду за фінансовим бізнесом компаній-платформ і встановлять нагляд за усіма видами фінансової діяльності.</text:p>
      <text:p text:style-name="P4">
<text:span text:style-name="T4">
Читайте також:</text:span>
 <text:a xlink:type="simple" xlink:href="https://www.ukrinform.ua/rubric-technology/3712598-regulator-es-ostrafuvav-meta-na-rekordni-12-milarda.html" text:style-name="Internet_20_link" text:visited-style-name="Visited_20_Internet_20_Link">
 <text:span text:style-name="T4">
Регулятор</text:span>
 ЄС <text:span text:style-name="T4">
оштрафував</text:span>
 <text:span text:style-name="T4">
Meta</text:span>
 на <text:span text:style-name="T4">
рекордні</text:span>
€1,2 <text:span text:style-name="T4">
мільярда</text:span>
 </text:a>
</text:p>
      <text:p text:style-name="P4">
Як повідомляв Укрінформ, корпорація Microsoft <text:a xlink:type="simple" xlink:href="https://www.ukrinform.ua/rubric-technology/3718798-microsoft-splatit-20-miljoniv-strafu-za-nezakonnij-zbir-informacii-pro-ditej.html" text:style-name="Internet_20_link" text:visited-style-name="Visited_20_Internet_20_Link">
 сплатить 20 мільйонів доларівштрафу </text:a>
 дляврегулювання звинувачень Федеральної торгової комісії США (FTC) в незаконномузборі особистої інформації про дітей без згоди їхніх батьків.</text:p>
      <text:p text:style-name="P4">
<text:span text:style-name="T5">
Фото: EFE</text:span>
</text:p>
      <text:p text:style-name="P4">
Source: <text:a xlink:type="simple" xlink:href="https://www.ukrinform.ua/rubric-world/3732920-u-kitai-internetkompaniu-ostrafuvali-na-ponad-980-miljoniv.html" text:style-name="Internet_20_link" text:visited-style-name="Visited_20_Internet_20_Link">
https://www.ukrinform.ua/rubric-world/3732920-u-kitai-internetkompaniu-ostrafuvali-na-ponad-980-miljoniv.html</text:a>
</text:p>
      <!--NEWS-->
      <text:h text:style-name="P10" text:outline-level="1">
<text:span text:style-name="T4">
НАЗК розпочало тестування порталу для викривачів корупції</text:span>
</text:h>
      <text:p text:style-name="P4">
Authors: Ukrinform (Person)</text:p>
      <text:p text:style-name="P4">
Publisher: Укринформ (Organization)</text:p>
      <text:p text:style-name="P4">
Published Time: 2023-07-07T19:28:00+03:00</text:p>
      <text:p text:style-name="P4">
Modified Time: 2023-07-07T19:28:00+03:00</text:p>
      <text:p text:style-name="P4">
Description: Національне агентство з питань запобігання корупції розпочало тестування Єдиного порталу повідомлень викривачів, розробленого за підтримки USAID «ВзаємоДія (SACCI)». — Укрінформ.</text:p>
      <text:p text:style-name="P4">
Images: ['<text:a xlink:type="simple" xlink:href="https://static.ukrinform.com/photos/2018_08/thumb_files/630_360_1535355075-1804.jpg" text:style-name="Internet_20_link" text:visited-style-name="Visited_20_Internet_20_Link">
630_360_15353...</text:a>
']</text:p>
      <text:p text:style-name="P4">
Tags: ['НАЗК', 'Корупція', 'Новіков']</text:p>
      <text:p text:style-name="P4">
Type: Article</text:p>
      <!--METADATA-->
      <text:p text:style-name="P4">
<draw:frame draw:style-name="fr1" draw:name="Image210" text:anchor-type="as-char" svg:width="6.9236in" svg:height="3.956343in" draw:z-index="0">
<draw:image xlink:href="../Images/yкринформ/2023-07-07T19-28-00-03-00/630_360_1535355075-1804.jpg" xlink:type="simple" xlink:show="embed" xlink:actuate="onLoad" draw:mime-type="image/jpeg"/>
</draw:frame>
Національне агентство з питань запобігання корупції розпочало тестуванняЄдиного порталу повідомлень викривачів, розробленого за підтримки USAID«ВзаємоДія (SACCI)».</text:p>
      <text:p text:style-name="P4">
Про це повідомив голова НАЗК Олександр Новіков, передає Укрінформ ізпосиланням на <text:a xlink:type="simple" xlink:href="https://nazk.gov.ua/uk/novyny/nazk-rozpochalo-testuvannya-portalu-dlya-vykryvachiv-koruptsiyi-oleksandr-novikov/" text:style-name="Internet_20_link" text:visited-style-name="Visited_20_Internet_20_Link">
 сайт </text:a>
 відомства.</text:p>
      <text:p text:style-name="P4">
Як зазначається, у тестуванні задіяні 10 органів влади. Загалом до порталубуде підключено близько 90 тис. органів влади і місцевого самоврядування,юридичних осіб.</text:p>
      <text:p text:style-name="P4">
«Запуск порталу повідомлень викривачів заплановано на найближчі декількамісяців. Він допоможе повідомляти громадянам про факти <text:a xlink:type="simple" xlink:href="https://www.ukrinform.ua/tag-korupcia" text:style-name="Internet_20_link" text:visited-style-name="Visited_20_Internet_20_Link">
 корупції</text:a>
 , в тому числі анонімно. Крім того,надзвичайно важливо забезпечити отримання повідомлень про інформацію, якамістить обмежений доступ, від Служби безпеки України, військових формувань», –сказав Новіков.</text:p>
      <text:p text:style-name="P4">
</text:p>
      <text:p text:style-name="P4">
Фото: НАЗК</text:p>
      <text:p text:style-name="P4">
Крім того, планується посилити захист військовослужбовців-викривачів,забезпечити на належному рівні їхній правовий захист і надання належноїпсихологічної допомоги. Важливо також постійно регулярні просвітницькі заходидля суспільства, що допоможе сформувати повагу до викривачів корупції.</text:p>
      <text:p text:style-name="P4">
<text:span text:style-name="T4">
Читайте також:</text:span>
 <text:a xlink:type="simple" xlink:href="https://www.ukrinform.ua/rubric-society/3732735-u-nazk-spodivautsa-najblizcim-casom-vperse-viplatiti-10-vinagorodi-vikrivacu.html" text:style-name="Internet_20_link" text:visited-style-name="Visited_20_Internet_20_Link">
 У НАЗК сподіваються найближчим часом вперше виплатити 10%винагороди викривачу </text:a>
</text:p>
      <text:p text:style-name="P4">
За словами голови НАЗК, практика країн ЄС і ОЕСР довела, що саме робота звикривачами та викривання корупції є основою для побудови безпечних і заможнихсуспільств.</text:p>
      <text:p text:style-name="P4">
«Викривачі корупції надзвичайно важливі, тому що, на відміну від органівправопорядку, можуть мати безпосередній доступ до інформації. Це допоможепобудувати в Україні культуру відповідальних громадян, якими є викривачі», –сказав Новіков.</text:p>
      <text:p text:style-name="P4">
Як повідомлялося, у 2022 році НАЗК було учасником у 69 судових справах, щостосуються викривачів. Протягом року суди ухвалили 14 рішень на користьвикривачів.</text:p>
      <text:p text:style-name="P4">
Source: <text:a xlink:type="simple" xlink:href="https://www.ukrinform.ua/rubric-society/3732925-nazk-rozpocalo-testuvanna-portalu-dla-vikrivaciv-korupcii.html" text:style-name="Internet_20_link" text:visited-style-name="Visited_20_Internet_20_Link">
https://www.ukrinform.ua/rubric-society/3732925-nazk-rozpocalo-testuvanna-portalu-dla-vikrivaciv-korupcii.html</text:a>
</text:p>
      <!--NEWS-->
      <text:h text:style-name="P10" text:outline-level="1">
<text:span text:style-name="T4">
Ворог зосередив зусилля на п’яти напрямках, йдуть важкі бої</text:span>
</text:h>
      <text:p text:style-name="P4">
Authors: Ukrinform (Person)</text:p>
      <text:p text:style-name="P4">
Publisher: Укринформ (Organization)</text:p>
      <text:p text:style-name="P4">
Published Time: 2023-07-07T19:28:34+03:00</text:p>
      <text:p text:style-name="P4">
Modified Time: 2023-07-07T19:28:34+03:00</text:p>
      <text:p text:style-name="P4">
Description: На Куп’янському, Лиманському, Бахмутському, Авдіївському та Мар’їнському напрямках фронту протягом доби відбулося 20 бойових зіткнень. — Укрінформ.</text:p>
      <text:p text:style-name="P4">
Images: ['<text:a xlink:type="simple" xlink:href="https://static.ukrinform.com/photos/2023_07/thumb_files/630_360_1688747051-694.jpg" text:style-name="Internet_20_link" text:visited-style-name="Visited_20_Internet_20_Link">
630_360_16887...</text:a>
']</text:p>
      <text:p text:style-name="P4">
Tags: ['Генштаб', 'Обстріл', 'Війна з Росією']</text:p>
      <text:p text:style-name="P4">
Type: Article</text:p>
      <!--METADATA-->
      <text:p text:style-name="P4">
<draw:frame draw:style-name="fr1" draw:name="Image212" text:anchor-type="as-char" svg:width="6.9236in" svg:height="3.956343in" draw:z-index="0">
<draw:image xlink:href="../Images/yкринформ/2023-07-07T19-28-34-03-00/630_360_1688747051-694.jpg" xlink:type="simple" xlink:show="embed" xlink:actuate="onLoad" draw:mime-type="image/jpeg"/>
</draw:frame>
 НаКуп’янському, Лиманському, Бахмутському, Авдіївському та Мар’їнськомунапрямках фронту протягом доби відбулося 20 бойових зіткнень.</text:p>
      <text:p text:style-name="P4">
Про це Генеральний штаб Збройних сил України повідомив у <text:a xlink:type="simple" xlink:href="https://www.facebook.com/GeneralStaff.ua/posts/pfbid02iWiZ4agapeUsmhLqrghqA1MNvWaaj4PszwqKmoLZxopumnANxKpYHyqyPitY4aS2l" text:style-name="Internet_20_link" text:visited-style-name="Visited_20_Internet_20_Link">
 Фейсбуці</text:a>
, передає Укрінформ.</text:p>
      <text:p text:style-name="P4">
Як зазначається, протягом доби ворог завдав 42 авіаційних удари, здійснивблизько 30 обстрілів з реактивних систем залпового вогню по позиціях нашихвійськ та населених пунктах.</text:p>
      <text:p text:style-name="P4">
Ймовірність ракетних та авіаційних ударів по всій території Українизалишається високою.</text:p>
      <text:p text:style-name="P4">
<text:span text:style-name="T4">
Читайте також:</text:span>
 <text:a xlink:type="simple" xlink:href="https://www.ukrinform.ua/rubric-ato/3732742-na-tavrijskomu-napramku-vorog-18-raziv-atakuvav-pozicii-zsu-perevazno-bila-marinki.html" text:style-name="Internet_20_link" text:visited-style-name="Visited_20_Internet_20_Link">
 На Таврійському напрямку ворог 18 разів атакував позиціїЗСУ, переважно біля Мар’їнки </text:a>
</text:p>
      <text:p text:style-name="P4">
"Противник зосереджує основні зусилля <text:span text:style-name="T4">
на Куп’янському, Лиманському,Бахмутському, Авдіївському та Мар’їнському напрямках</text:span>
 , тривають важкі бої.Протягом доби відбулось близько 20 бойових зіткнень", - повідомляють уГенштабі.</text:p>
      <text:p text:style-name="P4">
<text:span text:style-name="T4">
На Волинському та Поліському напрямках</text:span>
 оперативна обстановка без суттєвихзмін.</text:p>
      <text:p text:style-name="P4">
<text:span text:style-name="T4">
На Сіверському та Слобожанському напрямках</text:span>
 противник зберігає військовуприсутність. Протягом доби завдав авіаційного удару в районі ВільшаноїХарківської області. Здійснив мінометні та артилерійські <text:a xlink:type="simple" xlink:href="https://www.ukrinform.ua/tag-obstril" text:style-name="Internet_20_link" text:visited-style-name="Visited_20_Internet_20_Link">
 обстріли</text:a>
 понад 15 населених пунктів, зокрема цеПопівка Чернігівської області; Краснопілля Сумської області та Окіп, Нескучне,Вовчанськ, Бударки і Рублене на Харківщині.</text:p>
      <text:p text:style-name="P4">
<text:span text:style-name="T4">
На Куп’янському напрямку</text:span>
 противник намагався наступати в районахНовоселівського і Стельмахівки Луганської області. Наші воїни стійко тримаютьоборону, відбили усі атаки ворога. Артилерійських і мінометних обстрілівпротивника зазнали Колодязне, Новомлинськ, Дворічна, Западне, Масютівка,Куп'янськ та Кислівка Харківської області.</text:p>
      <text:p text:style-name="P4">
<text:span text:style-name="T4">
На Лиманському напрямку</text:span>
 протягом доби противник вів штурмові дії танамагався витіснити наші війська із займаних позицій в районі північно-західніше Берестового Луганської області, успіху не мав. Завдав авіаційнихударів в районах Білогорівки Луганської області та Спірного на Донеччині.Артилерійських обстрілів зазнали понад 10 населених пунктів, зокрема, Невське,Білогорівка Луганської області та Веселе, Роздолівка Донецької області.</text:p>
      <text:p text:style-name="P4">
<text:span text:style-name="T4">
На Бахмутському напрямку</text:span>
 противник завдав авіаційних ударів в районахнаселених пунктів Богданівка, Олександро-Шультине, Біла Гора, Північне. Відворожих артилерійських обстрілів постраждали більше 15 населених пунктів,серед яких - Васюківка, Маркове, Богданівка, Хромове, Часів Яр, Іванівське,Олександро-Шультине та Південне Донецької області.</text:p>
      <text:p text:style-name="P4">
<text:span text:style-name="T4">
На Авдіївському напрямку</text:span>
 ворог за підтримки авіації здійснив безуспішнінаступальні дії в районах Новокалинового, Авдіївки та Невельського Донецькоїобласті. У той же час, противник здійснив артилерійські обстріли понад 15населених пунктів, зокрема, постраждали Керамік, Желане, Авдіївка, Сєверне,Карлівка, Первомайське та Невельське Донецької області.</text:p>
      <text:p text:style-name="P4">
<text:span text:style-name="T4">
На Мар’їнському напрямку</text:span>
 , під ворожим вогнем артилерії, наші захисникивідбили усі атаки в районі міста Мар’їнка. Противник завдав авіаційного ударубіля Красногорівки Донецької області. Здійснив обстріли населених пунктівКрасногорівка, Мар'їнка та Побєда Донецької області.</text:p>
      <text:p text:style-name="P4">
<text:span text:style-name="T4">
Читайте також:</text:span>
 <text:a xlink:type="simple" xlink:href="https://www.ukrinform.ua/rubric-ato/3732733-na-bahmutskomu-napramku-zsu-prosunulisa-i-povernuli-ranise-zahopleni-teritorii-sirskij.html" text:style-name="Internet_20_link" text:visited-style-name="Visited_20_Internet_20_Link">
 На <text:span text:style-name="T4">
Бахмутськ</text:span>
 ому напрямку ЗСУ просунулися і повернулираніше захоплені території </text:a>
</text:p>
      <text:p text:style-name="P4">
<text:span text:style-name="T4">
На Шахтарському напрямку</text:span>
 противник вів безуспішні наступальні дії в районіБлагодатного Донецької області. Завдав авіаційного удару біля ВеликоїНовосілки. Здійснив обстріли понад 15 населених пунктів, зокрема це -Новомихайлівка, Єлизаветівка, Богоявленка, Вугледар, Золота Нива та СєвернеДонецької області.</text:p>
      <text:p text:style-name="P4">
<text:span text:style-name="T4">
На Запорізькому та Херсонському напрямках</text:span>
 противник зосереджує основнізусилля на недопущенні подальшого просування наших військ. Здійснивартилерійські обстріли понад 20 населених пунктів, серед них - Новодарівка,Левадне, Малинівка, Гуляйполе, Залізничне, Запорізької області; Львове,Токарівка, Антонівка, Велетенське, Кізомис Херсонської області та містоХерсон. Сили оборони України продовжують наступальну операцію наМелітопольському та Бердянському напрямках, закріплюються на досягнутихрубежах, завдають вогневого ураження з артилерії по виявлених ціляхпротивника, здійснюють заходи контрбатарейної боротьби.</text:p>
      <text:p text:style-name="P4">
У Генштабі повідомляють, що на тлі успішних бойових дій Сил оборони України тачерез значні втрати противника в живій силі, в підрозділах російськихокупаційних військ збільшилась кількість відмов від участі у бойових діях.Так, в районі населеного пункту Розівка Запорізької області, близько 20російських військових відмовились виконувати бойові завдання на передовихпозиціях. Після цього їх було взято під варту та переміщено до будівліРозівського районного суду.</text:p>
      <text:p text:style-name="P4">
<text:span text:style-name="T4">
Читайте також:</text:span>
 <text:a xlink:type="simple" xlink:href="https://www.ukrinform.ua/rubric-ato/3732770-minoboroni-ukotre-zaklikae-telegramkanali-ne-povidomlati-pro-podii-na-fronti-u-rezimi-onlajn.html" text:style-name="Internet_20_link" text:visited-style-name="Visited_20_Internet_20_Link">
 Міноборони укотре закликає Телеграм-канали не повідомлятипро події на фронті у режимі онлайн </text:a>
</text:p>
      <text:p text:style-name="P4">
Крім того, авіація сил оборони за добу завдала шість ударів по районахзосередження особового складу противника, два - по зенітно-ракетних комплексахта один - по пункту управління ворога. Також нашими захисниками було знищенодва розвідувальних БпЛА оперативно-тактичного рівня.</text:p>
      <text:p text:style-name="P4">
Підрозділи ракетних військ і артилерії протягом доби уразили пункт управління,сім артилерійських засобів на вогневих позиціях та станцію радіоелектронноїборотьби противника.</text:p>
      <text:p text:style-name="P4">
Як повідомлялося, <text:a xlink:type="simple" xlink:href="https://www.ukrinform.ua/rubric-ato/3732555-sili-oboroni-znisili-vze-232-810-rosian.html" text:style-name="Internet_20_link" text:visited-style-name="Visited_20_Internet_20_Link">
 Сили оборони України з 24 лютого 2022 року по 7 липня 2023року ліквідували близько 232 тисяч 810 російських загарбників</text:a>
 , і ще 510 осіб - за минулу добу.</text:p>
      <text:p text:style-name="P4">
<text:span text:style-name="T5">
Фото: Костянтин Ліберов</text:span>
</text:p>
      <text:p text:style-name="P4">
Source: <text:a xlink:type="simple" xlink:href="https://www.ukrinform.ua/rubric-ato/3732921-vorog-zoserediv-zusilla-na-pati-napramkah-jdut-vazki-boi.html" text:style-name="Internet_20_link" text:visited-style-name="Visited_20_Internet_20_Link">
https://www.ukrinform.ua/rubric-ato/3732921-vorog-zoserediv-zusilla-na-pati-napramkah-jdut-vazki-boi.html</text:a>
</text:p>
      <!--NEWS-->
      <text:h text:style-name="P10" text:outline-level="1">
<text:span text:style-name="T4">
Уряд виділив додатково ₴85 мільйонів на зарплати вчителям Херсонщини</text:span>
</text:h>
      <text:p text:style-name="P4">
Authors: Ukrinform (Person)</text:p>
      <text:p text:style-name="P4">
Publisher: Укринформ (Organization)</text:p>
      <text:p text:style-name="P4">
Published Time: 2023-07-07T19:37:19+03:00</text:p>
      <text:p text:style-name="P4">
Modified Time: 2023-07-07T19:37:19+03:00</text:p>
      <text:p text:style-name="P4">
Description: Кабінет Міністрів перерозподілив освітню субвенцію на ₴107 мільйонів, з яких близько ₴85 мільйонів додатково спрямує на виплати вчителям Херсонщини. — Укрінформ.</text:p>
      <text:p text:style-name="P4">
Images: ['<text:a xlink:type="simple" xlink:href="https://static.ukrinform.com/photos/2019_05/thumb_files/630_360_1557325097-157.jpg" text:style-name="Internet_20_link" text:visited-style-name="Visited_20_Internet_20_Link">
630_360_15573...</text:a>
']</text:p>
      <text:p text:style-name="P4">
Tags: ['Херсонщина', 'Зарплата', 'Вчитель', 'Шмигаль']</text:p>
      <text:p text:style-name="P4">
Type: Article</text:p>
      <!--METADATA-->
      <text:p text:style-name="P4">
<draw:frame draw:style-name="fr1" draw:name="Image213" text:anchor-type="as-char" svg:width="6.9236in" svg:height="3.956343in" draw:z-index="0">
<draw:image xlink:href="../Images/yкринформ/2023-07-07T19-37-19-03-00/630_360_1557325097-157.jpg" xlink:type="simple" xlink:show="embed" xlink:actuate="onLoad" draw:mime-type="image/jpeg"/>
</draw:frame>
 КабінетМіністрів перерозподілив освітню субвенцію на ₴107 мільйонів, з яких близько₴85 мільйонів додатково спрямує на виплати вчителям Херсонщини.</text:p>
      <text:p text:style-name="P4">
Про це Прем'єр-міністр Денис Шмигаль <text:a xlink:type="simple" xlink:href="https://t.me/Denys_Smyhal/5573" text:style-name="Internet_20_link" text:visited-style-name="Visited_20_Internet_20_Link">
 </text:a>
 <text:a xlink:type="simple" xlink:href="https://t.me/Denys_Smyhal/5573" text:style-name="Internet_20_link" text:visited-style-name="Visited_20_Internet_20_Link">
заявив </text:a>
 на засіданні уряду, передаєУкрінформ.</text:p>
      <text:p text:style-name="P4">
«Сьогодні уряд перерозподіляє освітню субвенцію на ₴107 мільйонів. Близько ₴85мільйонів буде додатково спрямовано для проведення виплат вчителям Херсонськоїобласті», - повідомив Шмигаль.</text:p>
      <text:p text:style-name="P4">
Крім того, за його словами, Кабмін затвердив документ, який дозволитьотримувати в ЦНАПах довідку про несудимість, а також послуги з прийняттятеоретичного іспиту, необхідного для отримання посвідчення водія.</text:p>
      <text:p text:style-name="P4">
<text:span text:style-name="T4">
Читайте також:</text:span>
 <text:a xlink:type="simple" xlink:href="https://www.ukrinform.ua/rubric-society/3730676-na-zarplati-vcitelam-cogoric-iz-budzetu-peredbaceno-na-205-milarda-mense-niz-torik-lisovij.html" text:style-name="Internet_20_link" text:visited-style-name="Visited_20_Internet_20_Link">
 На зарплати вчителям цьогоріч із бюджету передбачено на₴20,5 мільярда менше, ніж торік - Лісовий </text:a>
</text:p>
      <text:p text:style-name="P4">
Як повідомлялося,у червні Шмигаль на нараді обговорив проблемні питання уХерсонській області. Вони стосуються наслідків затоплень та виплат боргіввчителям. Тоді Шмигаль доручив МОН та Мінфіну підготувати всі необхіднідокументи для виплат зарплат освітянам.</text:p>
      <text:p text:style-name="P4">
Source: <text:a xlink:type="simple" xlink:href="https://www.ukrinform.ua/rubric-regions/3732926-urad-vidiliv-dodatkovo-85-miljoniv-na-zarplati-vcitelam-hersonsini.html" text:style-name="Internet_20_link" text:visited-style-name="Visited_20_Internet_20_Link">
https://www.ukrinform.ua/rubric-regions/3732926-urad-vidiliv-dodatkovo-85-miljoniv-na-zarplati-vcitelam-hersonsini.html</text:a>
</text:p>
      <!--NEWS-->
      <text:h text:style-name="P10" text:outline-level="1">
<text:span text:style-name="T4">
Влада Києва планує відкрити Подільсько-Воскресенський міст за кілька місяців</text:span>
</text:h>
      <text:p text:style-name="P4">
Authors: Ukrinform (Person)</text:p>
      <text:p text:style-name="P4">
Publisher: Укринформ (Organization)</text:p>
      <text:p text:style-name="P4">
Published Time: 2023-07-07T19:39:00+03:00</text:p>
      <text:p text:style-name="P4">
Modified Time: 2023-07-07T19:39:00+03:00</text:p>
      <text:p text:style-name="P4">
Description: Київський міський голова Віталій Кличко обіцяє запустити роботу Подільсько-Воскресенського мосту через декілька місяців. — Укрінформ.</text:p>
      <text:p text:style-name="P4">
Images: ['<text:a xlink:type="simple" xlink:href="https://static.ukrinform.com/photos/2023_05/thumb_files/630_360_1684501863-599.jpg" text:style-name="Internet_20_link" text:visited-style-name="Visited_20_Internet_20_Link">
630_360_16845...</text:a>
']</text:p>
      <text:p text:style-name="P4">
Tags: ['Віталій Кличко', 'Київ', 'Подільський міст']</text:p>
      <text:p text:style-name="P4">
Type: Article</text:p>
      <!--METADATA-->
      <text:p text:style-name="P4">
<draw:frame draw:style-name="fr1" draw:name="Image214" text:anchor-type="as-char" svg:width="6.9236in" svg:height="3.956343in" draw:z-index="0">
<draw:image xlink:href="../Images/yкринформ/2023-07-07T19-39-00-03-00/630_360_1684501863-599.jpg" xlink:type="simple" xlink:show="embed" xlink:actuate="onLoad" draw:mime-type="image/jpeg"/>
</draw:frame>
 Київськийміський голова Віталій Кличко обіцяє запустити роботу Подільсько-Воскресенського мосту через декілька місяців.</text:p>
      <text:p text:style-name="P4">
Про це він сказав в <text:a xlink:type="simple" xlink:href="https://www.youtube.com/watch" text:style-name="Internet_20_link" text:visited-style-name="Visited_20_Internet_20_Link">
 ефірі </text:a>
телеканалу “Київ”, передає Укрінформ.</text:p>
      <text:p text:style-name="P4">
“Якщо у нас не буде форс-мажорних ситуацій чи обставин, то через декількамісяців ми запустимо роботу Подільського мосту”, - запевнив мер.</text:p>
      <text:p text:style-name="P4">
Як повідомлялося, <text:a xlink:type="simple" xlink:href="https://www.ukrinform.ua/tag-podilskij-mist" text:style-name="Internet_20_link" text:visited-style-name="Visited_20_Internet_20_Link">
 Подільсько-Воскресенський міст</text:a>
 через Дніпро почали будувати щеу 2003 році, з перервами через відсутність фінансування.</text:p>
      <text:p text:style-name="P4">
<text:span text:style-name="T4">
Читайте також:</text:span>
 <text:a xlink:type="simple" xlink:href="https://www.ukrinform.ua/rubric-kyiv/3724883-miljonni-rozkradanna-na-budivnictvi-podilskogo-mostu-se-trom-posadovcam-ogolosili-pidozru.html" text:style-name="Internet_20_link" text:visited-style-name="Visited_20_Internet_20_Link">
 <text:span text:style-name="T4">
Мільйонні</text:span>
 <text:span text:style-name="T4">
розкрадання</text:span>
 на <text:span text:style-name="T4">
будівництві</text:span>
<text:span text:style-name="T4">
Подільського</text:span>
 <text:span text:style-name="T4">
мосту</text:span>
 : ще <text:span text:style-name="T4">
трьом</text:span>
 <text:span text:style-name="T4">
посадовцям</text:span>
 <text:span text:style-name="T4">
оголосили</text:span>
<text:span text:style-name="T4">
підозру</text:span>
 </text:a>
</text:p>
      <text:p text:style-name="P4">
Автомобільне сполучення між лівим і правим берегами Дніпра по Подільсько-Воскресенському мосту планували запустити наприкінці 2021 року, але невдалося. Причинами затримки завершення спорудження Подільського мостовогопереходу будівельники <text:a xlink:type="simple" xlink:href="https://www.ukrinform.ua/rubric-kyiv/3389110-komunalniki-poasnili-comu-zabuksuvalo-budivnictvo-podilskogo-mostu.html" text:style-name="Internet_20_link" text:visited-style-name="Visited_20_Internet_20_Link">
 називали </text:a>
 пандемію коронавірусу, коригування проєкту лівобережної частинимостового переходу, а також спротив мешканців Русанівських садів.</text:p>
      <text:p text:style-name="P4">
Source: <text:a xlink:type="simple" xlink:href="https://www.ukrinform.ua/rubric-kyiv/3732927-vlada-kieva-planue-vidkriti-podilskovoskresenskij-mist-za-kilka-misaciv.html" text:style-name="Internet_20_link" text:visited-style-name="Visited_20_Internet_20_Link">
https://www.ukrinform.ua/rubric-kyiv/3732927-vlada-kieva-planue-vidkriti-podilskovoskresenskij-mist-za-kilka-misaciv.html</text:a>
</text:p>
      <!--NEWS-->
      <text:h text:style-name="P10" text:outline-level="1">
<text:span text:style-name="T4">
Кличко анонсував запуск станції метро на Виноградар наступного року</text:span>
</text:h>
      <text:p text:style-name="P4">
Authors: Ukrinform (Person)</text:p>
      <text:p text:style-name="P4">
Publisher: Укринформ (Organization)</text:p>
      <text:p text:style-name="P4">
Published Time: 2023-07-07T19:46:00+03:00</text:p>
      <text:p text:style-name="P4">
Modified Time: 2023-07-07T19:46:00+03:00</text:p>
      <text:p text:style-name="P4">
Description: У столиці з весни наступного року планують запустити станцію метро на Виноградарі. — Укрінформ.</text:p>
      <text:p text:style-name="P4">
Images: ['<text:a xlink:type="simple" xlink:href="https://static.ukrinform.com/photos/2019_06/thumb_files/630_360_1561052872-738.jpg" text:style-name="Internet_20_link" text:visited-style-name="Visited_20_Internet_20_Link">
630_360_15610...</text:a>
']</text:p>
      <text:p text:style-name="P4">
Tags: ['Метро', 'Віталій Кличко', 'Виноградар']</text:p>
      <text:p text:style-name="P4">
Type: Article</text:p>
      <!--METADATA-->
      <text:p text:style-name="P4">
<draw:frame draw:style-name="fr1" draw:name="Image215" text:anchor-type="as-char" svg:width="6.9236in" svg:height="3.956343in" draw:z-index="0">
<draw:image xlink:href="../Images/yкринформ/2023-07-07T19-46-00-03-00/630_360_1561052872-738.jpg" xlink:type="simple" xlink:show="embed" xlink:actuate="onLoad" draw:mime-type="image/jpeg"/>
</draw:frame>
 У столиціз весни наступного року планують запустити станцію метро на Виноградарі.</text:p>
      <text:p text:style-name="P4">
Про це в <text:a xlink:type="simple" xlink:href="https://www.youtube.com/watch" text:style-name="Internet_20_link" text:visited-style-name="Visited_20_Internet_20_Link">
 ефірі </text:a>
 телеканалу“Київ” повідомив київський міський голова Віталій Кличко.</text:p>
      <text:p text:style-name="P4">
“Якщо у нас не буде форс-мажорних ситуацій чи обставин, з весни наступногороку ми плануємо запустити станцію <text:a xlink:type="simple" xlink:href="https://www.ukrinform.ua/tag-metro" text:style-name="Internet_20_link" text:visited-style-name="Visited_20_Internet_20_Link">
 метро </text:a>
 на Виноградарі”, - сказав Кличко.</text:p>
      <text:p text:style-name="P4">
Він підкреслив, що ситуація складна тому, що не вистачає робочих рук -працівників комунальних підприємств, водіїв тощо.</text:p>
      <text:p text:style-name="P4">
<text:span text:style-name="T4">
Читайте також:</text:span>
 <text:a xlink:type="simple" xlink:href="https://www.ukrinform.ua/rubric-kyiv/3732785-kiiv-otrimav-se-sist-vagoniv-metro-iz-polsi.html" text:style-name="Internet_20_link" text:visited-style-name="Visited_20_Internet_20_Link">
 Київ отримав ще шість вагонів <text:span text:style-name="T4">
метро</text:span>
 із Польщі</text:a>
</text:p>
      <text:p text:style-name="P4">
Як повідомляв Укрінформ, столичний метрополітен <text:a xlink:type="simple" xlink:href="https://www.ukrinform.ua/rubric-kyiv/3732785-kiiv-otrimav-se-sist-vagoniv-metro-iz-polsi.html" text:style-name="Internet_20_link" text:visited-style-name="Visited_20_Internet_20_Link">
 отримав ще шість вагонів</text:a>
 у межах допомоги від колег із Варшави.</text:p>
      <text:p text:style-name="P4">
Source: <text:a xlink:type="simple" xlink:href="https://www.ukrinform.ua/rubric-kyiv/3732930-klicko-anonsuvav-zapusk-stancii-metro-na-vinogradar-nastupnogo-roku.html" text:style-name="Internet_20_link" text:visited-style-name="Visited_20_Internet_20_Link">
https://www.ukrinform.ua/rubric-kyiv/3732930-klicko-anonsuvav-zapusk-stancii-metro-na-vinogradar-nastupnogo-roku.html</text:a>
</text:p>
      <!--NEWS-->
      <text:h text:style-name="P10" text:outline-level="1">
<text:span text:style-name="T4">
ЦВК заявила про нелегітимність «виборів» на тимчасово захоплених Росією територіях</text:span>
</text:h>
      <text:p text:style-name="P4">
Authors: Ukrinform (Person)</text:p>
      <text:p text:style-name="P4">
Publisher: Укринформ (Organization)</text:p>
      <text:p text:style-name="P4">
Published Time: 2023-07-07T19:46:15+03:00</text:p>
      <text:p text:style-name="P4">
Modified Time: 2023-07-07T19:46:15+03:00</text:p>
      <text:p text:style-name="P4">
Description: Центральна виборча комісія під час засідання в п'ятницю, 7 липня, ухвалила постанову, якою підкреслила нелегітимність організації підготовки та проведення Російською Федерацією будь-яких "виборів" на тимчасово загарбаних територіях України. — Укрінформ.</text:p>
      <text:p text:style-name="P4">
Images: ['<text:a xlink:type="simple" xlink:href="https://static.ukrinform.com/photos/2019_07/thumb_files/630_360_1562132340-242.jpg" text:style-name="Internet_20_link" text:visited-style-name="Visited_20_Internet_20_Link">
630_360_15621...</text:a>
']</text:p>
      <text:p text:style-name="P4">
Tags: ['ЦВК', 'Окупація', 'Вибори', 'Росія']</text:p>
      <text:p text:style-name="P4">
Type: Article</text:p>
      <!--METADATA-->
      <text:p text:style-name="P4">
<draw:frame draw:style-name="fr1" draw:name="Image216" text:anchor-type="as-char" svg:width="6.9236in" svg:height="3.956343in" draw:z-index="0">
<draw:image xlink:href="../Images/yкринформ/2023-07-07T19-46-15-03-00/630_360_1562132340-242.jpg" xlink:type="simple" xlink:show="embed" xlink:actuate="onLoad" draw:mime-type="image/jpeg"/>
</draw:frame>
 Центральнавиборча комісія під час засідання в п'ятницю, 7 липня, ухвалила постанову,якою підкреслила нелегітимність організації підготовки та проведенняРосійською Федерацією будь-яких "виборів" на тимчасово загарбаних територіяхУкраїни.</text:p>
      <text:p text:style-name="P4">
Про це <text:a xlink:type="simple" xlink:href="https://cvk.gov.ua/novini/tsvk-zayavlyaie-pro-nelegitimnist-organizatsii-pidgotovki-ta-provedennya-rf-bud-yakih-viboriv-na-timchasovo-okupovanih-teritoriyah-ukraini.html" text:style-name="Internet_20_link" text:visited-style-name="Visited_20_Internet_20_Link">
 повідомила </text:a>
 пресслужба секретаріату ЦВК,передає Укрінформ.</text:p>
      <text:p text:style-name="P4">
Як головний орган адміністрування виборів в Україні Центральна виборча комісіянаголосила, що рішення російської ЦВК про проведення так званих виборів назахоплених територіях Донецької, Луганської, Херсонської та Запорізькоїобластей і в окупованому Сімферополі є не лише грубим порушенням норм якукраїнського, так і міжнародного права, а й "ще одним неспростовним доказомзлочинних дій РФ та її політичного керівництва".</text:p>
      <text:p text:style-name="P4">
"Спроба організації та проведення цих виборів на тимчасово окупованихтериторіях України є продовженням цинічного зазіхання росії на державнийсуверенітет і територіальну цілісність України, її державний устрій,закріплені в Конституції України", — заявили в <text:a xlink:type="simple" xlink:href="https://www.ukrinform.ua/tag-cvk" text:style-name="Internet_20_link" text:visited-style-name="Visited_20_Internet_20_Link">
 ЦВК</text:a>
 .</text:p>
      <text:p text:style-name="P4">
Наголошується, що, враховуючи відсутність у Росії суверенної влади надукраїнськими територіями, призначення та проведення там загарбникамилегітимних виборів є неможливим. Усі ж призначені країною-агресором за межамиїї юрисдикції, на порушення суверенітету, політичної незалежності татериторіальної цілісності України вибори апріорі є нелегітимними.</text:p>
      <text:p text:style-name="P4">
Комісія попереджає державні органи й органи місцевого самоврядування, їхніхпосадових і службових осіб, суб’єктів у сфері медіа, політичні партії тагромадські об’єднання, підприємства, установи й організації всіх формвласності, а також громадян України про кримінальну відповідальність за участьв організації та проведенні незаконних виборів, за публічні заклики до їхпроведення і пособництво країні-агресору.</text:p>
      <text:p text:style-name="P4">
Українців, які проживають на згаданих територіях, ЦВК закликає утриматися відучасті в будь-яких пов'язаних з "виборами" заходах.</text:p>
      <text:p text:style-name="P4">
Повідомляється, що Комісія вже звернулася до Служби безпеки України таДержавного бюро розслідувань щодо оперативного розслідування фактів здійсненнязаходів, спрямованих на організацію підготовки та проведення псевдовиборів,встановлення причетних осіб і забезпечення їх притягнення до відповідальностізгідно з Кримінальним кодексом України.</text:p>
      <text:p text:style-name="P4">
У ЦВК підкреслили, що фактично співучастю у злочинних діях держави-агресора єтакож спостереження за процесом псевдовиборів. У зв'язку із цим Комісіязакликає відповідні міжнародні місії не брати участі у спостереженні запризначеним загарбниками "голосуванням".</text:p>
      <text:p text:style-name="P4">
Засуджуючи протиправні дії та рішення Державної думи, Президента і ЦВК РФ, атакож загарбницької адміністрації щодо організації підготовки і проведення натериторіях України псевдовиборів, Комісія закликає зробити відповідний крок йіноземні держави, їхні органи адміністрування виборів і міжнародніорганізації.</text:p>
      <text:p text:style-name="P4">
<text:span text:style-name="T4">
Читайте також:</text:span>
 <text:a xlink:type="simple" xlink:href="https://www.ukrinform.ua/rubric-polytics/3724226-es-zasudiv-namir-rosii-provesti-vibori-na-timcasovo-okupovanij-teritorii-ukraini.html" text:style-name="Internet_20_link" text:visited-style-name="Visited_20_Internet_20_Link">
 ЄС <text:span text:style-name="T4">
засудив</text:span>
 <text:span text:style-name="T4">
намір</text:span>
 <text:span text:style-name="T4">
Росії</text:span>
 <text:span text:style-name="T4">
провести</text:span>
 «<text:span text:style-name="T4">
вибори</text:span>
 » на <text:span text:style-name="T4">
тимчасово</text:span>
 <text:span text:style-name="T4">
окупованій</text:span>
 <text:span text:style-name="T4">
території</text:span>
 <text:span text:style-name="T4">
України</text:span>
</text:a>
</text:p>
      <text:p text:style-name="P4">
Як повідомлялося, Центральна виборча комісія РФ на 10 вересня призначила такзвані вибори на тимчасово загарбаних територіях Донецької, Луганської,Запорізької та Херсонської областей.</text:p>
      <text:p text:style-name="P4">
Планується, що жителі псевдореспублік "ДНР" і “ЛНР” "обиратимуть" депутатівтак званих народних рад. У Запорізькій області відбудуться "вибори"парламентаріїв Законодавчих зборів, а в Херсонській області — депутатів Думи.</text:p>
      <text:p text:style-name="P4">
Також жителі тимчасово захоплених росіянами територій України "обиратимуть"депутатів представницьких органів.</text:p>
      <text:p text:style-name="P4">
У тимчасово окупованому Сімферополі в одному з незаконно утворенихпсевдовладою виборчих округів на 10 вересня заплановані "додаткові вибори" вДерждуму РФ.</text:p>
      <text:p text:style-name="P4">
Source: <text:a xlink:type="simple" xlink:href="https://www.ukrinform.ua/rubric-polytics/3732929-cvk-zaavila-pro-nelegitimnist-viboriv-na-timcasovo-zahoplenih-rosieu-teritoriah.html" text:style-name="Internet_20_link" text:visited-style-name="Visited_20_Internet_20_Link">
https://www.ukrinform.ua/rubric-polytics/3732929-cvk-zaavila-pro-nelegitimnist-viboriv-na-timcasovo-zahoplenih-rosieu-teritoriah.html</text:a>
</text:p>
      <!--NEWS-->
      <text:h text:style-name="P10" text:outline-level="1">
<text:span text:style-name="T4">
Алгоритм дій на випадок ворожої атаки на Київську ГЕС повністю відпрацьований - поліція</text:span>
</text:h>
      <text:p text:style-name="P4">
Authors: Ukrinform (Person)</text:p>
      <text:p text:style-name="P4">
Publisher: Укринформ (Organization)</text:p>
      <text:p text:style-name="P4">
Published Time: 2023-07-07T19:59:00+03:00</text:p>
      <text:p text:style-name="P4">
Modified Time: 2023-07-07T19:59:00+03:00</text:p>
      <text:p text:style-name="P4">
Description: Військові і поліція вживають усіх заходів, аби не допустити підриву загарбниками Київської ГЕС, усі об’єкти критичної інфраструктури України перебувають під цілодобовою охороною. — Укрінформ.</text:p>
      <text:p text:style-name="P4">
Images: ['<text:a xlink:type="simple" xlink:href="https://static.ukrinform.com/photos/2022_09/thumb_files/630_360_1663602581-921.jpg" text:style-name="Internet_20_link" text:visited-style-name="Visited_20_Internet_20_Link">
630_360_16636...</text:a>
']</text:p>
      <text:p text:style-name="P4">
Tags: ['Поліція', 'Військові', 'Київська ГЕС', 'Андрій Нєбитов']</text:p>
      <text:p text:style-name="P4">
Type: Article</text:p>
      <!--METADATA-->
      <text:p text:style-name="P4">
<draw:frame draw:style-name="fr1" draw:name="Image217" text:anchor-type="as-char" svg:width="6.9236in" svg:height="3.952746in" draw:z-index="0">
<draw:image xlink:href="../Images/yкринформ/2023-07-07T19-59-00-03-00/630_360_1663602581-921.jpg" xlink:type="simple" xlink:show="embed" xlink:actuate="onLoad" draw:mime-type="image/jpeg"/>
</draw:frame>
 Військовіі поліція вживають усіх заходів, аби не допустити підриву загарбникамиКиївської ГЕС, усі об’єкти критичної інфраструктури України перебувають підцілодобовою охороною.</text:p>
      <text:p text:style-name="P4">
Про це заявив начальник Головного управління Національної поліції України вКиївській області Андрій Нєбитов в інтерв'ю агентству <text:a xlink:type="simple" xlink:href="https://interfax.com.ua/news/interview/921458.html" text:style-name="Internet_20_link" text:visited-style-name="Visited_20_Internet_20_Link">
 "Інтерфакс-Україна"</text:a>
, передає Укрінформ.</text:p>
      <text:p text:style-name="P4">
"...ГЕС будувалися так, що зруйнувати їх ракетним ударом фактично неможливо.Каховську ГЕС руйнували зсередини шляхом закладання дуже великої кількостівибухівки. Тобто, щоб зруйнувати Київську ГЕС, потрібна потужна диверсійно-розвідувальна робота ворога, - ми робимо все, щоб цього не сталося. Під часповномасштабної війні всі наші об’єкти критичної інфраструктури, не тількиГЕС, перебувають під охороною ЗСУ, Нацгвардії і частково поліції.Військовослужбовці ЗСУ і Нацгвардії в цілодобовому режимі охороняють ціоб’єкти", - сказав Нєбитов.</text:p>
      <text:p text:style-name="P4">
Він зазначив, що після теракту на Каховській ГЕС поліція осилила патрулюваннябіля Київської ГЕС.</text:p>
      <text:p text:style-name="P4">
Крім того, з відповідними державними структурами, органами місцевогосамоврядування був відпрацьований алгоритм дій у разі підриву дамби <text:a xlink:type="simple" xlink:href="https://www.ukrinform.ua/tag-kiivska-ges" text:style-name="Internet_20_link" text:visited-style-name="Visited_20_Internet_20_Link">
Київської ГЕС. </text:a>
</text:p>
      <text:p text:style-name="P4">
"Порахували човни і всі наявні плавзасоби, продумали, як будемо проводитирятувальну операцію, якщо це буде необхідно. Розуміючи, як відбувалосяпідтоплення в Херсонській області, опрацювали сили і засоби, навіть продумали,які комерційні структури зможемо задіяти для порятунку людей, тварин. Такожврахували помилки", - сказав Нєбитов.</text:p>
      <text:p text:style-name="P4">
Він наголосив, що алгоритм дій на випадок надзвичайної ситуації повністювідпрацьований, але ця інформація має гриф обмеження.</text:p>
      <text:p text:style-name="P4">
<text:span text:style-name="T4">
Читайте також:</text:span>
 <text:a xlink:type="simple" xlink:href="https://www.ukrinform.ua/rubric-ato/3721819-u-minoboroni-rozpovili-pro-zahist-kiivskoi-ges-vid-rosian.html" text:style-name="Internet_20_link" text:visited-style-name="Visited_20_Internet_20_Link">
 У Міноборони розповіли про захист Київської ГЕС відросіян </text:a>
</text:p>
      <text:p text:style-name="P4">
"Військові і поліція роблять все, щоб не допустити підриву Київської ГЕС, аякщо таке трапиться, то максимально оперативно врятувати людей і ліквідуватинаслідки", - заявив Нєбитов.</text:p>
      <text:p text:style-name="P4">
Як повідомляв Укрінформ, <text:a xlink:type="simple" xlink:href="https://www.ukrinform.ua/rubric-other_news/3720776-pidriv-rosianami-kahovskoi-ges-usi-novini.html" text:style-name="Internet_20_link" text:visited-style-name="Visited_20_Internet_20_Link">
 вночі 6 червня російські війська підірвали греблюКаховської ГЕС, </text:a>
 спричинивши затоплення частиниХерсонської та Миколаївської областей і критичне обміління Каховськоговодосховища.</text:p>
      <text:p text:style-name="P4">
<text:span text:style-name="T5">
Фото: Укргідроенерго</text:span>
</text:p>
      <text:p text:style-name="P4">
Source: <text:a xlink:type="simple" xlink:href="https://www.ukrinform.ua/rubric-kyiv/3732935-algoritm-dij-na-vipadok-vorozoi-ataki-na-kiivsku-ges-povnistu-vidpracovanij-policia.html" text:style-name="Internet_20_link" text:visited-style-name="Visited_20_Internet_20_Link">
https://www.ukrinform.ua/rubric-kyiv/3732935-algoritm-dij-na-vipadok-vorozoi-ataki-na-kiivsku-ges-povnistu-vidpracovanij-policia.html</text:a>
</text:p>
      <!--NEWS-->
      <text:h text:style-name="P10" text:outline-level="1">
<text:span text:style-name="T4">
В Україні масштабна повітряна тривога - у Росії злетіли МіГи</text:span>
</text:h>
      <text:p text:style-name="P4">
Authors: Ukrinform (Person)</text:p>
      <text:p text:style-name="P4">
Publisher: Укринформ (Organization)</text:p>
      <text:p text:style-name="P4">
Published Time: 2023-07-07T1:21:00+03:00</text:p>
      <text:p text:style-name="P4">
Modified Time: 2023-07-07T21:21:00+03:00</text:p>
      <text:p text:style-name="P4">
Description: По всій території України оголосили повітряну тривогу через зліт трьох винищувачів МіГ, які є носіями гіперзвукових ракет "Кинджал". — Укрінформ.</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218" text:anchor-type="as-char" svg:width="6.9236in" svg:height="3.956343in" draw:z-index="0">
<draw:image xlink:href="../Images/yкринформ/2023-07-07T1-21-00-03-00/630_360_1676041139-227.jpg" xlink:type="simple" xlink:show="embed" xlink:actuate="onLoad" draw:mime-type="image/jpeg"/>
</draw:frame>
 По всійтериторії України оголосили повітряну тривогу через зліт трьох винищувачівМіГ, які є носіями гіперзвукових ракет "Кинджал".</text:p>
      <text:p text:style-name="P4">
Як передає Укрінформ, про це Повітряні сили ЗСУ повідомляють у <text:a xlink:type="simple" xlink:href="https://l.facebook.com/l.php" text:style-name="Internet_20_link" text:visited-style-name="Visited_20_Internet_20_Link">
 Телеграмі.</text:a>
</text:p>
      <text:p text:style-name="P4">
"Зафіксовано зліт 3-х винищувачів МіГ-31К ПКС рф з аеродрому Саваслейка", -йдеться у повідомленні.</text:p>
      <text:p text:style-name="P4">
<text:span text:style-name="T4">
Читайте також:</text:span>
 <text:a xlink:type="simple" xlink:href="https://www.ukrinform.ua/rubric-ato/3732566-u-cornomu-mori-odin-vorozij-raketonosij-z-cotirma-kalibrami.html" text:style-name="Internet_20_link" text:visited-style-name="Visited_20_Internet_20_Link">
 У Чорному морі - один ворожий ракетоносій з чотирма «<text:span text:style-name="T4">
Калібр</text:span>
 ами» </text:a>
</text:p>
      <text:p text:style-name="P4">
Як повідомлялося, <text:a xlink:type="simple" xlink:href="https://www.ukrinform.ua/rubric-ato/3732595-dla-atak-na-ukrainski-mista-rosiani-somisaca-zastosovuut-do-sotni-raket-ignat.html" text:style-name="Internet_20_link" text:visited-style-name="Visited_20_Internet_20_Link">
 російська армія щомісяця атакує українські міста та села</text:a>
 в середньому майжесотнею ракет різних типів.</text:p>
      <text:p text:style-name="P4">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У червні Мінреінтеграції перерахувало 42,1 млн гривень сім’ям полонених</text:span>
</text:h>
      <text:p text:style-name="P4">
Author: ['АРМІЯINFORM']</text:p>
      <text:p text:style-name="P4">
Time: 2023-07-07T20:00:00-04:00</text:p>
      <text:p text:style-name="P4">
Description: Міністерство з питань реінтеграції тимчасово окупованих територій України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2-09-28-tryvayut-peremovyny-shhodo-obminu.jpg" text:style-name="Internet_20_link" text:visited-style-name="Visited_20_Internet_20_Link">
2022-09-28-tryvayut-peremovyny-shhodo-obminu.jpg</text:a>
']</text:p>
      <text:p text:style-name="P4">
Tags: ['STOPRUSSIA', 'АГРЕСІЯ РФ', 'ВІЙСЬКОВОПОЛОНЕНІ', 'ВТОРГНЕННЯ РФ', 'ДЕРЖАВНА ДОПОМОГА', 'МІНРЕІНТЕГРАЦІЇ']</text:p>
      <text:p text:style-name="P4">
Category: News</text:p>
      <!--METADATA-->
      <text:p text:style-name="P4">
<draw:frame draw:style-name="fr1" draw:name="Image219" text:anchor-type="as-char" svg:width="6.9236in" svg:height="3.957991in" draw:z-index="0">
<draw:image xlink:href="../Images/AРМІЯINFORM/2023-07-07T20-00-00-04-00/2022-09-28-tryvayut-peremovyny-shhodo-obminu.jpg" xlink:type="simple" xlink:show="embed" xlink:actuate="onLoad" draw:mime-type="image/jpeg"/>
</draw:frame>
</text:p>
      <text:p text:style-name="P4">
Міністерство з питань реінтеграції тимчасово окупованих територій Українипродовжує виплачувати державну грошову допомогу в інтересах осіб, стосовнояких встановлено факт позбавлення свободи внаслідок збройної агресії протиУкраїни.</text:p>
      <text:p text:style-name="P4">
На офіційному сайті Мінреінтеграції<text:a xlink:type="simple" xlink:href="https://minre.gov.ua/2023/07/06/u-chervni-minreintegracziyi-pererahuvalo-421-mln-gryven-simyam-polonenyh/" text:style-name="Internet_20_link" text:visited-style-name="Visited_20_Internet_20_Link">
йдеться</text:a>
 про те, що в червні воноспрямувало 42,1 млн гривень на банківські рахунки сімей українських громадян,які незаконно утримуються російською федерацією.</text:p>
      <text:p text:style-name="P4">
Таким чином, державну допомогу у розмірі 100 тис. гривень за кожен рікперебування в полоні отримали ще 243 родини політв’язнів, цивільних заручниківі військовополонених. Причому багато з них — за декілька років перебуваннярідних у місцях несвободи.</text:p>
      <text:p text:style-name="P4">
Мінреінтеграції зазначило, що з початку року здійснило виплату держдопомогизвільненим з полону й сім’ям полонених на загальну суму 124,4 млн гривень.</text:p>
      <text:p text:style-name="P4">
Source: <text:a xlink:type="simple" xlink:href="https://armyinform.com.ua/2023/07/07/u-chervni-minreintegracziyi-pererahuvalo-421-mln-gryven-simyam-polonenyh/" text:style-name="Internet_20_link" text:visited-style-name="Visited_20_Internet_20_Link">
https://armyinform.com.ua/2023/07/07/u-chervni-minreintegracziyi-pererahuvalo-421-mln-gryven-simyam-polonenyh/</text:a>
</text:p>
      <!--NEWS-->
      <text:h text:style-name="P10" text:outline-level="1">
<text:span text:style-name="T4">
Україна на саміті у Вільнюсі може розраховувати на потужніший сигнал, ніж у Бухаресті – посол США</text:span>
</text:h>
      <text:p text:style-name="P4">
Authors: Ukrinform (Person)</text:p>
      <text:p text:style-name="P4">
Publisher: Укринформ (Organization)</text:p>
      <text:p text:style-name="P4">
Published Time: 2023-07-07T20:04:49+03:00</text:p>
      <text:p text:style-name="P4">
Modified Time: 2023-07-07T20:04:49+03:00</text:p>
      <text:p text:style-name="P4">
Description: Комюніке саміту НАТО у Вільнюсі міститиме відповідь на прагнення України щодо членства в Альянсі, яка відрізнятиметься від заяв Бухарестського саміту 2008 року про те, що Україна колись стане частиною Північноатлантичної спільноти. — Укрінформ.</text:p>
      <text:p text:style-name="P4">
Images: ['<text:a xlink:type="simple" xlink:href="https://static.ukrinform.com/photos/2022_02/thumb_files/630_360_1644941057-361.jpg" text:style-name="Internet_20_link" text:visited-style-name="Visited_20_Internet_20_Link">
630_360_16449...</text:a>
']</text:p>
      <text:p text:style-name="P4">
Tags: ['Саміт НАТО', 'США', 'Україна']</text:p>
      <text:p text:style-name="P4">
Type: Article</text:p>
      <!--METADATA-->
      <text:p text:style-name="P4">
<draw:frame draw:style-name="fr1" draw:name="Image220" text:anchor-type="as-char" svg:width="6.9236in" svg:height="3.956343in" draw:z-index="0">
<draw:image xlink:href="../Images/yкринформ/2023-07-07T20-04-49-03-00/630_360_1644941057-361.jpg" xlink:type="simple" xlink:show="embed" xlink:actuate="onLoad" draw:mime-type="image/jpeg"/>
</draw:frame>
 Комюнікесаміту НАТО у Вільнюсі міститиме відповідь на прагнення України щодо членствав Альянсі, яка відрізнятиметься від заяв Бухарестського саміту 2008 року проте, що Україна колись стане частиною Північноатлантичної спільноти.</text:p>
      <text:p text:style-name="P4">
Про це заявила на телефонному брифінгу постійна представниця США при НАТОпосол Джуліан Сміт, передає кореспондент Укрінформу.</text:p>
      <text:p text:style-name="P4">
«У комюніке ми порушимо питання прагнень України щодо членства, і над цимзараз працюють союзники по НАТО. Але це буде не просто повторення заяв уБухаресті, це буде інакше, ніж ми говорили у 2008 році», - зауважилапредставниця <text:a xlink:type="simple" xlink:href="https://www.ukrinform.ua/tag-ssa" text:style-name="Internet_20_link" text:visited-style-name="Visited_20_Internet_20_Link">
 США </text:a>
 .</text:p>
      <text:p text:style-name="P4">
Вона не стала вдаватися в деталі щодо змісту комюніке, оскільки документ іщеопрацьовується. Однак, за її словами, якщо Президент Володимир Зеленськийприїде на саміт, то побачить потужну підтримку відносин між Альянсом іУкраїною та цілий комплекс конкретних результатів, що «свідчитиме продовгострокову відданість Україні з боку НАТО».</text:p>
      <text:p text:style-name="P4">
Загалом, за словами дипломата, продовження підтримки України буде одним ізголовних фокусів уваги саміту. У цьому контексті вона зазначила, що очікується«пакет конкретних результатів» як у контексті довгострокової допомоги ЗСУ,зокрема в питаннях військової модернізації, так і щодо оперативної сумісності.Крім того, очікується спільна робота у сфері політичних відносин.</text:p>
      <text:p text:style-name="P4">
У цьому зв’язку Сміт нагадала про створення Ради Україна-НАТО, у якомувідбуватиметься важлива частина взаємодії.</text:p>
      <text:p text:style-name="P4">
<text:span text:style-name="T4">
Читайте також:</text:span>
 <text:a xlink:type="simple" xlink:href="https://www.ukrinform.ua/rubric-polytics/3732853-gensek-nato-ukraina-na-moment-zaversenna-vijni-mae-otrimati-zapobizniki-vid-povtorenna-ataki-rf.html" text:style-name="Internet_20_link" text:visited-style-name="Visited_20_Internet_20_Link">
 Генсек <text:span text:style-name="T4">
НАТО</text:span>
 : Україна на момент завершення війни маєотримати запобіжники від повторення атаки РФ</text:a>
</text:p>
      <text:p text:style-name="P4">
Як повідомляв Укрінформ, 11-12 липня у Вільнюсі проходитиме саміт НАТО.Україна від цієї зустрічі очікує конкретних рішень щодо визначення її шляху дочленства в НАТО та щодо надання гарантій безпеки для запобігання повтореннюросійської агресії.</text:p>
      <text:p text:style-name="P4">
<text:span text:style-name="T5">
Фото: EPA</text:span>
</text:p>
      <text:p text:style-name="P4">
Source: <text:a xlink:type="simple" xlink:href="https://www.ukrinform.ua/rubric-polytics/3732938-ukraina-na-samiti-u-vilnusi-moze-rozrahovuvati-na-potuznisij-signal-niz-u-buharesti-posol-ssa.html" text:style-name="Internet_20_link" text:visited-style-name="Visited_20_Internet_20_Link">
https://www.ukrinform.ua/rubric-polytics/3732938-ukraina-na-samiti-u-vilnusi-moze-rozrahovuvati-na-potuznisij-signal-niz-u-buharesti-posol-ssa.html</text:a>
</text:p>
      <!--NEWS-->
      <text:h text:style-name="P10" text:outline-level="1">
<text:span text:style-name="T4">
Mondelez, Mars і PepsiCo торік мали «шалені продажі» у Росії - ЗМІ</text:span>
</text:h>
      <text:p text:style-name="P4">
Authors: Ukrinform (Person)</text:p>
      <text:p text:style-name="P4">
Publisher: Укринформ (Organization)</text:p>
      <text:p text:style-name="P4">
Published Time: 2023-07-07T20:09:00+03:00</text:p>
      <text:p text:style-name="P4">
Modified Time: 2023-07-07T20:09:00+03:00</text:p>
      <text:p text:style-name="P4">
Description: Компанії Mondelez, Mars Inc. та PepsiCo Inc. мали «шалені продажі» в Росії у 2022 році після заяв про скорочення обсягів продажу своїх товарів у країні-агресорі. — Укрінформ.</text:p>
      <text:p text:style-name="P4">
Images: ['<text:a xlink:type="simple" xlink:href="https://static.ukrinform.com/photos/2023_05/thumb_files/630_360_1685023311-424.jpg" text:style-name="Internet_20_link" text:visited-style-name="Visited_20_Internet_20_Link">
630_360_16850...</text:a>
']</text:p>
      <text:p text:style-name="P4">
Tags: ['Бізнес', 'PepsiCo', 'Росія']</text:p>
      <text:p text:style-name="P4">
Type: Article</text:p>
      <!--METADATA-->
      <text:p text:style-name="P4">
<draw:frame draw:style-name="fr1" draw:name="Image221" text:anchor-type="as-char" svg:width="6.9236in" svg:height="3.956343in" draw:z-index="0">
<draw:image xlink:href="../Images/yкринформ/2023-07-07T20-09-00-03-00/630_360_1685023311-424.jpg" xlink:type="simple" xlink:show="embed" xlink:actuate="onLoad" draw:mime-type="image/jpeg"/>
</draw:frame>
 КомпаніїMondelez, Mars Inc. та PepsiCo Inc. мали «шалені продажі» в Росії у 2022 роціпісля заяв про скорочення обсягів продажу своїх товарів у країні-агресорі.</text:p>
      <text:p text:style-name="P4">
Як передає Укрінформ, про це повідомляє <text:a xlink:type="simple" xlink:href="https://www.bloomberg.com/news/articles/2023-07-07/pepsico-mars-see-business-boom-in-russia-after-staying-behind" text:style-name="Internet_20_link" text:visited-style-name="Visited_20_Internet_20_Link">
 Bloomberg.</text:a>
</text:p>
      <text:p text:style-name="P4">
Видання посилається на дані податкової служби РФ, згідно з якими обсягипродажу компанії Mondelez Rus’ зросли минулого року на 38% - до 1,1 млрд дол.Порівняно з 2021 роком компанія збільшила загальний прибуток більш як удвічі,йдеться у публікації.</text:p>
      <text:p text:style-name="P4">
У річному звіті Mondelez заявила, що зростання прибутків пов’язане зціноутворенням, збільшенням обсягів і призупиненням реклами, а також додала,що на Росію припадало 4% консолідованих прибутків компанії.</text:p>
      <text:p text:style-name="P4">
Компанія Mars торік зафіксувала зростання обсягів продажу на російському ринкуна 14% (177 млрд рублів), тоді як прибуток зріс майже на 60% - до 27 млрдрублів.</text:p>
      <text:p text:style-name="P4">
<text:span text:style-name="T4">
Читайте також:</text:span>
 <text:a xlink:type="simple" xlink:href="https://www.ukrinform.ua/rubric-economy/3708492-unilever-prodovzue-zaroblati-grosi-v-rosii-na-mili-ta-izi.html" text:style-name="Internet_20_link" text:visited-style-name="Visited_20_Internet_20_Link">
 <text:span text:style-name="T4">
Unilever</text:span>
 продовжує заробляти гроші в росії на милі таїжі </text:a>
</text:p>
      <text:p text:style-name="P4">
Доходи PepsiCo у РФ зросли на 16%, а прибуток компанії збільшився учетверо. Заданими виробника солодких напоїв, продажі у Росії склали 5% консолідованогочистого доходу за 2022 рік, роком раніше вони становили 4%.</text:p>
      <text:p text:style-name="P4">
Американські компанії не залишили російський ринок, оскільки вони не єпідсанкційними, водночас усі три заявили, що продаватимуть лише «необхідні»продукти, зазначає видання.</text:p>
      <text:p text:style-name="P4">
Гендиректор <text:a xlink:type="simple" xlink:href="https://www.ukrinform.ua/tag-pepsico" text:style-name="Internet_20_link" text:visited-style-name="Visited_20_Internet_20_Link">
 PepsiCo </text:a>
 Рамон Лагуартазаявив у вересні про призупинення продажу міжнародних брендів, зокрема 7Up таPepsi у Росії.</text:p>
      <text:p text:style-name="P4">
Mondelez заявила у червні про скорочення діяльності, припинення новихкапіталовкладень, запуску нових продуктів та витрат на рекламу в російськихЗМІ.</text:p>
      <text:p text:style-name="P4">
Глобальний президент Mars Wringley Ендрю Кларк теж заявив, що Mars мінімізуєсвою діяльність у Росії.</text:p>
      <text:p text:style-name="P4">
Як повідомляв Укрінформ, <text:a xlink:type="simple" xlink:href="https://www.ukrinform.ua/rubric-economy/3732372-rajffajzen-bank-vidklav-plani-vihodu-z-rosii-reuters.html" text:style-name="Internet_20_link" text:visited-style-name="Visited_20_Internet_20_Link">
 Райффайзен Банк Інтернешнл (RBI) відклав планизалишити Росію. </text:a>
</text:p>
      <text:p text:style-name="P4">
Source: <text:a xlink:type="simple" xlink:href="https://www.ukrinform.ua/rubric-world/3732940-mondelez-mars-i-pepsico-torik-mali-saleni-prodazi-u-rosii-zmi.html" text:style-name="Internet_20_link" text:visited-style-name="Visited_20_Internet_20_Link">
https://www.ukrinform.ua/rubric-world/3732940-mondelez-mars-i-pepsico-torik-mali-saleni-prodazi-u-rosii-zmi.html</text:a>
</text:p>
      <!--NEWS-->
      <text:h text:style-name="P10" text:outline-level="1">
<text:span text:style-name="T4">
«Дударик» на фестивалі у Латвії виконав Гімн України із 15 тисячами хористів</text:span>
</text:h>
      <text:p text:style-name="P4">
Authors: Ukrinform (Person)</text:p>
      <text:p text:style-name="P4">
Publisher: Укринформ (Organization)</text:p>
      <text:p text:style-name="P4">
Published Time: 2023-07-07T20:15:00+03:00</text:p>
      <text:p text:style-name="P4">
Modified Time: 2023-07-07T20:15:00+03:00</text:p>
      <text:p text:style-name="P4">
Description: Львівська національна академічна чоловіча хорова капела «Дударик» бере участь у ювілейному 150 хоровому фестивалі у місті Рига (Латвія). Український колектив виконав Гімн України із 15 000 хористів. — Укрінформ.</text:p>
      <text:p text:style-name="P4">
Images: ['<text:a xlink:type="simple" xlink:href="https://static.ukrinform.com/photos/2023_07/thumb_files/630_360_1688749688-958.jpg" text:style-name="Internet_20_link" text:visited-style-name="Visited_20_Internet_20_Link">
630_360_16887...</text:a>
']</text:p>
      <text:p text:style-name="P4">
Tags: ['Гімн', 'Латвія', 'Музика', 'Україна', 'Капела']</text:p>
      <text:p text:style-name="P4">
Type: Article</text:p>
      <!--METADATA-->
      <text:p text:style-name="P4">
<draw:frame draw:style-name="fr1" draw:name="Image222" text:anchor-type="as-char" svg:width="6.9236in" svg:height="3.956343in" draw:z-index="0">
<draw:image xlink:href="../Images/yкринформ/2023-07-07T20-15-00-03-00/630_360_1688749688-958.jpg" xlink:type="simple" xlink:show="embed" xlink:actuate="onLoad" draw:mime-type="image/jpeg"/>
</draw:frame>
 Львівськанаціональна академічна чоловіча хорова капела «Дударик» бере участь уювілейному 150 хоровому фестивалі у місті Рига (Латвія). Український колективвиконав Гімн України із 15 000 хористів.</text:p>
      <text:p text:style-name="P4">
Про це кореспондентові Укрінформу повідомила пресслужба капели.</text:p>
      <text:p text:style-name="P4">
_<text:span text:style-name="T4">
Відео</text:span>
 : <text:a xlink:type="simple" xlink:href="https://www.youtube.com/watch" text:style-name="Internet_20_link" text:visited-style-name="Visited_20_Internet_20_Link">
 DudarykLviv </text:a>
 _</text:p>
      <text:p text:style-name="P4">
«До фестивалю прикута увага усієї Латвії і світової громадськості впродовжцілого тижня. І головним цьогорічним висловом (меседжем) є деклараціяпідтримки українського народу у боротьбі за незалежність і за саме існування.В такий спосіб Латвія промовляє до цілого цивілізованого світу - Перемога будеза Україною!", - наголосив керівник та диригент «Дударика» Дмитро Кацал.</text:p>
      <text:p text:style-name="P4">
 <text:span text:style-name="T5">
Фото: Львівськаоблрада</text:span>
</text:p>
      <text:p text:style-name="P4">
«Дударик» - єдиний закордонний колектив, запрошений на цю подію. Цей фестивальвважається найбільшою хоровою подією в світі. Окрім того, він є шедевром усноїі нематеріальної спадщини людства. Вселатвійське свято пісні і танцюпроводиться з 1873 року кожні п'ять років.</text:p>
      <text:p text:style-name="P4">
Одночасно на фестивалі збираються понад 40 тисяч виконавців.</text:p>
      <text:p text:style-name="P4">
<text:span text:style-name="T4">
Читайте також:</text:span>
 <text:a xlink:type="simple" xlink:href="https://www.ukrinform.ua/rubric-culture/3731927-u-pidzemelli-medzibizkogo-zamku-znali-klip-u-vikonanni-vosmiricnoi-skolarki.html" text:style-name="Internet_20_link" text:visited-style-name="Visited_20_Internet_20_Link">
 У підземеллі Меджибізького замку зняли <text:span text:style-name="T4">
кліп</text:span>
 увиконанні восьмирічної школярки </text:a>
</text:p>
      <text:p text:style-name="P4">
У репертуарі фестивалю - народні та класичні хорові <text:a xlink:type="simple" xlink:href="https://www.ukrinform.ua/tag-pisna" text:style-name="Internet_20_link" text:visited-style-name="Visited_20_Internet_20_Link">
 пісні</text:a>
 , які виконувалися акапельно, протеостаннім часом сучасні популярні пісні були теж включені в репертуар.</text:p>
      <text:p text:style-name="P4">
Як повідомляв Укрінформ, <text:a xlink:type="simple" xlink:href="https://www.ukrinform.ua/rubric-culture/3602117-nacionalna-kapela-dudarik-zibrala-kosti-na-bezpilotnik-dla-vijskovih.html" text:style-name="Internet_20_link" text:visited-style-name="Visited_20_Internet_20_Link">
 Національна капела «Дударик»</text:a>
 завдяки благодійномумистецькому марафону завершила збір коштів на безпілотник для 24 ОМБр іменіКороля Данила.</text:p>
      <text:p text:style-name="P4">
<text:span text:style-name="T5">
Фото: Львівська ОВА</text:span>
</text:p>
      <text:p text:style-name="P4">
Source: <text:a xlink:type="simple" xlink:href="https://www.ukrinform.ua/rubric-culture/3732944-dudarik-na-festivali-u-latvii-vikonav-gimn-ukraini-iz-15-tisacami-horistiv.html" text:style-name="Internet_20_link" text:visited-style-name="Visited_20_Internet_20_Link">
https://www.ukrinform.ua/rubric-culture/3732944-dudarik-na-festivali-u-latvii-vikonav-gimn-ukraini-iz-15-tisacami-horistiv.html</text:a>
</text:p>
      <!--NEWS-->
      <text:h text:style-name="P10" text:outline-level="1">
<text:span text:style-name="T4">
Зеленський прибув у Туреччину на переговори з Ердоганом</text:span>
</text:h>
      <text:p text:style-name="P4">
Authors: Ukrinform (Person)</text:p>
      <text:p text:style-name="P4">
Publisher: Укринформ (Organization)</text:p>
      <text:p text:style-name="P4">
Published Time: 2023-07-07T20:20:00+03:00</text:p>
      <text:p text:style-name="P4">
Modified Time: 2023-07-07T20:20:00+03:00</text:p>
      <text:p text:style-name="P4">
Description: Президент України Володимир Зеленський прибув до Туреччини, де з Президентом Реджепом Таїпом Ердоганом проведе переговор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Ердоган', 'Туреччина', 'Зеленський']</text:p>
      <text:p text:style-name="P4">
Type: Article</text:p>
      <!--METADATA-->
      <text:p text:style-name="P4">
<draw:frame draw:style-name="fr1" draw:name="Image224" text:anchor-type="as-char" svg:width="6.9236in" svg:height="3.956343in" draw:z-index="0">
<draw:image xlink:href="../Images/yкринформ/2023-07-07T20-20-00-03-00/630_360_1685119271-129.jpeg" xlink:type="simple" xlink:show="embed" xlink:actuate="onLoad" draw:mime-type="image/jpeg"/>
</draw:frame>
 ПрезидентУкраїни Володимир Зеленський прибув до Туреччини, де з Президентом РеджепомТаїпом Ердоганом проведе переговори.</text:p>
      <text:p text:style-name="P4">
Про це він написав у <text:a xlink:type="simple" xlink:href="https://t.me/V_Zelenskiy_official/6893" text:style-name="Internet_20_link" text:visited-style-name="Visited_20_Internet_20_Link">
 Телеграмі </text:a>
 ,передає Укрінформу.</text:p>
      <text:p text:style-name="P4">
«Завершуємо насичений день у Туреччині. Переговори з Президентом РеджепомТаїпом Ердоганом. Координація позицій по ФормулаМиру, саміту НАТО, гарантіямбезпеки та зерновій ініціативі. Відбудова України, оборонні контракти міжнашими підприємствами», - зазначив глава держави.</text:p>
      <text:p text:style-name="P4">
<text:span text:style-name="T4">
Читайте також:</text:span>
 <text:a xlink:type="simple" xlink:href="https://www.ukrinform.ua/rubric-polytics/3732568-zelenskij-ta-erdogan-zustrinutsa-sogodni-v-stambuli.html" text:style-name="Internet_20_link" text:visited-style-name="Visited_20_Internet_20_Link">
 <text:span text:style-name="T4">
Зеленський</text:span>
 та <text:span text:style-name="T4">
Ердоган</text:span>
 <text:span text:style-name="T4">
зустрінуться</text:span>
<text:span text:style-name="T4">
сьогодні</text:span>
 в <text:span text:style-name="T4">
Стамбулі</text:span>
 </text:a>
</text:p>
      <text:p text:style-name="P4">
Наприкінці зустрічі в Стамбулі очікується проведення пресконференції.</text:p>
      <text:p text:style-name="P4">
Як повідомляв Укрінформ, у п'ятницю Президент Володимир <text:a xlink:type="simple" xlink:href="http://www.ukrinform.ua/rubric-polytics/3732767-zelenskij-zustrivsa-z-prezidentkou-slovaccini.html" text:style-name="Internet_20_link" text:visited-style-name="Visited_20_Internet_20_Link">
 Зеленський мавзустріч із Президентом Словаччини </text:a>
 ЗузаноюЧапутовою, адже вдень перебував з візитом у Словаччині.</text:p>
      <text:p text:style-name="P4">
Раніше він відвідав <text:a xlink:type="simple" xlink:href="https://www.ukrinform.ua/rubric-polytics/3732479-zelenskij-zustricaetsa-z-prezidentom-cehii-pavelom.html" text:style-name="Internet_20_link" text:visited-style-name="Visited_20_Internet_20_Link">
 Чехію </text:a>
 таБолгарію.</text:p>
      <text:p text:style-name="P4">
<text:span text:style-name="T5">
Фото: ОП</text:span>
</text:p>
      <text:p text:style-name="P4">
Source: <text:a xlink:type="simple" xlink:href="https://www.ukrinform.ua/rubric-polytics/3732945-zelenskij-pribuv-u-tureccinu-na-peregovori-z-erdoganom.html" text:style-name="Internet_20_link" text:visited-style-name="Visited_20_Internet_20_Link">
https://www.ukrinform.ua/rubric-polytics/3732945-zelenskij-pribuv-u-tureccinu-na-peregovori-z-erdoganom.html</text:a>
</text:p>
      <!--NEWS-->
      <text:h text:style-name="P10" text:outline-level="1">
<text:span text:style-name="T4">
США підтримають реформи в Україні на шляху до НАТО - Білий дім</text:span>
</text:h>
      <text:p text:style-name="P4">
Authors: Ukrinform (Person)</text:p>
      <text:p text:style-name="P4">
Publisher: Укринформ (Organization)</text:p>
      <text:p text:style-name="P4">
Published Time: 2023-07-07T20:22:00+03:00</text:p>
      <text:p text:style-name="P4">
Modified Time: 2023-07-07T20:22:00+03:00</text:p>
      <text:p text:style-name="P4">
Description: Сполучені Штати дотримуються позиції, що Україна має відповідати всім стандартам НАТО перед набуттям членства, та націлені на продовження взаємодії з українською стороною, щоби вона могла виконати всі необхідні для цього реформи. — Укрінформ.</text:p>
      <text:p text:style-name="P4">
Images: ['<text:a xlink:type="simple" xlink:href="https://static.ukrinform.com/photos/2018_02/thumb_files/630_360_1519207950-5134.jpg" text:style-name="Internet_20_link" text:visited-style-name="Visited_20_Internet_20_Link">
630_360_15192...</text:a>
']</text:p>
      <text:p text:style-name="P4">
Tags: ['НАТО', 'США', 'Україна']</text:p>
      <text:p text:style-name="P4">
Type: Article</text:p>
      <!--METADATA-->
      <text:p text:style-name="P4">
<draw:frame draw:style-name="fr1" draw:name="Image225" text:anchor-type="as-char" svg:width="6.9236in" svg:height="3.956343in" draw:z-index="0">
<draw:image xlink:href="../Images/yкринформ/2023-07-07T20-22-00-03-00/630_360_1519207950-5134.jpg" xlink:type="simple" xlink:show="embed" xlink:actuate="onLoad" draw:mime-type="image/jpeg"/>
</draw:frame>
 СполученіШтати дотримуються позиції, що Україна має відповідати всім стандартам НАТОперед набуттям членства, та націлені на продовження взаємодії з українськоюстороною, щоби вона могла виконати всі необхідні для цього реформи.</text:p>
      <text:p text:style-name="P4">
Про це заявила під час онлайн-брифінгу старший директор Ради нацбезпеки Білогодому з питань Європи Аманда Слоат, передає кореспондент Укрінформу.</text:p>
      <text:p text:style-name="P4">
«Президент (Байден – ред.) висловився про це доволі прямо й сказав, що Українідоведеться провести реформи, щоби відповідати тим самим стандартам, що й будь-яка інша країна НАТО, перш ніж приєднатися», - зауважила Слоат.</text:p>
      <text:p text:style-name="P4">
За її словами, існують стандарти, які <text:a xlink:type="simple" xlink:href="https://www.ukrinform.ua/tag-nato" text:style-name="Internet_20_link" text:visited-style-name="Visited_20_Internet_20_Link">
 Альянс </text:a>
 встановлює для всіх членів, і Україна має їх досягти.</text:p>
      <text:p text:style-name="P4">
«І звісно ж, те, що ми продовжуємо робити зараз і робитимемо надалі, цепрацюватимемо з Україною, щоби бути певними, що вони здатні це зробити», -підкреслила Слоат.</text:p>
      <text:p text:style-name="P4">
<text:span text:style-name="T4">
Читайте також:</text:span>
 <text:a xlink:type="simple" xlink:href="https://www.ukrinform.ua/rubric-polytics/3729165-es-ne-mae-znizuvati-planku-sodo-clenstva-dla-ukraini-mzs-danii.html" text:style-name="Internet_20_link" text:visited-style-name="Visited_20_Internet_20_Link">
 ЄС не має «знижувати планку» щодо членства для України -МЗС Данії </text:a>
</text:p>
      <text:p text:style-name="P4">
Крім того, представниця адміністрації США повідомила, що тривають активніпереговори з Києвом, а також союзниками й партнерами щодо визначення гарантійбезпеки для України після завершення війни. У цьому зв’язку вона підкреслила,що Сполучені Штати віддані продовженню підтримки, якої потребують українці.</text:p>
      <text:p text:style-name="P4">
<text:span text:style-name="T4">
Читайте також:</text:span>
 <text:a xlink:type="simple" xlink:href="https://www.ukrinform.ua/rubric-world/3732798-u-bilomu-domi-prokomentuvali-peregovori-ekscinovnikiv-ssa-z-rosieu-pro-ukrainu.html" text:style-name="Internet_20_link" text:visited-style-name="Visited_20_Internet_20_Link">
 У Білому домі прокоментували переговори ексчиновників<text:span text:style-name="T4">
США</text:span>
 з Росією про Україну </text:a>
</text:p>
      <text:p text:style-name="P4">
«Тому ми обговорюємо з ними структури та формати, щоби мати можливість робитице ефективно», - зазначила представниця Білого дому.</text:p>
      <text:p text:style-name="P4">
Як повідомляв Укрінформ, за словами постійної представниці США при НАТО послаДжуліанн Смітт, <text:a xlink:type="simple" xlink:href="https://www.ukrinform.ua/rubric-polytics/3732938-ukraina-na-samiti-u-vilnusi-moze-rozrahovuvati-na-potuznisij-signal-niz-u-buharesti-posol-ssa.html" text:style-name="Internet_20_link" text:visited-style-name="Visited_20_Internet_20_Link">
 Україна на саміті в Вільнюсі може розраховувати на більшпотужний сигнал з боку Альянсу </text:a>
 , ніж у 2008 році на зустрічі вБухаресті.</text:p>
      <text:p text:style-name="P4">
Source: <text:a xlink:type="simple" xlink:href="https://www.ukrinform.ua/rubric-polytics/3732947-ssa-pidtrimaut-reformi-v-ukraini-na-slahu-do-nato-bilij-dim.html" text:style-name="Internet_20_link" text:visited-style-name="Visited_20_Internet_20_Link">
https://www.ukrinform.ua/rubric-polytics/3732947-ssa-pidtrimaut-reformi-v-ukraini-na-slahu-do-nato-bilij-dim.html</text:a>
</text:p>
      <!--NEWS-->
      <text:h text:style-name="P10" text:outline-level="1">
<text:span text:style-name="T4">
На Бахмутському напрямку Сили оборони просунулися на півдні ще більш як на кілометр - Маляр</text:span>
</text:h>
      <text:p text:style-name="P4">
Authors: Ukrinform (Person)</text:p>
      <text:p text:style-name="P4">
Publisher: Укринформ (Organization)</text:p>
      <text:p text:style-name="P4">
Published Time: 2023-07-07T20:23:00+03:00</text:p>
      <text:p text:style-name="P4">
Modified Time: 2023-07-07T20:23:00+03:00</text:p>
      <text:p text:style-name="P4">
Description: На Бахмутському напрямку на південному флангу є просування по декількох ділянках — понад кілометр. На північному флангу - бої без зміни положень. — Укрінформ.</text:p>
      <text:p text:style-name="P4">
Images: ['<text:a xlink:type="simple" xlink:href="https://static.ukrinform.com/photos/2022_03/thumb_files/630_360_1648629925-771.jpg" text:style-name="Internet_20_link" text:visited-style-name="Visited_20_Internet_20_Link">
630_360_16486...</text:a>
']</text:p>
      <text:p text:style-name="P4">
Tags: ['Міноборони', 'ЗСУ', 'Війна з Росією', 'Ганна Маляр']</text:p>
      <text:p text:style-name="P4">
Type: Article</text:p>
      <!--METADATA-->
      <text:p text:style-name="P4">
<draw:frame draw:style-name="fr1" draw:name="Image226" text:anchor-type="as-char" svg:width="6.9236in" svg:height="3.956343in" draw:z-index="0">
<draw:image xlink:href="../Images/yкринформ/2023-07-07T20-23-00-03-00/630_360_1648629925-771.jpg" xlink:type="simple" xlink:show="embed" xlink:actuate="onLoad" draw:mime-type="image/jpeg"/>
</draw:frame>
 НаБахмутському напрямку на південному флангу є просування по декількох ділянках— понад кілометр. На північному флангу - бої без зміни положень.</text:p>
      <text:p text:style-name="P4">
Як передає Укрінформ, про це заступниця міністра оборони Ганна Малярповідомила в <text:a xlink:type="simple" xlink:href="https://t.me/annamaliar/917" text:style-name="Internet_20_link" text:visited-style-name="Visited_20_Internet_20_Link">
 Телеграмі </text:a>
 .</text:p>
      <text:p text:style-name="P4">
"У самому Бахмуті ворог фактично в пастці. Наші війська максимально ускладнилипересування ворога та унеможливили вихід", — зауважила представниця <text:a xlink:type="simple" xlink:href="https://www.ukrinform.ua/tag-minoboroni" text:style-name="Internet_20_link" text:visited-style-name="Visited_20_Internet_20_Link">
Міноборони </text:a>
 .</text:p>
      <text:p text:style-name="P4">
Обстріли з обох боків тривають.</text:p>
      <text:p text:style-name="P4">
Крім того, Сили оборони продовжують наступальні дії на Мелітопольському таБердянському напрямках, скрізь тривають "гарячі бої".</text:p>
      <text:p text:style-name="P4">
<text:span text:style-name="T4">
Читайте також:</text:span>
 <text:a xlink:type="simple" xlink:href="https://www.ukrinform.ua/rubric-ato/3732733-na-bahmutskomu-napramku-zsu-prosunulisa-i-povernuli-ranise-zahopleni-teritorii-sirskij.html" text:style-name="Internet_20_link" text:visited-style-name="Visited_20_Internet_20_Link">
 На Бахмутському напрямку ЗСУ просунулися і повернулираніше захоплені території </text:a>
</text:p>
      <text:p text:style-name="P4">
Українські захисники закріплюються на досягнутих рубежах, здійснюють заходиконтрбатарейної боротьби.</text:p>
      <text:p text:style-name="P4">
"Крім того наші оборонці фактично перемолочують там зараз техніку та озброєнняворога, знищують склади зброї, вражають місця компактного знаходженняросійських військових — відчутно зменшуючи таким чином наступальні та оборонніспроможності ворога", — додала заступниця міністра.</text:p>
      <text:p text:style-name="P4">
За даними Маляр, на півдні через значні втрати у живій силі деякі російськіпідрозділи відмовляються від участі в боях.</text:p>
      <text:p text:style-name="P4">
"Співвідношення безповоротних втрат на півдні - 1 до 5,3. Тобто у ворога напівдні гине військовослужбовців у 5,3 рази більше ніж у нас", — зазначилавона.</text:p>
      <text:p text:style-name="P4">
<text:span text:style-name="T4">
Читайте також:</text:span>
 <text:a xlink:type="simple" xlink:href="https://www.ukrinform.ua/rubric-ato/3732844-sili-oboroni-prosuvautsa-na-tavrijskomu-napramku-rosiani-za-dobu-vtratili-majze-dvi-roti.html" text:style-name="Internet_20_link" text:visited-style-name="Visited_20_Internet_20_Link">
 <text:span text:style-name="T4">
Сили</text:span>
 <text:span text:style-name="T4">
оборони</text:span>
 просуваються на Таврійськомунапрямку, росіяни за добу втратили майже дві роти</text:a>
</text:p>
      <text:p text:style-name="P4">
На сході, додала Маляр, загарбники продовжують наступати на Авдіівському,Мар‘їнському, Куп‘янському, Лиманському й Сватівському напрямках, безуспішнонамагаються прорвати оборону. Скрізь тривають "гарячі бої" без зміни положень.</text:p>
      <text:p text:style-name="P4">
Як повідомляв Укрінформ, російські загарбники <text:a xlink:type="simple" xlink:href="https://www.ukrinform.ua/rubric-ato/3732921-vorog-zoserediv-zusilla-na-pati-napramkah-jdut-vazki-boi.html" text:style-name="Internet_20_link" text:visited-style-name="Visited_20_Internet_20_Link">
 зосередили зусилля</text:a>
 на п’яти напрямках, йдуть важкі бої.</text:p>
      <text:p text:style-name="P4">
Source: <text:a xlink:type="simple" xlink:href="https://www.ukrinform.ua/rubric-ato/3732948-na-bahmutskomu-napramku-sili-oboroni-prosunulisa-na-pivdni-se-bils-ak-na-kilometr-malar.html" text:style-name="Internet_20_link" text:visited-style-name="Visited_20_Internet_20_Link">
https://www.ukrinform.ua/rubric-ato/3732948-na-bahmutskomu-napramku-sili-oboroni-prosunulisa-na-pivdni-se-bils-ak-na-kilometr-malar.html</text:a>
</text:p>
      <!--NEWS-->
      <text:h text:style-name="P10" text:outline-level="1">
<text:span text:style-name="T4">
У Пакистані відбулися акції протесту після спалення Корану у Швеції</text:span>
</text:h>
      <text:p text:style-name="P4">
Authors: Ukrinform (Person)</text:p>
      <text:p text:style-name="P4">
Publisher: Укринформ (Organization)</text:p>
      <text:p text:style-name="P4">
Published Time: 2023-07-07T20:39:00+03:00</text:p>
      <text:p text:style-name="P4">
Modified Time: 2023-07-07T20:39:00+03:00</text:p>
      <text:p text:style-name="P4">
Description: Віряни Пакистану в п’ятницю, в День святості Корану, провели антишведські мітинги після спалення священної книги мусульман у європейській країні. — Укрінформ.</text:p>
      <text:p text:style-name="P4">
Images: ['<text:a xlink:type="simple" xlink:href="https://static.ukrinform.com/photos/2023_07/thumb_files/630_360_1688740670-839.jpg" text:style-name="Internet_20_link" text:visited-style-name="Visited_20_Internet_20_Link">
630_360_16887...</text:a>
']</text:p>
      <text:p text:style-name="P4">
Tags: ['Пакистан', 'Протест', 'Швеція', 'Коран']</text:p>
      <text:p text:style-name="P4">
Type: Article</text:p>
      <!--METADATA-->
      <text:p text:style-name="P4">
<draw:frame draw:style-name="fr1" draw:name="Image227" text:anchor-type="as-char" svg:width="6.9236in" svg:height="3.956343in" draw:z-index="0">
<draw:image xlink:href="../Images/yкринформ/2023-07-07T20-39-00-03-00/630_360_1688740670-839.jpg" xlink:type="simple" xlink:show="embed" xlink:actuate="onLoad" draw:mime-type="image/jpeg"/>
</draw:frame>
 ВіряниПакистану в п’ятницю, в День святості Корану, провели антишведські мітингипісля спалення священної книги мусульман у європейській країні.</text:p>
      <text:p text:style-name="P4">
Як передає Укрінформ, про це повідомляє <text:a xlink:type="simple" xlink:href="https://apnews.com/article/pakistan-protest-quran-burning-sweden-sharif-muslim-741c64e2500220f740e6ac17d7eb21f3" text:style-name="Internet_20_link" text:visited-style-name="Visited_20_Internet_20_Link">
 Associated Press.</text:a>
</text:p>
      <text:p text:style-name="P4">
Найбільші акції протесту очікувалися у містах Лахор та Карачі.</text:p>
      <text:p text:style-name="P4">
У столиці Ісламабаді юристи з копіями <text:a xlink:type="simple" xlink:href="https://www.ukrinform.ua/tag-koran" text:style-name="Internet_20_link" text:visited-style-name="Visited_20_Internet_20_Link">
 Корану </text:a>
 протестували перед Верховним судом, тоді як віряни проводили невеликімітинги біля мечетей, вимагаючи розриву дипломатичних відносин зі Швецією.</text:p>
      <text:p text:style-name="P4">
Група християнської меншини на північному заході Пакистану теж провела мітингз метою засудження спалення Корану.</text:p>
      <text:p text:style-name="P4">
<text:span text:style-name="T4">
Читайте також:</text:span>
 <text:a xlink:type="simple" xlink:href="https://www.ukrinform.ua/rubric-world/3730223-u-es-zasudili-akciu-zi-spalennam-koranu-u-svecii.html" text:style-name="Internet_20_link" text:visited-style-name="Visited_20_Internet_20_Link">
 У ЄС засудили акцію зі спаленням <text:span text:style-name="T4">
Коран</text:span>
 у у Швеції</text:a>
</text:p>
      <text:p text:style-name="P4">
Великі мітинги були проведені прихильниками головної радикально-ісламістськоїпартії Пакистану «Джамаат-і-ісламі Пакистан» у таких великих містах країни, якЛахор, Карачі, Пешавар і Кветту.</text:p>
      <text:p text:style-name="P4">
Як повідомлялося, шведська влада дозволила провести демонстрацію біля мечеті вСтокгольмі 28 червня – в день початку мусульманського свята Курбан-байрам –під час якої спалили копію Корану.</text:p>
      <text:p text:style-name="P4">
Станом на 7 липня, стало відомо, що <text:a xlink:type="simple" xlink:href="https://www.ukrinform.ua/rubric-world/3732529-vlada-svecii-moze-zaboroniti-publicni-spalenna-koranu.html" text:style-name="Internet_20_link" text:visited-style-name="Visited_20_Internet_20_Link">
 уряд Швеції розглядає можливістьзаборонити публічне спалення священних книг </text:a>
 ,оскільки нещодавні подібні інциденти з Кораном завдали шкоди безпеці держави.</text:p>
      <text:p text:style-name="P4">
<text:span text:style-name="T5">
Фото: Shutterstock</text:span>
</text:p>
      <text:p text:style-name="P4">
Source: <text:a xlink:type="simple" xlink:href="https://www.ukrinform.ua/rubric-world/3732876-u-pakistani-vidbulisa-akcii-protestu-pisla-spalenna-koranu-u-svecii.html" text:style-name="Internet_20_link" text:visited-style-name="Visited_20_Internet_20_Link">
https://www.ukrinform.ua/rubric-world/3732876-u-pakistani-vidbulisa-akcii-protestu-pisla-spalenna-koranu-u-svecii.html</text:a>
</text:p>
      <!--NEWS-->
      <text:h text:style-name="P10" text:outline-level="1">
<text:span text:style-name="T4">
НБУ у червні застосував санкції до 30 банківських установ</text:span>
</text:h>
      <text:p text:style-name="P4">
Authors: Ukrinform (Person)</text:p>
      <text:p text:style-name="P4">
Publisher: Укринформ (Organization)</text:p>
      <text:p text:style-name="P4">
Published Time: 2023-07-07T20:39:28+03:00</text:p>
      <text:p text:style-name="P4">
Modified Time: 2023-07-07T20:39:28+03:00</text:p>
      <text:p text:style-name="P4">
Description: Національний банк у червні застосував до 30 небанківських фінансових установ заходи впливу за порушення у сфері фінмоніторингу та валютного законодавства. — Укрінформ.</text:p>
      <text:p text:style-name="P4">
Images: ['<text:a xlink:type="simple" xlink:href="https://static.ukrinform.com/photos/2016_10/thumb_files/630_360_1477322592-6903.jpg" text:style-name="Internet_20_link" text:visited-style-name="Visited_20_Internet_20_Link">
630_360_14773...</text:a>
']</text:p>
      <text:p text:style-name="P4">
Tags: ['Банк', 'Нацбанк', 'Штраф']</text:p>
      <text:p text:style-name="P4">
Type: Article</text:p>
      <!--METADATA-->
      <text:p text:style-name="P4">
<draw:frame draw:style-name="fr1" draw:name="Image228" text:anchor-type="as-char" svg:width="6.9236in" svg:height="3.956343in" draw:z-index="0">
<draw:image xlink:href="../Images/yкринформ/2023-07-07T20-39-28-03-00/630_360_1477322592-6903.jpg" xlink:type="simple" xlink:show="embed" xlink:actuate="onLoad" draw:mime-type="image/jpeg"/>
</draw:frame>
Національний банк у червні застосував до 30 небанківських фінансових установзаходи впливу за порушення у сфері фінмоніторингу та валютного законодавства.</text:p>
      <text:p text:style-name="P4">
Про це повідомляє пресслужба <text:a xlink:type="simple" xlink:href="https://bank.gov.ua/ua/news/all/natsionalniy-bank-u-chervni-zastosuvav-do-tridtsyati--nebankivskih-finansovih-ustanov-zahodi-vplivu-za-porushennya-u-sferi-finmonitoringu-ta-valyutnogo-zakonodavstva" text:style-name="Internet_20_link" text:visited-style-name="Visited_20_Internet_20_Link">
 НБУ</text:a>
 , передає Укрінформ.</text:p>
      <text:p text:style-name="P4">
Як зазначається, йдеться про порушення законодавства у сфері запобігання тапротидії легалізації (відмиванню) доходів, одержаних злочинним шляхом,фінансуванню тероризму та фінансуванню розповсюдження зброї масового знищення,а також вимог валютного законодавства.</text:p>
      <text:p text:style-name="P4">
Зокрема, на ТОВ “ФК “Є Гроші Комˮ накладено штраф у розмірі 1 266 096 грн запорушення вимог пункту 2 частини другої статті 8 Закону “Про запобігання тапротидію легалізації (відмиванню) доходів, одержаних злочинним шляхом,фінансуванню тероризму та фінансуванню розповсюдження зброї масового знищенняˮу частині невиконання обов’язку забезпечити належну організацію та проведенняпервинного фінансового моніторингу.</text:p>
      <text:p text:style-name="P4">
На АТ “ФК “Аверсˮ накладено штраф у розмірі 500 тис. грн за порушення вимогвалютного законодавства.</text:p>
      <text:p text:style-name="P4">
<text:span text:style-name="T4">
Читайте також:</text:span>
 <text:a xlink:type="simple" xlink:href="https://www.ukrinform.ua/rubric-economy/3732706-nacbank-fiksue-podalse-zrostanna-stavok-za-grivnevimi-depozitami.html" text:style-name="Internet_20_link" text:visited-style-name="Visited_20_Internet_20_Link">
 Нацбанк фіксує подальше зростання ставок за гривневимидепозитами </text:a>
</text:p>
      <text:p text:style-name="P4">
За неналежне виконання обов’язку своєчасно та в повному обсязі подавати назапити регулятора інформації, необхідної для здійснення нагляду у сферізапобігання та протидії легалізації (відмиванню) доходів, штраф у розмірі 391тис. грн накладено на ПрАТ “СК “Київська Русьˮ, тощо.</text:p>
      <text:p text:style-name="P4">
Як повідомлялося, <text:a xlink:type="simple" xlink:href="https://www.ukrinform.ua/tag-nacbank" text:style-name="Internet_20_link" text:visited-style-name="Visited_20_Internet_20_Link">
 Нацбанк </text:a>
 застосувавштраф до ТОВ "Укрборг" <text:a xlink:type="simple" xlink:href="https://www.ukrinform.ua/rubric-economy/3684997-nacbank-ostrafuvav-kolektorsku-kompaniu-za-neeticnu-povedinku.html" text:style-name="Internet_20_link" text:visited-style-name="Visited_20_Internet_20_Link">
 у розмірі 51 тис. грн</text:a>
 за порушення вимог щодоетичної поведінки.</text:p>
      <text:p text:style-name="P4">
Source: <text:a xlink:type="simple" xlink:href="https://www.ukrinform.ua/rubric-economy/3732950-nbu-u-cervni-zastosuvav-sankcii-do-30-bankivskih-ustanov.html" text:style-name="Internet_20_link" text:visited-style-name="Visited_20_Internet_20_Link">
https://www.ukrinform.ua/rubric-economy/3732950-nbu-u-cervni-zastosuvav-sankcii-do-30-bankivskih-ustanov.html</text:a>
</text:p>
      <!--NEWS-->
      <text:h text:style-name="P10" text:outline-level="1">
<text:span text:style-name="T4">
На Київщині внаслідок негоди знеструмлені 50 населених пунктів</text:span>
</text:h>
      <text:p text:style-name="P4">
Authors: Ukrinform (Person)</text:p>
      <text:p text:style-name="P4">
Publisher: Укринформ (Organization)</text:p>
      <text:p text:style-name="P4">
Published Time: 2023-07-07T20:44:00+03:00</text:p>
      <text:p text:style-name="P4">
Modified Time: 2023-07-07T20:44:00+03:00</text:p>
      <text:p text:style-name="P4">
Description: У Київській області внаслідок негоди знеструмлено 50 населених пунктів, 12 з них - повністю. — Укрінформ.</text:p>
      <text:p text:style-name="P4">
Images: ['<text:a xlink:type="simple" xlink:href="https://static.ukrinform.com/photos/2022_11/thumb_files/630_360_1667456465-704.jpg" text:style-name="Internet_20_link" text:visited-style-name="Visited_20_Internet_20_Link">
630_360_16674...</text:a>
']</text:p>
      <text:p text:style-name="P4">
Tags: ['Електроенергія', 'Київщина', 'Негода']</text:p>
      <text:p text:style-name="P4">
Type: Article</text:p>
      <!--METADATA-->
      <text:p text:style-name="P4">
<draw:frame draw:style-name="fr1" draw:name="Image229" text:anchor-type="as-char" svg:width="6.9236in" svg:height="3.956343in" draw:z-index="0">
<draw:image xlink:href="../Images/yкринформ/2023-07-07T20-44-00-03-00/630_360_1667456465-704.jpg" xlink:type="simple" xlink:show="embed" xlink:actuate="onLoad" draw:mime-type="image/jpeg"/>
</draw:frame>
 УКиївській області внаслідок негоди знеструмлено 50 населених пунктів, 12 з них- повністю.</text:p>
      <text:p text:style-name="P4">
Про це повідомляє компанія "ДТЕК Київські регіональні електромережі" у <text:a xlink:type="simple" xlink:href="https://www.facebook.com/dtekkrem/posts/pfbid0yTdQfpJqVYSkfEiThdderjTPnwq5Ez5SncxHVb1SS5igaXNR5RhchytBjhL4omaBl" text:style-name="Internet_20_link" text:visited-style-name="Visited_20_Internet_20_Link">
Фейсбуці</text:a>
 , передає Укрінформ.</text:p>
      <text:p text:style-name="P4">
"На жаль, в області через нову хвилю негоди ввечері 7 липня зафіксованідодаткові аварійні відключення. Без <text:a xlink:type="simple" xlink:href="https://www.ukrinform.ua/tag-elektroenergia" text:style-name="Internet_20_link" text:visited-style-name="Visited_20_Internet_20_Link">
 світла </text:a>
 наразі 12 населених пунктів повністю та 38 — частково", -йдеться у повідомленні.</text:p>
      <text:p text:style-name="P4">
За інформацією оператора, залишаються пошкодженими 27 повітряних ліній і 722трансформаторні підстанції.</text:p>
      <text:p text:style-name="P4">
"Дуже багато поривів мереж через масове падіння дерев. Найбільше пошкодженихліній у Бучанському, Обухівському, Вишгородському та Бориспільскому районах",- зауважили у компанії.</text:p>
      <text:p text:style-name="P4">
<text:span text:style-name="T4">
Читайте також:</text:span>
 <text:a xlink:type="simple" xlink:href="https://www.ukrinform.ua/rubric-regions/3732755-negoda-na-prikarpatti-pidtopleni-400-dvoriv-ratuvalniki-evakuuvali-ponad-30-ludej.html" text:style-name="Internet_20_link" text:visited-style-name="Visited_20_Internet_20_Link">
 Негода на Прикарпатті підтопила сотні будинків,рятувальники евакуювали понад 30 людей </text:a>
</text:p>
      <text:p text:style-name="P4">
До ліквідації наслідків негоди залучені понад 500 спеціалістів у складі 152бригад та понад 200 одиниць спецтехніки, зазначає оператор.</text:p>
      <text:p text:style-name="P4">
Як повідомлялося, за інформацією Міненерго, в Україні внаслідок масштабногогрозового шторму в 11 областях були знеструмлені 710 населених пунктів.</text:p>
      <text:p text:style-name="P4">
Source: <text:a xlink:type="simple" xlink:href="https://www.ukrinform.ua/rubric-regions/3732952-na-kiivsini-vnaslidok-negodi-znestrumleni-50-naselenih-punktiv.html" text:style-name="Internet_20_link" text:visited-style-name="Visited_20_Internet_20_Link">
https://www.ukrinform.ua/rubric-regions/3732952-na-kiivsini-vnaslidok-negodi-znestrumleni-50-naselenih-punktiv.html</text:a>
</text:p>
      <!--NEWS-->
      <text:h text:style-name="P10" text:outline-level="1">
<text:span text:style-name="T4">
Спецтрибунал щодо агресії РФ проти України має бути в Гаазі - посол</text:span>
</text:h>
      <text:p text:style-name="P4">
Authors: Ukrinform (Person)</text:p>
      <text:p text:style-name="P4">
Publisher: Укринформ (Organization)</text:p>
      <text:p text:style-name="P4">
Published Time: 2023-07-07T20:46:36+03:00</text:p>
      <text:p text:style-name="P4">
Modified Time: 2023-07-07T20:46:36+03:00</text:p>
      <text:p text:style-name="P4">
Description: Спеціальний трибунал щодо злочину агресії Росії проти України має бути в Гаазі. — Укрінформ.</text:p>
      <text:p text:style-name="P4">
Images: ['<text:a xlink:type="simple" xlink:href="https://static.ukrinform.com/photos/2023_07/thumb_files/630_360_1688742781-334.jpg" text:style-name="Internet_20_link" text:visited-style-name="Visited_20_Internet_20_Link">
630_360_16887...</text:a>
']</text:p>
      <text:p text:style-name="P4">
Tags: ['Гаага', 'Трибунал', 'Україна', 'Агресія РФ', 'Воєнні злочини']</text:p>
      <text:p text:style-name="P4">
Type: Article</text:p>
      <!--METADATA-->
      <text:p text:style-name="P4">
<draw:frame draw:style-name="fr1" draw:name="Image230" text:anchor-type="as-char" svg:width="6.9236in" svg:height="3.956343in" draw:z-index="0">
<draw:image xlink:href="../Images/yкринформ/2023-07-07T20-46-36-03-00/630_360_1688742781-334.jpg" xlink:type="simple" xlink:show="embed" xlink:actuate="onLoad" draw:mime-type="image/jpeg"/>
</draw:frame>
Спеціальний трибунал щодо злочину агресії Росії проти України має бути вГаазі.</text:p>
      <text:p text:style-name="P4">
Про це посол України в Нідерландах Олександр Карасевич сказав в ексклюзивномукоментарі кореспондентові Укрінформу в Гаазі.</text:p>
      <text:p text:style-name="P4">
«Ми розраховуємо, що <text:a xlink:type="simple" xlink:href="https://www.ukrinform.ua/tag-tribunal" text:style-name="Internet_20_link" text:visited-style-name="Visited_20_Internet_20_Link">
 спецтрибунал </text:a>
буде розміщено в Гаазі. Від уряду Нідерландів ми отримали чіткий сигналпідтримки щодо цього. І це не є випадковістю, оскільки саме Нідерланди єлідером на треку притягнення РФ до відповідальності, треку Формули мируПрезидента Володимира Зеленського. Нідерланди вже багато зробили на цьомунапрямку і, я впевнений, що ще багато що зроблять», - сказав Карасевич.</text:p>
      <text:p text:style-name="P4">
Він також зауважив, що у Гаазі вже створили нову міжнародну організацію —Міжнародний реєстр збитків, завданих Україні російською агресією.</text:p>
      <text:p text:style-name="P4">
«Нідерланди вже прийняли в себе Реєстр збитків, який зараз розпочинає своюроботу. Цей механізм був створений на майданчику Ради Європи і є однією ізключових складових треку відповідальності. Коли ми говоримо про Реєстр, то миговоримо про механізм відшкодування збитків, який наразі вибудовується. Ідруга складова - це саме притягнення до відповідальності всіх винних узлочинах, починаючи від найвищого політичного керівництва РФ - державиагресора. Тут ми якраз говоримо про трибунал. Як про фінальний результат трекувідповідальності РФ. Наразі ми разом із партнерами впевнено просуваємось цимшляхом», - підкреслив Карасевич.</text:p>
      <text:p text:style-name="P4">
<text:span text:style-name="T4">
Читайте також:</text:span>
 <text:a xlink:type="simple" xlink:href="https://www.ukrinform.ua/rubric-polytics/3731031-miznarodnij-centr-u-gaazi-e-persim-dievim-krokom-do-tribunalu-nad-putinim-pravozahisniki.html" text:style-name="Internet_20_link" text:visited-style-name="Visited_20_Internet_20_Link">
 Міжнародний центр у Гаазі є першим дієвим кроком до<text:span text:style-name="T4">
трибунал</text:span>
 у над Путіним - правозахисники </text:a>
</text:p>
      <text:p text:style-name="P4">
Карасевич також зазначив, що 3 липня 2023 року в Гаазі офіційно розпочав своюроботу Міжнародний центр із переслідування за злочин агресії проти України(ICPA).</text:p>
      <text:p text:style-name="P4">
«У понеділок вже була запущена робота Міжнародного центру із переслідування зазлочин агресії проти України - ICPA. Це механізм, який працює за підтримкиЄвроюсту. І у рамках якого прокурори разом збирають конкретні докази, щобудуть далі використовуватися в будь-якому майбутньому судовому переслідуванніза злочин агресії, незалежно від юрисдикції, до якої будуть подані на розглядсправи», - сказав він.</text:p>
      <text:p text:style-name="P4">
Карасевич повідомив, що наразі до Коаліції (Core Group) щодо створенняСпецтрибуналу вже входять більше 30 держав.</text:p>
      <text:p text:style-name="P4">
<text:span text:style-name="T4">
Читайте також:</text:span>
 <text:a xlink:type="simple" xlink:href="https://www.ukrinform.ua/rubric-world/3730843-han-pro-zapusk-miznarodnogo-centru-v-gaazi-zakon-nabuvae-vse-bilsoi-aktualnosti-sodo-ukraini.html" text:style-name="Internet_20_link" text:visited-style-name="Visited_20_Internet_20_Link">
 Хан про запуск Міжнародного центру в Гаазі: Закон набуваєвсе більшої актуальності щодо України </text:a>
</text:p>
      <text:p text:style-name="P4">
«Представники цих держав, експерти регулярно збираються та напрацьовуютьмодальності, майбутні рамки, в яких буде створено цей трибунал. Засіданняпроходять регулярно в різних країнах. Тож, робота ведеться дуже активно.Позиція України, і безпосередньо керівництва держави, чітка – це має бутиміжнародний трибунал, який буде мати всі необхідні механізми для притягненнядо відповідальності за злочин агресії проти України найвищого політичногокерівництва рф», - підкреслив Карасевич.</text:p>
      <text:p text:style-name="P4">
Посол також наголосив, що безкарність злочинів росії у минулому призвела довідтворення жорстокого сценарію в Україні.</text:p>
      <text:p text:style-name="P4">
«Безкарність за попередні злочини породжує нові злочини. Це якраз і є метоюнашої роботи - зробити так, щоб росія - держава-агресор, понесла нарештівідповідальність. І щоб потенційні агресори у майбутньому також розуміли, щоза кожен злочин буде невідворотна відповідальність. Необхідно показати, щоміжнародне право працює. І що є ефективні механізми притягнення довідповідальності, зокрема, за злочин агресії», - сказав посол.</text:p>
      <text:p text:style-name="P4">
<text:span text:style-name="T4">
Читайте також:</text:span>
 <text:a xlink:type="simple" xlink:href="https://www.ukrinform.ua/rubric-ato/3731206-kostin-ta-prokurori-icpa-viznacili-prioriteti-dla-pritagnenna-putina-do-vidpovidalnosti.html" text:style-name="Internet_20_link" text:visited-style-name="Visited_20_Internet_20_Link">
 Костін та прокурори ICPA визначили пріоритети дляпритягнення Путіна до відповідальності </text:a>
</text:p>
      <text:p text:style-name="P4">
Як повідомляв Укрінформ, Міжнародний центр із переслідування за злочин агресіїпроти України (ICPA) 3 липня <text:a xlink:type="simple" xlink:href="https://www.ukrinform.ua/rubric-polytics/3730789-u-gaazi-vidkrili-miznarodnij-centr-iz-peresliduvanna-za-zlocin-agresii-proti-ukraini.html" text:style-name="Internet_20_link" text:visited-style-name="Visited_20_Internet_20_Link">
 офіційно розпочав роботу</text:a>
 ідіятиме на базі Євроюсту. ICPA підтримуватиме та координуватиме підготовкусправ про злочини агресії, зберігаючи ключові докази та сприяючи процесустворення справ на ранній стадії. Це перший випадок створення ініціативи зрозслідування злочину агресії за міжнародної підтримки після Другої світовоївійни.</text:p>
      <text:p text:style-name="P4">
Source: <text:a xlink:type="simple" xlink:href="https://www.ukrinform.ua/rubric-polytics/3732954-spectribunal-sodo-agresii-rf-proti-ukraini-mae-buti-v-gaazi-posol.html" text:style-name="Internet_20_link" text:visited-style-name="Visited_20_Internet_20_Link">
https://www.ukrinform.ua/rubric-polytics/3732954-spectribunal-sodo-agresii-rf-proti-ukraini-mae-buti-v-gaazi-posol.html</text:a>
</text:p>
      <!--NEWS-->
      <text:h text:style-name="P10" text:outline-level="1">
<text:span text:style-name="T4">
Україна зобов’язалася виконати більше структурних маяків за програмою МВФ</text:span>
</text:h>
      <text:p text:style-name="P4">
Authors: Ukrinform (Person)</text:p>
      <text:p text:style-name="P4">
Publisher: Укринформ (Organization)</text:p>
      <text:p text:style-name="P4">
Published Time: 2023-07-07T20:58:00+03:00</text:p>
      <text:p text:style-name="P4">
Modified Time: 2023-07-07T20:58:00+03:00</text:p>
      <text:p text:style-name="P4">
Description: Кількість структурних маяків за програмою розширеного фінансування МВФ для України збільшилася з 19-ти до 23-х в оновленому Меморандумі за підсумками першого перегляду. — Укрінформ.</text:p>
      <text:p text:style-name="P4">
Images: ['<text:a xlink:type="simple" xlink:href="https://static.ukrinform.com/photos/2023_04/thumb_files/630_360_1680538218-164.jpg" text:style-name="Internet_20_link" text:visited-style-name="Visited_20_Internet_20_Link">
630_360_16805...</text:a>
']</text:p>
      <text:p text:style-name="P4">
Tags: ['МВФ', 'Україна']</text:p>
      <text:p text:style-name="P4">
Type: Article</text:p>
      <!--METADATA-->
      <text:p text:style-name="P4">
<draw:frame draw:style-name="fr1" draw:name="Image231" text:anchor-type="as-char" svg:width="6.9236in" svg:height="3.956343in" draw:z-index="0">
<draw:image xlink:href="../Images/yкринформ/2023-07-07T20-58-00-03-00/630_360_1680538218-164.jpg" xlink:type="simple" xlink:show="embed" xlink:actuate="onLoad" draw:mime-type="image/jpeg"/>
</draw:frame>
 Кількістьструктурних маяків за програмою розширеного фінансування МВФ для Українизбільшилася з 19-ти до 23-х в оновленому Меморандумі за підсумками першогоперегляду.</text:p>
      <text:p text:style-name="P4">
Про це йдеться в оприлюдненому Фондом у п’ятницю <text:a xlink:type="simple" xlink:href="https://www.imf.org/-/media/Files/Publications/CR/2023/English/1UKREA2023002.ashx" text:style-name="Internet_20_link" text:visited-style-name="Visited_20_Internet_20_Link">
 документі</text:a>
, передає Укрінформ.</text:p>
      <text:p text:style-name="P4">
Зазначається, що збільшення кількості маяків було запропоноване українськоюстороною «для збереження макроекономічної та фінансової стабільності в умовахпродовження війни, а також підтримки імпульсу реформ».</text:p>
      <text:p text:style-name="P4">
Зокрема, крім попередніх вимог, Україна зобов’язалася до кінця вересня 2023року ввести в дію статті Бюджетного кодексу, які дозволяють готуватисередньостроковий бюджет, розробляти боргову стратегію та обмежувати ризикивід гарантій.</text:p>
      <text:p text:style-name="P4">
До цього ж терміну українська сторона також має розробити концептуальнузаписку щодо програми кредитування «5-7-9 відсотків». Документ має міститипропозиції для малих та середніх підприємств з поступовим скасуванням участівеликих компаній, а також посилення моніторингу та забезпечення належнихгарантій.</text:p>
      <text:p text:style-name="P4">
Ще один новий структурний маяк стосується підготовки короткострокового йдовгострокового планів дій Мінфіну, податкової й митної служб щодо проведенняреформ у ключових сферах. Дедлайн для виконання цієї вимоги визначений докінця жовтня нинішнього року.</text:p>
      <text:p text:style-name="P4">
<text:span text:style-name="T4">
Читайте також:</text:span>
 <text:a xlink:type="simple" xlink:href="https://www.ukrinform.ua/rubric-economy/3731433-ukraina-cogoric-uze-otrimala-236-milarda-makrofinansovoi-dopomogi.html" text:style-name="Internet_20_link" text:visited-style-name="Visited_20_Internet_20_Link">
 <text:span text:style-name="T4">
Україна</text:span>
 <text:span text:style-name="T4">
цьогоріч</text:span>
 <text:span text:style-name="T4">
уже</text:span>
 <text:span text:style-name="T4">
отримала</text:span>
 $23,6<text:span text:style-name="T4">
мільярда</text:span>
 <text:span text:style-name="T4">
макрофінансової</text:span>
 <text:span text:style-name="T4">
допомоги</text:span>
</text:a>
</text:p>
      <text:p text:style-name="P4">
До цього ж терміну Україна зобов’язалася призначити наглядову раду ОператораГТС.</text:p>
      <text:p text:style-name="P4">
Паралельно <text:a xlink:type="simple" xlink:href="https://www.ukrinform.ua/tag-mvf" text:style-name="Internet_20_link" text:visited-style-name="Visited_20_Internet_20_Link">
 МВФ </text:a>
 погодився посунути намісяць (до кінця липня) терміни виконання однієї з попередніх вимог – щодоухвалення законопроєкту про податкові зміни та адміністрування, а також внестиінші правки у попередній перелік маяків.</text:p>
      <text:p text:style-name="P4">
При цьому відзначається, що Україна уже виконала п’ять структурних орієнтирів,визначених на початку дії програми розширеного фінансування (EFF).</text:p>
      <text:p text:style-name="P4">
Як повідомляв Укрінформ, в оновленому Меморандумі та супутній документації донього за результатами першого перегляду програми EFF <text:a xlink:type="simple" xlink:href="https://www.ukrinform.ua/rubric-economy/3732879-mvf-pokrasiv-ekonomicni-prognozi-sodo-ukraini.html" text:style-name="Internet_20_link" text:visited-style-name="Visited_20_Internet_20_Link">
 Міжнародний валютнийфонд покращив економічні прогнози для України.</text:a>
</text:p>
      <text:p text:style-name="P4">
Source: <text:a xlink:type="simple" xlink:href="https://www.ukrinform.ua/rubric-economy/3732958-ukraina-zobovazalasa-vikonati-bilse-strukturnih-maakiv-za-programou-mvf.html" text:style-name="Internet_20_link" text:visited-style-name="Visited_20_Internet_20_Link">
https://www.ukrinform.ua/rubric-economy/3732958-ukraina-zobovazalasa-vikonati-bilse-strukturnih-maakiv-za-programou-mvf.html</text:a>
</text:p>
      <!--NEWS-->
      <text:h text:style-name="P10" text:outline-level="1">
<text:span text:style-name="T4">
Українські веслувальники виграли «золото» та «срібло» на старті молодіжного ЧС-2023</text:span>
</text:h>
      <text:p text:style-name="P4">
Authors: Ukrinform (Person)</text:p>
      <text:p text:style-name="P4">
Publisher: Укринформ (Organization)</text:p>
      <text:p text:style-name="P4">
Published Time: 2023-07-07T21:00:03+03:00</text:p>
      <text:p text:style-name="P4">
Modified Time: 2023-07-07T21:00:03+03:00</text:p>
      <text:p text:style-name="P4">
Description: Дві медалі приніс збірній України перший день фіналів на чемпіонаті світу з веслування на байдарках і каное серед юніорів та спортсменів до 23-х років, що проходить в італійському Ауронцо. — Укрінформ.</text:p>
      <text:p text:style-name="P4">
Images: ['<text:a xlink:type="simple" xlink:href="https://static.ukrinform.com/photos/2023_07/thumb_files/630_360_1688752651-864.jpg" text:style-name="Internet_20_link" text:visited-style-name="Visited_20_Internet_20_Link">
630_360_16887...</text:a>
']</text:p>
      <text:p text:style-name="P4">
Tags: ['Чемпіонат світу', 'Веслування на байдарках і каное', 'Молодь']</text:p>
      <text:p text:style-name="P4">
Type: Article</text:p>
      <!--METADATA-->
      <text:p text:style-name="P4">
<draw:frame draw:style-name="fr1" draw:name="Image232" text:anchor-type="as-char" svg:width="6.9236in" svg:height="3.956343in" draw:z-index="0">
<draw:image xlink:href="../Images/yкринформ/2023-07-07T21-00-03-03-00/630_360_1688752651-864.jpg" xlink:type="simple" xlink:show="embed" xlink:actuate="onLoad" draw:mime-type="image/jpeg"/>
</draw:frame>
 Дві медаліприніс збірній України перший день фіналів на чемпіонаті світу з веслування набайдарках і каное серед юніорів та спортсменів до 23-х років, що проходить віталійському Ауронцо.</text:p>
      <text:p text:style-name="P4">
Як інформує <text:a xlink:type="simple" xlink:href="https://www.facebook.com/olympicua/posts/pfbid02AZCmY8xiNXDuxk5aajZYz41YTZf9jrdHCK9q1pXhQTLNgozD1cSVmWWeMydjFLhpl" text:style-name="Internet_20_link" text:visited-style-name="Visited_20_Internet_20_Link">
 пресслужба</text:a>
Національного олімпійського комітету України (НОК), переможцями першості світусеред юніорів у каное-двійці на дистанції 1000 метрів стали українці ЯрославВерблюд та Віталій Пристай, передає Укрінформ.</text:p>
      <text:p text:style-name="P4">
У цій же дисципліні - серед молоді - «срібло» вибороли Артем Четвертак таПавло Борсук.</text:p>
      <text:p text:style-name="P4">
<text:span text:style-name="T4">
Читайте також:</text:span>
 <text:a xlink:type="simple" xlink:href="https://www.ukrinform.ua/rubric-sports/3718351-ukrainski-vesluvalniki-vigrali-medalnij-zalik-kubka-svitu-u-bolgarii.html" text:style-name="Internet_20_link" text:visited-style-name="Visited_20_Internet_20_Link">
 Українські веслувальники виграли медальний залік Кубкасвіту у Болгарії </text:a>
</text:p>
      <text:p text:style-name="P4">
Змагання триватимуть до 9 липня.</text:p>
      <text:p text:style-name="P4">
Фото: НОК.</text:p>
      <text:p text:style-name="P4">
Source: <text:a xlink:type="simple" xlink:href="https://www.ukrinform.ua/rubric-sports/3732956-ukrainski-vesluvalniki-vigrali-zoloto-ta-sriblo-na-starti-molodiznogo-cs2023.html" text:style-name="Internet_20_link" text:visited-style-name="Visited_20_Internet_20_Link">
https://www.ukrinform.ua/rubric-sports/3732956-ukrainski-vesluvalniki-vigrali-zoloto-ta-sriblo-na-starti-molodiznogo-cs2023.html</text:a>
</text:p>
      <!--NEWS-->
      <text:h text:style-name="P10" text:outline-level="1">
<text:span text:style-name="T4">
Пентагон оголосив про новий пакет допомоги Україні з касетними боєприпасами</text:span>
</text:h>
      <text:p text:style-name="P4">
Authors: Ukrinform (Person)</text:p>
      <text:p text:style-name="P4">
Publisher: Укринформ (Organization)</text:p>
      <text:p text:style-name="P4">
Published Time: 2023-07-07T21:06:00+03:00</text:p>
      <text:p text:style-name="P4">
Modified Time: 2023-07-07T22:06:00+03:00</text:p>
      <text:p text:style-name="P4">
Description: Міністерство оборони США офіційно оголосило про виділення нового пакета військової допомоги Україні загальним обсягом $800 мільйонів. — Укрінформ.</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Війна з Росією']</text:p>
      <text:p text:style-name="P4">
Type: Article</text:p>
      <!--METADATA-->
      <text:p text:style-name="P4">
<draw:frame draw:style-name="fr1" draw:name="Image233" text:anchor-type="as-char" svg:width="6.9236in" svg:height="3.956343in" draw:z-index="0">
<draw:image xlink:href="../Images/yкринформ/2023-07-07T21-06-00-03-00/630_360_1467320804-6747.jpg" xlink:type="simple" xlink:show="embed" xlink:actuate="onLoad" draw:mime-type="image/jpeg"/>
</draw:frame>
Міністерство оборони США офіційно оголосило про виділення нового пакетавійськової допомоги Україні загальним обсягом $800 мільйонів.</text:p>
      <text:p text:style-name="P4">
З відповідною заявою виступив у п’ятницю заступник міністра оборони США зполітичних питань Колін Кол, передає власний кореспондент Укрінформу.</text:p>
      <text:p text:style-name="P4">
Пакет містить касетні боєприпаси, а також інші види озброєнь та амуніції дляЗСУ.</text:p>
      <text:p text:style-name="P4">
«Сьогодні США продовжують демонструвати свою незмінну відданість Україні йоголошують про нове виділення військової допомоги, щоб забезпечити ЗСУдодатковими боєприпасами, зброєю та обладнанням, необхідним для захисту їхньоїкраїни», - заявив представник Пентагону.</text:p>
      <text:p text:style-name="P4">
<text:span text:style-name="T4">
Читайте також:</text:span>
 <text:a xlink:type="simple" xlink:href="https://www.ukrinform.ua/rubric-ato/3726566-u-pentagoni-vvazaut-so-kasetni-snaradi-buli-b-efektivnimi-dla-znisenna-vijsk-rf.html" text:style-name="Internet_20_link" text:visited-style-name="Visited_20_Internet_20_Link">
 У Пентагоні вважають, що <text:span text:style-name="T4">
касетні</text:span>
 снаряди були бефективними для знищення військ РФ </text:a>
</text:p>
      <text:p text:style-name="P4">
Він підкреслив, що допомога виділяється за повноваженнями президента США(Presidential Drawdown), тобто озброєння не закуповуватимуться у виробників, апоставлятимуться негайно зі складів Пентагону.</text:p>
      <text:p text:style-name="P4">
«Деякі з можливостей у сьогоднішньому пакеті вартістю $800 мільйонів включаютьартилерійські снаряди калібру 155 мм, у тому числі DPICMs (касетні боєприпасиамериканського виробництва – ред.) та артилерійські снаряди калібру 105міліметрів», - зазначив він.</text:p>
      <text:p text:style-name="P4">
<text:span text:style-name="T4">
Читайте також:</text:span>
 <text:a xlink:type="simple" xlink:href="https://www.ukrinform.ua/rubric-ato/3732875-kraini-nato-okremo-mozut-virisuvati-ci-davati-ukraini-kasetni-boepripasi-stoltenberg.html" text:style-name="Internet_20_link" text:visited-style-name="Visited_20_Internet_20_Link">
 Країни НАТО окремо можуть вирішувати, чи давати Україні<text:span text:style-name="T4">
касетні</text:span>
 боєприпаси - Столтенберг </text:a>
</text:p>
      <text:p text:style-name="P4">
Крім того, в новий транш допомоги увійдуть додаткові <text:a xlink:type="simple" xlink:href="https://www.ukrinform.ua/tag-raketa" text:style-name="Internet_20_link" text:visited-style-name="Visited_20_Internet_20_Link">
 ракети</text:a>
 для ЗРК Patriot та HIMARS, високоточніавіабомби, а також БМП Bradley та БТР Stryker. Новий пакет включатиме йпідривні боєприпаси та системи для подолання перешкод, а також різнізапчастини та обладнання.</text:p>
      <text:p text:style-name="P4">
Як повідомлялося, загалом США виділили Україні понад $41,3 мільярда військовоїдопомоги від початку повномасштабного вторгнення Росії 24 лютого 2022 року.</text:p>
      <text:p text:style-name="P4">
Source: <text:a xlink:type="simple" xlink:href="https://www.ukrinform.ua/rubric-ato/3732977-pentagon-ogolosiv-pro-novij-paket-dopomogi-ukraini-z-kasetnimi-boepripasami.html" text:style-name="Internet_20_link" text:visited-style-name="Visited_20_Internet_20_Link">
https://www.ukrinform.ua/rubric-ato/3732977-pentagon-ogolosiv-pro-novij-paket-dopomogi-ukraini-z-kasetnimi-boepripasami.html</text:a>
</text:p>
      <!--NEWS-->
      <text:h text:style-name="P10" text:outline-level="1">
<text:span text:style-name="T4">
УКРІНФОРМ є на Threads!</text:span>
</text:h>
      <text:p text:style-name="P4">
Authors: Ukrinform (Person)</text:p>
      <text:p text:style-name="P4">
Publisher: Укринформ (Organization)</text:p>
      <text:p text:style-name="P4">
Published Time: 2023-07-07T21:15:00+03:00</text:p>
      <text:p text:style-name="P4">
Modified Time: 2023-07-07T21:15:00+03:00</text:p>
      <text:p text:style-name="P4">
Description: Укрінформ завжди на пульсі новин. Долучайтеся до Threads та підписуйтеся на Укрінформ — Укрінформ.</text:p>
      <text:p text:style-name="P4">
Images: ['<text:a xlink:type="simple" xlink:href="https://static.ukrinform.com/photos/2023_07/thumb_files/630_360_1688644765-383.jpg" text:style-name="Internet_20_link" text:visited-style-name="Visited_20_Internet_20_Link">
630_360_16886...</text:a>
']</text:p>
      <text:p text:style-name="P4">
Tags: ['Соцмережі', 'Meta']</text:p>
      <text:p text:style-name="P4">
Type: Article</text:p>
      <!--METADATA-->
      <text:p text:style-name="P4">
<draw:frame draw:style-name="fr1" draw:name="Image234" text:anchor-type="as-char" svg:width="6.9236in" svg:height="3.956343in" draw:z-index="0">
<draw:image xlink:href="../Images/yкринформ/2023-07-07T21-15-00-03-00/630_360_1688644765-383.jpg" xlink:type="simple" xlink:show="embed" xlink:actuate="onLoad" draw:mime-type="image/jpeg"/>
</draw:frame>
 Укрінформзавжди на пульсі новин. Долучайтеся до Threads та підписуйтеся на Укрінформ</text:p>
      <text:p text:style-name="P4">
<text:span text:style-name="T4">
Що таке Threads? Це аналог Твіттеру, який<text:a xlink:type="simple" xlink:href="https://www.ukrinform.ua/rubric-technology/3732218-meta-zapustila-svij-analog-tvitteru.html" text:style-name="Internet_20_link" text:visited-style-name="Visited_20_Internet_20_Link">
 запустила компанія Meta.</text:a>
 </text:span>
</text:p>
      <text:p text:style-name="P4">
Аби розпочати роботу із Threads, користувачі можуть авторизуватись задопомогою облікового запису в Інстаграмі. У додатку можна публікуватиповідомлення до 500 символів, а також фотографії та відео тривалістю до 5хвилин. Також публікацією Threads можна поділитися у своїй історії вІнстаграмі.</text:p>
      <text:p text:style-name="P4">
Укрінформ зареєструвався на сервісі відразу після його запуску. Читати насможна <text:a xlink:type="simple" xlink:href="https://www.threads.net/@ukrinform" text:style-name="Internet_20_link" text:visited-style-name="Visited_20_Internet_20_Link">
 на сторінці @ukrinform у Threads.</text:a>
</text:p>
      <text:p text:style-name="P4">
</text:p>
      <text:p text:style-name="Quotations">

<text:p text:style-name="P4">
🎊 УКРІНФОРМ є на Threads! Підписуйтеся на <text:a xlink:type="simple" xlink:href="https://twitter.com/UKRINFORM" text:style-name="Internet_20_link" text:visited-style-name="Visited_20_Internet_20_Link">
 @UKRINFORM&gt;
 </text:a>
 <text:a xlink:type="simple" xlink:href="https://t.co/ETszQxJMAO" text:style-name="Internet_20_link" text:visited-style-name="Visited_20_Internet_20_Link">
&gt;
 https://t.co/ETszQxJMAO </text:a>
  &gt;
  &gt;
  Що таке Threads? Це аналог Твіттеру, який запустила компанія Meta.  &gt;
  &gt;
  Аби розпочати роботу із Threads, користувачі можуть авторизуватись за&gt;
 допомогою облікового запису в Інстаграмі. У додатку можна… <text:a xlink:type="simple" xlink:href="https://t.co/RPZW7VFwiq" text:style-name="Internet_20_link" text:visited-style-name="Visited_20_Internet_20_Link">
&gt;
 pic.twitter.com/RPZW7VFwiq </text:a>
&gt;
&gt;
 — Ukrinform (@UKRINFORM) <text:a xlink:type="simple" xlink:href="https://twitter.com/UKRINFORM/status/1676917900114788352" text:style-name="Internet_20_link" text:visited-style-name="Visited_20_Internet_20_Link">
 July 6, 2023&gt;
 </text:a>
</text:p>

</text:p>
      <text:p text:style-name="P4">
Установіть додаток Threads, щоб бачити більше контенту від <text:a xlink:type="simple" xlink:href="https://www.threads.net/@ukrinform" text:style-name="Internet_20_link" text:visited-style-name="Visited_20_Internet_20_Link">
 ukrinform</text:a>
 . Програма доступна для завантаження вмагазинах <text:a xlink:type="simple" xlink:href="https://apps.apple.com/us/app/threads-an-instagram-app/id6446901002" text:style-name="Internet_20_link" text:visited-style-name="Visited_20_Internet_20_Link">
 App Store </text:a>
 і <text:a xlink:type="simple" xlink:href="https://play.google.com/store/apps/details" text:style-name="Internet_20_link" text:visited-style-name="Visited_20_Internet_20_Link">
 Google Play</text:a>
у більш ніж 100 країнах.</text:p>
      <text:p text:style-name="P4">
Source: <text:a xlink:type="simple" xlink:href="https://www.ukrinform.ua/rubric-technology/3732298-ukrinform-e-na-threads.html" text:style-name="Internet_20_link" text:visited-style-name="Visited_20_Internet_20_Link">
https://www.ukrinform.ua/rubric-technology/3732298-ukrinform-e-na-threads.html</text:a>
</text:p>
      <!--NEWS-->
      <text:h text:style-name="P10" text:outline-level="1">
<text:span text:style-name="T4">
В Україні масштабна повітряна тривога - у Росії злетіли МіГи</text:span>
</text:h>
      <text:p text:style-name="P4">
Authors: Ukrinform (Person)</text:p>
      <text:p text:style-name="P4">
Publisher: Укринформ (Organization)</text:p>
      <text:p text:style-name="P4">
Published Time: 2023-07-07T21:21:00+03:00</text:p>
      <text:p text:style-name="P4">
Modified Time: 2023-07-07T21:21:00+03:00</text:p>
      <text:p text:style-name="P4">
Description: По всій території України оголосили повітряну тривогу через зліт трьох винищувачів МіГ, які є носіями гіперзвукових ракет "Кинджал". — Укрінформ.</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236" text:anchor-type="as-char" svg:width="6.9236in" svg:height="3.956343in" draw:z-index="0">
<draw:image xlink:href="../Images/yкринформ/2023-07-07T21-21-00-03-00/630_360_1676041139-227.jpg" xlink:type="simple" xlink:show="embed" xlink:actuate="onLoad" draw:mime-type="image/jpeg"/>
</draw:frame>
 По всійтериторії України оголосили повітряну тривогу через зліт трьох винищувачівМіГ, які є носіями гіперзвукових ракет "Кинджал".</text:p>
      <text:p text:style-name="P4">
Як передає Укрінформ, про це Повітряні сили ЗСУ повідомляють у <text:a xlink:type="simple" xlink:href="https://l.facebook.com/l.php" text:style-name="Internet_20_link" text:visited-style-name="Visited_20_Internet_20_Link">
 Телеграмі.</text:a>
</text:p>
      <text:p text:style-name="P4">
"Зафіксовано зліт 3-х винищувачів МіГ-31К ПКС рф з аеродрому Саваслейка", -йдеться у повідомленні.</text:p>
      <text:p text:style-name="P4">
<text:span text:style-name="T4">
Читайте також:</text:span>
 <text:a xlink:type="simple" xlink:href="https://www.ukrinform.ua/rubric-ato/3732566-u-cornomu-mori-odin-vorozij-raketonosij-z-cotirma-kalibrami.html" text:style-name="Internet_20_link" text:visited-style-name="Visited_20_Internet_20_Link">
 У Чорному морі - один ворожий ракетоносій з чотирма «<text:span text:style-name="T4">
Калібр</text:span>
 ами» </text:a>
</text:p>
      <text:p text:style-name="P4">
Як повідомлялося, <text:a xlink:type="simple" xlink:href="https://www.ukrinform.ua/rubric-ato/3732595-dla-atak-na-ukrainski-mista-rosiani-somisaca-zastosovuut-do-sotni-raket-ignat.html" text:style-name="Internet_20_link" text:visited-style-name="Visited_20_Internet_20_Link">
 російська армія щомісяця атакує українські міста та села</text:a>
 в середньому майжесотнею ракет різних типів.</text:p>
      <text:p text:style-name="P4">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Американське місто Альбукерке передало дві автівки для ЗСУ</text:span>
</text:h>
      <text:p text:style-name="P4">
Authors: Ukrinform (Person)</text:p>
      <text:p text:style-name="P4">
Publisher: Укринформ (Organization)</text:p>
      <text:p text:style-name="P4">
Published Time: 2023-07-07T21:31:17+03:00</text:p>
      <text:p text:style-name="P4">
Modified Time: 2023-07-07T21:31:17+03:00</text:p>
      <text:p text:style-name="P4">
Description: Харків отримав від жителів американського міста-побратима Альбукерке та громадської організації SIKHS FOR ALL два автомобілі, які передали ЗСУ. — Укрінформ.</text:p>
      <text:p text:style-name="P4">
Images: ['<text:a xlink:type="simple" xlink:href="https://static.ukrinform.com/photos/2023_07/thumb_files/630_360_1688754667-261.jpg" text:style-name="Internet_20_link" text:visited-style-name="Visited_20_Internet_20_Link">
630_360_16887...</text:a>
']</text:p>
      <text:p text:style-name="P4">
Tags: ['Автомобіль', 'США', 'ЗСУ', 'Харків', 'Війна з Росією']</text:p>
      <text:p text:style-name="P4">
Type: Article</text:p>
      <!--METADATA-->
      <text:p text:style-name="P4">
<draw:frame draw:style-name="fr1" draw:name="Image237" text:anchor-type="as-char" svg:width="6.9236in" svg:height="3.956343in" draw:z-index="0">
<draw:image xlink:href="../Images/yкринформ/2023-07-07T21-31-17-03-00/630_360_1688754667-261.jpg" xlink:type="simple" xlink:show="embed" xlink:actuate="onLoad" draw:mime-type="image/jpeg"/>
</draw:frame>
 Харківотримав від жителів американського міста-побратима Альбукерке та громадськоїорганізації SIKHS FOR ALL два автомобілі, які передали ЗСУ.</text:p>
      <text:p text:style-name="P4">
Як передає Укрінформ, про це повідомила Харківська міська рада у <text:a xlink:type="simple" xlink:href="https://t.me/citykharkivua/34632" text:style-name="Internet_20_link" text:visited-style-name="Visited_20_Internet_20_Link">
 Телеграмі</text:a>
 <text:a xlink:type="simple" xlink:href="https://t.me/citykharkivua/34632" text:style-name="Internet_20_link" text:visited-style-name="Visited_20_Internet_20_Link">
 . </text:a>
</text:p>
      <text:p text:style-name="P4">
"Харків отримав від жителів міста-побратима Альбукерке ( <text:a xlink:type="simple" xlink:href="https://www.ukrinform.ua/tag-ssa" text:style-name="Internet_20_link" text:visited-style-name="Visited_20_Internet_20_Link">
 США</text:a>
 ) та громадської організації SIKHS FOR ALLдва автомобілі, які були передані містом Харковом Збройним Силам України.Сьогодні, 7 липня, відбулася передача гуманітарної допомоги військовимчастинам. Автомобілі необхідні захисникам для виконання бойових завдань", -йдеться у повідомленні.</text:p>
      <text:p text:style-name="P4">
Як зазначається, делегація з міста Альбукерке прибула до Харкова, щобпідписати меморандум про встановлення побратимських відносин. Під часофіційного візиту американські партнери зустрілися з представниками міськоївлади, бізнесу, освітніх установ та громадських організацій Харкова.</text:p>
      <text:p text:style-name="P4">
<text:span text:style-name="T4">
Читайте також:</text:span>
 <text:a xlink:type="simple" xlink:href="https://www.ukrinform.ua/rubric-ato/3732660-novij-paket-vijskovoi-dopomogi-ssa-dla-ukraini-stanovitime-blizko-800-miljoniv-ap.html" text:style-name="Internet_20_link" text:visited-style-name="Visited_20_Internet_20_Link">
 Новий пакет військової допомоги <text:span text:style-name="T4">
США</text:span>
 для Українистановитиме близько $800 мільйонів – AP </text:a>
</text:p>
      <text:p text:style-name="P4">
Як повідомляв <text:a xlink:type="simple" xlink:href="https://www.ukrinform.ua/rubric-regions/3699598-vinnica-ta-nimecke-karlsrue-stali-mistamipobratimami.html" text:style-name="Internet_20_link" text:visited-style-name="Visited_20_Internet_20_Link">
 </text:a>
 Укрінформ, <text:a xlink:type="simple" xlink:href="https://www.ukrinform.ua/rubric-regions/3699598-vinnica-ta-nimecke-karlsrue-stali-mistamipobratimami.html" text:style-name="Internet_20_link" text:visited-style-name="Visited_20_Internet_20_Link">
 Вінниця танімецьке Карлсруе </text:a>
 стали містами-побратимами.</text:p>
      <text:p text:style-name="P4">
<text:span text:style-name="T5">
Фото: Харківська міськрада, Телеграм</text:span>
</text:p>
      <text:p text:style-name="P4">
Source: <text:a xlink:type="simple" xlink:href="https://www.ukrinform.ua/rubric-ato/3732966-amerikanske-misto-albukerke-peredalo-dvi-avtivki-dla-zsu.html" text:style-name="Internet_20_link" text:visited-style-name="Visited_20_Internet_20_Link">
https://www.ukrinform.ua/rubric-ato/3732966-amerikanske-misto-albukerke-peredalo-dvi-avtivki-dla-zsu.html</text:a>
</text:p>
      <!--NEWS-->
      <text:h text:style-name="P10" text:outline-level="1">
<text:span text:style-name="T4">
Білий дім підтвердив готовність надати Україні касетні боєприпаси</text:span>
</text:h>
      <text:p text:style-name="P4">
Authors: Ukrinform (Person)</text:p>
      <text:p text:style-name="P4">
Publisher: Укринформ (Organization)</text:p>
      <text:p text:style-name="P4">
Published Time: 2023-07-07T21:33:00+03:00</text:p>
      <text:p text:style-name="P4">
Modified Time: 2023-07-07T21:33:00+03:00</text:p>
      <text:p text:style-name="P4">
Description: США готові передати Україні касетні боєприпаси для захисту суверенної території, але важливо убезпечити цивільне населення від тих зарядів, які не розірвуться після застосування.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США', 'Зброя', 'Боєприпаси', 'Війна з Росією']</text:p>
      <text:p text:style-name="P4">
Type: Article</text:p>
      <!--METADATA-->
      <text:p text:style-name="P4">
<draw:frame draw:style-name="fr1" draw:name="Image238" text:anchor-type="as-char" svg:width="6.9236in" svg:height="3.956343in" draw:z-index="0">
<draw:image xlink:href="../Images/yкринформ/2023-07-07T21-33-00-03-00/630_360_1644169650-867.jpg" xlink:type="simple" xlink:show="embed" xlink:actuate="onLoad" draw:mime-type="image/jpeg"/>
</draw:frame>
 США готовіпередати Україні касетні боєприпаси для захисту суверенної території, алеважливо убезпечити цивільне населення від тих зарядів, які не розірвутьсяпісля застосування.</text:p>
      <text:p text:style-name="P4">
Про це заявив під час пресбрифінгу у Вашингтоні радник президента США з питаньнаціональної безпеки Джейк Салліван, передає власний кореспондент Укрінформу.</text:p>
      <text:p text:style-name="P4">
«Ми засновуємо наше рішення про допомогу у сфері безпеки на безпосередніхпотребах України на місцях, а Україні потрібна артилерія для підтримки їїнаступальних і оборонних операцій», - сказав Салліван.</text:p>
      <text:p text:style-name="P4">
Він зазначив, що США надали Україні «історичну кількість» звичайнихартилерійських боєприпасів та нарощують їх виробництво. «Але цей процеспотребуватиме часу, тож критично важливо забезпечити Україну мостом постачань,поки наше внутрішнє виробництво нарощується», - пояснив представник Білогодому.</text:p>
      <text:p text:style-name="P4">
<text:span text:style-name="T4">
Читайте також:</text:span>
 <text:a xlink:type="simple" xlink:href="https://www.ukrinform.ua/rubric-ato/3726566-u-pentagoni-vvazaut-so-kasetni-snaradi-buli-b-efektivnimi-dla-znisenna-vijsk-rf.html" text:style-name="Internet_20_link" text:visited-style-name="Visited_20_Internet_20_Link">
 У Пентагоні вважають, що <text:span text:style-name="T4">
касетні</text:span>
 снаряди були бефективними для знищення військ РФ </text:a>
</text:p>
      <text:p text:style-name="P4">
Салліван підкреслив, що Росія використовує касетні боєприпаси від початкуповномасштабного вторгнення, причому застарілі варіанти, з високим рівнемнесправності або відмови – від 30% до 40%.</text:p>
      <text:p text:style-name="P4">
«На цьому тлі Україна запитує касетні боєприпаси, щоб захистити свою сувереннутериторію. Касетні боєприпаси, які ми можемо надати, мають набагато нижчіпоказники відмови, ніж у Росії – не більше 2,5%», - зауважив він.</text:p>
      <text:p text:style-name="P4">
У цьому зв’язку Салліван підтвердив, що США співпрацюють з Україною, яка«докладає зусиль з розмінування після конфлікту, щоб зменшити будь-якупотенційну шкоду для цивільного населення». І це буде необхідно робити,наголосив помічник Байдена.</text:p>
      <text:p text:style-name="P4">
<text:span text:style-name="T4">
Читайте також:</text:span>
 <text:a xlink:type="simple" xlink:href="https://www.ukrinform.ua/rubric-ato/3732875-kraini-nato-okremo-mozut-virisuvati-ci-davati-ukraini-kasetni-boepripasi-stoltenberg.html" text:style-name="Internet_20_link" text:visited-style-name="Visited_20_Internet_20_Link">
 Країни НАТО окремо можуть вирішувати, чи давати Україні<text:span text:style-name="T4">
касетні</text:span>
 боєприпаси - Столтенберг </text:a>
</text:p>
      <text:p text:style-name="P4">
«Через широке використання Росією касетних боєприпасів нам доведетьсяпродовжувати допомагати Україні в зусиллях з розмінування»,- підкреслив він.</text:p>
      <text:p text:style-name="P4">
За словами представника Білого дому, саме ризик залишкових зарядів відкасетних снарядів був чинником, який змушував США відкладати рішення,наскільки це було можливо. Однак, зауважив Салліван, також існує величезнийризик заподіяння шкоди цивільному населенню, якщо російські військаспроможуться на новий наступ.</text:p>
      <text:p text:style-name="P4">
Як повідомлялося, за даними ЗМІ, новий пакет військової допомоги Україністановитиме до 800 мільйонів доларів.</text:p>
      <text:p text:style-name="P4">
Source: <text:a xlink:type="simple" xlink:href="https://www.ukrinform.ua/rubric-ato/3732967-bilij-dim-pidtverdiv-gotovnist-nadati-ukraini-kasetni-boepripasi.html" text:style-name="Internet_20_link" text:visited-style-name="Visited_20_Internet_20_Link">
https://www.ukrinform.ua/rubric-ato/3732967-bilij-dim-pidtverdiv-gotovnist-nadati-ukraini-kasetni-boepripasi.html</text:a>
</text:p>
      <!--NEWS-->
      <text:h text:style-name="P10" text:outline-level="1">
<text:span text:style-name="T4">
Влада Львова виділила 100 мільйонів на ліквідацію наслідків ракетного обстрілу</text:span>
</text:h>
      <text:p text:style-name="P4">
Authors: Ukrinform (Person)</text:p>
      <text:p text:style-name="P4">
Publisher: Укринформ (Organization)</text:p>
      <text:p text:style-name="P4">
Published Time: 2023-07-07T21:47:00+03:00</text:p>
      <text:p text:style-name="P4">
Modified Time: 2023-07-07T21:47:00+03:00</text:p>
      <text:p text:style-name="P4">
Description: У Львові триває ліквідація наслідків ракетного обстрілу житлових будинків. На першочергові потреби місто виділило 100 мільйонів гривень. — Укрінформ.</text:p>
      <text:p text:style-name="P4">
Images: ['<text:a xlink:type="simple" xlink:href="https://static.ukrinform.com/photos/2023_07/thumb_files/630_360_1688627447-8405.jpeg" text:style-name="Internet_20_link" text:visited-style-name="Visited_20_Internet_20_Link">
630_360_16886...</text:a>
']</text:p>
      <text:p text:style-name="P4">
Tags: ['Львів', 'Садовий', 'Війна з Росією', 'Ракетний удар']</text:p>
      <text:p text:style-name="P4">
Type: Article</text:p>
      <!--METADATA-->
      <text:p text:style-name="P4">
<draw:frame draw:style-name="fr1" draw:name="Image239" text:anchor-type="as-char" svg:width="6.9236in" svg:height="3.956343in" draw:z-index="0">
<draw:image xlink:href="../Images/yкринформ/2023-07-07T21-47-00-03-00/630_360_1688627447-8405.jpeg" xlink:type="simple" xlink:show="embed" xlink:actuate="onLoad" draw:mime-type="image/jpeg"/>
</draw:frame>
 У Львовітриває ліквідація наслідків ракетного обстрілу житлових будинків. Напершочергові потреби місто виділило 100 мільйонів гривень.</text:p>
      <text:p text:style-name="P4">
Як передає Укрінформ, про це повідомив міський голова Львова Андрій Садовий у<text:a xlink:type="simple" xlink:href="https://www.facebook.com/andriy.sadovyi/videos/942492633486034/" text:style-name="Internet_20_link" text:visited-style-name="Visited_20_Internet_20_Link">
 Фейсбуці </text:a>
.</text:p>
      <text:p text:style-name="P4">
"На першочергові потреби від міста ми виділили 100 мільйонів гривень. За вчората сьогодні до робіт залучено 309 комунальних працівників", - йдеться уповідомленні.</text:p>
      <text:p text:style-name="P4">
<text:span text:style-name="T5">
Відео: Фейсбук Андрій Садовий</text:span>
</text:p>
      <text:p text:style-name="P4">
Як зазначає Садовий, через російський обстріл знищено 18 дахів. Станом назараз брезентом або плівкою повністю перекрили 12 дахів, 4 дахи відновитинеможливо – вони потребують реконструкції. У одному з будинків накрили лишеполовину даху, іншу частину накрити не змогли через знищене кріплення.Перекриття даху на вул. Стрийська, 74 завершать сьогодні.</text:p>
      <text:p text:style-name="P4">
Пошкоджено 926 вікон. Станом на зараз 662 вікна вже заклеїли плівкою. Роботитривають.</text:p>
      <text:p text:style-name="P4">
<text:span text:style-name="T4">
Читайте також:</text:span>
 <text:a xlink:type="simple" xlink:href="https://www.ukrinform.ua/rubric-regions/3732719-u-likarnah-lvova-sestero-postrazdalih-vid-raketnogo-udaru.html" text:style-name="Internet_20_link" text:visited-style-name="Visited_20_Internet_20_Link">
 У лікарнях Львова — шестеро постраждалих від ракетногоудару </text:a>
</text:p>
      <text:p text:style-name="P4">
Електро- та водопостачання відновлено до усіх будинків, крім трьох, якіпошкоджені найбільше.</text:p>
      <text:p text:style-name="P4">
Органи правопорядку охоронятимуть будинки, які зазнали пошкоджень для того,щоб не допустити нещасних випадків та мародерства.</text:p>
      <text:p text:style-name="P4">
Як повідомляв Укрінформ, у <text:a xlink:type="simple" xlink:href="https://www.ukrinform.ua/tag-lviv" text:style-name="Internet_20_link" text:visited-style-name="Visited_20_Internet_20_Link">
 Львові </text:a>
близько 60 сімей втратили житло через російський ракетний удар.</text:p>
      <text:p text:style-name="P4">
Source: <text:a xlink:type="simple" xlink:href="https://www.ukrinform.ua/rubric-regions/3732973-vlada-lvova-vidilila-100-miljoniv-na-likvidaciu-naslidkiv-raketnogo-obstrilu.html" text:style-name="Internet_20_link" text:visited-style-name="Visited_20_Internet_20_Link">
https://www.ukrinform.ua/rubric-regions/3732973-vlada-lvova-vidilila-100-miljoniv-na-likvidaciu-naslidkiv-raketnogo-obstrilu.html</text:a>
</text:p>
      <!--NEWS-->
      <text:h text:style-name="P10" text:outline-level="1">
<text:span text:style-name="T4">
Уряд змінив порядок виплат допомоги постраждалим від підриву Каховської ГЕС</text:span>
</text:h>
      <text:p text:style-name="P4">
Authors: Ukrinform (Person)</text:p>
      <text:p text:style-name="P4">
Publisher: Укринформ (Organization)</text:p>
      <text:p text:style-name="P4">
Published Time: 2023-07-07T21:49:00+03:00</text:p>
      <text:p text:style-name="P4">
Modified Time: 2023-07-07T21:49:00+03:00</text:p>
      <text:p text:style-name="P4">
Description: Кабінет Міністрів ухвалив зміни до Порядку надання одноразової матеріальної грошової допомоги постраждалому населенню внаслідок підриву Російською Федерацією греблі Каховської ГЕС. — Укрінформ.</text:p>
      <text:p text:style-name="P4">
Images: ['<text:a xlink:type="simple" xlink:href="https://static.ukrinform.com/photos/2023_06/thumb_files/630_360_1686738079-808.jpg" text:style-name="Internet_20_link" text:visited-style-name="Visited_20_Internet_20_Link">
630_360_16867...</text:a>
']</text:p>
      <text:p text:style-name="P4">
Tags: ['Кабмін', 'Переселенці', 'Гроші', 'допомога', 'Каховська ГЕС']</text:p>
      <text:p text:style-name="P4">
Type: Article</text:p>
      <!--METADATA-->
      <text:p text:style-name="P4">
<draw:frame draw:style-name="fr1" draw:name="Image240" text:anchor-type="as-char" svg:width="6.9236in" svg:height="3.956343in" draw:z-index="0">
<draw:image xlink:href="../Images/yкринформ/2023-07-07T21-49-00-03-00/630_360_1686738079-808.jpg" xlink:type="simple" xlink:show="embed" xlink:actuate="onLoad" draw:mime-type="image/jpeg"/>
</draw:frame>
 КабінетМіністрів ухвалив зміни до Порядку надання одноразової матеріальної грошовоїдопомоги постраждалому населенню внаслідок підриву Російською Федерацієюгреблі Каховської ГЕС.</text:p>
      <text:p text:style-name="P4">
Як передає Укрінформ, про це в <text:a xlink:type="simple" xlink:href="http://t.me/tmelnychuk/2679" text:style-name="Internet_20_link" text:visited-style-name="Visited_20_Internet_20_Link">
 Телеграмі </text:a>
повідомив постійний представник Кабміну у Верховній Раді Тарас Мельничук.</text:p>
      <text:p text:style-name="P4">
«Внесено зміни до Порядку надання одноразової матеріальної грошової допомогипостраждалому населенню внаслідок підриву Російською Федерацією гребліКаховської гідроелектростанції. Передбачено надання матеріальної грошовоїдопомоги незалежно від отримання допомоги на проживання внутрішньопереміщеними особами», - йдеться в повідомленні.</text:p>
      <text:p text:style-name="P4">
Також встановлено, що засобами Єдиної інформаційної системи соціальної сферибуде проведено перевірку осіб, які претендують на призначення такої допомоги.</text:p>
      <text:p text:style-name="P4">
У разі встановлення факту перебування таких осіб за кордоном понад 30календарних днів поспіль станом на 5 червня 2023 року матеріальна грошовадопомога не призначатиметься.</text:p>
      <text:p text:style-name="P4">
<text:span text:style-name="T4">
Читайте також:</text:span>
 <text:a xlink:type="simple" xlink:href="https://www.ukrinform.ua/rubric-economy/3731931-cerez-pidriv-kahovskoi-ges-ukraina-vtratila-ponad-10-kubicnih-kilometriv-vodi.html" text:style-name="Internet_20_link" text:visited-style-name="Visited_20_Internet_20_Link">
 Через підрив <text:span text:style-name="T4">
Каховсько</text:span>
 ї ГЕС Україна втратила понад10 кубічних кілометрів води </text:a>
</text:p>
      <text:p text:style-name="P4">
На засіданні уряду ухвалили, що виплати постраждалим від підтоплення внаслідокпідриву військами РФ Каховської ГЕС здійснюватимуться незалежно від того, чиотримує особа виплати як ВПО.</text:p>
      <text:p text:style-name="P4">
«Йдеться про виплати матеріальної допомоги у розмірі 5 тисяч гривень віддержави особам, які постраждали від підтоплення внаслідок підриву ворогомКаховської ГЕС. Раніше права на отримання такої допомоги не мали особи, якістаном на 5 червня 2023 року були зареєстровані як отримувачі допомоги напроживання внутрішньо переміщеним особам», – <text:a xlink:type="simple" xlink:href="http://minre.gov.ua/2023/07/07/vyplaty-postrazhdalym-vid-pidtoplennya-zdijsnyuvatymutsya-nezalezhno-vid-togo-chy-otrymuye-osoba-vyplaty-vpo/" text:style-name="Internet_20_link" text:visited-style-name="Visited_20_Internet_20_Link">
 пояснили</text:a>
 уМіністерстві з питань реінтеграції тимчасово окупованих територій</text:p>
      <text:p text:style-name="P4">
Грошову допомогу від держави отримають усі громадяни, які на момент Каховськоїкатастрофи проживали (були зареєстровані/задекларовані) в населених пунктахМиколаївської та Херсонської областей, що зазнали підтоплення.</text:p>
      <text:p text:style-name="P4">
<text:span text:style-name="T4">
Читайте також:</text:span>
 <text:a xlink:type="simple" xlink:href="https://www.ukrinform.ua/rubric-society/3731800-postrazdali-vid-pidrivu-kahovskoi-ges-pocali-otrimuvati-dopomogu-vid-derzavi.html" text:style-name="Internet_20_link" text:visited-style-name="Visited_20_Internet_20_Link">
 Постраждалі від підриву <text:span text:style-name="T4">
Каховсько</text:span>
 ї ГЕС почалиотримувати допомогу від держави </text:a>
</text:p>
      <text:p text:style-name="P4">
Як повідомлялося, уночі 6 червня російські війська підірвали греблю КаховськоїГЕС, спричинивши масштабне затоплення. Під водою опинилася низка населенихпунктів <text:a xlink:type="simple" xlink:href="https://www.ukrinform.ua/tag-hersonsina" text:style-name="Internet_20_link" text:visited-style-name="Visited_20_Internet_20_Link">
 Херсонської області </text:a>
 . Відпідтоплення постраждали також території Миколаївської області.</text:p>
      <text:p text:style-name="P4">
Кабінет Міністрів ухвалив рішення про виплату одноразової грошової допомоги врозмірі 5 тис. грн жителям підтоплених внаслідок підриву Каховської ГЕСнаселених пунктів Херсонської та Миколаївської областей.</text:p>
      <text:p text:style-name="P4">
<text:span text:style-name="T5">
Фото: Херсонська ОВА</text:span>
</text:p>
      <text:p text:style-name="P4">
Source: <text:a xlink:type="simple" xlink:href="https://www.ukrinform.ua/rubric-society/3732965-urad-zminiv-poradok-viplat-dopomogi-postrazdalim-vid-pidrivu-kahovskoi-ges.html" text:style-name="Internet_20_link" text:visited-style-name="Visited_20_Internet_20_Link">
https://www.ukrinform.ua/rubric-society/3732965-urad-zminiv-poradok-viplat-dopomogi-postrazdalim-vid-pidrivu-kahovskoi-ges.html</text:a>
</text:p>
      <!--NEWS-->
      <text:h text:style-name="P10" text:outline-level="1">
<text:span text:style-name="T4">
Молодіжна збірна України з баскетболу розгромила Грузію на старті Євро-2023</text:span>
</text:h>
      <text:p text:style-name="P4">
Authors: Ukrinform (Person)</text:p>
      <text:p text:style-name="P4">
Publisher: Укринформ (Organization)</text:p>
      <text:p text:style-name="P4">
Published Time: 2023-07-07T21:54:45+03:00</text:p>
      <text:p text:style-name="P4">
Modified Time: 2023-07-07T21:54:45+03:00</text:p>
      <text:p text:style-name="P4">
Description: Молодіжна збірна України з баскетболу (гравці до 20-ти років) з перемоги розпочала виступ на чемпіонаті Європи-2023 у Дивізіоні В в Скоп’є (Північна Македонія). — Укрінформ.</text:p>
      <text:p text:style-name="P4">
Images: ['<text:a xlink:type="simple" xlink:href="https://static.ukrinform.com/photos/2023_07/thumb_files/630_360_1688754796-779.jpg" text:style-name="Internet_20_link" text:visited-style-name="Visited_20_Internet_20_Link">
630_360_16887...</text:a>
']</text:p>
      <text:p text:style-name="P4">
Tags: ['Баскетбол']</text:p>
      <text:p text:style-name="P4">
Type: Article</text:p>
      <!--METADATA-->
      <text:p text:style-name="P4">
<draw:frame draw:style-name="fr1" draw:name="Image241" text:anchor-type="as-char" svg:width="6.9236in" svg:height="3.956343in" draw:z-index="0">
<draw:image xlink:href="../Images/yкринформ/2023-07-07T21-54-45-03-00/630_360_1688754796-779.jpg" xlink:type="simple" xlink:show="embed" xlink:actuate="onLoad" draw:mime-type="image/jpeg"/>
</draw:frame>
 Молодіжназбірна України з баскетболу (гравці до 20-ти років) з перемоги розпочалавиступ на чемпіонаті Європи-2023 у Дивізіоні В в Скоп’є (Північна Македонія).</text:p>
      <text:p text:style-name="P4">
У першому турі групи С «синьо-жовті» завдади нищівної поразки одноліткам зГрузії - 82:55 (25:11, 12:17, 22:12, 23:15), передає Укрінформ.</text:p>
      <text:p text:style-name="P4">
8 липня Україна зіграє зі Швецією, 9 липня - проти Азербайджану, 12 липня - зКосово.</text:p>
      <text:p text:style-name="P4">
<text:span text:style-name="T4">
Читайте також:</text:span>
 <text:a xlink:type="simple" xlink:href="https://www.ukrinform.ua/rubric-sports/3732801-prometej-diznavsa-supernikiv-u-evrokubku-sezonu-202324.html" text:style-name="Internet_20_link" text:visited-style-name="Visited_20_Internet_20_Link">
 Прометей дізнався суперників у Єврокубку сезону 2023/24</text:a>
</text:p>
      <text:p text:style-name="P4">
За підсумком європейської першості в Дивізіоні В три кращих збірних ізчотирьох квартетів турніру - фіналісти та переможець матчу за третє місце -отримають підвищення в класі та підіймуться в Дивізіон А.</text:p>
      <text:p text:style-name="P4">
Фото: ФБУ.</text:p>
      <text:p text:style-name="P4">
Source: <text:a xlink:type="simple" xlink:href="https://www.ukrinform.ua/rubric-sports/3732974-molodizna-zbirna-ukraini-z-basketbolu-rozgromila-gruziu-na-starti-evro2023.html" text:style-name="Internet_20_link" text:visited-style-name="Visited_20_Internet_20_Link">
https://www.ukrinform.ua/rubric-sports/3732974-molodizna-zbirna-ukraini-z-basketbolu-rozgromila-gruziu-na-starti-evro2023.html</text:a>
</text:p>
      <!--NEWS-->
      <text:h text:style-name="P10" text:outline-level="1">
<text:span text:style-name="T4">
Противник посилює свою пропаганду на Херсонщині</text:span>
</text:h>
      <text:p text:style-name="P4">
Author: ['АРМІЯINFORM']</text:p>
      <text:p text:style-name="P4">
Time: 2023-07-07T22:00:00-04:00</text:p>
      <text:p text:style-name="P4">
Description: Аналіз інформаційного простору тимчасово окупованої частини Херсонської області вказує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gtrk-1280x640-1-1160x580-1.jpeg" text:style-name="Internet_20_link" text:visited-style-name="Visited_20_Internet_20_Link">
vgtrk-1280x640-1-1160x580-1.jpeg</text:a>
']</text:p>
      <text:p text:style-name="P4">
Tags: ['АГРЕСІЯ РФ', 'ХЕРСОНЩИНА']</text:p>
      <text:p text:style-name="P4">
Category: News</text:p>
      <!--METADATA-->
      <text:p text:style-name="P4">
<draw:frame draw:style-name="fr1" draw:name="Image242" text:anchor-type="as-char" svg:width="6.9236in" svg:height="3.4618in" draw:z-index="0">
<draw:image xlink:href="../Images/AРМІЯINFORM/2023-07-07T22-00-00-04-00/vgtrk-1280x640-1-1160x580-1.jpeg" xlink:type="simple" xlink:show="embed" xlink:actuate="onLoad" draw:mime-type="image/jpeg"/>
</draw:frame>
</text:p>
      <text:p text:style-name="P4">
Аналіз інформаційного простору тимчасово окупованої частини Херсонськоїобласті вказує на те, що російське військово-політичне керівництво збільшуєкількість матеріалів пропагандистського змісту спрямованого на місцевенаселення, з метою посилення лояльності до окупаційної адміністрації.</text:p>
      <text:p text:style-name="P4">
Про це <text:a xlink:type="simple" xlink:href="https://sprotyv.mod.gov.ua/posylennya-propagandy-protyvnyka-na-hersonshhyni/" text:style-name="Internet_20_link" text:visited-style-name="Visited_20_Internet_20_Link">
повідомляє</text:a>
 Центр національного спротиву.</text:p>
      <text:p text:style-name="P4">
Так, в друкованих виданнях та підконтрольних окупантам спільнотах месенджерівпоширюються наступні наративи:</text:p>
      <ul>
        <li>
«російське керівництво сприяє підвищенню рівня життя мешканців регіону»;  * «економічний форум в Санкт-Петербурзі продемонстрував сильні сторони Херсонщини та сприятиме тісній інтеграції регіону в рф»;  * «російські вищі навчальні заклади готові приймати абітурієнтів з Херсонщини»;  * «Україна відмовилась від історичного минулого та нехтує славою „дідів“».</li>
      </ul>
      <text:p text:style-name="P4">
Вказані вище тези спрямовані на досягнення впливу та зміну громадської думкина ТОТ Херсонської області, зокрема на заохочення молоді окупованого регіонудо участі в ініційованих кремлем проєктах, інтеграції до російськогосоціально-культурного простору, а також вступу до російських абопідконтрольних ВНЗ.</text:p>
      <text:p text:style-name="P4">
ЦНС нагадує, що вказана інформація є частиною кампанії противника зінформаційно-психологічного впливу, містить логічні суперечності та спрямованана дезорієнтацію і дезінформацію громадян України.</text:p>
      <text:p text:style-name="P4">
Source: <text:a xlink:type="simple" xlink:href="https://armyinform.com.ua/2023/07/07/protyvnyk-posylyuye-svoyu-propagandu-na-hersonshhyny/" text:style-name="Internet_20_link" text:visited-style-name="Visited_20_Internet_20_Link">
https://armyinform.com.ua/2023/07/07/protyvnyk-posylyuye-svoyu-propagandu-na-hersonshhyny/</text:a>
</text:p>
      <!--NEWS-->
      <text:h text:style-name="P10" text:outline-level="1">
<text:span text:style-name="T4">
Світоліна пробилася до 1/8 фіналу Вімблдона, обігравши чемпіонку Australian Open Кенін</text:span>
</text:h>
      <text:p text:style-name="P4">
Authors: Ukrinform (Person)</text:p>
      <text:p text:style-name="P4">
Publisher: Укринформ (Organization)</text:p>
      <text:p text:style-name="P4">
Published Time: 2023-07-07T22:06:00+03:00</text:p>
      <text:p text:style-name="P4">
Modified Time: 2023-07-07T22:06:00+03:00</text:p>
      <text:p text:style-name="P4">
Description: Українка Еліна Світоліна пробилася четвертого кола Вімблдонського тенісного турніру, який триває у Лондоні (Велика Британія). — Укрінформ.</text:p>
      <text:p text:style-name="P4">
Images: ['<text:a xlink:type="simple" xlink:href="https://static.ukrinform.com/photos/2023_07/thumb_files/630_360_1688755463-629.jpg" text:style-name="Internet_20_link" text:visited-style-name="Visited_20_Internet_20_Link">
630_360_16887...</text:a>
']</text:p>
      <text:p text:style-name="P4">
Tags: ['Світоліна', 'Теніс', 'Вімблдон']</text:p>
      <text:p text:style-name="P4">
Type: Article</text:p>
      <!--METADATA-->
      <text:p text:style-name="P4">
<draw:frame draw:style-name="fr1" draw:name="Image243" text:anchor-type="as-char" svg:width="6.9236in" svg:height="3.956343in" draw:z-index="0">
<draw:image xlink:href="../Images/yкринформ/2023-07-07T22-06-00-03-00/630_360_1688755463-629.jpg" xlink:type="simple" xlink:show="embed" xlink:actuate="onLoad" draw:mime-type="image/jpeg"/>
</draw:frame>
 УкраїнкаЕліна Світоліна пробилася четвертого кола Вімблдонського тенісного турніру,який триває у Лондоні (Велика Британія).</text:p>
      <text:p text:style-name="P4">
У матчі третього кола третього у сезоні турніру серії Grand Slam Світоліна замайже 1,5 години обіграла переможницю Australian Open-2020 американку СофіюКенін - 7:6 (7:3), 6:2, передає Укрінформ.</text:p>
      <text:p text:style-name="P4">
Путівку до чвертьфіналу змагань Світоліна розіграє з посіяною під 19-м номеромбілорускою Вікторією Азаренко, яка взяла гору над росіянкою Дарією Касаткіною(6:2, 6:4).</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Костюк вийшла до третього кола Вімблдона післявідмови іспанки </text:a>
</text:p>
      <text:p text:style-name="P4">
Вімблдонський турнір триватиме до 16 липня.</text:p>
      <text:p text:style-name="P4">
Фото: Getty Images/Global Images Ukraine. Еліна Світоліна.</text:p>
      <text:p text:style-name="P4">
Source: <text:a xlink:type="simple" xlink:href="https://www.ukrinform.ua/rubric-sports/3732976-svitolina-vijsla-do-18-finalu-vimbldona-obigravsi-cempionku-australian-open-kenin.html" text:style-name="Internet_20_link" text:visited-style-name="Visited_20_Internet_20_Link">
https://www.ukrinform.ua/rubric-sports/3732976-svitolina-vijsla-do-18-finalu-vimbldona-obigravsi-cempionku-australian-open-kenin.html</text:a>
</text:p>
      <!--NEWS-->
      <text:h text:style-name="P10" text:outline-level="1">
<text:span text:style-name="T4">
У Запоріжжі негода пошкодила лініїї електропередач, у Франківську обвалився міст</text:span>
</text:h>
      <text:p text:style-name="P4">
Authors: Ukrinform (Person)</text:p>
      <text:p text:style-name="P4">
Publisher: Укринформ (Organization)</text:p>
      <text:p text:style-name="P4">
Published Time: 2023-07-07T22:16:00+03:00</text:p>
      <text:p text:style-name="P4">
Modified Time: 2023-07-07T22:16:00+03:00</text:p>
      <text:p text:style-name="P4">
Description: У Запоріжжі надвечір у п'ятницю пройшла злива, яка супроводжувалась сильним вітром. У місті багато повалених дерев та пошкоджених ліній електропередач. Водночас в Івано-Франківську через негоду обвалилася частина пішохідного мосту. — Укрінформ.</text:p>
      <text:p text:style-name="P4">
Images: ['<text:a xlink:type="simple" xlink:href="https://static.ukrinform.com/photos/2023_07/thumb_files/630_360_1688757246-771.jpg" text:style-name="Internet_20_link" text:visited-style-name="Visited_20_Internet_20_Link">
630_360_16887...</text:a>
']</text:p>
      <text:p text:style-name="P4">
Tags: ['Івано-Франківськ', 'Електропостачання', 'Міст', 'Негода', 'Запоріжжя']</text:p>
      <text:p text:style-name="P4">
Type: Article</text:p>
      <!--METADATA-->
      <text:p text:style-name="P4">
<draw:frame draw:style-name="fr1" draw:name="Image244" text:anchor-type="as-char" svg:width="6.9236in" svg:height="3.956343in" draw:z-index="0">
<draw:image xlink:href="../Images/yкринформ/2023-07-07T22-16-00-03-00/630_360_1688757246-771.jpg" xlink:type="simple" xlink:show="embed" xlink:actuate="onLoad" draw:mime-type="image/jpeg"/>
</draw:frame>
 УЗапоріжжі надвечір у п'ятницю пройшла злива, яка супроводжувалась сильнимвітром. У місті багато повалених дерев та пошкоджених ліній електропередач.Водночас в Івано-Франківську через негоду обвалилася частина пішохідногомосту.</text:p>
      <text:p text:style-name="P4">
Про це у <text:a xlink:type="simple" xlink:href="https://t.me/kurtievofficial/12079" text:style-name="Internet_20_link" text:visited-style-name="Visited_20_Internet_20_Link">
 Телеграмі </text:a>
 повідомив в.о.міського голови Запоріжжя Анатолій Куртєв, передає Укрінформ.</text:p>
      <text:p text:style-name="P4">
"Комунальні служби працюють над усуненням наслідків сьогоднішньої <text:a xlink:type="simple" xlink:href="https://www.ukrinform.ua/tag-negoda" text:style-name="Internet_20_link" text:visited-style-name="Visited_20_Internet_20_Link">
 негоди</text:a>
 . До роботи залучено Міськуспеціалізовану аварійно-рятувальну службу, Муніципальну аварійну службу,«ЕЛУАШ», «Зеленбуд», «Титан» та «Запоріжміськсвітло». Комунальники перевіряютьстан дощоприймальників і очищають їх від сміття, яке потрапило туди під часзливи, та прибирають і розпилюють дерева, які впали на дороги або лініїзовнішнього освітлення. Енергетики приступають до відновлення зруйнованихелектромереж", - написав Куртєв.</text:p>
      <text:p text:style-name="P4">
Усі роботи триватимуть до початку комендантської години та продовжатьсязавтра.</text:p>
      <text:p text:style-name="P4">
У деяких районах міста випав град, сильний вітер зламав дерева та повалив їхна автівки та дороги. Інформації про постраждалих не надходило. Наразі в містіспокійна погода.</text:p>
      <text:p text:style-name="P4">
Водночас в Івано-Франківську внаслідок негоди обвалилася частина пішохідногомосту.</text:p>
      <text:p text:style-name="P4">
_<text:span text:style-name="T4">
Відео</text:span>
 : <text:a xlink:type="simple" xlink:href="https://www.facebook.com/ruslan.martsinkiv/videos/1398253010726921" text:style-name="Internet_20_link" text:visited-style-name="Visited_20_Internet_20_Link">
 Руслан Марцинків</text:a>
 _</text:p>
      <text:p text:style-name="P4">
"Велика вода обірвала частину берега з боку Німецького озера, також обірвалачастину пішохідного мосту на Набережній. Зараз міст перекритий. Проходу нема",- повідомив міський голова Руслан Марцінків у <text:a xlink:type="simple" xlink:href="https://www.facebook.com/watch/live/" text:style-name="Internet_20_link" text:visited-style-name="Visited_20_Internet_20_Link">
 Фейсбуці</text:a>
,</text:p>
      <text:p text:style-name="P4">
<text:span text:style-name="T4">
Читайте також:</text:span>
 <text:a xlink:type="simple" xlink:href="https://www.ukrinform.ua/rubric-regions/3732952-na-kiivsini-vnaslidok-negodi-znestrumleni-50-naselenih-punktiv.html" text:style-name="Internet_20_link" text:visited-style-name="Visited_20_Internet_20_Link">
 На Київщині внаслідок <text:span text:style-name="T4">
негоди</text:span>
 знеструмлені 50населених пунктів </text:a>
</text:p>
      <text:p text:style-name="P4">
За його словами, на місці перебувають представники комунальних служб іполіції. Жертв немає.</text:p>
      <text:p text:style-name="P4">
Марцінків зауважив, що рівень води зараз досить високий, тому до робіт звідновлення пошкодженої частини мосту візьмуться після її спаду. Поки що водаприбуває.</text:p>
      <text:p text:style-name="P4">
Як повідомлялося, на Прикарпатті грозові дощі спричинили підтоплення близько300 дворогосподарств, відкритих територій та місцевих доріг.</text:p>
      <text:p text:style-name="P4">
<text:span text:style-name="T5">
Фото: Анатолій Куртєв, Телеграм</text:span>
</text:p>
      <text:p text:style-name="P4">
Source: <text:a xlink:type="simple" xlink:href="https://www.ukrinform.ua/rubric-regions/3732980-u-zaporizzi-cerez-negodu-poskodzeni-liniii-elektroperedac-u-frankivsku-obvalivsa-mist.html" text:style-name="Internet_20_link" text:visited-style-name="Visited_20_Internet_20_Link">
https://www.ukrinform.ua/rubric-regions/3732980-u-zaporizzi-cerez-negodu-poskodzeni-liniii-elektroperedac-u-frankivsku-obvalivsa-mist.html</text:a>
</text:p>
      <!--NEWS-->
      <text:h text:style-name="P10" text:outline-level="1">
<text:span text:style-name="T4">
Зеленський проводить зустріч з Ердоганом</text:span>
</text:h>
      <text:p text:style-name="P4">
Authors: Ukrinform (Person)</text:p>
      <text:p text:style-name="P4">
Publisher: Укринформ (Organization)</text:p>
      <text:p text:style-name="P4">
Published Time: 2023-07-07T22:19:00+03:00</text:p>
      <text:p text:style-name="P4">
Modified Time: 2023-07-07T22:19:00+03:00</text:p>
      <text:p text:style-name="P4">
Description: Президент України Володимир Зеленський проводить зустріч зі своїм турецьким колегою Реджепом Таїпом Ердоганом. — Укрінформ.</text:p>
      <text:p text:style-name="P4">
Images: ['<text:a xlink:type="simple" xlink:href="https://static.ukrinform.com/photos/2023_07/thumb_files/630_360_1688758028-881.jpg" text:style-name="Internet_20_link" text:visited-style-name="Visited_20_Internet_20_Link">
630_360_16887...</text:a>
']</text:p>
      <text:p text:style-name="P4">
Tags: ['Ердоган', 'Візит', 'Туреччина', 'Зеленський']</text:p>
      <text:p text:style-name="P4">
Type: Article</text:p>
      <!--METADATA-->
      <text:p text:style-name="P4">
<draw:frame draw:style-name="fr1" draw:name="Image245" text:anchor-type="as-char" svg:width="6.9236in" svg:height="3.956343in" draw:z-index="0">
<draw:image xlink:href="../Images/yкринформ/2023-07-07T22-19-00-03-00/630_360_1688758028-881.jpg" xlink:type="simple" xlink:show="embed" xlink:actuate="onLoad" draw:mime-type="image/jpeg"/>
</draw:frame>
 ПрезидентУкраїни Володимир Зеленський проводить зустріч зі своїм турецьким колегоюРеджепом Таїпом Ердоганом.</text:p>
      <text:p text:style-name="P4">
Про це глава держави повідомив у <text:a xlink:type="simple" xlink:href="http://t.me/V_Zelenskiy_official/6894" text:style-name="Internet_20_link" text:visited-style-name="Visited_20_Internet_20_Link">
 Телеграмі</text:a>
 , передає Укрінформ.</text:p>
      <text:p text:style-name="P4">
«Туреччина. Зустріч з Президентом Реджепом Таїпом Ердоганом. Дуже важливіпереговори. Безпека – і в нашому Чорноморському регіоні, і загалом в Європі.Вдячний за підтримку територіальної цілісності та суверенітету України.Формула миру. Захист наших країн, наших людей та наших інтересів. Увага самітуу Вільнюсі, що готується», - зазначив Зеленський.</text:p>
      <text:p text:style-name="P4">
_Відео:<text:a xlink:type="simple" xlink:href="https://www.president.gov.ua/" text:style-name="Internet_20_link" text:visited-style-name="Visited_20_Internet_20_Link">
 Офіс Президента </text:a>
 _</text:p>
      <text:p text:style-name="P4">
За словами Президента, окремо буде обговорено захист і розвиток Чорноморськоїзернової ініціативи та подальші зусилля заради продовольчої безпеки.</text:p>
      <text:p text:style-name="P4">
«Світ має бути захищений від будь-якого терору», - підкреслив <text:a xlink:type="simple" xlink:href="https://www.ukrinform.ua/tag-zelenskij" text:style-name="Internet_20_link" text:visited-style-name="Visited_20_Internet_20_Link">
 Зеленський</text:a>
 .</text:p>
      <text:p text:style-name="P4">
<text:span text:style-name="T4">
Читайте також:</text:span>
 <text:a xlink:type="simple" xlink:href="https://www.ukrinform.ua/rubric-polytics/3732945-zelenskij-pribuv-u-tureccinu-na-peregovori-z-erdoganom.html" text:style-name="Internet_20_link" text:visited-style-name="Visited_20_Internet_20_Link">
 <text:span text:style-name="T4">
Зеленський</text:span>
 прибув у Туреччину на переговори зЕрдоганом </text:a>
</text:p>
      <text:p text:style-name="P4">
Як повідомлялося, у п’ятницю ввечері Зеленський прибув з візитом до Туреччини.До того глава держави відвідав Болгарію, Чехію та Словаччину.</text:p>
      <text:p text:style-name="P4">
<text:span text:style-name="T5">
Фото: twitter.com/ZelenskyyUa</text:span>
</text:p>
      <text:p text:style-name="P4">
Source: <text:a xlink:type="simple" xlink:href="https://www.ukrinform.ua/rubric-polytics/3732982-zelenskij-provodit-zustric-z-erdoganom.html" text:style-name="Internet_20_link" text:visited-style-name="Visited_20_Internet_20_Link">
https://www.ukrinform.ua/rubric-polytics/3732982-zelenskij-provodit-zustric-z-erdoganom.html</text:a>
</text:p>
      <!--NEWS-->
      <text:h text:style-name="P10" text:outline-level="1">
<text:span text:style-name="T4">
Залужний і Шаптала відвідали угруповання військ «Хортиця» й «Таврія»</text:span>
</text:h>
      <text:p text:style-name="P4">
Authors: Ukrinform (Person)</text:p>
      <text:p text:style-name="P4">
Publisher: Укринформ (Organization)</text:p>
      <text:p text:style-name="P4">
Published Time: 2023-07-07T22:35:00+03:00</text:p>
      <text:p text:style-name="P4">
Modified Time: 2023-07-07T22:35:00+03:00</text:p>
      <text:p text:style-name="P4">
Description: Головнокомандувач ЗСУ Валерій Залужний разом із начальником Генерального штабу Сергієм Шапталою відвідали оперативно-стратегічні угруповання військ «Хортиця» і «Таврія». — Укрінформ.</text:p>
      <text:p text:style-name="P4">
Images: ['<text:a xlink:type="simple" xlink:href="https://static.ukrinform.com/photos/2023_07/thumb_files/630_360_1688760223-735.png" text:style-name="Internet_20_link" text:visited-style-name="Visited_20_Internet_20_Link">
630_360_16887...</text:a>
']</text:p>
      <text:p text:style-name="P4">
Tags: ['Генштаб', 'ЗСУ', 'Валерій Залужний', 'Війна з Росією', '#stoprussia']</text:p>
      <text:p text:style-name="P4">
Type: Article</text:p>
      <!--METADATA-->
      <text:p text:style-name="P4">
<draw:frame draw:style-name="fr1" draw:name="Image246" text:anchor-type="as-char" svg:width="6.9236in" svg:height="3.956343in" draw:z-index="0">
<draw:image xlink:href="../Images/yкринформ/2023-07-07T22-35-00-03-00/630_360_1688760223-735.png" xlink:type="simple" xlink:show="embed" xlink:actuate="onLoad" draw:mime-type="image/png"/>
</draw:frame>
Головнокомандувач ЗСУ Валерій Залужний разом із начальником Генерального штабуСергієм Шапталою відвідали оперативно-стратегічні угруповання військ «Хортиця»і «Таврія».</text:p>
      <text:p text:style-name="P4">
Про це повідомляється на <text:a xlink:type="simple" xlink:href="https://t.me/CinCAFU/529" text:style-name="Internet_20_link" text:visited-style-name="Visited_20_Internet_20_Link">
 Телеграм-каналі </text:a>
Головкома, передає Укрінформ.</text:p>
      <text:p text:style-name="P4">
_<text:span text:style-name="T4">
Відео</text:span>
 : <text:a xlink:type="simple" xlink:href="https://www.youtube.com/watch" text:style-name="Internet_20_link" text:visited-style-name="Visited_20_Internet_20_Link">
 Валерій Залужний, Телеграм</text:a>
 _</text:p>
      <text:p text:style-name="P4">
«З начальником Генерального штабу Сергієм Шапталою працювали в оперативно-стратегічних угрупованнях <text:a xlink:type="simple" xlink:href="https://www.ukrinform.ua/tag-zsu" text:style-name="Internet_20_link" text:visited-style-name="Visited_20_Internet_20_Link">
 військ </text:a>
«Хортиця» і «Таврія». Дякую кожному, хто боронить нашу землю», - зазначивЗалужний.</text:p>
      <text:p text:style-name="P4">
<text:span text:style-name="T4">
Читайте також:</text:span>
 <text:a xlink:type="simple" xlink:href="https://www.ukrinform.ua/rubric-ato/3732455-vijskovi-prodovzuut-aktivni-nastupalni-dii-iniciativa-perebuvae-na-boci-zsu-zaluznij.html" text:style-name="Internet_20_link" text:visited-style-name="Visited_20_Internet_20_Link">
 Військові продовжують активні наступальні дії, ініціативаперебуває на боці ЗСУ - <text:span text:style-name="T4">
Залужний</text:span>
 </text:a>
</text:p>
      <text:p text:style-name="P4">
У короткому коментарі на опублікованому відео з поїздки Головнокомандувачтакож заявив: «Все нормально, все буде добре, все по плану, хлопці - молодці.Переможемо».</text:p>
      <text:p text:style-name="P4">
<text:span text:style-name="T5">
Фото: Офіс Президента</text:span>
</text:p>
      <text:p text:style-name="P4">
Source: <text:a xlink:type="simple" xlink:href="https://www.ukrinform.ua/rubric-ato/3732985-zaluznij-i-saptala-vidvidali-ugrupovanna-vijsk-hortica-j-tavria.html" text:style-name="Internet_20_link" text:visited-style-name="Visited_20_Internet_20_Link">
https://www.ukrinform.ua/rubric-ato/3732985-zaluznij-i-saptala-vidvidali-ugrupovanna-vijsk-hortica-j-tavria.html</text:a>
</text:p>
      <!--NEWS-->
      <text:h text:style-name="P10" text:outline-level="1">
<text:span text:style-name="T4">
Калініна зіграє у другому колі парного розряду Вімблдонського турніру</text:span>
</text:h>
      <text:p text:style-name="P4">
Authors: Ukrinform (Person)</text:p>
      <text:p text:style-name="P4">
Publisher: Укринформ (Organization)</text:p>
      <text:p text:style-name="P4">
Published Time: 2023-07-07T22:49:31+03:00</text:p>
      <text:p text:style-name="P4">
Modified Time: 2023-07-07T22:49:31+03:00</text:p>
      <text:p text:style-name="P4">
Description: Перша «ракетка» України Ангеліна Калініна продовжує виступ на третьому у сезоні турнірі серії Grand Slam - Вімблдоні, який триває у Лондоні (Велика Британія). — Укрінформ.</text:p>
      <text:p text:style-name="P4">
Images: ['<text:a xlink:type="simple" xlink:href="https://static.ukrinform.com/photos/2023_06/thumb_files/630_360_1687951435-330.jpg" text:style-name="Internet_20_link" text:visited-style-name="Visited_20_Internet_20_Link">
630_360_16879...</text:a>
']</text:p>
      <text:p text:style-name="P4">
Tags: ['Теніс', 'Вімблдон', 'Ангеліна Калініна']</text:p>
      <text:p text:style-name="P4">
Type: Article</text:p>
      <!--METADATA-->
      <text:p text:style-name="P4">
<draw:frame draw:style-name="fr1" draw:name="Image247" text:anchor-type="as-char" svg:width="6.9236in" svg:height="3.956343in" draw:z-index="0">
<draw:image xlink:href="../Images/yкринформ/2023-07-07T22-49-31-03-00/630_360_1687951435-330.jpg" xlink:type="simple" xlink:show="embed" xlink:actuate="onLoad" draw:mime-type="image/jpeg"/>
</draw:frame>
 Перша«ракетка» України Ангеліна Калініна продовжує виступ на третьому у сезонітурнірі серії Grand Slam - Вімблдоні, який триває у Лондоні (Велика Британія).</text:p>
      <text:p text:style-name="P4">
У стартовому матчі парного розряду дует Ангеліна Калініна - Ірина-Камелія Бегу(Румунія) здобув вольову перемогу над чилійсько-новозеландськиим тандемомАлекса Гуарачі - Ерін Раутліфф - 6:7 (2:7), 7:6 (8:6), 6:2, передає Укрінформ.</text:p>
      <text:p text:style-name="P4">
Протистояння тривало 2,5 години.</text:p>
      <text:p text:style-name="P4">
Путівку до третього кола парного розряду Калініна та Бегу розіграють ізпосіяними під 3-м номером австралійкою Сторм Хантер та бельгійкою ЕлізеМертенс.</text:p>
      <text:p text:style-name="P4">
<text:span text:style-name="T4">
Читайте також:</text:span>
 <text:a xlink:type="simple" xlink:href="https://www.ukrinform.ua/rubric-sports/3732887-kalinina-postupilas-andreesku-ta-zaversila-vistupi-na-vimbldoni.html" text:style-name="Internet_20_link" text:visited-style-name="Visited_20_Internet_20_Link">
 Калініна поступилася Андреєску на Вімблдоні</text:a>
</text:p>
      <text:p text:style-name="P4">
Вімблдонський турнір триватиме до 16 липня.</text:p>
      <text:p text:style-name="P4">
Фото: btu.org.ua.</text:p>
      <text:p text:style-name="P4">
Source: <text:a xlink:type="simple" xlink:href="https://www.ukrinform.ua/rubric-sports/3732984-kalinina-zigrae-u-drugomu-koli-parnogo-rozradu-vimbldonskogo-turniru.html" text:style-name="Internet_20_link" text:visited-style-name="Visited_20_Internet_20_Link">
https://www.ukrinform.ua/rubric-sports/3732984-kalinina-zigrae-u-drugomu-koli-parnogo-rozradu-vimbldonskogo-turniru.html</text:a>
</text:p>
      <!--NEWS-->
      <text:h text:style-name="P10" text:outline-level="1">
<text:span text:style-name="T4">
Урядова коаліція Нідерландів розпалася через розбіжності щодо міграційної політики - ЗМІ</text:span>
</text:h>
      <text:p text:style-name="P4">
Authors: Ukrinform (Person)</text:p>
      <text:p text:style-name="P4">
Publisher: Укринформ (Organization)</text:p>
      <text:p text:style-name="P4">
Published Time: 2023-07-07T22:54:00+03:00</text:p>
      <text:p text:style-name="P4">
Modified Time: 2023-07-07T22:54:00+03:00</text:p>
      <text:p text:style-name="P4">
Description: Партії урядової коаліції Нідерландів не змогли досягти домовленостей стосовно міграційної політики. Це фактично означає, що кабінет на чолі з Марком Рютте йде у відставку. — Укрінформ.</text:p>
      <text:p text:style-name="P4">
Images: ['<text:a xlink:type="simple" xlink:href="https://static.ukrinform.com/photos/2020_05/thumb_files/630_360_1588618462-137.jpg" text:style-name="Internet_20_link" text:visited-style-name="Visited_20_Internet_20_Link">
630_360_15886...</text:a>
']</text:p>
      <text:p text:style-name="P4">
Tags: None</text:p>
      <text:p text:style-name="P4">
Type: Article</text:p>
      <!--METADATA-->
      <text:p text:style-name="P4">
<draw:frame draw:style-name="fr1" draw:name="Image248" text:anchor-type="as-char" svg:width="6.9236in" svg:height="3.956343in" draw:z-index="0">
<draw:image xlink:href="../Images/yкринформ/2023-07-07T22-54-00-03-00/630_360_1588618462-137.jpg" xlink:type="simple" xlink:show="embed" xlink:actuate="onLoad" draw:mime-type="image/jpeg"/>
</draw:frame>
 Партіїурядової коаліції Нідерландів не змогли досягти домовленостей стосовноміграційної політики. Це фактично означає, що кабінет на чолі з Марком Рюттейде у відставку.</text:p>
      <text:p text:style-name="P4">
Про це повідомляє Укрінформ з посиланням на <text:a xlink:type="simple" xlink:href="http://nos.nl/liveblog/2481941-oppositie-wil-snel-tweede-kamerverkiezingen-was-geen-gelukkig-huwelijk" text:style-name="Internet_20_link" text:visited-style-name="Visited_20_Internet_20_Link">
 NOS</text:a>
 .</text:p>
      <text:p text:style-name="P4">
“Четвертий кабінет Рютте впав через один рік і 178 днів. Це вже третій кабінетпід керівництвом лідера VVD Рютте, що не доходить до фінішу. Сторони не змоглидосягти домовленостей щодо міграційної політики”, - йдеться у повідомленні.</text:p>
      <text:p text:style-name="P4">
Нагадаємо, посол України в Нідерландах Олександр Карасевич сказав у коментаріУкрінформу, що ця країна стала однією з тих, які зробили F-16 для нашоїдержави не мрією, а "реальністю, яка точно буде".</text:p>
      <text:p text:style-name="P4">
<text:span text:style-name="T4">
Читайте також:</text:span>
 <text:a xlink:type="simple" xlink:href="https://www.ukrinform.ua/rubric-economy/3732469-niderlandi-vze-nadali-ukraini-19-milarda-vijskovoi-dopomogi.html" text:style-name="Internet_20_link" text:visited-style-name="Visited_20_Internet_20_Link">
 <text:span text:style-name="T4">
Нідерлан</text:span>
 ди вже надали Україні €1,9 мільярдавійськової допомоги </text:a>
</text:p>
      <text:p text:style-name="P4">
За його словами, <text:a xlink:type="simple" xlink:href="https://www.ukrinform.ua/tag-niderlandi" text:style-name="Internet_20_link" text:visited-style-name="Visited_20_Internet_20_Link">
 Нідерланди </text:a>
 булиініціаторами та зіграли одну з лідерських ролей у формуванні "коаліції F-16"."Роль цієї держави, її парламенту, уряду, особисту роль прем’єр-міністра МаркаРютте, міністра закордонних справ Вопке Хукстри та міністра оборони КайсиОллонгрен у тому, що вже зараз конкретно йдеться про надання Українівинищувачів.</text:p>
      <text:p text:style-name="P4">
Як повідомлялося, Нідерланди розпочнуть навчання українських пілотів на F-16вже цього літа.</text:p>
      <text:p text:style-name="P4">
Source: <text:a xlink:type="simple" xlink:href="https://www.ukrinform.ua/rubric-world/3732986-uradova-koalicia-niderlandiv-rozpalasa-cerez-rozbiznosti-sodo-migracijnoi-politiki-zmi.html" text:style-name="Internet_20_link" text:visited-style-name="Visited_20_Internet_20_Link">
https://www.ukrinform.ua/rubric-world/3732986-uradova-koalicia-niderlandiv-rozpalasa-cerez-rozbiznosti-sodo-migracijnoi-politiki-zmi.html</text:a>
</text:p>
      <!--NEWS-->
      <text:h text:style-name="P10" text:outline-level="1">
<text:span text:style-name="T4">
«Вчасний, масштабний і дуже потрібний»: Зеленський подякував США за новий оборонний пакет</text:span>
</text:h>
      <text:p text:style-name="P4">
Authors: Ukrinform (Person)</text:p>
      <text:p text:style-name="P4">
Publisher: Укринформ (Organization)</text:p>
      <text:p text:style-name="P4">
Published Time: 2023-07-07T23:02:00+03:00</text:p>
      <text:p text:style-name="P4">
Modified Time: 2023-07-07T23:02:00+03:00</text:p>
      <text:p text:style-name="P4">
Description: Володимир Зеленський висловив вдячність народові та Джо Байдену за новий пакет військової допомоги для України, назвавши його вчасним, масштабним і дуже потрібним. — Укрінформ.</text:p>
      <text:p text:style-name="P4">
Images: ['<text:a xlink:type="simple" xlink:href="https://static.ukrinform.com/photos/2022_05/thumb_files/630_360_1652263772-452.jpeg" text:style-name="Internet_20_link" text:visited-style-name="Visited_20_Internet_20_Link">
630_360_16522...</text:a>
']</text:p>
      <text:p text:style-name="P4">
Tags: ['США', 'Зброя', 'Боєприпаси', 'допомога', 'Зеленський', 'Війна з Росією']</text:p>
      <text:p text:style-name="P4">
Type: Article</text:p>
      <!--METADATA-->
      <text:p text:style-name="P4">
<draw:frame draw:style-name="fr1" draw:name="Image249" text:anchor-type="as-char" svg:width="6.9236in" svg:height="3.956343in" draw:z-index="0">
<draw:image xlink:href="../Images/yкринформ/2023-07-07T23-02-00-03-00/630_360_1652263772-452.jpeg" xlink:type="simple" xlink:show="embed" xlink:actuate="onLoad" draw:mime-type="image/jpeg"/>
</draw:frame>
 ВолодимирЗеленський висловив вдячність народові та Джо Байдену за новий пакетвійськової допомоги для України, назвавши його вчасним, масштабним і дужепотрібним.</text:p>
      <text:p text:style-name="P4">
Про це Зеленський написав у <text:a xlink:type="simple" xlink:href="http://twitter.com/ZelenskyyUa/status/1677403517768671238" text:style-name="Internet_20_link" text:visited-style-name="Visited_20_Internet_20_Link">
 Твіттері</text:a>
 , передаєУкрінформ.</text:p>
      <text:p text:style-name="P4">
«Вчасний, масштабний та дуже потрібний пакет оборонної допомоги від США.Вдячні американському народові та Президенту Джозефу Байдену за рішучі кроки,які наближають Україну до перемоги над ворогом, а демократію – до перемоги наддиктатурою. Розширення оборонних спроможностей України дасть нові інструментидля <text:a xlink:type="simple" xlink:href="https://www.ukrinform.ua/tag-deokupacia" text:style-name="Internet_20_link" text:visited-style-name="Visited_20_Internet_20_Link">
 деокупації </text:a>
 нашої землі танаближення миру», - підкреслив глава держави.</text:p>
      <text:p text:style-name="Quotations">

<text:p text:style-name="P4">
Вчасний, масштабний та дуже потрібний пакет оборонної допомоги від США.&gt;
 Вдячні американському народові та Президенту Джозефу Байдену <text:a xlink:type="simple" xlink:href="https://twitter.com/POTUS" text:style-name="Internet_20_link" text:visited-style-name="Visited_20_Internet_20_Link">
 @POTUS&gt;
 </text:a>
 за рішучі кроки, які&gt;
 наближають Україну до перемоги над ворогом, а демократію – до перемоги над&gt;
 диктатурою. Розширення оборонних…&gt;
&gt;
 — Володимир Зеленський (@ZelenskyyUa) <text:a xlink:type="simple" xlink:href="https://twitter.com/ZelenskyyUa/status/1677403517768671238" text:style-name="Internet_20_link" text:visited-style-name="Visited_20_Internet_20_Link">
 July 7, 2023&gt;
 </text:a>
</text:p>

</text:p>
      <text:p text:style-name="P4">
<text:span text:style-name="T4">
Читайте також:</text:span>
 <text:a xlink:type="simple" xlink:href="https://www.ukrinform.ua/rubric-ato/3726566-u-pentagoni-vvazaut-so-kasetni-snaradi-buli-b-efektivnimi-dla-znisenna-vijsk-rf.html" text:style-name="Internet_20_link" text:visited-style-name="Visited_20_Internet_20_Link">
 У Пентагоні вважають, що <text:span text:style-name="T4">
касетні</text:span>
 снаряди були бефективними для знищення військ РФ </text:a>
</text:p>
      <text:p text:style-name="P4">
Як повідомлялося, міністерство оборони США 7 липня офіційно оголосило провиділення <text:a xlink:type="simple" xlink:href="http://www.ukrinform.ua/rubric-ato/3732977-pentagon-ogolosiv-pro-novij-paket-dopomogi-ukraini-z-kasetnimi-boepripasami.html" text:style-name="Internet_20_link" text:visited-style-name="Visited_20_Internet_20_Link">
 нового пакета військової допомоги Україні</text:a>
 загальним обсягом $800мільйонів. Пакет містить касетні боєприпаси, а також інші види озброєнь таамуніції для ЗСУ.</text:p>
      <text:p text:style-name="P4">
<text:span text:style-name="T5">
Фото: ОП</text:span>
</text:p>
      <text:p text:style-name="P4">
Source: <text:a xlink:type="simple" xlink:href="https://www.ukrinform.ua/rubric-ato/3732988-zelenskij-podakuvav-ssa-za-novij-oboronnij-paket-vcasnij-masstabnij-i-duze-potribnij.html" text:style-name="Internet_20_link" text:visited-style-name="Visited_20_Internet_20_Link">
https://www.ukrinform.ua/rubric-ato/3732988-zelenskij-podakuvav-ssa-za-novij-oboronnij-paket-vcasnij-masstabnij-i-duze-potribnij.html</text:a>
</text:p>
      <!--NEWS-->
      <text:h text:style-name="P10" text:outline-level="1">
<text:span text:style-name="T4">
У Сирії блокували «вагнерівців» під час заколоту Пригожина - Reuters</text:span>
</text:h>
      <text:p text:style-name="P4">
Authors: Ukrinform (Person)</text:p>
      <text:p text:style-name="P4">
Publisher: Укринформ (Organization)</text:p>
      <text:p text:style-name="P4">
Published Time: 2023-07-07T23:21:00+03:00</text:p>
      <text:p text:style-name="P4">
Modified Time: 2023-07-07T23:21:00+03:00</text:p>
      <text:p text:style-name="P4">
Description: Влада Сирії разом із російським військовим командуванням під час заколоту Пригожина вжила низки оперативних заходів для блокування бойовиків ПВК «Вагнер» у цій країні. — Укрінформ.</text:p>
      <text:p text:style-name="P4">
Images: ['<text:a xlink:type="simple" xlink:href="https://static.ukrinform.com/photos/2018_09/thumb_files/630_360_1536050716-3359.jpg" text:style-name="Internet_20_link" text:visited-style-name="Visited_20_Internet_20_Link">
630_360_15360...</text:a>
']</text:p>
      <text:p text:style-name="P4">
Tags: ['Сирія', 'Російські військові', 'ПВК "Вагнера"', 'Пригожин']</text:p>
      <text:p text:style-name="P4">
Type: Article</text:p>
      <!--METADATA-->
      <text:p text:style-name="P4">
<draw:frame draw:style-name="fr1" draw:name="Image250" text:anchor-type="as-char" svg:width="6.9236in" svg:height="3.956343in" draw:z-index="0">
<draw:image xlink:href="../Images/yкринформ/2023-07-07T23-21-00-03-00/630_360_1536050716-3359.jpg" xlink:type="simple" xlink:show="embed" xlink:actuate="onLoad" draw:mime-type="image/jpeg"/>
</draw:frame>
 ВладаСирії разом із російським військовим командуванням під час заколоту Пригожинавжила низки оперативних заходів для блокування бойовиків ПВК «Вагнер» у ційкраїні.</text:p>
      <text:p text:style-name="P4">
Як передає Укрінформ, про це повідомляє <text:a xlink:type="simple" xlink:href="http://www.reuters.com/world/syria-brought-wagner-group-fighters-heel-mutiny-unfolded-russia-2023-07-07/" text:style-name="Internet_20_link" text:visited-style-name="Visited_20_Internet_20_Link">
 Reuters</text:a>
 із посиланням на поінформовані джерела.</text:p>
      <text:p text:style-name="P4">
Заходи впливу, про які раніше не повідомлялося, включали блокування телефоннихліній, виклик близько десятка командирів ПВК на російську військову базу танаказ найманцям підписати нові контракти з міноборони РФ або ж негайнозалишити Сирію.</text:p>
      <text:p text:style-name="P4">
За словами двох сирійських джерел, влада Сирії вдалася до таких кроків черезпобоювання, що Росію – ключового військового партнера режиму Асада –«відволікають події вдома».</text:p>
      <text:p text:style-name="P4">
На території Сирії перебуває від 250 до 450 осіб, які належать дотерористичної російської ПВК, повідомили сирійські джерела. Офіційних данихщодо кількості «вагнерівців» у країні немає.</text:p>
      <text:p text:style-name="P4">
<text:span text:style-name="T4">
Читайте також:</text:span>
 <text:a xlink:type="simple" xlink:href="https://www.ukrinform.ua/rubric-world/3732184-lukasenko-zaaviv-so-prigozin-povernuvsa-do-rosii.html" text:style-name="Internet_20_link" text:visited-style-name="Visited_20_Internet_20_Link">
 Лукашенко заявив, що Пригожин повернувся до Росії</text:a>
</text:p>
      <text:p text:style-name="P4">
Угруповання «Вагнер» було розгорнуто Росією в Сирії 2015 року разом ізрозгортанням військових сил для допомоги Башару Асаду у війні протиповстанців.</text:p>
      <text:p text:style-name="P4">
За словами високопоставленого офіцера Сирійської республіканської гвардії тапоінформованого джерела, військові Сирії приватно висловили занепокоєння щодоподій у Росії 23-24 червня та побоювання, що заколот Пригожина зведе нанівецьприсутність РФ у країні.</text:p>
      <text:p text:style-name="P4">
Уряд Сирії, міноборони РФ та <text:a xlink:type="simple" xlink:href="https://www.ukrinform.ua/tag-pvk-vagnera" text:style-name="Internet_20_link" text:visited-style-name="Visited_20_Internet_20_Link">
 ПВК «Вагнер» </text:a>
 не відповіли на запити щодо коментарів з приводу згаданих заходіввпливу, зауважує Reuters. Раніше офіційний Дамаск так само не відреагував назаколот Пригожина.</text:p>
      <text:p text:style-name="P4">
<text:span text:style-name="T4">
Читайте також:</text:span>
 <text:a xlink:type="simple" xlink:href="https://www.ukrinform.ua/rubric-ato/3731792-u-rosii-pisla-zakolotu-vagnerivciv-zrosla-nedovira-do-vladi-malar.html" text:style-name="Internet_20_link" text:visited-style-name="Visited_20_Internet_20_Link">
 У Росії після заколоту « <text:span text:style-name="T4">
вагнер</text:span>
 івців» зросланедовіра до влади – Маляр </text:a>
</text:p>
      <text:p text:style-name="P4">
Як повідомляв Укрінформ, очільник ПВК «Вагнер» Євген Пригожин 23 червняоголосив демарш проти російського військового керівництва і рушив на Москву.</text:p>
      <text:p text:style-name="P4">
<text:span text:style-name="T5">
Фото: СБУ</text:span>
</text:p>
      <text:p text:style-name="P4">
Source: <text:a xlink:type="simple" xlink:href="https://www.ukrinform.ua/rubric-world/3732979-u-sirii-blokuvali-vagnerivciv-pid-cas-zakolotu-prigozina-reuters.html" text:style-name="Internet_20_link" text:visited-style-name="Visited_20_Internet_20_Link">
https://www.ukrinform.ua/rubric-world/3732979-u-sirii-blokuvali-vagnerivciv-pid-cas-zakolotu-prigozina-reuters.html</text:a>
</text:p>
      <!--NEWS-->
      <text:h text:style-name="P10" text:outline-level="1">
<text:span text:style-name="T4">
Шведські БМП Stridsfordon 90 вже в Україні - Резніков</text:span>
</text:h>
      <text:p text:style-name="P4">
Authors: Ukrinform (Person)</text:p>
      <text:p text:style-name="P4">
Publisher: Укринформ (Organization)</text:p>
      <text:p text:style-name="P4">
Published Time: 2023-07-07T23:39:00+03:00</text:p>
      <text:p text:style-name="P4">
Modified Time: 2023-07-07T23:39:00+03:00</text:p>
      <text:p text:style-name="P4">
Description: ЗСУ підсилилися бойовими машинами піхоти Stridsfordon 90, партія яких прибуло до нашої країни зі Швеції. — Укрінформ.</text:p>
      <text:p text:style-name="P4">
Images: ['<text:a xlink:type="simple" xlink:href="https://static.ukrinform.com/photos/2023_07/thumb_files/630_360_1688762352-282.jpg" text:style-name="Internet_20_link" text:visited-style-name="Visited_20_Internet_20_Link">
630_360_16887...</text:a>
']</text:p>
      <text:p text:style-name="P4">
Tags: ['Швеція', 'БМП', 'Резніков', 'Війна з Росією']</text:p>
      <text:p text:style-name="P4">
Type: Article</text:p>
      <!--METADATA-->
      <text:p text:style-name="P4">
<draw:frame draw:style-name="fr1" draw:name="Image251" text:anchor-type="as-char" svg:width="6.9236in" svg:height="3.956343in" draw:z-index="0">
<draw:image xlink:href="../Images/yкринформ/2023-07-07T23-39-00-03-00/630_360_1688762352-282.jpg" xlink:type="simple" xlink:show="embed" xlink:actuate="onLoad" draw:mime-type="image/jpeg"/>
</draw:frame>
 ЗСУпідсилилися бойовими машинами піхоти Stridsfordon 90, партія яких прибуло донашої країни зі Швеції.</text:p>
      <text:p text:style-name="P4">
Про це міністр оборони Олексій Резніков повідомив у <text:a xlink:type="simple" xlink:href="http://twitter.com/oleksiireznikov/status/1677389783918690305" text:style-name="Internet_20_link" text:visited-style-name="Visited_20_Internet_20_Link">
 Твіттері</text:a>
 , передаєУкрінформ.</text:p>
      <text:p text:style-name="P4">
«БМП Stridsfordon 90 прибули в Україну та готові до бою. Найкращі машини длянайкращих солдатів», - зазначив глава Міноборони.</text:p>
      <text:p text:style-name="P4">
Він подякував міністру оборони Швеції Полу Юнсону, а також усім жителям цієїкраїни за допомогу.</text:p>
      <text:p text:style-name="Quotations">

<text:p text:style-name="P4">
Strf 90 IFWs have arrived in Ukraine and are ready for battle. Top machines&gt;
 for top soldiers.  &gt;
  Thank you to my friend <text:a xlink:type="simple" xlink:href="https://twitter.com/PlJonson" text:style-name="Internet_20_link" text:visited-style-name="Visited_20_Internet_20_Link">
 @PlJonson&gt;
 </text:a>
 and all Swedes for these&gt;
 IFWs.  &gt;
  Our common colors are blue and yellow.  &gt;
  Our common values are freedom and democracy.  &gt;
  Our common goals are victory and… <text:a xlink:type="simple" xlink:href="https://t.co/jb8sTcgsca" text:style-name="Internet_20_link" text:visited-style-name="Visited_20_Internet_20_Link">
 pic.twitter.com/jb8sTcgsca&gt;
 </text:a>
&gt;
&gt;
 — Oleksii Reznikov (@oleksiireznikov) <text:a xlink:type="simple" xlink:href="https://twitter.com/oleksiireznikov/status/1677389783918690305" text:style-name="Internet_20_link" text:visited-style-name="Visited_20_Internet_20_Link">
 July 7, 2023&gt;
 </text:a>
</text:p>

</text:p>
      <text:p text:style-name="P4">
«Наші спільні кольори – синій і жовтий. Наші спільні цінності – свобода ідемократія. Наші спільні цілі – перемога і справедливість», - наголосив <text:a xlink:type="simple" xlink:href="https://www.ukrinform.ua/tag-reznikov" text:style-name="Internet_20_link" text:visited-style-name="Visited_20_Internet_20_Link">
Резніков </text:a>
 .</text:p>
      <text:p text:style-name="P4">
<text:span text:style-name="T4">
Читайте також:</text:span>
 <text:a xlink:type="simple" xlink:href="https://www.ukrinform.ua/rubric-ato/3731010-reznikov-pokazav-ukrainsku-sau-bogdana.html" text:style-name="Internet_20_link" text:visited-style-name="Visited_20_Internet_20_Link">
 <text:span text:style-name="T4">
Резніков</text:span>
 показав українську САУ «Богдана»</text:a>
</text:p>
      <text:p text:style-name="P4">
Як повідомляв Укрінформ, Сполучені Штати оголосили у п’ятницю про виділенняУкраїні <text:a xlink:type="simple" xlink:href="http://www.ukrinform.ua/rubric-ato/3732977-pentagon-ogolosiv-pro-novij-paket-dopomogi-ukraini-z-kasetnimi-boepripasami.html" text:style-name="Internet_20_link" text:visited-style-name="Visited_20_Internet_20_Link">
 чергового пакета військової допомоги</text:a>
 . Він включаєартилерійські снаряди, в тому числі, касетні боєприпаси, ракети для системPatriot і HIMARS, БМП Bradley, БТР Stryker, а також інше озброєння табоєприпаси.</text:p>
      <text:p text:style-name="P4">
<text:span text:style-name="T5">
Фото: Jorchr</text:span>
</text:p>
      <text:p text:style-name="P4">
Source: <text:a xlink:type="simple" xlink:href="https://www.ukrinform.ua/rubric-ato/3732995-svedski-bmp-stridsfordon-90-vze-v-ukraini-reznikov.html" text:style-name="Internet_20_link" text:visited-style-name="Visited_20_Internet_20_Link">
https://www.ukrinform.ua/rubric-ato/3732995-svedski-bmp-stridsfordon-90-vze-v-ukraini-reznikov.html</text:a>
</text:p>
      <!--NEWS-->
      <text:h text:style-name="P10" text:outline-level="1">
<text:span text:style-name="T4">
Вихідні в Україні будуть спекотними, місцями - грози</text:span>
</text:h>
      <text:p text:style-name="P4">
Authors: Ukrinform (Person)</text:p>
      <text:p text:style-name="P4">
Publisher: Укринформ (Organization)</text:p>
      <text:p text:style-name="P4">
Published Time: 2023-07-07T23:58:00+03:00</text:p>
      <text:p text:style-name="P4">
Modified Time: 2023-07-07T23:58:00+03:00</text:p>
      <text:p text:style-name="P4">
Description: Погода на вихідних 8-9 липня у багатьох регіонах України буде по-справжньому літньою – зі спекою та грозами. Новий тиждень розпочнеться з короткочасних дощів і гроз майже по всій Україні, температура повітря дещо знизиться. — Укрінформ.</text:p>
      <text:p text:style-name="P4">
Images: ['<text:a xlink:type="simple" xlink:href="https://static.ukrinform.com/photos/2022_06/thumb_files/630_360_1655207823-384.jpeg" text:style-name="Internet_20_link" text:visited-style-name="Visited_20_Internet_20_Link">
630_360_16552...</text:a>
']</text:p>
      <text:p text:style-name="P4">
Tags: ['Гроза', 'Погода', 'Спека', 'Літо']</text:p>
      <text:p text:style-name="P4">
Type: Article</text:p>
      <!--METADATA-->
      <text:p text:style-name="P4">
<draw:frame draw:style-name="fr1" draw:name="Image252" text:anchor-type="as-char" svg:width="6.9236in" svg:height="3.956343in" draw:z-index="0">
<draw:image xlink:href="../Images/yкринформ/2023-07-07T23-58-00-03-00/630_360_1655207823-384.jpeg" xlink:type="simple" xlink:show="embed" xlink:actuate="onLoad" draw:mime-type="image/jpeg"/>
</draw:frame>
 Погода навихідних 8-9 липня у багатьох регіонах України буде по-справжньому літньою –зі спекою та грозами. Новий тиждень розпочнеться з короткочасних дощів і грозмайже по всій Україні, температура повітря дещо знизиться.</text:p>
      <text:p text:style-name="P4">
Про це Укрінформу повідомили в Sinoptik.ua.</text:p>
      <text:p text:style-name="P4">
Так, у суботу в Донецькій, Луганській, Запорізькій, Дніпропетровській, <text:a xlink:type="simple" xlink:href="http://ua.sinoptik.ua/%D0%BF%D0%BE%D0%B3%D0%BE%D0%B4%D0%B0-%D1%85%D0%B0%D1%80%D0%BA%D1%96%D0%B2" text:style-name="Internet_20_link" text:visited-style-name="Visited_20_Internet_20_Link">
Харківській</text:a>
та Херсонській областях стовпчики термометрів піднімуться до +31...+33 °С. Нарешті території країни температурні показники будуть набагато комфортнішими: уцентрі, на Закарпатті та в Сумській області — +24…+26 °С, у більшості західнихта північних областей – +20…+23 °С.</text:p>
      <text:p text:style-name="P4">
<text:span text:style-name="T4">
Читайте також:</text:span>
 <text:a xlink:type="simple" xlink:href="https://www.ukrinform.ua/rubric-world/3724973-torisne-lito-u-evropi-bulo-najteplisim-v-istorii-klimatologi.html" text:style-name="Internet_20_link" text:visited-style-name="Visited_20_Internet_20_Link">
 Торішнє літо у Європі було найтеплішим в історії -<text:span text:style-name="T4">
кліматолог</text:span>
 и </text:a>
</text:p>
      <text:p text:style-name="P4">
На сході, півдні, у Полтавській, Кіровоградській та Черкаській областях погодав суботу буде хмарною, з дощами та грозами.</text:p>
      <text:p text:style-name="P4">
У неділю практично по всій Україні буде хмарно, але без опадів. <text:a xlink:type="simple" xlink:href="https://www.ukrinform.ua/tag-dos" text:style-name="Internet_20_link" text:visited-style-name="Visited_20_Internet_20_Link">
 Дощі</text:a>
 та грози можливі лише на півдні,південному сході та сході. У Сумській області термометри покажуть +22…+24 °С,в <text:a xlink:type="simple" xlink:href="http://ua.sinoptik.ua/%D0%BF%D0%BE%D0%B3%D0%BE%D0%B4%D0%B0-%D0%BE%D0%B4%D0%B5%D1%81%D0%B0" text:style-name="Internet_20_link" text:visited-style-name="Visited_20_Internet_20_Link">
 Одеській</text:a>
, Миколаївській та Закарпатській областях – +28…+29 °С, у решті регіонів –+25…+27 °С.</text:p>
      <text:p text:style-name="P4">
<text:span text:style-name="T4">
Читайте також:</text:span>
 <text:a xlink:type="simple" xlink:href="https://www.ukrinform.ua/rubric-world/3732304-rekordna-speka-na-planeti-trimaetsa-vze-tretij-den-pospil.html" text:style-name="Internet_20_link" text:visited-style-name="Visited_20_Internet_20_Link">
 Рекордна спека на планеті тримається вже третій деньпоспіль </text:a>
</text:p>
      <text:p text:style-name="P4">
Новий тиждень розпочнеться з короткочасних дощів і гроз по всій Україні, крімпівдня та Запорізької області. На півночі температура повітря у понеділокстановитиме +20…+22 °С, на заході, сході та в центрі – +23…+25 °С.Найспекотніша погода на початку тижня буде на півдні та Закарпатті – до +28°С.</text:p>
      <text:p text:style-name="P4">
Source: <text:a xlink:type="simple" xlink:href="https://www.ukrinform.ua/rubric-regions/3732709-vihidni-v-ukraini-budut-spekotnimi-miscami-grozi.html" text:style-name="Internet_20_link" text:visited-style-name="Visited_20_Internet_20_Link">
https://www.ukrinform.ua/rubric-regions/3732709-vihidni-v-ukraini-budut-spekotnimi-miscami-grozi.html</text:a>
</text:p>
      <!--NEWS-->
      <text:h text:style-name="P10" text:outline-level="1">
<text:span text:style-name="T4">
П’ятнадцять українських регіонів відбудують 26 населених пунктів на Херсонщині</text:span>
</text:h>
      <text:p text:style-name="P4">
Author: ['АРМІЯINFORM']</text:p>
      <text:p text:style-name="P4">
Time: 2023-07-07T24:00:00-04:00</text:p>
      <text:p text:style-name="P4">
Description: — Працювати пліч-о-пліч для перемоги задля відбудови та відновлення — те, що сьогод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6_19-53-49.jpg" text:style-name="Internet_20_link" text:visited-style-name="Visited_20_Internet_20_Link">
photo_2023-07-06_19-53-49.jpg</text:a>
', '<text:a xlink:type="simple" xlink:href="https://armyinform.com.ua/wp-content/uploads/2023/07/photo_2023-07-06_19-55-11-150x150.jpg" text:style-name="Internet_20_link" text:visited-style-name="Visited_20_Internet_20_Link">
photo_2023-07-06_19-55-11-150x150.jpg</text:a>
', '<text:a xlink:type="simple" xlink:href="https://armyinform.com.ua/wp-content/uploads/2023/07/photo_2023-07-06_19-53-53-150x150.jpg" text:style-name="Internet_20_link" text:visited-style-name="Visited_20_Internet_20_Link">
photo_2023-07-06_19-53-53-150x150.jpg</text:a>
']</text:p>
      <text:p text:style-name="P4">
Tags: ['ВІДБУДОВА', 'ОЛЕКСІЙ КУЛЕБА', 'ХЕРСОНЩИНА']</text:p>
      <text:p text:style-name="P4">
Category: News</text:p>
      <!--METADATA-->
      <text:p text:style-name="P4">
<draw:frame draw:style-name="fr1" draw:name="Image253" text:anchor-type="as-char" svg:width="6.9236in" svg:height="3.932388in" draw:z-index="0">
<draw:image xlink:href="../Images/AРМІЯINFORM/2023-07-07T24-00-00-04-00/photo_2023-07-06_19-53-49.jpg" xlink:type="simple" xlink:show="embed" xlink:actuate="onLoad" draw:mime-type="image/jpeg"/>
</draw:frame>
</text:p>
      <text:p text:style-name="P4">
— Працювати пліч-о-пліч для перемоги задля відбудови та відновлення — те, щосьогодні потрібно Україні. Це наша формула єднання, яку ми продемонстрували заці майже 500 днів повномасштабної війни, —<text:a xlink:type="simple" xlink:href="https://t.me/OleksiyKuleba/3523" text:style-name="Internet_20_link" text:visited-style-name="Visited_20_Internet_20_Link">
повідомляє</text:a>
 заступник керівника ОфісуПрезидента Олексій Кулеба у Telegram.</text:p>
      <text:p text:style-name="P4">
— Відтепер «Пліч-о-пліч» — це нова сторінка співпраці між громадами тиловихрегіонів та містами й селами різних областей, які найбільше постраждали відросійського вторгнення. Спроможні громади України беруть під свій патронатміста на Херсонщині. Ця область стала пілотною. 15 регіонів відбудують 26населених пунктів на Правобережжі, — наголосив він.</text:p>
      <text:p text:style-name="P4">
<text:a xlink:type="simple" xlink:href="https://armyinform.com.ua/wp-content/uploads/2023/07/photo_2023-07-06_19-55-11.jpg" text:style-name="Internet_20_link" text:visited-style-name="Visited_20_Internet_20_Link">
<draw:frame draw:style-name="fr1" draw:name="Image254" text:anchor-type="as-char" svg:width="6.9236in" svg:height="6.9236in" draw:z-index="0">
<draw:image xlink:href="../Images/AРМІЯINFORM/2023-07-07T24-00-00-04-00/photo_2023-07-06_19-55-11-150x150.jpg" xlink:type="simple" xlink:show="embed" xlink:actuate="onLoad" draw:mime-type="image/jpeg"/>
</draw:frame>
</text:a>
</text:p>
      <text:p text:style-name="P4">
<text:a xlink:type="simple" xlink:href="https://armyinform.com.ua/wp-content/uploads/2023/07/photo_2023-07-06_19-53-53.jpg" text:style-name="Internet_20_link" text:visited-style-name="Visited_20_Internet_20_Link">
<draw:frame draw:style-name="fr1" draw:name="Image255" text:anchor-type="as-char" svg:width="6.9236in" svg:height="6.9236in" draw:z-index="0">
<draw:image xlink:href="../Images/AРМІЯINFORM/2023-07-07T24-00-00-04-00/photo_2023-07-06_19-53-53-150x150.jpg" xlink:type="simple" xlink:show="embed" xlink:actuate="onLoad" draw:mime-type="image/jpeg"/>
</draw:frame>
</text:a>
</text:p>
      <text:p text:style-name="P4">
За його словами, далі — інші регіони та посилення партнерства, єднання,допомоги і звʼязків між українцями та самоврядуванням.</text:p>
      <text:p text:style-name="P4">
Source: <text:a xlink:type="simple" xlink:href="https://armyinform.com.ua/2023/07/07/pyatnadczyat-ukrayinskyh-regioniv-vidbuduyut-26-naselenyh-punktiv-na-hersonshhyni/" text:style-name="Internet_20_link" text:visited-style-name="Visited_20_Internet_20_Link">
https://armyinform.com.ua/2023/07/07/pyatnadczyat-ukrayinskyh-regioniv-vidbuduyut-26-naselenyh-punktiv-na-hersonshhyni/</text:a>
</text:p>
      <!--NEWS-->
      <text:h text:style-name="P10" text:outline-level="1">
<text:span text:style-name="T4">
Кількість загиблих унаслідок ракетного удару російських окупантів по Львову зросла</text:span>
</text:h>
      <text:p text:style-name="P4">
Author: ['АРМІЯINFORM']</text:p>
      <text:p text:style-name="P4">
Time: 2023-07-07T26:00:00-04:00</text:p>
      <text:p text:style-name="P4">
Description: За уточненими даними, кількість загиблих унаслідок ракетного удару російських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06_21-13-21.jpg" text:style-name="Internet_20_link" text:visited-style-name="Visited_20_Internet_20_Link">
photo_2023-07-06_21-13-21.jpg</text:a>
']</text:p>
      <text:p text:style-name="P4">
Tags: ['АГРЕСІЯ РФ', 'КРИЛАТІ РАКЕТИ', 'ЛЬВІВ']</text:p>
      <text:p text:style-name="P4">
Category: News</text:p>
      <!--METADATA-->
      <text:p text:style-name="P4">
<draw:frame draw:style-name="fr1" draw:name="Image256" text:anchor-type="as-char" svg:width="6.9236in" svg:height="4.61393in" draw:z-index="0">
<draw:image xlink:href="../Images/AРМІЯINFORM/2023-07-07T26-00-00-04-00/photo_2023-07-06_21-13-21.jpg" xlink:type="simple" xlink:show="embed" xlink:actuate="onLoad" draw:mime-type="image/jpeg"/>
</draw:frame>
</text:p>
      <text:p text:style-name="P4">
За уточненими даними, кількість загиблих унаслідок ракетного удару російськихокупантів по <text:a xlink:type="simple" xlink:href="https://armyinform.com.ua/2023/07/06/raketnyj-udar-po-lvovu-ye-zagybli-ta-poraneni/" text:style-name="Internet_20_link" text:visited-style-name="Visited_20_Internet_20_Link">
Львову</text:a>
 вніч на четвер, 6 липня, збільшилася до 9 осіб. Крім того, 42 особи дісталипоранення (з них три дитини) різного ступеня важкості.</text:p>
      <text:p text:style-name="P4">
Про це <text:a xlink:type="simple" xlink:href="https://t.me/mvs_ukraine/27111" text:style-name="Internet_20_link" text:visited-style-name="Visited_20_Internet_20_Link">
повідомляє</text:a>
 в Telegram МВС України.</text:p>
      <text:p text:style-name="P4">
Пошкоджено та зруйновано понад 35 будинків, більш ніж 250 квартир, 10гуртожитків, будинок дитини та інша цивільна інфраструктура.</text:p>
      <text:p text:style-name="P4">
Source: <text:a xlink:type="simple" xlink:href="https://armyinform.com.ua/2023/07/07/kilkist-zagyblyh-unaslidok-raketnogo-udaru-rosijskyh-okupantiv-po-lvovu-zrosla/" text:style-name="Internet_20_link" text:visited-style-name="Visited_20_Internet_20_Link">
https://armyinform.com.ua/2023/07/07/kilkist-zagyblyh-unaslidok-raketnogo-udaru-rosijskyh-okupantiv-po-lvovu-zrosla/</text:a>
</text:p>
      <!--NEWS-->
      <text:h text:style-name="P10" text:outline-level="1">
<text:span text:style-name="T4">
Українські захисники за добу ліквідували понад 500 окупантів, знищили 20 артсистем і 12 ББМ</text:span>
</text:h>
      <text:p text:style-name="P4">
Author: ['АРМІЯINFORM']</text:p>
      <text:p text:style-name="P4">
Time: 2023-07-07T28:00:00-04:00</text:p>
      <text:p text:style-name="P4">
Description: Загальні бойові втрати противника з 24.02.22 по 07.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6302018614514635_w-scaled.jpg" text:style-name="Internet_20_link" text:visited-style-name="Visited_20_Internet_20_Link">
photo_5276302018614514635_w-scaled.jpg</text:a>
']</text:p>
      <text:p text:style-name="P4">
Tags: ['ВІЙНА', 'ВТРАТИ ВОРОГА', 'ГЕНЕРАЛЬНИЙ ШТАБ ЗС УКРАЇНИ']</text:p>
      <text:p text:style-name="P4">
Category: News</text:p>
      <!--METADATA-->
      <text:p text:style-name="P4">
<draw:frame draw:style-name="fr1" draw:name="Image257" text:anchor-type="as-char" svg:width="6.9236in" svg:height="6.975527in" draw:z-index="0">
<draw:image xlink:href="../Images/AРМІЯINFORM/2023-07-07T28-00-00-04-00/photo_5276302018614514635_w-scaled.jpg" xlink:type="simple" xlink:show="embed" xlink:actuate="onLoad" draw:mime-type="image/jpeg"/>
</draw:frame>
</text:p>
      <text:p text:style-name="P4">
Загальні бойові втрати противника з 24.02.22 по 07.07.23 орієнтовностановлять:</text:p>
      <ul>
        <li>
<text:span text:style-name="T4">
особового складу ‒</text:span>
 232810 (+510) осіб ліквідовано  * <text:span text:style-name="T4">
танків ‒</text:span>
 4070 (+2)  * <text:span text:style-name="T4">
бойових броньованих машин ‒</text:span>
 7944 (+12)  * <text:span text:style-name="T4">
артилерійських систем ‒</text:span>
 4330 (+20)  * <text:span text:style-name="T4">
РСЗВ ‒</text:span>
 658 (+1)  * <text:span text:style-name="T4">
засоби ППО ‒</text:span>
 408 (+4)  * <text:span text:style-name="T4">
літаків ‒</text:span>
 315 (0)  * <text:span text:style-name="T4">
гелікоптерів ‒</text:span>
 309 (0)  * <text:span text:style-name="T4">
БПЛА оперативно-тактичного рівня ‒</text:span>
 3652 (+17)  * <text:span text:style-name="T4">
крилаті ракети ‒</text:span>
 1271 (+7)  * <text:span text:style-name="T4">
кораблі / катери ‒</text:span>
 18 (0)  * <text:span text:style-name="T4">
автомобільної техніки та автоцистерн ‒</text:span>
 6898 (+10)  * <text:span text:style-name="T4">
спеціальна техніка ‒</text:span>
 612 (+7)</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7.07.23.</text:p>
      <text:p text:style-name="P4">
Source: <text:a xlink:type="simple" xlink:href="https://armyinform.com.ua/2023/07/07/ukrayinski-zahysnyky-za-dobu-likviduvaly-ponad-500-okupantiv-znyshhyly-20-artsystemu-i-12-bbm/" text:style-name="Internet_20_link" text:visited-style-name="Visited_20_Internet_20_Link">
https://armyinform.com.ua/2023/07/07/ukrayinski-zahysnyky-za-dobu-likviduvaly-ponad-500-okupantiv-znyshhyly-20-artsystemu-i-12-bbm/</text:a>
</text:p>
      <!--NEWS-->
      <text:h text:style-name="P10" text:outline-level="1">
<text:span text:style-name="T4">
Американське місто Альбукерке передало дві автівки для ЗСУ</text:span>
</text:h>
      <text:p text:style-name="P4">
Authors: Ukrinform (Person)</text:p>
      <text:p text:style-name="P4">
Publisher: Укринформ (Organization)</text:p>
      <text:p text:style-name="P4">
Published Time: 2023-07-07T2:31:17+03:00</text:p>
      <text:p text:style-name="P4">
Modified Time: 2023-07-07T21:31:17+03:00</text:p>
      <text:p text:style-name="P4">
Description: Харків отримав від жителів американського міста-побратима Альбукерке та громадської організації SIKHS FOR ALL два автомобілі, які передали ЗСУ. — Укрінформ.</text:p>
      <text:p text:style-name="P4">
Images: ['<text:a xlink:type="simple" xlink:href="https://static.ukrinform.com/photos/2023_07/thumb_files/630_360_1688754667-261.jpg" text:style-name="Internet_20_link" text:visited-style-name="Visited_20_Internet_20_Link">
630_360_16887...</text:a>
']</text:p>
      <text:p text:style-name="P4">
Tags: ['Автомобіль', 'США', 'ЗСУ', 'Харків', 'Війна з Росією']</text:p>
      <text:p text:style-name="P4">
Type: Article</text:p>
      <!--METADATA-->
      <text:p text:style-name="P4">
<draw:frame draw:style-name="fr1" draw:name="Image258" text:anchor-type="as-char" svg:width="6.9236in" svg:height="3.956343in" draw:z-index="0">
<draw:image xlink:href="../Images/yкринформ/2023-07-07T2-31-17-03-00/630_360_1688754667-261.jpg" xlink:type="simple" xlink:show="embed" xlink:actuate="onLoad" draw:mime-type="image/jpeg"/>
</draw:frame>
 Харківотримав від жителів американського міста-побратима Альбукерке та громадськоїорганізації SIKHS FOR ALL два автомобілі, які передали ЗСУ.</text:p>
      <text:p text:style-name="P4">
Як передає Укрінформ, про це повідомила Харківська міська рада у <text:a xlink:type="simple" xlink:href="https://t.me/citykharkivua/34632" text:style-name="Internet_20_link" text:visited-style-name="Visited_20_Internet_20_Link">
 Телеграмі</text:a>
 <text:a xlink:type="simple" xlink:href="https://t.me/citykharkivua/34632" text:style-name="Internet_20_link" text:visited-style-name="Visited_20_Internet_20_Link">
 . </text:a>
</text:p>
      <text:p text:style-name="P4">
"Харків отримав від жителів міста-побратима Альбукерке ( <text:a xlink:type="simple" xlink:href="https://www.ukrinform.ua/tag-ssa" text:style-name="Internet_20_link" text:visited-style-name="Visited_20_Internet_20_Link">
 США</text:a>
 ) та громадської організації SIKHS FOR ALLдва автомобілі, які були передані містом Харковом Збройним Силам України.Сьогодні, 7 липня, відбулася передача гуманітарної допомоги військовимчастинам. Автомобілі необхідні захисникам для виконання бойових завдань", -йдеться у повідомленні.</text:p>
      <text:p text:style-name="P4">
Як зазначається, делегація з міста Альбукерке прибула до Харкова, щобпідписати меморандум про встановлення побратимських відносин. Під часофіційного візиту американські партнери зустрілися з представниками міськоївлади, бізнесу, освітніх установ та громадських організацій Харкова.</text:p>
      <text:p text:style-name="P4">
<text:span text:style-name="T4">
Читайте також:</text:span>
 <text:a xlink:type="simple" xlink:href="https://www.ukrinform.ua/rubric-ato/3732660-novij-paket-vijskovoi-dopomogi-ssa-dla-ukraini-stanovitime-blizko-800-miljoniv-ap.html" text:style-name="Internet_20_link" text:visited-style-name="Visited_20_Internet_20_Link">
 Новий пакет військової допомоги <text:span text:style-name="T4">
США</text:span>
 для Українистановитиме близько $800 мільйонів – AP </text:a>
</text:p>
      <text:p text:style-name="P4">
Як повідомляв <text:a xlink:type="simple" xlink:href="https://www.ukrinform.ua/rubric-regions/3699598-vinnica-ta-nimecke-karlsrue-stali-mistamipobratimami.html" text:style-name="Internet_20_link" text:visited-style-name="Visited_20_Internet_20_Link">
 </text:a>
 Укрінформ, <text:a xlink:type="simple" xlink:href="https://www.ukrinform.ua/rubric-regions/3699598-vinnica-ta-nimecke-karlsrue-stali-mistamipobratimami.html" text:style-name="Internet_20_link" text:visited-style-name="Visited_20_Internet_20_Link">
 Вінниця танімецьке Карлсруе </text:a>
 стали містами-побратимами.</text:p>
      <text:p text:style-name="P4">
<text:span text:style-name="T5">
Фото: Харківська міськрада, Телеграм</text:span>
</text:p>
      <text:p text:style-name="P4">
Source: <text:a xlink:type="simple" xlink:href="https://www.ukrinform.ua/rubric-ato/3732966-amerikanske-misto-albukerke-peredalo-dvi-avtivki-dla-zsu.html" text:style-name="Internet_20_link" text:visited-style-name="Visited_20_Internet_20_Link">
https://www.ukrinform.ua/rubric-ato/3732966-amerikanske-misto-albukerke-peredalo-dvi-avtivki-dla-zsu.html</text:a>
</text:p>
      <!--NEWS-->
      <text:h text:style-name="P10" text:outline-level="1">
<text:span text:style-name="T4">
Нічна атака «шахедів» на Україну: Сили ППО знищили 12 з 18 ударних дронів</text:span>
</text:h>
      <text:p text:style-name="P4">
Author: ['АРМІЯINFORM']</text:p>
      <text:p text:style-name="P4">
Time: 2023-07-07T30:00:00-04:00</text:p>
      <text:p text:style-name="P4">
Description: У ніч на 7 липня російські окупаційні війська атакували Україну іранськими удар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6f0598c5206-screenshot_1164_768.webp" text:style-name="Internet_20_link" text:visited-style-name="Visited_20_Internet_20_Link">
646f0598c5206-screenshot_1164_768.webp</text:a>
']</text:p>
      <text:p text:style-name="P4">
Tags: ['АТАКА ДРОНІВ', 'ВІЙНА', 'ПОВІТРЯНІ СИЛИ ЗБРОЙНИХ СИЛ УКРАЇНИ']</text:p>
      <text:p text:style-name="P4">
Category: News</text:p>
      <!--METADATA-->
      <text:p text:style-name="P4">
<draw:frame draw:style-name="fr1" draw:name="Image259" text:anchor-type="as-char" svg:width="6.9236in" svg:height="5.1927in" draw:z-index="0">
<draw:image xlink:href="../ConvertedIMGs/AРМІЯINFORM/2023-07-07T30-00-00-04-00/646f0598c5206-screenshot_1164_768.png" xlink:type="simple" xlink:show="embed" xlink:actuate="onLoad" draw:mime-type="image/png"/>
</draw:frame>
</text:p>
      <text:p text:style-name="P4">
У ніч на 7 липня російські окупаційні війська атакували Україну іранськимиударними дронами Shahed-136/131.</text:p>
      <text:p text:style-name="P4">
Про це <text:a xlink:type="simple" xlink:href="https://t.me/kpszsu/3128" text:style-name="Internet_20_link" text:visited-style-name="Visited_20_Internet_20_Link">
повідомляє</text:a>
 Командування Повітряних Сил ЗСУ.</text:p>
      <text:p text:style-name="P4">
Всього зафіксовано пуски 18 «шахедів» з південно-східного напрямку(приморсько-ахтарськ, краснодарський край).</text:p>
      <text:p text:style-name="P4">
Підрозділами зенітних ракетних військ, винищувальною авіацією та мобільнимивогневими групами Повітряних Сил знищено 12 ударних БПЛА.</text:p>
      <text:p text:style-name="P4">
«У південних та східних регіонах працювала протиповітряна оборона», — додали вкомандуванні.</text:p>
      <text:p text:style-name="P4">
Source: <text:a xlink:type="simple" xlink:href="https://armyinform.com.ua/2023/07/07/nichna-ataka-shahediv-na-ukrayinu-syly-ppo-znyshhyly-12-z-18-udarnyh-droniv/" text:style-name="Internet_20_link" text:visited-style-name="Visited_20_Internet_20_Link">
https://armyinform.com.ua/2023/07/07/nichna-ataka-shahediv-na-ukrayinu-syly-ppo-znyshhyly-12-z-18-udarnyh-droniv/</text:a>
</text:p>
      <!--NEWS-->
      <text:h text:style-name="P10" text:outline-level="1">
<text:span text:style-name="T4">
У ЄС досягли угоди щодо збільшення виробництва боєприпасів, аби доозброїти Україну та поповнити запаси</text:span>
</text:h>
      <text:p text:style-name="P4">
Author: ['АРМІЯINFORM']</text:p>
      <text:p text:style-name="P4">
Time: 2023-07-07T32:00:00-04:00</text:p>
      <text:p text:style-name="P4">
Description: Європейська рада та Європейський парламент досягли угоди щодо збільшення виробництв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sap.jpg" text:style-name="Internet_20_link" text:visited-style-name="Visited_20_Internet_20_Link">
asap.jpg</text:a>
']</text:p>
      <text:p text:style-name="P4">
Tags: ['STOPRUSSIA', 'YES', 'ВИРОБНИЦТВО БОЄПРИПАСІВ', 'ВТОРГНЕННЯ РФ', 'ДОПОМОГА ПАРТНЕРІВ', 'СВІТ ПІДТРИМУЄ УКРАЇНУ']</text:p>
      <text:p text:style-name="P4">
Category: News</text:p>
      <!--METADATA-->
      <text:p text:style-name="P4">
<draw:frame draw:style-name="fr1" draw:name="Image260" text:anchor-type="as-char" svg:width="6.9236in" svg:height="3.894525in" draw:z-index="0">
<draw:image xlink:href="../Images/AРМІЯINFORM/2023-07-07T32-00-00-04-00/asap.jpg" xlink:type="simple" xlink:show="embed" xlink:actuate="onLoad" draw:mime-type="image/jpeg"/>
</draw:frame>
</text:p>
      <text:p text:style-name="P4">
Європейська рада та Європейський парламент досягли угоди щодо збільшеннявиробництва боєприпасів і ракет в ЄС. Йдеться про попередню згоду зпредставниками Європейського парламенту щодо <text:a xlink:type="simple" xlink:href="https://armyinform.com.ua/2023/06/02/yevroparlament-shvalyv-zbilshennya-vyrobnycztva-boyeprypasiv-dlya-ukrayiny/" text:style-name="Internet_20_link" text:visited-style-name="Visited_20_Internet_20_Link">
Закону про підтримку виробництвабоєприпасів</text:a>
 (ASAP).</text:p>
      <text:p text:style-name="P4">
Про це <text:a xlink:type="simple" xlink:href="https://www.consilium.europa.eu/en/press/press-releases/2023/07/07/asap-council-and-european-parliament-strike-a-deal-on-boosting-the-production-of-ammunition-and-missiles-in-the-eu/" text:style-name="Internet_20_link" text:visited-style-name="Visited_20_Internet_20_Link">
повідомила</text:a>
 пресслужбаЄвроради.</text:p>
      <text:p text:style-name="P4">
Узгоджене положення терміново мобілізує 500 мільйонів євро з бюджету ЄС дляпідтримки нарощування виробничих потужностей для виробництва боєприпасів типу«земля-земля», артилерійських боєприпасів, а також ракет.</text:p>
      <text:p text:style-name="P4">
Таким чином відбудеться забезпечення довгострокового нарощування виробництвабоєприпасів у Європі на користь України та держав-членів ЄС.</text:p>
      <text:p text:style-name="P4">
«Завдяки ухваленій в рекордно короткі терміни угоді про ASAP ЄС зміцнить іпришвидшить власне виробництво боєприпасів і ракет у Європі. Це ще один доказнепохитної відданості ЄС підтримці України, зміцненню оборонно-технологічноїта промислової бази ЄС і, зрештою, забезпеченню довгострокової безпеки тазахисту громадян ЄС», — зазначила міністр оборони Іспанії Маргарита Роблес.</text:p>
      <text:p text:style-name="P4">
Узгоджені правила запроваджують певний інструмент, за допомогою якого ЄСфінансово підтримуватиме зміцнення потужностей ЄС для промислового виробництвабоєприпасів і ракет в усьому ланцюжку постачання та вартості. Така фінансовапідтримка надаватиметься у формі грантів, які сприятимуть зусиллямєвропейської оборонної промисловості щодо збільшення виробничих потужностей таусунення виявлених вузьких місць.</text:p>
      <text:p text:style-name="P4">
Крім того, нові правила полегшать доступ до фінансування для компаній ЄС угалузі боєприпасів і ракет через певний фонд, який покликаний полегшитикомпаніям, які виробляють боєприпаси та ракети, доступ до державного таприватного фінансування, щоб пришвидшити інвестиції, необхідні для збільшеннявиробничих потужностей.</text:p>
      <text:p text:style-name="P4">
«Я вітаю політичну домовленість щодо ASAP. Закон про підтримку виробництвабоєприпасів збільшить виробничі потужності ЄС і поповнить запаси. Цепришвидшить доставку боєприпасів в Україну на цьому відповідальному етапівійни», —<text:a xlink:type="simple" xlink:href="https://twitter.com/vonderleyen/status/1677170313228853248" text:style-name="Internet_20_link" text:visited-style-name="Visited_20_Internet_20_Link">
наголосила</text:a>
президентка Єврокомісії Урсула фон дер Ляєн.</text:p>
      <text:p text:style-name="P4">
Тепер тимчасову угоду мають схвалити Єврорада та Європарламент. Потім документбуде офіційно ухвалений обома інституціями після юридично-лінгвістичногоперегляду. Очікується, що підписання та набуття чинності відбудуться до кінцялипня 2023 року.</text:p>
      <text:p text:style-name="P4">
<text:span text:style-name="T5">
Підготував Віталій Литвин</text:span>
</text:p>
      <text:p text:style-name="P4">
Source: <text:a xlink:type="simple" xlink:href="https://armyinform.com.ua/2023/07/07/u-yes-dosyagly-ugody-shhodo-zbilshennya-vyrobnycztva-boyeprypasiv-aby-doozbroyity-ukrayinu-ta-popovnyty-zapasy/" text:style-name="Internet_20_link" text:visited-style-name="Visited_20_Internet_20_Link">
https://armyinform.com.ua/2023/07/07/u-yes-dosyagly-ugody-shhodo-zbilshennya-vyrobnycztva-boyeprypasiv-aby-doozbroyity-ukrayinu-ta-popovnyty-zapasy/</text:a>
</text:p>
      <!--NEWS-->
      <text:h text:style-name="P10" text:outline-level="1">
<text:span text:style-name="T4">
Палата представників Нідерландів визнала Голодомор геноцидом українців</text:span>
</text:h>
      <text:p text:style-name="P4">
Author: ['АРМІЯINFORM']</text:p>
      <text:p text:style-name="P4">
Time: 2023-07-07T34:00:00-04:00</text:p>
      <text:p text:style-name="P4">
Description: Палата представників Нідерландів визнала Голодомор 1932–1933 років геноцидом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1/golodomor.jpg" text:style-name="Internet_20_link" text:visited-style-name="Visited_20_Internet_20_Link">
golodomor.jpg</text:a>
']</text:p>
      <text:p text:style-name="P4">
Tags: ['ГОЛОДОМОР', 'НІДЕРЛАНДИ', 'ПРЕЗИДЕНТ УКРАЇНИ']</text:p>
      <text:p text:style-name="P4">
Category: News</text:p>
      <!--METADATA-->
      <text:p text:style-name="P4">
<draw:frame draw:style-name="fr1" draw:name="Image261" text:anchor-type="as-char" svg:width="6.9236in" svg:height="4.110888in" draw:z-index="0">
<draw:image xlink:href="../Images/AРМІЯINFORM/2023-07-07T34-00-00-04-00/golodomor.jpg" xlink:type="simple" xlink:show="embed" xlink:actuate="onLoad" draw:mime-type="image/jpeg"/>
</draw:frame>
</text:p>
      <text:p text:style-name="P4">
Палата представників Нідерландів визнала Голодомор 1932–1933 років геноцидомукраїнського народу.</text:p>
      <text:p text:style-name="P4">
Про це <text:a xlink:type="simple" xlink:href="https://twitter.com/ZelenskyyUa/status/1677195447960469504" text:style-name="Internet_20_link" text:visited-style-name="Visited_20_Internet_20_Link">
повідомив</text:a>
Президент України Володимир Зеленський у Twitter.</text:p>
      <text:p text:style-name="P4">
«Вітаю визнання Палатою представників Нідерландів Голодомору геноцидом.Називати речі своїми іменами – це ключова передумова справедливості танедопущення повторення таких страшних злочинів», — написав він.</text:p>
      <text:p text:style-name="P4">
Глава держави зазначив, що вдячний Нідерландам за сильну та комплекснупідтримку у боротьбі України за майбутнє її та всього вільного світу.</text:p>
      <text:p text:style-name="P4">
«Це важливий крок у встановленні історичної правди. Я вдячний Нідерландам затверду позицію щодо необхідності відповідальності за минулі та нинішнізвірства», —<text:a xlink:type="simple" xlink:href="https://twitter.com/DmytroKuleba/status/1677199612187234304" text:style-name="Internet_20_link" text:visited-style-name="Visited_20_Internet_20_Link">
зазначив</text:a>
Міністр закордонних справ України Дмитро Кулеба.</text:p>
      <text:p text:style-name="P4">
Раніше Парламент Хорватії<text:a xlink:type="simple" xlink:href="https://armyinform.com.ua/2023/06/28/horvatiya-vyznala-golodomor-genoczydom-ukrayinskogo-narodu/" text:style-name="Internet_20_link" text:visited-style-name="Visited_20_Internet_20_Link">
визнав</text:a>
 Голодомор 1932-1933 років геноцидомукраїнського народу.</text:p>
      <text:p text:style-name="P4">
Source: <text:a xlink:type="simple" xlink:href="https://armyinform.com.ua/2023/07/07/palata-predstavnykiv-niderlandiv-vyznala-golodomor-genoczydom-ukrayincziv/" text:style-name="Internet_20_link" text:visited-style-name="Visited_20_Internet_20_Link">
https://armyinform.com.ua/2023/07/07/palata-predstavnykiv-niderlandiv-vyznala-golodomor-genoczydom-ukrayincziv/</text:a>
</text:p>
      <!--NEWS-->
      <text:h text:style-name="P10" text:outline-level="1">
<text:span text:style-name="T4">
Ворог обстріляв ракетами С-300 населені пункти на правому березі Дніпра</text:span>
</text:h>
      <text:p text:style-name="P4">
Author: ['Володимир Віват']</text:p>
      <text:p text:style-name="P4">
Time: 2023-07-07T36:00:00-04:00</text:p>
      <text:p text:style-name="P4">
Description: Цієї ночі ворог знову в нетиповий спосіб застосував ракети С-300, обстрілявши насе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2022-08-24-rankovi-obstrily-mist-ukrayiny-24-serpnya.jpg" text:style-name="Internet_20_link" text:visited-style-name="Visited_20_Internet_20_Link">
2022-08-24-rankovi-obstrily-mist-ukrayiny-24-serpnya.jpg</text:a>
']</text:p>
      <text:p text:style-name="P4">
Tags: ['ЄДИНІ НОВИНИ', 'НАТАЛІЯ ГУМЕНЮК', 'РАКЕТНІ ОБСТРІЛИ', 'С-300']</text:p>
      <text:p text:style-name="P4">
Category: News</text:p>
      <!--METADATA-->
      <text:p text:style-name="P4">
<draw:frame draw:style-name="fr1" draw:name="Image262" text:anchor-type="as-char" svg:width="6.9236in" svg:height="4.615733in" draw:z-index="0">
<draw:image xlink:href="../Images/AРМІЯINFORM/2023-07-07T36-00-00-04-00/2022-08-24-rankovi-obstrily-mist-ukrayiny-24-serpnya.jpg" xlink:type="simple" xlink:show="embed" xlink:actuate="onLoad" draw:mime-type="image/jpeg"/>
</draw:frame>
 Ілюстративне фото</text:p>
      <text:p text:style-name="P4">
Цієї ночі ворог знову в нетиповий спосіб застосував ракети С-300, обстрілявшинаселені пункти на правому березі Дніпра. Під ударом опинилися житловіквартали, школи, дитячі садки в Інгульці, Високому і Олександрівці. І це неприфронтові території, вони розташовані на значній відстані від лініїзіткнення. Є руйнування, інформація про постраждалих поки не надходила.</text:p>
      <text:p text:style-name="P4">
Про це в ефірі телемарафону «Єдині новини» повідомила керівник Об’єднаногокоординаційного пресцентру Сил оборони півдня України Наталія Гуменюк.</text:p>
      <text:p text:style-name="P4">
— Силами протиповітряної оборони в зоні нашої відповідальності цієї ночізнищено десять ударних безпілотних апаратів типу Shahed-136/131, сім з них надМиколаївщиною, три — у Криворізькому районі, — зазначила Наталія Гуменюк. —Ворог, зокрема, вдарив по рекреаційній зоні в місті Очаків, інформації пропостраждалих не надходило. На Криворіжжі окупанти поцілили у приватнепідприємство, там спалахнула пожежа, яку погасили наші вогнеборці. На щастя,люди не постраждали.</text:p>
      <text:p text:style-name="P4">
Також офіцер повідомила, що кількість ракетоносіїв у Чорному морі поступовозменшується, нині залишився один підводний човен. Це чотири ракети типу«Калібр», готові до застосування. Рівень ракетної небезпеки залишаєтьсязагрозливим, адже пуски з підводних човнів виявити дещо складніше.</text:p>
      <text:p text:style-name="P4">
Source: <text:a xlink:type="simple" xlink:href="https://armyinform.com.ua/2023/07/07/vorog-obstrilyav-raketamy-s-300-naseleni-punkty-na-pravomu-berezi-dnipra/" text:style-name="Internet_20_link" text:visited-style-name="Visited_20_Internet_20_Link">
https://armyinform.com.ua/2023/07/07/vorog-obstrilyav-raketamy-s-300-naseleni-punkty-na-pravomu-berezi-dnipra/</text:a>
</text:p>
      <!--NEWS-->
      <text:h text:style-name="P10" text:outline-level="1">
<text:span text:style-name="T4">
10 загиблих та 45 поранених: Пошуково-рятувальні роботи у Львові завершено</text:span>
</text:h>
      <text:p text:style-name="P4">
Author: ['АРМІЯINFORM']</text:p>
      <text:p text:style-name="P4">
Time: 2023-07-07T38:00:00-04:00</text:p>
      <text:p text:style-name="P4">
Description: Пошуково-рятувальні роботи у багатоквартирному будинку в Львові, куди влучили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5978289749544168_y.jpg" text:style-name="Internet_20_link" text:visited-style-name="Visited_20_Internet_20_Link">
photo_5275978289749544168_y.jpg</text:a>
', '<text:a xlink:type="simple" xlink:href="https://armyinform.com.ua/wp-content/uploads/2023/07/photo_5275978289749544166_y-150x150.jpg" text:style-name="Internet_20_link" text:visited-style-name="Visited_20_Internet_20_Link">
photo_5275978289749544166_y-150x150.jpg</text:a>
', '<text:a xlink:type="simple" xlink:href="https://armyinform.com.ua/wp-content/uploads/2023/07/photo_5275978289749544167_y-150x150.jpg" text:style-name="Internet_20_link" text:visited-style-name="Visited_20_Internet_20_Link">
photo_5275978289749544167_y-150x150.jpg</text:a>
']</text:p>
      <text:p text:style-name="P4">
Tags: ['STOPRUSSIA', 'АГРЕСІЯ РФ', 'ВІЙНА', 'ДСНС УКРАЇНИ', 'ЛЬВІВ', 'ХАРКІВСЬКИЙ ТРИБУНАЛ']</text:p>
      <text:p text:style-name="P4">
Category: News</text:p>
      <!--METADATA-->
      <text:p text:style-name="P4">
<draw:frame draw:style-name="fr1" draw:name="Image263" text:anchor-type="as-char" svg:width="6.9236in" svg:height="4.624748in" draw:z-index="0">
<draw:image xlink:href="../Images/AРМІЯINFORM/2023-07-07T38-00-00-04-00/photo_5275978289749544168_y.jpg" xlink:type="simple" xlink:show="embed" xlink:actuate="onLoad" draw:mime-type="image/jpeg"/>
</draw:frame>
</text:p>
      <text:p text:style-name="P4">
Пошуково-рятувальні роботи у багатоквартирному будинку в Львові, куди влучилиросійські ракети, завершено.</text:p>
      <text:p text:style-name="P4">
Про це <text:a xlink:type="simple" xlink:href="https://t.me/dsns_telegram/18498" text:style-name="Internet_20_link" text:visited-style-name="Visited_20_Internet_20_Link">
повідомляє</text:a>
 Державна служба Україниз надзвичайних ситуацій.</text:p>
      <text:p text:style-name="P4">
«Унаслідок російського удару в багатоповерхівку <text:span text:style-name="T4">
загинуло 10 осіб.</text:span>
<text:span text:style-name="T4">
Поранено 45 осіб</text:span>
 , з яких <text:span text:style-name="T4">
—</text:span>
 троє дітей», — йдеться у повідомленні.</text:p>
      <text:p text:style-name="P4">
<text:a xlink:type="simple" xlink:href="https://armyinform.com.ua/wp-content/uploads/2023/07/photo_5275978289749544166_y.jpg" text:style-name="Internet_20_link" text:visited-style-name="Visited_20_Internet_20_Link">
<draw:frame draw:style-name="fr1" draw:name="Image264" text:anchor-type="as-char" svg:width="6.9236in" svg:height="6.9236in" draw:z-index="0">
<draw:image xlink:href="../Images/AРМІЯINFORM/2023-07-07T38-00-00-04-00/photo_5275978289749544166_y-150x150.jpg" xlink:type="simple" xlink:show="embed" xlink:actuate="onLoad" draw:mime-type="image/jpeg"/>
</draw:frame>
</text:a>
</text:p>
      <text:p text:style-name="P4">
<text:a xlink:type="simple" xlink:href="https://armyinform.com.ua/wp-content/uploads/2023/07/photo_5275978289749544167_y.jpg" text:style-name="Internet_20_link" text:visited-style-name="Visited_20_Internet_20_Link">
<draw:frame draw:style-name="fr1" draw:name="Image265" text:anchor-type="as-char" svg:width="6.9236in" svg:height="6.9236in" draw:z-index="0">
<draw:image xlink:href="../Images/AРМІЯINFORM/2023-07-07T38-00-00-04-00/photo_5275978289749544167_y-150x150.jpg" xlink:type="simple" xlink:show="embed" xlink:actuate="onLoad" draw:mime-type="image/jpeg"/>
</draw:frame>
</text:a>
</text:p>
      <text:p text:style-name="P4">
Раніше також повідомлялось, що руйнувань<text:a xlink:type="simple" xlink:href="https://armyinform.com.ua/2023/07/06/kilkist-postrazhdalyh-vid-raketnoyi-ataky-u-lvovi-zbilshylasya-do-37-chetvero-zagyblyh/" text:style-name="Internet_20_link" text:visited-style-name="Visited_20_Internet_20_Link">
зазнали</text:a>
 понад 30будинків, більше ніж 250 квартир, 10 гуртожитків, будинок дитини, два виші тасанаторна школа.</text:p>
      <text:p text:style-name="P4">
Source: <text:a xlink:type="simple" xlink:href="https://armyinform.com.ua/2023/07/07/10-zagyblyh-ta-45-poranenyh-poshukovo-ryatuvalni-roboty-u-lvovi-zaversheno/" text:style-name="Internet_20_link" text:visited-style-name="Visited_20_Internet_20_Link">
https://armyinform.com.ua/2023/07/07/10-zagyblyh-ta-45-poranenyh-poshukovo-ryatuvalni-roboty-u-lvovi-zaversheno/</text:a>
</text:p>
      <!--NEWS-->
      <text:h text:style-name="P10" text:outline-level="1">
<text:span text:style-name="T4">
Білий дім підтвердив готовність надати Україні касетні боєприпаси</text:span>
</text:h>
      <text:p text:style-name="P4">
Authors: Ukrinform (Person)</text:p>
      <text:p text:style-name="P4">
Publisher: Укринформ (Organization)</text:p>
      <text:p text:style-name="P4">
Published Time: 2023-07-07T3:33:00+03:00</text:p>
      <text:p text:style-name="P4">
Modified Time: 2023-07-07T21:33:00+03:00</text:p>
      <text:p text:style-name="P4">
Description: США готові передати Україні касетні боєприпаси для захисту суверенної території, але важливо убезпечити цивільне населення від тих зарядів, які не розірвуться після застосування. — Укрінформ.</text:p>
      <text:p text:style-name="P4">
Images: ['<text:a xlink:type="simple" xlink:href="https://static.ukrinform.com/photos/2022_02/thumb_files/630_360_1644169650-867.jpg" text:style-name="Internet_20_link" text:visited-style-name="Visited_20_Internet_20_Link">
630_360_16441...</text:a>
']</text:p>
      <text:p text:style-name="P4">
Tags: ['США', 'Зброя', 'Боєприпаси', 'Війна з Росією']</text:p>
      <text:p text:style-name="P4">
Type: Article</text:p>
      <!--METADATA-->
      <text:p text:style-name="P4">
<draw:frame draw:style-name="fr1" draw:name="Image266" text:anchor-type="as-char" svg:width="6.9236in" svg:height="3.956343in" draw:z-index="0">
<draw:image xlink:href="../Images/yкринформ/2023-07-07T3-33-00-03-00/630_360_1644169650-867.jpg" xlink:type="simple" xlink:show="embed" xlink:actuate="onLoad" draw:mime-type="image/jpeg"/>
</draw:frame>
 США готовіпередати Україні касетні боєприпаси для захисту суверенної території, алеважливо убезпечити цивільне населення від тих зарядів, які не розірвутьсяпісля застосування.</text:p>
      <text:p text:style-name="P4">
Про це заявив під час пресбрифінгу у Вашингтоні радник президента США з питаньнаціональної безпеки Джейк Салліван, передає власний кореспондент Укрінформу.</text:p>
      <text:p text:style-name="P4">
«Ми засновуємо наше рішення про допомогу у сфері безпеки на безпосередніхпотребах України на місцях, а Україні потрібна артилерія для підтримки їїнаступальних і оборонних операцій», - сказав Салліван.</text:p>
      <text:p text:style-name="P4">
Він зазначив, що США надали Україні «історичну кількість» звичайнихартилерійських боєприпасів та нарощують їх виробництво. «Але цей процеспотребуватиме часу, тож критично важливо забезпечити Україну мостом постачань,поки наше внутрішнє виробництво нарощується», - пояснив представник Білогодому.</text:p>
      <text:p text:style-name="P4">
<text:span text:style-name="T4">
Читайте також:</text:span>
 <text:a xlink:type="simple" xlink:href="https://www.ukrinform.ua/rubric-ato/3726566-u-pentagoni-vvazaut-so-kasetni-snaradi-buli-b-efektivnimi-dla-znisenna-vijsk-rf.html" text:style-name="Internet_20_link" text:visited-style-name="Visited_20_Internet_20_Link">
 У Пентагоні вважають, що <text:span text:style-name="T4">
касетні</text:span>
 снаряди були бефективними для знищення військ РФ </text:a>
</text:p>
      <text:p text:style-name="P4">
Салліван підкреслив, що Росія використовує касетні боєприпаси від початкуповномасштабного вторгнення, причому застарілі варіанти, з високим рівнемнесправності або відмови – від 30% до 40%.</text:p>
      <text:p text:style-name="P4">
«На цьому тлі Україна запитує касетні боєприпаси, щоб захистити свою сувереннутериторію. Касетні боєприпаси, які ми можемо надати, мають набагато нижчіпоказники відмови, ніж у Росії – не більше 2,5%», - зауважив він.</text:p>
      <text:p text:style-name="P4">
У цьому зв’язку Салліван підтвердив, що США співпрацюють з Україною, яка«докладає зусиль з розмінування після конфлікту, щоб зменшити будь-якупотенційну шкоду для цивільного населення». І це буде необхідно робити,наголосив помічник Байдена.</text:p>
      <text:p text:style-name="P4">
<text:span text:style-name="T4">
Читайте також:</text:span>
 <text:a xlink:type="simple" xlink:href="https://www.ukrinform.ua/rubric-ato/3732875-kraini-nato-okremo-mozut-virisuvati-ci-davati-ukraini-kasetni-boepripasi-stoltenberg.html" text:style-name="Internet_20_link" text:visited-style-name="Visited_20_Internet_20_Link">
 Країни НАТО окремо можуть вирішувати, чи давати Україні<text:span text:style-name="T4">
касетні</text:span>
 боєприпаси - Столтенберг </text:a>
</text:p>
      <text:p text:style-name="P4">
«Через широке використання Росією касетних боєприпасів нам доведетьсяпродовжувати допомагати Україні в зусиллях з розмінування»,- підкреслив він.</text:p>
      <text:p text:style-name="P4">
За словами представника Білого дому, саме ризик залишкових зарядів відкасетних снарядів був чинником, який змушував США відкладати рішення,наскільки це було можливо. Однак, зауважив Салліван, також існує величезнийризик заподіяння шкоди цивільному населенню, якщо російські військаспроможуться на новий наступ.</text:p>
      <text:p text:style-name="P4">
Як повідомлялося, за даними ЗМІ, новий пакет військової допомоги Україністановитиме до 800 мільйонів доларів.</text:p>
      <text:p text:style-name="P4">
Source: <text:a xlink:type="simple" xlink:href="https://www.ukrinform.ua/rubric-ato/3732967-bilij-dim-pidtverdiv-gotovnist-nadati-ukraini-kasetni-boepripasi.html" text:style-name="Internet_20_link" text:visited-style-name="Visited_20_Internet_20_Link">
https://www.ukrinform.ua/rubric-ato/3732967-bilij-dim-pidtverdiv-gotovnist-nadati-ukraini-kasetni-boepripasi.html</text:a>
</text:p>
      <!--NEWS-->
      <text:h text:style-name="P10" text:outline-level="1">
<text:span text:style-name="T4">
Президент України — про членство в НАТО: Чітке запрошення стане демонстрацією сміливості Альянсу</text:span>
</text:h>
      <text:p text:style-name="P4">
Author: ['АРМІЯINFORM']</text:p>
      <text:p text:style-name="P4">
Time: 2023-07-07T40:00:00-04:00</text:p>
      <text:p text:style-name="P4">
Description: Президент України Володимир Зеленський переконаний, що чітке запрошення України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elenskyj-2.jpg" text:style-name="Internet_20_link" text:visited-style-name="Visited_20_Internet_20_Link">
zelenskyj-2.jpg</text:a>
']</text:p>
      <text:p text:style-name="P4">
Tags: ['STOPRUSSIA', 'АГРЕСІЯ РФ', 'ВІЛЬНЮСЬКИЙ САМІТ', 'ВОЛОДИМИР ЗЕЛЕНСЬКИЙ', 'ВТОРГНЕННЯ РФ', 'НАТО']</text:p>
      <text:p text:style-name="P4">
Category: News</text:p>
      <!--METADATA-->
      <text:p text:style-name="P4">
<draw:frame draw:style-name="fr1" draw:name="Image267" text:anchor-type="as-char" svg:width="6.9236in" svg:height="3.894525in" draw:z-index="0">
<draw:image xlink:href="../Images/AРМІЯINFORM/2023-07-07T40-00-00-04-00/zelenskyj-2.jpg" xlink:type="simple" xlink:show="embed" xlink:actuate="onLoad" draw:mime-type="image/jpeg"/>
</draw:frame>
</text:p>
      <text:p text:style-name="P4">
Президент України Володимир Зеленський переконаний, що чітке запрошенняУкраїни до майбутнього членства в НАТО на <text:a xlink:type="simple" xlink:href="https://armyinform.com.ua/2022/11/09/nastupnyj-samit-nato-vidbudetsya-vlitku-2023-roku-v-lytvi/" text:style-name="Internet_20_link" text:visited-style-name="Visited_20_Internet_20_Link">
Вільнюськомусаміті</text:a>
 буде вагомою демонстрацією сміливості та міцностіАльянсу.</text:p>
      <text:p text:style-name="P4">
Про це глава України <text:a xlink:type="simple" xlink:href="https://www.president.gov.ua/news/chitke-zaproshennya-ukrayini-do-chlenstva-v-nato-prodemonstr-84133" text:style-name="Internet_20_link" text:visited-style-name="Visited_20_Internet_20_Link">
заявив</text:a>
 під час зустрічіз представниками ЗМІ після переговорів із чеським колегою Петром Павелом уПразі.</text:p>
      <text:p text:style-name="P4">
«Просто потрібне запрошення. Ми розуміємо, що можуть бути складнощі з тим чиіншим формулюванням, щоб отримати об’єднану підтримку всіх партнерів зАльянсу. Хтось іще озирається на москву, хтось боїться росії. Хоча я вважаю,що це такий момент — великий шанс показати сміливість і міцність усьогоАльянсу», — зазначив Володимир Зеленський.</text:p>
      <text:p text:style-name="P4">
Президент наголосив, що Україна очікує на конкретний сигнал щодо запрошення доНАТО.</text:p>
      <text:p text:style-name="P4">
«Нам потрібна ця мотивація. Нам потрібна чесність у наших відносинах», —пояснив український Президент.</text:p>
      <text:p text:style-name="P4">
На думку глави держави, сьогодні Північноатлантичному альянсу також потрібнаперемога — успішні дії, які продемонструють його міцність і єднання.</text:p>
      <text:p text:style-name="P4">
«Альянс поки що не знайшов спільного сигналу щодо Швеції, тому Швеція поки щоне в НАТО. І рішення про шведське членство поки що немає. Запрошення в тому чиіншому вигляді в України також немає. У чому тоді успіх Альянсу? А меніздається, що світу, своїм народам і росії також треба продемонструватиміцність Альянсу та єднання», — переконаний Володимир Зеленський.</text:p>
      <text:p text:style-name="P4">
Нагадаємо, раніше Міністр оборони України Олексій Резніков<text:a xlink:type="simple" xlink:href="https://armyinform.com.ua/2023/07/06/oboronni-potreby-ukrayiny-nato-konczepcziya-armiyi-majbutnogo-oleksij-reznikov-zustrivsya-z-predstavnykamy-yevropejskoyi-rady-z-mizhnarodnyh-vidnosyn/" text:style-name="Internet_20_link" text:visited-style-name="Visited_20_Internet_20_Link">
заявив</text:a>
, що членство України в Альянсі єабсолютним інтересом НАТО, оскільки українська армія — єдина у світі, яка маєнастільки багатий бойовий досвід у стримуванні й відбитті російських військ.</text:p>
      <text:p text:style-name="P4">
Водночас країни Балтії на саміті НАТО виступатимуть одним голосом щодоспільних цілей зміцнення оборони Альянсу та стримування на східному краюблоку. Країни <text:a xlink:type="simple" xlink:href="https://armyinform.com.ua/2023/07/05/na-samiti-nato-krayiny-baltiyi-budut-odnostajnymy-ukrayini-potriben-chitkyj-shlyah-shhodo-chlenstva-v-alyansi/" text:style-name="Internet_20_link" text:visited-style-name="Visited_20_Internet_20_Link">
вимагатимуть</text:a>
 чіткого шляху членства для України зєвроатлантичними амбіціями, впровадження моделі ротаційної протиповітряноїоборони та більших інвестицій в оборону.</text:p>
      <text:p text:style-name="P4">
Source: <text:a xlink:type="simple" xlink:href="https://armyinform.com.ua/2023/07/07/prezydent-ukrayiny-pro-chlenstvo-v-nato-chitke-zaproshennya-stane-demonstracziyeyu-smilyvosti-alyansu/" text:style-name="Internet_20_link" text:visited-style-name="Visited_20_Internet_20_Link">
https://armyinform.com.ua/2023/07/07/prezydent-ukrayiny-pro-chlenstvo-v-nato-chitke-zaproshennya-stane-demonstracziyeyu-smilyvosti-alyansu/</text:a>
</text:p>
      <!--NEWS-->
      <text:h text:style-name="P10" text:outline-level="1">
<text:span text:style-name="T4">
Олексій Резніков: Український ОПК має стати одним з драйверів економіки</text:span>
</text:h>
      <text:p text:style-name="P4">
Author: ['АРМІЯINFORM']</text:p>
      <text:p text:style-name="P4">
Time: 2023-07-07T42:00:00-04:00</text:p>
      <text:p text:style-name="P4">
Description: Високоприбутковий український оборонно-промисловий комплекс має стати одним з локомоти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kraine-tests-new-bogdana-truck-mounted-artillery-3.jpg" text:style-name="Internet_20_link" text:visited-style-name="Visited_20_Internet_20_Link">
ukraine-tests-new-bogdana-truck-mounted-artillery-3.jpg</text:a>
']</text:p>
      <text:p text:style-name="P4">
Tags: ['ОЛЕКСІЙ РЕЗНІКОВ', 'ОПК', 'ОФІЦІЙНО']</text:p>
      <text:p text:style-name="P4">
Category: News</text:p>
      <!--METADATA-->
      <text:p text:style-name="P4">
<draw:frame draw:style-name="fr1" draw:name="Image268" text:anchor-type="as-char" svg:width="6.9236in" svg:height="4.596485in" draw:z-index="0">
<draw:image xlink:href="../Images/AРМІЯINFORM/2023-07-07T42-00-00-04-00/ukraine-tests-new-bogdana-truck-mounted-artillery-3.jpg" xlink:type="simple" xlink:show="embed" xlink:actuate="onLoad" draw:mime-type="image/jpeg"/>
</draw:frame>
 Ілюстративне фото</text:p>
      <text:p text:style-name="P4">
Високоприбутковий український оборонно-промисловий комплекс має стати одним злокомотивів досягнення мети «ВВП — $1 трлн».</text:p>
      <text:p text:style-name="P4">
На цьому <text:a xlink:type="simple" xlink:href="https://interfax.com.ua/news/blog/921329.html" text:style-name="Internet_20_link" text:visited-style-name="Visited_20_Internet_20_Link">
наголосив</text:a>
 Міністроборони України Олексій Резніков в авторській колонці інформаційного агентства«Інтерфакс-України».</text:p>
      <text:p text:style-name="P4">
«Свою позицію я неодноразово заявляв — самодостатність у забезпеченні ОВТ єскладовою реального суверенітету. Маємо самі виробляти все, що здатні», —зазначив Міністр оборони України.</text:p>
      <text:p text:style-name="P4">
У нас, за словами Олексія Резнікова, є перевага — досвід бойового застосуваннязброї. З Україною готові розвивати партнерство потужні виробники. Тож цієюнагодою варто скористатися.</text:p>
      <text:p text:style-name="P4">
«Для цього Україні потрібна нова стратегія розвитку ОПК, яка повиннавраховувати світові тренди та економічні чинники, що впливають на створеннявартості. Необхідно відмовитись від радянської моделі, запрограмованої назбитковість і споживання ресурсів.</text:p>
      <text:p text:style-name="P4">
Український ОПК має стати одним з драйверів економіки. Це означає — бутиспроможним грати за світовими правилами на глобальному ринку, генеруватиприбуток. Наш шлях — не ізоляція, а кооперація», — заявив він.</text:p>
      <text:p text:style-name="P4">
Водночас для швидкого руху, вважає Олексій Резніков, потрібен єдиний центрформування та реалізації політики у цій сфері, з дуже гнучкими інструментамипідтримки R&amp;D, розвитку виробничих потужностей тощо.</text:p>
      <text:p text:style-name="P4">
«Потрібні зміни у системі закупівель в частині синхронізації з бюджетнимплануванням та відмови від затвердження планів оборонних закупок з розмитоювідповідальністю та відсутністю програмного методу планування. Ми вже їхготуємо – Міноборони ініціювало нову програму підтримки з боку НАТО (оглядоборонних закупівель), яку буде втілено спільно з NSPA», — резюмував Міністроборони України Олексій Резніков.</text:p>
      <text:p text:style-name="P4">
Source: <text:a xlink:type="simple" xlink:href="https://armyinform.com.ua/2023/07/07/oleksij-reznikov-ukrayinskyj-opk-maye-staty-odnym-z-drajveriv-ekonomiky/" text:style-name="Internet_20_link" text:visited-style-name="Visited_20_Internet_20_Link">
https://armyinform.com.ua/2023/07/07/oleksij-reznikov-ukrayinskyj-opk-maye-staty-odnym-z-drajveriv-ekonomiky/</text:a>
</text:p>
      <!--NEWS-->
      <text:h text:style-name="P10" text:outline-level="1">
<text:span text:style-name="T4">
Міністерство оборони України підготувало концепцію трансформації сектору оборони — Олексій Резніков</text:span>
</text:h>
      <text:p text:style-name="P4">
Author: ['АРМІЯINFORM']</text:p>
      <text:p text:style-name="P4">
Time: 2023-07-07T44:00:00-04:00</text:p>
      <text:p text:style-name="P4">
Description: Українське оборонне відомство підготувало концепцію трансформації сектору оборо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52558.jpg" text:style-name="Internet_20_link" text:visited-style-name="Visited_20_Internet_20_Link">
252558.jpg</text:a>
']</text:p>
      <text:p text:style-name="P4">
Tags: ['STOPRUSSIA', 'ВТОРГНЕННЯ РФ', 'ОЛЕКСІЙ РЕЗНІКОВ', 'ОФІЦІЙНО', 'ТРАНСФОРМАЦІЯ СЕКТОРУ ОБОРОНИ']</text:p>
      <text:p text:style-name="P4">
Category: News</text:p>
      <!--METADATA-->
      <text:p text:style-name="P4">
<draw:frame draw:style-name="fr1" draw:name="Image269" text:anchor-type="as-char" svg:width="6.9236in" svg:height="3.623351in" draw:z-index="0">
<draw:image xlink:href="../Images/AРМІЯINFORM/2023-07-07T44-00-00-04-00/252558.jpg" xlink:type="simple" xlink:show="embed" xlink:actuate="onLoad" draw:mime-type="image/jpeg"/>
</draw:frame>
</text:p>
      <text:p text:style-name="P4">
Українське оборонне відомство підготувало концепцію трансформації секторуоборони.</text:p>
      <text:p text:style-name="P4">
Про це в авторській колонці інформаційного агентства «Інтерфакс-Україна»<text:a xlink:type="simple" xlink:href="https://interfax.com.ua/news/blog/921329.html" text:style-name="Internet_20_link" text:visited-style-name="Visited_20_Internet_20_Link">
написав</text:a>
 Міністр оборониУкраїни Олексій Резніков.</text:p>
      <text:p text:style-name="P4">
«Підготовку до формування абрису «армії майбутнього» ми почали ще рік тому — учервні 2022 року я підписав наказ щодо проведення огляду спроможностейЗбройних Сил України. Оцінка спроможностей — тобто балансу викликів тареальної здатності відповісти на них — є засадничим елементом оборонногопланування за принципами НАТО. Огляд завершено. На підставі аналізу цьогоматеріалу, а також комплексної оцінки досвіду війни, Міністерство оборонипідготувало концепцію трансформації сектору оборони України. На початку червняя передав цей документ на розгляд Прем’єр-міністру України Денису Шмигалю», —зазначив глава українського оборонного відомства.</text:p>
      <text:p text:style-name="P4">
Олексій Резніков підкреслює: значна частина необхідних рішень має міжвідомчийхарактер, потребує змін до законодавства і стосується компетенціїМінстратегпрому, Мінветеранів, МОН, Мінмолодьспорту, МОЗ, Мінфіну,Мінекономіки тощо. Забезпечення міжвідомчої синергії зі старту фактично єзапорукою успіху. Голова Уряду приділяє цьому особливу увагу.</text:p>
      <text:p text:style-name="P4">
«5 липня під головуванням Прем’єр-міністра Дениса Шмигаля було проведенонараду щодо впровадження програми реформ сектору безпеки та оборони«<text:a xlink:type="simple" xlink:href="https://armyinform.com.ua/2023/07/06/v-uryadi-obgovoryly-pytannya-shhodo-reformy-bezpeky-ta-oborony-ukrayiny/" text:style-name="Internet_20_link" text:visited-style-name="Visited_20_Internet_20_Link">
Український щит</text:a>
», під час якої колегамбуло представлено бачення Міноборони стосовно необхідних трансформацій. Післяузгодження з колегами наші спільні пропозиції стануть частиною дискусії щодо<text:a xlink:type="simple" xlink:href="https://armyinform.com.ua/2023/06/29/volodymyr-zelenskyj-zaproponuvav-osnovni-napryamy-transformacziyi-yaku-ukrayina-maye-zdijsnyty-za-desyatyrichchya/" text:style-name="Internet_20_link" text:visited-style-name="Visited_20_Internet_20_Link">
Української Доктрини</text:a>
, ініційованої Президентом України ВолодимиромЗеленським», — наголосив Олексій Резніков.</text:p>
      <text:p text:style-name="P4">
Український Міністр оборони наполягає: ворог довів, що оборона — це невитрати, а інвестиції. Спроможна оборона буде генерувати ресурси.</text:p>
      <text:p text:style-name="P4">
«Посилення Військово-Морських Сил — це гарантія безпечного судноплавства вЧорному та Азовському морях, це наші доходи від торгівлі. Неспроможна оборона— запобіжник від будь-якого відновлення, надійна гарантія збереження руїн.Маємо доводити усвідомлення цих зв’язків у рішеннях», — роз’яснив ОлексійРезніков.</text:p>
      <text:p text:style-name="P4">
Він додав, що комплекс оборонних спроможностей будується навколо трьохголовних «китів» — людей, сектору ОВТ в широкому розумінні та фінансовогоресурсу. І, на переконання Міністра, кожен з цих «китів» має свій крокпланування. Зброя і фінансові цикли — це роки, людський ресурс — це покоління.</text:p>
      <text:p text:style-name="P4">
«Ми розпочинаємо планування та дизайн оборонних трансформацій в умовахвисокого ступеню невизначеності. Ми знаємо, що війна закінчиться нашоюперемогою, але не знаємо, коли точно. Це, наприклад, заважає розпочатисистемну оптимізацію «зоопарку» зброї, якою ми даємо відсіч окупантам. Адженам потрібна уся можлива зброя, більше і швидше. Ми не знаємо, коли точно будеухвалено рішення партнерів щодо повної інтеграції нашої держави уєвроатлантичний простір. А це принципово. Реформування Сил оборони України якмайбутньої частини колективної оборони — це одне. Це узгоджений з партнерамифункціонал, спроможності, заплановані ресурси, доступ до інформації татехнологій тощо. Формування спроможностей для оборони самотужки з частковоюзовнішньою підтримкою — це інше. Саме тому зараз один з головних моїх запитівдо партнерів: потрібно якомога швидше ухвалити рішення щодо вступу України вНАТО. Тоді і нам, і їм буде простіше здійснювати довгострокове обороннепланування. Або, якщо такого рішення ми не очікуємо найближчим часом,необхідно включати потреби України до оборонного планування партнерів надвох(багато)сторонній основі. Враховуючи високий ступінь невизначеності, нампотрібна гнучка матриця оборонних трансформацій, яка б давала змогу уточнюватичи масштабувати кроки по мірі руху», — резюмував Олексій Резніков.</text:p>
      <text:p text:style-name="P4">
Source: <text:a xlink:type="simple" xlink:href="https://armyinform.com.ua/2023/07/07/ministerstvo-oborony-ukrayiny-pidgotuvalo-konczepcziyu-transformacziyi-sektoru-oborony-oleksij-reznikov/" text:style-name="Internet_20_link" text:visited-style-name="Visited_20_Internet_20_Link">
https://armyinform.com.ua/2023/07/07/ministerstvo-oborony-ukrayiny-pidgotuvalo-konczepcziyu-transformacziyi-sektoru-oborony-oleksij-reznikov/</text:a>
</text:p>
      <!--NEWS-->
      <text:h text:style-name="P10" text:outline-level="1">
<text:span text:style-name="T4">
Піротехніки за добу знешкодили понад 500 вибухонебезпечних предметів</text:span>
</text:h>
      <text:p text:style-name="P4">
Author: ['АРМІЯINFORM']</text:p>
      <text:p text:style-name="P4">
Time: 2023-07-07T46:00:00-04:00</text:p>
      <text:p text:style-name="P4">
Description: Підрозділами ДСНС протягом доби здійснено 217 виїздів на ліквідацію наслідків обстріл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st-ukraine-minen-warnschild.jpg" text:style-name="Internet_20_link" text:visited-style-name="Visited_20_Internet_20_Link">
ost-ukraine-minen-warnschild.jpg</text:a>
']</text:p>
      <text:p text:style-name="P4">
Tags: ['ВИБУХОНЕБЕЗПЕЧНІ ПРЕДМЕТИ', 'ДСНС УКРАЇНИ', 'ПІРОТЕХНІКИ']</text:p>
      <text:p text:style-name="P4">
Category: News</text:p>
      <!--METADATA-->
      <text:p text:style-name="P4">
<draw:frame draw:style-name="fr1" draw:name="Image270" text:anchor-type="as-char" svg:width="6.9236in" svg:height="5.189974in" draw:z-index="0">
<draw:image xlink:href="../Images/AРМІЯINFORM/2023-07-07T46-00-00-04-00/ost-ukraine-minen-warnschild.jpg" xlink:type="simple" xlink:show="embed" xlink:actuate="onLoad" draw:mime-type="image/jpeg"/>
</draw:frame>
 Ілюстративне фото</text:p>
      <text:p text:style-name="P4">
Підрозділами ДСНС протягом доби здійснено 217 виїздів на ліквідацію наслідківобстрілів окупантами населених пунктів та об’єктів інфраструктури. Ліквідовано16 пожеж. Надано психологічну допомогу 63 особам.</text:p>
      <text:p text:style-name="P4">
Про це <text:a xlink:type="simple" xlink:href="https://www.kmu.gov.ua/news/operatyvna-informatsiia-dsns-shchodo-naslidkiv-vedennia-boiovykh-dii-rosiiskoiu-federatsiieiu-ta-roboty-pirotekhnichnykh-pidrozdiliv-sluzhby-7-7-23" text:style-name="Internet_20_link" text:visited-style-name="Visited_20_Internet_20_Link">
інформує</text:a>
 Урядовий портал.</text:p>
      <text:p text:style-name="P4">
З початку війни здійснено 104 тисячі 110 виїздів на ліквідацію наслідківобстрілів, ліквідовано 15 тис. 168 пожеж, врятовано 4 тис.209 осіб, наданопсихологічну допомогу 221 тис. 835 особам.</text:p>
      <text:p text:style-name="P4">
Піротехнічні підрозділи ДСНС протягом доби залучалися 166 рази, виявлено,вилучено і знешкоджено 564 од. вибухонебезпечних предметів, обстеженотериторію площею 48 гектарів.</text:p>
      <text:p text:style-name="P4">
Найчастіше піротехнічні підрозділи працювали:</text:p>
      <text:p text:style-name="P4">
в Харківській області 20 тис. 200 разів,</text:p>
      <ul>
        <li>
Київщині – 8 тис. 136,  * Донеччині – 6 тис. 504,  * Миколаївщині – 5 тис. 360,  * Херсонщині – 6 тис. 092,  * Чернігівщині – 4 тис. 757,  * Сумщині – 2 тис. 247,  * Черкащині – 1 тис. 144.</li>
      </ul>
      <text:p text:style-name="P4">
Усього з початку широкомасштабного військового вторгнення російської федераціїна території України знешкоджено 408 тис. 272 од. вибухонебезпечних предметівта 2 тис. 891 кг вибухової речовини, у тому числі 3 тис. 43 од. авіаційнихбомб. Обстежено територію площею понад 90 тис. 954 гектар.</text:p>
      <text:p text:style-name="P4">
Source: <text:a xlink:type="simple" xlink:href="https://armyinform.com.ua/2023/07/07/pirotehniky-za-dobu-zneshkodyly-ponad-500-vybuhonebezpechnyh-predmetiv/" text:style-name="Internet_20_link" text:visited-style-name="Visited_20_Internet_20_Link">
https://armyinform.com.ua/2023/07/07/pirotehniky-za-dobu-zneshkodyly-ponad-500-vybuhonebezpechnyh-predmetiv/</text:a>
</text:p>
      <!--NEWS-->
      <text:h text:style-name="P10" text:outline-level="1">
<text:span text:style-name="T4">
Держсекретар США про ракетну атаку по Львову: Ще один приклад жорстокості кремля</text:span>
</text:h>
      <text:p text:style-name="P4">
Author: ['АРМІЯINFORM']</text:p>
      <text:p text:style-name="P4">
Time: 2023-07-07T48:00:00-04:00</text:p>
      <text:p text:style-name="P4">
Description: Ракетні удари по Львову, завдані в ніч проти 6 липня, є черговим прикладом жорсток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c1_4384621.jpg" text:style-name="Internet_20_link" text:visited-style-name="Visited_20_Internet_20_Link">
c1_4384621.jpg</text:a>
']</text:p>
      <text:p text:style-name="P4">
Tags: ['ДЕРЖАВНИЙ СЕКРЕТАР США ЕНТОНІ\xa0БЛІНКЕН', 'ЛЬВІВ', 'ПІДТРИМКА УКРАЇНИ', 'РАКЕТНИЙ УДАР']</text:p>
      <text:p text:style-name="P4">
Category: News</text:p>
      <!--METADATA-->
      <text:p text:style-name="P4">
<draw:frame draw:style-name="fr1" draw:name="Image271" text:anchor-type="as-char" svg:width="6.9236in" svg:height="4.579673in" draw:z-index="0">
<draw:image xlink:href="../Images/AРМІЯINFORM/2023-07-07T48-00-00-04-00/c1_4384621.jpg" xlink:type="simple" xlink:show="embed" xlink:actuate="onLoad" draw:mime-type="image/jpeg"/>
</draw:frame>
 Фотоз сайту bangkokpost.com</text:p>
      <text:p text:style-name="P4">
Ракетні удари по Львову, завдані в ніч проти 6 липня, є черговим прикладомжорстокості військово-політичного керівництва рф у його агресії проти України.</text:p>
      <text:p text:style-name="P4">
Про це Держсекретар США Ентоні Блінкен<text:a xlink:type="simple" xlink:href="https://twitter.com/SecBlinken/status/1677037785419595776" text:style-name="Internet_20_link" text:visited-style-name="Visited_20_Internet_20_Link">
написав</text:a>
 у своємуTwitter.</text:p>
      <text:p text:style-name="P4">
Він також засудив російську атаку на мирне місто в Україні. Також ЕнтоніБлінкен підтвердив намір США надавати подальшу підтримку та допомогу Україні,яка відбиває широкомасштабну військову агресію росії.</text:p>
      <text:p text:style-name="P4">
«Атака росії на західноукраїнське місто Львів є ще одним прикладом жорстокостікремля, і саме тому підтримка захисту України від кремлівської агресії життєвоважлива. Прихильність США до України непохитна», — йдеться у його дописі.</text:p>
      <text:p text:style-name="P4">
Раніше на ракетну атаку по Львову з боку росії<text:a xlink:type="simple" xlink:href="https://armyinform.com.ua/2023/07/06/gensek-rady-yevropy-pro-raketnu-ataku-po-lvovu-dlya-tyh-hto-skoyiv-czi-zhahlyvi-diyi-nastane-vidpovidalnist/" text:style-name="Internet_20_link" text:visited-style-name="Visited_20_Internet_20_Link">
відреагувала</text:a>
 Генеральна секретарка Ради Європи Марія Пейчинович-Бурич танаголосила, що «настане день відповідальності для тих, хто скоїв ці жахливідії».</text:p>
      <text:p text:style-name="P4">
Посол США в Україні Бріджит Брінк також<text:a xlink:type="simple" xlink:href="https://armyinform.com.ua/2023/07/06/posol-ssha-pro-terorystychni-obstrily-lvova-rosiyeyu-my-prodovzhuvatymemo-zmicznyuvaty-zdatnist-ukrayiny-zahyshhatysya/" text:style-name="Internet_20_link" text:visited-style-name="Visited_20_Internet_20_Link">
засудила</text:a>
 ракетний удар росії по Львову та наголсоила, що США нестоятиме осторонь і продовжуватимемо зміцнювати здатність України захищатися.</text:p>
      <text:p text:style-name="P4">
Нагадаємо, у ніч проти 6 липня 2023 року російська ракета влучила вбагатоквартирний будинок у Львові, внаслідок чого 10 осіб загинуло.</text:p>
      <text:p text:style-name="P4">
Source: <text:a xlink:type="simple" xlink:href="https://armyinform.com.ua/2023/07/07/derzhsekretar-ssha-pro-raketnu-ataku-po-lvovu-shhe-odyn-pryklad-zhorstokosti-kremlya/" text:style-name="Internet_20_link" text:visited-style-name="Visited_20_Internet_20_Link">
https://armyinform.com.ua/2023/07/07/derzhsekretar-ssha-pro-raketnu-ataku-po-lvovu-shhe-odyn-pryklad-zhorstokosti-kremlya/</text:a>
</text:p>
      <!--NEWS-->
      <text:h text:style-name="P10" text:outline-level="1">
<text:span text:style-name="T4">
Влада Львова виділила 100 мільйонів на ліквідацію наслідків ракетного обстрілу</text:span>
</text:h>
      <text:p text:style-name="P4">
Authors: Ukrinform (Person)</text:p>
      <text:p text:style-name="P4">
Publisher: Укринформ (Organization)</text:p>
      <text:p text:style-name="P4">
Published Time: 2023-07-07T4:47:00+03:00</text:p>
      <text:p text:style-name="P4">
Modified Time: 2023-07-07T21:47:00+03:00</text:p>
      <text:p text:style-name="P4">
Description: У Львові триває ліквідація наслідків ракетного обстрілу житлових будинків. На першочергові потреби місто виділило 100 мільйонів гривень. — Укрінформ.</text:p>
      <text:p text:style-name="P4">
Images: ['<text:a xlink:type="simple" xlink:href="https://static.ukrinform.com/photos/2023_07/thumb_files/630_360_1688627447-8405.jpeg" text:style-name="Internet_20_link" text:visited-style-name="Visited_20_Internet_20_Link">
630_360_16886...</text:a>
']</text:p>
      <text:p text:style-name="P4">
Tags: ['Львів', 'Садовий', 'Війна з Росією', 'Ракетний удар']</text:p>
      <text:p text:style-name="P4">
Type: Article</text:p>
      <!--METADATA-->
      <text:p text:style-name="P4">
<draw:frame draw:style-name="fr1" draw:name="Image272" text:anchor-type="as-char" svg:width="6.9236in" svg:height="3.956343in" draw:z-index="0">
<draw:image xlink:href="../Images/yкринформ/2023-07-07T4-47-00-03-00/630_360_1688627447-8405.jpeg" xlink:type="simple" xlink:show="embed" xlink:actuate="onLoad" draw:mime-type="image/jpeg"/>
</draw:frame>
 У Львовітриває ліквідація наслідків ракетного обстрілу житлових будинків. Напершочергові потреби місто виділило 100 мільйонів гривень.</text:p>
      <text:p text:style-name="P4">
Як передає Укрінформ, про це повідомив міський голова Львова Андрій Садовий у<text:a xlink:type="simple" xlink:href="https://www.facebook.com/andriy.sadovyi/videos/942492633486034/" text:style-name="Internet_20_link" text:visited-style-name="Visited_20_Internet_20_Link">
 Фейсбуці </text:a>
.</text:p>
      <text:p text:style-name="P4">
"На першочергові потреби від міста ми виділили 100 мільйонів гривень. За вчората сьогодні до робіт залучено 309 комунальних працівників", - йдеться уповідомленні.</text:p>
      <text:p text:style-name="P4">
<text:span text:style-name="T5">
Відео: Фейсбук Андрій Садовий</text:span>
</text:p>
      <text:p text:style-name="P4">
Як зазначає Садовий, через російський обстріл знищено 18 дахів. Станом назараз брезентом або плівкою повністю перекрили 12 дахів, 4 дахи відновитинеможливо – вони потребують реконструкції. У одному з будинків накрили лишеполовину даху, іншу частину накрити не змогли через знищене кріплення.Перекриття даху на вул. Стрийська, 74 завершать сьогодні.</text:p>
      <text:p text:style-name="P4">
Пошкоджено 926 вікон. Станом на зараз 662 вікна вже заклеїли плівкою. Роботитривають.</text:p>
      <text:p text:style-name="P4">
<text:span text:style-name="T4">
Читайте також:</text:span>
 <text:a xlink:type="simple" xlink:href="https://www.ukrinform.ua/rubric-regions/3732719-u-likarnah-lvova-sestero-postrazdalih-vid-raketnogo-udaru.html" text:style-name="Internet_20_link" text:visited-style-name="Visited_20_Internet_20_Link">
 У лікарнях Львова — шестеро постраждалих від ракетногоудару </text:a>
</text:p>
      <text:p text:style-name="P4">
Електро- та водопостачання відновлено до усіх будинків, крім трьох, якіпошкоджені найбільше.</text:p>
      <text:p text:style-name="P4">
Органи правопорядку охоронятимуть будинки, які зазнали пошкоджень для того,щоб не допустити нещасних випадків та мародерства.</text:p>
      <text:p text:style-name="P4">
Як повідомляв Укрінформ, у <text:a xlink:type="simple" xlink:href="https://www.ukrinform.ua/tag-lviv" text:style-name="Internet_20_link" text:visited-style-name="Visited_20_Internet_20_Link">
 Львові </text:a>
близько 60 сімей втратили житло через російський ракетний удар.</text:p>
      <text:p text:style-name="P4">
Source: <text:a xlink:type="simple" xlink:href="https://www.ukrinform.ua/rubric-regions/3732973-vlada-lvova-vidilila-100-miljoniv-na-likvidaciu-naslidkiv-raketnogo-obstrilu.html" text:style-name="Internet_20_link" text:visited-style-name="Visited_20_Internet_20_Link">
https://www.ukrinform.ua/rubric-regions/3732973-vlada-lvova-vidilila-100-miljoniv-na-likvidaciu-naslidkiv-raketnogo-obstrilu.html</text:a>
</text:p>
      <!--NEWS-->
      <text:h text:style-name="P10" text:outline-level="1">
<text:span text:style-name="T4">
120 населених пунктів України обстріляла росармія за минулу добу</text:span>
</text:h>
      <text:p text:style-name="P4">
Author: ['АРМІЯINFORM']</text:p>
      <text:p text:style-name="P4">
Time: 2023-07-07T50:00:00-04:00</text:p>
      <text:p text:style-name="P4">
Description: російські війська обстріляли територію 9 областей України.    Про це повідомляє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8670091782836090_y.jpg" text:style-name="Internet_20_link" text:visited-style-name="Visited_20_Internet_20_Link">
photo_5278670091782836090_y.jpg</text:a>
']</text:p>
      <text:p text:style-name="P4">
Tags: ['ВОРОЖІ ОБСТРІЛИ', 'КРАЇНА-ТЕРОРИСТ РФ', 'ХАРКІВСЬКИЙ ТРИБУНАЛ']</text:p>
      <text:p text:style-name="P4">
Category: News</text:p>
      <!--METADATA-->
      <text:p text:style-name="P4">
<draw:frame draw:style-name="fr1" draw:name="Image273" text:anchor-type="as-char" svg:width="6.9236in" svg:height="5.530605in" draw:z-index="0">
<draw:image xlink:href="../Images/AРМІЯINFORM/2023-07-07T50-00-00-04-00/photo_5278670091782836090_y.jpg" xlink:type="simple" xlink:show="embed" xlink:actuate="onLoad" draw:mime-type="image/jpeg"/>
</draw:frame>
</text:p>
      <text:p text:style-name="P4">
російські війська обстріляли територію 9 областей України.</text:p>
      <text:p text:style-name="P4">
Про це <text:a xlink:type="simple" xlink:href="https://t.me/militarymediacenter/2458" text:style-name="Internet_20_link" text:visited-style-name="Visited_20_Internet_20_Link">
повідомляє</text:a>
 Military MediaCenter.</text:p>
      <text:p text:style-name="P4">
«Із різних видів озброєння — міномети, ствольна та реактивна артилерія зкасетними боєприпасами, ЗРК, БПЛА, тактична авіація — були атаковані 120населених пунктів та 79 об’єктів інфраструктури», — йдеться у повідомленні.</text:p>
      <text:p text:style-name="P4">
Є загиблі та поранені серед цивільних, кількість жертв уточнюється.</text:p>
      <text:p text:style-name="P4">
Source: <text:a xlink:type="simple" xlink:href="https://armyinform.com.ua/2023/07/07/120-naselenyh-punktiv-ukrayiny-obstrilyala-rosarmiya-za-mynulu-dobu-2/" text:style-name="Internet_20_link" text:visited-style-name="Visited_20_Internet_20_Link">
https://armyinform.com.ua/2023/07/07/120-naselenyh-punktiv-ukrayiny-obstrilyala-rosarmiya-za-mynulu-dobu-2/</text:a>
</text:p>
      <!--NEWS-->
      <text:h text:style-name="P10" text:outline-level="1">
<text:span text:style-name="T4">
Агенту фсб, який збирав таємну інформацію щодо ремонту техніки ЗСУ, загрожує довічне ув’язнення</text:span>
</text:h>
      <text:p text:style-name="P4">
Author: ['АРМІЯINFORM']</text:p>
      <text:p text:style-name="P4">
Time: 2023-07-07T52:00:00-04:00</text:p>
      <text:p text:style-name="P4">
Description: Затримано агента фсб, який отримав вороже завдання — влаштуватися до оборонної компанії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879618213e5f3e66bd5fabc5843dab1.jpeg" text:style-name="Internet_20_link" text:visited-style-name="Visited_20_Internet_20_Link">
1879618213e5f3e66bd5fabc5843dab1.jpeg</text:a>
']</text:p>
      <text:p text:style-name="P4">
Tags: ['АГЕНТ ФСБ', 'СБУ', 'СУД']</text:p>
      <text:p text:style-name="P4">
Category: News</text:p>
      <!--METADATA-->
      <text:p text:style-name="P4">
<draw:frame draw:style-name="fr1" draw:name="Image274" text:anchor-type="as-char" svg:width="6.9236in" svg:height="4.615733in" draw:z-index="0">
<draw:image xlink:href="../Images/AРМІЯINFORM/2023-07-07T52-00-00-04-00/1879618213e5f3e66bd5fabc5843dab1.jpeg" xlink:type="simple" xlink:show="embed" xlink:actuate="onLoad" draw:mime-type="image/jpeg"/>
</draw:frame>
</text:p>
      <text:p text:style-name="P4">
Затримано агента фсб, який отримав вороже завдання — влаштуватися до оборонноїкомпанії у Кіровоградській області і збирати секретну інформацію щодо ремонтувійськової техніки ЗСУ.</text:p>
      <text:p text:style-name="P4">
Про це <text:a xlink:type="simple" xlink:href="https://ssu.gov.ua/novyny/sbu-zatrymala-ahentakonservu-fsb-yakyi-vlashtuvavsia-do-oboronnoho-zavodu-na-kirovohradshchyni" text:style-name="Internet_20_link" text:visited-style-name="Visited_20_Internet_20_Link">
повідомляє</text:a>
 Службабезпеки України.</text:p>
      <text:p text:style-name="P4">
«Фігуранту вдалося домогтися призначення на посаду завгоспа декілька тижнівтому. Він майже одразу приступив до збору розвідданих на користь рф, але СБУретельно документувала кожен його крок», — йдеться у повідомленні.</text:p>
      <text:p text:style-name="P4">
Ворожим поплічником виявився місцевий житель, якого фсб завербувала задовго допочатку широкомасштабного вторгнення рф.</text:p>
      <text:p text:style-name="P4">
За даними слідства, насамперед агент намагався встановити точну кількість тавиди іноземного озброєння, які проходили техобслуговування на базі українськоїоборонної компанії.</text:p>
      <text:p text:style-name="P4">
«У поле зору російської спецслужби він потрапив під час свого тривалогоперебування в росії, де працював на різних підприємствах. Згодом його перевелив «режим очікування» і відправили в Україну, де «активували» після початкуширокомасштабного вторгнення», — зазначено у повідомленні.</text:p>
      <text:p text:style-name="P4">
У разі успішного виконання ворожих завдань російська спецслужба «гарантувала»йому своє сприяння у виїзді до рф і отриманні громадянства країни-агресора.</text:p>
      <text:p text:style-name="P4">
На підставі зібраних доказів слідчі Служби безпеки повідомили зловмиснику пропідозру у державній зраді, вчиненій в умовах воєнного стану.</text:p>
      <text:p text:style-name="P4">
Зраднику обрано запобіжний захід у виді тримання під вартою без права внесеннязастави. Триває розслідування для встановлення всіх обставин злочину.Зловмиснику загрожує довічне ув’язнення.</text:p>
      <text:p text:style-name="P4">
Source: <text:a xlink:type="simple" xlink:href="https://armyinform.com.ua/2023/07/07/agentu-fsb-yakyj-zbyrav-tayemnu-informacziyu-shhodo-remontu-tehniky-zsu-zagrozhuye-dovichne-uvyaznennya/" text:style-name="Internet_20_link" text:visited-style-name="Visited_20_Internet_20_Link">
https://armyinform.com.ua/2023/07/07/agentu-fsb-yakyj-zbyrav-tayemnu-informacziyu-shhodo-remontu-tehniky-zsu-zagrozhuye-dovichne-uvyaznennya/</text:a>
</text:p>
      <!--NEWS-->
      <text:h text:style-name="P10" text:outline-level="1">
<text:span text:style-name="T4">
Українська армія робить неможливе, але нам потрібно більше зброї — Секретар РНБО</text:span>
</text:h>
      <text:p text:style-name="P4">
Author: ['АРМІЯINFORM']</text:p>
      <text:p text:style-name="P4">
Time: 2023-07-07T54:00:00-04:00</text:p>
      <text:p text:style-name="P4">
Description: У ході активних бойових дій українська армія ламає всі усталені теорії й практики вед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453324d1b23f.jpeg" text:style-name="Internet_20_link" text:visited-style-name="Visited_20_Internet_20_Link">
6453324d1b23f.jpeg</text:a>
']</text:p>
      <text:p text:style-name="P4">
Tags: ['STOPRUSSIA', 'АГРЕСІЯ РФ', 'ВТОРГНЕННЯ РФ', 'ОЛЕКСІЙ ДАНІЛОВ', 'РНБО']</text:p>
      <text:p text:style-name="P4">
Category: News</text:p>
      <!--METADATA-->
      <text:p text:style-name="P4">
<draw:frame draw:style-name="fr1" draw:name="Image275" text:anchor-type="as-char" svg:width="6.9236in" svg:height="4.32725in" draw:z-index="0">
<draw:image xlink:href="../Images/AРМІЯINFORM/2023-07-07T54-00-00-04-00/6453324d1b23f.jpeg" xlink:type="simple" xlink:show="embed" xlink:actuate="onLoad" draw:mime-type="image/jpeg"/>
</draw:frame>
</text:p>
      <text:p text:style-name="P4">
У ході активних бойових дій українська армія ламає всі усталені теорії йпрактики ведення сучасних війн, але така стійкість потребує постійного ізначно більшого постачання озброєння.</text:p>
      <text:p text:style-name="P4">
На цьому<text:a xlink:type="simple" xlink:href="https://www.facebook.com/danilov.oleksiy/posts/pfbid0maHyY79BwaWdZecRBUp79Xnkw1hfbHzxacXEZuaSWLkqH8X3h4e5k9NJoC1M4VZ1l" text:style-name="Internet_20_link" text:visited-style-name="Visited_20_Internet_20_Link">
наголосив</text:a>
Секретар Ради національної безпеки і оборони України Олексій Данілов.</text:p>
      <text:p text:style-name="P4">
«Сили оборони України успішно виконують завдання наступу і контрнаступу вумовах рівності або навіть чисельної меншості задіяних сил і засобів.Реалізують завдання без переваги у повітрі. Випадок безпрецедентногохарактеру», — зазначив Секретар РНБО.</text:p>
      <text:p text:style-name="P4">
Він додав, що українські військові здійснюють унікальні військові операції безкритичної першості в усіх компонентах, як це заведено за існуючимистандартами.</text:p>
      <text:p text:style-name="P4">
«У якої армії НАТО є такий досвід і такі залізні… нерви? Водночас пріоритетУкраїни — життя наших воїнів. У такому плані ми маємо незрівнянно менші втратинавіть в умовах наступу і контрнаступу, ніж росіяни. Але диво українськоїстійкості потребує постійного і значно більшого постачання озброєння. Цепитання — одне з головних на засіданнях Ставки, зусиль Президента та Уряду. Іщоб не забувати: росія — Карфаген сучасності і буде зруйнована!» — сказавОлексій Данілов.</text:p>
      <text:p text:style-name="P4">
Source: <text:a xlink:type="simple" xlink:href="https://armyinform.com.ua/2023/07/07/ukrayinska-armiya-robyt-nemozhlyve-ale-nam-potribno-bilshe-zbroyi-sekretar-rnbo/" text:style-name="Internet_20_link" text:visited-style-name="Visited_20_Internet_20_Link">
https://armyinform.com.ua/2023/07/07/ukrayinska-armiya-robyt-nemozhlyve-ale-nam-potribno-bilshe-zbroyi-sekretar-rnbo/</text:a>
</text:p>
      <!--NEWS-->
      <text:h text:style-name="P10" text:outline-level="1">
<text:span text:style-name="T4">
В Україні створять реабілітаційні центри для постраждалих від російської агресії</text:span>
</text:h>
      <text:p text:style-name="P4">
Author: ['АРМІЯINFORM']</text:p>
      <text:p text:style-name="P4">
Time: 2023-07-07T56:00:00-04:00</text:p>
      <text:p text:style-name="P4">
Description: На виконання завдання Президента Уряд працює над створенням великих реабілітац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408878_822056782817764_1615523877416970495_n.jpg" text:style-name="Internet_20_link" text:visited-style-name="Visited_20_Internet_20_Link">
358408878_822056782817764_1615523877416970495_n.jpg</text:a>
']</text:p>
      <text:p text:style-name="P4">
Tags: ['ДЕНИС ШМИГАЛЬ', 'РЕАБІЛІТАЦІЙНІ ЦЕНТРИ']</text:p>
      <text:p text:style-name="P4">
Category: News</text:p>
      <!--METADATA-->
      <text:p text:style-name="P4">
<draw:frame draw:style-name="fr1" draw:name="Image276" text:anchor-type="as-char" svg:width="6.9236in" svg:height="4.615733in" draw:z-index="0">
<draw:image xlink:href="../Images/AРМІЯINFORM/2023-07-07T56-00-00-04-00/358408878_822056782817764_1615523877416970495_n.jpg" xlink:type="simple" xlink:show="embed" xlink:actuate="onLoad" draw:mime-type="image/jpeg"/>
</draw:frame>
</text:p>
      <text:p text:style-name="P4">
На виконання завдання Президента Уряд працює над створенням великихреабілітаційних центрів національного рівня, які поєднуватимуть фізичну тапсихологічну реабілітації для всіх, хто постраждав від російської агресії.</text:p>
      <text:p text:style-name="P4">
Про це<text:a xlink:type="simple" xlink:href="https://www.facebook.com/dshmyhal/posts/pfbid02i5426xKYf5B5u1uYPtorXfpL58CmeSkv6idyu6himiXw6wYEUutTbRaTcXWDhXWAl" text:style-name="Internet_20_link" text:visited-style-name="Visited_20_Internet_20_Link">
повідомив</text:a>
Прем’єр-міністр України Денис Шмигаль.</text:p>
      <text:p text:style-name="P4">
«В Україні має бути побудована галузь реабілітації із застосуванням найкращихі сучасних практик. Таку візію озвучив Президент України у Новій українськійдоктрині. Таку ціль ставимо перед собою як Уряд, аби всі, хто постраждав відросійської агресії, могли повернутися до повноцінного життя», — йдеться уповідомленні.</text:p>
      <text:p text:style-name="P4">
Він зазначив, що у планах побудувати щонайменше 4 таких центри.</text:p>
      <text:p text:style-name="P4">
За його словами, уже зараз розвиваються наявні реабілітаційні таспеціалізовані заклади. Міноборони, зокрема, розробило стратегію реабілітаціївійськовослужбовців.</text:p>
      <text:p text:style-name="P4">
«У лікарнях працюють мультидисциплінарні команди, куди входять лікарі,протезисти, соціальні співробітники та інші. У планах також розширити державнезамовлення на спеціальності, пов'язані з реабілітацією», — зауважив ДенисШмигаль.</text:p>
      <text:p text:style-name="P4">
Він додав, що планується створення так званих «Центрів життєстійкості» запідтримки держави. Уже понад 200 громад подали відповідні заявки.</text:p>
      <text:p text:style-name="P4">
Source: <text:a xlink:type="simple" xlink:href="https://armyinform.com.ua/2023/07/07/v-ukrayini-stvoryat-reabilitaczijni-czentry-dlya-postrazhdalyh-vid-rosijskoyi-agresiyi/" text:style-name="Internet_20_link" text:visited-style-name="Visited_20_Internet_20_Link">
https://armyinform.com.ua/2023/07/07/v-ukrayini-stvoryat-reabilitaczijni-czentry-dlya-postrazhdalyh-vid-rosijskoyi-agresiyi/</text:a>
</text:p>
      <!--NEWS-->
      <text:h text:style-name="P10" text:outline-level="1">
<text:span text:style-name="T4">
Ми наступаємо. Ініціатива зараз у нас — Володимир Зеленський</text:span>
</text:h>
      <text:p text:style-name="P4">
Author: ['АРМІЯINFORM']</text:p>
      <text:p text:style-name="P4">
Time: 2023-07-07T57:00:00-04:00</text:p>
      <text:p text:style-name="P4">
Description: Президент України Володимир Зеленський під час спільної з Президентом Чехії Петр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5929718_173228845743213_8763579277450913968_n.png" text:style-name="Internet_20_link" text:visited-style-name="Visited_20_Internet_20_Link">
355929718_173228845743213_8763579277450913968_n.png</text:a>
']</text:p>
      <text:p text:style-name="P4">
Tags: ['STOPRUSSIA', 'АГРЕСІЯ РФ', 'ВІЙНА', 'ВОЛОДИМИР ЗЕЛЕНСЬКИЙ', 'ВТОРГНЕННЯ РФ', 'ПЕТР ПАВЕЛ', 'ЧЕХІЯ']</text:p>
      <text:p text:style-name="P4">
Category: News</text:p>
      <!--METADATA-->
      <text:p text:style-name="P4">
<draw:frame draw:style-name="fr1" draw:name="Image277" text:anchor-type="as-char" svg:width="6.9236in" svg:height="4.330958in" draw:z-index="0">
<draw:image xlink:href="../Images/AРМІЯINFORM/2023-07-07T57-00-00-04-00/355929718_173228845743213_8763579277450913968_n.png" xlink:type="simple" xlink:show="embed" xlink:actuate="onLoad" draw:mime-type="image/png"/>
</draw:frame>
</text:p>
      <text:p text:style-name="P4">
Президент України Володимир Зеленський під час спільної з Президентом ЧехіїПетром Павелом пресконференції у Празі подякував чеському уряду та народові занезмінну та вольову підтримку в усьому, що робиться заради свободи Європи:допомогу зброєю, санкції проти росії, сприяння Україні вступити до НАТО.</text:p>
      <text:p text:style-name="P4">
Пряму трансляцію розмови Володимира Зеленського з представниками чеськогополітикуму, громадськості та ЗМі<text:a xlink:type="simple" xlink:href="https://www.facebook.com/president.gov.ua/videos/1299959020645480/" text:style-name="Internet_20_link" text:visited-style-name="Visited_20_Internet_20_Link">
розмістив</text:a>
Офіс Президента України на своїй сторінці у Facebook.</text:p>
      <text:p text:style-name="P4">
Відповідаючи на запитання журналіста чеського телебачення щодо контрнаступу,що зараз триває на фронтах, Глава української держави зазначив: «Що стосуєтьсяконтрнаступу. Ми наступаємо. Ініціатива зараз у нас. Наступ не швидкий, цефакт. Але, тим не менше, ми йдемо вперед, а не рухаємося назад, як росіяни.Тому я бачу в цьому позитив».</text:p>
      <text:p text:style-name="P4">
Володимир Зеленський раніше<text:a xlink:type="simple" xlink:href="https://t.me/V_Zelenskiy_official/6876" text:style-name="Internet_20_link" text:visited-style-name="Visited_20_Internet_20_Link">
анонсував</text:a>
, що у Чехії він плануєзустрітися також із прем’єр-міністром Петром Фіалою, Головами Сенату та Палатидепутатів парламенту Мілошем Вистрчілом та Маркетою Пекаровою Адамовою,членами уряду, парламенту, представниками ЗМІ.</text:p>
      <text:p text:style-name="P4">
Source: <text:a xlink:type="simple" xlink:href="https://armyinform.com.ua/2023/07/07/my-nastupayemo-inicziatyva-zaraz-u-nas-volodymyr-zelenskyj-pro-kontrnastup/" text:style-name="Internet_20_link" text:visited-style-name="Visited_20_Internet_20_Link">
https://armyinform.com.ua/2023/07/07/my-nastupayemo-inicziatyva-zaraz-u-nas-volodymyr-zelenskyj-pro-kontrnastup/</text:a>
</text:p>
      <!--NEWS-->
      <text:h text:style-name="P10" text:outline-level="1">
<text:span text:style-name="T4">
Понад 95 тисяч воєнних злочинів задокументував Офіс Генпрокурора України</text:span>
</text:h>
      <text:p text:style-name="P4">
Author: ['АРМІЯINFORM']</text:p>
      <text:p text:style-name="P4">
Time: 2023-07-07T58:00:00-04:00</text:p>
      <text:p text:style-name="P4">
Description: Офіс Генерального прокурора України повідомляє про задокументовані злочини, вчин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6308095993236743_y.jpg" text:style-name="Internet_20_link" text:visited-style-name="Visited_20_Internet_20_Link">
photo_5276308095993236743_y.jpg</text:a>
', '<text:a xlink:type="simple" xlink:href="https://armyinform.com.ua/wp-content/uploads/2023/07/photo_5276308095993236744_y.jpg" text:style-name="Internet_20_link" text:visited-style-name="Visited_20_Internet_20_Link">
photo_5276308095993236744_y.jpg</text:a>
']</text:p>
      <text:p text:style-name="P4">
Tags: ['ВОЄННІ ЗЛОЧИНИ', 'ОФІС ГЕНПРОКУРОРА УКРАЇНИ']</text:p>
      <text:p text:style-name="P4">
Category: News</text:p>
      <!--METADATA-->
      <text:p text:style-name="P4">
<draw:frame draw:style-name="fr1" draw:name="Image278" text:anchor-type="as-char" svg:width="6.9236in" svg:height="4.447316in" draw:z-index="0">
<draw:image xlink:href="../Images/AРМІЯINFORM/2023-07-07T58-00-00-04-00/photo_5276308095993236743_y.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7 липня зареєстровано:</text:p>
      <ul>
        <li>
97 060 воєнних злочинів,  * 17 019 злочинів проти національної безпеки України.</li>
      </ul>
      <text:p text:style-name="P4">
Крім того, за офіційними даними ювенальних прокурорів, 1545 дітей постраждаливнаслідок агресії рф, з них:</text:p>
      <ul>
        <li>
494 — дитини загинули,  * 1051 — дитина дістала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79" text:anchor-type="as-char" svg:width="6.9236in" svg:height="4.447316in" draw:z-index="0">
<draw:image xlink:href="../Images/AРМІЯINFORM/2023-07-07T58-00-00-04-00/photo_5276308095993236744_y.jpg" xlink:type="simple" xlink:show="embed" xlink:actuate="onLoad" draw:mime-type="image/jpeg"/>
</draw:frame>
</text:p>
      <text:p text:style-name="P4">
Source: <text:a xlink:type="simple" xlink:href="https://armyinform.com.ua/2023/07/07/ponad-95-tysyach-voyennyh-zlochyniv-zadokumentuvav-ofis-genprokurora-ukrayiny-2/" text:style-name="Internet_20_link" text:visited-style-name="Visited_20_Internet_20_Link">
https://armyinform.com.ua/2023/07/07/ponad-95-tysyach-voyennyh-zlochyniv-zadokumentuvav-ofis-genprokurora-ukrayiny-2/</text:a>
</text:p>
      <!--NEWS-->
      <text:h text:style-name="P10" text:outline-level="1">
<text:span text:style-name="T4">
Твоя кров може воювати — МОЗ України порадило, як стати донором крові</text:span>
</text:h>
      <text:p text:style-name="P4">
Author: ['АРМІЯINFORM']</text:p>
      <text:p text:style-name="P4">
Time: 2023-07-07T59:00:00-04:00</text:p>
      <text:p text:style-name="P4">
Description: Воїни з серйозною крововтратою потребують її оперативної компенсації — так з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onor.jpg" text:style-name="Internet_20_link" text:visited-style-name="Visited_20_Internet_20_Link">
donor.jpg</text:a>
']</text:p>
      <text:p text:style-name="P4">
Tags: ['STOPRUSSIA', 'БАНК КРОВІ', 'ДОНОРИ КРОВІ', 'МОЗ УКРАЇНИ']</text:p>
      <text:p text:style-name="P4">
Category: News</text:p>
      <!--METADATA-->
      <text:p text:style-name="P4">
<draw:frame draw:style-name="fr1" draw:name="Image280" text:anchor-type="as-char" svg:width="6.9236in" svg:height="4.615733in" draw:z-index="0">
<draw:image xlink:href="../Images/AРМІЯINFORM/2023-07-07T59-00-00-04-00/donor.jpg" xlink:type="simple" xlink:show="embed" xlink:actuate="onLoad" draw:mime-type="image/jpeg"/>
</draw:frame>
Ілюстративне фото</text:p>
      <text:p text:style-name="P4">
Воїни з серйозною крововтратою потребують її оперативної компенсації — такзваної рідинної ресусцитації. Дану процедуру передбачають і сучасні протоколитактичної медицини.</text:p>
      <text:p text:style-name="P4">
Трансфузія цільної крові чи її компонентів — золотий стандарт заміщеннякрововтрати у разі бойової травми. Вчасне переливання крові в таких випадкахкритично важливе. Особливо під час довгої евакуації.</text:p>
      <text:p text:style-name="P4">
Про це на своєму офіційному сайті<text:a xlink:type="simple" xlink:href="https://moz.gov.ua/article/news/rishennja-urjadu-nablizilo-donorsku-krov-do-frontu" text:style-name="Internet_20_link" text:visited-style-name="Visited_20_Internet_20_Link">
пише</text:a>
 Міністерство охорони здоров’я України.</text:p>
      <text:p text:style-name="P4">
Надійні і сталі запаси крові та її компонентів потрібні завжди. Ваша кров можеврятувати життя не лише військовим, але й цивільним, які постраждали внаслідокрозв’язаної росією війни проти України.</text:p>
      <text:p text:style-name="P4">
Долучитися до донорства й здати кров — надзвичайно просто. Варіантів — кілька.Кожен може обрати для себе найзручніший:</text:p>
      <ul>
        <li>
якщо виживете у великому місті — зателефонуйте до центру крові свого міста і запишіться на певний день і час;  * якщо виживете у селі або невеликому місті, й центри служби крові від вас далеко — зателефонуйте до центру крові або до найближчої до вас районної лікарні. Ви можете зʼясувати, коли виїзна бригада, яка проводить забір крові, працюватиме саме у вашому регіоні.</li>
      </ul>
      <text:p text:style-name="P4">
Актуальні телефони центрів крові можна знайти на<text:a xlink:type="simple" xlink:href="https://utcc.gov.ua/tvoya-krov-mozhe-voyuvaty/" text:style-name="Internet_20_link" text:visited-style-name="Visited_20_Internet_20_Link">
сайті</text:a>
 Українського центрутрансплант-координації (УЦТК).</text:p>
      <text:p text:style-name="P4">
Якщо вам складно відірватися від роботи, але серед ваших колег є багатооднодумців, так само готових поділитися кровʼю з пораненими героями, — можнаорганізувати день донора у своєму офісі. Алгоритм його організації та механіказапрошення виїзної бригади в офіс можна знайти на сайті УЦТК.</text:p>
      <text:p text:style-name="P4">
Source: <text:a xlink:type="simple" xlink:href="https://armyinform.com.ua/2023/07/07/tvoya-krov-mozhe-voyuvaty-moz-ukrayiny-poradylo-yak-staty-donorom-krovi/" text:style-name="Internet_20_link" text:visited-style-name="Visited_20_Internet_20_Link">
https://armyinform.com.ua/2023/07/07/tvoya-krov-mozhe-voyuvaty-moz-ukrayiny-poradylo-yak-staty-donorom-krovi/</text:a>
</text:p>
      <!--NEWS-->
      <text:h text:style-name="P10" text:outline-level="1">
<text:span text:style-name="T4">
Уряд змінив порядок виплат допомоги постраждалим від підриву Каховської ГЕС</text:span>
</text:h>
      <text:p text:style-name="P4">
Authors: Ukrinform (Person)</text:p>
      <text:p text:style-name="P4">
Publisher: Укринформ (Organization)</text:p>
      <text:p text:style-name="P4">
Published Time: 2023-07-07T5:49:00+03:00</text:p>
      <text:p text:style-name="P4">
Modified Time: 2023-07-07T21:49:00+03:00</text:p>
      <text:p text:style-name="P4">
Description: Кабінет Міністрів ухвалив зміни до Порядку надання одноразової матеріальної грошової допомоги постраждалому населенню внаслідок підриву Російською Федерацією греблі Каховської ГЕС. — Укрінформ.</text:p>
      <text:p text:style-name="P4">
Images: ['<text:a xlink:type="simple" xlink:href="https://static.ukrinform.com/photos/2023_06/thumb_files/630_360_1686738079-808.jpg" text:style-name="Internet_20_link" text:visited-style-name="Visited_20_Internet_20_Link">
630_360_16867...</text:a>
']</text:p>
      <text:p text:style-name="P4">
Tags: ['Кабмін', 'Переселенці', 'Гроші', 'допомога', 'Каховська ГЕС']</text:p>
      <text:p text:style-name="P4">
Type: Article</text:p>
      <!--METADATA-->
      <text:p text:style-name="P4">
<draw:frame draw:style-name="fr1" draw:name="Image281" text:anchor-type="as-char" svg:width="6.9236in" svg:height="3.956343in" draw:z-index="0">
<draw:image xlink:href="../Images/yкринформ/2023-07-07T5-49-00-03-00/630_360_1686738079-808.jpg" xlink:type="simple" xlink:show="embed" xlink:actuate="onLoad" draw:mime-type="image/jpeg"/>
</draw:frame>
 КабінетМіністрів ухвалив зміни до Порядку надання одноразової матеріальної грошовоїдопомоги постраждалому населенню внаслідок підриву Російською Федерацієюгреблі Каховської ГЕС.</text:p>
      <text:p text:style-name="P4">
Як передає Укрінформ, про це в <text:a xlink:type="simple" xlink:href="http://t.me/tmelnychuk/2679" text:style-name="Internet_20_link" text:visited-style-name="Visited_20_Internet_20_Link">
 Телеграмі </text:a>
повідомив постійний представник Кабміну у Верховній Раді Тарас Мельничук.</text:p>
      <text:p text:style-name="P4">
«Внесено зміни до Порядку надання одноразової матеріальної грошової допомогипостраждалому населенню внаслідок підриву Російською Федерацією гребліКаховської гідроелектростанції. Передбачено надання матеріальної грошовоїдопомоги незалежно від отримання допомоги на проживання внутрішньопереміщеними особами», - йдеться в повідомленні.</text:p>
      <text:p text:style-name="P4">
Також встановлено, що засобами Єдиної інформаційної системи соціальної сферибуде проведено перевірку осіб, які претендують на призначення такої допомоги.</text:p>
      <text:p text:style-name="P4">
У разі встановлення факту перебування таких осіб за кордоном понад 30календарних днів поспіль станом на 5 червня 2023 року матеріальна грошовадопомога не призначатиметься.</text:p>
      <text:p text:style-name="P4">
<text:span text:style-name="T4">
Читайте також:</text:span>
 <text:a xlink:type="simple" xlink:href="https://www.ukrinform.ua/rubric-economy/3731931-cerez-pidriv-kahovskoi-ges-ukraina-vtratila-ponad-10-kubicnih-kilometriv-vodi.html" text:style-name="Internet_20_link" text:visited-style-name="Visited_20_Internet_20_Link">
 Через підрив <text:span text:style-name="T4">
Каховсько</text:span>
 ї ГЕС Україна втратила понад10 кубічних кілометрів води </text:a>
</text:p>
      <text:p text:style-name="P4">
На засіданні уряду ухвалили, що виплати постраждалим від підтоплення внаслідокпідриву військами РФ Каховської ГЕС здійснюватимуться незалежно від того, чиотримує особа виплати як ВПО.</text:p>
      <text:p text:style-name="P4">
«Йдеться про виплати матеріальної допомоги у розмірі 5 тисяч гривень віддержави особам, які постраждали від підтоплення внаслідок підриву ворогомКаховської ГЕС. Раніше права на отримання такої допомоги не мали особи, якістаном на 5 червня 2023 року були зареєстровані як отримувачі допомоги напроживання внутрішньо переміщеним особам», – <text:a xlink:type="simple" xlink:href="http://minre.gov.ua/2023/07/07/vyplaty-postrazhdalym-vid-pidtoplennya-zdijsnyuvatymutsya-nezalezhno-vid-togo-chy-otrymuye-osoba-vyplaty-vpo/" text:style-name="Internet_20_link" text:visited-style-name="Visited_20_Internet_20_Link">
 пояснили</text:a>
 уМіністерстві з питань реінтеграції тимчасово окупованих територій</text:p>
      <text:p text:style-name="P4">
Грошову допомогу від держави отримають усі громадяни, які на момент Каховськоїкатастрофи проживали (були зареєстровані/задекларовані) в населених пунктахМиколаївської та Херсонської областей, що зазнали підтоплення.</text:p>
      <text:p text:style-name="P4">
<text:span text:style-name="T4">
Читайте також:</text:span>
 <text:a xlink:type="simple" xlink:href="https://www.ukrinform.ua/rubric-society/3731800-postrazdali-vid-pidrivu-kahovskoi-ges-pocali-otrimuvati-dopomogu-vid-derzavi.html" text:style-name="Internet_20_link" text:visited-style-name="Visited_20_Internet_20_Link">
 Постраждалі від підриву <text:span text:style-name="T4">
Каховсько</text:span>
 ї ГЕС почалиотримувати допомогу від держави </text:a>
</text:p>
      <text:p text:style-name="P4">
Як повідомлялося, уночі 6 червня російські війська підірвали греблю КаховськоїГЕС, спричинивши масштабне затоплення. Під водою опинилася низка населенихпунктів <text:a xlink:type="simple" xlink:href="https://www.ukrinform.ua/tag-hersonsina" text:style-name="Internet_20_link" text:visited-style-name="Visited_20_Internet_20_Link">
 Херсонської області </text:a>
 . Відпідтоплення постраждали також території Миколаївської області.</text:p>
      <text:p text:style-name="P4">
Кабінет Міністрів ухвалив рішення про виплату одноразової грошової допомоги врозмірі 5 тис. грн жителям підтоплених внаслідок підриву Каховської ГЕСнаселених пунктів Херсонської та Миколаївської областей.</text:p>
      <text:p text:style-name="P4">
<text:span text:style-name="T5">
Фото: Херсонська ОВА</text:span>
</text:p>
      <text:p text:style-name="P4">
Source: <text:a xlink:type="simple" xlink:href="https://www.ukrinform.ua/rubric-society/3732965-urad-zminiv-poradok-viplat-dopomogi-postrazdalim-vid-pidrivu-kahovskoi-ges.html" text:style-name="Internet_20_link" text:visited-style-name="Visited_20_Internet_20_Link">
https://www.ukrinform.ua/rubric-society/3732965-urad-zminiv-poradok-viplat-dopomogi-postrazdalim-vid-pidrivu-kahovskoi-ges.html</text:a>
</text:p>
      <!--NEWS-->
      <text:h text:style-name="P10" text:outline-level="1">
<text:span text:style-name="T4">
Ганна Маляр нагадує про інформаційну тишу під час контрнаступу</text:span>
</text:h>
      <text:p text:style-name="P4">
Author: ['АРМІЯINFORM']</text:p>
      <text:p text:style-name="P4">
Time: 2023-07-07T60:00:00-04:00</text:p>
      <text:p text:style-name="P4">
Description: Заступник Міністра оборони України Ганна Маляр від імені військових Сил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765.jpg" text:style-name="Internet_20_link" text:visited-style-name="Visited_20_Internet_20_Link">
5f9a1765.jpg</text:a>
']</text:p>
      <text:p text:style-name="P4">
Tags: ['STOPRUSSIA', 'АГРЕСІЯ РФ', 'ВТОРГНЕННЯ РФ', 'ГАННА МАЛЯР', 'ІНФОРМАЦІЙНА ТИША']</text:p>
      <text:p text:style-name="P4">
Category: News</text:p>
      <!--METADATA-->
      <text:p text:style-name="P4">
<draw:frame draw:style-name="fr1" draw:name="Image282" text:anchor-type="as-char" svg:width="6.9236in" svg:height="4.61393in" draw:z-index="0">
<draw:image xlink:href="../Images/AРМІЯINFORM/2023-07-07T60-00-00-04-00/5f9a1765.jpg" xlink:type="simple" xlink:show="embed" xlink:actuate="onLoad" draw:mime-type="image/jpeg"/>
</draw:frame>
 ГаннаМаляр. Фото: Назар Волошин / АрміяInform</text:p>
      <text:p text:style-name="P4">
Заступник Міністра оборони України Ганна Маляр від імені військових Силоборони України звернулась до всіх телеграм-каналів, які повідомляють прооперативну ситуацію на фронті, із закликом зберігати інформаційну тишу.</text:p>
      <text:p text:style-name="P4">
Про це вона наголосила в <text:a xlink:type="simple" xlink:href="https://t.me/annamaliar/916" text:style-name="Internet_20_link" text:visited-style-name="Visited_20_Internet_20_Link">
Telegram</text:a>
.</text:p>
      <text:p text:style-name="P4">
«Не викладайте новин із фронту в онлайн-режимі й день у день — нашихнакривають одразу після цього. Ну така специфіка нашого ворога. Лише післяоприлюднення інформації офіційними спікерами Генштабу ЗСУ, ОСУВів, Міноборони.Ми всі узгоджуємо інформацію перед оприлюдненням з підрозділами безпекиоперацій та безпосередньо з командуваннями на місцях», — заявила Ганна Маляр.</text:p>
      <text:p text:style-name="P4">
Source: <text:a xlink:type="simple" xlink:href="https://armyinform.com.ua/2023/07/07/ganna-malyar-nagaduye-pro-informaczijnu-tyshu-pid-chas-kontrnastupu/" text:style-name="Internet_20_link" text:visited-style-name="Visited_20_Internet_20_Link">
https://armyinform.com.ua/2023/07/07/ganna-malyar-nagaduye-pro-informaczijnu-tyshu-pid-chas-kontrnastupu/</text:a>
</text:p>
      <!--NEWS-->
      <text:h text:style-name="P10" text:outline-level="1">
<text:span text:style-name="T4">
Спецпідрозділ ГУР МО України Kraken надає гуманітарну допомогу мешканцям Харківщини</text:span>
</text:h>
      <text:p text:style-name="P4">
Author: ['АРМІЯINFORM']</text:p>
      <text:p text:style-name="P4">
Time: 2023-07-07T61:00:00-04:00</text:p>
      <text:p text:style-name="P4">
Description: Спецпідрозділ ГУР МО України Kraken протягом минулих 3-х місяців спільно з волонтер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0230706-02-06.jpg" text:style-name="Internet_20_link" text:visited-style-name="Visited_20_Internet_20_Link">
20230706-02-06.jpg</text:a>
']</text:p>
      <text:p text:style-name="P4">
Tags: ['KRAKEN', 'ГУР МО УКРАЇНИ', 'ХАРКІВЩИНА']</text:p>
      <text:p text:style-name="P4">
Category: News</text:p>
      <!--METADATA-->
      <text:p text:style-name="P4">
<draw:frame draw:style-name="fr1" draw:name="Image283" text:anchor-type="as-char" svg:width="6.9236in" svg:height="4.529188in" draw:z-index="0">
<draw:image xlink:href="../Images/AРМІЯINFORM/2023-07-07T61-00-00-04-00/20230706-02-06.jpg" xlink:type="simple" xlink:show="embed" xlink:actuate="onLoad" draw:mime-type="image/jpeg"/>
</draw:frame>
</text:p>
      <text:p text:style-name="P4">
Спецпідрозділ ГУР МО України Kraken протягом минулих 3-х місяців спільно зволонтерами доставив понад 2500 наборів гуманітарної допомоги мешканцямХарківщини.</text:p>
      <text:p text:style-name="P4">
Про це <text:a xlink:type="simple" xlink:href="https://gur.gov.ua/content/spetspidrozdil-hur-mo-ukrainy-kraken-nadaie-humanitarnu-dopomohu-meshkantsiam-kharkivshchyny.html" text:style-name="Internet_20_link" text:visited-style-name="Visited_20_Internet_20_Link">
повідомляє</text:a>
 ГУР МОУкраїни.</text:p>
      <text:p text:style-name="P4">
Протягом квітня, травня та червня представники спеціального підрозділуГоловного управління розвідки Міністерства оборони України Kraken разом ізволонтерами Благодійного Фонду «Гуманітарний Центр Харківщини» доставилигуманітарну допомогу мешканцям звільнених від російських окупантів населенихпунктів Харківської області.</text:p>
      <text:p text:style-name="P4">
Харчовими наборами було забезпечено понад 5500 громадян, які зараз перебуваютьу деокупованих селах: Борисівка, Пильне, Лук’янці, Мороховець, Красне,Стрілеча, Веселе, Нескучне, Кіндрашівка, Артемівка, Тищенківка, Новий Бурлук,Великий Бурлук, Борщова, Слобожанське, Щасливе, Лисогірка, Новопавлівка,Савинці, Яковенкове, Донецьке, Топольське, Мала Комишуваха, Кам’янка, Діброва,Осиново, Сенькове, Бригадирівка, Благодатівка, Грушівка, Нечволодівка, РСТМ«Новолипецький» та міста Куп’янськ і Ізюм.</text:p>
      <text:p text:style-name="P4">
Крім того, у рамках окремого проекту, завітали до дитячих будинків сімейноготипу, які перебували на окупованих територіях Харківщини та були звільнені вході контрнаступальних дій ЗС України. Сім’ям привезли харчову гуманітарнудопомогу та багато подарунків.</text:p>
      <text:p text:style-name="P4">
Source: <text:a xlink:type="simple" xlink:href="https://armyinform.com.ua/2023/07/07/speczpidrozdil-gur-mo-ukrayiny-kraken-nadaye-gumanitarnu-dopomogu-meshkanczyam-harkivshhyny/" text:style-name="Internet_20_link" text:visited-style-name="Visited_20_Internet_20_Link">
https://armyinform.com.ua/2023/07/07/speczpidrozdil-gur-mo-ukrayiny-kraken-nadaye-gumanitarnu-dopomogu-meshkanczyam-harkivshhyny/</text:a>
</text:p>
      <!--NEWS-->
      <text:h text:style-name="P10" text:outline-level="1">
<text:span text:style-name="T4">
На Таврійському напрямку наші захисники знищили 6 ворожих складів із боєприпасами — Валерій Шершень</text:span>
</text:h>
      <text:p text:style-name="P4">
Author: ['АРМІЯINFORM']</text:p>
      <text:p text:style-name="P4">
Time: 2023-07-07T62:00:00-04:00</text:p>
      <text:p text:style-name="P4">
Description: У зоні відповідальності угруповання «Таврія» ворог і надалі зосереджує зусилля на вед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ЄДИНІ НОВИНИ', 'ОСУВ «ТАВРІЯ»', 'ТАВРІЙСЬКИЙ НАПРЯМОК']</text:p>
      <text:p text:style-name="P4">
Category: News</text:p>
      <!--METADATA-->
      <text:p text:style-name="P4">
<draw:frame draw:style-name="fr1" draw:name="Image284" text:anchor-type="as-char" svg:width="6.9236in" svg:height="4.615733in" draw:z-index="0">
<draw:image xlink:href="../Images/AРМІЯINFORM/2023-07-07T62-00-00-04-00/valerij-shershen.jpg" xlink:type="simple" xlink:show="embed" xlink:actuate="onLoad" draw:mime-type="image/jpeg"/>
</draw:frame>
</text:p>
      <text:p text:style-name="P4">
У зоні відповідальності угруповання «Таврія» ворог і надалі зосереджує зусилляна веденні наступальних дій на Авдіївському та Мар’їнському напрямках. А наМелітопольському та Бердянському напрямках основним завданням окупантів сталоведення активної оборони. Тут росіяни зосередили багато військових формувань зметою недопущення просування вперед наших військ.</text:p>
      <text:p text:style-name="P4">
Про це в етері телевізійного марафону «Єдині новини» повідомив речникОб’єднаного пресцентру Сил оборони Таврійського напрямку майор ВалерійШершень.</text:p>
      <text:p text:style-name="P4">
— На Авдіївсько-Мар’їнському напрямку війська рф 18 разів атакували нашіпозиції. Поблизу Мар’їнки відбулося 13 бойових зіткнень, а на околицяхАвдіївки окупанти здійснювали атаки 5 разів. Ворог здійснив 745 обстрілів зрізних артилерійських систем, реактивних систем залпового вогню та танків.Водночас авіація окупантів завдала авіаударів поблизу селища Новокалинове таміста Авдіївка, — повідомив речник. — По Авдіївці також завдавали ударівдронами-камікадзе.</text:p>
      <text:p text:style-name="P4">
Валерій Шершень розповів, що російська авіація здійснила авіаудари поблизуКрасногорівки й Вугледару, а також тут атакували за допомогою БПЛА «Ланцет». Урайоні Новомихайлівки наступальні дії окупантів успіху не мали.</text:p>
      <text:p text:style-name="P4">
Поблизу Запоріжжя основні зусилля ворога зосередженні на утриманні зайнятихрубежів та недопущенні просування наших штурмових підрозділів. Тут протягомостанньої доби фіксували ворожі обстріли вздовж усієї лінії зіткнення.Окупанти завдали ударів по об’єктах цивільної інфраструктури в районахнаселених пунктів Новодар’ївка, Полтавка, Гуляйполе, Малинівка, Залізничне,Чарівне, Червоне, Преображенка, Затишшя, Левадне та Кам’янське.</text:p>
      <text:p text:style-name="P4">
Офіцер наголосив, що українські військові продовжують нищити окупантів. Середголовних завдань — зменшення бойового потенціалу та знищення матеріально-технічного забезпечення.</text:p>
      <text:p text:style-name="P4">
Зокрема підрозділи ракетних військ та артилерії Таврійського напрямку за добувиконали 1247 вогневих завдань. Втрати особового складу окупантів становлять56 осіб вбитими, 135 — пораненими та одного військовослужбовця рф взято вполон. Знищено 28 одиниць озброєння та військової техніки росії: 6 танків, 5бойових броньованих машин, 6 артилерійських систем та мінометів, САУ «Нона-С»,САУ «Акація» та 7 одиниць спеціальної техніки, серед яких ворожий спостережнийкомплекс «Муром-М». Також знищено 6 ворожих складів з боєприпасами.</text:p>
      <text:p text:style-name="P4">
Source: <text:a xlink:type="simple" xlink:href="https://armyinform.com.ua/2023/07/07/na-tavrijskomu-napryamku-nashi-zahysnyky-znyshhyly-6-vorozhyh-skladiv-iz-boyeprypasamy-valerij-shershen/" text:style-name="Internet_20_link" text:visited-style-name="Visited_20_Internet_20_Link">
https://armyinform.com.ua/2023/07/07/na-tavrijskomu-napryamku-nashi-zahysnyky-znyshhyly-6-vorozhyh-skladiv-iz-boyeprypasamy-valerij-shershen/</text:a>
</text:p>
      <!--NEWS-->
      <text:h text:style-name="P10" text:outline-level="1">
<text:span text:style-name="T4">
Окупанти зосереджують зусилля на чотирьох напрямках, за добу відбулось 30 бойових зіткнень</text:span>
</text:h>
      <text:p text:style-name="P4">
Author: ['АРМІЯINFORM']</text:p>
      <text:p text:style-name="P4">
Time: 2023-07-07T63:00:00-04:00</text:p>
      <text:p text:style-name="P4">
Description: — Противник і надалі зосереджує основні зусилля на Лиманському, Бахмут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jpg" text:style-name="Internet_20_link" text:visited-style-name="Visited_20_Internet_20_Link">
nastup.jpg</text:a>
']</text:p>
      <text:p text:style-name="P4">
Tags: ['STOPRUSSIA', 'АГРЕСІЯ РФ', 'ГШ ЗСУ']</text:p>
      <text:p text:style-name="P4">
Category: News</text:p>
      <!--METADATA-->
      <text:p text:style-name="P4">
<draw:frame draw:style-name="fr1" draw:name="Image285" text:anchor-type="as-char" svg:width="6.9236in" svg:height="3.894525in" draw:z-index="0">
<draw:image xlink:href="../Images/AРМІЯINFORM/2023-07-07T63-00-00-04-00/nastup.jpg" xlink:type="simple" xlink:show="embed" xlink:actuate="onLoad" draw:mime-type="image/jpeg"/>
</draw:frame>
 <text:span text:style-name="T4">
🔥Ситуація щодо російського вторгнення</text:span>
</text:p>
      <text:p text:style-name="P4">
— Противник і надалі зосереджує основні зусилля на Лиманському, Бахмутському,Авдіївському та Мар’їнському напрямках — протягом минулої доби відбулось 30бойових зіткнень, — про це<text:a xlink:type="simple" xlink:href="https://www.facebook.com/GeneralStaff.ua/" text:style-name="Internet_20_link" text:visited-style-name="Visited_20_Internet_20_Link">
повідомляє</text:a>
 Генеральний штабЗбройних Сил України.</text:p>
      <text:p text:style-name="P4">
<text:span text:style-name="T4">
На Волинському та Поліському напрямках</text:span>
 оперативна обстановка без суттєвихзмін. Ознак формування наступальних угруповань ворога не виявлено. Визначеніпідрозділи ЗС білорусі виконують завдання у прикордонних з Україною районах.</text:p>
      <text:p text:style-name="P4">
<text:span text:style-name="T4">
На Сіверському та Слобожанському напрямках</text:span>
 противник завдав авіаційногоудару в районі Гатища Харківської області. Протягом доби здійснив мінометні таартилерійські обстріли понад 15 населених пунктів.</text:p>
      <text:p text:style-name="P4">
<text:span text:style-name="T4">
На Куп’янському напрямку</text:span>
 наші воїни стійко тримають оборону.</text:p>
      <text:p text:style-name="P4">
<text:span text:style-name="T4">
На Лиманському напрямку</text:span>
 протягом доби, за підтримки авіації, противникнамагався витіснити наші війська із займаних позицій в районі західнішеКармазинівки Луганської області, успіху не мав.</text:p>
      <text:p text:style-name="P4">
<text:span text:style-name="T4">
На Бахмутському напрямку</text:span>
 , під щільним вогнем авіації та артилеріїпротивника, наші захисники успішно відбили атаки противника в районінаселеного пункту Берхівка Донецької області. Ворог завдав авіаційного удару врайоні Іванівського. Разом з тим, наші воїни продовжують вести наступальні діїпівденніше та північніше міста Бахмут, закріплюються на досягнутих рубежах.</text:p>
      <text:p text:style-name="P4">
<text:span text:style-name="T4">
На Авдіївському напрямку</text:span>
 Сили оборони продовжують стримувати наступросійських військ в районі Первомайського Донецької області. Противник завдававіаударів в районах Новокалинового та Авдіївки Донецької області.</text:p>
      <text:p text:style-name="P4">
<text:span text:style-name="T4">
На Мар’їнському напрямку,</text:span>
 під ворожими вогнем артилерії, наші захисникивідбили усі ворожі атаки в районі міста Мар’їнка. Ворог завдав авіаційногоудару біля Красногорівки. Противник здійснив обстріли понад 10 населенихпунктів.</text:p>
      <text:p text:style-name="P4">
<text:span text:style-name="T4">
На Шахтарському напрямку</text:span>
 противник вів безуспішні наступальні дії в районіНовомихайлівки Донецької області. Завдав авіаційного удару біля Вугледара.Здійснив обстріли понад 15 населених пунктів.</text:p>
      <text:p text:style-name="P4">
<text:span text:style-name="T4">
На Запорізькому та Херсонському напрямках</text:span>
 противник зосереджує основнізусилля на недопущенні просування наших військ. Сили оборони Українипродовжують ведення наступальної операції на Мелітопольському та Бердянськомунапрямках, закріплюються на досягнутих рубежах, здійснюють заходиконтрбатарейної боротьби.</text:p>
      <text:p text:style-name="P4">
За інформацією Генштабу ЗСУ, авіація Сил оборони за минулу добу завдала 8ударів по районах зосередження особового складу противника та 1 — по зенітно-ракетному комплексу ворога.</text:p>
      <text:p text:style-name="P4">
Підрозділи ракетних військ і артилерії протягом минулої доби уразили 1 районзосередження живої сили, озброєння та військової техніки противника, 1 складбоєприпасів, 6 артилерійських засобів на вогневиї позиціях та 3 станціїрадіоелектронної боротьби окупантів.</text:p>
      <text:p text:style-name="P4">
Source: <text:a xlink:type="simple" xlink:href="https://armyinform.com.ua/2023/07/07/okupanty-zoseredzhuyut-zusyllya-na-chotyroh-napryamkah-za-dobu-vidbulos-30-bojovyh-zitknen/" text:style-name="Internet_20_link" text:visited-style-name="Visited_20_Internet_20_Link">
https://armyinform.com.ua/2023/07/07/okupanty-zoseredzhuyut-zusyllya-na-chotyroh-napryamkah-za-dobu-vidbulos-30-bojovyh-zitknen/</text:a>
</text:p>
      <!--NEWS-->
      <text:h text:style-name="P10" text:outline-level="1">
<text:span text:style-name="T4">
Сили оборони за тиждень знешкодили понад 4 тисячі вибухонебезпечних предметів</text:span>
</text:h>
      <text:p text:style-name="P4">
Author: ['Володимир Загребельний']</text:p>
      <text:p text:style-name="P4">
Time: 2023-07-07T64:00:00-04:00</text:p>
      <text:p text:style-name="P4">
Description: Протягом минулого тижня, з 30 червня до 06 липня, підрозділи з розмінування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y1.jpeg" text:style-name="Internet_20_link" text:visited-style-name="Visited_20_Internet_20_Link">
miny1.jpeg</text:a>
']</text:p>
      <text:p text:style-name="P4">
Tags: []</text:p>
      <text:p text:style-name="P4">
Category: News</text:p>
      <!--METADATA-->
      <text:p text:style-name="P4">
<draw:frame draw:style-name="fr1" draw:name="Image286" text:anchor-type="as-char" svg:width="6.9236in" svg:height="4.32725in" draw:z-index="0">
<draw:image xlink:href="../Images/AРМІЯINFORM/2023-07-07T64-00-00-04-00/miny1.jpeg" xlink:type="simple" xlink:show="embed" xlink:actuate="onLoad" draw:mime-type="image/jpeg"/>
</draw:frame>
Ілюстративне фото</text:p>
      <text:p text:style-name="P4">
Протягом минулого тижня, з 30 червня до 06 липня, підрозділи з розмінування(піротехнічні підрозділи) Сил оборони на деокупованих територіях Українивиявили, вилучили та знешкодили <text:span text:style-name="T4">
4196 вибухонебезпечних предметів</text:span>
 ,зокрема:</text:p>
      <ul>
        <li>
Збройні Сили України — 2528;  * Державна спеціальна служба транспорту — 916;  * Державна служба України з надзвичайних ситуацій — 163;  * Національна гвардія України — 63;  * Національна поліція — 526.</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Управління покладені функції секретаріату Національного органу з питаньпротимінної діяльності.</text:p>
      <text:p text:style-name="P4">
Розміновано (перевірено) територію площею <text:span text:style-name="T4">
2666,67 гектара</text:span>
 , з них:</text:p>
      <ul>
        <li>
ЗС України — 1517,03;  * ДССТ МО України — 256,14;  * ДСНС — 154,79;  * Нацгвардія — 629,01;  * Нацполіція — 109,7.</li>
      </ul>
      <text:p text:style-name="P4">
Усього від початку широкомасштабної агресії російської федерації підрозділиСил оборони України виявили, вилучили та знешкодили <text:span text:style-name="T4">
718 926вибухонебезпечних предметів;</text:span>
 розміновано (перевірено) територію площею <text:span text:style-name="T4">
169977,73 гектара</text:span>
.</text:p>
      <text:p text:style-name="P4">
Протягом тижня для виявлення, вилучення й знешкодження вибухонебезпечнихпредметів було залучено понад 200 груп різних підрозділів Сил оборони Україн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в землю, кидати у водойми тощо;  * не фотографуйте та не публікуйте знімки в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за номером телефону 101 абоНаціональної поліції — 102. Неодмінно дочекайтеся приїзду фахівців і вкажітьмісце розташування підозрілої знахідки.</text:p>
      <text:p text:style-name="P4">
Source: <text:a xlink:type="simple" xlink:href="https://armyinform.com.ua/2023/07/07/syly-oborony-za-tyzhden-zneshkodyly-ponad-4-tysyachi-vybuhonebezpechnyh-predmetiv/" text:style-name="Internet_20_link" text:visited-style-name="Visited_20_Internet_20_Link">
https://armyinform.com.ua/2023/07/07/syly-oborony-za-tyzhden-zneshkodyly-ponad-4-tysyachi-vybuhonebezpechnyh-predmetiv/</text:a>
</text:p>
      <!--NEWS-->
      <text:h text:style-name="P10" text:outline-level="1">
<text:span text:style-name="T4">
В Україні хвилина мовчання</text:span>
</text:h>
      <text:p text:style-name="P4">
Author: ['АРМІЯINFORM']</text:p>
      <text:p text:style-name="P4">
Time: 2023-07-07T65: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87" text:anchor-type="as-char" svg:width="6.9236in" svg:height="3.895992in" draw:z-index="0">
<draw:image xlink:href="../Images/AРМІЯINFORM/2023-07-07T65-00-00-04-00/candle.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07/v-ukrayini-hvylyna-movchannya-2/" text:style-name="Internet_20_link" text:visited-style-name="Visited_20_Internet_20_Link">
https://armyinform.com.ua/2023/07/07/v-ukrayini-hvylyna-movchannya-2/</text:a>
</text:p>
      <!--NEWS-->
      <text:h text:style-name="P10" text:outline-level="1">
<text:span text:style-name="T4">
Загроза катастрофи на ЗАЕС повністю не знята, доки там російські окупанти — Кирило Буданов</text:span>
</text:h>
      <text:p text:style-name="P4">
Author: ['АРМІЯINFORM']</text:p>
      <text:p text:style-name="P4">
Time: 2023-07-07T66:00:00-04:00</text:p>
      <text:p text:style-name="P4">
Description: Загроза катастрофи на Запорізькій атомній електростанції повністю не знята, доки т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zaes.webp" text:style-name="Internet_20_link" text:visited-style-name="Visited_20_Internet_20_Link">
zaes.webp</text:a>
']</text:p>
      <text:p text:style-name="P4">
Tags: ['ГУР МО УКРАЇНИ', 'ЗАПОРІЗЬКА АЕС', 'РОЗВІДКА']</text:p>
      <text:p text:style-name="P4">
Category: News</text:p>
      <!--METADATA-->
      <text:p text:style-name="P4">
<draw:frame draw:style-name="fr1" draw:name="Image288" text:anchor-type="as-char" svg:width="6.9236in" svg:height="3.894525in" draw:z-index="0">
<draw:image xlink:href="../ConvertedIMGs/AРМІЯINFORM/2023-07-07T66-00-00-04-00/zaes.png" xlink:type="simple" xlink:show="embed" xlink:actuate="onLoad" draw:mime-type="image/png"/>
</draw:frame>
 Фото:Факти ICTV</text:p>
      <text:p text:style-name="P4">
Загроза катастрофи на Запорізькій атомній електростанції повністю не знята,доки там знаходяться російські окупанти.</text:p>
      <text:p text:style-name="P4">
Про це <text:a xlink:type="simple" xlink:href="https://gur.gov.ua/content/zahroza-katastrofy-na-zaes-povnistiu-ne-zniata-doky-tam-rosiiski-okupanty.html" text:style-name="Internet_20_link" text:visited-style-name="Visited_20_Internet_20_Link">
заявив</text:a>
 начальник Головногоуправління розвідки Міністерства оборони України Кирило Буданов під часінтерв’ю Reuters.</text:p>
      <text:p text:style-name="P4">
Начальник ГУР МОУ підтвердив, що зараз унаслідок вчинення певних дій рівеньзагрози техногенної катастрофи на Запорізькій АЕС йде на спад.</text:p>
      <text:p text:style-name="P4">
«Я не можу сказати, що нещодавно сталося, але факт у тому, що загрозазнижується. Це означає, що ми всі спільними зусиллями, принаймні,відтермінували техногенну катастрофу», — сказав Кирило Буданов.</text:p>
      <text:p text:style-name="P4">
Водночас він зазначив, що про повне усунення ризиків на атомній станції наразіне йдеться, оскільки ЗАЕС продовжують контролювати російські окупанти.</text:p>
      <text:p text:style-name="P4">
«Поки станція зайнята [російськими військами], це може повторитися будь-коли,якщо вони захочуть», — наголосив керівник воєнної розвідки України.</text:p>
      <text:p text:style-name="P4">
Кирило Буданов також прокоментував наступальні дії України на фронті.</text:p>
      <text:p text:style-name="P4">
«Контрнаступ триває. Успіх буде, але згодом. Хочу нагадати відому історію зБахмутом: росіяни атакували його більше 10 місяців. Наше завдання трохимасштабніше, ніж Бахмут, але у нас трохи менше часу, ніж 10 місяців», —підсумував начальник ГУР МО України.</text:p>
      <text:p text:style-name="P4">
Source: <text:a xlink:type="simple" xlink:href="https://armyinform.com.ua/2023/07/07/zagroza-katastrofy-na-zaes-povnistyu-ne-znyata-doky-tam-rosijski-okupanty-kyrylo-budanov/" text:style-name="Internet_20_link" text:visited-style-name="Visited_20_Internet_20_Link">
https://armyinform.com.ua/2023/07/07/zagroza-katastrofy-na-zaes-povnistyu-ne-znyata-doky-tam-rosijski-okupanty-kyrylo-budanov/</text:a>
</text:p>
      <!--NEWS-->
      <text:h text:style-name="P10" text:outline-level="1">
<text:span text:style-name="T4">
Щомісяця для атак на наші міста та села окупанти застосовують до сотні ракет різних типів — Юрій Ігнат</text:span>
</text:h>
      <text:p text:style-name="P4">
Author: ['Григорій Мазур']</text:p>
      <text:p text:style-name="P4">
Time: 2023-07-07T67:00:00-04:00</text:p>
      <text:p text:style-name="P4">
Description: Уночі ворог атакував Україну 18-ма ударними безпілотними апаратами Shahed-136/131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5447.jpg" text:style-name="Internet_20_link" text:visited-style-name="Visited_20_Internet_20_Link">
shahed-5447.jpg</text:a>
']</text:p>
      <text:p text:style-name="P4">
Tags: ['ЮРІЙ ІГНАТ']</text:p>
      <text:p text:style-name="P4">
Category: News</text:p>
      <!--METADATA-->
      <text:p text:style-name="P4">
<draw:frame draw:style-name="fr1" draw:name="Image289" text:anchor-type="as-char" svg:width="6.9236in" svg:height="3.4618in" draw:z-index="0">
<draw:image xlink:href="../Images/AРМІЯINFORM/2023-07-07T67-00-00-04-00/shahed-5447.jpg" xlink:type="simple" xlink:show="embed" xlink:actuate="onLoad" draw:mime-type="image/jpeg"/>
</draw:frame>
</text:p>
      <text:p text:style-name="P4">
Уночі ворог атакував Україну 18-ма ударними безпілотними апаратамиShahed-136/131 з Приморсько-Ахтарського напрямку. На південно-східномунапрямку наші Сили протиповітряної оборони разом із винищувальною авіацієюПовітряних Сил знищили 12 ударних БПЛА противника. Про це повідомив речниккомандування Повітряних Сил Збройних Сил України Юрій Ігнат в ефірітелемарафону «Єдині новини».</text:p>
      <text:p text:style-name="P4">
Водночас, за словами офіцера, останнім часом помітно зменшилася ракетнаактивність російських військ. Це напряму пов’язано з можливостями ВПКросійської федерації виготовляти крилаті ракети.</text:p>
      <text:p text:style-name="P4">
— За інформацією Генерального штабу ЗС України, росія має можливість щомісяцявиготовляти до тридцяти «Калібрів», — розповів Юрій Ігнат. — Томуспостерігаємо, що цих ракет застосовується втричі менше, ніж крилатих ракетповітряного базування Х-101 та Х-555. Відповідно російські атаки «Калібрами»відбуваються по 10-15 ракет.</text:p>
      <text:p text:style-name="P4">
Також, за словами Юрія Ігната, в середньому окупанти щомісяця атакують нашіміста та села чисельністю до 100 ракет різних типів. А у прифронтовихтериторіях вони продовжують використовувати зенітно-ракетні комплекси С-300.</text:p>
      <text:p text:style-name="P4">
Source: <text:a xlink:type="simple" xlink:href="https://armyinform.com.ua/2023/07/07/shhomisyaczya-dlya-atak-na-nashi-mista-ta-sela-okupanty-zastosovuyut-do-sotni-raket-riznyh-typiv-yurij-ignat/" text:style-name="Internet_20_link" text:visited-style-name="Visited_20_Internet_20_Link">
https://armyinform.com.ua/2023/07/07/shhomisyaczya-dlya-atak-na-nashi-mista-ta-sela-okupanty-zastosovuyut-do-sotni-raket-riznyh-typiv-yurij-ignat/</text:a>
</text:p>
      <!--NEWS-->
      <text:h text:style-name="P10" text:outline-level="1">
<text:span text:style-name="T4">
Житель Южноукраїнська піде під суд — інформував ворога щодо розташування ЗСУ біля Південноукраїнської АЕС</text:span>
</text:h>
      <text:p text:style-name="P4">
Author: ['АРМІЯINFORM']</text:p>
      <text:p text:style-name="P4">
Time: 2023-07-07T68:00:00-04:00</text:p>
      <text:p text:style-name="P4">
Description: До суду скеровано обвинувальний акт стосовно мешканця міста Южноукраїнськ за факт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yuzhnoukrayinsk-1.jpg" text:style-name="Internet_20_link" text:visited-style-name="Visited_20_Internet_20_Link">
yuzhnoukrayinsk-1.jpg</text:a>
']</text:p>
      <text:p text:style-name="P4">
Tags: ['STOPRUSSIA', 'АГРЕСІЯ РФ', 'ВТОРГНЕННЯ РФ', 'КОЛАБОРАНТ', 'ЮЖНОУКРАЇНСЬК']</text:p>
      <text:p text:style-name="P4">
Category: News</text:p>
      <!--METADATA-->
      <text:p text:style-name="P4">
<draw:frame draw:style-name="fr1" draw:name="Image290" text:anchor-type="as-char" svg:width="6.9236in" svg:height="3.894525in" draw:z-index="0">
<draw:image xlink:href="../Images/AРМІЯINFORM/2023-07-07T68-00-00-04-00/yuzhnoukrayinsk-1.jpg" xlink:type="simple" xlink:show="embed" xlink:actuate="onLoad" draw:mime-type="image/jpeg"/>
</draw:frame>
</text:p>
      <text:p text:style-name="P4">
До суду скеровано обвинувальний акт стосовно мешканця міста Южноукраїнськ зафактом несанкціонованого поширення інформації про розташування Збройних СилУкраїни.</text:p>
      <text:p text:style-name="P4">
Про це <text:a xlink:type="simple" xlink:href="https://www.gp.gov.ua/ua/posts/posiryuvav-dani-pro-roztasuvannya-zsu-yaki-zaxishhayut-yuznoukrayinsku-aes-suditimut-poplicnika-agresora" text:style-name="Internet_20_link" text:visited-style-name="Visited_20_Internet_20_Link">
повідомляє</text:a>
 пресслужба Офісу Генерального прокурора України.</text:p>
      <text:p text:style-name="P4">
Слідством встановлено, що обвинувачений на виконання завдання представникадержави-агресора через Telegram поширював інформацію про розташування натериторії та поблизу міста Южноукраїнськ підрозділів Збройних Сил України, якіздійснюють захист Південноукраїнської атомної електростанції. Він надававточні координати, за що отримував кошти на банківський рахунок.</text:p>
      <text:p text:style-name="P4">
Правоохоронці затримали обвинуваченого під час виконання одного з такихзавдань одразу після здійснення фото- та відеозйомки тимчасового місцядислокації особового складу ЗСУ.</text:p>
      <text:p text:style-name="P4">
Наразі обвинувачений перебуває під вартою.</text:p>
      <text:p text:style-name="P4">
Source: <text:a xlink:type="simple" xlink:href="https://armyinform.com.ua/2023/07/07/zhytel-yuzhnoukrayinska-pide-pid-sud-informuvav-voroga-shhodo-roztashuvannya-zsu-bilya-pivdennoukrayinskoyi-aes/" text:style-name="Internet_20_link" text:visited-style-name="Visited_20_Internet_20_Link">
https://armyinform.com.ua/2023/07/07/zhytel-yuzhnoukrayinska-pide-pid-sud-informuvav-voroga-shhodo-roztashuvannya-zsu-bilya-pivdennoukrayinskoyi-aes/</text:a>
</text:p>
      <!--NEWS-->
      <text:h text:style-name="P10" text:outline-level="1">
<text:span text:style-name="T4">
На Бахмутському напрямку Сили оборони продовжують утримувати ініціативу та просуваються на флангах — Сергій Череватий</text:span>
</text:h>
      <text:p text:style-name="P4">
Author: ['Григорій Мазур']</text:p>
      <text:p text:style-name="P4">
Time: 2023-07-07T69:00:00-04:00</text:p>
      <text:p text:style-name="P4">
Description: Сили оборони продовжують наступальні дії, незважаючи на перевагу противника в живій си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7/garmata3.jpg" text:style-name="Internet_20_link" text:visited-style-name="Visited_20_Internet_20_Link">
garmata3.jpg</text:a>
']</text:p>
      <text:p text:style-name="P4">
Tags: ['ОБОРОНА УКРАЇНИ', 'СЕРГІЙ ЧЕРЕВАТИЙ', 'ХРОНІКА ОБОРОНИ']</text:p>
      <text:p text:style-name="P4">
Category: News</text:p>
      <!--METADATA-->
      <text:p text:style-name="P4">
<draw:frame draw:style-name="fr1" draw:name="Image291" text:anchor-type="as-char" svg:width="6.9236in" svg:height="4.615733in" draw:z-index="0">
<draw:image xlink:href="../Images/AРМІЯINFORM/2023-07-07T69-00-00-04-00/garmata3.jpg" xlink:type="simple" xlink:show="embed" xlink:actuate="onLoad" draw:mime-type="image/jpeg"/>
</draw:frame>
</text:p>
      <text:p text:style-name="P4">
Сили оборони продовжують наступальні дії, незважаючи на перевагу противника вживій силі та техніці. Про це в ефірі телемарафону «Єдині новини» повідомивречник Східного угруповання військ ЗСУ полковник Сергій Череватий.</text:p>
      <text:p text:style-name="P4">
— На Бахмутському напрямку Сили оборони продовжують утримувати ініціативу,проводять штурмові дії та просуваються на північному та південному флангах.Зокрема, за минулу добу наші захисники просунулися вперед на відстань понадкілометр, — зазначив Сергій Череватий. — Війська рф чинять потужний спротив.Окупанти 318 разів гатили по нас зі ствольної артилерії та РСЗВ, здійснили 3авіанальоти. Загалом відбулося 7 бойових зіткнень, під час яких 61 окупантабуло знищено, 116 — поранено та 5 чоловік взяли в полон. Також було знищенодві ворожі БМП, БТР, бойова машина десанту, РСЗВ «Град», дві самохідніартилерійські установки «Гіацинт», дві гармати, дві радіолокаційні станції,п’ять складів із боєприпасами та протитанковий комплекс.</text:p>
      <text:p text:style-name="P4">
Також офіцер повідомив, що на Лимано-Куп'янському напрямку ворог 6 разівнамагався проводити наступальні дії. Окупанти завдали 578 артилерійськихударів, здійснили 19 авіанальотів. Під час відбиття атак 35 окупантів знищено,82 — поранено, 2 — взято в полон. Наші воїни знищили БМП противника,мінометний розрахунок і 5 БПЛА.</text:p>
      <text:p text:style-name="P4">
Відповідаючи на запитання студії про те, чи позначається на характері бойовихдій щоденне знищення великої кількості складів із боєприпасами противникаукраїнськими захисниками, Сергій Череватий розповів, що завдяки вдалим діямукраїнських артилеристів та ракетників вдалося значно зменшити міць ворожихвійськ. Він назвав унікальним одночасний досвід застосування нашими воїнамиартилерійських систем радянського зразка в поєднанні з артилерійськимозброєнням країн НАТО.</text:p>
      <text:p text:style-name="P4">
Source: <text:a xlink:type="simple" xlink:href="https://armyinform.com.ua/2023/07/07/na-bahmutskomu-napryamku-syly-oborony-prodovzhuyut-utrymuvaty-inicziatyvu-ta-prosuvayutsya-na-flangah-sergij-cherevatyj/" text:style-name="Internet_20_link" text:visited-style-name="Visited_20_Internet_20_Link">
https://armyinform.com.ua/2023/07/07/na-bahmutskomu-napryamku-syly-oborony-prodovzhuyut-utrymuvaty-inicziatyvu-ta-prosuvayutsya-na-flangah-sergij-cherevatyj/</text:a>
</text:p>
      <!--NEWS-->
      <text:h text:style-name="P10" text:outline-level="1">
<text:span text:style-name="T4">
Молодіжна збірна України з баскетболу розгромила Грузію на старті Євро-2023</text:span>
</text:h>
      <text:p text:style-name="P4">
Authors: Ukrinform (Person)</text:p>
      <text:p text:style-name="P4">
Publisher: Укринформ (Organization)</text:p>
      <text:p text:style-name="P4">
Published Time: 2023-07-07T6:54:45+03:00</text:p>
      <text:p text:style-name="P4">
Modified Time: 2023-07-07T21:54:45+03:00</text:p>
      <text:p text:style-name="P4">
Description: Молодіжна збірна України з баскетболу (гравці до 20-ти років) з перемоги розпочала виступ на чемпіонаті Європи-2023 у Дивізіоні В в Скоп’є (Північна Македонія). — Укрінформ.</text:p>
      <text:p text:style-name="P4">
Images: ['<text:a xlink:type="simple" xlink:href="https://static.ukrinform.com/photos/2023_07/thumb_files/630_360_1688754796-779.jpg" text:style-name="Internet_20_link" text:visited-style-name="Visited_20_Internet_20_Link">
630_360_16887...</text:a>
']</text:p>
      <text:p text:style-name="P4">
Tags: ['Баскетбол']</text:p>
      <text:p text:style-name="P4">
Type: Article</text:p>
      <!--METADATA-->
      <text:p text:style-name="P4">
<draw:frame draw:style-name="fr1" draw:name="Image292" text:anchor-type="as-char" svg:width="6.9236in" svg:height="3.956343in" draw:z-index="0">
<draw:image xlink:href="../Images/yкринформ/2023-07-07T6-54-45-03-00/630_360_1688754796-779.jpg" xlink:type="simple" xlink:show="embed" xlink:actuate="onLoad" draw:mime-type="image/jpeg"/>
</draw:frame>
 Молодіжназбірна України з баскетболу (гравці до 20-ти років) з перемоги розпочалавиступ на чемпіонаті Європи-2023 у Дивізіоні В в Скоп’є (Північна Македонія).</text:p>
      <text:p text:style-name="P4">
У першому турі групи С «синьо-жовті» завдади нищівної поразки одноліткам зГрузії - 82:55 (25:11, 12:17, 22:12, 23:15), передає Укрінформ.</text:p>
      <text:p text:style-name="P4">
8 липня Україна зіграє зі Швецією, 9 липня - проти Азербайджану, 12 липня - зКосово.</text:p>
      <text:p text:style-name="P4">
<text:span text:style-name="T4">
Читайте також:</text:span>
 <text:a xlink:type="simple" xlink:href="https://www.ukrinform.ua/rubric-sports/3732801-prometej-diznavsa-supernikiv-u-evrokubku-sezonu-202324.html" text:style-name="Internet_20_link" text:visited-style-name="Visited_20_Internet_20_Link">
 Прометей дізнався суперників у Єврокубку сезону 2023/24</text:a>
</text:p>
      <text:p text:style-name="P4">
За підсумком європейської першості в Дивізіоні В три кращих збірних ізчотирьох квартетів турніру - фіналісти та переможець матчу за третє місце -отримають підвищення в класі та підіймуться в Дивізіон А.</text:p>
      <text:p text:style-name="P4">
Фото: ФБУ.</text:p>
      <text:p text:style-name="P4">
Source: <text:a xlink:type="simple" xlink:href="https://www.ukrinform.ua/rubric-sports/3732974-molodizna-zbirna-ukraini-z-basketbolu-rozgromila-gruziu-na-starti-evro2023.html" text:style-name="Internet_20_link" text:visited-style-name="Visited_20_Internet_20_Link">
https://www.ukrinform.ua/rubric-sports/3732974-molodizna-zbirna-ukraini-z-basketbolu-rozgromila-gruziu-na-starti-evro2023.html</text:a>
</text:p>
      <!--NEWS-->
      <text:h text:style-name="P10" text:outline-level="1">
<text:span text:style-name="T4">
Володимир Зеленський у Празі зустрівся з політичним істеблішментом Чехії — подякував за сталу підтримку України</text:span>
</text:h>
      <text:p text:style-name="P4">
Author: ['АРМІЯINFORM']</text:p>
      <text:p text:style-name="P4">
Time: 2023-07-07T70:00:00-04:00</text:p>
      <text:p text:style-name="P4">
Description: Президент України Володимир Зеленський в рамках офіційного візиту до Чехії зустрівся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czechia.jpg" text:style-name="Internet_20_link" text:visited-style-name="Visited_20_Internet_20_Link">
czechia.jpg</text:a>
']</text:p>
      <text:p text:style-name="P4">
Tags: ['STOPRUSSIA', 'ВТОРГНЕННЯ РФ', 'ДОПОМОГА ПАРТНЕРІВ', 'НАТО', 'СВІТ ПІДТРИМУЄ УКРАЇНУ', 'УКРАЇНА - ЧЕХІЯ']</text:p>
      <text:p text:style-name="P4">
Category: News</text:p>
      <!--METADATA-->
      <text:p text:style-name="P4">
<draw:frame draw:style-name="fr1" draw:name="Image293" text:anchor-type="as-char" svg:width="6.9236in" svg:height="3.894525in" draw:z-index="0">
<draw:image xlink:href="../Images/AРМІЯINFORM/2023-07-07T70-00-00-04-00/czechia.jpg" xlink:type="simple" xlink:show="embed" xlink:actuate="onLoad" draw:mime-type="image/jpeg"/>
</draw:frame>
</text:p>
      <text:p text:style-name="P4">
Президент України Володимир Зеленський в рамках офіційного візиту до Чехіїзустрівся з президентом Сенату парламенту країни Мілошем Вистрчілом тапрезидентом Палати депутатів парламенту Чехії Маркетою Пекаровою Адамовою.</text:p>
      <text:p text:style-name="P4">
Про це <text:a xlink:type="simple" xlink:href="https://president.gov.ua/news/u-prazi-glava-derzhavi-zustrivsya-z-prezidentami-senatu-j-pa-84149" text:style-name="Internet_20_link" text:visited-style-name="Visited_20_Internet_20_Link">
повідомив</text:a>
 Офіс Президента України.</text:p>
      <text:p text:style-name="P4">
«Володимир Зеленський висловив подяку президенту Сенату та чеському народу засталу й дієву підтримку України у відсічі збройній агресії російськоїфедерації та за надання допомоги тимчасово переміщеним українськимгромадянам», — зазначили в Офісі.</text:p>
      <text:p text:style-name="P4">
Президент України відзначив важливість ухвалення Сенатом постанов про<text:a xlink:type="simple" xlink:href="https://armyinform.com.ua/2022/05/12/senat-chehiyi-vyznav-genoczydom-ukrayinskogo-narodu-zlochyny-rosarmiyi-v-ukrayini/" text:style-name="Internet_20_link" text:visited-style-name="Visited_20_Internet_20_Link">
визнання злочинів росії в Україні геноцидом українськогонароду</text:a>
 та підтримку <text:a xlink:type="simple" xlink:href="https://armyinform.com.ua/2022/09/18/chehiya-zaklykala-stvoryty-mizhnarodnyj-trybunal-cherez-zlochyny-rf-v-izyumi/" text:style-name="Internet_20_link" text:visited-style-name="Visited_20_Internet_20_Link">
створенняспеціального трибуналу щодо злочину агресії протиУкраїни</text:a>
, що свідчить про чіткуполітичну позицію Чехії.</text:p>
      <text:p text:style-name="P4">
Як підкреслили в Офісі українського Президента, особливу увагу під час розмовибуло приділено обговоренню питання щодо проведення Глобального саміту зімплементації Української формули миру та якнайшвидшого набуття Україноючленства в НАТО та Європейському Союзі.</text:p>
      <text:p text:style-name="P4">
Володимир Зеленський також подякував Мілошу Вистрчілу за активну позицію Чехіїстосовно відбудови України й важливих українських ініціатив.</text:p>
      <text:p text:style-name="P4">
«Проведення в Празі в жовтні другого Парламентського саміту Кримськоїплатформи наблизить до спільної мети — деокупації Кримського півострова тавсіх тимчасово окупованих територій України», — резюмував ВолодимирЗеленський.</text:p>
      <text:p text:style-name="P4">
Мілош Вистрчіл подарував Володимиру Зеленському символічний ключ від СенатуЧехії.</text:p>
      <text:p text:style-name="P4">
«Найбільшим друзям, тим, кого ми поважаємо, ми передаємо ключ від чеськогоСенату. Оскільки у вас буде ключ від чеського Сенату, двері Сенату й нашісерця будуть завжди відкриті», — сказав Мілош Вистрчіл.</text:p>
      <text:p text:style-name="P4">
Президент України подякував Сенату Чехії за подарунок.</text:p>
      <text:p text:style-name="P4">
«Я вважаю, що це ключ, якого заслуговують наш народ, наші військові. ДякуюСенату за таку ознаку визнання міцності нашої держави й боротьби за нашунезалежність. Хочу подякувати вам за те, що ви нам відкрили двері на самомупочатку вторгнення росії. Відкрили без будь-яких умов, прихистили нашихлюдей», — сказав Володимир Зеленський.</text:p>
      <text:p text:style-name="P4">
Крім того, сенатор Іржі Ружичка подарував главі держави шеврон, який йомупередали чеські волонтери, котрі понад <text:a xlink:type="simple" xlink:href="https://armyinform.com.ua/2022/05/04/cheski-volontery-navchayut-taktychnoyi-medyczyny-syly-sprotyvu-rivnenshhyny/" text:style-name="Internet_20_link" text:visited-style-name="Visited_20_Internet_20_Link">
рік працюють вУкраїні</text:a>
.</text:p>
      <text:p text:style-name="P4">
Під час зустрічі з президентом Палати депутатів парламенту Чехії ВолодимирЗеленський подякував за підтримку України та важливі рішення нижньої палатипарламенту.</text:p>
      <text:p text:style-name="P4">
Співрозмовники наголосили на необхідності санкційного тиску на росію в межахЄС та інших міжнародних організацій, а також взаємодії сторін у реалізаціїкурсу України на повноправне членство в ЄС і НАТО. У цьому контексті ПрезидентУкраїни висловив сподівання на максимально активну позицію з цих питань Палатидепутатів парламенту Чехії.</text:p>
      <text:p text:style-name="P4">
Володимир Зеленський також подякував за надання гуманітарної допомоги таактивну позицію Чехії в питанні відбудови України.</text:p>
      <text:p text:style-name="P4">
Source: <text:a xlink:type="simple" xlink:href="https://armyinform.com.ua/2023/07/07/volodymyr-zelenskyj-u-prazi-zustrivsya-z-politychnym-isteblishmentom-chehiyi-podyakuvav-za-stalu-pidtrymku-ukrayiny/" text:style-name="Internet_20_link" text:visited-style-name="Visited_20_Internet_20_Link">
https://armyinform.com.ua/2023/07/07/volodymyr-zelenskyj-u-prazi-zustrivsya-z-politychnym-isteblishmentom-chehiyi-podyakuvav-za-stalu-pidtrymku-ukrayiny/</text:a>
</text:p>
      <!--NEWS-->
      <text:h text:style-name="P10" text:outline-level="1">
<text:span text:style-name="T4">
Володимир Зеленський анонсував зустріч із Реджепом Ердоганом. Обговорюватимуть обмін полоненими та зернову ініціативу</text:span>
</text:h>
      <text:p text:style-name="P4">
Author: ['АРМІЯINFORM']</text:p>
      <text:p text:style-name="P4">
Time: 2023-07-07T71:00:00-04:00</text:p>
      <text:p text:style-name="P4">
Description: Президент України Володимир Зеленський під час офіційної зустрічі із президентом Чех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olodymyr-zelenskyj.jpg" text:style-name="Internet_20_link" text:visited-style-name="Visited_20_Internet_20_Link">
volodymyr-zelenskyj.jpg</text:a>
']</text:p>
      <text:p text:style-name="P4">
Tags: ['ВОЛОДИМИР ЗЕЛЕНСЬКИЙ', 'РЕДЖЕП ТАЇП ЕРДОГАН', 'ТУРЕЧЧИНА']</text:p>
      <text:p text:style-name="P4">
Category: News</text:p>
      <!--METADATA-->
      <text:p text:style-name="P4">
<draw:frame draw:style-name="fr1" draw:name="Image294" text:anchor-type="as-char" svg:width="6.9236in" svg:height="3.894525in" draw:z-index="0">
<draw:image xlink:href="../Images/AРМІЯINFORM/2023-07-07T71-00-00-04-00/volodymyr-zelenskyj.jpg" xlink:type="simple" xlink:show="embed" xlink:actuate="onLoad" draw:mime-type="image/jpeg"/>
</draw:frame>
</text:p>
      <text:p text:style-name="P4">
Президент України Володимир Зеленський під час <text:a xlink:type="simple" xlink:href="https://armyinform.com.ua/2023/07/07/volodymyr-zelenskyj-i-petr-pavel-zustrilysya-z-ukrayinskym-hlopchykom-yakyj-likuyetsya-v-chehiyi/" text:style-name="Internet_20_link" text:visited-style-name="Visited_20_Internet_20_Link">
офіційноїзустрічі</text:a>
 ізпрезидентом Чехії Петром Павелом у Празі на запитання журналістів про свіймайбутній візит до Туреччини зауважив, що сьогодні потрібно гуртувати всіхлідерів країн-членів НАТО, щоб разом політично тиснути на росію.</text:p>
      <text:p text:style-name="P4">
Про це йдеться у <text:a xlink:type="simple" xlink:href="https://www.president.gov.ua/news/chitke-zaproshennya-ukrayini-do-chlenstva-v-nato-prodemonstr-84133" text:style-name="Internet_20_link" text:visited-style-name="Visited_20_Internet_20_Link">
повідомленні</text:a>
 Офісу ПрезидентаУкраїни.</text:p>
      <text:p text:style-name="P4">
«У нас є кілька питань. Зернова ініціатива. Дуже важливе питання підтримкиУкраїни в НАТО. Обмін полоненими. Багато речей, про які ми говоритимемо, івірю, що будемо мати домовленості з Президентом Туреччини», — зазначивВолодимир Зеленський.</text:p>
      <text:p text:style-name="P4">
Source: <text:a xlink:type="simple" xlink:href="https://armyinform.com.ua/2023/07/07/volodymyr-zelenskyj-anonsuvav-zustriv-iz-redzhepom-erdoganom-obgovoryuvatymut-obmin-polonenymy-ta-zernovu-inicziatyvu/" text:style-name="Internet_20_link" text:visited-style-name="Visited_20_Internet_20_Link">
https://armyinform.com.ua/2023/07/07/volodymyr-zelenskyj-anonsuvav-zustriv-iz-redzhepom-erdoganom-obgovoryuvatymut-obmin-polonenymy-ta-zernovu-inicziatyvu/</text:a>
</text:p>
      <!--NEWS-->
      <text:h text:style-name="P10" text:outline-level="1">
<text:span text:style-name="T4">
Президент України сьогодні здійснить візит до Словаччини</text:span>
</text:h>
      <text:p text:style-name="P4">
Author: ['АРМІЯINFORM']</text:p>
      <text:p text:style-name="P4">
Time: 2023-07-07T72:00:00-04:00</text:p>
      <text:p text:style-name="P4">
Description: Президент України Володимир Зеленський сьогодні, 7 липня, здійснить візит до Словаччи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h.jpg" text:style-name="Internet_20_link" text:visited-style-name="Visited_20_Internet_20_Link">
th.jpg</text:a>
']</text:p>
      <text:p text:style-name="P4">
Tags: ['ВОЛОДИМИР ЗЕЛЕНСЬКИЙ', 'ПРЕЗИДЕНТ УКРАЇНИ', 'СЛОВАЧЧИНА']</text:p>
      <text:p text:style-name="P4">
Category: News</text:p>
      <!--METADATA-->
      <text:p text:style-name="P4">
<draw:frame draw:style-name="fr1" draw:name="Image295" text:anchor-type="as-char" svg:width="6.9236in" svg:height="4.352812in" draw:z-index="0">
<draw:image xlink:href="../Images/AРМІЯINFORM/2023-07-07T72-00-00-04-00/th.jpg" xlink:type="simple" xlink:show="embed" xlink:actuate="onLoad" draw:mime-type="image/jpeg"/>
</draw:frame>
</text:p>
      <text:p text:style-name="P4">
Президент України Володимир Зеленський сьогодні, 7 липня, здійснить візит доСловаччини.</text:p>
      <text:p text:style-name="P4">
Про це глава держави <text:a xlink:type="simple" xlink:href="https://t.me/V_Zelenskiy_official/6886" text:style-name="Internet_20_link" text:visited-style-name="Visited_20_Internet_20_Link">
повідомив</text:a>
 усвоєму телеграмі.</text:p>
      <text:p text:style-name="P4">
«Важливі зустрічі в Братиславі з президентом Зузаною Чапутовою, премʼєр-міністром Людовітом Одором, Головою Національної Ради Борисом Колларом», —зазначив він.</text:p>
      <text:p text:style-name="P4">
Під час зустрічей Володимир Зеленський планує обговорити конкретну обороннупідтримку та євроатлантичну інтеграцію України, саміт НАТО та Формулу Миру,двостороннє співробітництво, енергетичну безпеку.</text:p>
      <text:p text:style-name="P4">
Як відомо, Президент України 6 липня<text:a xlink:type="simple" xlink:href="https://armyinform.com.ua/2023/07/06/prezydent-ukrayiny-u-bolgariyi-zustrivsya-z-premyerom-krayiny-oboronna-spivpraczya-sered-priorytetnyh-pytan/" text:style-name="Internet_20_link" text:visited-style-name="Visited_20_Internet_20_Link">
відвідав</text:a>
 Болгарію, потім він<text:a xlink:type="simple" xlink:href="https://armyinform.com.ua/2023/07/07/prezydent-ukrayiny-pro-chlenstvo-v-nato-chitke-zaproshennya-stane-demonstracziyeyu-smilyvosti-alyansu/" text:style-name="Internet_20_link" text:visited-style-name="Visited_20_Internet_20_Link">
прибув</text:a>
 до Чехії.</text:p>
      <text:p text:style-name="P4">
Source: <text:a xlink:type="simple" xlink:href="https://armyinform.com.ua/2023/07/07/prezydent-ukrayiny-sogodni-zdijsnyt-vizyt-do-slovachchyny/" text:style-name="Internet_20_link" text:visited-style-name="Visited_20_Internet_20_Link">
https://armyinform.com.ua/2023/07/07/prezydent-ukrayiny-sogodni-zdijsnyt-vizyt-do-slovachchyny/</text:a>
</text:p>
      <!--NEWS-->
      <text:h text:style-name="P10" text:outline-level="1">
<text:span text:style-name="T4">
Чехія надає Україні ударні вертольоти та сотні тисяч великокаліберних боєприпасів</text:span>
</text:h>
      <text:p text:style-name="P4">
Author: ['АРМІЯINFORM']</text:p>
      <text:p text:style-name="P4">
Time: 2023-07-07T73:00:00-04:00</text:p>
      <text:p text:style-name="P4">
Description: Чехія передасть Україні більше ударних гелікоптерів та боєприпасів. Крім того, офіцій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zelenskyj_fiala.jpg" text:style-name="Internet_20_link" text:visited-style-name="Visited_20_Internet_20_Link">
zelenskyj_fiala.jpg</text:a>
']</text:p>
      <text:p text:style-name="P4">
Tags: ['ВОЛОДИМИР ЗЕЛЕНСЬКИЙ', 'ОЗБРОЄННЯ ТА ТЕХНІКА', 'СВІТ ПІДТРИМУЄ УКРАЇНУ', 'ЧЕХІЯ']</text:p>
      <text:p text:style-name="P4">
Category: News</text:p>
      <!--METADATA-->
      <text:p text:style-name="P4">
<draw:frame draw:style-name="fr1" draw:name="Image296" text:anchor-type="as-char" svg:width="6.9236in" svg:height="3.894525in" draw:z-index="0">
<draw:image xlink:href="../Images/AРМІЯINFORM/2023-07-07T73-00-00-04-00/zelenskyj_fiala.jpg" xlink:type="simple" xlink:show="embed" xlink:actuate="onLoad" draw:mime-type="image/jpeg"/>
</draw:frame>
</text:p>
      <text:p text:style-name="P4">
Чехія передасть Україні більше ударних гелікоптерів та боєприпасів. Крім того,офіційна Прага допоможе у підготовці пілотів і постачатиме авіатренажери.</text:p>
      <text:p text:style-name="P4">
Про це <text:a xlink:type="simple" xlink:href="https://www.youtube.com/watch" text:style-name="Internet_20_link" text:visited-style-name="Visited_20_Internet_20_Link">
повідомив</text:a>
 прем’єр-міністр Чехії Петр Фіала під час зустрічі із Президентом України ВолодимиромЗеленським.</text:p>
      <text:p text:style-name="P4">
«Підтримка України є пріоритетом для уряду Чехії, вона продовжуватиметьсяінтенсивно в усіх сферах. Україна воює за нас, за безпеку Європи», — сказавПетр Фіала.</text:p>
      <text:p text:style-name="P4">
Чеський прем’єр висловив сподівання, що Володимир Зеленський зможе особистовідвідати майбутній саміт НАТО у Вільнюсі.</text:p>
      <text:p text:style-name="P4">
«Я очікую, що всі союзники по НАТО чітко підтримають Україну в її заявці начленство. Україна може розраховувати на голос Чехії», — підкреслив чеськийпрем’єр.</text:p>
      <text:p text:style-name="P4">
Він також повідомив, що Чехія допоможе із підготовкою пілотів.</text:p>
      <text:p text:style-name="P4">
«Ми також поставимо тренажери, щоб навчання проходило і в Україні», — заявивПетр Фіала.</text:p>
      <text:p text:style-name="P4">
<text:span text:style-name="T5">
Підготував Віталій Литвин.</text:span>
</text:p>
      <text:p text:style-name="P4">
Source: <text:a xlink:type="simple" xlink:href="https://armyinform.com.ua/2023/07/07/chehiya-nadaye-ukrayini-udarni-vertoloty-ta-sotni-tysyach-velykokalibernyh-boyeprypasiv/" text:style-name="Internet_20_link" text:visited-style-name="Visited_20_Internet_20_Link">
https://armyinform.com.ua/2023/07/07/chehiya-nadaye-ukrayini-udarni-vertoloty-ta-sotni-tysyach-velykokalibernyh-boyeprypasiv/</text:a>
</text:p>
      <!--NEWS-->
      <text:h text:style-name="P10" text:outline-level="1">
<text:span text:style-name="T4">
Колаборант, який викрадав та доправляв херсонців до російських катівень, проведе за ґратами 8 років</text:span>
</text:h>
      <text:p text:style-name="P4">
Author: ['АРМІЯINFORM']</text:p>
      <text:p text:style-name="P4">
Time: 2023-07-07T74:00:00-04:00</text:p>
      <text:p text:style-name="P4">
Description: До відповідальності вдалося притягнути ще одного учасника окупаційного «гол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ez-nazvanyya-3.jpg" text:style-name="Internet_20_link" text:visited-style-name="Visited_20_Internet_20_Link">
bez-nazvanyya-3.jpg</text:a>
']</text:p>
      <text:p text:style-name="P4">
Tags: ['STOPRUSSIA', 'АГРЕСІЯ РФ', 'ВТОРГНЕННЯ РФ', 'СБУ']</text:p>
      <text:p text:style-name="P4">
Category: News</text:p>
      <!--METADATA-->
      <text:p text:style-name="P4">
<draw:frame draw:style-name="fr1" draw:name="Image297" text:anchor-type="as-char" svg:width="6.9236in" svg:height="4.615733in" draw:z-index="0">
<draw:image xlink:href="../Images/AРМІЯINFORM/2023-07-07T74-00-00-04-00/bez-nazvanyya-3.jpg" xlink:type="simple" xlink:show="embed" xlink:actuate="onLoad" draw:mime-type="image/jpeg"/>
</draw:frame>
</text:p>
      <text:p text:style-name="P4">
До відповідальності вдалося притягнути ще одного учасника окупаційного«головного управління мвс в Херсонській області». Затриманим виявився місцевийжитель, який на період окупації міста добровільно пішов на співпрацю загресором і вступив до російського карального органу. Тепер він проведе заґратами 8 років.</text:p>
      <text:p text:style-name="P4">
Про це інформує СБУ.</text:p>
      <text:p text:style-name="P4">
Колаборант був зарахований до складу «окремого батальйону патрульно-постовоїслужби Херсона», йому видали зброю та форму російського зразка. Перебуваючи на«посаді», він охороняв захоплені адмінбудівлі, де рашисти облаштували місцевіокупаційні органи.</text:p>
      <text:p text:style-name="P4">
Крім того, він брав участь у викраденнях херсонців, що чинили спротивзагарбникам, яких потім доправляли до російських катівень.</text:p>
      <text:p text:style-name="P4">
Враховуючи сприяння слідству, суд призначив йому 8 років тюрми з позбавленнямправа обіймати посади в правоохоронних та державних органах влади строком на15 років.</text:p>
      <text:p text:style-name="P4">
Source: <text:a xlink:type="simple" xlink:href="https://armyinform.com.ua/2023/07/07/kolaborant-yakyj-vykradav-ta-dopravlyav-hersoncziv-do-rosijskyh-kativen-provede-za-gratamy-8-rokiv/" text:style-name="Internet_20_link" text:visited-style-name="Visited_20_Internet_20_Link">
https://armyinform.com.ua/2023/07/07/kolaborant-yakyj-vykradav-ta-dopravlyav-hersoncziv-do-rosijskyh-kativen-provede-za-gratamy-8-rokiv/</text:a>
</text:p>
      <!--NEWS-->
      <text:h text:style-name="P10" text:outline-level="1">
<text:span text:style-name="T4">
Україна та Чехія підписали меморандум у сфері військово-технічного співробітництва</text:span>
</text:h>
      <text:p text:style-name="P4">
Author: ['АРМІЯINFORM']</text:p>
      <text:p text:style-name="P4">
Time: 2023-07-07T75:00:00-04:00</text:p>
      <text:p text:style-name="P4">
Description: У межах робочого візиту Президента України Володимира Зеленського до Чехії підпис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cd0e88f5840fa464f8743076a4bac0e_1688720414_extra_large.jpeg" text:style-name="Internet_20_link" text:visited-style-name="Visited_20_Internet_20_Link">
1cd0e88f5840fa464f8743076a4bac0e_1688720414_extra_large.jpeg</text:a>
']</text:p>
      <text:p text:style-name="P4">
Tags: ['ВІЙНА', 'МЕМОРАНДУМ', 'ОФІС ПРЕЗИДЕНТА УКРАЇНИ', 'ЧЕХІЯ']</text:p>
      <text:p text:style-name="P4">
Category: News</text:p>
      <!--METADATA-->
      <text:p text:style-name="P4">
<draw:frame draw:style-name="fr1" draw:name="Image298" text:anchor-type="as-char" svg:width="6.9236in" svg:height="4.617948in" draw:z-index="0">
<draw:image xlink:href="../Images/AРМІЯINFORM/2023-07-07T75-00-00-04-00/1cd0e88f5840fa464f8743076a4bac0e_1688720414_extra_large.jpeg" xlink:type="simple" xlink:show="embed" xlink:actuate="onLoad" draw:mime-type="image/jpeg"/>
</draw:frame>
</text:p>
      <text:p text:style-name="P4">
У межах робочого візиту Президента України Володимира Зеленського до Чехіїпідписано Меморандум про взаєморозуміння між Міністерством з питаньстратегічних галузей промисловості України та Міністерством оборони ЧеськоїРеспубліки.</text:p>
      <text:p text:style-name="P4">
Про це <text:a xlink:type="simple" xlink:href="https://president.gov.ua/news/u-prisutnosti-prezidenta-ukrayini-ta-premyer-ministra-chehiy-84137" text:style-name="Internet_20_link" text:visited-style-name="Visited_20_Internet_20_Link">
повідомляє</text:a>
 Офіс Президента України.</text:p>
      <text:p text:style-name="P4">
«Метою цього Меморандуму є підтримка військово-технічної співпраці, докладанняспільних зусиль до підтримки проектів із виробництва озброєнь і боєприпасів таінших проектів оборонної промисловості, що їх реалізують оборонні компанії вУкраїні та Чеській Республіці шляхом різних форм партнерства», — зазначено уповідомленні.</text:p>
      <text:p text:style-name="P4">
Згідно з документом, учасники погоджуються підтримувати спільні проекти усферах оборонної промисловості.</text:p>
      <text:p text:style-name="P4">
Крім того, у межах Меморандуму передбачено укладення окремих контрактів міжсуб'єктами двох держав.</text:p>
      <text:p text:style-name="P4">
Документ підписали Міністр з питань стратегічних галузей промисловості УкраїниОлександр Камишін і перший заступник міністра оборони Чеської РеспублікиФрантішек Шульц.</text:p>
      <text:p text:style-name="P4">
В Офісі Президента України додали, що найближчим часом до України прибудеделегація Чехії у розвиток домовленостей, досягнутих між українською тачеською сторонами.</text:p>
      <text:p text:style-name="P4">
Source: <text:a xlink:type="simple" xlink:href="https://armyinform.com.ua/2023/07/07/ukrayina-ta-chehiya-pidpysaly-memorandum-u-sferi-vijskovo-tehnichnogo-spivrobitnycztva/" text:style-name="Internet_20_link" text:visited-style-name="Visited_20_Internet_20_Link">
https://armyinform.com.ua/2023/07/07/ukrayina-ta-chehiya-pidpysaly-memorandum-u-sferi-vijskovo-tehnichnogo-spivrobitnycztva/</text:a>
</text:p>
      <!--NEWS-->
      <text:h text:style-name="P10" text:outline-level="1">
<text:span text:style-name="T4">
білорусь підриває безпеку євроатлантичного простору: Глави Литви, Латвії та Польщі попередили листом Генсека НАТО</text:span>
</text:h>
      <text:p text:style-name="P4">
Author: ['АРМІЯINFORM']</text:p>
      <text:p text:style-name="P4">
Time: 2023-07-07T76:00:00-04:00</text:p>
      <text:p text:style-name="P4">
Description: Співробітництво між росією та білоруссю підриває не лише безпеку Балтійського регіону, 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oltenberg-1.jpg" text:style-name="Internet_20_link" text:visited-style-name="Visited_20_Internet_20_Link">
stoltenberg-1.jpg</text:a>
']</text:p>
      <text:p text:style-name="P4">
Tags: ['ГІТАНАС НАУСЄДА', 'ЄВРОАТЛАНТИЧНА ІНТЕГРАЦІЯ', 'ЛИТВА']</text:p>
      <text:p text:style-name="P4">
Category: News</text:p>
      <!--METADATA-->
      <text:p text:style-name="P4">
<draw:frame draw:style-name="fr1" draw:name="Image299" text:anchor-type="as-char" svg:width="6.9236in" svg:height="3.894525in" draw:z-index="0">
<draw:image xlink:href="../Images/AРМІЯINFORM/2023-07-07T76-00-00-04-00/stoltenberg-1.jpg" xlink:type="simple" xlink:show="embed" xlink:actuate="onLoad" draw:mime-type="image/jpeg"/>
</draw:frame>
</text:p>
      <text:p text:style-name="P4">
Співробітництво між росією та білоруссю підриває не лише безпеку Балтійськогорегіону, а й безпеку євроатлантичного простору. Про це у листі-попередженні,спрямованому Генеральному секретареві НАТО Єнсу Столтенбергу, звернули увагупрезиденти Литви Ґітанас Науседа, Польщі Анджей Дуда і Латвії Егілс іззакликом вжити заходів щодо протидії загрозам, що виникають у зв'язку загресивними діями москви та ситуацією, яка швидко змінюється в мінську.</text:p>
      <text:p text:style-name="P4">
Про це <text:a xlink:type="simple" xlink:href="https://www.lrp.lt/ru/glavy-litvy-polsi-i-latvii-v-svoem-pisme-preduprezdajut-nato-ob-ugroze-kotoruju-predstavljajut-sobytija-v-belarusi/40789" text:style-name="Internet_20_link" text:visited-style-name="Visited_20_Internet_20_Link">
повідомила</text:a>
 пресслужба литовського президента.</text:p>
      <text:p text:style-name="P4">
«Територія та ресурси білорусі використовуються росією для ведення жорстокоїта незаконної агресивної війни проти України, що свідчить про дедалі тіснішувійськову інтеграцію двох країн. Останні прояви цього — розміщення тактичноїядерної зброї на території білорусі, що загострює ситуацію в контексті війни вУкраїні та становить пряму загрозу безпеці нашого суспільства. Це ще однегрубе порушення Основного акту НАТО — росія, яка ясно показує, що цей документвтратив чинність», — йдеться у листі лідерів Литви, Польщі та Латвії.</text:p>
      <text:p text:style-name="P4">
Президенти також зазначили, що переміщення російського найманськогоугруповання «вагнер» та його лідера євгена пригожина до білорусі становитимезагрозу політичній стабільності цієї країни, а також загрожуватиме потенційноювтратою контролю над звичайними та ядерними озброєннями.</text:p>
      <text:p text:style-name="P4">
Як зазначили президенти Литви, Польщі та Латвії, прибуття групи найманцівєвгена пригожина до білорусі після невдалого <text:a xlink:type="simple" xlink:href="https://armyinform.com.ua/2023/07/05/ganna-malyar-marsh-spravedlyvosti-najmancziv-prygozhyna-zminyv-stavlennya-rosiyan-do-kerivnycztva-yihnoyi-derzhavy/" text:style-name="Internet_20_link" text:visited-style-name="Visited_20_Internet_20_Link">
заколоту вросії</text:a>
 може також стати для білорусі стимулом відновити свої зусилля щодоорганізації нової хвилі масової міграції та гуманітарної кризи на кордонах ЄС.</text:p>
      <text:p text:style-name="P4">
«Напередодні<text:a xlink:type="simple" xlink:href="https://armyinform.com.ua/2022/11/09/nastupnyj-samit-nato-vidbudetsya-vlitku-2023-roku-v-lytvi/" text:style-name="Internet_20_link" text:visited-style-name="Visited_20_Internet_20_Link">
 саміту НАТО уВільнюсі</text:a>
 нам потрібна солідарність і єдність,щоб ми могли протистояти всім загрозам за принципом 360-градусного підходу. Утому числі й погроз, які принесли останні події в білорусі. Ми повинніпоказати росії, що ми ці погрози бачимо та розуміємо, і що ми готові вжитивсіх можливих заходів для протидії їм», — йдеться у листі президентів Литви,Польщі та Латвії.</text:p>
      <text:p text:style-name="P4">
Лідери трьох країн також зазначили, що народу білорусі потрібен чіткий сигналНАТО про те, що бачення демократичної, стабільної та процвітаючої білорусі,яка не залежить від волі росії та внутрішньої боротьби у кремлі, важлива дляАльянсу.  «Дії, які ми пропонуємо, не лише підвищать безпеку союзників, а йвідповідатимуть демократичним устремлінням білоруського народу. Послідовністьнаших дій повинна включати:</text:p>
      <ul>
        <li>
перегляд ядерного стримування та його адаптацію до нової реальності;  * включення звичайних загроз, що походять від білорусі, у процес військової адаптації Альянсу;  * завчасне розміщення боєприпасів та зброї на східному фланзі Альянсу;  * збільшення витрат на оборону понад 2 відсотків ВВП та ув'язування цього процесу з пріоритетами НАТО;  * підвищення стійкості союзників до гібридних загроз», — йдеться у спільному листі президентів Литви, Польщі та Латвії.</li>
      </ul>
      <text:p text:style-name="P4">
Source: <text:a xlink:type="simple" xlink:href="https://armyinform.com.ua/2023/07/07/bilorus-pidryvaye-bezpeku-yevroatlantychnogo-prostoru-glavy-lytvy-latviyi-ta-polshhi-poperedyly-lystom-genseka-nato/" text:style-name="Internet_20_link" text:visited-style-name="Visited_20_Internet_20_Link">
https://armyinform.com.ua/2023/07/07/bilorus-pidryvaye-bezpeku-yevroatlantychnogo-prostoru-glavy-lytvy-latviyi-ta-polshhi-poperedyly-lystom-genseka-nato/</text:a>
</text:p>
      <!--NEWS-->
      <text:h text:style-name="P10" text:outline-level="1">
<text:span text:style-name="T4">
росія не допускає МКЧХ до українських військовополонених для контролю умов їх утримування</text:span>
</text:h>
      <text:p text:style-name="P4">
Author: ['АРМІЯINFORM']</text:p>
      <text:p text:style-name="P4">
Time: 2023-07-07T77:00:00-04:00</text:p>
      <text:p text:style-name="P4">
Description: Міжнародний комітет Червоного Хреста має мандат на відвідування місць утрим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8562666060825812_w.jpg" text:style-name="Internet_20_link" text:visited-style-name="Visited_20_Internet_20_Link">
photo_5278562666060825812_w.jpg</text:a>
']</text:p>
      <text:p text:style-name="P4">
Tags: ['ВІЙСЬКОВОПОЛОНЕНІ', 'КООРДИНАЦІЙНИЙ ШТАБ З ПИТАНЬ ПОВОДЖЕННЯ З ВІЙСЬКОВОПОЛОНЕНИМИ', 'МКЧХ']</text:p>
      <text:p text:style-name="P4">
Category: News</text:p>
      <!--METADATA-->
      <text:p text:style-name="P4">
<draw:frame draw:style-name="fr1" draw:name="Image300" text:anchor-type="as-char" svg:width="6.9236in" svg:height="3.882986in" draw:z-index="0">
<draw:image xlink:href="../Images/AРМІЯINFORM/2023-07-07T77-00-00-04-00/photo_5278562666060825812_w.jpg" xlink:type="simple" xlink:show="embed" xlink:actuate="onLoad" draw:mime-type="image/jpeg"/>
</draw:frame>
</text:p>
      <text:p text:style-name="P4">
Міжнародний комітет Червоного Хреста має мандат на відвідування місцьутримання військовополонених, але росія перешкоджає роботі МКЧХ.</text:p>
      <text:p text:style-name="P4">
Про це <text:a xlink:type="simple" xlink:href="https://t.me/Koord_shtab/1494" text:style-name="Internet_20_link" text:visited-style-name="Visited_20_Internet_20_Link">
йшлося </text:a>
під час зустрічі з об’єднаннямродин бійців 1-ої окремої танкової Сіверської бригади у Координаційному штабі.</text:p>
      <text:p text:style-name="P4">
З родинами полонених і зниклих безвісти оборонців спілкувались представникиштабу та відділу реінтеграції та постізоляційного супроводу.</text:p>
      <text:p text:style-name="P4">
«Країні-агресор, у переважній більшості перешкоджає роботі МКЧХ, щоунеможливлює контроль за утримання наших полонених у відповідно до вимогЖеневських конвенцій», – йдеться у повідомленні.</text:p>
      <text:p text:style-name="P4">
У штабі також зазначили, що українські військовополонені, внесені до реєструНаціонального інформаційного бюро, перебувають у полі зору Координаційногоштабу і для їхнього звільнення застосовуються всі можливі ресурси.</text:p>
      <text:p text:style-name="P4">
Source: <text:a xlink:type="simple" xlink:href="https://armyinform.com.ua/2023/07/07/rosiya-ne-daye-mkchh-kontrolyuvaty-umovy-utrymannya-ukrayinskyh-vijskovolonenyh/" text:style-name="Internet_20_link" text:visited-style-name="Visited_20_Internet_20_Link">
https://armyinform.com.ua/2023/07/07/rosiya-ne-daye-mkchh-kontrolyuvaty-umovy-utrymannya-ukrayinskyh-vijskovolonenyh/</text:a>
</text:p>
      <!--NEWS-->
      <text:h text:style-name="P10" text:outline-level="1">
<text:span text:style-name="T4">
Для українських захисників запрацював новий реабілітаційний центр у рамках проєкту RECOVERY</text:span>
</text:h>
      <text:p text:style-name="P4">
Author: ['Анатолій Бальчос']</text:p>
      <text:p text:style-name="P4">
Time: 2023-07-07T78:00:00-04:00</text:p>
      <text:p text:style-name="P4">
Description: Днями для українських військових запрацювало надсучасне відділення реабіліт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1-reabilitaczijnyj-czentr-golovna.jpg" text:style-name="Internet_20_link" text:visited-style-name="Visited_20_Internet_20_Link">
01-reabilitaczijnyj-czentr-golovna.jpg</text:a>
', '<text:a xlink:type="simple" xlink:href="https://armyinform.com.ua/wp-content/uploads/2023/07/02-reabilitaczijnyj-czentr-150x150.jpg" text:style-name="Internet_20_link" text:visited-style-name="Visited_20_Internet_20_Link">
02-reabilitaczijnyj-czentr-150x150.jpg</text:a>
', '<text:a xlink:type="simple" xlink:href="https://armyinform.com.ua/wp-content/uploads/2023/07/03-reabilitaczijnyj-czentr-150x150.jpg" text:style-name="Internet_20_link" text:visited-style-name="Visited_20_Internet_20_Link">
03-reabilitaczijnyj-czentr-150x150.jpg</text:a>
', '<text:a xlink:type="simple" xlink:href="https://armyinform.com.ua/wp-content/uploads/2023/07/04-reabilitaczijnyj-czentr-150x150.jpg" text:style-name="Internet_20_link" text:visited-style-name="Visited_20_Internet_20_Link">
04-reabilitaczijnyj-czentr-150x150.jpg</text:a>
', '<text:a xlink:type="simple" xlink:href="https://armyinform.com.ua/wp-content/uploads/2023/07/05-reabilitaczijnyj-czentr-150x150.jpg" text:style-name="Internet_20_link" text:visited-style-name="Visited_20_Internet_20_Link">
05-reabilitaczijnyj-czentr-150x150.jpg</text:a>
', '<text:a xlink:type="simple" xlink:href="https://armyinform.com.ua/wp-content/uploads/2023/07/06-reabilitaczijnyj-czentr-150x150.jpg" text:style-name="Internet_20_link" text:visited-style-name="Visited_20_Internet_20_Link">
06-reabilitaczijnyj-czentr-150x150.jpg</text:a>
', '<text:a xlink:type="simple" xlink:href="https://armyinform.com.ua/wp-content/uploads/2023/07/07-reabilitaczijnyj-czentr-150x150.jpg" text:style-name="Internet_20_link" text:visited-style-name="Visited_20_Internet_20_Link">
07-reabilitaczijnyj-czentr-150x150.jpg</text:a>
', '<text:a xlink:type="simple" xlink:href="https://armyinform.com.ua/wp-content/uploads/2023/07/08-yaroslav-dobryanskyj-150x150.jpg" text:style-name="Internet_20_link" text:visited-style-name="Visited_20_Internet_20_Link">
08-yaroslav-dobryanskyj-150x150.jpg</text:a>
', '<text:a xlink:type="simple" xlink:href="https://armyinform.com.ua/wp-content/uploads/2023/07/09-kolektyv-czentru-150x150.jpg" text:style-name="Internet_20_link" text:visited-style-name="Visited_20_Internet_20_Link">
09-kolektyv-czentru-150x150.jpg</text:a>
', '<text:a xlink:type="simple" xlink:href="https://armyinform.com.ua/wp-content/uploads/2023/07/10-mariya-kiselova.jpg" text:style-name="Internet_20_link" text:visited-style-name="Visited_20_Internet_20_Link">
10-mariya-kiselova.jpg</text:a>
', '<text:a xlink:type="simple" xlink:href="https://armyinform.com.ua/wp-content/uploads/2023/07/11-vijskovyj-zsu-oleksandr.jpg" text:style-name="Internet_20_link" text:visited-style-name="Visited_20_Internet_20_Link">
11-vijskovyj-zsu-oleksandr.jpg</text:a>
', '<text:a xlink:type="simple" xlink:href="https://armyinform.com.ua/wp-content/uploads/2023/07/12-reabilitaczijnyj-czentr-rostyslav-andrusenko.jpg" text:style-name="Internet_20_link" text:visited-style-name="Visited_20_Internet_20_Link">
12-reabilitaczijnyj-czentr-rostyslav-andrusenko.jpg</text:a>
']</text:p>
      <text:p text:style-name="P4">
Tags: ['РЕАБІЛІТАЦІЯ']</text:p>
      <text:p text:style-name="P4">
Category: News</text:p>
      <!--METADATA-->
      <text:p text:style-name="P4">
<draw:frame draw:style-name="fr1" draw:name="Image301" text:anchor-type="as-char" svg:width="6.9236in" svg:height="4.615733in" draw:z-index="0">
<draw:image xlink:href="../Images/AРМІЯINFORM/2023-07-07T78-00-00-04-00/01-reabilitaczijnyj-czentr-golovna.jpg" xlink:type="simple" xlink:show="embed" xlink:actuate="onLoad" draw:mime-type="image/jpeg"/>
</draw:frame>
</text:p>
      <text:p text:style-name="P4">
<text:span text:style-name="T4">
Днями для українських військових запрацювало надсучасне відділенняреабілітації. Кореспондент АрміяInform побував на презентації медичногозакладу, щоб поспілкуватись з військовими, які наразі відновлюють втрачене наросійсько-українській війні здоров’я.</text:span>
</text:p>
      <text:p text:style-name="P4">
Презентацію Центру для керівників медицини Київщини, представників ЗМІ тавиконувача обов’язків Голови Київської облради провів завідувач відділенняпіслягострої та довготривалої реабілітації стаціонару Київського обласногоЦентру реабілітаційної медицини Ростислав Андрусенко. Він повідомив, щозавдяки фінансовій підтримці родини українського бізнесмена вдалось вчасновідремонтувати приміщення лікарні, забезпечити його сучасним медичнимобладнанням та іншим устаткуванням, що забезпечує його інклюзивність.</text:p>
      <text:p text:style-name="P4">
<text:a xlink:type="simple" xlink:href="https://armyinform.com.ua/wp-content/uploads/2023/07/02-reabilitaczijnyj-czentr.jpg" text:style-name="Internet_20_link" text:visited-style-name="Visited_20_Internet_20_Link">
<draw:frame draw:style-name="fr1" draw:name="Image302" text:anchor-type="as-char" svg:width="6.9236in" svg:height="6.9236in" draw:z-index="0">
<draw:image xlink:href="../Images/AРМІЯINFORM/2023-07-07T78-00-00-04-00/02-reabilitaczijnyj-czentr-150x150.jpg" xlink:type="simple" xlink:show="embed" xlink:actuate="onLoad" draw:mime-type="image/jpeg"/>
</draw:frame>
</text:a>
</text:p>
      <text:p text:style-name="P4">
<text:a xlink:type="simple" xlink:href="https://armyinform.com.ua/wp-content/uploads/2023/07/03-reabilitaczijnyj-czentr.jpg" text:style-name="Internet_20_link" text:visited-style-name="Visited_20_Internet_20_Link">
<draw:frame draw:style-name="fr1" draw:name="Image303" text:anchor-type="as-char" svg:width="6.9236in" svg:height="6.9236in" draw:z-index="0">
<draw:image xlink:href="../Images/AРМІЯINFORM/2023-07-07T78-00-00-04-00/03-reabilitaczijnyj-czentr-150x150.jpg" xlink:type="simple" xlink:show="embed" xlink:actuate="onLoad" draw:mime-type="image/jpeg"/>
</draw:frame>
</text:a>
</text:p>
      <text:p text:style-name="P4">
<text:a xlink:type="simple" xlink:href="https://armyinform.com.ua/wp-content/uploads/2023/07/04-reabilitaczijnyj-czentr.jpg" text:style-name="Internet_20_link" text:visited-style-name="Visited_20_Internet_20_Link">
<draw:frame draw:style-name="fr1" draw:name="Image304" text:anchor-type="as-char" svg:width="6.9236in" svg:height="6.9236in" draw:z-index="0">
<draw:image xlink:href="../Images/AРМІЯINFORM/2023-07-07T78-00-00-04-00/04-reabilitaczijnyj-czentr-150x150.jpg" xlink:type="simple" xlink:show="embed" xlink:actuate="onLoad" draw:mime-type="image/jpeg"/>
</draw:frame>
</text:a>
</text:p>
      <text:p text:style-name="P4">
Як повідомив Ростислав Андрусенко, в колишній обласній лікарні створені умовинадання реабілітаційних послуг на рівні провідних європейських центрів.Реабілітаційне відділення для відновлення українських військовихукомплектовано сучасним імпортним медичним обладнанням, тренажерами длявідновлення втрачених фізичних можливостей. Передбачена можливість тривалогоперебування у стаціонарі, для харчування та задоволення санітарно-гігієнічнихпотреб.</text:p>
      <text:p text:style-name="P4">
<text:a xlink:type="simple" xlink:href="https://armyinform.com.ua/wp-content/uploads/2023/07/05-reabilitaczijnyj-czentr.jpg" text:style-name="Internet_20_link" text:visited-style-name="Visited_20_Internet_20_Link">
<draw:frame draw:style-name="fr1" draw:name="Image305" text:anchor-type="as-char" svg:width="6.9236in" svg:height="6.9236in" draw:z-index="0">
<draw:image xlink:href="../Images/AРМІЯINFORM/2023-07-07T78-00-00-04-00/05-reabilitaczijnyj-czentr-150x150.jpg" xlink:type="simple" xlink:show="embed" xlink:actuate="onLoad" draw:mime-type="image/jpeg"/>
</draw:frame>
</text:a>
</text:p>
      <text:p text:style-name="P4">
<text:a xlink:type="simple" xlink:href="https://armyinform.com.ua/wp-content/uploads/2023/07/06-reabilitaczijnyj-czentr.jpg" text:style-name="Internet_20_link" text:visited-style-name="Visited_20_Internet_20_Link">
<draw:frame draw:style-name="fr1" draw:name="Image306" text:anchor-type="as-char" svg:width="6.9236in" svg:height="6.9236in" draw:z-index="0">
<draw:image xlink:href="../Images/AРМІЯINFORM/2023-07-07T78-00-00-04-00/06-reabilitaczijnyj-czentr-150x150.jpg" xlink:type="simple" xlink:show="embed" xlink:actuate="onLoad" draw:mime-type="image/jpeg"/>
</draw:frame>
</text:a>
</text:p>
      <text:p text:style-name="P4">
<text:a xlink:type="simple" xlink:href="https://armyinform.com.ua/wp-content/uploads/2023/07/07-reabilitaczijnyj-czentr.jpg" text:style-name="Internet_20_link" text:visited-style-name="Visited_20_Internet_20_Link">
<draw:frame draw:style-name="fr1" draw:name="Image307" text:anchor-type="as-char" svg:width="6.9236in" svg:height="6.9236in" draw:z-index="0">
<draw:image xlink:href="../Images/AРМІЯINFORM/2023-07-07T78-00-00-04-00/07-reabilitaczijnyj-czentr-150x150.jpg" xlink:type="simple" xlink:show="embed" xlink:actuate="onLoad" draw:mime-type="image/jpeg"/>
</draw:frame>
</text:a>
</text:p>
      <text:p text:style-name="P4">
Центр розрахований на 50 ліжок. Уже встановили 30, які вже займають українськівійськові. Фахові фізичні терапевти за співпраці з іншими медичнимиспеціалістами Центру надають українським захисникам професійну допомогу зреабілітації за сучасними методиками. В Центрі психологи допомагають долативажкі психологічні травми, що дістали військові внаслідок бойових дій,контузій, ампутацій, фантомних болів тощо.</text:p>
      <text:p text:style-name="P4">
<text:a xlink:type="simple" xlink:href="https://armyinform.com.ua/wp-content/uploads/2023/07/08-yaroslav-dobryanskyj.jpg" text:style-name="Internet_20_link" text:visited-style-name="Visited_20_Internet_20_Link">
<draw:frame draw:style-name="fr1" draw:name="Image308" text:anchor-type="as-char" svg:width="6.9236in" svg:height="6.9236in" draw:z-index="0">
<draw:image xlink:href="../Images/AРМІЯINFORM/2023-07-07T78-00-00-04-00/08-yaroslav-dobryanskyj-150x150.jpg" xlink:type="simple" xlink:show="embed" xlink:actuate="onLoad" draw:mime-type="image/jpeg"/>
</draw:frame>
</text:a>
</text:p>
      <text:p text:style-name="P4">
Ярослав Добрянський</text:p>
      <text:p text:style-name="P4">
<text:a xlink:type="simple" xlink:href="https://armyinform.com.ua/wp-content/uploads/2023/07/09-kolektyv-czentru.jpg" text:style-name="Internet_20_link" text:visited-style-name="Visited_20_Internet_20_Link">
<draw:frame draw:style-name="fr1" draw:name="Image309" text:anchor-type="as-char" svg:width="6.9236in" svg:height="6.9236in" draw:z-index="0">
<draw:image xlink:href="../Images/AРМІЯINFORM/2023-07-07T78-00-00-04-00/09-kolektyv-czentru-150x150.jpg" xlink:type="simple" xlink:show="embed" xlink:actuate="onLoad" draw:mime-type="image/jpeg"/>
</draw:frame>
</text:a>
</text:p>
      <text:p text:style-name="P4">
Колектив Центру</text:p>
      <text:p text:style-name="P4">
— До певного періоду часу Міністерство охорони здоров’я України розглядало цейзаклад як провідний центр реабілітації країни. За всіма вимогами, зокрематериторіального розміщення, наявних площ тощо він відповідавзагальнодержавному стандарту, — розповів виконувач обов’язків голови Київськоїобласної ради Ярослав Добрянський. — Цей медичний заклад створювався саме підлікування людей, які постраждали внаслідок Чорнобильської катастрофи. Сьогодніми, спираючись на традиції, досвід медичного персоналу та нагальну суспільнупотребу, вирішили перепрофілювати лікарню саме під Київський обласний Центрреабілітаційної медицини.</text:p>
      <text:p text:style-name="P4">
Створення надсучасного центру реабілітації в столичному регіоні стало можливимзавдяки синергії державного та громадського секторів. За підтримкинаціонального проєкту RECOVERY Віктора та Олени Пінчук у Центрі, окрімлікування та реабілітації тяжкопоранених, запланована реалізація програми зпротезування. Про це розповіла під час презентації центру виконувач обов’язківГенерального директора «Київського обласного Центру реабілітаційної медицини»Марія Кисельова.</text:p>
      <text:p text:style-name="P4">
<draw:frame draw:style-name="fr1" draw:name="Image310" text:anchor-type="as-char" svg:width="6.9236in" svg:height="4.615733in" draw:z-index="0">
<draw:image xlink:href="../Images/AРМІЯINFORM/2023-07-07T78-00-00-04-00/10-mariya-kiselova.jpg" xlink:type="simple" xlink:show="embed" xlink:actuate="onLoad" draw:mime-type="image/jpeg"/>
</draw:frame>
Марія Кисельова</text:p>
      <text:p text:style-name="P4">
— Реабілітація не можлива без неврологів, хірургів, кардіологів та іншихфахівців профільного закладу, яким є наша лікарня, — зауважила МаріяКисельова. — Наші військові пацієнти нестабільні та потребують постійноїпідтримки всього персоналу, якому ми дуже вдячні. Ми вивчаємо питаннярозміщення в нашому Центрі відділення для спінальників. Що стосуєтьсяполіклініки, то вважаю її потужним інструментом для співпраці зі страховимикомпаніями, який має принести додаткові кошти для Центру. Наразі, мирозуміємо, в якому незадовільному стані фінансова ситуація, тому працюємо уцьому напрямку також.</text:p>
      <text:p text:style-name="P4">
<draw:frame draw:style-name="fr1" draw:name="Image311" text:anchor-type="as-char" svg:width="6.9236in" svg:height="4.615733in" draw:z-index="0">
<draw:image xlink:href="../Images/AРМІЯINFORM/2023-07-07T78-00-00-04-00/11-vijskovyj-zsu-oleksandr.jpg" xlink:type="simple" xlink:show="embed" xlink:actuate="onLoad" draw:mime-type="image/jpeg"/>
</draw:frame>
військовий ЗСУ Олександр</text:p>
      <text:p text:style-name="P4">
— Реабілітологам дуже велика подяка. Лікарі слідкують за нами: чи вчасно поїв,як спав. Хочеться висловити окрему подяку завідувачу відділення пануРостиславу, — говорить український військовий Олександр, який боронитьБатьківщину від російської агресії з 2014 року. — На ньому лежить великавідповідальність! Поясню. Одна справа бути завідувачем у цивільній лікарні, аінша — мати справу з військовими, які повернулись з «бойових». Але вінсправляється і ми його дуже поважаємо.</text:p>
      <text:p text:style-name="P4">
<draw:frame draw:style-name="fr1" draw:name="Image312" text:anchor-type="as-char" svg:width="6.9236in" svg:height="4.615733in" draw:z-index="0">
<draw:image xlink:href="../Images/AРМІЯINFORM/2023-07-07T78-00-00-04-00/12-reabilitaczijnyj-czentr-rostyslav-andrusenko.jpg" xlink:type="simple" xlink:show="embed" xlink:actuate="onLoad" draw:mime-type="image/jpeg"/>
</draw:frame>
Ростислав Андрусенко</text:p>
      <text:p text:style-name="P4">
Київський обласний Центр реабілітаційної медицини став шостим з 12запланованих у рамках національної програми RECOVERY реабілітаційних закладів,що наочно демонструє усьому світові єдність українського суспільства, йоговдячність українським захисникам, Збройним Силам України.</text:p>
      <text:p text:style-name="P4">
<text:span text:style-name="T5">
Фото: Дмитро Юрченко</text:span>
</text:p>
      <text:p text:style-name="P4">
Source: <text:a xlink:type="simple" xlink:href="https://armyinform.com.ua/2023/07/07/dlya-ukrayinskyh-zahysnykiv-zapraczyuvav-novyj-reabilitaczijnyj-czentr-u-ramkah-proyektu-recovery/" text:style-name="Internet_20_link" text:visited-style-name="Visited_20_Internet_20_Link">
https://armyinform.com.ua/2023/07/07/dlya-ukrayinskyh-zahysnykiv-zapraczyuvav-novyj-reabilitaczijnyj-czentr-u-ramkah-proyektu-recovery/</text:a>
</text:p>
      <!--NEWS-->
      <text:h text:style-name="P10" text:outline-level="1">
<text:span text:style-name="T4">
На користь Міноборони суд стягнув з підприємства-порушника 3,9 млн грн штрафних санкцій</text:span>
</text:h>
      <text:p text:style-name="P4">
Author: ['АРМІЯINFORM']</text:p>
      <text:p text:style-name="P4">
Time: 2023-07-07T79:00:00-04:00</text:p>
      <text:p text:style-name="P4">
Description: Господарський суд міста Києва задовольнив позов Cпеціалізованої прокуратури у сф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МОУ', 'СУД', 'ШТРАФНІ САНКЦІЇ']</text:p>
      <text:p text:style-name="P4">
Category: News</text:p>
      <!--METADATA-->
      <text:p text:style-name="P4">
<draw:frame draw:style-name="fr1" draw:name="Image313" text:anchor-type="as-char" svg:width="6.9236in" svg:height="4.486493in" draw:z-index="0">
<draw:image xlink:href="../ConvertedIMGs/AРМІЯINFORM/2023-07-07T79-00-00-04-00/l3yeyi-c17x11x50px50p-c17x11x50px50p-36059dd0fa5ff9e3037f437e7e135b04.png" xlink:type="simple" xlink:show="embed" xlink:actuate="onLoad" draw:mime-type="image/png"/>
</draw:frame>
Ілюстративне фото</text:p>
      <text:p text:style-name="P4">
Господарський суд міста Києва задовольнив позов Cпеціалізованої прокуратури усфері оборони Центрального регіону в інтересах держави в особі Міністерстваоборони України. За рішенням суду підприємство-порушник зобов’язане сплатитина користь МОУ штрафні санкції на суму 3,9 млн гривень.</text:p>
      <text:p text:style-name="P4">
Про це<text:a xlink:type="simple" xlink:href="https://vppnr.gp.gov.ua/ua/news.html" text:style-name="Internet_20_link" text:visited-style-name="Visited_20_Internet_20_Link">
повідомляє</text:a>
пресслужба Спеціалізованої прокуратури у сфері оборони Центрального регіону.</text:p>
      <text:p text:style-name="P4">
Встановлено, що у вересні 2020 року між МО України та одним з державнихпідприємств укладено договір про закупівлю послуг за державні кошти. Всуперечумов укладеного договору, виконавець порушив строки поставки продукції увизначений контрактом строк.</text:p>
      <text:p text:style-name="P4">
Реалізуючи прокурорські повноваження, спеціалізована прокуратура регіонупред’явила позов в інтересах держави про стягнення з підприємства-порушникаштрафних санкцій за неналежне виконання умов договору.</text:p>
      <text:p text:style-name="P4">
3 липня цього року Господарський суд м. Києва повністю підтримав позиціюпрокурорів та задовольнив позовні вимоги у повному обсязі.</text:p>
      <text:p text:style-name="P4">
Source: <text:a xlink:type="simple" xlink:href="https://armyinform.com.ua/2023/07/07/na-koryst-minoborony-sud-styagnuv-z-pidpryyemstva-porushnyka-39-mln-grn-shtrafnyh-sankczij/" text:style-name="Internet_20_link" text:visited-style-name="Visited_20_Internet_20_Link">
https://armyinform.com.ua/2023/07/07/na-koryst-minoborony-sud-styagnuv-z-pidpryyemstva-porushnyka-39-mln-grn-shtrafnyh-sankczij/</text:a>
</text:p>
      <!--NEWS-->
      <text:h text:style-name="P10" text:outline-level="1">
<text:span text:style-name="T4">
Володимир Зеленський зустрівся із президенткою Словаччини: обговорили оборонну співпрацю</text:span>
</text:h>
      <text:p text:style-name="P4">
Author: ['АРМІЯINFORM']</text:p>
      <text:p text:style-name="P4">
Time: 2023-07-07T80:00:00-04:00</text:p>
      <text:p text:style-name="P4">
Description: Президент України Володимир Зеленський у Словаччині зустрівся із президенткою 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8739875-564.jpg" text:style-name="Internet_20_link" text:visited-style-name="Visited_20_Internet_20_Link">
630_360_1688739875-564.jpg</text:a>
']</text:p>
      <text:p text:style-name="P4">
Tags: ['ВОЛОДИМИР ЗЕЛЕНСЬКИЙ', 'ОБОРОННА СПІВПРАЦЯ', 'ПРЕЗИДЕНТ', 'СЛОВАЧЧИНА']</text:p>
      <text:p text:style-name="P4">
Category: News</text:p>
      <!--METADATA-->
      <text:p text:style-name="P4">
<draw:frame draw:style-name="fr1" draw:name="Image314" text:anchor-type="as-char" svg:width="6.9236in" svg:height="3.956343in" draw:z-index="0">
<draw:image xlink:href="../Images/AРМІЯINFORM/2023-07-07T80-00-00-04-00/630_360_1688739875-564.jpg" xlink:type="simple" xlink:show="embed" xlink:actuate="onLoad" draw:mime-type="image/jpeg"/>
</draw:frame>
</text:p>
      <text:p text:style-name="P4">
Президент України Володимир Зеленський у Словаччині зустрівся із президенткоюкраїни Зузаною Чапутовою.</text:p>
      <text:p text:style-name="P4">
Про це глава держави <text:a xlink:type="simple" xlink:href="https://t.me/V_Zelenskiy_official/6891" text:style-name="Internet_20_link" text:visited-style-name="Visited_20_Internet_20_Link">
повідомив</text:a>
 усвоєму телеграмі.</text:p>
      <text:p text:style-name="P4">
«Із президентом Зузаною Чапутовою ми доволі детально обговорили нашу обороннута зовнішньополітичну співпрацю: дуже конкретні проекти, дуже конкретні речі,які тут і зараз дійсно допомагають», — йдеться у повідомленні.</text:p>
      <text:p text:style-name="P4">
Він акцентував, що у Словаччині вони працюють заради інтересів своїх народів.</text:p>
      <text:p text:style-name="P4">
«Зараз, звичайно, перший пріоритет — це безпека, захист наших спільнихцінностей, які і роблять Європу Європою. Україна та Словаччина сьогодні точносильніші», — написав Володимир Зеленський.</text:p>
      <text:p text:style-name="P4">
Source: <text:a xlink:type="simple" xlink:href="https://armyinform.com.ua/2023/07/07/volodymyr-zelenskyj-zustrivsya-iz-prezydentkoyu-slovachchyny-obgovoryly-oboronnu-spivpraczyu/" text:style-name="Internet_20_link" text:visited-style-name="Visited_20_Internet_20_Link">
https://armyinform.com.ua/2023/07/07/volodymyr-zelenskyj-zustrivsya-iz-prezydentkoyu-slovachchyny-obgovoryly-oboronnu-spivpraczyu/</text:a>
</text:p>
      <!--NEWS-->
      <text:h text:style-name="P10" text:outline-level="1">
<text:span text:style-name="T4">
росія зменшила кількість ракетоносіїв у Чорному морі до одного</text:span>
</text:h>
      <text:p text:style-name="P4">
Author: ['АРМІЯINFORM']</text:p>
      <text:p text:style-name="P4">
Time: 2023-07-07T81:00:00-04:00</text:p>
      <text:p text:style-name="P4">
Description: У Чорному морі на бойовому чергуванні перебувають дев’ять російських кораблів, серед я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7-u-chornomu-mori-perebuvayut-2.jpg" text:style-name="Internet_20_link" text:visited-style-name="Visited_20_Internet_20_Link">
2022-10-27-u-chornomu-mori-perebuvayut-2.jpg</text:a>
']</text:p>
      <text:p text:style-name="P4">
Tags: ['ВМС', 'РАКЕТИ «КАЛІБР»', 'ЧОРНЕ МОРЕ']</text:p>
      <text:p text:style-name="P4">
Category: News</text:p>
      <!--METADATA-->
      <text:p text:style-name="P4">
<draw:frame draw:style-name="fr1" draw:name="Image315" text:anchor-type="as-char" svg:width="6.9236in" svg:height="3.893007in" draw:z-index="0">
<draw:image xlink:href="../Images/AРМІЯINFORM/2023-07-07T81-00-00-04-00/2022-10-27-u-chornomu-mori-perebuvayut-2.jpg" xlink:type="simple" xlink:show="embed" xlink:actuate="onLoad" draw:mime-type="image/jpeg"/>
</draw:frame>
Ілюстративне фото</text:p>
      <text:p text:style-name="P4">
У Чорному морі на бойовому чергуванні перебувають дев’ять російських кораблів,серед яких один носій крилатих ракет із чотирма «Калібрами».</text:p>
      <text:p text:style-name="P4">
Про це <text:a xlink:type="simple" xlink:href="https://t.me/ukrainian_navy/3596" text:style-name="Internet_20_link" text:visited-style-name="Visited_20_Internet_20_Link">
повідомляє</text:a>
 пресслужба Військово-Морських Сил ЗСУ.</text:p>
      <text:p text:style-name="P4">
В Азовському морі — один ворожий корабель.</text:p>
      <text:p text:style-name="P4">
У Середземному морі на бойовому чергуванні перебувають вісім ворожих кораблів,серед них один ракетоносій з 16 «Калібрами».</text:p>
      <text:p text:style-name="P4">
У ВМС ЗСУ додали,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7/07/rosiya-zmenshyla-kilkist-raketonosiyiv-u-chornomu-mori-do-odnogo-2/" text:style-name="Internet_20_link" text:visited-style-name="Visited_20_Internet_20_Link">
https://armyinform.com.ua/2023/07/07/rosiya-zmenshyla-kilkist-raketonosiyiv-u-chornomu-mori-do-odnogo-2/</text:a>
</text:p>
      <!--NEWS-->
      <text:h text:style-name="P10" text:outline-level="1">
<text:span text:style-name="T4">
Ворог безуспішно намагався наступати на п’ятьох напрямках</text:span>
</text:h>
      <text:p text:style-name="P4">
Author: ['АРМІЯINFORM']</text:p>
      <text:p text:style-name="P4">
Time: 2023-07-07T82:00:00-04:00</text:p>
      <text:p text:style-name="P4">
Description: Протягом минулої доби війська росармії продовжували зосереджувати основні зусилл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7059570-296.jpg" text:style-name="Internet_20_link" text:visited-style-name="Visited_20_Internet_20_Link">
630_360_1687059570-296.jpg</text:a>
']</text:p>
      <text:p text:style-name="P4">
Tags: ['ГЕНШТАБ ЗС УКРАЇНИ', 'ОПЕРАТИВНА ІНФОРМАЦІЯ']</text:p>
      <text:p text:style-name="P4">
Category: News</text:p>
      <!--METADATA-->
      <text:p text:style-name="P4">
<draw:frame draw:style-name="fr1" draw:name="Image316" text:anchor-type="as-char" svg:width="6.9236in" svg:height="3.956343in" draw:z-index="0">
<draw:image xlink:href="../Images/AРМІЯINFORM/2023-07-07T82-00-00-04-00/630_360_1687059570-296.jpg" xlink:type="simple" xlink:show="embed" xlink:actuate="onLoad" draw:mime-type="image/jpeg"/>
</draw:frame>
</text:p>
      <text:p text:style-name="P4">
Протягом минулої доби війська росармії продовжували зосереджувати основнізусилля на Куп’янському, Лиманському, Бахмутському, Авдіївському таМар’їнському напрямках — там відбулося 20 бойових зіткнень.</text:p>
      <text:p text:style-name="P4">
Про це<text:a xlink:type="simple" xlink:href="https://www.facebook.com/GeneralStaff.ua/posts/pfbid02iWiZ4agapeUsmhLqrghqA1MNvWaaj4PszwqKmoLZxopumnANxKpYHyqyPitY4aS2l" text:style-name="Internet_20_link" text:visited-style-name="Visited_20_Internet_20_Link">
йдеться</text:a>
в оперативній інформації Генерального штабу ЗСУ у фейсбуці.</text:p>
      <text:p text:style-name="P4">
<text:span text:style-name="T4">
На Куп’янському напрямку</text:span>
 противник намагався наступати в районахНовоселівського і Стельмахівки Луганської області. Наші воїни стійко тримаютьоборону, відбили усі атаки ворога.</text:p>
      <text:p text:style-name="P4">
<text:span text:style-name="T4">
На Лиманському напрямку</text:span>
 протягом доби противник вів штурмові дії танамагався витіснити наші війська із займаних позицій в районі північно-західніше Берестового Луганської області, успіху не мав.</text:p>
      <text:p text:style-name="P4">
<text:span text:style-name="T4">
На Авдіївському</text:span>
 — ворог, за підтримки авіації, здійснив безуспішнінаступальні дії в районах Новокалинового, Авдіївки та Невельського Донецькоїобласті.</text:p>
      <text:p text:style-name="P4">
В районі міста Мар’їнка наші захисники відбили усі атаки.</text:p>
      <text:p text:style-name="P4">
<text:span text:style-name="T4">
На Шахтарському напрямку</text:span>
 противник вів безуспішні наступальні дії в районіБлагодатного Донецької області</text:p>
      <text:p text:style-name="P4">
<text:span text:style-name="T4">
На Запорізькому та Херсонському</text:span>
 — противник зосереджує основні зусилля нанедопущенні подальшого просування наших військ.</text:p>
      <text:p text:style-name="P4">
Source: <text:a xlink:type="simple" xlink:href="https://armyinform.com.ua/2023/07/07/vorog-bezuspishno-namagavsya-nastupaty-na-pyatoh-napryamkah/" text:style-name="Internet_20_link" text:visited-style-name="Visited_20_Internet_20_Link">
https://armyinform.com.ua/2023/07/07/vorog-bezuspishno-namagavsya-nastupaty-na-pyatoh-napryamkah/</text:a>
</text:p>
      <!--NEWS-->
      <text:h text:style-name="P10" text:outline-level="1">
<text:span text:style-name="T4">
Україна потребує далекобійної зброї не лише для наступальних операцій, а й для оборони — Президент</text:span>
</text:h>
      <text:p text:style-name="P4">
Author: ['АРМІЯINFORM']</text:p>
      <text:p text:style-name="P4">
Time: 2023-07-07T83:00:00-04:00</text:p>
      <text:p text:style-name="P4">
Description: Без далекобійної зброї українській армії складно не тільки просуватися на полі бою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25a24276ae0a42d17eb53ff152cc4c5e_1688720416_extra_large.jpeg" text:style-name="Internet_20_link" text:visited-style-name="Visited_20_Internet_20_Link">
25a24276ae0a42d17eb53ff152cc4c5e_1688720416_extra_large.jpeg</text:a>
']</text:p>
      <text:p text:style-name="P4">
Tags: ['ВОЛОДИМИР ЗЕЛЕНСЬКИЙ', 'ПРЕЗИДЕНТ УКРАЇНИ']</text:p>
      <text:p text:style-name="P4">
Category: News</text:p>
      <!--METADATA-->
      <text:p text:style-name="P4">
<draw:frame draw:style-name="fr1" draw:name="Image317" text:anchor-type="as-char" svg:width="6.9236in" svg:height="4.617948in" draw:z-index="0">
<draw:image xlink:href="../Images/AРМІЯINFORM/2023-07-07T83-00-00-04-00/25a24276ae0a42d17eb53ff152cc4c5e_1688720416_extra_large.jpeg" xlink:type="simple" xlink:show="embed" xlink:actuate="onLoad" draw:mime-type="image/jpeg"/>
</draw:frame>
</text:p>
      <text:p text:style-name="P4">
Без далекобійної зброї українській армії складно не тільки просуватися на полібою та звільняти території від російських окупантів, а й виконувати обороннідії, бо у ворога залишається перевага в дистанції.</text:p>
      <text:p text:style-name="P4">
Про це <text:a xlink:type="simple" xlink:href="https://www.president.gov.ua/news/ukrayina-potrebuye-dalekobijnoyi-zbroyi-ne-lishe-dlya-nastup-84141" text:style-name="Internet_20_link" text:visited-style-name="Visited_20_Internet_20_Link">
заявив</text:a>
 Президент України ВолодимирЗеленський під час зустрічі з представниками ЗМІ за результатами переговорівіз прем’єр-міністром Чехії Петром Фіалою у Празі.</text:p>
      <text:p text:style-name="P4">
«Без далекобійної зброї складно не тільки наступальну місію виконувати –складно проводити й оборонну операцію. Це говорить про те, що ти борониш своюземлю й не можеш досягти відповідної дистанції, щоб знищити твого ворога.Тобто дистанційну перевагу має ворог. Тому це важливо, я б так сказав, нетільки для наступальних, а й для оборонно-наступальних дій наших військових»,– зауважив глава держави.</text:p>
      <text:p text:style-name="P4">
Президент зазначив, що під час переговорів із партнерами постійно акцентуєувагу на потребі України в далекобійних системах озброєнь.</text:p>
      <text:p text:style-name="P4">
«Передусім про це ми говоримо із США. Це залежить тільки від них на сьогодні.Є ще далекобійний снаряд. Це дещо інша річ. До деяких систем, які в нас є, —артилерійських систем. Про це ми говоримо не тільки із США, а й з іншимипартнерами», – розповів Володимир Зеленський.</text:p>
      <text:p text:style-name="P4">
Володимир Зеленський під час <text:a xlink:type="simple" xlink:href="https://armyinform.com.ua/2023/07/07/volodymyr-zelenskyj-i-petr-pavel-zustrilysya-z-ukrayinskym-hlopchykom-yakyj-likuyetsya-v-chehiyi/" text:style-name="Internet_20_link" text:visited-style-name="Visited_20_Internet_20_Link">
офіційноїзустрічі</text:a>
 ізпрезидентом Чехії Петром Павелом у Празі<text:a xlink:type="simple" xlink:href="https://armyinform.com.ua/2023/07/07/volodymyr-zelenskyj-anonsuvav-zustriv-iz-redzhepom-erdoganom-obgovoryuvatymut-obmin-polonenymy-ta-zernovu-inicziatyvu/" text:style-name="Internet_20_link" text:visited-style-name="Visited_20_Internet_20_Link">
анонсував</text:a>
 зустріч із Реджепом Ердоганом, з яким обговорить обмінполоненими та зернову ініціативу.</text:p>
      <text:p text:style-name="P4">
Source: <text:a xlink:type="simple" xlink:href="https://armyinform.com.ua/2023/07/07/ukrayina-potrebuye-dalekobijnoyi-zbroyi-ne-lyshe-dlya-nastupalnyh-operaczij-a-j-dlya-oborony-prezydent/" text:style-name="Internet_20_link" text:visited-style-name="Visited_20_Internet_20_Link">
https://armyinform.com.ua/2023/07/07/ukrayina-potrebuye-dalekobijnoyi-zbroyi-ne-lyshe-dlya-nastupalnyh-operaczij-a-j-dlya-oborony-prezydent/</text:a>
</text:p>
      <!--NEWS-->
      <text:h text:style-name="P10" text:outline-level="1">
<text:span text:style-name="T4">
Ганна Маляр про ситуацію у Бахмуті: ворог у пастці, наші війська просунулись на деяких ділянках</text:span>
</text:h>
      <text:p text:style-name="P4">
Author: ['АРМІЯINFORM']</text:p>
      <text:p text:style-name="P4">
Time: 2023-07-07T84:00:00-04:00</text:p>
      <text:p text:style-name="P4">
Description: У Бахмуті ворог фактично знаходиться у пастці. Наші війська максимально ускладн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5f9a1041.jpg" text:style-name="Internet_20_link" text:visited-style-name="Visited_20_Internet_20_Link">
5f9a1041.jpg</text:a>
']</text:p>
      <text:p text:style-name="P4">
Tags: ['БАХМУТ', 'БАХМУТСЬКИЙ НАПРЯМОК', 'ГАННА МАЛЯР', 'СИТУАЦІЯ НА ФРОНТІ']</text:p>
      <text:p text:style-name="P4">
Category: News</text:p>
      <!--METADATA-->
      <text:p text:style-name="P4">
<draw:frame draw:style-name="fr1" draw:name="Image318" text:anchor-type="as-char" svg:width="6.9236in" svg:height="4.61393in" draw:z-index="0">
<draw:image xlink:href="../Images/AРМІЯINFORM/2023-07-07T84-00-00-04-00/5f9a1041.jpg" xlink:type="simple" xlink:show="embed" xlink:actuate="onLoad" draw:mime-type="image/jpeg"/>
</draw:frame>
 ГаннаМаляр. Фото: Назар Волошин / АрміяInform</text:p>
      <text:p text:style-name="P4">
У Бахмуті ворог фактично знаходиться у пастці. Наші війська максимальноускладнили пересування ворога та унеможливили вихід.</text:p>
      <text:p text:style-name="P4">
Про це заступник Міністра оборони України Ганна Маляр<text:a xlink:type="simple" xlink:href="https://t.me/annamaliar/917" text:style-name="Internet_20_link" text:visited-style-name="Visited_20_Internet_20_Link">
повідомила</text:a>
 у своєму телеграмі.</text:p>
      <text:p text:style-name="P4">
За її словами, на Бахмутському напрямку на південному флангу є просування подекількох ділянках — більше кілометра.  На північному флангу бої без зміни положень. Тривають обстріли з обох сторін.</text:p>
      <text:p text:style-name="P4">
Ганна Маляр додала, що рф продовжує наступати на Авдіївському, Мар‘їнському,Куп‘янському, Лиманському, Сватівському напрямках та безуспішно намагаєтьсяпрорвати нашу оборону.</text:p>
      <text:p text:style-name="P4">
«Скрізь тривають гарячі бої без зміни положень», — уточнила вона.</text:p>
      <text:p text:style-name="P4">
Source: <text:a xlink:type="simple" xlink:href="https://armyinform.com.ua/2023/07/07/ganna-malyar-pro-sytuacziyu-u-bahmuti-vorog-u-pastczi-nashi-vijska-prosunulys-na-deyakyh-dilyankah/" text:style-name="Internet_20_link" text:visited-style-name="Visited_20_Internet_20_Link">
https://armyinform.com.ua/2023/07/07/ganna-malyar-pro-sytuacziyu-u-bahmuti-vorog-u-pastczi-nashi-vijska-prosunulys-na-deyakyh-dilyankah/</text:a>
</text:p>
      <!--NEWS-->
      <text:h text:style-name="P10" text:outline-level="1">
<text:span text:style-name="T4">
Українське Посольство в Азербайджані організовує флешмоб для підтримки військовослужбовців</text:span>
</text:h>
      <text:p text:style-name="P4">
Author: ['АРМІЯINFORM']</text:p>
      <text:p text:style-name="P4">
Time: 2023-07-07T85:00:00-04:00</text:p>
      <text:p text:style-name="P4">
Description: Посольство України в Азербайджані оголосило флешмоб #ПідтримайЗахисників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ytyachyj-malyunok.jpg" text:style-name="Internet_20_link" text:visited-style-name="Visited_20_Internet_20_Link">
dytyachyj-malyunok.jpg</text:a>
']</text:p>
      <text:p text:style-name="P4">
Tags: ['ДИТЯЧІ МАЛЮНКИ', 'ПОСОЛЬСТВО АЗЕРБАЙДЖАНУ', 'ФЛЕШМОБ']</text:p>
      <text:p text:style-name="P4">
Category: News</text:p>
      <!--METADATA-->
      <text:p text:style-name="P4">
<draw:frame draw:style-name="fr1" draw:name="Image319" text:anchor-type="as-char" svg:width="6.9236in" svg:height="3.894525in" draw:z-index="0">
<draw:image xlink:href="../Images/AРМІЯINFORM/2023-07-07T85-00-00-04-00/dytyachyj-malyunok.jpg" xlink:type="simple" xlink:show="embed" xlink:actuate="onLoad" draw:mime-type="image/jpeg"/>
</draw:frame>
</text:p>
      <text:p text:style-name="P4">
Посольство України в Азербайджані оголосило флешмоб<text:a xlink:type="simple" xlink:href="https://www.facebook.com/hashtag/%D0%BF%D1%96%D0%B4%D1%82%D1%80%D0%B8%D0%BC%D0%B0%D0%B9%D0%B7%D0%B0%D1%85%D0%B8%D1%81%D0%BD%D0%B8%D0%BA%D1%96%D0%B2%D1%83%D0%BA%D1%80%D0%B0%D1%97%D0%BD%D0%B8" text:style-name="Internet_20_link" text:visited-style-name="Visited_20_Internet_20_Link">
#ПідтримайЗахисниківУкраїни</text:a>
.</text:p>
      <text:p text:style-name="P4">
Про це йдеться у<text:a xlink:type="simple" xlink:href="https://www.facebook.com/azerbaijan.mfa.gov.ua/posts/pfbid035FZFqXhE3abiK4knjdUG3tZwBNFCZB257uqrqvTKNzNuUpoz2Y6sJqBeT8uyX62sl" text:style-name="Internet_20_link" text:visited-style-name="Visited_20_Internet_20_Link">
повідомленні</text:a>
Посольства.</text:p>
      <text:p text:style-name="P4">
Метою флешмобу є передача дитячих малюнків українським захисникам на фронт.</text:p>
      <text:p text:style-name="P4">
«Хочемо поділитися частинкою азербайджанського тепла та проявити своюсолідарність і підтримати морально-бойовий дух наших захисників, які невтомнодень і ніч боронять Україну від ворога», — зазначено в повідомленні.</text:p>
      <text:p text:style-name="P4">
Тематика малюнків не обмежується. Творчий підхід — вітається. Організаторипросять на малюнках зобразити усе, чого забажає дитяча душа.</text:p>
      <text:p text:style-name="P4">
Усі охочі можуть передати дитячі малюнки до 12 липня 2023 р. до УкраїнськогоЦентру, розташованого за адресою: Баку, вулиця Хагані, 100С. Дитячі малюнки зтеплими побажаннями та привітаннями у найкоротші терміни будуть направленіукраїнським захисникам.</text:p>
      <text:p text:style-name="P4">
Source: <text:a xlink:type="simple" xlink:href="https://armyinform.com.ua/2023/07/07/ukrayinske-posolstvo-v-azerbajdzhani-organizovuye-fleshmob-dlya-pidtrymky-vijskovosluzhbovcziv/" text:style-name="Internet_20_link" text:visited-style-name="Visited_20_Internet_20_Link">
https://armyinform.com.ua/2023/07/07/ukrayinske-posolstvo-v-azerbajdzhani-organizovuye-fleshmob-dlya-pidtrymky-vijskovosluzhbovcziv/</text:a>
</text:p>
      <!--NEWS-->
      <text:h text:style-name="P10" text:outline-level="1">
<text:span text:style-name="T4">
У Міноборони розповіли про втрати росіян на Мелітопольському та Бердянському напрямках</text:span>
</text:h>
      <text:p text:style-name="P4">
Author: ['АРМІЯINFORM']</text:p>
      <text:p text:style-name="P4">
Time: 2023-07-07T86:00:00-04:00</text:p>
      <text:p text:style-name="P4">
Description: У ворога на Півдні, зокрема на Мелітопольському та Бердянському напрямках, гин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oibzh1478_big.jpg.3a5052b7eb6a7934d7afeb7406464d44.jpg" text:style-name="Internet_20_link" text:visited-style-name="Visited_20_Internet_20_Link">
boibzh1478_big.jpg.3a5052b7eb6a7934d7afeb7406464d44.jpg</text:a>
']</text:p>
      <text:p text:style-name="P4">
Tags: ['ГАННА МАЛЯР', 'ПІВДЕНЬ', 'СИТУАЦІЯ НА ФРОНТІ']</text:p>
      <text:p text:style-name="P4">
Category: News</text:p>
      <!--METADATA-->
      <text:p text:style-name="P4">
<draw:frame draw:style-name="fr1" draw:name="Image320" text:anchor-type="as-char" svg:width="6.9236in" svg:height="3.617581in" draw:z-index="0">
<draw:image xlink:href="../Images/AРМІЯINFORM/2023-07-07T86-00-00-04-00/boibzh1478_big.jpg.3a5052b7eb6a7934d7afeb7406464d44.jpg" xlink:type="simple" xlink:show="embed" xlink:actuate="onLoad" draw:mime-type="image/jpeg"/>
</draw:frame>
</text:p>
      <text:p text:style-name="P4">
У ворога на Півдні, зокрема на Мелітопольському та Бердянському напрямках,гинуть військовослужбовців у 5,3 раза більше ніж в української армії.</text:p>
      <text:p text:style-name="P4">
Про це заступник Міністра оборони України Ганна Маляр<text:a xlink:type="simple" xlink:href="https://t.me/annamaliar/917" text:style-name="Internet_20_link" text:visited-style-name="Visited_20_Internet_20_Link">
повідомила</text:a>
 у своєму телеграмі.</text:p>
      <text:p text:style-name="P4">
«Сили оборони України продовжують наступальні дії на Мелітопольському таБердянському напрямках. Скрізь тривають гарячі бої. Співвідношеннябезповоротних втрат на Півдні — 1 до 5,3. Тобто у ворога на Півдні гинутьвійськовослужбовців у 5,3 рази більше ніж у нас», — йдеться у її дописі.</text:p>
      <text:p text:style-name="P4">
За словами Ганни Маляр, через значні втрати ворога у живій силі на Півднідеякі ворожі підрозділи відмовляються від участі у бойових діях.</text:p>
      <text:p text:style-name="P4">
Вона додала, що українські війська на Півдні закріплюються на досягнутихрубежах, здійснюють заходи контрбатарейної боротьби.</text:p>
      <text:p text:style-name="P4">
«Крім того, наші оборонці фактично перемолочують там зараз техніку таозброєння ворога, знищують склади зброї, вражають місця компактногознаходження російських військових — відчутно зменшуючи таким чином наступальніта оборонні спроможності ворога», — написала Ганна Маляр.</text:p>
      <text:p text:style-name="P4">
Source: <text:a xlink:type="simple" xlink:href="https://armyinform.com.ua/2023/07/07/u-minoborony-rozpovily-pro-vtraty-rosiyan-na-melitopolskomu-ta-berdyanskomu-napryamkah/" text:style-name="Internet_20_link" text:visited-style-name="Visited_20_Internet_20_Link">
https://armyinform.com.ua/2023/07/07/u-minoborony-rozpovily-pro-vtraty-rosiyan-na-melitopolskomu-ta-berdyanskomu-napryamkah/</text:a>
</text:p>
      <!--NEWS-->
      <text:h text:style-name="P10" text:outline-level="1">
<text:span text:style-name="T4">
Вільнюський саміт НАТО зробить Україну сильнішою — Генсек Альянсу</text:span>
</text:h>
      <text:p text:style-name="P4">
Author: ['АРМІЯINFORM']</text:p>
      <text:p text:style-name="P4">
Time: 2023-07-07T87:00:00-04:00</text:p>
      <text:p text:style-name="P4">
Description: Напередодні саміту Північноатлантичного альянсу у Вільнюсі Генеральний секретар Єн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toltenbrg.jpg" text:style-name="Internet_20_link" text:visited-style-name="Visited_20_Internet_20_Link">
stoltenbrg.jpg</text:a>
']</text:p>
      <text:p text:style-name="P4">
Tags: ['ЄНС СТОЛТЕНБЕРГ', 'НАТО', 'ПІДТРИМКА УКРАЇНИ', 'САМІТ НАТО']</text:p>
      <text:p text:style-name="P4">
Category: News</text:p>
      <!--METADATA-->
      <text:p text:style-name="P4">
<draw:frame draw:style-name="fr1" draw:name="Image321" text:anchor-type="as-char" svg:width="6.9236in" svg:height="3.894525in" draw:z-index="0">
<draw:image xlink:href="../Images/AРМІЯINFORM/2023-07-07T87-00-00-04-00/stoltenbrg.jpg" xlink:type="simple" xlink:show="embed" xlink:actuate="onLoad" draw:mime-type="image/jpeg"/>
</draw:frame>
</text:p>
      <text:p text:style-name="P4">
Напередодні саміту Північноатлантичного альянсу у Вільнюсі Генеральнийсекретар Єнс Столтенберг сказав, що зустріч лідерів блоку «надішле чіткеповідомлення: НАТО є єдиним, і агресія росії не окупиться».</text:p>
      <text:p text:style-name="P4">
Про це <text:a xlink:type="simple" xlink:href="https://www.nato.int/cps/en/natohq/news_216936.htm" text:style-name="Internet_20_link" text:visited-style-name="Visited_20_Internet_20_Link">
повідомляє</text:a>
пресслужба НАТО.</text:p>
      <text:p text:style-name="P4">
«Я очікую, що лідери Альянсу погодять пакет із трьох елементів, щоб наблизитиУкраїну до НАТО», — анонсував Єнс Столтенберг.</text:p>
      <text:p text:style-name="P4">
Пакет включатиме багаторічну програму допомоги для забезпечення оперативноїсумісності; покращення політичних зв’язків — участь Президента УкраїниВолодимира Зеленського в <text:a xlink:type="simple" xlink:href="https://armyinform.com.ua/2023/07/06/pivnichnoatlantychnyj-alyans-pryznachyv-datu-pershogo-zasidannya-u-formati-rady-ukrayina-nato/" text:style-name="Internet_20_link" text:visited-style-name="Visited_20_Internet_20_Link">
інавгураційному засіданні нової Ради Україна-НАТО</text:a>
; іпідтвердження того, що Україна стане членом НАТО, з єдністю щодо того, якнаблизити Україну до її мети.</text:p>
      <text:p text:style-name="P4">
Члени Альянсу також зроблять важливі кроки для зміцнення стримування таоборони, ухваливши три нові регіональні оборонні плани для протидії двомголовним загрозам для НАТО: росії та тероризму. Плани будуть підтримуватися300 000 військових у підвищеній готовності, включаючи значну бойову силу вповітрі та на морі.</text:p>
      <text:p text:style-name="P4">
Очікується також, що члени Альянсу схвалять План дій щодо оборонноговиробництва для «сукупного попиту, підвищення потужності та підвищенняоперативної сумісності», а також більш амбіційну обіцянку інвестувати воборону щонайменше 2% валового внутрішнього продукту щорічно.</text:p>
      <text:p text:style-name="P4">
«У Вільнюському саміті також візьмуть участь лідери Австралії, Нової Зеландії,Японії та Південної Кореї, а також Євросоюзу. Це буде перший саміт Фінляндіїяк члена НАТО», — зазначив Генеральний секретар НАТО, додавши, що блок ізнетерпінням чекає якнайшвидшого приєднання Швеції.</text:p>
      <text:p text:style-name="P4">
Після конструктивної зустрічі високопосадовців з Туреччини, Швеції таФінляндії в четвер пан Столтенберг зустрінеться з президентом РеждепомЕрдоганом і прем'єр-міністром Швеції Ульфом Крістерссоном у Вільнюсі 10 липня.</text:p>
      <text:p text:style-name="P4">
Source: <text:a xlink:type="simple" xlink:href="https://armyinform.com.ua/2023/07/07/vilnyuskyj-samit-nato-zrobyt-ukrayinu-sylnishoyu-gensek-alyansu/" text:style-name="Internet_20_link" text:visited-style-name="Visited_20_Internet_20_Link">
https://armyinform.com.ua/2023/07/07/vilnyuskyj-samit-nato-zrobyt-ukrayinu-sylnishoyu-gensek-alyansu/</text:a>
</text:p>
      <!--NEWS-->
      <text:h text:style-name="P10" text:outline-level="1">
<text:span text:style-name="T4">
Сьогодні бути проукраїнським означає бути проєвропейським, а проросійська позиція є протерористичною — Володимир Зеленський</text:span>
</text:h>
      <text:p text:style-name="P4">
Author: ['АРМІЯINFORM']</text:p>
      <text:p text:style-name="P4">
Time: 2023-07-07T88:00:00-04:00</text:p>
      <text:p text:style-name="P4">
Description: Президент України Володимир Зеленський наголошує, що сьогодні мати проукраїнську позиц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9531eee90bb06d3b662fc6a4d0a5412_1688740237_wysiwyg.jpeg" text:style-name="Internet_20_link" text:visited-style-name="Visited_20_Internet_20_Link">
e9531eee90bb06d3b662fc6a4d0a5412_1688740237_wysiwyg.jpeg</text:a>
']</text:p>
      <text:p text:style-name="P4">
Tags: ['ВОЛОДИМИР ЗЕЛЕНСЬКИЙ', 'ПРЕЗИДЕНТ УКРАЇНИ', 'СЛОВАЧЧИНА']</text:p>
      <text:p text:style-name="P4">
Category: News</text:p>
      <!--METADATA-->
      <text:p text:style-name="P4">
<draw:frame draw:style-name="fr1" draw:name="Image322" text:anchor-type="as-char" svg:width="6.9236in" svg:height="4.621503in" draw:z-index="0">
<draw:image xlink:href="../Images/AРМІЯINFORM/2023-07-07T88-00-00-04-00/e9531eee90bb06d3b662fc6a4d0a5412_1688740237_wysiwyg.jpeg" xlink:type="simple" xlink:show="embed" xlink:actuate="onLoad" draw:mime-type="image/jpeg"/>
</draw:frame>
</text:p>
      <text:p text:style-name="P4">
Президент України Володимир Зеленський наголошує, що сьогодні матипроукраїнську позицію означає розділяти демократичні європейські цінності, абути проросійським – це підтримувати воєнну агресію й тероризм.</text:p>
      <text:p text:style-name="P4">
Про це глава держави <text:a xlink:type="simple" xlink:href="https://www.president.gov.ua/news/volodimir-zelenskij-sogodni-buti-proukrayinskim-oznachaye-bu-84165" text:style-name="Internet_20_link" text:visited-style-name="Visited_20_Internet_20_Link">
заявив</text:a>
 під час зустрічі зпредставниками ЗМІ після переговорів із Президентом Словаччини ЗузаноюЧапутовою в Братиславі.</text:p>
      <text:p text:style-name="P4">
«Що значить бути проукраїнським? Це бути проєвропейським. Ви сьогодні уЄвропі, ви є невід’ємною частиною Європи – спокійної, цивілізованої. Що такепроросійські погляди? росіяни є агресорами, які прийшли на чужу землю, вонинас атакували, вбивали й убивають, ґвалтували й катували людей. Як можнадотримуватися таких поглядів? Кожна людина має вибір. Але якщо хтось хочеперевірити, побачити росію на кордонах своєї держави, то скільки коштує такаперевірка?» – зазначив Володимир Зеленський, відповідаючи на запитанняжурналістів.</text:p>
      <text:p text:style-name="P4">
Президент України запропонував людям, які поділяють так звані проросійськіпогляди, уявити підрив гідроелектростанції на території їхньої держави абозахоплення й погрози підриву АЕС, відімкнення третини електрогенерації вкраїні.</text:p>
      <text:p text:style-name="P4">
«Невже комусь подобається ця «російська рулетка»? Що таке проросійськапозиція? Сьогодні це протерористична позиція. І це неправильно», – переконанийвін.</text:p>
      <text:p text:style-name="P4">
Володимир Зеленський також звернув увагу на те, що не бачив, щоб люди зі СШАчи країн Європи переїжджали жити в Росію або пересідали із європейськихавтомобілів на машини радянського зразка.</text:p>
      <text:p text:style-name="P4">
Source: <text:a xlink:type="simple" xlink:href="https://armyinform.com.ua/2023/07/07/sogodni-buty-proukrayinskym-oznachaye-buty-proyevropejskym-a-prorosijska-pozycziya-ye-proterorystychnoyu-volodymyr-zelenskyj/" text:style-name="Internet_20_link" text:visited-style-name="Visited_20_Internet_20_Link">
https://armyinform.com.ua/2023/07/07/sogodni-buty-proukrayinskym-oznachaye-buty-proyevropejskym-a-prorosijska-pozycziya-ye-proterorystychnoyu-volodymyr-zelenskyj/</text:a>
</text:p>
      <!--NEWS-->
      <text:h text:style-name="P10" text:outline-level="1">
<text:span text:style-name="T4">
Лікування, реабілітація, відпустка: хто має право на матдопомогу в 2023 році</text:span>
</text:h>
      <text:p text:style-name="P4">
Author: ['АРМІЯINFORM']</text:p>
      <text:p text:style-name="P4">
Time: 2023-07-07T89:00:00-04:00</text:p>
      <text:p text:style-name="P4">
Description: Наразі чимало захисників і захисниць, котрі зазнали важких поранень або травм, потреб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oto-groshi-scaled.jpg" text:style-name="Internet_20_link" text:visited-style-name="Visited_20_Internet_20_Link">
foto-groshi-scaled.jpg</text:a>
']</text:p>
      <text:p text:style-name="P4">
Tags: ['СОЦЗАХИСТ', 'СОЦІАЛЬНИЙ ЗАХИСТ']</text:p>
      <text:p text:style-name="P4">
Category: News</text:p>
      <!--METADATA-->
      <text:p text:style-name="P4">
<draw:frame draw:style-name="fr1" draw:name="Image323" text:anchor-type="as-char" svg:width="6.9236in" svg:height="4.615733in" draw:z-index="0">
<draw:image xlink:href="../Images/AРМІЯINFORM/2023-07-07T89-00-00-04-00/foto-groshi-scaled.jpg" xlink:type="simple" xlink:show="embed" xlink:actuate="onLoad" draw:mime-type="image/jpeg"/>
</draw:frame>
</text:p>
      <text:p text:style-name="P4">
Наразі чимало захисників і захисниць, котрі зазнали важких поранень або травм,потребують довготривалої реабілітації або відпочинку. Щоб підтримати їх у цейнепростий період, держава запровадила норму щодо виплати їм певноїматеріальної допомоги. Спеціалісти Департаменту соціального забезпеченняМіністерства оборони України надали відповідне роз’яснення про те, якимкатегоріям військовослужбовців і в яких обсягах у 2023 році виплачуєтьсяматеріальна допомога для вирішення соціальних питань:</text:p>
      <text:p text:style-name="P4">
<text:span text:style-name="T5">
«Щодо виплати матеріальної допомоги за безперервне перебування на<text:span text:style-name="T4">
лікуванні, реабілітації або у відпустці для лікування</text:span>
 у зв’язку зхворобою, які пов’язані із захистом Батьківщини (більше ніж 30 днів поспіль),внаслідок травм, захворювань нервової, серцево-судинної систем, опорно-рухового апарату та інших захворювань органів і систем з тяжким перебігом абонаслідками, що потребують проведення багатоетапного хірургічного лікування,протезування втраченої кінцівки (кінцівок), ендопротезування, трансплантаціїорганів, індивідуального догляду, протирецидивного лікування з довготривалимзастосуванням дорогих лікарських засобів.</text:span>
</text:p>
      <text:p text:style-name="P4">
<text:span text:style-name="T5">
Виплата матеріальної допомоги в розмірі <text:span text:style-name="T4">
місячного грошового забезпечення</text:span>
у 2023 році здійснюється за вищезазначеними підставами, пов’язаними<text:span text:style-name="T4">
виключно</text:span>
 із захистом Батьківщини».</text:span>
</text:p>
      <text:p text:style-name="P4">
Раніше, АрміяІnform опублікувала<text:a xlink:type="simple" xlink:href="https://armyinform.com.ua/2023/06/12/yaku-sumu-vyplachuyut-vijskovosluzhbovczyu-v-razi-vstanovlennya-invalidnosti/" text:style-name="Internet_20_link" text:visited-style-name="Visited_20_Internet_20_Link">
роз’яснення</text:a>
 про виплатуматеріальної допомоги у 2023 році військовослужбовцям, які дістали пораненняпри виконанні завдань під час воєнного стану, а також тим, у кого встановленоінвалідність внаслідок поранення.</text:p>
      <text:p text:style-name="P4">
<text:span text:style-name="T5">
Підготував Сергій Лемеха</text:span>
</text:p>
      <text:p text:style-name="P4">
Source: <text:a xlink:type="simple" xlink:href="https://armyinform.com.ua/2023/07/07/likuvannya-reabilitacziya-vidpustka-hto-maye-pravo-na-matdopomogu-v-2023-roczi/" text:style-name="Internet_20_link" text:visited-style-name="Visited_20_Internet_20_Link">
https://armyinform.com.ua/2023/07/07/likuvannya-reabilitacziya-vidpustka-hto-maye-pravo-na-matdopomogu-v-2023-roczi/</text:a>
</text:p>
      <!--NEWS-->
      <text:h text:style-name="P10" text:outline-level="1">
<text:span text:style-name="T4">
Пентагон оголосив про новий пакет допомоги Україні з касетними боєприпасами</text:span>
</text:h>
      <text:p text:style-name="P4">
Authors: Ukrinform (Person)</text:p>
      <text:p text:style-name="P4">
Publisher: Укринформ (Organization)</text:p>
      <text:p text:style-name="P4">
Published Time: 2023-07-07T8:06:00+03:00</text:p>
      <text:p text:style-name="P4">
Modified Time: 2023-07-07T22:06:00+03:00</text:p>
      <text:p text:style-name="P4">
Description: Міністерство оборони США офіційно оголосило про виділення нового пакета військової допомоги Україні загальним обсягом $800 мільйонів. — Укрінформ.</text:p>
      <text:p text:style-name="P4">
Images: ['<text:a xlink:type="simple" xlink:href="https://static.ukrinform.com/photos/2016_07/thumb_files/630_360_1467320804-6747.jpg" text:style-name="Internet_20_link" text:visited-style-name="Visited_20_Internet_20_Link">
630_360_14673...</text:a>
']</text:p>
      <text:p text:style-name="P4">
Tags: ['Пентагон', 'США', 'Зброя', 'Боєприпаси', 'Війна з Росією']</text:p>
      <text:p text:style-name="P4">
Type: Article</text:p>
      <!--METADATA-->
      <text:p text:style-name="P4">
<draw:frame draw:style-name="fr1" draw:name="Image324" text:anchor-type="as-char" svg:width="6.9236in" svg:height="3.956343in" draw:z-index="0">
<draw:image xlink:href="../Images/yкринформ/2023-07-07T8-06-00-03-00/630_360_1467320804-6747.jpg" xlink:type="simple" xlink:show="embed" xlink:actuate="onLoad" draw:mime-type="image/jpeg"/>
</draw:frame>
Міністерство оборони США офіційно оголосило про виділення нового пакетавійськової допомоги Україні загальним обсягом $800 мільйонів.</text:p>
      <text:p text:style-name="P4">
З відповідною заявою виступив у п’ятницю заступник міністра оборони США зполітичних питань Колін Кол, передає власний кореспондент Укрінформу.</text:p>
      <text:p text:style-name="P4">
Пакет містить касетні боєприпаси, а також інші види озброєнь та амуніції дляЗСУ.</text:p>
      <text:p text:style-name="P4">
«Сьогодні США продовжують демонструвати свою незмінну відданість Україні йоголошують про нове виділення військової допомоги, щоб забезпечити ЗСУдодатковими боєприпасами, зброєю та обладнанням, необхідним для захисту їхньоїкраїни», - заявив представник Пентагону.</text:p>
      <text:p text:style-name="P4">
<text:span text:style-name="T4">
Читайте також:</text:span>
 <text:a xlink:type="simple" xlink:href="https://www.ukrinform.ua/rubric-ato/3726566-u-pentagoni-vvazaut-so-kasetni-snaradi-buli-b-efektivnimi-dla-znisenna-vijsk-rf.html" text:style-name="Internet_20_link" text:visited-style-name="Visited_20_Internet_20_Link">
 У Пентагоні вважають, що <text:span text:style-name="T4">
касетні</text:span>
 снаряди були бефективними для знищення військ РФ </text:a>
</text:p>
      <text:p text:style-name="P4">
Він підкреслив, що допомога виділяється за повноваженнями президента США(Presidential Drawdown), тобто озброєння не закуповуватимуться у виробників, апоставлятимуться негайно зі складів Пентагону.</text:p>
      <text:p text:style-name="P4">
«Деякі з можливостей у сьогоднішньому пакеті вартістю $800 мільйонів включаютьартилерійські снаряди калібру 155 мм, у тому числі DPICMs (касетні боєприпасиамериканського виробництва – ред.) та артилерійські снаряди калібру 105міліметрів», - зазначив він.</text:p>
      <text:p text:style-name="P4">
<text:span text:style-name="T4">
Читайте також:</text:span>
 <text:a xlink:type="simple" xlink:href="https://www.ukrinform.ua/rubric-ato/3732875-kraini-nato-okremo-mozut-virisuvati-ci-davati-ukraini-kasetni-boepripasi-stoltenberg.html" text:style-name="Internet_20_link" text:visited-style-name="Visited_20_Internet_20_Link">
 Країни НАТО окремо можуть вирішувати, чи давати Україні<text:span text:style-name="T4">
касетні</text:span>
 боєприпаси - Столтенберг </text:a>
</text:p>
      <text:p text:style-name="P4">
Крім того, в новий транш допомоги увійдуть додаткові <text:a xlink:type="simple" xlink:href="https://www.ukrinform.ua/tag-raketa" text:style-name="Internet_20_link" text:visited-style-name="Visited_20_Internet_20_Link">
 ракети</text:a>
 для ЗРК Patriot та HIMARS, високоточніавіабомби, а також БМП Bradley та БТР Stryker. Новий пакет включатиме йпідривні боєприпаси та системи для подолання перешкод, а також різнізапчастини та обладнання.</text:p>
      <text:p text:style-name="P4">
Як повідомлялося, загалом США виділили Україні понад $41,3 мільярда військовоїдопомоги від початку повномасштабного вторгнення Росії 24 лютого 2022 року.</text:p>
      <text:p text:style-name="P4">
Source: <text:a xlink:type="simple" xlink:href="https://www.ukrinform.ua/rubric-ato/3732977-pentagon-ogolosiv-pro-novij-paket-dopomogi-ukraini-z-kasetnimi-boepripasami.html" text:style-name="Internet_20_link" text:visited-style-name="Visited_20_Internet_20_Link">
https://www.ukrinform.ua/rubric-ato/3732977-pentagon-ogolosiv-pro-novij-paket-dopomogi-ukraini-z-kasetnimi-boepripasami.html</text:a>
</text:p>
      <!--NEWS-->
      <text:h text:style-name="P10" text:outline-level="1">
<text:span text:style-name="T4">
Наша арта знищила пункт управління, сім артзасобів та станцію РЕБ рашистів</text:span>
</text:h>
      <text:p text:style-name="P4">
Author: ['АРМІЯINFORM']</text:p>
      <text:p text:style-name="P4">
Time: 2023-07-07T90:00:00-04:00</text:p>
      <text:p text:style-name="P4">
Description: Підрозділи ракетних військ і артилерії протягом доби уразили пункт управління, 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ip-2.jpg" text:style-name="Internet_20_link" text:visited-style-name="Visited_20_Internet_20_Link">
oip-2.jpg</text:a>
']</text:p>
      <text:p text:style-name="P4">
Tags: ['АРТИЛЕРІЯ', 'ГЕНШТАБ ЗС УКРАЇНИ', 'ОПЕРАТИВНА ОБСТАНОВКА', 'РАКЕТНІ ВІЙСЬКА']</text:p>
      <text:p text:style-name="P4">
Category: News</text:p>
      <!--METADATA-->
      <text:p text:style-name="P4">
<draw:frame draw:style-name="fr1" draw:name="Image325" text:anchor-type="as-char" svg:width="6.9236in" svg:height="4.425846in" draw:z-index="0">
<draw:image xlink:href="../Images/AРМІЯINFORM/2023-07-07T90-00-00-04-00/oip-2.jpg" xlink:type="simple" xlink:show="embed" xlink:actuate="onLoad" draw:mime-type="image/jpeg"/>
</draw:frame>
</text:p>
      <text:p text:style-name="P4">
Підрозділи ракетних військ і артилерії протягом доби уразили пункт управління,7 артилерійських засобів на вогневих позиціях та станцію радіоелектронноїборотьби противника.</text:p>
      <text:p text:style-name="P4">
Про це<text:a xlink:type="simple" xlink:href="https://www.facebook.com/GeneralStaff.ua/posts/pfbid02iWiZ4agapeUsmhLqrghqA1MNvWaaj4PszwqKmoLZxopumnANxKpYHyqyPitY4aS2l" text:style-name="Internet_20_link" text:visited-style-name="Visited_20_Internet_20_Link">
йдеться</text:a>
в оперативній інформації Генерального штабу ЗСУ у фейсбуці.</text:p>
      <text:p text:style-name="P4">
Крім того, авіація Сил оборони за добу завдала 6 ударів по районахзосередження особового складу противника, 2 — по його ЗРК та 1 — по пунктууправління.</text:p>
      <text:p text:style-name="P4">
Також наші захисники знищили два розвідувальних БПЛА оперативно-тактичногорівня.</text:p>
      <text:p text:style-name="P4">
Source: <text:a xlink:type="simple" xlink:href="https://armyinform.com.ua/2023/07/07/nasha-arta-znyshhyla-punkt-upravlinnya-sim-artzasobiv-ta-stancziyu-reb-rashystiv/" text:style-name="Internet_20_link" text:visited-style-name="Visited_20_Internet_20_Link">
https://armyinform.com.ua/2023/07/07/nasha-arta-znyshhyla-punkt-upravlinnya-sim-artzasobiv-ta-stancziyu-reb-rashystiv/</text:a>
</text:p>
      <!--NEWS-->
      <text:h text:style-name="P10" text:outline-level="1">
<text:span text:style-name="T4">
Україна та Словаччина підписали контракт на виробництво САУ Zuzana 2</text:span>
</text:h>
      <text:p text:style-name="P4">
Author: ['АРМІЯINFORM']</text:p>
      <text:p text:style-name="P4">
Time: 2023-07-07T91:00:00-04:00</text:p>
      <text:p text:style-name="P4">
Description: Словаччина виготовить самохідні артилерійські установки Zuzana 2 для України. Контрак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6a4bc1ee782226b46b0c1b5ffe81cbd_1688733034_extra_large.jpeg" text:style-name="Internet_20_link" text:visited-style-name="Visited_20_Internet_20_Link">
66a4bc1ee782226b46b0c1b5ffe81cbd_1688733034_extra_large.jpeg</text:a>
', '<text:a xlink:type="simple" xlink:href="https://armyinform.com.ua/wp-content/uploads/2023/07/1-15-1536x1132-1.jpg" text:style-name="Internet_20_link" text:visited-style-name="Visited_20_Internet_20_Link">
1-15-1536x1132-1.jpg</text:a>
']</text:p>
      <text:p text:style-name="P4">
Tags: ['ВИРОБНИЦТВО', 'ВІЙНА', 'ЗБРОЯ ДЛЯ УКРАЇНИ', 'КОНТРАКТ', 'САУ ZUZANA 2', 'СЛОВАЧЧИНА']</text:p>
      <text:p text:style-name="P4">
Category: News</text:p>
      <!--METADATA-->
      <text:p text:style-name="P4">
<draw:frame draw:style-name="fr1" draw:name="Image326" text:anchor-type="as-char" svg:width="6.9236in" svg:height="4.617948in" draw:z-index="0">
<draw:image xlink:href="../Images/AРМІЯINFORM/2023-07-07T91-00-00-04-00/66a4bc1ee782226b46b0c1b5ffe81cbd_1688733034_extra_large.jpeg" xlink:type="simple" xlink:show="embed" xlink:actuate="onLoad" draw:mime-type="image/jpeg"/>
</draw:frame>
</text:p>
      <text:p text:style-name="P4">
Словаччина виготовить самохідні артилерійські установки <text:a xlink:type="simple" xlink:href="https://armyinform.com.ua/2022/06/04/zuzana-2-shho-vidomo-pro-suchasni-slovaczki-sau/" text:style-name="Internet_20_link" text:visited-style-name="Visited_20_Internet_20_Link">
Zuzana2</text:a>
 для України. Контракт між країнами вже затверджено.</text:p>
      <text:p text:style-name="P4">
Про це <text:a xlink:type="simple" xlink:href="https://www.youtube.com/live/Q4MkwAV7mDg" text:style-name="Internet_20_link" text:visited-style-name="Visited_20_Internet_20_Link">
заявив</text:a>
Президент України Володимир Зеленський під час пресконференції з президентомСловаччини Зузаною Чапутовою.</text:p>
      <text:p text:style-name="P4">
«Напередодні підписано контракт на виробництво 16 самохідних гаубиць Zuzana-2.Звичайно, ми працюємо й задля інших спільних виробництв: виробництва снарядів,гармат… Тобто кроки вперед, і це більше безпеки, і більше робочих місць», –зазначив глава української держави.</text:p>
      <text:p text:style-name="P4">
Президент також висловив подяку за оборонну підтримку, яку Словаччина надаланашій країні за місяці широкомасштабної війни.</text:p>
      <text:p text:style-name="P4">
Раніше АрміяInform<text:a xlink:type="simple" xlink:href="https://armyinform.com.ua/2022/06/04/zuzana-2-shho-vidomo-pro-suchasni-slovaczki-sau/" text:style-name="Internet_20_link" text:visited-style-name="Visited_20_Internet_20_Link">
повідомляла</text:a>
, що у перспективі самохідки зі Словаччини можутьстати гарним доповненням до парку вітчизняної артилерії 155-мм калібру, що вжеуспішно застосовують на передовій, зокрема: М777, M109, FH70 та CAESAR.</text:p>
      <text:p text:style-name="P4">
<draw:frame draw:style-name="fr1" draw:name="Image327" text:anchor-type="as-char" svg:width="6.9236in" svg:height="5.100385in" draw:z-index="0">
<draw:image xlink:href="../Images/AРМІЯINFORM/2023-07-07T91-00-00-04-00/1-15-1536x1132-1.jpg" xlink:type="simple" xlink:show="embed" xlink:actuate="onLoad" draw:mime-type="image/jpeg"/>
</draw:frame>
</text:p>
      <text:p text:style-name="P4">
Source: <text:a xlink:type="simple" xlink:href="https://armyinform.com.ua/2023/07/07/ukrayina-ta-slovachchyna-pidpysaly-kontrakt-na-vyrobnycztvo-sau-zuzana-2/" text:style-name="Internet_20_link" text:visited-style-name="Visited_20_Internet_20_Link">
https://armyinform.com.ua/2023/07/07/ukrayina-ta-slovachchyna-pidpysaly-kontrakt-na-vyrobnycztvo-sau-zuzana-2/</text:a>
</text:p>
      <!--NEWS-->
      <text:h text:style-name="P10" text:outline-level="1">
<text:span text:style-name="T4">
Теракт в Оленівці: Україні вдалося повернути тіла українських захисників</text:span>
</text:h>
      <text:p text:style-name="P4">
Author: ['АРМІЯINFORM']</text:p>
      <text:p text:style-name="P4">
Time: 2023-07-07T92:00:00-04:00</text:p>
      <text:p text:style-name="P4">
Description: Україна повернула тіла захисників, які загинули внаслідок теракту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78336712126353634_y.jpg" text:style-name="Internet_20_link" text:visited-style-name="Visited_20_Internet_20_Link">
photo_5278336712126353634_y.jpg</text:a>
']</text:p>
      <text:p text:style-name="P4">
Tags: ['ВБИВСТВО В ОЛЕНІВЦІ', 'ДМИТРО ЛУБІНЕЦЬ', 'МКЧХ']</text:p>
      <text:p text:style-name="P4">
Category: News</text:p>
      <!--METADATA-->
      <text:p text:style-name="P4">
<draw:frame draw:style-name="fr1" draw:name="Image328" text:anchor-type="as-char" svg:width="6.9236in" svg:height="5.106155in" draw:z-index="0">
<draw:image xlink:href="../Images/AРМІЯINFORM/2023-07-07T92-00-00-04-00/photo_5278336712126353634_y.jpg" xlink:type="simple" xlink:show="embed" xlink:actuate="onLoad" draw:mime-type="image/jpeg"/>
</draw:frame>
</text:p>
      <text:p text:style-name="P4">
Україна повернула тіла захисників, які загинули внаслідок теракту російськихокупантів у селищі Оленівка Донецької області.</text:p>
      <text:p text:style-name="P4">
Про це <text:a xlink:type="simple" xlink:href="https://t.me/dmytro_lubinetzs/2909" text:style-name="Internet_20_link" text:visited-style-name="Visited_20_Internet_20_Link">
повідомляє</text:a>
 УповноваженийВерховної ради України з прав людини Дмитра Лубінця у телеграмі.</text:p>
      <text:p text:style-name="P4">
«Україні вдалося повернути тіла українських захисників (загиблих під частеракту в Оленівці — <text:span text:style-name="T5">
Ред</text:span>
.). Більшість з них ідентифіковані», — написавомбудсмен.</text:p>
      <text:p text:style-name="P4">
Він додав, що всі загиблі мали офіційний статус військовополонених, і вонибули верифіковані Міжнародним комітетом Червоного Хреста.</text:p>
      <text:p text:style-name="P4">
Source: <text:a xlink:type="simple" xlink:href="https://armyinform.com.ua/2023/07/07/terakt-v-olenivczi-ukrayini-vdalosya-povernuty-tila-ukrayinskyh-zahysnykiv/" text:style-name="Internet_20_link" text:visited-style-name="Visited_20_Internet_20_Link">
https://armyinform.com.ua/2023/07/07/terakt-v-olenivczi-ukrayini-vdalosya-povernuty-tila-ukrayinskyh-zahysnykiv/</text:a>
</text:p>
      <!--NEWS-->
      <text:h text:style-name="P10" text:outline-level="1">
<text:span text:style-name="T4">
Над Ізюмом замайоріли прапори ДШВ та Січеславської бригади</text:span>
</text:h>
      <text:p text:style-name="P4">
Author: ['Олексій Мазепа']</text:p>
      <text:p text:style-name="P4">
Time: 2023-07-07T93:00:00-04:00</text:p>
      <text:p text:style-name="P4">
Description: Сьогодні воїни-десантники встановили на околицях Ізюма флагштоки, на яких майорітиму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10.jpg" text:style-name="Internet_20_link" text:visited-style-name="Visited_20_Internet_20_Link">
golovna-10.jpg</text:a>
', '<text:a xlink:type="simple" xlink:href="https://armyinform.com.ua/wp-content/uploads/2023/07/1-13-150x150.jpg" text:style-name="Internet_20_link" text:visited-style-name="Visited_20_Internet_20_Link">
1-13-150x150.jpg</text:a>
', '<text:a xlink:type="simple" xlink:href="https://armyinform.com.ua/wp-content/uploads/2023/07/2-12-150x150.jpg" text:style-name="Internet_20_link" text:visited-style-name="Visited_20_Internet_20_Link">
2-12-150x150.jpg</text:a>
', '<text:a xlink:type="simple" xlink:href="https://armyinform.com.ua/wp-content/uploads/2023/07/3-13.jpg" text:style-name="Internet_20_link" text:visited-style-name="Visited_20_Internet_20_Link">
3-13.jpg</text:a>
']</text:p>
      <text:p text:style-name="P4">
Tags: ['STOPRUSSIA', 'АГРЕСІЯ РФ', 'ВТОРГНЕННЯ РФ']</text:p>
      <text:p text:style-name="P4">
Category: News</text:p>
      <!--METADATA-->
      <text:p text:style-name="P4">
<draw:frame draw:style-name="fr1" draw:name="Image329" text:anchor-type="as-char" svg:width="6.9236in" svg:height="4.615733in" draw:z-index="0">
<draw:image xlink:href="../Images/AРМІЯINFORM/2023-07-07T93-00-00-04-00/golovna-10.jpg" xlink:type="simple" xlink:show="embed" xlink:actuate="onLoad" draw:mime-type="image/jpeg"/>
</draw:frame>
</text:p>
      <text:p text:style-name="P4">
Сьогодні воїни-десантники встановили на околицях Ізюма флагштоки, на якихмайорітимуть прапори України, Десантно-штурмових військ ЗС України та окремоїповітрянодесантної Січеславської бригади.</text:p>
      <text:p text:style-name="P4">
<text:a xlink:type="simple" xlink:href="https://armyinform.com.ua/wp-content/uploads/2023/07/1-13.jpg" text:style-name="Internet_20_link" text:visited-style-name="Visited_20_Internet_20_Link">
<draw:frame draw:style-name="fr1" draw:name="Image330" text:anchor-type="as-char" svg:width="6.9236in" svg:height="6.9236in" draw:z-index="0">
<draw:image xlink:href="../Images/AРМІЯINFORM/2023-07-07T93-00-00-04-00/1-13-150x150.jpg" xlink:type="simple" xlink:show="embed" xlink:actuate="onLoad" draw:mime-type="image/jpeg"/>
</draw:frame>
</text:a>
</text:p>
      <text:p text:style-name="P4">
<text:a xlink:type="simple" xlink:href="https://armyinform.com.ua/wp-content/uploads/2023/07/2-12.jpg" text:style-name="Internet_20_link" text:visited-style-name="Visited_20_Internet_20_Link">
<draw:frame draw:style-name="fr1" draw:name="Image331" text:anchor-type="as-char" svg:width="6.9236in" svg:height="6.9236in" draw:z-index="0">
<draw:image xlink:href="../Images/AРМІЯINFORM/2023-07-07T93-00-00-04-00/2-12-150x150.jpg" xlink:type="simple" xlink:show="embed" xlink:actuate="onLoad" draw:mime-type="image/jpeg"/>
</draw:frame>
</text:a>
</text:p>
      <text:p text:style-name="P4">
Захід відбувся з метою увіковічення подвигу наших десантників, які у 2022 роцістрімким проривом звільнювали окуповані території Харківщини та одними зперших увійшли у місто Ізюм. Ця блискавична операція одна зі славних перемог,яка увійшла в новітню історію нашою незламної країни!</text:p>
      <text:p text:style-name="P4">
<draw:frame draw:style-name="fr1" draw:name="Image332" text:anchor-type="as-char" svg:width="6.9236in" svg:height="4.615733in" draw:z-index="0">
<draw:image xlink:href="../Images/AРМІЯINFORM/2023-07-07T93-00-00-04-00/3-13.jpg" xlink:type="simple" xlink:show="embed" xlink:actuate="onLoad" draw:mime-type="image/jpeg"/>
</draw:frame>
</text:p>
      <text:p text:style-name="P4">
— Я пам’ятаю, як нас зустрічали люди на вулицях Ізюма. Нам дарували квіти такожен намагався чимось пригостити. А ще нам дуже дякували за звільнення відрашистів, — розповідає учасник тих подій молодший сержант Сашко. — Я вірю, щонезабаром ми так само звільнимо й мій рідний Мелітополь.</text:p>
      <text:p text:style-name="P4">
Операція зі звільнення Слобожанщини стала яскравим доказом рішучості,сміливості та героїзму українського десанту.</text:p>
      <text:p text:style-name="P4">
— Головне — щоб ми та наші нащадки пам’ятали й не забували подвиги героїв, щозахищали Україну та звільняли її від російської орди, — наголосив заступниккомандира окремої повітрянодесантної Січеславської бригади підполковник ВікторГатенюк.</text:p>
      <text:p text:style-name="P4">
<text:span text:style-name="T5">
Фото автора</text:span>
</text:p>
      <text:p text:style-name="P4">
<text:span text:style-name="T5">
Відео Ольга Вікарчук</text:span>
</text:p>
      <text:p text:style-name="P4">
Source: <text:a xlink:type="simple" xlink:href="https://armyinform.com.ua/2023/07/07/nad-izyumom-zamajorily-prapory-dshv-ta-sicheslavskoyi-brygady/" text:style-name="Internet_20_link" text:visited-style-name="Visited_20_Internet_20_Link">
https://armyinform.com.ua/2023/07/07/nad-izyumom-zamajorily-prapory-dshv-ta-sicheslavskoyi-brygady/</text:a>
</text:p>
      <!--NEWS-->
      <text:h text:style-name="P10" text:outline-level="1">
<text:span text:style-name="T4">
Руслан Стефанчук обговорив з президенткою Бундестагу вступ України до НАТО та ЄС</text:span>
</text:h>
      <text:p text:style-name="P4">
Author: ['АРМІЯINFORM']</text:p>
      <text:p text:style-name="P4">
Time: 2023-07-07T94:00:00-04:00</text:p>
      <text:p text:style-name="P4">
Description: Голова Верховної Ради України Руслан Стефанчук провів розмову з Президенткою Бундестаг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357842_671172238382162_7266900640102533240_n.jpg" text:style-name="Internet_20_link" text:visited-style-name="Visited_20_Internet_20_Link">
358357842_671172238382162_7266900640102533240_n.jpg</text:a>
']</text:p>
      <text:p text:style-name="P4">
Tags: ['ВСТУП УКРАЇНИ ДО ЄС', 'ВСТУП УКРАЇНИ ДО НАТО', 'РУСЛАН СТЕФАНЧУК']</text:p>
      <text:p text:style-name="P4">
Category: News</text:p>
      <!--METADATA-->
      <text:p text:style-name="P4">
<draw:frame draw:style-name="fr1" draw:name="Image333" text:anchor-type="as-char" svg:width="6.9236in" svg:height="4.617987in" draw:z-index="0">
<draw:image xlink:href="../Images/AРМІЯINFORM/2023-07-07T94-00-00-04-00/358357842_671172238382162_7266900640102533240_n.jpg" xlink:type="simple" xlink:show="embed" xlink:actuate="onLoad" draw:mime-type="image/jpeg"/>
</draw:frame>
</text:p>
      <text:p text:style-name="P4">
Голова Верховної Ради України Руслан Стефанчук провів розмову з ПрезиденткоюБундестагу Бербель Бас та обговорив євроатлантичну інтеграцію України.</text:p>
      <text:p text:style-name="P4">
Про це<text:a xlink:type="simple" xlink:href="https://www.facebook.com/verkhovna.rada.ukraine/posts/pfbid0UBJTEtnWaRh1nwsZH5eJMob8axKk1pGvJ1BF1f8GEoqH15rzWWn2EDjWaRZ6NLMXl" text:style-name="Internet_20_link" text:visited-style-name="Visited_20_Internet_20_Link">
повідомляє</text:a>
Верховна Рада України.</text:p>
      <text:p text:style-name="P4">
«Вступ України до НАТО — єдина ефективна гарантія безпеки. Не лише дляУкраїни, але й для Європи. На цьому наголосив під час розмови у форматівідеоконференції із Президенткою Бундестагу Бербель Бас. І саме Вільнюськийсаміт має бути використаний для формування спільного бачення Альянсоммодальностей та чітко визначених часових рамок вступу України до НАТО», —йдеться у повідомленні.</text:p>
      <text:p text:style-name="P4">
Крім того, сторони обговорили постачання зброї для України, зокрема засобиППО, та шлях України в ЄС.</text:p>
      <text:p text:style-name="P4">
«Ціную, що у проміжному звіті Єврокомісії зазначено про значний прогресУкраїни в реформах, проведених у складних умовах війни, а також визначеноконкретні напрями подальших зусиль. Сподіваюся, що політична єдність країн-членів ЄС дозволить ухвалити важливе позитивне рішення щодо початкупереговорів із Україною про вступ в ЄС до кінця 2023 року», — наголосив РусланСтефанчук.</text:p>
      <text:p text:style-name="P4">
Source: <text:a xlink:type="simple" xlink:href="https://armyinform.com.ua/2023/07/07/ruslan-stefanchuk-obgovoryv-z-prezydentkoyu-bundestagu-vstup-ukrayiny-do-nato-ta-yes/" text:style-name="Internet_20_link" text:visited-style-name="Visited_20_Internet_20_Link">
https://armyinform.com.ua/2023/07/07/ruslan-stefanchuk-obgovoryv-z-prezydentkoyu-bundestagu-vstup-ukrayiny-do-nato-ta-yes/</text:a>
</text:p>
      <!--NEWS-->
      <text:h text:style-name="P10" text:outline-level="1">
<text:span text:style-name="T4">
Серед військових рф зростає кількість відмов від участі у бойових діях</text:span>
</text:h>
      <text:p text:style-name="P4">
Author: ['АРМІЯINFORM']</text:p>
      <text:p text:style-name="P4">
Time: 2023-07-07T95:00:00-04:00</text:p>
      <text:p text:style-name="P4">
Description: На тлі успішних бойових дій Сил оборони України та через значні втрати противника в жив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ip-1.jpg" text:style-name="Internet_20_link" text:visited-style-name="Visited_20_Internet_20_Link">
oip-1.jpg</text:a>
']</text:p>
      <text:p text:style-name="P4">
Tags: ['ГЕНШТАБ ЗС УКРАЇНИ', 'ОПЕРАТИВНА ОБСТАНОВКА']</text:p>
      <text:p text:style-name="P4">
Category: News</text:p>
      <!--METADATA-->
      <text:p text:style-name="P4">
<draw:frame draw:style-name="fr1" draw:name="Image334" text:anchor-type="as-char" svg:width="6.9236in" svg:height="4.323598in" draw:z-index="0">
<draw:image xlink:href="../Images/AРМІЯINFORM/2023-07-07T95-00-00-04-00/oip-1.jpg" xlink:type="simple" xlink:show="embed" xlink:actuate="onLoad" draw:mime-type="image/jpeg"/>
</draw:frame>
</text:p>
      <text:p text:style-name="P4">
На тлі успішних бойових дій Сил оборони України та через значні втратипротивника в живій силі, в підрозділах російських окупаційних військзбільшилась кількість відмов від участі у бойових діях.</text:p>
      <text:p text:style-name="P4">
Про це<text:a xlink:type="simple" xlink:href="https://www.facebook.com/GeneralStaff.ua/posts/pfbid02iWiZ4agapeUsmhLqrghqA1MNvWaaj4PszwqKmoLZxopumnANxKpYHyqyPitY4aS2l" text:style-name="Internet_20_link" text:visited-style-name="Visited_20_Internet_20_Link">
йдеться</text:a>
в оперативній інформації Генерального штабу ЗСУ у фейсбуці.</text:p>
      <text:p text:style-name="P4">
«Так, в районі населеного пункту Розівка Запорізької області, майже 20російських військових відмовились виконувати бойові завдання на передовихпозиціях», — йдеться у повідомленні.</text:p>
      <text:p text:style-name="P4">
У Генштабі ЗСУ додали, що після цього «відмовників» взяли під варту таперемістили до будівлі розівського районного суду.</text:p>
      <text:p text:style-name="P4">
Source: <text:a xlink:type="simple" xlink:href="https://armyinform.com.ua/2023/07/07/sered-vijskovyh-rf-zrostaye-kilkist-vidmov-vid-uchasti-u-bojovyh-diyah/" text:style-name="Internet_20_link" text:visited-style-name="Visited_20_Internet_20_Link">
https://armyinform.com.ua/2023/07/07/sered-vijskovyh-rf-zrostaye-kilkist-vidmov-vid-uchasti-u-bojovyh-diyah/</text:a>
</text:p>
      <!--NEWS-->
      <text:h text:style-name="P10" text:outline-level="1">
<text:span text:style-name="T4">
Володимир Зеленський зустрівся із Реджепом Ердоганом у Туреччині</text:span>
</text:h>
      <text:p text:style-name="P4">
Author: ['АРМІЯINFORM']</text:p>
      <text:p text:style-name="P4">
Time: 2023-07-07T96:00:00-04:00</text:p>
      <text:p text:style-name="P4">
Description: Президент України Володимир Зеленський зустрівся у Туреччині з президентом 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88758028-881.jpg" text:style-name="Internet_20_link" text:visited-style-name="Visited_20_Internet_20_Link">
630_360_1688758028-881.jpg</text:a>
']</text:p>
      <text:p text:style-name="P4">
Tags: ['ВОЛОДИМИР ЗЕЛЕНСЬКИЙ', 'ПРЕЗИДЕНТ УКРАЇНИ', 'РЕДЖЕП ТАЇП ЕРДОГАН']</text:p>
      <text:p text:style-name="P4">
Category: News</text:p>
      <!--METADATA-->
      <text:p text:style-name="P4">
<draw:frame draw:style-name="fr1" draw:name="Image335" text:anchor-type="as-char" svg:width="6.9236in" svg:height="3.956343in" draw:z-index="0">
<draw:image xlink:href="../Images/AРМІЯINFORM/2023-07-07T96-00-00-04-00/630_360_1688758028-881.jpg" xlink:type="simple" xlink:show="embed" xlink:actuate="onLoad" draw:mime-type="image/jpeg"/>
</draw:frame>
</text:p>
      <text:p text:style-name="P4">
Президент України Володимир Зеленський зустрівся у Туреччині з президентомкраїни Реджепом Таїпом Ердоганом.</text:p>
      <text:p text:style-name="P4">
Про це глава держави <text:a xlink:type="simple" xlink:href="https://t.me/V_Zelenskiy_official/6894" text:style-name="Internet_20_link" text:visited-style-name="Visited_20_Internet_20_Link">
написав</text:a>
 усвоєму телеграмі.</text:p>
      <text:p text:style-name="P4">
«Дуже важливі переговори. Безпека – і в нашому Чорноморському регіоні, ізагалом в Європі. Вдячний за підтримку територіальної цілісності тасуверенітету України. Формула миру. Захист наших країн, наших людей та нашихінтересів. Увага саміту у Вільнюсі, що готується», — йдеться у повідомленні.</text:p>
      <text:p text:style-name="P4">
Окремо лідери обговорять захист і розвиток Чорноморської зернової ініціативита подальші зусилля заради продовольчої безпеки.</text:p>
      <text:p text:style-name="P4">
«Світ має бути захищений від будь-якого терору», — зазначив Президент України.</text:p>
      <text:p text:style-name="P4">
Source: <text:a xlink:type="simple" xlink:href="https://armyinform.com.ua/2023/07/07/volodymyr-zelenskyj-zustrivsya-iz-redzhepom-erdoganom-u-turechchyni/" text:style-name="Internet_20_link" text:visited-style-name="Visited_20_Internet_20_Link">
https://armyinform.com.ua/2023/07/07/volodymyr-zelenskyj-zustrivsya-iz-redzhepom-erdoganom-u-turechchyni/</text:a>
</text:p>
      <!--NEWS-->
      <text:h text:style-name="P10" text:outline-level="1">
<text:span text:style-name="T4">
США оголосили про новий пакет військової допомоги для України, до якого, зокрема, увійшли касетні боєприпаси</text:span>
</text:h>
      <text:p text:style-name="P4">
Author: ['АРМІЯINFORM']</text:p>
      <text:p text:style-name="P4">
Time: 2023-07-07T97:00:00-04:00</text:p>
      <text:p text:style-name="P4">
Description: Сьогодні Міністерство оборони США оголосило про додаткову безпекову допомогу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12256634-724.jpg" text:style-name="Internet_20_link" text:visited-style-name="Visited_20_Internet_20_Link">
630_360_1612256634-724.jpg</text:a>
']</text:p>
      <text:p text:style-name="P4">
Tags: ['БІЛИЙ ДІМ', 'ВІЙСЬКОВА ДОПОМОГА УКРАЇНІ', 'ДОПОМОГА ПАРТНЕРІВ', 'СВІТ ПІДТРИМУЄ УКРАЇНУ']</text:p>
      <text:p text:style-name="P4">
Category: News</text:p>
      <!--METADATA-->
      <text:p text:style-name="P4">
<draw:frame draw:style-name="fr1" draw:name="Image336" text:anchor-type="as-char" svg:width="6.9236in" svg:height="3.956343in" draw:z-index="0">
<draw:image xlink:href="../Images/AРМІЯINFORM/2023-07-07T97-00-00-04-00/630_360_1612256634-724.jpg" xlink:type="simple" xlink:show="embed" xlink:actuate="onLoad" draw:mime-type="image/jpeg"/>
</draw:frame>
</text:p>
      <text:p text:style-name="P4">
Сьогодні Міністерство оборони США оголосило про додаткову безпекову допомогудля задоволення критичних потреб безпеки та оборони України.</text:p>
      <text:p text:style-name="P4">
Про це<text:a xlink:type="simple" xlink:href="https://www.defense.gov/News/Releases/Release/Article/3451570/biden-administration-announces-additional-security-assistance-for-ukraine/" text:style-name="Internet_20_link" text:visited-style-name="Visited_20_Internet_20_Link">
йдеться</text:a>
 на сайтіБілого дому.</text:p>
      <text:p text:style-name="P4">
Цей пакет передбачає додаткові артилерійські системи та боєприпаси, зокремависокоефективні касетні боєприпаси подвійного призначення (DPICM), щодо якихАдміністрація провела широкі консультації з Конгресом та нашими союзниками іпартнерами. До нього також входять додаткові боєприпаси протиповітряноїоборони, бронетехніка та інше обладнання, яке допоможе Україні захистити свійнарод і протистояти триваючій загарбницькій війні росії.</text:p>
      <text:p text:style-name="P4">
Можливості цього пакету також включають:</text:p>
      <ul>
        <li>
додаткові боєприпаси для систем ППО Patriot;  * ракети AIM-7 для протиповітряної оборони;  * зенітні комплекси Stinger;  * додаткові боєприпаси для високомобільних артилерійських ракетних систем (HIMARS);  * 155-мм гаубиця;  * 155-мм артилерійські снаряди, включаючи DPICM, та 105-мм артилерійські снаряди;  * бойові машини піхоти Bradley;  * бронетранспортери Stryker;  * обладнання для розмінування;  * ракети з трубним запуском, оптичним гусеничним наведенням з дротовим наведенням (TOW);  * Javelin та інші протиброньові системи і ракети;  * високоточні авіаційні боєприпаси;  * безпілотні літальні комплекси «Пінгвін»;  * тактичних автомобілів для відновлення техніки;  * автомобілів тактичної форми для буксирування та перевезення техніки;  * підривники боєприпасів та системи розчищення перешкод;  * стрілецька зброя та понад 28 мільйонів набоїв до стрілецької зброї та гранат;  * запасні частини та інша польова техніка.</li>
      </ul>
      <text:p text:style-name="P4">
Source: <text:a xlink:type="simple" xlink:href="https://armyinform.com.ua/2023/07/07/ssha-ogolosyly-pro-novyj-paket-vijskovoyi-dopomogy-dlya-ukrayiny-do-yakogo-zokrema-uvijshly-kasetni-boyeprypasy/" text:style-name="Internet_20_link" text:visited-style-name="Visited_20_Internet_20_Link">
https://armyinform.com.ua/2023/07/07/ssha-ogolosyly-pro-novyj-paket-vijskovoyi-dopomogy-dlya-ukrayiny-do-yakogo-zokrema-uvijshly-kasetni-boyeprypasy/</text:a>
</text:p>
      <!--NEWS-->
      <text:h text:style-name="P10" text:outline-level="1">
<text:span text:style-name="T4">
Готові до бою: Олексій Резніков показав шведські БМП, які прибули в Україну</text:span>
</text:h>
      <text:p text:style-name="P4">
Author: ['АРМІЯINFORM']</text:p>
      <text:p text:style-name="P4">
Time: 2023-07-07T98:00:00-04:00</text:p>
      <text:p text:style-name="P4">
Description: Міністр оборони Олексій Резніков поділився відео із шведськими бойовими машин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ip-3.jpg" text:style-name="Internet_20_link" text:visited-style-name="Visited_20_Internet_20_Link">
oip-3.jpg</text:a>
']</text:p>
      <text:p text:style-name="P4">
Tags: ['КОРОЛІВСТВО ШВЕЦІЯ', 'ОЛЕКСІЙ РЕЗНІКОВ', 'ОФІЦІЙНО']</text:p>
      <text:p text:style-name="P4">
Category: News</text:p>
      <!--METADATA-->
      <text:p text:style-name="P4">
<draw:frame draw:style-name="fr1" draw:name="Image337" text:anchor-type="as-char" svg:width="6.9236in" svg:height="4.323598in" draw:z-index="0">
<draw:image xlink:href="../Images/AРМІЯINFORM/2023-07-07T98-00-00-04-00/oip-3.jpg" xlink:type="simple" xlink:show="embed" xlink:actuate="onLoad" draw:mime-type="image/jpeg"/>
</draw:frame>
Ілюстративне фото</text:p>
      <text:p text:style-name="P4">
Міністр оборони Олексій Резніков поділився відео із шведськими бойовимимашинами Stridsfordon 90, які прибули в Україну.</text:p>
      <text:p text:style-name="P4">
Про це очільник оборонного відомства України<text:a xlink:type="simple" xlink:href="https://twitter.com/oleksiireznikov/status/1677389783918690305" text:style-name="Internet_20_link" text:visited-style-name="Visited_20_Internet_20_Link">
написав</text:a>
 усвоєму Twitter.</text:p>
      <text:p text:style-name="P4">
«Strf 90 вже прибули в Україну і готові до бою. Найкращі машини для найкращихсолдатів. Наші спільні кольори — синій і жовтий. Наші спільні цінності —свобода і демократія. Наші спільні цілі — перемога та справедливість», —написав він.</text:p>
      <text:p text:style-name="Quotations">

<text:p text:style-name="P4">
Strf 90 IFWs have arrived in Ukraine and are ready for battle. Top machines&gt;
 for top soldiers.  &gt;
  Thank you to my friend&gt;
 <text:a xlink:type="simple" xlink:href="https://twitter.com/PlJonson" text:style-name="Internet_20_link" text:visited-style-name="Visited_20_Internet_20_Link">
@PlJonson</text:a>
 and all Swedes&gt;
 for these IFWs.  &gt;
  Our common colors are blue and yellow.  &gt;
  Our common values are freedom and democracy.  &gt;
  Our common goals are victory and…&gt;
 <text:a xlink:type="simple" xlink:href="https://t.co/jb8sTcgsca" text:style-name="Internet_20_link" text:visited-style-name="Visited_20_Internet_20_Link">
pic.twitter.com/jb8sTcgsca</text:a>
&gt;
&gt;
 — Oleksii Reznikov (@oleksiireznikov) <text:a xlink:type="simple" xlink:href="https://twitter.com/oleksiireznikov/status/1677389783918690305" text:style-name="Internet_20_link" text:visited-style-name="Visited_20_Internet_20_Link">
July 7,&gt;
 2023</text:a>
</text:p>

</text:p>
      <text:p text:style-name="P4">
Олексій Резніков також подякував міністру оборони Швеції Полю Джонсону та усімшведам за ці БМП.</text:p>
      <text:p text:style-name="P4">
Source: <text:a xlink:type="simple" xlink:href="https://armyinform.com.ua/2023/07/07/gotovi-do-boyu-oleksij-reznikov-pokazav-shvedski-bmp-yaki-prybuly-v-ukrayinu/" text:style-name="Internet_20_link" text:visited-style-name="Visited_20_Internet_20_Link">
https://armyinform.com.ua/2023/07/07/gotovi-do-boyu-oleksij-reznikov-pokazav-shvedski-bmp-yaki-prybuly-v-ukrayinu/</text:a>
</text:p>
      <!--NEWS-->
      <text:h text:style-name="P10" text:outline-level="1">
<text:span text:style-name="T4">
Коротко. Війна. День 499</text:span>
</text:h>
      <text:p text:style-name="P4">
Author: ['АРМІЯINFORM']</text:p>
      <text:p text:style-name="P4">
Time: 2023-07-0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1-4.jpg" text:style-name="Internet_20_link" text:visited-style-name="Visited_20_Internet_20_Link">
1-1-4.jpg</text:a>
']</text:p>
      <text:p text:style-name="P4">
Tags: ['STOPRUSSIA', 'АГРЕСІЯ РФ', 'ВТОРГНЕННЯ РФ']</text:p>
      <text:p text:style-name="P4">
Category: News</text:p>
      <!--METADATA-->
      <text:p text:style-name="P4">
<draw:frame draw:style-name="fr1" draw:name="Image338" text:anchor-type="as-char" svg:width="6.9236in" svg:height="3.894525in" draw:z-index="0">
<draw:image xlink:href="../Images/AРМІЯINFORM/2023-07-07T99-00-00-04-00/1-1-4.jpg" xlink:type="simple" xlink:show="embed" xlink:actuate="onLoad" draw:mime-type="image/jpeg"/>
</draw:frame>
</text:p>
      <text:p text:style-name="P4">
Source: <text:a xlink:type="simple" xlink:href="https://armyinform.com.ua/2023/07/07/korotko-vijna-den-499/" text:style-name="Internet_20_link" text:visited-style-name="Visited_20_Internet_20_Link">
https://armyinform.com.ua/2023/07/07/korotko-vijna-den-499/</text:a>
</text:p>
      <!--NEWS-->
      <text:h text:style-name="P10" text:outline-level="1">
<text:span text:style-name="T4">
Світоліна пробилася до 1/8 фіналу Вімблдона, обігравши чемпіонку Australian Open Кенін</text:span>
</text:h>
      <text:p text:style-name="P4">
Authors: Ukrinform (Person)</text:p>
      <text:p text:style-name="P4">
Publisher: Укринформ (Organization)</text:p>
      <text:p text:style-name="P4">
Published Time: 2023-07-07T9:06:00+03:00</text:p>
      <text:p text:style-name="P4">
Modified Time: 2023-07-07T22:06:00+03:00</text:p>
      <text:p text:style-name="P4">
Description: Українка Еліна Світоліна пробилася четвертого кола Вімблдонського тенісного турніру, який триває у Лондоні (Велика Британія). — Укрінформ.</text:p>
      <text:p text:style-name="P4">
Images: ['<text:a xlink:type="simple" xlink:href="https://static.ukrinform.com/photos/2023_07/thumb_files/630_360_1688755463-629.jpg" text:style-name="Internet_20_link" text:visited-style-name="Visited_20_Internet_20_Link">
630_360_16887...</text:a>
']</text:p>
      <text:p text:style-name="P4">
Tags: ['Світоліна', 'Теніс', 'Вімблдон']</text:p>
      <text:p text:style-name="P4">
Type: Article</text:p>
      <!--METADATA-->
      <text:p text:style-name="P4">
<draw:frame draw:style-name="fr1" draw:name="Image339" text:anchor-type="as-char" svg:width="6.9236in" svg:height="3.956343in" draw:z-index="0">
<draw:image xlink:href="../Images/yкринформ/2023-07-07T9-06-00-03-00/630_360_1688755463-629.jpg" xlink:type="simple" xlink:show="embed" xlink:actuate="onLoad" draw:mime-type="image/jpeg"/>
</draw:frame>
 УкраїнкаЕліна Світоліна пробилася четвертого кола Вімблдонського тенісного турніру,який триває у Лондоні (Велика Британія).</text:p>
      <text:p text:style-name="P4">
У матчі третього кола третього у сезоні турніру серії Grand Slam Світоліна замайже 1,5 години обіграла переможницю Australian Open-2020 американку СофіюКенін - 7:6 (7:3), 6:2, передає Укрінформ.</text:p>
      <text:p text:style-name="P4">
Путівку до чвертьфіналу змагань Світоліна розіграє з посіяною під 19-м номеромбілорускою Вікторією Азаренко, яка взяла гору над росіянкою Дарією Касаткіною(6:2, 6:4).</text:p>
      <text:p text:style-name="P4">
<text:span text:style-name="T4">
Читайте також:</text:span>
 <text:a xlink:type="simple" xlink:href="https://www.ukrinform.ua/rubric-sports/3732752-marta-kostuk-vijsla-do-tretogo-kola-vimbldona-pisla-vidmovi-ispanki.html" text:style-name="Internet_20_link" text:visited-style-name="Visited_20_Internet_20_Link">
 Марта Костюк вийшла до третього кола Вімблдона післявідмови іспанки </text:a>
</text:p>
      <text:p text:style-name="P4">
Вімблдонський турнір триватиме до 16 липня.</text:p>
      <text:p text:style-name="P4">
Фото: Getty Images/Global Images Ukraine. Еліна Світоліна.</text:p>
      <text:p text:style-name="P4">
Source: <text:a xlink:type="simple" xlink:href="https://www.ukrinform.ua/rubric-sports/3732976-svitolina-vijsla-do-18-finalu-vimbldona-obigravsi-cempionku-australian-open-kenin.html" text:style-name="Internet_20_link" text:visited-style-name="Visited_20_Internet_20_Link">
https://www.ukrinform.ua/rubric-sports/3732976-svitolina-vijsla-do-18-finalu-vimbldona-obigravsi-cempionku-australian-open-kenin.html</text:a>
</text:p>
      <!--NEWS-->
      <text:h text:style-name="P10" text:outline-level="1">
<text:span text:style-name="T4">
Британський письменник Гардінг: Війна в Україні - історія про те, як світ змінився назавжди</text:span>
</text:h>
      <text:p text:style-name="P4">
Authors: Ukrinform (Person)</text:p>
      <text:p text:style-name="P4">
Publisher: Укринформ (Organization)</text:p>
      <text:p text:style-name="P4">
Published Time: 2023-07-08T-2:14:00+03:00</text:p>
      <text:p text:style-name="P4">
Modified Time: 2023-07-08T00:14:00+03:00</text:p>
      <text:p text:style-name="P4">
Description: Британський журналіст і письменник Люк Гардінг вважає, що війна в Україні змінила світ назавжди, і саме тому світові важливо знати, що відбувається під час повномасштабного вторгнення РФ. — Укрінформ.</text:p>
      <text:p text:style-name="P4">
Images: ['<text:a xlink:type="simple" xlink:href="https://static.ukrinform.com/photos/2023_05/thumb_files/630_360_1683096542-925.jpg" text:style-name="Internet_20_link" text:visited-style-name="Visited_20_Internet_20_Link">
630_360_16830...</text:a>
']</text:p>
      <text:p text:style-name="P4">
Tags: ['Книги', 'Журналіст', 'Письменник', 'Зеленський', 'Війна з Росією']</text:p>
      <text:p text:style-name="P4">
Type: Article</text:p>
      <!--METADATA-->
      <text:p text:style-name="P4">
<draw:frame draw:style-name="fr1" draw:name="Image340" text:anchor-type="as-char" svg:width="6.9236in" svg:height="3.956343in" draw:z-index="0">
<draw:image xlink:href="../Images/yкринформ/2023-07-08T-2-14-00-03-00/630_360_1683096542-925.jpg" xlink:type="simple" xlink:show="embed" xlink:actuate="onLoad" draw:mime-type="image/jpeg"/>
</draw:frame>
Британський журналіст і письменник Люк Гардінг вважає, що війна в Українізмінила світ назавжди, і саме тому світові важливо знати, що відбувається підчас повномасштабного вторгнення РФ.</text:p>
      <text:p text:style-name="P4">
Таку думку журналіст висловив на пресконференції в Медіацентрі Україна –Укрінформ з нагоди виходу його книги «Вторгнення. Кривава війна Росії таборотьба України за виживання».</text:p>
      <text:p text:style-name="P4">
«Якщо взяти два останні роки, у світі сталися неймовірні речі: Німеччинавідмовилася від політики пацифізму, Швеція ось-ось вступить до НАТО. ВеликаБританія, яка після Брекзиту не хотіла розмовляти зі своїми європейськимисусідами, знову заговорила з Євросоюзом. Польща, яка традиційно не любилабіженців, прийняла мільйони українців. Відбулося певне омолодження Заходу,розуміння того, що боротьба України - це і їхня боротьба», - заявив Гардінг.</text:p>
      <text:p text:style-name="P4">
На його думку, Президент України Володимир Зеленський є, «мабуть,найвидатнішим лідером у західному світі з часів Другої світової війни».</text:p>
      <text:p text:style-name="P4">
Гардінг назвав Зеленського «Вінстоном Черчиллем з айфоном», бо Президент зйого командою змогли донести до всього світу, що війна в Україні – «це непросто конфлікт двох невдоволених сусідів, великої Росії та маленької України.Це насправді конфлікт усіх нас, наша боротьба, наша історія, те, щовідбувається тут (в Україні – ред.), визначає те, яким буде міжнароднийустрій».</text:p>
      <text:p text:style-name="P4">
<text:span text:style-name="T4">
Читайте також:</text:span>
 <text:a xlink:type="simple" xlink:href="https://www.ukrinform.ua/rubric-world/3703966-luk-garding-inozemnij-korespondent-gazeti-guardian.html" text:style-name="Internet_20_link" text:visited-style-name="Visited_20_Internet_20_Link">
 Люк <text:span text:style-name="T4">
Гардінг</text:span>
 , іноземний кореспондент газети Guardian</text:a>
</text:p>
      <text:p text:style-name="P4">
Журналіст The Guardian додав, що одна з головних цілей його нової <text:a xlink:type="simple" xlink:href="https://www.ukrinform.ua/tag-kniga" text:style-name="Internet_20_link" text:visited-style-name="Visited_20_Internet_20_Link">
 книги</text:a>
 - донести до іноземних читачів, що те,що сталося в Україні, могло трапитися з ними, їхніми синами, сестрами,доньками.</text:p>
      <text:p text:style-name="P4">
«Україна - не якась далека країна, що колись була частиною Радянського Союзу,а сучасна, процвітаюча, крута європейська країна, з яскравим, європейськиммайбутнім попереду. І якби Росія припинила (війну в Україні – ред.), тоУкраїна могла б стати суперуспішною за п'ять секунд. А поки що ми маємозупинити Росію», - резюмував Гардінг.</text:p>
      <text:p text:style-name="P4">
Книга «Вторгнення. Кривава війна Росії та боротьба України за виживання» -збірка історій українських мирних жителів, матерів, дітей, синів, бабусь ідідусів, які «були втягнуті в цей жахливий конфлікт», і багато з них загинули.Вона була номінована на премію Джорджа Орвелла та вже перекладена декількомаіноземними мовами.</text:p>
      <text:p text:style-name="P4">
Source: <text:a xlink:type="simple" xlink:href="https://www.ukrinform.ua/rubric-ato/3732996-britanskij-pismennik-garding-vijna-v-ukraini-istoria-pro-te-ak-svit-zminivsa-nazavzdi.html" text:style-name="Internet_20_link" text:visited-style-name="Visited_20_Internet_20_Link">
https://www.ukrinform.ua/rubric-ato/3732996-britanskij-pismennik-garding-vijna-v-ukraini-istoria-pro-te-ak-svit-zminivsa-nazavzdi.html</text:a>
</text:p>
      <!--NEWS-->
      <text:h text:style-name="P10" text:outline-level="1">
<text:span text:style-name="T4">
Британський письменник Гардінг: Війна в Україні - історія про те, як світ змінився назавжди</text:span>
</text:h>
      <text:p text:style-name="P4">
Authors: Ukrinform (Person)</text:p>
      <text:p text:style-name="P4">
Publisher: Укринформ (Organization)</text:p>
      <text:p text:style-name="P4">
Published Time: 2023-07-08T00:14:00+03:00</text:p>
      <text:p text:style-name="P4">
Modified Time: 2023-07-08T00:14:00+03:00</text:p>
      <text:p text:style-name="P4">
Description: Британський журналіст і письменник Люк Гардінг вважає, що війна в Україні змінила світ назавжди, і саме тому світові важливо знати, що відбувається під час повномасштабного вторгнення РФ. — Укрінформ.</text:p>
      <text:p text:style-name="P4">
Images: ['<text:a xlink:type="simple" xlink:href="https://static.ukrinform.com/photos/2023_05/thumb_files/630_360_1683096542-925.jpg" text:style-name="Internet_20_link" text:visited-style-name="Visited_20_Internet_20_Link">
630_360_16830...</text:a>
']</text:p>
      <text:p text:style-name="P4">
Tags: ['Книги', 'Журналіст', 'Письменник', 'Зеленський', 'Війна з Росією']</text:p>
      <text:p text:style-name="P4">
Type: Article</text:p>
      <!--METADATA-->
      <text:p text:style-name="P4">
<draw:frame draw:style-name="fr1" draw:name="Image341" text:anchor-type="as-char" svg:width="6.9236in" svg:height="3.956343in" draw:z-index="0">
<draw:image xlink:href="../Images/yкринформ/2023-07-08T00-14-00-03-00/630_360_1683096542-925.jpg" xlink:type="simple" xlink:show="embed" xlink:actuate="onLoad" draw:mime-type="image/jpeg"/>
</draw:frame>
Британський журналіст і письменник Люк Гардінг вважає, що війна в Українізмінила світ назавжди, і саме тому світові важливо знати, що відбувається підчас повномасштабного вторгнення РФ.</text:p>
      <text:p text:style-name="P4">
Таку думку журналіст висловив на пресконференції в Медіацентрі Україна –Укрінформ з нагоди виходу його книги «Вторгнення. Кривава війна Росії таборотьба України за виживання».</text:p>
      <text:p text:style-name="P4">
«Якщо взяти два останні роки, у світі сталися неймовірні речі: Німеччинавідмовилася від політики пацифізму, Швеція ось-ось вступить до НАТО. ВеликаБританія, яка після Брекзиту не хотіла розмовляти зі своїми європейськимисусідами, знову заговорила з Євросоюзом. Польща, яка традиційно не любилабіженців, прийняла мільйони українців. Відбулося певне омолодження Заходу,розуміння того, що боротьба України - це і їхня боротьба», - заявив Гардінг.</text:p>
      <text:p text:style-name="P4">
На його думку, Президент України Володимир Зеленський є, «мабуть,найвидатнішим лідером у західному світі з часів Другої світової війни».</text:p>
      <text:p text:style-name="P4">
Гардінг назвав Зеленського «Вінстоном Черчиллем з айфоном», бо Президент зйого командою змогли донести до всього світу, що війна в Україні – «це непросто конфлікт двох невдоволених сусідів, великої Росії та маленької України.Це насправді конфлікт усіх нас, наша боротьба, наша історія, те, щовідбувається тут (в Україні – ред.), визначає те, яким буде міжнароднийустрій».</text:p>
      <text:p text:style-name="P4">
<text:span text:style-name="T4">
Читайте також:</text:span>
 <text:a xlink:type="simple" xlink:href="https://www.ukrinform.ua/rubric-world/3703966-luk-garding-inozemnij-korespondent-gazeti-guardian.html" text:style-name="Internet_20_link" text:visited-style-name="Visited_20_Internet_20_Link">
 Люк <text:span text:style-name="T4">
Гардінг</text:span>
 , іноземний кореспондент газети Guardian</text:a>
</text:p>
      <text:p text:style-name="P4">
Журналіст The Guardian додав, що одна з головних цілей його нової <text:a xlink:type="simple" xlink:href="https://www.ukrinform.ua/tag-kniga" text:style-name="Internet_20_link" text:visited-style-name="Visited_20_Internet_20_Link">
 книги</text:a>
 - донести до іноземних читачів, що те,що сталося в Україні, могло трапитися з ними, їхніми синами, сестрами,доньками.</text:p>
      <text:p text:style-name="P4">
«Україна - не якась далека країна, що колись була частиною Радянського Союзу,а сучасна, процвітаюча, крута європейська країна, з яскравим, європейськиммайбутнім попереду. І якби Росія припинила (війну в Україні – ред.), тоУкраїна могла б стати суперуспішною за п'ять секунд. А поки що ми маємозупинити Росію», - резюмував Гардінг.</text:p>
      <text:p text:style-name="P4">
Книга «Вторгнення. Кривава війна Росії та боротьба України за виживання» -збірка історій українських мирних жителів, матерів, дітей, синів, бабусь ідідусів, які «були втягнуті в цей жахливий конфлікт», і багато з них загинули.Вона була номінована на премію Джорджа Орвелла та вже перекладена декількомаіноземними мовами.</text:p>
      <text:p text:style-name="P4">
Source: <text:a xlink:type="simple" xlink:href="https://www.ukrinform.ua/rubric-ato/3732996-britanskij-pismennik-garding-vijna-v-ukraini-istoria-pro-te-ak-svit-zminivsa-nazavzdi.html" text:style-name="Internet_20_link" text:visited-style-name="Visited_20_Internet_20_Link">
https://www.ukrinform.ua/rubric-ato/3732996-britanskij-pismennik-garding-vijna-v-ukraini-istoria-pro-te-ak-svit-zminivsa-nazavzdi.html</text:a>
</text:p>
      <!--NEWS-->
      <text:h text:style-name="P10" text:outline-level="1">
<text:span text:style-name="T4">
Україна й Туреччина підписали Меморандум про взаєморозуміння у стратегічних галузях промисловості</text:span>
</text:h>
      <text:p text:style-name="P4">
Authors: Ukrinform (Person)</text:p>
      <text:p text:style-name="P4">
Publisher: Укринформ (Organization)</text:p>
      <text:p text:style-name="P4">
Published Time: 2023-07-08T00:31:00+03:00</text:p>
      <text:p text:style-name="P4">
Modified Time: 2023-07-08T00:31:00+03:00</text:p>
      <text:p text:style-name="P4">
Description: У межах робочого візиту Президента України до Турецької Республіки у присутності Володимира Зеленського та Реджепа Таїпа Ердогана підписано Меморандум про взаєморозуміння у сфері стратегічних галузей промисловості. — Укрінформ.</text:p>
      <text:p text:style-name="P4">
Images: ['<text:a xlink:type="simple" xlink:href="https://static.ukrinform.com/photos/2022_02/thumb_files/630_360_1644258572-643.jpg" text:style-name="Internet_20_link" text:visited-style-name="Visited_20_Internet_20_Link">
630_360_16442...</text:a>
']</text:p>
      <text:p text:style-name="P4">
Tags: None</text:p>
      <text:p text:style-name="P4">
Type: Article</text:p>
      <!--METADATA-->
      <text:p text:style-name="P4">
<draw:frame draw:style-name="fr1" draw:name="Image342" text:anchor-type="as-char" svg:width="6.9236in" svg:height="3.956343in" draw:z-index="0">
<draw:image xlink:href="../Images/yкринформ/2023-07-08T00-31-00-03-00/630_360_1644258572-643.jpg" xlink:type="simple" xlink:show="embed" xlink:actuate="onLoad" draw:mime-type="image/jpeg"/>
</draw:frame>
 У межахробочого візиту Президента України до Турецької Республіки у присутностіВолодимира Зеленського та Реджепа Таїпа Ердогана підписано Меморандум провзаєморозуміння у сфері стратегічних галузей промисловості.</text:p>
      <text:p text:style-name="P4">
Про це повідомляє <text:a xlink:type="simple" xlink:href="https://www.president.gov.ua/news/u-prisutnosti-prezidentiv-ukrayini-j-turechchini-pidpisano-m-84173" text:style-name="Internet_20_link" text:visited-style-name="Visited_20_Internet_20_Link">
 Офіс Президента</text:a>
 , передає Укрінформ.</text:p>
      <text:p text:style-name="P4">
Меморандум підписали міністр з питань стратегічних галузей промисловостіУкраїни Олександр Камишін і міністр промисловості та технологій ТуреччиниМехмет Фатіх Каджир.</text:p>
      <text:p text:style-name="P4">
Як зазначається, документ спрямований на сприяння співпраці у стратегічнихгалузях промисловості та технологій між компаніями України й ТурецькоїРеспубліки, а також на підтримку впровадження наявних і започаткування новихпроєктів у цих сферах.</text:p>
      <text:p text:style-name="P4">
Серед напрямів співпраці – розвиток потужностей і можливостей виробництваавтономних транспортних засобів, зокрема безпілотних літальних апаратів;нарощування виробництва різних типів БпЛА; дослідження й розробки в галузіавтономних систем, космосу та в інших технологічних секторах стратегічнихгалузей промисловості двох країн; інше технічне співробітництво, необхідне длярозвитку стратегічних галузей промисловості.</text:p>
      <text:p text:style-name="P4">
<text:span text:style-name="T4">
Читайте також:</text:span>
 <text:a xlink:type="simple" xlink:href="https://www.ukrinform.ua/rubric-polytics/3732982-zelenskij-provodit-zustric-z-erdoganom.html" text:style-name="Internet_20_link" text:visited-style-name="Visited_20_Internet_20_Link">
 Зеленський проводить зустріч з <text:span text:style-name="T4">
Ердоган</text:span>
 ом</text:a>
</text:p>
      <text:p text:style-name="P4">
Меморандум сприятиме зміцненню партнерства між державами та розвитку <text:a xlink:type="simple" xlink:href="https://www.ukrinform.ua/tag-tehnologii" text:style-name="Internet_20_link" text:visited-style-name="Visited_20_Internet_20_Link">
технологій </text:a>
 і галузей промисловості,що мають важливе стратегічне значення, наголошують в ОП.</text:p>
      <text:p text:style-name="P4">
Як повідомлялося, Володимир Зеленський перебуває з візитом у Туреччині. Передтим він відвідав Болгарію, Чехію і Словаччину.</text:p>
      <text:p text:style-name="P4">
<text:span text:style-name="T5">
Фото: АА</text:span>
</text:p>
      <text:p text:style-name="P4">
Source: <text:a xlink:type="simple" xlink:href="https://www.ukrinform.ua/rubric-economy/3732998-ukraini-j-tureccina-pidpisali-memorandum-pro-vzaemorozuminna-u-strategicnih-galuzah-promislovosti.html" text:style-name="Internet_20_link" text:visited-style-name="Visited_20_Internet_20_Link">
https://www.ukrinform.ua/rubric-economy/3732998-ukraini-j-tureccina-pidpisali-memorandum-pro-vzaemorozuminna-u-strategicnih-galuzah-promislovosti.html</text:a>
</text:p>
      <!--NEWS-->
      <text:h text:style-name="P10" text:outline-level="1">
<text:span text:style-name="T4">
Ердоган: Україна заслуговує на членство в НАТО</text:span>
</text:h>
      <text:p text:style-name="P4">
Authors: Ukrinform (Person)</text:p>
      <text:p text:style-name="P4">
Publisher: Укринформ (Organization)</text:p>
      <text:p text:style-name="P4">
Published Time: 2023-07-08T00:44:00+03:00</text:p>
      <text:p text:style-name="P4">
Modified Time: 2023-07-08T00:44:00+03:00</text:p>
      <text:p text:style-name="P4">
Description: Туреччина підтримує суверенітет і територіальну цілісність України, яка заслуговує на те, щоб бути членом НАТО. Також Туреччина готова докладати зусиль для встановлення справедливого миру й активно долучитися до відбудови нашої країни. — Укрінформ.</text:p>
      <text:p text:style-name="P4">
Images: ['<text:a xlink:type="simple" xlink:href="https://static.ukrinform.com/photos/2022_08/thumb_files/630_360_1660844665-379.jpg" text:style-name="Internet_20_link" text:visited-style-name="Visited_20_Internet_20_Link">
630_360_16608...</text:a>
']</text:p>
      <text:p text:style-name="P4">
Tags: ['Ердоган', 'НАТО', 'Туреччина', 'Зеленський']</text:p>
      <text:p text:style-name="P4">
Type: Article</text:p>
      <!--METADATA-->
      <text:p text:style-name="P4">
<draw:frame draw:style-name="fr1" draw:name="Image343" text:anchor-type="as-char" svg:width="6.9236in" svg:height="3.956343in" draw:z-index="0">
<draw:image xlink:href="../Images/yкринформ/2023-07-08T00-44-00-03-00/630_360_1660844665-379.jpg" xlink:type="simple" xlink:show="embed" xlink:actuate="onLoad" draw:mime-type="image/jpeg"/>
</draw:frame>
 Туреччинапідтримує суверенітет і територіальну цілісність України, яка заслуговує нате, щоб бути членом НАТО. Також Туреччина готова докладати зусиль длявстановлення справедливого миру й активно долучитися до відбудови нашоїкраїни.</text:p>
      <text:p text:style-name="P4">
Про це президент Туреччини Реджеп Тайїп Ердоган сказав за результатамизустрічі з Володимиром Зеленським у Стамбулі, повідомляє власний кореспондентУкрінформу.</text:p>
      <text:p text:style-name="P4">
“Україна заслуговує на членство в НАТО. І у вашій присутності я хочу ще разнаголосити на тому, що від настання справедливого миру ніхто не програє. Минадаватимемо будь-яку підтримку, щоб Україна стала на ноги”, - сказав Ердоган.</text:p>
      <text:p text:style-name="P4">
<text:span text:style-name="T5">
Доповнюється…</text:span>
</text:p>
      <text:p text:style-name="P4">
Source: <text:a xlink:type="simple" xlink:href="https://www.ukrinform.ua/rubric-polytics/3732999-ukraina-zaslugovue-na-clenstvo-v-nato-erdogan.html" text:style-name="Internet_20_link" text:visited-style-name="Visited_20_Internet_20_Link">
https://www.ukrinform.ua/rubric-polytics/3732999-ukraina-zaslugovue-na-clenstvo-v-nato-erdogan.html</text:a>
</text:p>
      <!--NEWS-->
      <text:h text:style-name="P10" text:outline-level="1">
<text:span text:style-name="T4">
Зеленський обговорив з Ердоганом звільнення українців з російської неволі</text:span>
</text:h>
      <text:p text:style-name="P4">
Authors: Ukrinform (Person)</text:p>
      <text:p text:style-name="P4">
Publisher: Укринформ (Organization)</text:p>
      <text:p text:style-name="P4">
Published Time: 2023-07-08T00:57:00+03:00</text:p>
      <text:p text:style-name="P4">
Modified Time: 2023-07-08T00:57:00+03:00</text:p>
      <text:p text:style-name="P4">
Description: Тема звільнення українських полонених, політв’язнів, у тому числі кримських татар, з російської неволі та повернення депортованих РФ дітей стала однією з перших на переговорах лідерів України та Туреччини. — Укрінформ.</text:p>
      <text:p text:style-name="P4">
Images: ['<text:a xlink:type="simple" xlink:href="https://static.ukrinform.com/photos/2023_07/thumb_files/630_360_1688758028-881.jpg" text:style-name="Internet_20_link" text:visited-style-name="Visited_20_Internet_20_Link">
630_360_16887...</text:a>
']</text:p>
      <text:p text:style-name="P4">
Tags: ['Ердоган', 'Переговори', 'Туреччина', 'Полонені', 'Зеленський', 'Війна з Росією']</text:p>
      <text:p text:style-name="P4">
Type: Article</text:p>
      <!--METADATA-->
      <text:p text:style-name="P4">
<draw:frame draw:style-name="fr1" draw:name="Image344" text:anchor-type="as-char" svg:width="6.9236in" svg:height="3.956343in" draw:z-index="0">
<draw:image xlink:href="../Images/yкринформ/2023-07-08T00-57-00-03-00/630_360_1688758028-881.jpg" xlink:type="simple" xlink:show="embed" xlink:actuate="onLoad" draw:mime-type="image/jpeg"/>
</draw:frame>
 Темазвільнення українських полонених, політв’язнів, у тому числі кримських татар,з російської неволі та повернення депортованих РФ дітей стала однією з першихна переговорах лідерів України та Туреччини.</text:p>
      <text:p text:style-name="P4">
Про це розповів Володимир Зеленський під час спільної з Реджепом Ердоганом <text:a xlink:type="simple" xlink:href="http://www.youtube.com/watch" text:style-name="Internet_20_link" text:visited-style-name="Visited_20_Internet_20_Link">
пресконференції</text:a>
, повідомляє кореспондент Укрінформу.</text:p>
      <text:p text:style-name="P4">
«Перші теми, про які ми сьогодні говорили, це наші полонені, різні - ікримські татари, і політв’язні, всі інші полонені, депортовані діти», -зазначив він.</text:p>
      <text:p text:style-name="P4">
Зеленський запевнив, що триває робота над звільненням з російського полонуукраїнських бранців, усі списки є у партнерів.</text:p>
      <text:p text:style-name="P4">
«Ми дійсно над цим працюємо», - підкреслив глава Української держави.</text:p>
      <text:p text:style-name="P4">
<text:span text:style-name="T4">
Читайте також:</text:span>
 <text:a xlink:type="simple" xlink:href="https://www.ukrinform.ua/rubric-polytics/3732982-zelenskij-provodit-zustric-z-erdoganom.html" text:style-name="Internet_20_link" text:visited-style-name="Visited_20_Internet_20_Link">
 Зеленський проводить зустріч з <text:span text:style-name="T4">
Ердоган</text:span>
 ом</text:a>
</text:p>
      <text:p text:style-name="P4">
Водночас Президент нагадав, що у російській в’язниці перебуває заступникголови Меджлісу кримськотатарського народу Наріман Джелял, та висловивсподівання, що він, як і всі інші <text:a xlink:type="simple" xlink:href="https://www.ukrinform.ua/tag-poloneni" text:style-name="Internet_20_link" text:visited-style-name="Visited_20_Internet_20_Link">
 полонені </text:a>
 й політв’язні будуть вдома.</text:p>
      <text:p text:style-name="P4">
Як повідомлялося, у п’ятницю ввечері Президент Володимир Зеленський прибув звізитом до Туреччини. До того він відвідав Болгарію, Чехію та Словаччину.</text:p>
      <text:p text:style-name="P4">
<text:span text:style-name="T5">
Фото: twitter.com/ZelenskyyUa</text:span>
</text:p>
      <text:p text:style-name="P4">
Source: <text:a xlink:type="simple" xlink:href="https://www.ukrinform.ua/rubric-polytics/3733000-zelenskij-obgovoriv-z-erdoganom-zvilnenna-ukrainciv-z-rosijskoi-nevoli.html" text:style-name="Internet_20_link" text:visited-style-name="Visited_20_Internet_20_Link">
https://www.ukrinform.ua/rubric-polytics/3733000-zelenskij-obgovoriv-z-erdoganom-zvilnenna-ukrainciv-z-rosijskoi-nevoli.html</text:a>
</text:p>
      <!--NEWS-->
      <text:h text:style-name="P10" text:outline-level="1">
<text:span text:style-name="T4">
Продавала медикаменти росармії: Викрито фармакологічну компанію на Житомирщині</text:span>
</text:h>
      <text:p text:style-name="P4">
Author: ['АРМІЯINFORM']</text:p>
      <text:p text:style-name="P4">
Time: 2023-07-08T99:00:00-04:00</text:p>
      <text:p text:style-name="P4">
Description: Викрито одне із фармацевтичних підприємств у Житомирській області на співпрац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a6c720e52b85496aaf1683cdd0a1630.jpeg" text:style-name="Internet_20_link" text:visited-style-name="Visited_20_Internet_20_Link">
0a6c720e52b85496aaf1683cdd0a1630.jpeg</text:a>
']</text:p>
      <text:p text:style-name="P4">
Tags: ['АГЕНТ РФ', 'ЗРАДНИКИ УКРАЇНИ', 'СБУ']</text:p>
      <text:p text:style-name="P4">
Category: News</text:p>
      <!--METADATA-->
      <text:p text:style-name="P4">
<draw:frame draw:style-name="fr1" draw:name="Image345" text:anchor-type="as-char" svg:width="6.9236in" svg:height="4.615733in" draw:z-index="0">
<draw:image xlink:href="../Images/AРМІЯINFORM/2023-07-08T99-00-00-04-00/0a6c720e52b85496aaf1683cdd0a1630.jpeg" xlink:type="simple" xlink:show="embed" xlink:actuate="onLoad" draw:mime-type="image/jpeg"/>
</draw:frame>
</text:p>
      <text:p text:style-name="P4">
Викрито одне із фармацевтичних підприємств у Житомирській області на співпраціз рашистами.</text:p>
      <text:p text:style-name="P4">
Про це <text:a xlink:type="simple" xlink:href="https://ssu.gov.ua/novyny/sbu-vykryla-farmakolohichnu-kompaniiu-na-zhytomyrshchyni-yaka-prodavala-medykamenty-rosiiskii-armii" text:style-name="Internet_20_link" text:visited-style-name="Visited_20_Internet_20_Link">
повідомляє</text:a>
Служба безпеки України.</text:p>
      <text:p text:style-name="P4">
«Після широкомасштабного вторгнення зловмисники налагодили «приховану» схемупостачання українських лікарських засобів до військових шпиталів рф. Середосновних товарів нелегального експорту були знеболювальні засоби, які ворогвикористовував на тимчасово окупованій території України для лікуванняпоранених загарбників», — йдеться у повідомленні.</text:p>
      <text:p text:style-name="P4">
До лютого 2022 року компанія експортувала свою продукцію до росії. Бізнес-партнером української фірми в рф була установа, яка виконує державнізамовлення російського міністерства оборони.</text:p>
      <text:p text:style-name="P4">
Після початку широкомасштабного вторгнення і запровадження відповідних санкційпроти кремля менеджмент українського підприємства розробив механізм обходувведених обмежень.</text:p>
      <text:p text:style-name="P4">
«Для цього організатор оборудки разом зі своїми російськими спільниками задіявнизку підконтрольних комерційних структур на Близькому Сході та в ЄС. Спочаткуділки направляли українські медикаменти на адреси цих зарубіжних фірм, а потімзмінювали товарно-транспортні накладні і переправляли продукцію фактичнимзамовникам з рф», — зазначили у СБУ.</text:p>
      <text:p text:style-name="P4">
Служба безпеки України задокументувала спробу незаконного переправлення доросії майже 300 кг медзасобів.</text:p>
      <text:p text:style-name="P4">
Під час обшуків в офісах та виробничих приміщеннях української фармкомпаніївиявили комп’ютери із доказами незаконної діяльності, контракт з фактичнимросійським покупцем медпрепаратів та російські сертифікати відповідності намедикаменти.</text:p>
      <text:p text:style-name="P4">
Наразі директору українського підприємства повідомлено про підозру упособництві державі-агресору. Вирішується питання про обрання запобіжногозаходу — тримання під вартою. Зловмиснику загрожує до 12 років позбавленняволі.</text:p>
      <text:p text:style-name="P4">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